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714ca2" fo:background-color="transparent"/>
    </style:style>
    <style:style style:name="P170" style:family="paragraph" style:parent-style-name="Text_20_body">
      <style:text-properties officeooo:paragraph-rsid="41771b98" fo:background-color="transparent"/>
    </style:style>
    <style:style style:name="P171" style:family="paragraph" style:parent-style-name="Text_20_body">
      <style:text-properties officeooo:paragraph-rsid="41760332" fo:background-color="transparent"/>
    </style:style>
    <style:style style:name="P172" style:family="paragraph" style:parent-style-name="Text_20_body">
      <style:text-properties officeooo:paragraph-rsid="4176a878" fo:background-color="transparent"/>
    </style:style>
    <style:style style:name="P173" style:family="paragraph" style:parent-style-name="Text_20_body">
      <style:text-properties officeooo:paragraph-rsid="41a74334" fo:background-color="transparent"/>
    </style:style>
    <style:style style:name="P174" style:family="paragraph" style:parent-style-name="Text_20_body">
      <style:text-properties officeooo:paragraph-rsid="41c1359d" fo:background-color="transparent"/>
    </style:style>
    <style:style style:name="P175" style:family="paragraph" style:parent-style-name="Text_20_body">
      <style:text-properties officeooo:paragraph-rsid="41af6113" fo:background-color="transparent"/>
    </style:style>
    <style:style style:name="P176" style:family="paragraph" style:parent-style-name="Text_20_body">
      <style:text-properties officeooo:paragraph-rsid="37551713" fo:background-color="transparent"/>
    </style:style>
    <style:style style:name="P177" style:family="paragraph" style:parent-style-name="Text_20_body">
      <style:text-properties officeooo:paragraph-rsid="41b6cc1a" fo:background-color="transparent"/>
    </style:style>
    <style:style style:name="P178" style:family="paragraph" style:parent-style-name="Text_20_body">
      <style:text-properties officeooo:paragraph-rsid="41bbffe9" fo:background-color="transparent"/>
    </style:style>
    <style:style style:name="P179" style:family="paragraph" style:parent-style-name="Text_20_body">
      <style:text-properties officeooo:paragraph-rsid="41ca5578" fo:background-color="transparent"/>
    </style:style>
    <style:style style:name="P180" style:family="paragraph" style:parent-style-name="Text_20_body">
      <style:text-properties officeooo:paragraph-rsid="41cf7925" fo:background-color="transparent"/>
    </style:style>
    <style:style style:name="P181" style:family="paragraph" style:parent-style-name="Text_20_body">
      <style:text-properties officeooo:paragraph-rsid="36d698bc" fo:background-color="transparent"/>
    </style:style>
    <style:style style:name="P182" style:family="paragraph" style:parent-style-name="Text_20_body">
      <style:text-properties officeooo:paragraph-rsid="41d04e03" fo:background-color="transparent"/>
    </style:style>
    <style:style style:name="P183" style:family="paragraph" style:parent-style-name="Text_20_body">
      <style:text-properties officeooo:paragraph-rsid="41dc5e0a" fo:background-color="transparent"/>
    </style:style>
    <style:style style:name="P184" style:family="paragraph" style:parent-style-name="Text_20_body">
      <style:text-properties officeooo:paragraph-rsid="41e65c86" fo:background-color="transparent"/>
    </style:style>
    <style:style style:name="P185" style:family="paragraph" style:parent-style-name="Text_20_body">
      <style:text-properties officeooo:paragraph-rsid="416a54a5" fo:background-color="transparent"/>
    </style:style>
    <style:style style:name="P186" style:family="paragraph" style:parent-style-name="Text_20_body">
      <style:text-properties officeooo:paragraph-rsid="379751c1" fo:background-color="transparent"/>
    </style:style>
    <style:style style:name="P187" style:family="paragraph" style:parent-style-name="Text_20_body">
      <style:text-properties officeooo:paragraph-rsid="41e1534b" fo:background-color="transparent"/>
    </style:style>
    <style:style style:name="P188" style:family="paragraph" style:parent-style-name="Text_20_body">
      <style:text-properties officeooo:paragraph-rsid="41e3f626" fo:background-color="transparent"/>
    </style:style>
    <style:style style:name="P189" style:family="paragraph" style:parent-style-name="Text_20_body">
      <style:text-properties officeooo:paragraph-rsid="41ab39b5" fo:background-color="transparent"/>
    </style:style>
    <style:style style:name="P190" style:family="paragraph" style:parent-style-name="Text_20_body">
      <style:text-properties officeooo:rsid="41760332" officeooo:paragraph-rsid="41760332" fo:background-color="transparent"/>
    </style:style>
    <style:style style:name="P191" style:family="paragraph" style:parent-style-name="Text_20_body">
      <style:text-properties officeooo:rsid="41ad8455" officeooo:paragraph-rsid="41ad8455" fo:background-color="transparent"/>
    </style:style>
    <style:style style:name="P192" style:family="paragraph" style:parent-style-name="Text_20_body">
      <style:text-properties officeooo:rsid="376b0fce" officeooo:paragraph-rsid="376b0fce" fo:background-color="transparent"/>
    </style:style>
    <style:style style:name="P193" style:family="paragraph" style:parent-style-name="Text_20_body">
      <style:text-properties officeooo:rsid="2f602897" officeooo:paragraph-rsid="36d698bc" fo:background-color="transparent"/>
    </style:style>
    <style:style style:name="P194" style:family="paragraph" style:parent-style-name="Text_20_body">
      <style:text-properties officeooo:rsid="41e44e37" officeooo:paragraph-rsid="41e44e37" fo:background-color="transparent"/>
    </style:style>
    <style:style style:name="P195" style:family="paragraph" style:parent-style-name="Text_20_body">
      <style:text-properties officeooo:rsid="41e86ca9" officeooo:paragraph-rsid="41e86ca9" fo:background-color="transparent"/>
    </style:style>
    <style:style style:name="P196" style:family="paragraph" style:parent-style-name="Text_20_body">
      <style:text-properties officeooo:rsid="4213b232" officeooo:paragraph-rsid="4213b232" fo:background-color="transparent"/>
    </style:style>
    <style:style style:name="P197" style:family="paragraph" style:parent-style-name="Text_20_body">
      <style:text-properties officeooo:rsid="36602395" officeooo:paragraph-rsid="36d698bc" fo:background-color="transparent"/>
    </style:style>
    <style:style style:name="P198" style:family="paragraph" style:parent-style-name="Text_20_body">
      <style:text-properties officeooo:rsid="42847889" officeooo:paragraph-rsid="42726329" fo:background-color="transparent"/>
    </style:style>
    <style:style style:name="P199" style:family="paragraph" style:parent-style-name="Text_20_body">
      <style:text-properties fo:font-style="normal" officeooo:rsid="287f4470" officeooo:paragraph-rsid="287f4470" style:font-style-asian="normal" style:font-style-complex="normal"/>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409a2ed9" officeooo:paragraph-rsid="42726329" style:font-style-asian="normal" style:font-style-complex="normal"/>
    </style:style>
    <style:style style:name="P205" style:family="paragraph" style:parent-style-name="Text_20_body">
      <style:text-properties fo:font-style="normal" officeooo:rsid="4245c1b2" officeooo:paragraph-rsid="42726329" style:font-style-asian="normal" style:font-style-complex="normal"/>
    </style:style>
    <style:style style:name="P206" style:family="paragraph" style:parent-style-name="Text_20_body">
      <style:text-properties fo:font-style="normal" officeooo:rsid="424948e8" officeooo:paragraph-rsid="42726329" style:font-style-asian="normal" style:font-style-complex="normal"/>
    </style:style>
    <style:style style:name="P207" style:family="paragraph" style:parent-style-name="Text_20_body">
      <style:text-properties fo:font-style="normal" officeooo:rsid="1f3ed1fc" officeooo:paragraph-rsid="42726329" style:font-style-asian="normal" style:font-style-complex="normal"/>
    </style:style>
    <style:style style:name="P208" style:family="paragraph" style:parent-style-name="Text_20_body">
      <style:text-properties fo:font-style="normal" officeooo:rsid="3560f8ae" officeooo:paragraph-rsid="3954aa69" fo:background-color="#fff200" style:font-style-asian="normal" style:font-style-complex="normal"/>
    </style:style>
    <style:style style:name="P209" style:family="paragraph" style:parent-style-name="Text_20_body">
      <style:text-properties officeooo:rsid="217800a7" officeooo:paragraph-rsid="42726329"/>
    </style:style>
    <style:style style:name="P210" style:family="paragraph" style:parent-style-name="Text_20_body">
      <style:text-properties fo:font-style="italic" officeooo:rsid="15fad1cc" officeooo:paragraph-rsid="31451aff" style:font-style-asian="italic" style:font-style-complex="italic"/>
    </style:style>
    <style:style style:name="P211" style:family="paragraph" style:parent-style-name="Text_20_body">
      <style:text-properties fo:font-style="italic" officeooo:rsid="314f7ee7" officeooo:paragraph-rsid="314f7ee7" style:font-style-asian="italic" style:font-style-complex="italic"/>
    </style:style>
    <style:style style:name="P212" style:family="paragraph" style:parent-style-name="Text_20_body">
      <style:text-properties fo:font-style="italic" officeooo:rsid="314f7ee7" officeooo:paragraph-rsid="317b35b8" style:font-style-asian="italic" style:font-style-complex="italic"/>
    </style:style>
    <style:style style:name="P213" style:family="paragraph" style:parent-style-name="Text_20_body">
      <style:text-properties fo:font-style="italic" officeooo:rsid="316bc840" officeooo:paragraph-rsid="316bc840" style:font-style-asian="italic" style:font-style-complex="italic"/>
    </style:style>
    <style:style style:name="P214" style:family="paragraph" style:parent-style-name="Text_20_body">
      <style:text-properties fo:font-style="italic" officeooo:rsid="316bc840" officeooo:paragraph-rsid="317a36dd" style:font-style-asian="italic" style:font-style-complex="italic"/>
    </style:style>
    <style:style style:name="P215" style:family="paragraph" style:parent-style-name="Text_20_body">
      <style:text-properties fo:font-style="italic" officeooo:rsid="317b35b8" officeooo:paragraph-rsid="317b35b8" style:font-style-asian="italic" style:font-style-complex="italic"/>
    </style:style>
    <style:style style:name="P216" style:family="paragraph" style:parent-style-name="Text_20_body">
      <style:text-properties fo:font-style="italic" officeooo:rsid="3d7ff370" officeooo:paragraph-rsid="42726329" style:font-style-asian="italic" style:font-style-complex="italic"/>
    </style:style>
    <style:style style:name="P217" style:family="paragraph" style:parent-style-name="Text_20_body">
      <style:text-properties fo:font-style="italic" officeooo:paragraph-rsid="41fdaedc" style:font-style-asian="italic" style:font-style-complex="italic"/>
    </style:style>
    <style:style style:name="P218" style:family="paragraph" style:parent-style-name="Text_20_body">
      <style:text-properties fo:font-style="italic" officeooo:rsid="2ffe26dc" officeooo:paragraph-rsid="3003c8ab" fo:background-color="#fff200" style:font-style-asian="italic" style:font-style-complex="italic"/>
    </style:style>
    <style:style style:name="P219" style:family="paragraph" style:parent-style-name="Text_20_body">
      <style:text-properties fo:font-style="italic" officeooo:rsid="3b0370e8" officeooo:paragraph-rsid="3b0370e8" fo:background-color="#fff200" style:font-style-asian="italic" style:font-style-complex="italic"/>
    </style:style>
    <style:style style:name="P220" style:family="paragraph" style:parent-style-name="Text_20_body">
      <style:text-properties fo:font-style="italic" officeooo:rsid="41af6113" officeooo:paragraph-rsid="41c13376" fo:background-color="transparent" style:font-style-asian="italic" style:font-style-complex="italic"/>
    </style:style>
    <style:style style:name="P221" style:family="paragraph" style:parent-style-name="Text_20_body">
      <style:text-properties fo:font-style="italic" officeooo:rsid="41c13376" officeooo:paragraph-rsid="41c13376" fo:background-color="transparent" style:font-style-asian="italic" style:font-style-complex="italic"/>
    </style:style>
    <style:style style:name="P222" style:family="paragraph" style:parent-style-name="Text_20_body">
      <style:text-properties fo:font-style="italic" officeooo:rsid="41c13376" officeooo:paragraph-rsid="41f1ce3a" fo:background-color="transparent" style:font-style-asian="italic" style:font-style-complex="italic"/>
    </style:style>
    <style:style style:name="P223" style:family="paragraph" style:parent-style-name="Text_20_body">
      <style:text-properties fo:font-style="italic" officeooo:rsid="41c13376" officeooo:paragraph-rsid="41f2866a" fo:background-color="transparent" style:font-style-asian="italic" style:font-style-complex="italic"/>
    </style:style>
    <style:style style:name="P224" style:family="paragraph" style:parent-style-name="Text_20_body">
      <style:text-properties fo:font-style="italic" officeooo:rsid="41c13376" officeooo:paragraph-rsid="41f72a0f" fo:background-color="transparent" style:font-style-asian="italic" style:font-style-complex="italic"/>
    </style:style>
    <style:style style:name="P225" style:family="paragraph" style:parent-style-name="Text_20_body">
      <style:text-properties fo:font-style="italic" officeooo:rsid="41c1359d" officeooo:paragraph-rsid="41c1359d" fo:background-color="transparent" style:font-style-asian="italic" style:font-style-complex="italic"/>
    </style:style>
    <style:style style:name="P226" style:family="paragraph" style:parent-style-name="Text_20_body">
      <style:text-properties fo:font-style="italic" officeooo:rsid="41c1359d" officeooo:paragraph-rsid="41ec923c" fo:background-color="transparent" style:font-style-asian="italic" style:font-style-complex="italic"/>
    </style:style>
    <style:style style:name="P227" style:family="paragraph" style:parent-style-name="Text_20_body">
      <style:text-properties fo:font-style="italic" officeooo:rsid="41eeaf20" officeooo:paragraph-rsid="41f8f907" fo:background-color="transparent" style:font-style-asian="italic" style:font-style-complex="italic"/>
    </style:style>
    <style:style style:name="P228" style:family="paragraph" style:parent-style-name="Text_20_body">
      <style:text-properties fo:font-style="italic" officeooo:rsid="41faf474" officeooo:paragraph-rsid="41faf474" fo:background-color="transparent" style:font-style-asian="italic" style:font-style-complex="italic"/>
    </style:style>
    <style:style style:name="P229" style:family="paragraph" style:parent-style-name="Text_20_body">
      <style:text-properties officeooo:rsid="10ef4032" officeooo:paragraph-rsid="2842b948"/>
    </style:style>
    <style:style style:name="P230" style:family="paragraph" style:parent-style-name="Text_20_body">
      <style:text-properties officeooo:rsid="14763b02" officeooo:paragraph-rsid="2849de42"/>
    </style:style>
    <style:style style:name="P231" style:family="paragraph" style:parent-style-name="Text_20_body">
      <style:text-properties officeooo:rsid="14763b02" officeooo:paragraph-rsid="31ff992b"/>
    </style:style>
    <style:style style:name="P232" style:family="paragraph" style:parent-style-name="Text_20_body">
      <style:text-properties officeooo:rsid="134243ab" officeooo:paragraph-rsid="284f60f7"/>
    </style:style>
    <style:style style:name="P233" style:family="paragraph" style:parent-style-name="Text_20_body">
      <style:text-properties officeooo:rsid="0f3e2872" officeooo:paragraph-rsid="284f60f7"/>
    </style:style>
    <style:style style:name="P234" style:family="paragraph" style:parent-style-name="Text_20_body">
      <style:text-properties officeooo:rsid="20cb160c" officeooo:paragraph-rsid="20cb160c"/>
    </style:style>
    <style:style style:name="P235" style:family="paragraph" style:parent-style-name="Text_20_body">
      <style:text-properties officeooo:rsid="28550227" officeooo:paragraph-rsid="28550227"/>
    </style:style>
    <style:style style:name="P236" style:family="paragraph" style:parent-style-name="Text_20_body">
      <style:text-properties officeooo:rsid="28550227" officeooo:paragraph-rsid="285506bd"/>
    </style:style>
    <style:style style:name="P237" style:family="paragraph" style:parent-style-name="Text_20_body">
      <style:text-properties officeooo:rsid="20b59c5a" officeooo:paragraph-rsid="236a9e26"/>
    </style:style>
    <style:style style:name="P238" style:family="paragraph" style:parent-style-name="Text_20_body">
      <style:text-properties officeooo:rsid="285c2fe7" officeooo:paragraph-rsid="285c2fe7"/>
    </style:style>
    <style:style style:name="P239" style:family="paragraph" style:parent-style-name="Text_20_body">
      <style:text-properties officeooo:rsid="287f4470" officeooo:paragraph-rsid="287f4470"/>
    </style:style>
    <style:style style:name="P240" style:family="paragraph" style:parent-style-name="Text_20_body">
      <style:text-properties officeooo:rsid="2883472f" officeooo:paragraph-rsid="2883472f"/>
    </style:style>
    <style:style style:name="P241" style:family="paragraph" style:parent-style-name="Text_20_body">
      <style:text-properties officeooo:paragraph-rsid="288afecb"/>
    </style:style>
    <style:style style:name="P242" style:family="paragraph" style:parent-style-name="Text_20_body">
      <style:text-properties officeooo:rsid="215d4e07" officeooo:paragraph-rsid="28f28620"/>
    </style:style>
    <style:style style:name="P243" style:family="paragraph" style:parent-style-name="Text_20_body">
      <style:text-properties officeooo:rsid="28dfd528" officeooo:paragraph-rsid="28dfd528"/>
    </style:style>
    <style:style style:name="P244" style:family="paragraph" style:parent-style-name="Text_20_body">
      <style:text-properties officeooo:rsid="215e7a47" officeooo:paragraph-rsid="28f28620"/>
    </style:style>
    <style:style style:name="P245" style:family="paragraph" style:parent-style-name="Text_20_body">
      <style:text-properties officeooo:rsid="2999581b" officeooo:paragraph-rsid="2999581b"/>
    </style:style>
    <style:style style:name="P246" style:family="paragraph" style:parent-style-name="Text_20_body">
      <style:text-properties officeooo:rsid="29995bff" officeooo:paragraph-rsid="299bc094"/>
    </style:style>
    <style:style style:name="P247" style:family="paragraph" style:parent-style-name="Text_20_body">
      <style:text-properties officeooo:rsid="299bc094" officeooo:paragraph-rsid="29a34dba"/>
    </style:style>
    <style:style style:name="P248" style:family="paragraph" style:parent-style-name="Text_20_body">
      <style:text-properties officeooo:rsid="299bc094" officeooo:paragraph-rsid="29a7205d"/>
    </style:style>
    <style:style style:name="P249" style:family="paragraph" style:parent-style-name="Text_20_body">
      <style:text-properties officeooo:paragraph-rsid="22ba960b"/>
    </style:style>
    <style:style style:name="P250" style:family="paragraph" style:parent-style-name="Text_20_body">
      <style:text-properties officeooo:paragraph-rsid="2ab0c64f"/>
    </style:style>
    <style:style style:name="P251" style:family="paragraph" style:parent-style-name="Text_20_body">
      <style:text-properties officeooo:rsid="2ab2f4c4" officeooo:paragraph-rsid="2ab2f4c4"/>
    </style:style>
    <style:style style:name="P252" style:family="paragraph" style:parent-style-name="Text_20_body">
      <style:text-properties officeooo:rsid="2ab504dd" officeooo:paragraph-rsid="2ab504dd"/>
    </style:style>
    <style:style style:name="P253" style:family="paragraph" style:parent-style-name="Text_20_body">
      <style:text-properties officeooo:rsid="2ad946a0" officeooo:paragraph-rsid="2adf01e2"/>
    </style:style>
    <style:style style:name="P254" style:family="paragraph" style:parent-style-name="Text_20_body">
      <style:text-properties officeooo:rsid="2ae0e0fb" officeooo:paragraph-rsid="2ae1d984"/>
    </style:style>
    <style:style style:name="P255" style:family="paragraph" style:parent-style-name="Text_20_body">
      <style:text-properties officeooo:rsid="20642488" officeooo:paragraph-rsid="2afd3de0"/>
    </style:style>
    <style:style style:name="P256" style:family="paragraph" style:parent-style-name="Text_20_body">
      <style:text-properties officeooo:rsid="206449e7" officeooo:paragraph-rsid="2afd3de0"/>
    </style:style>
    <style:style style:name="P257" style:family="paragraph" style:parent-style-name="Text_20_body">
      <style:text-properties officeooo:rsid="2afd3de0" officeooo:paragraph-rsid="2afd3de0"/>
    </style:style>
    <style:style style:name="P258" style:family="paragraph" style:parent-style-name="Text_20_body">
      <style:text-properties officeooo:rsid="221a0527" officeooo:paragraph-rsid="221a0527"/>
    </style:style>
    <style:style style:name="P259" style:family="paragraph" style:parent-style-name="Text_20_body">
      <style:text-properties officeooo:rsid="226394fa" officeooo:paragraph-rsid="2b0035d5"/>
    </style:style>
    <style:style style:name="P260" style:family="paragraph" style:parent-style-name="Text_20_body">
      <style:text-properties officeooo:rsid="2b05b4e8" officeooo:paragraph-rsid="2b59c36f"/>
    </style:style>
    <style:style style:name="P261" style:family="paragraph" style:parent-style-name="Text_20_body">
      <style:text-properties officeooo:rsid="2b06eaf6" officeooo:paragraph-rsid="2b089e62"/>
    </style:style>
    <style:style style:name="P262" style:family="paragraph" style:parent-style-name="Text_20_body">
      <style:text-properties officeooo:rsid="2b102a27" officeooo:paragraph-rsid="2b1589f6"/>
    </style:style>
    <style:style style:name="P263" style:family="paragraph" style:parent-style-name="Text_20_body">
      <style:text-properties officeooo:rsid="2b4276f8" officeooo:paragraph-rsid="2b459676"/>
    </style:style>
    <style:style style:name="P264" style:family="paragraph" style:parent-style-name="Text_20_body">
      <style:text-properties officeooo:rsid="20a19e91" officeooo:paragraph-rsid="20a19e91"/>
    </style:style>
    <style:style style:name="P265" style:family="paragraph" style:parent-style-name="Text_20_body">
      <style:text-properties officeooo:rsid="20a19e91" officeooo:paragraph-rsid="2b5c6e39"/>
    </style:style>
    <style:style style:name="P266" style:family="paragraph" style:parent-style-name="Text_20_body">
      <style:text-properties officeooo:rsid="2b5c6e39" officeooo:paragraph-rsid="2b5c6e39"/>
    </style:style>
    <style:style style:name="P267" style:family="paragraph" style:parent-style-name="Text_20_body">
      <style:text-properties officeooo:paragraph-rsid="2bb744ac"/>
    </style:style>
    <style:style style:name="P268" style:family="paragraph" style:parent-style-name="Text_20_body">
      <style:text-properties officeooo:rsid="27567664" officeooo:paragraph-rsid="288afecb"/>
    </style:style>
    <style:style style:name="P269" style:family="paragraph" style:parent-style-name="Text_20_body">
      <style:text-properties officeooo:paragraph-rsid="2ab504dd"/>
    </style:style>
    <style:style style:name="P270" style:family="paragraph" style:parent-style-name="Text_20_body">
      <style:text-properties officeooo:rsid="2c93ea46" officeooo:paragraph-rsid="2cefea23"/>
    </style:style>
    <style:style style:name="P271" style:family="paragraph" style:parent-style-name="Text_20_body">
      <style:text-properties officeooo:rsid="2ee52f0b" officeooo:paragraph-rsid="2ee52f0b"/>
    </style:style>
    <style:style style:name="P272" style:family="paragraph" style:parent-style-name="Text_20_body">
      <style:text-properties officeooo:rsid="24969cfe" officeooo:paragraph-rsid="300fc138"/>
    </style:style>
    <style:style style:name="P273" style:family="paragraph" style:parent-style-name="Text_20_body">
      <style:text-properties officeooo:rsid="1bd786c4" officeooo:paragraph-rsid="2849de42"/>
    </style:style>
    <style:style style:name="P274" style:family="paragraph" style:parent-style-name="Text_20_body">
      <style:text-properties officeooo:rsid="3075c191" officeooo:paragraph-rsid="3075c191"/>
    </style:style>
    <style:style style:name="P275" style:family="paragraph" style:parent-style-name="Text_20_body">
      <style:text-properties officeooo:rsid="147b0296" officeooo:paragraph-rsid="2849de42"/>
    </style:style>
    <style:style style:name="P276" style:family="paragraph" style:parent-style-name="Text_20_body">
      <style:text-properties officeooo:paragraph-rsid="3086ceba"/>
    </style:style>
    <style:style style:name="P277" style:family="paragraph" style:parent-style-name="Text_20_body">
      <style:text-properties officeooo:rsid="1b1133f5" officeooo:paragraph-rsid="30c03f57"/>
    </style:style>
    <style:style style:name="P278" style:family="paragraph" style:parent-style-name="Text_20_body">
      <style:text-properties officeooo:rsid="309fb69b" officeooo:paragraph-rsid="30a15871"/>
    </style:style>
    <style:style style:name="P279" style:family="paragraph" style:parent-style-name="Text_20_body">
      <style:text-properties officeooo:rsid="309fb69b" officeooo:paragraph-rsid="30eb4a6e"/>
    </style:style>
    <style:style style:name="P280" style:family="paragraph" style:parent-style-name="Text_20_body">
      <style:text-properties officeooo:rsid="309fb69b" officeooo:paragraph-rsid="3113bcb5"/>
    </style:style>
    <style:style style:name="P281" style:family="paragraph" style:parent-style-name="Text_20_body">
      <style:text-properties officeooo:rsid="30a7bc95" officeooo:paragraph-rsid="30a7bc95"/>
    </style:style>
    <style:style style:name="P282" style:family="paragraph" style:parent-style-name="Text_20_body">
      <style:text-properties officeooo:rsid="30aacd80" officeooo:paragraph-rsid="30aacd80"/>
    </style:style>
    <style:style style:name="P283" style:family="paragraph" style:parent-style-name="Text_20_body">
      <style:text-properties officeooo:rsid="30b893ef" officeooo:paragraph-rsid="30b893ef"/>
    </style:style>
    <style:style style:name="P284" style:family="paragraph" style:parent-style-name="Text_20_body">
      <style:text-properties officeooo:rsid="14780134" officeooo:paragraph-rsid="30bdcb79"/>
    </style:style>
    <style:style style:name="P285" style:family="paragraph" style:parent-style-name="Text_20_body">
      <style:text-properties officeooo:paragraph-rsid="30c03f57"/>
    </style:style>
    <style:style style:name="P286" style:family="paragraph" style:parent-style-name="Text_20_body">
      <style:text-properties officeooo:rsid="30c539b3" officeooo:paragraph-rsid="34f3694a"/>
    </style:style>
    <style:style style:name="P287" style:family="paragraph" style:parent-style-name="Text_20_body">
      <style:text-properties officeooo:rsid="30cdefe6" officeooo:paragraph-rsid="30cdefe6"/>
    </style:style>
    <style:style style:name="P288" style:family="paragraph" style:parent-style-name="Text_20_body">
      <style:text-properties officeooo:rsid="30d0b7be" officeooo:paragraph-rsid="34f3694a"/>
    </style:style>
    <style:style style:name="P289" style:family="paragraph" style:parent-style-name="Text_20_body">
      <style:text-properties officeooo:rsid="2e32271c" officeooo:paragraph-rsid="34f3694a"/>
    </style:style>
    <style:style style:name="P290" style:family="paragraph" style:parent-style-name="Text_20_body">
      <style:text-properties officeooo:rsid="30d3d3b8" officeooo:paragraph-rsid="34f3694a"/>
    </style:style>
    <style:style style:name="P291" style:family="paragraph" style:parent-style-name="Text_20_body">
      <style:text-properties officeooo:rsid="30cf44d3" officeooo:paragraph-rsid="34f3694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986595" officeooo:paragraph-rsid="41309608"/>
    </style:style>
    <style:style style:name="P310" style:family="paragraph" style:parent-style-name="Text_20_body">
      <style:text-properties officeooo:rsid="31986595" officeooo:paragraph-rsid="41375ca9"/>
    </style:style>
    <style:style style:name="P311" style:family="paragraph" style:parent-style-name="Text_20_body">
      <style:text-properties officeooo:rsid="31b177d2" officeooo:paragraph-rsid="31b40637"/>
    </style:style>
    <style:style style:name="P312" style:family="paragraph" style:parent-style-name="Text_20_body">
      <style:text-properties officeooo:rsid="31cb13ea" officeooo:paragraph-rsid="31cb13ea"/>
    </style:style>
    <style:style style:name="P313" style:family="paragraph" style:parent-style-name="Text_20_body">
      <style:text-properties officeooo:rsid="31cd9d36" officeooo:paragraph-rsid="31cd9d36"/>
    </style:style>
    <style:style style:name="P314" style:family="paragraph" style:parent-style-name="Text_20_body">
      <style:text-properties officeooo:rsid="31dd7b66" officeooo:paragraph-rsid="31dd7b66"/>
    </style:style>
    <style:style style:name="P315" style:family="paragraph" style:parent-style-name="Text_20_body">
      <style:text-properties officeooo:rsid="30b52973" officeooo:paragraph-rsid="31edfdf1"/>
    </style:style>
    <style:style style:name="P316" style:family="paragraph" style:parent-style-name="Text_20_body">
      <style:text-properties officeooo:rsid="31f5eaf8" officeooo:paragraph-rsid="31f5eaf8"/>
    </style:style>
    <style:style style:name="P317" style:family="paragraph" style:parent-style-name="Text_20_body">
      <style:text-properties officeooo:paragraph-rsid="3202d433"/>
    </style:style>
    <style:style style:name="P318" style:family="paragraph" style:parent-style-name="Text_20_body">
      <style:text-properties officeooo:rsid="1be22b86" officeooo:paragraph-rsid="320de796"/>
    </style:style>
    <style:style style:name="P319" style:family="paragraph" style:parent-style-name="Text_20_body">
      <style:text-properties officeooo:rsid="1bce3dd3" officeooo:paragraph-rsid="31df5bde"/>
    </style:style>
    <style:style style:name="P320" style:family="paragraph" style:parent-style-name="Text_20_body">
      <style:text-properties officeooo:rsid="32038948" officeooo:paragraph-rsid="3202d433"/>
    </style:style>
    <style:style style:name="P321" style:family="paragraph" style:parent-style-name="Text_20_body">
      <style:text-properties officeooo:rsid="31c1ea6d" officeooo:paragraph-rsid="3211cd51"/>
    </style:style>
    <style:style style:name="P322" style:family="paragraph" style:parent-style-name="Text_20_body">
      <style:text-properties officeooo:rsid="322faae2" officeooo:paragraph-rsid="322faae2"/>
    </style:style>
    <style:style style:name="P323" style:family="paragraph" style:parent-style-name="Text_20_body">
      <style:text-properties officeooo:rsid="3233256b" officeooo:paragraph-rsid="3233256b"/>
    </style:style>
    <style:style style:name="P324" style:family="paragraph" style:parent-style-name="Text_20_body">
      <style:text-properties officeooo:paragraph-rsid="33302b7a"/>
    </style:style>
    <style:style style:name="P325" style:family="paragraph" style:parent-style-name="Text_20_body">
      <style:text-properties officeooo:rsid="32452bf8" officeooo:paragraph-rsid="33302b7a"/>
    </style:style>
    <style:style style:name="P326" style:family="paragraph" style:parent-style-name="Text_20_body">
      <style:text-properties officeooo:rsid="32eefff6" officeooo:paragraph-rsid="3316ce46"/>
    </style:style>
    <style:style style:name="P327" style:family="paragraph" style:parent-style-name="Text_20_body">
      <style:text-properties officeooo:rsid="32eefff6" officeooo:paragraph-rsid="33524e01"/>
    </style:style>
    <style:style style:name="P328" style:family="paragraph" style:parent-style-name="Text_20_body">
      <style:text-properties officeooo:rsid="3301366b" officeooo:paragraph-rsid="33051774"/>
    </style:style>
    <style:style style:name="P329" style:family="paragraph" style:parent-style-name="Text_20_body">
      <style:text-properties officeooo:rsid="3309b033" officeooo:paragraph-rsid="3309b033"/>
    </style:style>
    <style:style style:name="P330" style:family="paragraph" style:parent-style-name="Text_20_body">
      <style:text-properties officeooo:rsid="332a82ed" officeooo:paragraph-rsid="332a82ed"/>
    </style:style>
    <style:style style:name="P331" style:family="paragraph" style:parent-style-name="Text_20_body">
      <style:text-properties officeooo:rsid="32319192" officeooo:paragraph-rsid="33302b7a"/>
    </style:style>
    <style:style style:name="P332" style:family="paragraph" style:parent-style-name="Text_20_body">
      <style:text-properties officeooo:rsid="32365947" officeooo:paragraph-rsid="33302b7a"/>
    </style:style>
    <style:style style:name="P333" style:family="paragraph" style:parent-style-name="Text_20_body">
      <style:text-properties officeooo:rsid="325b5d9a" officeooo:paragraph-rsid="33302b7a"/>
    </style:style>
    <style:style style:name="P334" style:family="paragraph" style:parent-style-name="Text_20_body">
      <style:text-properties officeooo:rsid="32423dd8" officeooo:paragraph-rsid="33302b7a"/>
    </style:style>
    <style:style style:name="P335" style:family="paragraph" style:parent-style-name="Text_20_body">
      <style:text-properties officeooo:rsid="32521a01" officeooo:paragraph-rsid="33302b7a"/>
    </style:style>
    <style:style style:name="P336" style:family="paragraph" style:parent-style-name="Text_20_body">
      <style:text-properties officeooo:rsid="32eba680" officeooo:paragraph-rsid="32ec9622"/>
    </style:style>
    <style:style style:name="P337" style:family="paragraph" style:parent-style-name="Text_20_body">
      <style:text-properties officeooo:rsid="32f7921c" officeooo:paragraph-rsid="3300eea4"/>
    </style:style>
    <style:style style:name="P338" style:family="paragraph" style:parent-style-name="Text_20_body">
      <style:text-properties officeooo:rsid="333b2b21" officeooo:paragraph-rsid="333b2b21"/>
    </style:style>
    <style:style style:name="P339" style:family="paragraph" style:parent-style-name="Text_20_body">
      <style:text-properties officeooo:rsid="337b1234" officeooo:paragraph-rsid="337b1234"/>
    </style:style>
    <style:style style:name="P340" style:family="paragraph" style:parent-style-name="Text_20_body">
      <style:text-properties officeooo:rsid="338618e8" officeooo:paragraph-rsid="33883e91"/>
    </style:style>
    <style:style style:name="P341" style:family="paragraph" style:parent-style-name="Text_20_body">
      <style:text-properties officeooo:rsid="33883e91" officeooo:paragraph-rsid="33883e91"/>
    </style:style>
    <style:style style:name="P342" style:family="paragraph" style:parent-style-name="Text_20_body">
      <style:text-properties officeooo:rsid="338ae010" officeooo:paragraph-rsid="338ae010"/>
    </style:style>
    <style:style style:name="P343" style:family="paragraph" style:parent-style-name="Text_20_body">
      <style:text-properties officeooo:rsid="3454e30e" officeooo:paragraph-rsid="34584474"/>
    </style:style>
    <style:style style:name="P344" style:family="paragraph" style:parent-style-name="Text_20_body">
      <style:text-properties officeooo:rsid="345e0beb" officeooo:paragraph-rsid="345e0beb"/>
    </style:style>
    <style:style style:name="P345" style:family="paragraph" style:parent-style-name="Text_20_body">
      <style:text-properties officeooo:rsid="33bdf2b7" officeooo:paragraph-rsid="34913587"/>
    </style:style>
    <style:style style:name="P346" style:family="paragraph" style:parent-style-name="Text_20_body">
      <style:text-properties officeooo:rsid="346e403d" officeooo:paragraph-rsid="34b0a8a7"/>
    </style:style>
    <style:style style:name="P347" style:family="paragraph" style:parent-style-name="Text_20_body">
      <style:text-properties officeooo:rsid="3432f0a1" officeooo:paragraph-rsid="34f3694a"/>
    </style:style>
    <style:style style:name="P348" style:family="paragraph" style:parent-style-name="Text_20_body">
      <style:text-properties officeooo:rsid="34837c6d" officeooo:paragraph-rsid="34846bd9"/>
    </style:style>
    <style:style style:name="P349" style:family="paragraph" style:parent-style-name="Text_20_body">
      <style:text-properties officeooo:rsid="34868f9f" officeooo:paragraph-rsid="34868f9f"/>
    </style:style>
    <style:style style:name="P350" style:family="paragraph" style:parent-style-name="Text_20_body">
      <style:text-properties officeooo:rsid="30cc17dd" officeooo:paragraph-rsid="34f3694a"/>
    </style:style>
    <style:style style:name="P351" style:family="paragraph" style:parent-style-name="Text_20_body">
      <style:text-properties officeooo:rsid="34425210" officeooo:paragraph-rsid="34f3694a"/>
    </style:style>
    <style:style style:name="P352" style:family="paragraph" style:parent-style-name="Text_20_body">
      <style:text-properties officeooo:rsid="34103cb2" officeooo:paragraph-rsid="34b30b4f"/>
    </style:style>
    <style:style style:name="P353" style:family="paragraph" style:parent-style-name="Text_20_body">
      <style:text-properties officeooo:rsid="2be46d33" officeooo:paragraph-rsid="34b30b4f"/>
    </style:style>
    <style:style style:name="P354" style:family="paragraph" style:parent-style-name="Text_20_body">
      <style:text-properties officeooo:rsid="33ed3061" officeooo:paragraph-rsid="34c61058"/>
    </style:style>
    <style:style style:name="P355" style:family="paragraph" style:parent-style-name="Text_20_body">
      <style:text-properties officeooo:rsid="33ed3061" officeooo:paragraph-rsid="34d0e020"/>
    </style:style>
    <style:style style:name="P356" style:family="paragraph" style:parent-style-name="Text_20_body">
      <style:text-properties officeooo:rsid="2a8d2813" officeooo:paragraph-rsid="34b30b4f"/>
    </style:style>
    <style:style style:name="P357" style:family="paragraph" style:parent-style-name="Text_20_body">
      <style:text-properties officeooo:rsid="33ee8eae" officeooo:paragraph-rsid="34d0e020"/>
    </style:style>
    <style:style style:name="P358" style:family="paragraph" style:parent-style-name="Text_20_body">
      <style:text-properties officeooo:rsid="33e6b55a" officeooo:paragraph-rsid="34b30b4f"/>
    </style:style>
    <style:style style:name="P359" style:family="paragraph" style:parent-style-name="Text_20_body">
      <style:text-properties officeooo:rsid="33b2d0ec" officeooo:paragraph-rsid="34dec3b4"/>
    </style:style>
    <style:style style:name="P360" style:family="paragraph" style:parent-style-name="Text_20_body">
      <style:text-properties officeooo:rsid="34bc16ed" officeooo:paragraph-rsid="34bc16ed"/>
    </style:style>
    <style:style style:name="P361" style:family="paragraph" style:parent-style-name="Text_20_body">
      <style:text-properties officeooo:paragraph-rsid="34c34473"/>
    </style:style>
    <style:style style:name="P362" style:family="paragraph" style:parent-style-name="Text_20_body">
      <style:text-properties officeooo:rsid="34e9e04f" officeooo:paragraph-rsid="34e9e04f"/>
    </style:style>
    <style:style style:name="P363" style:family="paragraph" style:parent-style-name="Text_20_body">
      <style:text-properties officeooo:rsid="33c78df0" officeooo:paragraph-rsid="34b30b4f"/>
    </style:style>
    <style:style style:name="P364" style:family="paragraph" style:parent-style-name="Text_20_body">
      <style:text-properties officeooo:rsid="3441bbba" officeooo:paragraph-rsid="34e7b522"/>
    </style:style>
    <style:style style:name="P365" style:family="paragraph" style:parent-style-name="Text_20_body">
      <style:text-properties officeooo:paragraph-rsid="34f62a4f"/>
    </style:style>
    <style:style style:name="P366" style:family="paragraph" style:parent-style-name="Text_20_body">
      <style:text-properties officeooo:rsid="34fb5fd4" officeooo:paragraph-rsid="34fb5fd4"/>
    </style:style>
    <style:style style:name="P367" style:family="paragraph" style:parent-style-name="Text_20_body">
      <style:text-properties officeooo:rsid="350bfa48" officeooo:paragraph-rsid="350bfa48"/>
    </style:style>
    <style:style style:name="P368" style:family="paragraph" style:parent-style-name="Text_20_body">
      <style:text-properties officeooo:rsid="330a4420" officeooo:paragraph-rsid="351ee1af"/>
    </style:style>
    <style:style style:name="P369" style:family="paragraph" style:parent-style-name="Text_20_body">
      <style:text-properties officeooo:rsid="30d51de5" officeooo:paragraph-rsid="3579a8cc"/>
    </style:style>
    <style:style style:name="P370" style:family="paragraph" style:parent-style-name="Text_20_body">
      <style:text-properties officeooo:rsid="35263a80" officeooo:paragraph-rsid="35263a80"/>
    </style:style>
    <style:style style:name="P371" style:family="paragraph" style:parent-style-name="Text_20_body">
      <style:text-properties officeooo:paragraph-rsid="35263a80"/>
    </style:style>
    <style:style style:name="P372" style:family="paragraph" style:parent-style-name="Text_20_body">
      <style:text-properties officeooo:rsid="3527f06e" officeooo:paragraph-rsid="3527f06e"/>
    </style:style>
    <style:style style:name="P373" style:family="paragraph" style:parent-style-name="Text_20_body">
      <style:text-properties officeooo:rsid="3533afcb" officeooo:paragraph-rsid="3533afcb"/>
    </style:style>
    <style:style style:name="P374" style:family="paragraph" style:parent-style-name="Text_20_body">
      <style:text-properties officeooo:paragraph-rsid="3533afcb"/>
    </style:style>
    <style:style style:name="P375" style:family="paragraph" style:parent-style-name="Text_20_body">
      <style:text-properties officeooo:paragraph-rsid="353642c5"/>
    </style:style>
    <style:style style:name="P376" style:family="paragraph" style:parent-style-name="Text_20_body">
      <style:text-properties officeooo:rsid="3536e164" officeooo:paragraph-rsid="3536e164"/>
    </style:style>
    <style:style style:name="P377" style:family="paragraph" style:parent-style-name="Text_20_body">
      <style:text-properties officeooo:rsid="224a4c61" officeooo:paragraph-rsid="340397bf"/>
    </style:style>
    <style:style style:name="P378" style:family="paragraph" style:parent-style-name="Text_20_body">
      <style:text-properties officeooo:rsid="224a4c61" officeooo:paragraph-rsid="353b2020"/>
    </style:style>
    <style:style style:name="P379" style:family="paragraph" style:parent-style-name="Text_20_body">
      <style:text-properties officeooo:paragraph-rsid="353b2020"/>
    </style:style>
    <style:style style:name="P380" style:family="paragraph" style:parent-style-name="Text_20_body">
      <style:text-properties officeooo:rsid="353b2020" officeooo:paragraph-rsid="353b2020"/>
    </style:style>
    <style:style style:name="P381" style:family="paragraph" style:parent-style-name="Text_20_body">
      <style:text-properties officeooo:rsid="342c942f" officeooo:paragraph-rsid="34f3694a"/>
    </style:style>
    <style:style style:name="P382" style:family="paragraph" style:parent-style-name="Text_20_body">
      <style:text-properties officeooo:rsid="342c942f" officeooo:paragraph-rsid="353d1d6a"/>
    </style:style>
    <style:style style:name="P383" style:family="paragraph" style:parent-style-name="Text_20_body">
      <style:text-properties officeooo:rsid="353d1d6a" officeooo:paragraph-rsid="353d1d6a"/>
    </style:style>
    <style:style style:name="P384" style:family="paragraph" style:parent-style-name="Text_20_body">
      <style:text-properties officeooo:paragraph-rsid="357140eb"/>
    </style:style>
    <style:style style:name="P385" style:family="paragraph" style:parent-style-name="Text_20_body">
      <style:text-properties officeooo:paragraph-rsid="357cff6a"/>
    </style:style>
    <style:style style:name="P386" style:family="paragraph" style:parent-style-name="Text_20_body">
      <style:text-properties officeooo:rsid="357db9f0" officeooo:paragraph-rsid="357db9f0"/>
    </style:style>
    <style:style style:name="P387" style:family="paragraph" style:parent-style-name="Text_20_body">
      <style:text-properties officeooo:rsid="1bcc61dd" officeooo:paragraph-rsid="3534c52c"/>
    </style:style>
    <style:style style:name="P388" style:family="paragraph" style:parent-style-name="Text_20_body">
      <style:text-properties officeooo:rsid="357e40dd" officeooo:paragraph-rsid="357e40dd"/>
    </style:style>
    <style:style style:name="P389" style:family="paragraph" style:parent-style-name="Text_20_body">
      <style:text-properties officeooo:rsid="2cc7c413" officeooo:paragraph-rsid="364d7f46"/>
    </style:style>
    <style:style style:name="P390" style:family="paragraph" style:parent-style-name="Text_20_body">
      <style:text-properties officeooo:rsid="2c88089a" officeooo:paragraph-rsid="364d7f46"/>
    </style:style>
    <style:style style:name="P391" style:family="paragraph" style:parent-style-name="Text_20_body">
      <style:text-properties officeooo:rsid="3647a3c8" officeooo:paragraph-rsid="364d40ec"/>
    </style:style>
    <style:style style:name="P392" style:family="paragraph" style:parent-style-name="Text_20_body">
      <style:text-properties officeooo:rsid="364b21c5" officeooo:paragraph-rsid="364d40ec"/>
    </style:style>
    <style:style style:name="P393" style:family="paragraph" style:parent-style-name="Text_20_body">
      <style:text-properties officeooo:paragraph-rsid="364d7f46"/>
    </style:style>
    <style:style style:name="P394" style:family="paragraph" style:parent-style-name="Text_20_body">
      <style:text-properties officeooo:rsid="244802c2" officeooo:paragraph-rsid="364ef481"/>
    </style:style>
    <style:style style:name="P395" style:family="paragraph" style:parent-style-name="Text_20_body">
      <style:text-properties officeooo:rsid="364ef481" officeooo:paragraph-rsid="364ef481"/>
    </style:style>
    <style:style style:name="P396" style:family="paragraph" style:parent-style-name="Text_20_body">
      <style:text-properties officeooo:rsid="3652317c" officeooo:paragraph-rsid="3652317c"/>
    </style:style>
    <style:style style:name="P397" style:family="paragraph" style:parent-style-name="Text_20_body">
      <style:text-properties style:text-line-through-style="solid" style:text-line-through-type="single" officeooo:rsid="36012760" officeooo:paragraph-rsid="365116fa"/>
    </style:style>
    <style:style style:name="P398" style:family="paragraph" style:parent-style-name="Text_20_body">
      <style:text-properties style:text-line-through-style="solid" style:text-line-through-type="single" officeooo:rsid="2098b342" officeooo:paragraph-rsid="250683f3"/>
    </style:style>
    <style:style style:name="P399" style:family="paragraph" style:parent-style-name="Text_20_body">
      <style:text-properties style:text-line-through-style="solid" style:text-line-through-type="single" officeooo:rsid="20b7a83f" officeooo:paragraph-rsid="23688ba4"/>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6d2dcdd" fo:background-color="#fff200"/>
    </style:style>
    <style:style style:name="P465" style:family="paragraph" style:parent-style-name="Text_20_body">
      <style:text-properties officeooo:paragraph-rsid="377f7b23" fo:background-color="#fff200"/>
    </style:style>
    <style:style style:name="P466" style:family="paragraph" style:parent-style-name="Text_20_body">
      <style:text-properties officeooo:rsid="36d2dcdd" officeooo:paragraph-rsid="36d36c29" fo:background-color="#fff200"/>
    </style:style>
    <style:style style:name="P467" style:family="paragraph" style:parent-style-name="Text_20_body">
      <style:text-properties officeooo:rsid="289d2cb7" officeooo:paragraph-rsid="289d2cb7" fo:background-color="#fff200"/>
    </style:style>
    <style:style style:name="P468" style:family="paragraph" style:parent-style-name="Text_20_body">
      <style:text-properties officeooo:rsid="369b35f1" officeooo:paragraph-rsid="36c01aef" fo:background-color="#fff200"/>
    </style:style>
    <style:style style:name="P469" style:family="paragraph" style:parent-style-name="Text_20_body">
      <style:text-properties officeooo:rsid="36ce2905" officeooo:paragraph-rsid="36c01aef" fo:background-color="#fff200"/>
    </style:style>
    <style:style style:name="P470" style:family="paragraph" style:parent-style-name="Text_20_body">
      <style:text-properties officeooo:rsid="3736ce92" officeooo:paragraph-rsid="37794584" fo:background-color="#fff200"/>
    </style:style>
    <style:style style:name="P471" style:family="paragraph" style:parent-style-name="Text_20_body">
      <style:text-properties officeooo:rsid="36c16614" officeooo:paragraph-rsid="36c16614" fo:background-color="#fff200"/>
    </style:style>
    <style:style style:name="P472" style:family="paragraph" style:parent-style-name="Text_20_body">
      <style:text-properties officeooo:rsid="2f305e9d" officeooo:paragraph-rsid="373d448c" fo:background-color="#fff200"/>
    </style:style>
    <style:style style:name="P473" style:family="paragraph" style:parent-style-name="Text_20_body">
      <style:text-properties officeooo:rsid="2ecca205" officeooo:paragraph-rsid="373d448c" fo:background-color="#fff200"/>
    </style:style>
    <style:style style:name="P474" style:family="paragraph" style:parent-style-name="Text_20_body">
      <style:text-properties officeooo:rsid="360e16f2" officeooo:paragraph-rsid="38dcae90" fo:background-color="#fff200"/>
    </style:style>
    <style:style style:name="P475" style:family="paragraph" style:parent-style-name="Text_20_body">
      <style:text-properties officeooo:rsid="360f26cf" officeooo:paragraph-rsid="38d58481" fo:background-color="#fff200"/>
    </style:style>
    <style:style style:name="P476" style:family="paragraph" style:parent-style-name="Text_20_body">
      <style:text-properties officeooo:rsid="113240ec" officeooo:paragraph-rsid="29739d0f" fo:background-color="#fff200"/>
    </style:style>
    <style:style style:name="P477" style:family="paragraph" style:parent-style-name="Text_20_body">
      <style:text-properties officeooo:rsid="29901351" officeooo:paragraph-rsid="29901351" fo:background-color="#fff200"/>
    </style:style>
    <style:style style:name="P478" style:family="paragraph" style:parent-style-name="Text_20_body">
      <style:text-properties officeooo:rsid="38eb1b69" officeooo:paragraph-rsid="38eb1b69" fo:background-color="#fff200"/>
    </style:style>
    <style:style style:name="P479" style:family="paragraph" style:parent-style-name="Text_20_body">
      <style:text-properties officeooo:rsid="2dc4b494" officeooo:paragraph-rsid="39019ddb" fo:background-color="#fff200"/>
    </style:style>
    <style:style style:name="P480" style:family="paragraph" style:parent-style-name="Text_20_body">
      <style:text-properties officeooo:rsid="18d09906" officeooo:paragraph-rsid="38f2ca3f" fo:background-color="#fff200"/>
    </style:style>
    <style:style style:name="P481" style:family="paragraph" style:parent-style-name="Text_20_body">
      <style:text-properties officeooo:rsid="38f76c01" officeooo:paragraph-rsid="38f76c01" fo:background-color="#fff200"/>
    </style:style>
    <style:style style:name="P482" style:family="paragraph" style:parent-style-name="Text_20_body">
      <style:text-properties officeooo:paragraph-rsid="3222a2e1" fo:background-color="#fff200"/>
    </style:style>
    <style:style style:name="P483" style:family="paragraph" style:parent-style-name="Text_20_body">
      <style:text-properties officeooo:rsid="29175b96" officeooo:paragraph-rsid="3954aa69" fo:background-color="#fff200"/>
    </style:style>
    <style:style style:name="P484" style:family="paragraph" style:parent-style-name="Text_20_body">
      <style:text-properties officeooo:rsid="2918a14f" officeooo:paragraph-rsid="3954aa69" fo:background-color="#fff200"/>
    </style:style>
    <style:style style:name="P485" style:family="paragraph" style:parent-style-name="Text_20_body">
      <style:text-properties officeooo:rsid="30506a00" officeooo:paragraph-rsid="3954aa69" fo:background-color="#fff200"/>
    </style:style>
    <style:style style:name="P486" style:family="paragraph" style:parent-style-name="Text_20_body">
      <style:text-properties officeooo:rsid="2d315a88" officeooo:paragraph-rsid="3954aa69" fo:background-color="#fff200"/>
    </style:style>
    <style:style style:name="P487" style:family="paragraph" style:parent-style-name="Text_20_body">
      <style:text-properties officeooo:rsid="2d316e09" officeooo:paragraph-rsid="3954aa69" fo:background-color="#fff200"/>
    </style:style>
    <style:style style:name="P488" style:family="paragraph" style:parent-style-name="Text_20_body">
      <style:text-properties officeooo:rsid="3050a354" officeooo:paragraph-rsid="3954aa69" fo:background-color="#fff200"/>
    </style:style>
    <style:style style:name="P489" style:family="paragraph" style:parent-style-name="Text_20_body">
      <style:text-properties officeooo:rsid="303f9b7c" officeooo:paragraph-rsid="3954aa69" fo:background-color="#fff200"/>
    </style:style>
    <style:style style:name="P490" style:family="paragraph" style:parent-style-name="Text_20_body">
      <style:text-properties officeooo:rsid="3899bbbf" officeooo:paragraph-rsid="3954aa69" fo:background-color="#fff200"/>
    </style:style>
    <style:style style:name="P491" style:family="paragraph" style:parent-style-name="Text_20_body">
      <style:text-properties officeooo:rsid="389bdaf3" officeooo:paragraph-rsid="3954aa69" fo:background-color="#fff200"/>
    </style:style>
    <style:style style:name="P492" style:family="paragraph" style:parent-style-name="Text_20_body">
      <style:text-properties officeooo:rsid="38a52ed9" officeooo:paragraph-rsid="3954aa69" fo:background-color="#fff200"/>
    </style:style>
    <style:style style:name="P493" style:family="paragraph" style:parent-style-name="Text_20_body">
      <style:text-properties officeooo:rsid="38a278f0" officeooo:paragraph-rsid="3954aa69" fo:background-color="#fff200"/>
    </style:style>
    <style:style style:name="P494" style:family="paragraph" style:parent-style-name="Text_20_body">
      <style:text-properties officeooo:rsid="2ccd087b" officeooo:paragraph-rsid="3954aa69" fo:background-color="#fff200"/>
    </style:style>
    <style:style style:name="P495" style:family="paragraph" style:parent-style-name="Text_20_body">
      <style:text-properties officeooo:rsid="2cce6533" officeooo:paragraph-rsid="3954aa69" fo:background-color="#fff200"/>
    </style:style>
    <style:style style:name="P496" style:family="paragraph" style:parent-style-name="Text_20_body">
      <style:text-properties officeooo:rsid="38c5266a" officeooo:paragraph-rsid="3954aa69" fo:background-color="#fff200"/>
    </style:style>
    <style:style style:name="P497" style:family="paragraph" style:parent-style-name="Text_20_body">
      <style:text-properties officeooo:paragraph-rsid="3954aa69" fo:background-color="#fff200"/>
    </style:style>
    <style:style style:name="P498" style:family="paragraph" style:parent-style-name="Text_20_body">
      <style:text-properties officeooo:rsid="2cf780b1" officeooo:paragraph-rsid="3954aa69" fo:background-color="#fff200"/>
    </style:style>
    <style:style style:name="P499" style:family="paragraph" style:parent-style-name="Text_20_body">
      <style:text-properties officeooo:rsid="290c43f4" officeooo:paragraph-rsid="3954aa69" fo:background-color="#fff200"/>
    </style:style>
    <style:style style:name="P500" style:family="paragraph" style:parent-style-name="Text_20_body">
      <style:text-properties officeooo:rsid="29166430" officeooo:paragraph-rsid="3954aa69" fo:background-color="#fff200"/>
    </style:style>
    <style:style style:name="P501" style:family="paragraph" style:parent-style-name="Text_20_body">
      <style:text-properties officeooo:rsid="35504bdc" officeooo:paragraph-rsid="3954aa69" fo:background-color="#fff200"/>
    </style:style>
    <style:style style:name="P502" style:family="paragraph" style:parent-style-name="Text_20_body">
      <style:text-properties officeooo:rsid="2d090591" officeooo:paragraph-rsid="3954aa69" fo:background-color="#fff200"/>
    </style:style>
    <style:style style:name="P503" style:family="paragraph" style:parent-style-name="Text_20_body">
      <style:text-properties officeooo:rsid="35572fb2" officeooo:paragraph-rsid="3954aa69" fo:background-color="#fff200"/>
    </style:style>
    <style:style style:name="P504" style:family="paragraph" style:parent-style-name="Text_20_body">
      <style:text-properties officeooo:rsid="3557ed75" officeooo:paragraph-rsid="3954aa69" fo:background-color="#fff200"/>
    </style:style>
    <style:style style:name="P505" style:family="paragraph" style:parent-style-name="Text_20_body">
      <style:text-properties officeooo:rsid="2d1ffb87" officeooo:paragraph-rsid="3954aa69" fo:background-color="#fff200"/>
    </style:style>
    <style:style style:name="P506" style:family="paragraph" style:parent-style-name="Text_20_body">
      <style:text-properties officeooo:rsid="1a4c9a67" officeooo:paragraph-rsid="3954aa69" fo:background-color="#fff200"/>
    </style:style>
    <style:style style:name="P507" style:family="paragraph" style:parent-style-name="Text_20_body">
      <style:text-properties officeooo:rsid="1a44020f" officeooo:paragraph-rsid="3954aa69" fo:background-color="#fff200"/>
    </style:style>
    <style:style style:name="P508" style:family="paragraph" style:parent-style-name="Text_20_body">
      <style:text-properties officeooo:rsid="384d265b" officeooo:paragraph-rsid="3954aa69" fo:background-color="#fff200"/>
    </style:style>
    <style:style style:name="P509" style:family="paragraph" style:parent-style-name="Text_20_body">
      <style:text-properties officeooo:rsid="302789dc" officeooo:paragraph-rsid="3954aa69" fo:background-color="#fff200"/>
    </style:style>
    <style:style style:name="P510" style:family="paragraph" style:parent-style-name="Text_20_body">
      <style:text-properties officeooo:rsid="30290701" officeooo:paragraph-rsid="3954aa69" fo:background-color="#fff200"/>
    </style:style>
    <style:style style:name="P511" style:family="paragraph" style:parent-style-name="Text_20_body">
      <style:text-properties officeooo:rsid="302c57d5" officeooo:paragraph-rsid="3954aa69" fo:background-color="#fff200"/>
    </style:style>
    <style:style style:name="P512" style:family="paragraph" style:parent-style-name="Text_20_body">
      <style:text-properties officeooo:rsid="302e6921" officeooo:paragraph-rsid="3954aa69" fo:background-color="#fff200"/>
    </style:style>
    <style:style style:name="P513" style:family="paragraph" style:parent-style-name="Text_20_body">
      <style:text-properties officeooo:rsid="38abb9f3" officeooo:paragraph-rsid="3954aa69" fo:background-color="#fff200"/>
    </style:style>
    <style:style style:name="P514" style:family="paragraph" style:parent-style-name="Text_20_body">
      <style:text-properties officeooo:rsid="38960636" officeooo:paragraph-rsid="3954aa69" fo:background-color="#fff200"/>
    </style:style>
    <style:style style:name="P515" style:family="paragraph" style:parent-style-name="Text_20_body">
      <style:text-properties officeooo:rsid="30349331" officeooo:paragraph-rsid="3954aa69" fo:background-color="#fff200"/>
    </style:style>
    <style:style style:name="P516" style:family="paragraph" style:parent-style-name="Text_20_body">
      <style:text-properties officeooo:rsid="35632929" officeooo:paragraph-rsid="3954aa69" fo:background-color="#fff200"/>
    </style:style>
    <style:style style:name="P517" style:family="paragraph" style:parent-style-name="Text_20_body">
      <style:text-properties officeooo:rsid="30b2d1ef" officeooo:paragraph-rsid="3954aa69" fo:background-color="#fff200"/>
    </style:style>
    <style:style style:name="P518" style:family="paragraph" style:parent-style-name="Text_20_body">
      <style:text-properties officeooo:rsid="3869f061" officeooo:paragraph-rsid="3954aa69" fo:background-color="#fff200"/>
    </style:style>
    <style:style style:name="P519" style:family="paragraph" style:parent-style-name="Text_20_body">
      <style:text-properties officeooo:rsid="30555c7b" officeooo:paragraph-rsid="3954aa69" fo:background-color="#fff200"/>
    </style:style>
    <style:style style:name="P520" style:family="paragraph" style:parent-style-name="Text_20_body">
      <style:text-properties officeooo:rsid="3043cb6f" officeooo:paragraph-rsid="3954aa69" fo:background-color="#fff200"/>
    </style:style>
    <style:style style:name="P521" style:family="paragraph" style:parent-style-name="Text_20_body">
      <style:text-properties officeooo:rsid="388ba370" officeooo:paragraph-rsid="3954aa69" fo:background-color="#fff200"/>
    </style:style>
    <style:style style:name="P522" style:family="paragraph" style:parent-style-name="Text_20_body">
      <style:text-properties officeooo:rsid="30c6fd70" officeooo:paragraph-rsid="3954aa69" fo:background-color="#fff200"/>
    </style:style>
    <style:style style:name="P523" style:family="paragraph" style:parent-style-name="Text_20_body">
      <style:text-properties officeooo:rsid="30caeb45" officeooo:paragraph-rsid="3954aa69" fo:background-color="#fff200"/>
    </style:style>
    <style:style style:name="P524" style:family="paragraph" style:parent-style-name="Text_20_body">
      <style:text-properties officeooo:rsid="303b2f5a" officeooo:paragraph-rsid="3954aa69" fo:background-color="#fff200"/>
    </style:style>
    <style:style style:name="P525" style:family="paragraph" style:parent-style-name="Text_20_body">
      <style:text-properties officeooo:rsid="3045cb8d" officeooo:paragraph-rsid="3954aa69" fo:background-color="#fff200"/>
    </style:style>
    <style:style style:name="P526" style:family="paragraph" style:parent-style-name="Text_20_body">
      <style:text-properties officeooo:rsid="30587971" officeooo:paragraph-rsid="3954aa69" fo:background-color="#fff200"/>
    </style:style>
    <style:style style:name="P527" style:family="paragraph" style:parent-style-name="Text_20_body">
      <style:text-properties officeooo:rsid="305a7080" officeooo:paragraph-rsid="3954aa69" fo:background-color="#fff200"/>
    </style:style>
    <style:style style:name="P528" style:family="paragraph" style:parent-style-name="Text_20_body">
      <style:text-properties officeooo:rsid="38a83680" officeooo:paragraph-rsid="3954aa69" fo:background-color="#fff200"/>
    </style:style>
    <style:style style:name="P529" style:family="paragraph" style:parent-style-name="Text_20_body">
      <style:text-properties officeooo:rsid="2e0cb0f8" officeooo:paragraph-rsid="3a2ea779" fo:background-color="#fff200"/>
    </style:style>
    <style:style style:name="P530" style:family="paragraph" style:parent-style-name="Text_20_body">
      <style:text-properties officeooo:rsid="1879d9ee" officeooo:paragraph-rsid="3a2ea779" fo:background-color="#fff200"/>
    </style:style>
    <style:style style:name="P531" style:family="paragraph" style:parent-style-name="Text_20_body">
      <style:text-properties officeooo:rsid="1bf4e358" officeooo:paragraph-rsid="3a2ea779" fo:background-color="#fff200"/>
    </style:style>
    <style:style style:name="P532" style:family="paragraph" style:parent-style-name="Text_20_body">
      <style:text-properties officeooo:rsid="39d6bcb3" officeooo:paragraph-rsid="3a2ea779" fo:background-color="#fff200"/>
    </style:style>
    <style:style style:name="P533" style:family="paragraph" style:parent-style-name="Text_20_body">
      <style:text-properties officeooo:rsid="39ddb0e0" officeooo:paragraph-rsid="3a2ea779" fo:background-color="#fff200"/>
    </style:style>
    <style:style style:name="P534" style:family="paragraph" style:parent-style-name="Text_20_body">
      <style:text-properties officeooo:rsid="39355981" officeooo:paragraph-rsid="39355981" fo:background-color="#fff200"/>
    </style:style>
    <style:style style:name="P535" style:family="paragraph" style:parent-style-name="Text_20_body">
      <style:text-properties officeooo:rsid="2ffabd0d" fo:background-color="#fff200"/>
    </style:style>
    <style:style style:name="P536" style:family="paragraph" style:parent-style-name="Text_20_body">
      <style:text-properties officeooo:rsid="300263a7" officeooo:paragraph-rsid="3003c8ab" fo:background-color="#fff200"/>
    </style:style>
    <style:style style:name="P537" style:family="paragraph" style:parent-style-name="Text_20_body">
      <style:text-properties officeooo:rsid="3003c8ab" officeooo:paragraph-rsid="3003c8ab" fo:background-color="#fff200"/>
    </style:style>
    <style:style style:name="P538" style:family="paragraph" style:parent-style-name="Text_20_body">
      <style:text-properties officeooo:rsid="24a005f2" officeooo:paragraph-rsid="24a005f2" fo:background-color="#fff200"/>
    </style:style>
    <style:style style:name="P539" style:family="paragraph" style:parent-style-name="Text_20_body">
      <style:text-properties officeooo:rsid="393d6e7c" officeooo:paragraph-rsid="393d6e7c" fo:background-color="#fff200"/>
    </style:style>
    <style:style style:name="P540" style:family="paragraph" style:parent-style-name="Text_20_body">
      <style:text-properties officeooo:rsid="3010f516" officeooo:paragraph-rsid="301688e6" fo:background-color="#fff200"/>
    </style:style>
    <style:style style:name="P541" style:family="paragraph" style:parent-style-name="Text_20_body">
      <style:text-properties officeooo:rsid="3955f7aa" officeooo:paragraph-rsid="3955f7aa" fo:background-color="#fff200"/>
    </style:style>
    <style:style style:name="P542" style:family="paragraph" style:parent-style-name="Text_20_body">
      <style:text-properties officeooo:rsid="3af2e818" officeooo:paragraph-rsid="3afe3a92" fo:background-color="#fff200"/>
    </style:style>
    <style:style style:name="P543" style:family="paragraph" style:parent-style-name="Text_20_body">
      <style:text-properties officeooo:rsid="3aeb7374" officeooo:paragraph-rsid="3afe3a92" fo:background-color="#fff200"/>
    </style:style>
    <style:style style:name="P544" style:family="paragraph" style:parent-style-name="Text_20_body">
      <style:text-properties officeooo:rsid="3aea0071" officeooo:paragraph-rsid="3afe3a92" fo:background-color="#fff200"/>
    </style:style>
    <style:style style:name="P545" style:family="paragraph" style:parent-style-name="Text_20_body">
      <style:text-properties officeooo:rsid="3b01cb12" officeooo:paragraph-rsid="3b01cb12" fo:background-color="#fff200"/>
    </style:style>
    <style:style style:name="P546" style:family="paragraph" style:parent-style-name="Text_20_body">
      <style:text-properties officeooo:rsid="3b4360b9" officeooo:paragraph-rsid="3b47a571" fo:background-color="#fff200"/>
    </style:style>
    <style:style style:name="P547" style:family="paragraph" style:parent-style-name="Text_20_body">
      <style:text-properties officeooo:rsid="3b1ec19c" officeooo:paragraph-rsid="3b1ec19c" fo:background-color="#fff200"/>
    </style:style>
    <style:style style:name="P548" style:family="paragraph" style:parent-style-name="Text_20_body">
      <style:text-properties officeooo:rsid="3b1ffb29" officeooo:paragraph-rsid="3b3e5a3a" fo:background-color="#fff200"/>
    </style:style>
    <style:style style:name="P549" style:family="paragraph" style:parent-style-name="Text_20_body">
      <style:text-properties officeooo:rsid="3b1ffb29" officeooo:paragraph-rsid="3b1ffb29" fo:background-color="#fff200"/>
    </style:style>
    <style:style style:name="P550" style:family="paragraph" style:parent-style-name="Text_20_body">
      <style:text-properties officeooo:rsid="3b0cdc7e" officeooo:paragraph-rsid="3b0effec" fo:background-color="#fff200"/>
    </style:style>
    <style:style style:name="P551" style:family="paragraph" style:parent-style-name="Text_20_body">
      <style:text-properties officeooo:rsid="3b4188ef" officeooo:paragraph-rsid="3b4188ef" fo:background-color="#fff200"/>
    </style:style>
    <style:style style:name="P552" style:family="paragraph" style:parent-style-name="Text_20_body">
      <style:text-properties officeooo:paragraph-rsid="3a2ea779"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paragraph-rsid="3e95911d" fo:background-color="#fff200"/>
    </style:style>
    <style:style style:name="P555" style:family="paragraph" style:parent-style-name="Text_20_body">
      <style:text-properties officeooo:paragraph-rsid="3eccf55c" fo:background-color="#fff200"/>
    </style:style>
    <style:style style:name="P556" style:family="paragraph" style:parent-style-name="Text_20_body">
      <style:text-properties officeooo:rsid="3ed32730" officeooo:paragraph-rsid="3ed32730" fo:background-color="#fff200"/>
    </style:style>
    <style:style style:name="P557" style:family="paragraph" style:parent-style-name="Text_20_body">
      <style:text-properties officeooo:paragraph-rsid="3edbc7a2" fo:background-color="#fff200"/>
    </style:style>
    <style:style style:name="P558" style:family="paragraph" style:parent-style-name="Text_20_body">
      <style:text-properties officeooo:rsid="2efb28ef" officeooo:paragraph-rsid="37343e58"/>
    </style:style>
    <style:style style:name="P559" style:family="paragraph" style:parent-style-name="Text_20_body">
      <style:text-properties officeooo:rsid="20bc2715" officeooo:paragraph-rsid="2366bc69"/>
    </style:style>
    <style:style style:name="P560" style:family="paragraph" style:parent-style-name="Text_20_body">
      <style:text-properties officeooo:paragraph-rsid="37343e58"/>
    </style:style>
    <style:style style:name="P561" style:family="paragraph" style:parent-style-name="Text_20_body">
      <style:text-properties officeooo:rsid="24a87c3c" officeooo:paragraph-rsid="24d09203"/>
    </style:style>
    <style:style style:name="P562" style:family="paragraph" style:parent-style-name="Text_20_body">
      <style:text-properties officeooo:rsid="2b991a2f" officeooo:paragraph-rsid="373d448c"/>
    </style:style>
    <style:style style:name="P563" style:family="paragraph" style:parent-style-name="Text_20_body">
      <style:text-properties officeooo:rsid="244ac7da" officeooo:paragraph-rsid="364ef481"/>
    </style:style>
    <style:style style:name="P564" style:family="paragraph" style:parent-style-name="Text_20_body">
      <style:text-properties officeooo:paragraph-rsid="37d46557"/>
    </style:style>
    <style:style style:name="P565" style:family="paragraph" style:parent-style-name="Text_20_body">
      <style:text-properties officeooo:rsid="2107ada6" officeooo:paragraph-rsid="37d46557"/>
    </style:style>
    <style:style style:name="P566" style:family="paragraph" style:parent-style-name="Text_20_body">
      <style:text-properties officeooo:rsid="329bec38" officeooo:paragraph-rsid="37d46557"/>
    </style:style>
    <style:style style:name="P567" style:family="paragraph" style:parent-style-name="Text_20_body">
      <style:text-properties officeooo:rsid="210ceec1" officeooo:paragraph-rsid="37d46557"/>
    </style:style>
    <style:style style:name="P568" style:family="paragraph" style:parent-style-name="Text_20_body">
      <style:text-properties officeooo:rsid="21050cb4" officeooo:paragraph-rsid="37d46557"/>
    </style:style>
    <style:style style:name="P569" style:family="paragraph" style:parent-style-name="Text_20_body">
      <style:text-properties officeooo:rsid="17efa3a4" officeooo:paragraph-rsid="37d46557"/>
    </style:style>
    <style:style style:name="P570" style:family="paragraph" style:parent-style-name="Text_20_body">
      <style:text-properties officeooo:rsid="329c13f1" officeooo:paragraph-rsid="37d46557"/>
    </style:style>
    <style:style style:name="P571" style:family="paragraph" style:parent-style-name="Text_20_body">
      <style:text-properties officeooo:rsid="212150a4" officeooo:paragraph-rsid="37d46557"/>
    </style:style>
    <style:style style:name="P572" style:family="paragraph" style:parent-style-name="Text_20_body">
      <style:text-properties officeooo:rsid="1bc04f01" officeooo:paragraph-rsid="37d46557"/>
    </style:style>
    <style:style style:name="P573" style:family="paragraph" style:parent-style-name="Text_20_body">
      <style:text-properties officeooo:rsid="32cefa94" officeooo:paragraph-rsid="37d46557"/>
    </style:style>
    <style:style style:name="P574" style:family="paragraph" style:parent-style-name="Text_20_body">
      <style:text-properties officeooo:rsid="32aebe42" officeooo:paragraph-rsid="37d46557"/>
    </style:style>
    <style:style style:name="P575" style:family="paragraph" style:parent-style-name="Text_20_body">
      <style:text-properties officeooo:rsid="32b1c651" officeooo:paragraph-rsid="37d46557"/>
    </style:style>
    <style:style style:name="P576" style:family="paragraph" style:parent-style-name="Text_20_body">
      <style:text-properties officeooo:rsid="3372cdf8" officeooo:paragraph-rsid="37d46557"/>
    </style:style>
    <style:style style:name="P577" style:family="paragraph" style:parent-style-name="Text_20_body">
      <style:text-properties officeooo:rsid="32cb9adc" officeooo:paragraph-rsid="37d46557"/>
    </style:style>
    <style:style style:name="P578" style:family="paragraph" style:parent-style-name="Text_20_body">
      <style:text-properties officeooo:rsid="2d6f8a45" officeooo:paragraph-rsid="38deb3e0"/>
    </style:style>
    <style:style style:name="P579" style:family="paragraph" style:parent-style-name="Text_20_body">
      <style:text-properties officeooo:rsid="29763f4f" officeooo:paragraph-rsid="38deb3e0"/>
    </style:style>
    <style:style style:name="P580" style:family="paragraph" style:parent-style-name="Text_20_body">
      <style:text-properties officeooo:rsid="2d7b2348" officeooo:paragraph-rsid="38deb3e0"/>
    </style:style>
    <style:style style:name="P581" style:family="paragraph" style:parent-style-name="Text_20_body">
      <style:text-properties officeooo:rsid="2977bc9f" officeooo:paragraph-rsid="38deb3e0"/>
    </style:style>
    <style:style style:name="P582" style:family="paragraph" style:parent-style-name="Text_20_body">
      <style:text-properties officeooo:paragraph-rsid="38deb3e0"/>
    </style:style>
    <style:style style:name="P583" style:family="paragraph" style:parent-style-name="Text_20_body">
      <style:text-properties officeooo:rsid="3927897c" officeooo:paragraph-rsid="3927897c"/>
    </style:style>
    <style:style style:name="P584" style:family="paragraph" style:parent-style-name="Text_20_body">
      <style:text-properties officeooo:rsid="1bc71b76" officeooo:paragraph-rsid="37d46557"/>
    </style:style>
    <style:style style:name="P585" style:family="paragraph" style:parent-style-name="Text_20_body">
      <style:text-properties officeooo:rsid="2e0f2eca" officeooo:paragraph-rsid="3a2ea779"/>
    </style:style>
    <style:style style:name="P586" style:family="paragraph" style:parent-style-name="Text_20_body">
      <style:text-properties officeooo:rsid="18c84115" officeooo:paragraph-rsid="3a2ea779"/>
    </style:style>
    <style:style style:name="P587" style:family="paragraph" style:parent-style-name="Text_20_body">
      <style:text-properties officeooo:rsid="392a38b7" officeooo:paragraph-rsid="3a2ea779"/>
    </style:style>
    <style:style style:name="P588" style:family="paragraph" style:parent-style-name="Text_20_body">
      <style:text-properties officeooo:rsid="39f67e8e" officeooo:paragraph-rsid="3a2ea779"/>
    </style:style>
    <style:style style:name="P589" style:family="paragraph" style:parent-style-name="Text_20_body">
      <style:text-properties officeooo:rsid="39fb84bb" officeooo:paragraph-rsid="3a2ea779"/>
    </style:style>
    <style:style style:name="P590" style:family="paragraph" style:parent-style-name="Text_20_body">
      <style:text-properties officeooo:rsid="39fd77c1" officeooo:paragraph-rsid="3a2ea779"/>
    </style:style>
    <style:style style:name="P591" style:family="paragraph" style:parent-style-name="Text_20_body">
      <style:text-properties officeooo:rsid="3a11cc23" officeooo:paragraph-rsid="3a2ea779"/>
    </style:style>
    <style:style style:name="P592" style:family="paragraph" style:parent-style-name="Text_20_body">
      <style:text-properties officeooo:rsid="3a141791" officeooo:paragraph-rsid="3a2ea779"/>
    </style:style>
    <style:style style:name="P593" style:family="paragraph" style:parent-style-name="Text_20_body">
      <style:text-properties officeooo:rsid="3a16c15f" officeooo:paragraph-rsid="3a2ea779"/>
    </style:style>
    <style:style style:name="P594" style:family="paragraph" style:parent-style-name="Text_20_body">
      <style:text-properties officeooo:rsid="3a193765" officeooo:paragraph-rsid="3a2ea779"/>
    </style:style>
    <style:style style:name="P595" style:family="paragraph" style:parent-style-name="Text_20_body">
      <style:text-properties officeooo:rsid="10a2cf85" officeooo:paragraph-rsid="3a2ea779"/>
    </style:style>
    <style:style style:name="P596" style:family="paragraph" style:parent-style-name="Text_20_body">
      <style:text-properties officeooo:rsid="3a2970e2" officeooo:paragraph-rsid="3a2ea779"/>
    </style:style>
    <style:style style:name="P597" style:family="paragraph" style:parent-style-name="Text_20_body">
      <style:text-properties officeooo:rsid="1658caa3" officeooo:paragraph-rsid="3905935e"/>
    </style:style>
    <style:style style:name="P598" style:family="paragraph" style:parent-style-name="Text_20_body">
      <style:text-properties officeooo:paragraph-rsid="3a2ea779"/>
    </style:style>
    <style:style style:name="P599" style:family="paragraph" style:parent-style-name="Text_20_body">
      <style:text-properties officeooo:rsid="3a146c30" officeooo:paragraph-rsid="3a2ea779"/>
    </style:style>
    <style:style style:name="P600" style:family="paragraph" style:parent-style-name="Text_20_body">
      <style:text-properties officeooo:rsid="3a4a68d7" officeooo:paragraph-rsid="3a51aaa1"/>
    </style:style>
    <style:style style:name="P601" style:family="paragraph" style:parent-style-name="Text_20_body">
      <style:text-properties officeooo:rsid="3a4fc76f" officeooo:paragraph-rsid="3a50753e"/>
    </style:style>
    <style:style style:name="P602" style:family="paragraph" style:parent-style-name="Text_20_body">
      <style:text-properties officeooo:rsid="3aad16de" officeooo:paragraph-rsid="3aad16de"/>
    </style:style>
    <style:style style:name="P603" style:family="paragraph" style:parent-style-name="Text_20_body">
      <style:text-properties officeooo:rsid="3aaa73c5" officeooo:paragraph-rsid="3ab8cbfc"/>
    </style:style>
    <style:style style:name="P604" style:family="paragraph" style:parent-style-name="Text_20_body">
      <style:text-properties officeooo:rsid="3aa76ba0" officeooo:paragraph-rsid="3ab8cbfc"/>
    </style:style>
    <style:style style:name="P605" style:family="paragraph" style:parent-style-name="Text_20_body">
      <style:text-properties officeooo:rsid="3abcf8b1" officeooo:paragraph-rsid="3abcf8b1"/>
    </style:style>
    <style:style style:name="P606" style:family="paragraph" style:parent-style-name="Text_20_body">
      <style:text-properties officeooo:rsid="3ac3cfce" officeooo:paragraph-rsid="3ac3cfce"/>
    </style:style>
    <style:style style:name="P607" style:family="paragraph" style:parent-style-name="Text_20_body">
      <style:text-properties officeooo:rsid="3ab8cbfc" officeooo:paragraph-rsid="3ab665df"/>
    </style:style>
    <style:style style:name="P608" style:family="paragraph" style:parent-style-name="Text_20_body">
      <style:text-properties officeooo:rsid="24ffc69a" officeooo:paragraph-rsid="3b063992"/>
    </style:style>
    <style:style style:name="P609" style:family="paragraph" style:parent-style-name="Text_20_body">
      <style:text-properties officeooo:rsid="3b18918c" officeooo:paragraph-rsid="3b18918c"/>
    </style:style>
    <style:style style:name="P610" style:family="paragraph" style:parent-style-name="Text_20_body">
      <style:text-properties officeooo:rsid="228327ad" officeooo:paragraph-rsid="2284bf97"/>
    </style:style>
    <style:style style:name="P611" style:family="paragraph" style:parent-style-name="Text_20_body">
      <style:text-properties officeooo:rsid="228327ad" officeooo:paragraph-rsid="3b376136"/>
    </style:style>
    <style:style style:name="P612" style:family="paragraph" style:parent-style-name="Text_20_body">
      <style:text-properties officeooo:rsid="28a8f94c" officeooo:paragraph-rsid="3bf4b0ae"/>
    </style:style>
    <style:style style:name="P613" style:family="paragraph" style:parent-style-name="Text_20_body">
      <style:text-properties officeooo:rsid="2bd3e1b8" officeooo:paragraph-rsid="3bf87fb4"/>
    </style:style>
    <style:style style:name="P614" style:family="paragraph" style:parent-style-name="Text_20_body">
      <style:text-properties officeooo:rsid="3c72db6d" officeooo:paragraph-rsid="3c72db6d"/>
    </style:style>
    <style:style style:name="P615" style:family="paragraph" style:parent-style-name="Text_20_body">
      <style:text-properties officeooo:rsid="3c73f0ac" officeooo:paragraph-rsid="3c73f0ac"/>
    </style:style>
    <style:style style:name="P616" style:family="paragraph" style:parent-style-name="Text_20_body">
      <style:text-properties officeooo:rsid="3e774433" officeooo:paragraph-rsid="42726329"/>
    </style:style>
    <style:style style:name="P617" style:family="paragraph" style:parent-style-name="Text_20_body">
      <style:text-properties officeooo:rsid="3e7911aa" officeooo:paragraph-rsid="42726329"/>
    </style:style>
    <style:style style:name="P618" style:family="paragraph" style:parent-style-name="Text_20_body">
      <style:text-properties officeooo:rsid="1e05f260" officeooo:paragraph-rsid="42726329"/>
    </style:style>
    <style:style style:name="P619" style:family="paragraph" style:parent-style-name="Text_20_body">
      <style:text-properties officeooo:rsid="2024c342" officeooo:paragraph-rsid="2024c342"/>
    </style:style>
    <style:style style:name="P620" style:family="paragraph" style:parent-style-name="Text_20_body">
      <style:text-properties officeooo:paragraph-rsid="3e95911d"/>
    </style:style>
    <style:style style:name="P621" style:family="paragraph" style:parent-style-name="Text_20_body">
      <style:text-properties officeooo:rsid="3e985353" officeooo:paragraph-rsid="3e985353"/>
    </style:style>
    <style:style style:name="P622" style:family="paragraph" style:parent-style-name="Text_20_body">
      <style:text-properties officeooo:rsid="3ea26cfe" officeooo:paragraph-rsid="3eb18e28"/>
    </style:style>
    <style:style style:name="P623" style:family="paragraph" style:parent-style-name="Text_20_body">
      <style:text-properties officeooo:rsid="3ea26cfe" officeooo:paragraph-rsid="3eb19fe3"/>
    </style:style>
    <style:style style:name="P624" style:family="paragraph" style:parent-style-name="Text_20_body">
      <style:text-properties officeooo:paragraph-rsid="20735a6d"/>
    </style:style>
    <style:style style:name="P625" style:family="paragraph" style:parent-style-name="Text_20_body">
      <style:text-properties officeooo:rsid="2058902b" officeooo:paragraph-rsid="3eb4b392"/>
    </style:style>
    <style:style style:name="P626" style:family="paragraph" style:parent-style-name="Text_20_body">
      <style:text-properties officeooo:rsid="2058902b" officeooo:paragraph-rsid="421cfd20"/>
    </style:style>
    <style:style style:name="P627" style:family="paragraph" style:parent-style-name="Text_20_body">
      <style:text-properties officeooo:rsid="3e9701a8" officeooo:paragraph-rsid="3eb5997b"/>
    </style:style>
    <style:style style:name="P628" style:family="paragraph" style:parent-style-name="Text_20_body">
      <style:text-properties officeooo:rsid="3ec20f06" officeooo:paragraph-rsid="3ec20f06"/>
    </style:style>
    <style:style style:name="P629" style:family="paragraph" style:parent-style-name="Text_20_body">
      <style:text-properties officeooo:rsid="3ec5d798" officeooo:paragraph-rsid="3ec5d798"/>
    </style:style>
    <style:style style:name="P630" style:family="paragraph" style:parent-style-name="Text_20_body">
      <style:text-properties officeooo:rsid="3ec6cf35" officeooo:paragraph-rsid="3ec6cf35"/>
    </style:style>
    <style:style style:name="P631" style:family="paragraph" style:parent-style-name="Text_20_body">
      <style:text-properties officeooo:rsid="2152db7f" officeooo:paragraph-rsid="2455efb8"/>
    </style:style>
    <style:style style:name="P632" style:family="paragraph" style:parent-style-name="Text_20_body">
      <style:text-properties officeooo:rsid="2152db7f" officeooo:paragraph-rsid="3ed2366a"/>
    </style:style>
    <style:style style:name="P633" style:family="paragraph" style:parent-style-name="Text_20_body">
      <style:text-properties officeooo:paragraph-rsid="3edbc7a2"/>
    </style:style>
    <style:style style:name="P634" style:family="paragraph" style:parent-style-name="Text_20_body">
      <style:text-properties officeooo:paragraph-rsid="284f60f7"/>
    </style:style>
    <style:style style:name="P635" style:family="paragraph" style:parent-style-name="Text_20_body">
      <style:text-properties officeooo:rsid="25a5346e" officeooo:paragraph-rsid="42726329"/>
    </style:style>
    <style:style style:name="P636" style:family="paragraph" style:parent-style-name="Text_20_body">
      <style:text-properties officeooo:paragraph-rsid="3f6bf0ce"/>
    </style:style>
    <style:style style:name="P637" style:family="paragraph" style:parent-style-name="Text_20_body">
      <style:text-properties officeooo:rsid="22d6a232" officeooo:paragraph-rsid="22d9bedb"/>
    </style:style>
    <style:style style:name="P638" style:family="paragraph" style:parent-style-name="Text_20_body">
      <style:text-properties officeooo:rsid="3f6f4006" officeooo:paragraph-rsid="3f6f4006"/>
    </style:style>
    <style:style style:name="P639" style:family="paragraph" style:parent-style-name="Text_20_body">
      <style:text-properties officeooo:rsid="3f73805b" officeooo:paragraph-rsid="3f73805b"/>
    </style:style>
    <style:style style:name="P640" style:family="paragraph" style:parent-style-name="Text_20_body">
      <style:text-properties officeooo:rsid="1f724502" officeooo:paragraph-rsid="42726329"/>
    </style:style>
    <style:style style:name="P641" style:family="paragraph" style:parent-style-name="Text_20_body">
      <style:text-properties officeooo:rsid="19e5887b" officeooo:paragraph-rsid="42726329"/>
    </style:style>
    <style:style style:name="P642" style:family="paragraph" style:parent-style-name="Text_20_body">
      <style:text-properties officeooo:rsid="26a3593b" officeooo:paragraph-rsid="42726329"/>
    </style:style>
    <style:style style:name="P643" style:family="paragraph" style:parent-style-name="Text_20_body">
      <style:text-properties officeooo:rsid="3a85ca62" officeooo:paragraph-rsid="42726329"/>
    </style:style>
    <style:style style:name="P644" style:family="paragraph" style:parent-style-name="Text_20_body">
      <style:text-properties officeooo:rsid="1743cb1d" officeooo:paragraph-rsid="42726329"/>
    </style:style>
    <style:style style:name="P645" style:family="paragraph" style:parent-style-name="Text_20_body">
      <style:text-properties officeooo:rsid="27f58cff" officeooo:paragraph-rsid="42726329"/>
    </style:style>
    <style:style style:name="P646" style:family="paragraph" style:parent-style-name="Text_20_body">
      <style:text-properties officeooo:rsid="3c31cd8f" officeooo:paragraph-rsid="42726329"/>
    </style:style>
    <style:style style:name="P647" style:family="paragraph" style:parent-style-name="Text_20_body">
      <style:text-properties officeooo:rsid="18e685e5" officeooo:paragraph-rsid="42726329"/>
    </style:style>
    <style:style style:name="P648" style:family="paragraph" style:parent-style-name="Text_20_body">
      <style:text-properties officeooo:rsid="137b1378" officeooo:paragraph-rsid="2842b948"/>
    </style:style>
    <style:style style:name="P649" style:family="paragraph" style:parent-style-name="Text_20_body">
      <style:text-properties officeooo:rsid="4089b808" officeooo:paragraph-rsid="4089b808"/>
    </style:style>
    <style:style style:name="P650" style:family="paragraph" style:parent-style-name="Text_20_body">
      <style:text-properties officeooo:rsid="3b9a6b3e" officeooo:paragraph-rsid="42726329"/>
    </style:style>
    <style:style style:name="P651" style:family="paragraph" style:parent-style-name="Text_20_body">
      <style:text-properties officeooo:rsid="3c13c566" officeooo:paragraph-rsid="42726329"/>
    </style:style>
    <style:style style:name="P652" style:family="paragraph" style:parent-style-name="Text_20_body">
      <style:text-properties officeooo:rsid="40d83fbe" officeooo:paragraph-rsid="42726329"/>
    </style:style>
    <style:style style:name="P653" style:family="paragraph" style:parent-style-name="Text_20_body">
      <style:text-properties officeooo:rsid="3f74fced" officeooo:paragraph-rsid="3f74fced"/>
    </style:style>
    <style:style style:name="P654" style:family="paragraph" style:parent-style-name="Text_20_body">
      <style:text-properties officeooo:rsid="411688ba" officeooo:paragraph-rsid="411688ba"/>
    </style:style>
    <style:style style:name="P655" style:family="paragraph" style:parent-style-name="Text_20_body">
      <style:text-properties officeooo:rsid="41180c80" officeooo:paragraph-rsid="41198c71"/>
    </style:style>
    <style:style style:name="P656" style:family="paragraph" style:parent-style-name="Text_20_body">
      <style:text-properties officeooo:paragraph-rsid="3954aa69"/>
    </style:style>
    <style:style style:name="P657" style:family="paragraph" style:parent-style-name="Text_20_body">
      <style:text-properties officeooo:rsid="3954569e" officeooo:paragraph-rsid="3954aa69"/>
    </style:style>
    <style:style style:name="P658" style:family="paragraph" style:parent-style-name="Text_20_body">
      <style:text-properties officeooo:rsid="2197e806" officeooo:paragraph-rsid="250cd62e"/>
    </style:style>
    <style:style style:name="P659" style:family="paragraph" style:parent-style-name="Text_20_body">
      <style:text-properties officeooo:rsid="4122fd73" officeooo:paragraph-rsid="4122fd73"/>
    </style:style>
    <style:style style:name="P660" style:family="paragraph" style:parent-style-name="Text_20_body">
      <style:text-properties officeooo:rsid="41309608" officeooo:paragraph-rsid="41309608"/>
    </style:style>
    <style:style style:name="P661" style:family="paragraph" style:parent-style-name="Text_20_body">
      <style:text-properties officeooo:rsid="319f581b" officeooo:paragraph-rsid="319f581b"/>
    </style:style>
    <style:style style:name="P662" style:family="paragraph" style:parent-style-name="Text_20_body">
      <style:text-properties officeooo:rsid="41375ca9" officeooo:paragraph-rsid="41375ca9"/>
    </style:style>
    <style:style style:name="P663" style:family="paragraph" style:parent-style-name="Text_20_body">
      <style:text-properties officeooo:paragraph-rsid="413a5368"/>
    </style:style>
    <style:style style:name="P664" style:family="paragraph" style:parent-style-name="Text_20_body">
      <style:text-properties officeooo:paragraph-rsid="413a76e7"/>
    </style:style>
    <style:style style:name="P665" style:family="paragraph" style:parent-style-name="Text_20_body">
      <style:text-properties officeooo:rsid="413fdfae" officeooo:paragraph-rsid="414044ee"/>
    </style:style>
    <style:style style:name="P666" style:family="paragraph" style:parent-style-name="Text_20_body">
      <style:text-properties officeooo:rsid="414a8953" officeooo:paragraph-rsid="414a8953"/>
    </style:style>
    <style:style style:name="P667" style:family="paragraph" style:parent-style-name="Text_20_body">
      <style:text-properties officeooo:rsid="41506cfe" officeooo:paragraph-rsid="41506cfe"/>
    </style:style>
    <style:style style:name="P668" style:family="paragraph" style:parent-style-name="Text_20_body">
      <style:text-properties officeooo:rsid="415203a6" officeooo:paragraph-rsid="415203a6"/>
    </style:style>
    <style:style style:name="P669" style:family="paragraph" style:parent-style-name="Text_20_body">
      <style:text-properties officeooo:rsid="4153ada6" officeooo:paragraph-rsid="4153ada6"/>
    </style:style>
    <style:style style:name="P670" style:family="paragraph" style:parent-style-name="Text_20_body">
      <style:text-properties officeooo:paragraph-rsid="4153ada6"/>
    </style:style>
    <style:style style:name="P671" style:family="paragraph" style:parent-style-name="Text_20_body">
      <style:text-properties officeooo:rsid="41548b0b" officeooo:paragraph-rsid="41548b0b"/>
    </style:style>
    <style:style style:name="P672" style:family="paragraph" style:parent-style-name="Text_20_body">
      <style:text-properties officeooo:paragraph-rsid="30f1c3ba"/>
    </style:style>
    <style:style style:name="P673" style:family="paragraph" style:parent-style-name="Text_20_body">
      <style:text-properties officeooo:rsid="41416383" officeooo:paragraph-rsid="4148d033"/>
    </style:style>
    <style:style style:name="P674" style:family="paragraph" style:parent-style-name="Text_20_body">
      <style:text-properties officeooo:paragraph-rsid="4159f746"/>
    </style:style>
    <style:style style:name="P675" style:family="paragraph" style:parent-style-name="Text_20_body">
      <style:text-properties officeooo:paragraph-rsid="415d2676"/>
    </style:style>
    <style:style style:name="P676" style:family="paragraph" style:parent-style-name="Text_20_body">
      <style:text-properties officeooo:paragraph-rsid="415eb4e0"/>
    </style:style>
    <style:style style:name="P677" style:family="paragraph" style:parent-style-name="Text_20_body">
      <style:text-properties officeooo:rsid="21e0d06b" officeooo:paragraph-rsid="38deb3e0"/>
    </style:style>
    <style:style style:name="P678" style:family="paragraph" style:parent-style-name="Text_20_body">
      <style:text-properties officeooo:rsid="41d5df59" officeooo:paragraph-rsid="41d5df59"/>
    </style:style>
    <style:style style:name="P679" style:family="paragraph" style:parent-style-name="Text_20_body">
      <style:text-properties officeooo:paragraph-rsid="41ed0d6b"/>
    </style:style>
    <style:style style:name="P680" style:family="paragraph" style:parent-style-name="Text_20_body">
      <style:text-properties officeooo:paragraph-rsid="41f14939"/>
    </style:style>
    <style:style style:name="P681" style:family="paragraph" style:parent-style-name="Text_20_body">
      <style:text-properties officeooo:paragraph-rsid="41f376c6"/>
    </style:style>
    <style:style style:name="P682" style:family="paragraph" style:parent-style-name="Text_20_body">
      <style:text-properties officeooo:paragraph-rsid="41f4c03b"/>
    </style:style>
    <style:style style:name="P683" style:family="paragraph" style:parent-style-name="Text_20_body">
      <style:text-properties officeooo:paragraph-rsid="41fc5100"/>
    </style:style>
    <style:style style:name="P684" style:family="paragraph" style:parent-style-name="Text_20_body">
      <style:text-properties officeooo:paragraph-rsid="41fd7149"/>
    </style:style>
    <style:style style:name="P685" style:family="paragraph" style:parent-style-name="Text_20_body">
      <style:text-properties officeooo:paragraph-rsid="41ff423b"/>
    </style:style>
    <style:style style:name="P686" style:family="paragraph" style:parent-style-name="Text_20_body">
      <style:text-properties officeooo:paragraph-rsid="42018b83"/>
    </style:style>
    <style:style style:name="P687" style:family="paragraph" style:parent-style-name="Text_20_body">
      <style:text-properties officeooo:paragraph-rsid="4201aeee"/>
    </style:style>
    <style:style style:name="P688" style:family="paragraph" style:parent-style-name="Text_20_body">
      <style:text-properties officeooo:paragraph-rsid="42032939"/>
    </style:style>
    <style:style style:name="P689" style:family="paragraph" style:parent-style-name="Text_20_body">
      <style:text-properties officeooo:paragraph-rsid="42054a00"/>
    </style:style>
    <style:style style:name="P690" style:family="paragraph" style:parent-style-name="Text_20_body">
      <style:text-properties officeooo:rsid="42054a00" officeooo:paragraph-rsid="42054a00"/>
    </style:style>
    <style:style style:name="P691" style:family="paragraph" style:parent-style-name="Text_20_body">
      <style:text-properties officeooo:paragraph-rsid="420596f2"/>
    </style:style>
    <style:style style:name="P692" style:family="paragraph" style:parent-style-name="Text_20_body">
      <style:text-properties officeooo:paragraph-rsid="419b2270"/>
    </style:style>
    <style:style style:name="P693" style:family="paragraph" style:parent-style-name="Text_20_body">
      <style:text-properties officeooo:paragraph-rsid="41760332"/>
    </style:style>
    <style:style style:name="P694" style:family="paragraph" style:parent-style-name="Text_20_body">
      <style:text-properties officeooo:paragraph-rsid="420de24e"/>
    </style:style>
    <style:style style:name="P695" style:family="paragraph" style:parent-style-name="Text_20_body">
      <style:text-properties officeooo:rsid="3c339149" officeooo:paragraph-rsid="42726329"/>
    </style:style>
    <style:style style:name="P696" style:family="paragraph" style:parent-style-name="Text_20_body">
      <style:text-properties officeooo:rsid="408d9880" officeooo:paragraph-rsid="421f3761"/>
    </style:style>
    <style:style style:name="P697" style:family="paragraph" style:parent-style-name="Text_20_body">
      <style:text-properties officeooo:rsid="17e3a390" officeooo:paragraph-rsid="42726329"/>
    </style:style>
    <style:style style:name="P698" style:family="paragraph" style:parent-style-name="Text_20_body">
      <style:text-properties officeooo:rsid="40fec6d5" officeooo:paragraph-rsid="42726329"/>
    </style:style>
    <style:style style:name="P699" style:family="paragraph" style:parent-style-name="Text_20_body">
      <style:text-properties officeooo:paragraph-rsid="42726329"/>
    </style:style>
    <style:style style:name="P700" style:family="paragraph" style:parent-style-name="Text_20_body">
      <style:text-properties officeooo:rsid="4245c1b2" officeooo:paragraph-rsid="42726329"/>
    </style:style>
    <style:style style:name="P701" style:family="paragraph" style:parent-style-name="Text_20_body">
      <style:text-properties officeooo:rsid="424948e8" officeooo:paragraph-rsid="42726329"/>
    </style:style>
    <style:style style:name="P702" style:family="paragraph" style:parent-style-name="Text_20_body">
      <style:text-properties officeooo:rsid="3d0175eb" officeooo:paragraph-rsid="42726329"/>
    </style:style>
    <style:style style:name="P703" style:family="paragraph" style:parent-style-name="Text_20_body">
      <style:text-properties officeooo:rsid="40ff6eb5" officeooo:paragraph-rsid="42726329"/>
    </style:style>
    <style:style style:name="P704" style:family="paragraph" style:parent-style-name="Text_20_body">
      <style:text-properties officeooo:rsid="3b70fb00" officeooo:paragraph-rsid="42726329"/>
    </style:style>
    <style:style style:name="P705" style:family="paragraph" style:parent-style-name="Text_20_body">
      <style:text-properties officeooo:rsid="428a5526" officeooo:paragraph-rsid="42726329"/>
    </style:style>
    <style:style style:name="P706" style:family="paragraph" style:parent-style-name="Text_20_body">
      <style:text-properties officeooo:rsid="41018dce" officeooo:paragraph-rsid="42726329"/>
    </style:style>
    <style:style style:name="P707" style:family="paragraph" style:parent-style-name="Text_20_body">
      <style:text-properties officeooo:rsid="42a58499" officeooo:paragraph-rsid="42726329"/>
    </style:style>
    <style:style style:name="P708" style:family="paragraph" style:parent-style-name="Text_20_body">
      <style:text-properties officeooo:paragraph-rsid="4272acc5"/>
    </style:style>
    <style:style style:name="P709" style:family="paragraph" style:parent-style-name="Text_20_body">
      <style:text-properties officeooo:paragraph-rsid="4274b0ba"/>
    </style:style>
    <style:style style:name="P710"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1"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2" style:family="paragraph" style:parent-style-name="Text_20_body">
      <style:text-properties officeooo:rsid="41df5438" officeooo:paragraph-rsid="41df5438"/>
    </style:style>
    <style:style style:name="P713" style:family="paragraph" style:parent-style-name="Text_20_body">
      <style:text-properties officeooo:rsid="427b8f7a" officeooo:paragraph-rsid="427b8f7a"/>
    </style:style>
    <style:style style:name="P714" style:family="paragraph" style:parent-style-name="Text_20_body">
      <style:text-properties officeooo:rsid="427e1829" officeooo:paragraph-rsid="427e1829"/>
    </style:style>
    <style:style style:name="P715" style:family="paragraph" style:parent-style-name="Standard">
      <style:paragraph-properties fo:text-align="center" style:justify-single-word="false"/>
      <style:text-properties officeooo:rsid="057aae1d" officeooo:paragraph-rsid="057aae1d"/>
    </style:style>
    <style:style style:name="P7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2" style:family="paragraph" style:parent-style-name="Standard">
      <style:text-properties officeooo:paragraph-rsid="35263a80"/>
    </style:style>
    <style:style style:name="P723" style:family="paragraph" style:parent-style-name="Example_20_Header">
      <style:text-properties officeooo:paragraph-rsid="0ce95318"/>
    </style:style>
    <style:style style:name="P724" style:family="paragraph" style:parent-style-name="Example_20_Header">
      <style:text-properties officeooo:paragraph-rsid="2049b142"/>
    </style:style>
    <style:style style:name="P725" style:family="paragraph" style:parent-style-name="Example_20_Header">
      <style:text-properties officeooo:rsid="21d5baa3" officeooo:paragraph-rsid="21d5baa3"/>
    </style:style>
    <style:style style:name="P726" style:family="paragraph" style:parent-style-name="Example_20_Header">
      <style:text-properties officeooo:rsid="27e08a27" officeooo:paragraph-rsid="42726329"/>
    </style:style>
    <style:style style:name="P727" style:family="paragraph" style:parent-style-name="Example_20_Header">
      <style:text-properties style:text-line-through-style="none" style:text-line-through-type="none" fo:language="cs" fo:country="CZ" officeooo:rsid="3ab807b0" officeooo:paragraph-rsid="3abe9baf"/>
    </style:style>
    <style:style style:name="P728" style:family="paragraph" style:parent-style-name="Example_20_Header">
      <style:text-properties style:text-line-through-style="none" style:text-line-through-type="none" fo:language="cs" fo:country="CZ" officeooo:rsid="3ab807b0" officeooo:paragraph-rsid="3ac02b74"/>
    </style:style>
    <style:style style:name="P729" style:family="paragraph" style:parent-style-name="Example_20_Header">
      <style:text-properties style:text-line-through-style="none" style:text-line-through-type="none" fo:language="cs" fo:country="CZ" officeooo:rsid="3ab807b0" officeooo:paragraph-rsid="3ac3cfce"/>
    </style:style>
    <style:style style:name="P730" style:family="paragraph" style:parent-style-name="Example_20_Header">
      <style:text-properties style:text-line-through-style="none" style:text-line-through-type="none" officeooo:rsid="27aedea8" officeooo:paragraph-rsid="42726329" fo:background-color="transparent"/>
    </style:style>
    <style:style style:name="P731" style:family="paragraph" style:parent-style-name="Example_20_Header">
      <style:text-properties officeooo:paragraph-rsid="283b5b27"/>
    </style:style>
    <style:style style:name="P732" style:family="paragraph" style:parent-style-name="Example_20_Header">
      <style:text-properties officeooo:paragraph-rsid="2842b948"/>
    </style:style>
    <style:style style:name="P733" style:family="paragraph" style:parent-style-name="Example_20_Header">
      <style:text-properties officeooo:paragraph-rsid="2ae1d984"/>
    </style:style>
    <style:style style:name="P734" style:family="paragraph" style:parent-style-name="Example_20_Header">
      <style:text-properties officeooo:rsid="1bd786c4" officeooo:paragraph-rsid="30868245"/>
    </style:style>
    <style:style style:name="P735" style:family="paragraph" style:parent-style-name="Example_20_Header">
      <style:text-properties officeooo:rsid="1bd786c4" officeooo:paragraph-rsid="320de796"/>
    </style:style>
    <style:style style:name="P736" style:family="paragraph" style:parent-style-name="Example_20_Header">
      <style:text-properties officeooo:rsid="30b893ef" officeooo:paragraph-rsid="30b95f57"/>
    </style:style>
    <style:style style:name="P737" style:family="paragraph" style:parent-style-name="Example_20_Header">
      <style:text-properties officeooo:paragraph-rsid="30c03f57"/>
    </style:style>
    <style:style style:name="P738" style:family="paragraph" style:parent-style-name="Example_20_Header">
      <style:text-properties officeooo:paragraph-rsid="312132e6"/>
    </style:style>
    <style:style style:name="P739" style:family="paragraph" style:parent-style-name="Example_20_Header">
      <style:text-properties fo:language="cs" fo:country="CZ" officeooo:rsid="313e3b34" officeooo:paragraph-rsid="31560202"/>
    </style:style>
    <style:style style:name="P740" style:family="paragraph" style:parent-style-name="Example_20_Header">
      <style:text-properties fo:language="cs" fo:country="CZ" officeooo:rsid="314f7ee7" officeooo:paragraph-rsid="314f7ee7"/>
    </style:style>
    <style:style style:name="P741" style:family="paragraph" style:parent-style-name="Example_20_Header">
      <style:text-properties fo:language="cs" fo:country="CZ" officeooo:rsid="314f7ee7" officeooo:paragraph-rsid="317a36dd"/>
    </style:style>
    <style:style style:name="P742" style:family="paragraph" style:parent-style-name="Example_20_Header">
      <style:text-properties fo:language="cs" fo:country="CZ" officeooo:rsid="314f7ee7" officeooo:paragraph-rsid="316bc840"/>
    </style:style>
    <style:style style:name="P743" style:family="paragraph" style:parent-style-name="Example_20_Header">
      <style:text-properties fo:language="cs" fo:country="CZ" officeooo:rsid="314f7ee7" officeooo:paragraph-rsid="316ecb2d"/>
    </style:style>
    <style:style style:name="P744" style:family="paragraph" style:parent-style-name="Example_20_Header">
      <style:text-properties fo:language="cs" fo:country="CZ" officeooo:rsid="202b1bc4" officeooo:paragraph-rsid="3ece0e02" fo:background-color="#fff200" style:language-asian="cs" style:country-asian="CZ"/>
    </style:style>
    <style:style style:name="P745" style:family="paragraph" style:parent-style-name="Example_20_Header">
      <style:text-properties officeooo:paragraph-rsid="314f7ee7"/>
    </style:style>
    <style:style style:name="P746" style:family="paragraph" style:parent-style-name="Example_20_Header">
      <style:text-properties officeooo:paragraph-rsid="31560202"/>
    </style:style>
    <style:style style:name="P747" style:family="paragraph" style:parent-style-name="Example_20_Header">
      <style:text-properties officeooo:paragraph-rsid="3158bd62"/>
    </style:style>
    <style:style style:name="P748" style:family="paragraph" style:parent-style-name="Example_20_Header">
      <style:text-properties officeooo:paragraph-rsid="315b6403"/>
    </style:style>
    <style:style style:name="P749" style:family="paragraph" style:parent-style-name="Example_20_Header">
      <style:text-properties officeooo:paragraph-rsid="31cbff1e"/>
    </style:style>
    <style:style style:name="P750" style:family="paragraph" style:parent-style-name="Example_20_Header">
      <style:text-properties officeooo:paragraph-rsid="338ae010"/>
    </style:style>
    <style:style style:name="P751" style:family="paragraph" style:parent-style-name="Example_20_Header">
      <style:text-properties officeooo:paragraph-rsid="33929ecf"/>
    </style:style>
    <style:style style:name="P752" style:family="paragraph" style:parent-style-name="Example_20_Header">
      <style:text-properties officeooo:paragraph-rsid="34b30b4f"/>
    </style:style>
    <style:style style:name="P753" style:family="paragraph" style:parent-style-name="Example_20_Header">
      <style:text-properties officeooo:paragraph-rsid="34f3694a"/>
    </style:style>
    <style:style style:name="P754" style:family="paragraph" style:parent-style-name="Example_20_Header">
      <style:text-properties officeooo:paragraph-rsid="35018ce2"/>
    </style:style>
    <style:style style:name="P755" style:family="paragraph" style:parent-style-name="Example_20_Header">
      <style:text-properties officeooo:paragraph-rsid="3502ed5d"/>
    </style:style>
    <style:style style:name="P756" style:family="paragraph" style:parent-style-name="Example_20_Header">
      <style:text-properties officeooo:paragraph-rsid="350a6692"/>
    </style:style>
    <style:style style:name="P757" style:family="paragraph" style:parent-style-name="Example_20_Header">
      <style:text-properties officeooo:paragraph-rsid="364d40ec"/>
    </style:style>
    <style:style style:name="P758" style:family="paragraph" style:parent-style-name="Example_20_Header">
      <style:text-properties officeooo:paragraph-rsid="364d7f46"/>
    </style:style>
    <style:style style:name="P759" style:family="paragraph" style:parent-style-name="Example_20_Header">
      <style:text-properties officeooo:paragraph-rsid="364ef481"/>
    </style:style>
    <style:style style:name="P760" style:family="paragraph" style:parent-style-name="Example_20_Header">
      <style:text-properties fo:background-color="#fff200"/>
    </style:style>
    <style:style style:name="P761" style:family="paragraph" style:parent-style-name="Example_20_Header">
      <style:text-properties officeooo:paragraph-rsid="3629367f" fo:background-color="#fff200"/>
    </style:style>
    <style:style style:name="P762" style:family="paragraph" style:parent-style-name="Example_20_Header">
      <style:text-properties officeooo:paragraph-rsid="2c1562ff" fo:background-color="#fff200"/>
    </style:style>
    <style:style style:name="P763" style:family="paragraph" style:parent-style-name="Example_20_Header">
      <style:text-properties officeooo:paragraph-rsid="2eeeca56" fo:background-color="#fff200"/>
    </style:style>
    <style:style style:name="P764" style:family="paragraph" style:parent-style-name="Example_20_Header">
      <style:text-properties officeooo:paragraph-rsid="365667bc" fo:background-color="#fff200"/>
    </style:style>
    <style:style style:name="P765" style:family="paragraph" style:parent-style-name="Example_20_Header">
      <style:text-properties officeooo:rsid="37ebef6b" officeooo:paragraph-rsid="382e8694" fo:background-color="#fff200"/>
    </style:style>
    <style:style style:name="P766" style:family="paragraph" style:parent-style-name="Example_20_Header">
      <style:text-properties officeooo:rsid="1877b3ae" officeooo:paragraph-rsid="2aaa4bfe" fo:background-color="#fff200"/>
    </style:style>
    <style:style style:name="P767" style:family="paragraph" style:parent-style-name="Example_20_Header">
      <style:text-properties officeooo:paragraph-rsid="2aa45f8b" fo:background-color="#fff200"/>
    </style:style>
    <style:style style:name="P768" style:family="paragraph" style:parent-style-name="Example_20_Header">
      <style:text-properties officeooo:paragraph-rsid="37e8dcdb" fo:background-color="#fff200"/>
    </style:style>
    <style:style style:name="P769" style:family="paragraph" style:parent-style-name="Example_20_Header">
      <style:text-properties officeooo:paragraph-rsid="2c67e17b" fo:background-color="#fff200"/>
    </style:style>
    <style:style style:name="P770" style:family="paragraph" style:parent-style-name="Example_20_Header">
      <style:text-properties officeooo:paragraph-rsid="2c6a45e7" fo:background-color="#fff200"/>
    </style:style>
    <style:style style:name="P771" style:family="paragraph" style:parent-style-name="Example_20_Header">
      <style:text-properties officeooo:paragraph-rsid="37e45d74" fo:background-color="#fff200"/>
    </style:style>
    <style:style style:name="P772" style:family="paragraph" style:parent-style-name="Example_20_Header">
      <style:text-properties officeooo:paragraph-rsid="2aaa4bfe" fo:background-color="#fff200"/>
    </style:style>
    <style:style style:name="P773" style:family="paragraph" style:parent-style-name="Example_20_Header">
      <style:text-properties officeooo:paragraph-rsid="36d36c29" fo:background-color="#fff200"/>
    </style:style>
    <style:style style:name="P774" style:family="paragraph" style:parent-style-name="Example_20_Header">
      <style:text-properties officeooo:paragraph-rsid="3736ce92" fo:background-color="#fff200"/>
    </style:style>
    <style:style style:name="P775" style:family="paragraph" style:parent-style-name="Example_20_Header">
      <style:text-properties officeooo:paragraph-rsid="373d448c" fo:background-color="#fff200"/>
    </style:style>
    <style:style style:name="P776" style:family="paragraph" style:parent-style-name="Example_20_Header">
      <style:text-properties officeooo:rsid="36c63abf" officeooo:paragraph-rsid="3736ce92" fo:background-color="#fff200"/>
    </style:style>
    <style:style style:name="P777" style:family="paragraph" style:parent-style-name="Example_20_Header">
      <style:text-properties officeooo:paragraph-rsid="29739d0f" fo:background-color="#fff200"/>
    </style:style>
    <style:style style:name="P778" style:family="paragraph" style:parent-style-name="Example_20_Header">
      <style:text-properties officeooo:paragraph-rsid="2fb2ba2c" fo:background-color="#fff200"/>
    </style:style>
    <style:style style:name="P779" style:family="paragraph" style:parent-style-name="Example_20_Header">
      <style:text-properties officeooo:paragraph-rsid="2fb6894b" fo:background-color="#fff200"/>
    </style:style>
    <style:style style:name="P780" style:family="paragraph" style:parent-style-name="Example_20_Header">
      <style:text-properties officeooo:rsid="2d090591" officeooo:paragraph-rsid="3954aa69" fo:background-color="#fff200"/>
    </style:style>
    <style:style style:name="P781" style:family="paragraph" style:parent-style-name="Example_20_Header">
      <style:text-properties officeooo:rsid="30c6fd70" officeooo:paragraph-rsid="3954aa69" fo:background-color="#fff200"/>
    </style:style>
    <style:style style:name="P782" style:family="paragraph" style:parent-style-name="Example_20_Header">
      <style:text-properties officeooo:paragraph-rsid="3954aa69" fo:background-color="#fff200"/>
    </style:style>
    <style:style style:name="P783" style:family="paragraph" style:parent-style-name="Example_20_Header">
      <style:text-properties officeooo:rsid="166573f1" officeooo:paragraph-rsid="3a2ea779" fo:background-color="#fff200"/>
    </style:style>
    <style:style style:name="P784" style:family="paragraph" style:parent-style-name="Example_20_Header">
      <style:text-properties officeooo:paragraph-rsid="3a2ea779" fo:background-color="#fff200"/>
    </style:style>
    <style:style style:name="P785" style:family="paragraph" style:parent-style-name="Example_20_Header">
      <style:text-properties officeooo:paragraph-rsid="2ff9e629" fo:background-color="#fff200"/>
    </style:style>
    <style:style style:name="P786" style:family="paragraph" style:parent-style-name="Example_20_Header">
      <style:text-properties officeooo:paragraph-rsid="3afe3a92" fo:background-color="#fff200"/>
    </style:style>
    <style:style style:name="P787" style:family="paragraph" style:parent-style-name="Example_20_Header">
      <style:text-properties officeooo:rsid="3ed32730" officeooo:paragraph-rsid="3ed32730" fo:background-color="#fff200"/>
    </style:style>
    <style:style style:name="P788" style:family="paragraph" style:parent-style-name="Example_20_Header">
      <style:text-properties officeooo:paragraph-rsid="37d46557"/>
    </style:style>
    <style:style style:name="P789" style:family="paragraph" style:parent-style-name="Example_20_Header">
      <style:text-properties officeooo:rsid="166573f1" officeooo:paragraph-rsid="3a2ea779"/>
    </style:style>
    <style:style style:name="P790" style:family="paragraph" style:parent-style-name="Example_20_Header">
      <style:text-properties officeooo:paragraph-rsid="3a2ea779"/>
    </style:style>
    <style:style style:name="P791" style:family="paragraph" style:parent-style-name="Example_20_Header">
      <style:text-properties officeooo:rsid="3e7911aa" officeooo:paragraph-rsid="42726329"/>
    </style:style>
    <style:style style:name="P792" style:family="paragraph" style:parent-style-name="Example_20_Header">
      <style:text-properties officeooo:rsid="26d8fde5" officeooo:paragraph-rsid="42726329" fo:background-color="transparent"/>
    </style:style>
    <style:style style:name="P793" style:family="paragraph" style:parent-style-name="Example_20_Header">
      <style:text-properties officeooo:paragraph-rsid="36d698bc" fo:background-color="transparent"/>
    </style:style>
    <style:style style:name="P794" style:family="paragraph" style:parent-style-name="Example_20_Header">
      <style:text-properties officeooo:rsid="27f58cff" officeooo:paragraph-rsid="42726329"/>
    </style:style>
    <style:style style:name="P795" style:family="paragraph" style:parent-style-name="Example_20_Header">
      <style:text-properties officeooo:rsid="14c8a310" officeooo:paragraph-rsid="42726329"/>
    </style:style>
    <style:style style:name="P796" style:family="paragraph" style:parent-style-name="Example_20_Header">
      <style:text-properties officeooo:rsid="424948e8" officeooo:paragraph-rsid="42726329"/>
    </style:style>
    <style:style style:name="P797" style:family="paragraph" style:parent-style-name="Example_20_Header">
      <style:text-properties officeooo:paragraph-rsid="42726329"/>
    </style:style>
    <style:style style:name="P798" style:family="paragraph" style:parent-style-name="Example">
      <style:text-properties officeooo:rsid="21d5baa3" officeooo:paragraph-rsid="21d5baa3"/>
    </style:style>
    <style:style style:name="P799" style:family="paragraph" style:parent-style-name="Example">
      <style:text-properties fo:language="cs" fo:country="CZ" officeooo:rsid="25612f74" officeooo:paragraph-rsid="42726329" style:language-asian="zxx" style:country-asian="none" style:language-complex="ar" style:country-complex="SA"/>
    </style:style>
    <style:style style:name="P800" style:family="paragraph" style:parent-style-name="Example">
      <style:text-properties fo:language="cs" fo:country="CZ" officeooo:rsid="350a6692" officeooo:paragraph-rsid="350a6692"/>
    </style:style>
    <style:style style:name="P801" style:family="paragraph" style:parent-style-name="Example">
      <style:text-properties officeooo:rsid="122861d3" officeooo:paragraph-rsid="42726329"/>
    </style:style>
    <style:style style:name="P802" style:family="paragraph" style:parent-style-name="Example">
      <style:text-properties officeooo:rsid="217800a7" officeooo:paragraph-rsid="42726329"/>
    </style:style>
    <style:style style:name="P803" style:family="paragraph" style:parent-style-name="Example">
      <style:text-properties officeooo:rsid="26d8fde5" officeooo:paragraph-rsid="42726329" fo:background-color="transparent"/>
    </style:style>
    <style:style style:name="P804" style:family="paragraph" style:parent-style-name="Example">
      <style:text-properties officeooo:rsid="3c392701" officeooo:paragraph-rsid="42726329" fo:background-color="transparent"/>
    </style:style>
    <style:style style:name="P805" style:family="paragraph" style:parent-style-name="Example">
      <style:text-properties officeooo:rsid="2795358b" officeooo:paragraph-rsid="42726329" fo:background-color="transparent"/>
    </style:style>
    <style:style style:name="P806" style:family="paragraph" style:parent-style-name="Example">
      <style:text-properties officeooo:paragraph-rsid="41674c44" fo:background-color="transparent"/>
    </style:style>
    <style:style style:name="P807" style:family="paragraph" style:parent-style-name="Example">
      <style:text-properties officeooo:rsid="1fc23eee" officeooo:paragraph-rsid="42726329" fo:background-color="transparent"/>
    </style:style>
    <style:style style:name="P808" style:family="paragraph" style:parent-style-name="Example">
      <style:text-properties fo:font-style="italic" officeooo:rsid="313a5a5c" officeooo:paragraph-rsid="3146de2f" style:font-style-asian="italic" style:font-style-complex="italic"/>
    </style:style>
    <style:style style:name="P809" style:family="paragraph" style:parent-style-name="Example">
      <style:text-properties fo:font-style="italic" officeooo:rsid="313a5a5c" officeooo:paragraph-rsid="314f7ee7" style:font-style-asian="italic" style:font-style-complex="italic"/>
    </style:style>
    <style:style style:name="P810" style:family="paragraph" style:parent-style-name="Example">
      <style:text-properties fo:font-style="italic" officeooo:rsid="313a5a5c" officeooo:paragraph-rsid="316bc840" style:font-style-asian="italic" style:font-style-complex="italic"/>
    </style:style>
    <style:style style:name="P811" style:family="paragraph" style:parent-style-name="Example">
      <style:text-properties fo:font-style="italic" officeooo:rsid="313a5a5c" officeooo:paragraph-rsid="316ecb2d" style:font-style-asian="italic" style:font-style-complex="italic"/>
    </style:style>
    <style:style style:name="P812" style:family="paragraph" style:parent-style-name="Example">
      <style:text-properties fo:font-style="italic" officeooo:rsid="313a5a5c" officeooo:paragraph-rsid="317a36dd" style:font-style-asian="italic" style:font-style-complex="italic"/>
    </style:style>
    <style:style style:name="P813" style:family="paragraph" style:parent-style-name="Example">
      <style:text-properties fo:font-style="italic" officeooo:rsid="314f7ee7" officeooo:paragraph-rsid="314f7ee7" style:font-style-asian="italic" style:font-style-complex="italic"/>
    </style:style>
    <style:style style:name="P814" style:family="paragraph" style:parent-style-name="Example">
      <style:text-properties fo:font-style="italic" officeooo:paragraph-rsid="29ec35f4" fo:background-color="#fff200" style:font-style-asian="italic" style:font-style-complex="italic"/>
    </style:style>
    <style:style style:name="P815" style:family="paragraph" style:parent-style-name="Example">
      <style:text-properties style:text-line-through-style="none" style:text-line-through-type="none" officeooo:rsid="24969cfe" officeooo:paragraph-rsid="33929ecf"/>
    </style:style>
    <style:style style:name="P816" style:family="paragraph" style:parent-style-name="Example">
      <style:text-properties style:text-line-through-style="none" style:text-line-through-type="none" officeooo:rsid="24969cfe" officeooo:paragraph-rsid="3a61c231"/>
    </style:style>
    <style:style style:name="P817" style:family="paragraph" style:parent-style-name="Example">
      <style:text-properties style:text-line-through-style="none" style:text-line-through-type="none" officeooo:rsid="2fb6894b" officeooo:paragraph-rsid="2fb6894b" fo:background-color="#fff200"/>
    </style:style>
    <style:style style:name="P818" style:family="paragraph" style:parent-style-name="Example">
      <style:text-properties style:text-line-through-style="none" style:text-line-through-type="none" officeooo:rsid="3a217759" officeooo:paragraph-rsid="3a2ea779"/>
    </style:style>
    <style:style style:name="P819" style:family="paragraph" style:parent-style-name="Example">
      <style:text-properties style:text-line-through-style="none" style:text-line-through-type="none" fo:language="cs" fo:country="CZ" officeooo:rsid="3ab807b0" officeooo:paragraph-rsid="3ac02b74"/>
    </style:style>
    <style:style style:name="P820" style:family="paragraph" style:parent-style-name="Example">
      <style:text-properties style:text-line-through-style="none" style:text-line-through-type="none" fo:language="cs" fo:country="CZ" officeooo:rsid="3ab807b0" officeooo:paragraph-rsid="3ac5cb91"/>
    </style:style>
    <style:style style:name="P821" style:family="paragraph" style:parent-style-name="Example">
      <style:text-properties style:text-line-through-style="none" style:text-line-through-type="none" fo:language="cs" fo:country="CZ" officeooo:rsid="3ab807b0" officeooo:paragraph-rsid="3ac5f8b6"/>
    </style:style>
    <style:style style:name="P822" style:family="paragraph" style:parent-style-name="Example">
      <style:text-properties style:text-line-through-style="none" style:text-line-through-type="none" fo:language="cs" fo:country="CZ" officeooo:rsid="3ab807b0" officeooo:paragraph-rsid="3af63806"/>
    </style:style>
    <style:style style:name="P823" style:family="paragraph" style:parent-style-name="Example">
      <style:text-properties style:text-line-through-style="none" style:text-line-through-type="none" fo:language="cs" fo:country="CZ" officeooo:rsid="3af63806" officeooo:paragraph-rsid="3af63806"/>
    </style:style>
    <style:style style:name="P824" style:family="paragraph" style:parent-style-name="Example">
      <style:text-properties style:text-line-through-style="none" style:text-line-through-type="none" fo:language="cs" fo:country="CZ" officeooo:rsid="3af63806" officeooo:paragraph-rsid="3af6ba05"/>
    </style:style>
    <style:style style:name="P825" style:family="paragraph" style:parent-style-name="Example">
      <style:text-properties officeooo:rsid="2823eee8" officeooo:paragraph-rsid="3a2ea779"/>
    </style:style>
    <style:style style:name="P826" style:family="paragraph" style:parent-style-name="Example">
      <style:text-properties officeooo:rsid="14641de2" officeooo:paragraph-rsid="29ec35f4"/>
    </style:style>
    <style:style style:name="P827" style:family="paragraph" style:parent-style-name="Example">
      <style:text-properties officeooo:paragraph-rsid="29ec35f4"/>
    </style:style>
    <style:style style:name="P828" style:family="paragraph" style:parent-style-name="Example">
      <style:text-properties officeooo:paragraph-rsid="2b47301d"/>
    </style:style>
    <style:style style:name="P829" style:family="paragraph" style:parent-style-name="Example">
      <style:text-properties officeooo:rsid="2b51d712" officeooo:paragraph-rsid="2b54f678"/>
    </style:style>
    <style:style style:name="P830" style:family="paragraph" style:parent-style-name="Example">
      <style:text-properties officeooo:paragraph-rsid="2c2e6e7f"/>
    </style:style>
    <style:style style:name="P831" style:family="paragraph" style:parent-style-name="Example">
      <style:text-properties officeooo:rsid="307dae94" officeooo:paragraph-rsid="307dae94"/>
    </style:style>
    <style:style style:name="P832" style:family="paragraph" style:parent-style-name="Example">
      <style:text-properties officeooo:rsid="30b893ef" officeooo:paragraph-rsid="30b95f57"/>
    </style:style>
    <style:style style:name="P833" style:family="paragraph" style:parent-style-name="Example">
      <style:text-properties officeooo:paragraph-rsid="30c03f57"/>
    </style:style>
    <style:style style:name="P834" style:family="paragraph" style:parent-style-name="Example">
      <style:text-properties officeooo:paragraph-rsid="312c1d99"/>
    </style:style>
    <style:style style:name="P835" style:family="paragraph" style:parent-style-name="Example">
      <style:text-properties fo:font-style="normal" officeooo:rsid="312d477f" officeooo:paragraph-rsid="312d477f" style:font-style-asian="normal" style:font-style-complex="normal"/>
    </style:style>
    <style:style style:name="P836" style:family="paragraph" style:parent-style-name="Example">
      <style:text-properties fo:font-style="normal" officeooo:paragraph-rsid="3ed641e4" fo:background-color="#fff200" style:font-style-asian="normal" style:font-style-complex="normal"/>
    </style:style>
    <style:style style:name="P837"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38" style:family="paragraph" style:parent-style-name="Example">
      <style:text-properties fo:font-style="normal" officeooo:rsid="3a8089af" officeooo:paragraph-rsid="42726329" fo:background-color="transparent" style:font-style-asian="normal" style:font-style-complex="normal"/>
    </style:style>
    <style:style style:name="P839" style:family="paragraph" style:parent-style-name="Example">
      <style:text-properties officeooo:paragraph-rsid="314d108c"/>
    </style:style>
    <style:style style:name="P840" style:family="paragraph" style:parent-style-name="Example">
      <style:text-properties officeooo:rsid="313a5a5c" officeooo:paragraph-rsid="314f7ee7"/>
    </style:style>
    <style:style style:name="P841" style:family="paragraph" style:parent-style-name="Example">
      <style:text-properties officeooo:rsid="313a5a5c" officeooo:paragraph-rsid="31560202"/>
    </style:style>
    <style:style style:name="P842" style:family="paragraph" style:parent-style-name="Example">
      <style:text-properties officeooo:rsid="313a5a5c" officeooo:paragraph-rsid="315b6403"/>
    </style:style>
    <style:style style:name="P843" style:family="paragraph" style:parent-style-name="Example">
      <style:text-properties officeooo:paragraph-rsid="314f7ee7"/>
    </style:style>
    <style:style style:name="P844" style:family="paragraph" style:parent-style-name="Example">
      <style:text-properties officeooo:rsid="314f7ee7" officeooo:paragraph-rsid="314f7ee7"/>
    </style:style>
    <style:style style:name="P845" style:family="paragraph" style:parent-style-name="Example">
      <style:text-properties officeooo:paragraph-rsid="31560202"/>
    </style:style>
    <style:style style:name="P846" style:family="paragraph" style:parent-style-name="Example">
      <style:text-properties officeooo:rsid="31541e23" officeooo:paragraph-rsid="3158bd62"/>
    </style:style>
    <style:style style:name="P847" style:family="paragraph" style:parent-style-name="Example">
      <style:text-properties officeooo:paragraph-rsid="315b6403"/>
    </style:style>
    <style:style style:name="P848" style:family="paragraph" style:parent-style-name="Example">
      <style:text-properties officeooo:paragraph-rsid="316bc840"/>
    </style:style>
    <style:style style:name="P849" style:family="paragraph" style:parent-style-name="Example">
      <style:text-properties officeooo:paragraph-rsid="316ecb2d"/>
    </style:style>
    <style:style style:name="P850" style:family="paragraph" style:parent-style-name="Example">
      <style:text-properties officeooo:paragraph-rsid="31b8c150"/>
    </style:style>
    <style:style style:name="P851" style:family="paragraph" style:parent-style-name="Example">
      <style:text-properties officeooo:rsid="31cb13ea" officeooo:paragraph-rsid="31cbff1e"/>
    </style:style>
    <style:style style:name="P852" style:family="paragraph" style:parent-style-name="Example">
      <style:text-properties officeooo:rsid="308bd0c7" officeooo:paragraph-rsid="320de796"/>
    </style:style>
    <style:style style:name="P853" style:family="paragraph" style:parent-style-name="Example">
      <style:text-properties officeooo:paragraph-rsid="33929ecf"/>
    </style:style>
    <style:style style:name="P854" style:family="paragraph" style:parent-style-name="Example">
      <style:text-properties officeooo:paragraph-rsid="34b30b4f"/>
    </style:style>
    <style:style style:name="P855" style:family="paragraph" style:parent-style-name="Example">
      <style:text-properties officeooo:rsid="34fa64fc" officeooo:paragraph-rsid="34fa64fc"/>
    </style:style>
    <style:style style:name="P856" style:family="paragraph" style:parent-style-name="Example">
      <style:text-properties officeooo:paragraph-rsid="34fa64fc"/>
    </style:style>
    <style:style style:name="P857" style:family="paragraph" style:parent-style-name="Example">
      <style:text-properties officeooo:rsid="2ae0e0fb" officeooo:paragraph-rsid="2ae1d984"/>
    </style:style>
    <style:style style:name="P858" style:family="paragraph" style:parent-style-name="Example">
      <style:text-properties officeooo:paragraph-rsid="34fdb4b9"/>
    </style:style>
    <style:style style:name="P859" style:family="paragraph" style:parent-style-name="Example">
      <style:text-properties officeooo:paragraph-rsid="35018ce2"/>
    </style:style>
    <style:style style:name="P860" style:family="paragraph" style:parent-style-name="Example">
      <style:text-properties officeooo:paragraph-rsid="3502ed5d"/>
    </style:style>
    <style:style style:name="P861" style:family="paragraph" style:parent-style-name="Example">
      <style:text-properties officeooo:rsid="35079fda" officeooo:paragraph-rsid="35079fda"/>
    </style:style>
    <style:style style:name="P862" style:family="paragraph" style:parent-style-name="Example">
      <style:text-properties officeooo:rsid="30cc17dd" officeooo:paragraph-rsid="34f3694a"/>
    </style:style>
    <style:style style:name="P863" style:family="paragraph" style:parent-style-name="Example">
      <style:text-properties officeooo:paragraph-rsid="364d40ec"/>
    </style:style>
    <style:style style:name="P864" style:family="paragraph" style:parent-style-name="Example">
      <style:text-properties officeooo:paragraph-rsid="364ef481"/>
    </style:style>
    <style:style style:name="P865" style:family="paragraph" style:parent-style-name="Example">
      <style:text-properties fo:background-color="#fff200"/>
    </style:style>
    <style:style style:name="P866" style:family="paragraph" style:parent-style-name="Example">
      <style:text-properties officeooo:paragraph-rsid="36270b72" fo:background-color="#fff200"/>
    </style:style>
    <style:style style:name="P867" style:family="paragraph" style:parent-style-name="Example">
      <style:text-properties officeooo:paragraph-rsid="363fba45" fo:background-color="#fff200"/>
    </style:style>
    <style:style style:name="P868" style:family="paragraph" style:parent-style-name="Example">
      <style:text-properties officeooo:paragraph-rsid="2c1562ff" fo:background-color="#fff200"/>
    </style:style>
    <style:style style:name="P869" style:family="paragraph" style:parent-style-name="Example">
      <style:text-properties officeooo:rsid="21e9668e" officeooo:paragraph-rsid="2c1562ff" fo:background-color="#fff200"/>
    </style:style>
    <style:style style:name="P870" style:family="paragraph" style:parent-style-name="Example">
      <style:text-properties officeooo:rsid="29b4fce0" officeooo:paragraph-rsid="365667bc" fo:background-color="#fff200"/>
    </style:style>
    <style:style style:name="P871" style:family="paragraph" style:parent-style-name="Example">
      <style:text-properties officeooo:paragraph-rsid="2eeeca56" fo:background-color="#fff200"/>
    </style:style>
    <style:style style:name="P872" style:family="paragraph" style:parent-style-name="Example">
      <style:text-properties officeooo:paragraph-rsid="365667bc" fo:background-color="#fff200"/>
    </style:style>
    <style:style style:name="P873" style:family="paragraph" style:parent-style-name="Example">
      <style:text-properties officeooo:rsid="246911ff" officeooo:paragraph-rsid="2aa45f8b" fo:background-color="#fff200"/>
    </style:style>
    <style:style style:name="P874" style:family="paragraph" style:parent-style-name="Example">
      <style:text-properties officeooo:rsid="246911ff" officeooo:paragraph-rsid="2c63dcdd" fo:background-color="#fff200"/>
    </style:style>
    <style:style style:name="P875" style:family="paragraph" style:parent-style-name="Example">
      <style:text-properties officeooo:rsid="246911ff" officeooo:paragraph-rsid="37ba16ee" fo:background-color="#fff200"/>
    </style:style>
    <style:style style:name="P876" style:family="paragraph" style:parent-style-name="Example">
      <style:text-properties officeooo:rsid="246911ff" officeooo:paragraph-rsid="37e8dcdb" fo:background-color="#fff200"/>
    </style:style>
    <style:style style:name="P877" style:family="paragraph" style:parent-style-name="Example">
      <style:text-properties officeooo:rsid="2febf9b9" officeooo:paragraph-rsid="3812fb43" fo:background-color="#fff200"/>
    </style:style>
    <style:style style:name="P878" style:family="paragraph" style:parent-style-name="Example">
      <style:text-properties officeooo:rsid="2febf9b9" officeooo:paragraph-rsid="37e45d74" fo:background-color="#fff200"/>
    </style:style>
    <style:style style:name="P879" style:family="paragraph" style:parent-style-name="Example">
      <style:text-properties officeooo:rsid="2febf9b9" officeooo:paragraph-rsid="2ff9e629" fo:background-color="#fff200"/>
    </style:style>
    <style:style style:name="P880" style:family="paragraph" style:parent-style-name="Example">
      <style:text-properties officeooo:rsid="2febf9b9" officeooo:paragraph-rsid="2ffabd0d" fo:background-color="#fff200"/>
    </style:style>
    <style:style style:name="P881" style:family="paragraph" style:parent-style-name="Example">
      <style:text-properties officeooo:rsid="2febf9b9" officeooo:paragraph-rsid="3003c8ab" fo:background-color="#fff200"/>
    </style:style>
    <style:style style:name="P882" style:family="paragraph" style:parent-style-name="Example">
      <style:text-properties officeooo:rsid="2b836d75" officeooo:paragraph-rsid="2c67e17b" fo:background-color="#fff200"/>
    </style:style>
    <style:style style:name="P883" style:family="paragraph" style:parent-style-name="Example">
      <style:text-properties officeooo:rsid="2b836d75" officeooo:paragraph-rsid="2c6e338e" fo:background-color="#fff200"/>
    </style:style>
    <style:style style:name="P884" style:family="paragraph" style:parent-style-name="Example">
      <style:text-properties officeooo:rsid="2fee27d1" officeooo:paragraph-rsid="380297f9" fo:background-color="#fff200"/>
    </style:style>
    <style:style style:name="P885" style:family="paragraph" style:parent-style-name="Example">
      <style:text-properties officeooo:rsid="2fee27d1" officeooo:paragraph-rsid="37e45d74" fo:background-color="#fff200"/>
    </style:style>
    <style:style style:name="P886" style:family="paragraph" style:parent-style-name="Example">
      <style:text-properties officeooo:rsid="2cdb7044" officeooo:paragraph-rsid="2cdb7044" fo:background-color="#fff200"/>
    </style:style>
    <style:style style:name="P887" style:family="paragraph" style:parent-style-name="Example">
      <style:text-properties officeooo:rsid="2cdb7044" officeooo:paragraph-rsid="37c838d4" fo:background-color="#fff200"/>
    </style:style>
    <style:style style:name="P888" style:family="paragraph" style:parent-style-name="Example">
      <style:text-properties officeooo:paragraph-rsid="28f98aba" fo:background-color="#fff200"/>
    </style:style>
    <style:style style:name="P889" style:family="paragraph" style:parent-style-name="Example">
      <style:text-properties officeooo:paragraph-rsid="37baa06d" fo:background-color="#fff200"/>
    </style:style>
    <style:style style:name="P890" style:family="paragraph" style:parent-style-name="Example">
      <style:text-properties officeooo:paragraph-rsid="37e8dcdb" fo:background-color="#fff200"/>
    </style:style>
    <style:style style:name="P891" style:family="paragraph" style:parent-style-name="Example">
      <style:text-properties officeooo:paragraph-rsid="37ff8a5a" fo:background-color="#fff200"/>
    </style:style>
    <style:style style:name="P892" style:family="paragraph" style:parent-style-name="Example">
      <style:text-properties officeooo:paragraph-rsid="37e45d74" fo:background-color="#fff200"/>
    </style:style>
    <style:style style:name="P893" style:family="paragraph" style:parent-style-name="Example">
      <style:text-properties officeooo:paragraph-rsid="2aaa4bfe" fo:background-color="#fff200"/>
    </style:style>
    <style:style style:name="P894" style:family="paragraph" style:parent-style-name="Example">
      <style:text-properties officeooo:paragraph-rsid="36d36c29" fo:background-color="#fff200"/>
    </style:style>
    <style:style style:name="P895" style:family="paragraph" style:parent-style-name="Example">
      <style:text-properties officeooo:paragraph-rsid="3736ce92" fo:background-color="#fff200"/>
    </style:style>
    <style:style style:name="P896" style:family="paragraph" style:parent-style-name="Example">
      <style:text-properties officeooo:paragraph-rsid="36cd3264" fo:background-color="#fff200"/>
    </style:style>
    <style:style style:name="P897" style:family="paragraph" style:parent-style-name="Example">
      <style:text-properties officeooo:paragraph-rsid="373d448c" fo:background-color="#fff200"/>
    </style:style>
    <style:style style:name="P898" style:family="paragraph" style:parent-style-name="Example">
      <style:text-properties officeooo:rsid="36c63abf" officeooo:paragraph-rsid="36c7953a" fo:background-color="#fff200"/>
    </style:style>
    <style:style style:name="P899" style:family="paragraph" style:parent-style-name="Example">
      <style:text-properties officeooo:rsid="21ddad74" officeooo:paragraph-rsid="29739d0f" fo:background-color="#fff200"/>
    </style:style>
    <style:style style:name="P900" style:family="paragraph" style:parent-style-name="Example">
      <style:text-properties officeooo:rsid="2fad38aa" officeooo:paragraph-rsid="2fad38aa" fo:background-color="#fff200"/>
    </style:style>
    <style:style style:name="P901" style:family="paragraph" style:parent-style-name="Example">
      <style:text-properties officeooo:rsid="2fad38aa" officeooo:paragraph-rsid="2fae1a1e" fo:background-color="#fff200"/>
    </style:style>
    <style:style style:name="P902" style:family="paragraph" style:parent-style-name="Example">
      <style:text-properties officeooo:rsid="2fad38aa" officeooo:paragraph-rsid="2fae3382" fo:background-color="#fff200"/>
    </style:style>
    <style:style style:name="P903" style:family="paragraph" style:parent-style-name="Example">
      <style:text-properties officeooo:rsid="2fad38aa" officeooo:paragraph-rsid="2fb2ba2c" fo:background-color="#fff200"/>
    </style:style>
    <style:style style:name="P904" style:family="paragraph" style:parent-style-name="Example">
      <style:text-properties officeooo:rsid="2fad38aa" officeooo:paragraph-rsid="2fb34d2d" fo:background-color="#fff200"/>
    </style:style>
    <style:style style:name="P905" style:family="paragraph" style:parent-style-name="Example">
      <style:text-properties officeooo:rsid="2fad38aa" officeooo:paragraph-rsid="390628eb" fo:background-color="#fff200"/>
    </style:style>
    <style:style style:name="P906" style:family="paragraph" style:parent-style-name="Example">
      <style:text-properties officeooo:paragraph-rsid="29739d0f" fo:background-color="#fff200"/>
    </style:style>
    <style:style style:name="P907" style:family="paragraph" style:parent-style-name="Example">
      <style:text-properties officeooo:paragraph-rsid="2fb2ba2c" fo:background-color="#fff200"/>
    </style:style>
    <style:style style:name="P908" style:family="paragraph" style:parent-style-name="Example">
      <style:text-properties officeooo:rsid="1a44020f" officeooo:paragraph-rsid="3954aa69" fo:background-color="#fff200"/>
    </style:style>
    <style:style style:name="P909" style:family="paragraph" style:parent-style-name="Example">
      <style:text-properties officeooo:paragraph-rsid="3954aa69" fo:background-color="#fff200"/>
    </style:style>
    <style:style style:name="P910" style:family="paragraph" style:parent-style-name="Example">
      <style:text-properties officeooo:rsid="2fbb83f7" officeooo:paragraph-rsid="3a2ea779" fo:background-color="#fff200"/>
    </style:style>
    <style:style style:name="P911" style:family="paragraph" style:parent-style-name="Example">
      <style:text-properties officeooo:paragraph-rsid="3a2ea779" fo:background-color="#fff200"/>
    </style:style>
    <style:style style:name="P912" style:family="paragraph" style:parent-style-name="Example">
      <style:text-properties officeooo:paragraph-rsid="393b8952" fo:background-color="#fff200"/>
    </style:style>
    <style:style style:name="P913" style:family="paragraph" style:parent-style-name="Example">
      <style:text-properties officeooo:rsid="3aea0071" officeooo:paragraph-rsid="3afe3a92" fo:background-color="#fff200"/>
    </style:style>
    <style:style style:name="P914" style:family="paragraph" style:parent-style-name="Example">
      <style:text-properties officeooo:rsid="3aea0071" officeooo:paragraph-rsid="3b0008e5" fo:background-color="#fff200"/>
    </style:style>
    <style:style style:name="P915" style:family="paragraph" style:parent-style-name="Example">
      <style:text-properties officeooo:rsid="3b1d600a" officeooo:paragraph-rsid="3b1d600a" fo:background-color="#fff200"/>
    </style:style>
    <style:style style:name="P916" style:family="paragraph" style:parent-style-name="Example">
      <style:text-properties officeooo:paragraph-rsid="3afe3a92" fo:background-color="#fff200"/>
    </style:style>
    <style:style style:name="P917" style:family="paragraph" style:parent-style-name="Example">
      <style:text-properties officeooo:paragraph-rsid="37b38dca"/>
    </style:style>
    <style:style style:name="P918" style:family="paragraph" style:parent-style-name="Example">
      <style:text-properties officeooo:paragraph-rsid="37d46557"/>
    </style:style>
    <style:style style:name="P919" style:family="paragraph" style:parent-style-name="Example">
      <style:text-properties officeooo:rsid="2e0cb0f8" officeooo:paragraph-rsid="3a2ea779"/>
    </style:style>
    <style:style style:name="P920" style:family="paragraph" style:parent-style-name="Example">
      <style:text-properties officeooo:rsid="2fc363e5" officeooo:paragraph-rsid="3a2ea779"/>
    </style:style>
    <style:style style:name="P921" style:family="paragraph" style:parent-style-name="Example">
      <style:text-properties officeooo:rsid="2ddfffc5" officeooo:paragraph-rsid="3a2ea779"/>
    </style:style>
    <style:style style:name="P922" style:family="paragraph" style:parent-style-name="Example">
      <style:text-properties officeooo:rsid="39fb84bb" officeooo:paragraph-rsid="3a2ea779"/>
    </style:style>
    <style:style style:name="P923" style:family="paragraph" style:parent-style-name="Example">
      <style:text-properties fo:font-weight="bold" officeooo:rsid="39fb84bb" officeooo:paragraph-rsid="3a2ea779" style:font-weight-asian="bold" style:font-weight-complex="bold"/>
    </style:style>
    <style:style style:name="P924" style:family="paragraph" style:parent-style-name="Example">
      <style:text-properties officeooo:rsid="3a217759" officeooo:paragraph-rsid="3a2ea779"/>
    </style:style>
    <style:style style:name="P925" style:family="paragraph" style:parent-style-name="Example">
      <style:text-properties officeooo:paragraph-rsid="3a2ea779"/>
    </style:style>
    <style:style style:name="P926" style:family="paragraph" style:parent-style-name="Example">
      <style:text-properties officeooo:rsid="3ab807b0" officeooo:paragraph-rsid="3ab807b0"/>
    </style:style>
    <style:style style:name="P927" style:family="paragraph" style:parent-style-name="Example">
      <style:text-properties officeooo:rsid="3ab807b0" officeooo:paragraph-rsid="3abe9baf"/>
    </style:style>
    <style:style style:name="P928" style:family="paragraph" style:parent-style-name="Example">
      <style:text-properties officeooo:rsid="3ab807b0" officeooo:paragraph-rsid="3ac02b74"/>
    </style:style>
    <style:style style:name="P929" style:family="paragraph" style:parent-style-name="Example">
      <style:text-properties officeooo:rsid="3ab807b0" officeooo:paragraph-rsid="3ac3cfce"/>
    </style:style>
    <style:style style:name="P930" style:family="paragraph" style:parent-style-name="Example">
      <style:text-properties officeooo:rsid="3ab807b0" officeooo:paragraph-rsid="3b03bfb7"/>
    </style:style>
    <style:style style:name="P931" style:family="paragraph" style:parent-style-name="Example">
      <style:text-properties officeooo:rsid="3af3b078" officeooo:paragraph-rsid="3af3b078"/>
    </style:style>
    <style:style style:name="P932" style:family="paragraph" style:parent-style-name="Example">
      <style:text-properties officeooo:rsid="3af63806" officeooo:paragraph-rsid="3af63806"/>
    </style:style>
    <style:style style:name="P933" style:family="paragraph" style:parent-style-name="Example">
      <style:text-properties officeooo:rsid="3af63806" officeooo:paragraph-rsid="3af6ba05"/>
    </style:style>
    <style:style style:name="P934" style:family="paragraph" style:parent-style-name="Example">
      <style:text-properties officeooo:paragraph-rsid="3b050ca0"/>
    </style:style>
    <style:style style:name="P935" style:family="paragraph" style:parent-style-name="Example">
      <style:text-properties officeooo:paragraph-rsid="377636a8"/>
    </style:style>
    <style:style style:name="P936" style:family="paragraph" style:parent-style-name="Example">
      <style:text-properties officeooo:rsid="1e05f260" officeooo:paragraph-rsid="42726329"/>
    </style:style>
    <style:style style:name="P937" style:family="paragraph" style:parent-style-name="Example">
      <style:text-properties officeooo:rsid="3a85c4c9" officeooo:paragraph-rsid="42726329"/>
    </style:style>
    <style:style style:name="P938" style:family="paragraph" style:parent-style-name="Example">
      <style:text-properties officeooo:rsid="403a51d8" officeooo:paragraph-rsid="42726329"/>
    </style:style>
    <style:style style:name="P939" style:family="paragraph" style:parent-style-name="Example">
      <style:text-properties officeooo:rsid="3c96c7c4" officeooo:paragraph-rsid="42726329"/>
    </style:style>
    <style:style style:name="P940" style:family="paragraph" style:parent-style-name="Example">
      <style:text-properties fo:font-weight="normal" officeooo:rsid="409111c9" officeooo:paragraph-rsid="409111c9" style:font-weight-asian="normal" style:font-weight-complex="normal"/>
    </style:style>
    <style:style style:name="P941" style:family="paragraph" style:parent-style-name="Example">
      <style:text-properties officeooo:rsid="3ba4cc9c" officeooo:paragraph-rsid="42726329"/>
    </style:style>
    <style:style style:name="P942" style:family="paragraph" style:parent-style-name="Example">
      <style:text-properties officeooo:paragraph-rsid="4089b808"/>
    </style:style>
    <style:style style:name="P943" style:family="paragraph" style:parent-style-name="Example">
      <style:text-properties officeooo:rsid="409111c9" officeooo:paragraph-rsid="409111c9"/>
    </style:style>
    <style:style style:name="P944" style:family="paragraph" style:parent-style-name="Example">
      <style:text-properties officeooo:paragraph-rsid="415203a6"/>
    </style:style>
    <style:style style:name="P945" style:family="paragraph" style:parent-style-name="Example">
      <style:text-properties officeooo:rsid="3c0d2cf0" officeooo:paragraph-rsid="42726329"/>
    </style:style>
    <style:style style:name="P946" style:family="paragraph" style:parent-style-name="Example">
      <style:text-properties officeooo:rsid="3e0307de" officeooo:paragraph-rsid="42726329"/>
    </style:style>
    <style:style style:name="P947" style:family="paragraph" style:parent-style-name="Example">
      <style:text-properties officeooo:rsid="19e29a33" officeooo:paragraph-rsid="42726329"/>
    </style:style>
    <style:style style:name="P948" style:family="paragraph" style:parent-style-name="Example">
      <style:text-properties officeooo:rsid="424948e8" officeooo:paragraph-rsid="42726329"/>
    </style:style>
    <style:style style:name="P949" style:family="paragraph" style:parent-style-name="Example">
      <style:text-properties officeooo:rsid="42656a4c" officeooo:paragraph-rsid="42726329"/>
    </style:style>
    <style:style style:name="P950" style:family="paragraph" style:parent-style-name="Example">
      <style:text-properties officeooo:paragraph-rsid="42726329"/>
    </style:style>
    <style:style style:name="P951" style:family="paragraph" style:parent-style-name="Text_20_body">
      <style:paragraph-properties fo:margin-left="0cm" fo:margin-right="0cm" fo:text-indent="0cm" style:auto-text-indent="false"/>
      <style:text-properties officeooo:paragraph-rsid="41d22375" fo:background-color="transparent"/>
    </style:style>
    <style:style style:name="P952" style:family="paragraph" style:parent-style-name="Text_20_body">
      <style:paragraph-properties fo:margin-left="0cm" fo:margin-right="0cm" fo:text-indent="0cm" style:auto-text-indent="false"/>
      <style:text-properties officeooo:paragraph-rsid="42726329"/>
    </style:style>
    <style:style style:name="P953"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54" style:family="paragraph" style:parent-style-name="Text_20_Body_20_Full_20_Page">
      <style:text-properties officeooo:paragraph-rsid="282f1ba6" fo:background-color="#fff200"/>
    </style:style>
    <style:style style:name="P95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6" style:family="paragraph" style:parent-style-name="Text_20_body" style:master-page-name="">
      <style:paragraph-properties style:page-number="auto" fo:keep-with-next="always"/>
      <style:text-properties officeooo:paragraph-rsid="353b2020"/>
    </style:style>
    <style:style style:name="P957" style:family="paragraph" style:parent-style-name="Table_20_Contents">
      <style:text-properties officeooo:rsid="3bf09462" officeooo:paragraph-rsid="3bf09462"/>
    </style:style>
    <style:style style:name="P958" style:family="paragraph" style:parent-style-name="Table_20_Contents">
      <style:paragraph-properties fo:text-align="center" style:justify-single-word="false"/>
      <style:text-properties officeooo:rsid="3bf09462" officeooo:paragraph-rsid="3bf09462"/>
    </style:style>
    <style:style style:name="P95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1" style:family="paragraph" style:parent-style-name="Table_20_Comments">
      <style:text-properties officeooo:rsid="3bf09462"/>
    </style:style>
    <style:style style:name="P962" style:family="paragraph" style:parent-style-name="Contents_20_2">
      <style:paragraph-properties>
        <style:tab-stops>
          <style:tab-stop style:position="14.801cm" style:type="right" style:leader-style="dotted" style:leader-text="."/>
        </style:tab-stops>
      </style:paragraph-properties>
    </style:style>
    <style:style style:name="P963" style:family="paragraph" style:parent-style-name="Contents_20_1">
      <style:paragraph-properties>
        <style:tab-stops>
          <style:tab-stop style:position="14.801cm" style:type="right" style:leader-style="dotted" style:leader-text="."/>
        </style:tab-stops>
      </style:paragraph-properties>
    </style:style>
    <style:style style:name="P964" style:family="paragraph" style:parent-style-name="Example" style:list-style-name="L26">
      <style:text-properties officeooo:rsid="215eb081" officeooo:paragraph-rsid="28cbd7ae"/>
    </style:style>
    <style:style style:name="P965" style:family="paragraph" style:parent-style-name="Example" style:list-style-name="L28"/>
    <style:style style:name="P966" style:family="paragraph" style:parent-style-name="Example" style:list-style-name="L31"/>
    <style:style style:name="P967" style:family="paragraph" style:parent-style-name="Example" style:list-style-name="L83">
      <style:text-properties officeooo:paragraph-rsid="42726329"/>
    </style:style>
    <style:style style:name="P968" style:family="paragraph" style:parent-style-name="Example" style:list-style-name="L83">
      <style:text-properties officeooo:rsid="26785863" officeooo:paragraph-rsid="42726329"/>
    </style:style>
    <style:style style:name="P969" style:family="paragraph" style:parent-style-name="Example" style:list-style-name="L83">
      <style:text-properties officeooo:rsid="2713eaed" officeooo:paragraph-rsid="42726329"/>
    </style:style>
    <style:style style:name="P970" style:family="paragraph" style:parent-style-name="Example" style:list-style-name="L83">
      <style:text-properties officeooo:rsid="268dc65d" officeooo:paragraph-rsid="42726329" fo:background-color="transparent"/>
    </style:style>
    <style:style style:name="P971" style:family="paragraph" style:parent-style-name="Example" style:list-style-name="L98">
      <style:text-properties officeooo:paragraph-rsid="364d7f46"/>
    </style:style>
    <style:style style:name="P972" style:family="paragraph" style:parent-style-name="Example" style:list-style-name="L98">
      <style:text-properties officeooo:rsid="2cc3f8e5" officeooo:paragraph-rsid="364d7f46"/>
    </style:style>
    <style:style style:name="P973" style:family="paragraph" style:parent-style-name="Heading_20_1">
      <style:text-properties officeooo:rsid="108bcbf7" officeooo:paragraph-rsid="282f1ba6" fo:background-color="#fff200"/>
    </style:style>
    <style:style style:name="P974" style:family="paragraph" style:parent-style-name="Heading_20_1">
      <style:text-properties officeooo:rsid="108bcbf7" officeooo:paragraph-rsid="202197c0" fo:background-color="#fff200"/>
    </style:style>
    <style:style style:name="P975" style:family="paragraph" style:parent-style-name="Heading_20_1">
      <style:text-properties officeooo:paragraph-rsid="2ac39226" fo:background-color="#fff200"/>
    </style:style>
    <style:style style:name="P976" style:family="paragraph" style:parent-style-name="Heading_20_1">
      <style:text-properties officeooo:paragraph-rsid="36d698bc"/>
    </style:style>
    <style:style style:name="P977" style:family="paragraph" style:parent-style-name="Heading_20_1">
      <style:text-properties officeooo:rsid="2fe23513" officeooo:paragraph-rsid="2fe23513"/>
    </style:style>
    <style:style style:name="P978" style:family="paragraph" style:parent-style-name="Heading_20_1">
      <style:text-properties officeooo:paragraph-rsid="3954aa69"/>
    </style:style>
    <style:style style:name="P979" style:family="paragraph" style:parent-style-name="Heading_20_1">
      <style:text-properties officeooo:rsid="38cc6f51" officeooo:paragraph-rsid="3954aa69"/>
    </style:style>
    <style:style style:name="P980" style:family="paragraph" style:parent-style-name="Heading_20_1">
      <style:text-properties officeooo:paragraph-rsid="29739d0f"/>
    </style:style>
    <style:style style:name="P981" style:family="paragraph" style:parent-style-name="Heading_20_1">
      <style:text-properties officeooo:rsid="215d4e07" officeooo:paragraph-rsid="28f28620"/>
    </style:style>
    <style:style style:name="P982" style:family="paragraph" style:parent-style-name="Heading_20_2">
      <style:text-properties fo:background-color="#fff200"/>
    </style:style>
    <style:style style:name="P983" style:family="paragraph" style:parent-style-name="Heading_20_2">
      <style:text-properties officeooo:rsid="18495320" officeooo:paragraph-rsid="2b2a7dc2" fo:background-color="#fff200"/>
    </style:style>
    <style:style style:name="P984" style:family="paragraph" style:parent-style-name="Heading_20_2">
      <style:text-properties officeooo:rsid="2b29bd54" officeooo:paragraph-rsid="2b29bd54" fo:background-color="#fff200"/>
    </style:style>
    <style:style style:name="P985" style:family="paragraph" style:parent-style-name="Heading_20_2">
      <style:text-properties officeooo:rsid="2853fcde" officeooo:paragraph-rsid="2d4c4067" fo:background-color="#fff200"/>
    </style:style>
    <style:style style:name="P986" style:family="paragraph" style:parent-style-name="Heading_20_2">
      <style:text-properties officeooo:paragraph-rsid="2d4c4067" fo:background-color="#fff200"/>
    </style:style>
    <style:style style:name="P987" style:family="paragraph" style:parent-style-name="Heading_20_2">
      <style:text-properties officeooo:paragraph-rsid="2a2bb3f3" fo:background-color="#fff200"/>
    </style:style>
    <style:style style:name="P988" style:family="paragraph" style:parent-style-name="Heading_20_2">
      <style:text-properties officeooo:rsid="181f7fed" officeooo:paragraph-rsid="2830e9f4" fo:background-color="#fff200"/>
    </style:style>
    <style:style style:name="P989" style:family="paragraph" style:parent-style-name="Heading_20_2">
      <style:text-properties officeooo:paragraph-rsid="2eeeca56" fo:background-color="#fff200"/>
    </style:style>
    <style:style style:name="P990" style:family="paragraph" style:parent-style-name="Heading_20_2">
      <style:text-properties officeooo:rsid="29ac4c0b" officeooo:paragraph-rsid="365667bc" fo:background-color="#fff200"/>
    </style:style>
    <style:style style:name="P991" style:family="paragraph" style:parent-style-name="Heading_20_2">
      <style:text-properties officeooo:rsid="369a6bc2" officeooo:paragraph-rsid="369a6bc2" fo:background-color="#fff200"/>
    </style:style>
    <style:style style:name="P992" style:family="paragraph" style:parent-style-name="Heading_20_2">
      <style:text-properties officeooo:paragraph-rsid="29ec35f4" fo:background-color="#fff200"/>
    </style:style>
    <style:style style:name="P993" style:family="paragraph" style:parent-style-name="Heading_20_2">
      <style:text-properties officeooo:paragraph-rsid="37fec3ca" fo:background-color="#fff200"/>
    </style:style>
    <style:style style:name="P994" style:family="paragraph" style:parent-style-name="Heading_20_2">
      <style:text-properties officeooo:paragraph-rsid="2aaa4bfe" fo:background-color="#fff200"/>
    </style:style>
    <style:style style:name="P995" style:family="paragraph" style:parent-style-name="Heading_20_2">
      <style:text-properties officeooo:paragraph-rsid="356a1a2e" fo:background-color="#fff200"/>
    </style:style>
    <style:style style:name="P996" style:family="paragraph" style:parent-style-name="Heading_20_2">
      <style:text-properties officeooo:paragraph-rsid="2aac1b25" fo:background-color="#fff200"/>
    </style:style>
    <style:style style:name="P997" style:family="paragraph" style:parent-style-name="Heading_20_2">
      <style:text-properties officeooo:rsid="354af369" officeooo:paragraph-rsid="3954aa69" fo:background-color="#fff200"/>
    </style:style>
    <style:style style:name="P998" style:family="paragraph" style:parent-style-name="Heading_20_2">
      <style:text-properties officeooo:paragraph-rsid="3954aa69" fo:background-color="#fff200"/>
    </style:style>
    <style:style style:name="P999" style:family="paragraph" style:parent-style-name="Heading_20_2">
      <style:text-properties officeooo:rsid="2d3e9f32" officeooo:paragraph-rsid="3954aa69" fo:background-color="#fff200"/>
    </style:style>
    <style:style style:name="P1000" style:family="paragraph" style:parent-style-name="Heading_20_2">
      <style:text-properties officeooo:rsid="302789dc" officeooo:paragraph-rsid="3954aa69" fo:background-color="#fff200"/>
    </style:style>
    <style:style style:name="P1001" style:family="paragraph" style:parent-style-name="Heading_20_2">
      <style:text-properties officeooo:rsid="2d3e3a28" officeooo:paragraph-rsid="3954aa69" fo:background-color="#fff200"/>
    </style:style>
    <style:style style:name="P1002" style:family="paragraph" style:parent-style-name="Heading_20_2">
      <style:text-properties officeooo:rsid="302e6921" officeooo:paragraph-rsid="3954aa69" fo:background-color="#fff200"/>
    </style:style>
    <style:style style:name="P1003" style:family="paragraph" style:parent-style-name="Heading_20_2">
      <style:text-properties officeooo:rsid="38ac575a" officeooo:paragraph-rsid="3954aa69" fo:background-color="#fff200"/>
    </style:style>
    <style:style style:name="P1004" style:family="paragraph" style:parent-style-name="Heading_20_2">
      <style:text-properties officeooo:rsid="302c57d5" officeooo:paragraph-rsid="3954aa69" fo:background-color="#fff200"/>
    </style:style>
    <style:style style:name="P1005" style:family="paragraph" style:parent-style-name="Heading_20_2">
      <style:text-properties officeooo:rsid="303f830e" officeooo:paragraph-rsid="3954aa69" fo:background-color="#fff200"/>
    </style:style>
    <style:style style:name="P1006" style:family="paragraph" style:parent-style-name="Heading_20_2">
      <style:text-properties officeooo:rsid="3053998e" officeooo:paragraph-rsid="3954aa69" fo:background-color="#fff200"/>
    </style:style>
    <style:style style:name="P1007" style:family="paragraph" style:parent-style-name="Heading_20_2">
      <style:text-properties officeooo:rsid="30c6fd70" officeooo:paragraph-rsid="3954aa69" fo:background-color="#fff200"/>
    </style:style>
    <style:style style:name="P1008" style:family="paragraph" style:parent-style-name="Heading_20_2">
      <style:text-properties officeooo:paragraph-rsid="3afe3a92" fo:background-color="#fff200"/>
    </style:style>
    <style:style style:name="P1009" style:family="paragraph" style:parent-style-name="Heading_20_2">
      <style:text-properties officeooo:rsid="3aa2b0b9" officeooo:paragraph-rsid="3afe3a92" fo:background-color="#fff200"/>
    </style:style>
    <style:style style:name="P1010" style:family="paragraph" style:parent-style-name="Heading_20_2">
      <style:text-properties officeooo:rsid="396e9fbf" officeooo:paragraph-rsid="3a2ea779" fo:background-color="#fff200"/>
    </style:style>
    <style:style style:name="P1011" style:family="paragraph" style:parent-style-name="Heading_20_2">
      <style:text-properties officeooo:paragraph-rsid="21e9668e"/>
    </style:style>
    <style:style style:name="P1012" style:family="paragraph" style:parent-style-name="Heading_20_2">
      <style:text-properties officeooo:rsid="21597f75" officeooo:paragraph-rsid="21e9668e"/>
    </style:style>
    <style:style style:name="P1013" style:family="paragraph" style:parent-style-name="Heading_20_2">
      <style:text-properties fo:language="cs" fo:country="CZ" officeooo:rsid="28aea984" officeooo:paragraph-rsid="28aefe7f" style:language-asian="cs" style:country-asian="CZ"/>
    </style:style>
    <style:style style:name="P1014" style:family="paragraph" style:parent-style-name="Heading_20_2">
      <style:text-properties officeooo:rsid="2b991a2f" officeooo:paragraph-rsid="373d448c"/>
    </style:style>
    <style:style style:name="P1015" style:family="paragraph" style:parent-style-name="Heading_20_2">
      <style:text-properties fo:background-color="transparent"/>
    </style:style>
    <style:style style:name="P1016" style:family="paragraph" style:parent-style-name="Heading_20_2">
      <style:text-properties officeooo:rsid="4176a878" officeooo:paragraph-rsid="420de24e" fo:background-color="transparent"/>
    </style:style>
    <style:style style:name="P1017" style:family="paragraph" style:parent-style-name="Heading_20_2">
      <style:text-properties officeooo:paragraph-rsid="41198c71"/>
    </style:style>
    <style:style style:name="P1018" style:family="paragraph" style:parent-style-name="Heading_20_2">
      <style:text-properties officeooo:paragraph-rsid="42726329"/>
    </style:style>
    <style:style style:name="P1019" style:family="paragraph" style:parent-style-name="Heading_20_2">
      <style:text-properties officeooo:paragraph-rsid="3a2ea779"/>
    </style:style>
    <style:style style:name="P1020" style:family="paragraph" style:parent-style-name="Heading_20_2">
      <style:text-properties officeooo:rsid="408d9880"/>
    </style:style>
    <style:style style:name="P1021" style:family="paragraph" style:parent-style-name="Heading_20_2">
      <style:text-properties officeooo:paragraph-rsid="28dfd528"/>
    </style:style>
    <style:style style:name="P1022" style:family="paragraph" style:parent-style-name="Heading_20_2">
      <style:text-properties officeooo:paragraph-rsid="364d7f46"/>
    </style:style>
    <style:style style:name="P1023" style:family="paragraph" style:parent-style-name="Heading_20_2">
      <style:text-properties officeooo:rsid="2415a15d" officeooo:paragraph-rsid="364ef481"/>
    </style:style>
    <style:style style:name="P1024" style:family="paragraph" style:parent-style-name="Heading_20_2">
      <style:text-properties officeooo:rsid="3aa2b0b9" officeooo:paragraph-rsid="3aa2b0b9"/>
    </style:style>
    <style:style style:name="P1025" style:family="paragraph" style:parent-style-name="Heading_20_2">
      <style:text-properties officeooo:rsid="2d182286" officeooo:paragraph-rsid="38deb3e0"/>
    </style:style>
    <style:style style:name="P1026" style:family="paragraph" style:parent-style-name="Heading_20_2">
      <style:text-properties officeooo:paragraph-rsid="37d46557"/>
    </style:style>
    <style:style style:name="P1027" style:family="paragraph" style:parent-style-name="Heading_20_2">
      <style:text-properties officeooo:rsid="1bcc61dd" officeooo:paragraph-rsid="31df5bde"/>
    </style:style>
    <style:style style:name="P1028" style:family="paragraph" style:parent-style-name="Heading_20_2">
      <style:text-properties officeooo:rsid="2999581b" officeooo:paragraph-rsid="2999581b"/>
    </style:style>
    <style:style style:name="P1029" style:family="paragraph" style:parent-style-name="Heading_20_2">
      <style:text-properties officeooo:rsid="41506cfe" officeooo:paragraph-rsid="41506cfe"/>
    </style:style>
    <style:style style:name="P1030" style:family="paragraph" style:parent-style-name="Heading_20_2">
      <style:text-properties officeooo:rsid="15f5671d" officeooo:paragraph-rsid="284eff00"/>
    </style:style>
    <style:style style:name="P1031" style:family="paragraph" style:parent-style-name="Heading_20_2">
      <style:text-properties officeooo:paragraph-rsid="300a8c94"/>
    </style:style>
    <style:style style:name="P1032" style:family="paragraph" style:parent-style-name="Heading_20_2">
      <style:text-properties officeooo:rsid="300fc138" officeooo:paragraph-rsid="300fc138"/>
    </style:style>
    <style:style style:name="P1033" style:family="paragraph" style:parent-style-name="Heading_20_2">
      <style:text-properties officeooo:rsid="283b5b27" officeooo:paragraph-rsid="283b5b27"/>
    </style:style>
    <style:style style:name="P1034" style:family="paragraph" style:parent-style-name="Heading_20_2">
      <style:text-properties officeooo:paragraph-rsid="364d40ec"/>
    </style:style>
    <style:style style:name="P1035" style:family="paragraph" style:parent-style-name="Heading_20_2">
      <style:text-properties officeooo:rsid="36012760" officeooo:paragraph-rsid="364d40ec"/>
    </style:style>
    <style:style style:name="P1036" style:family="paragraph" style:parent-style-name="Heading_20_2">
      <style:text-properties officeooo:rsid="346ba65b" officeooo:paragraph-rsid="346ba65b"/>
    </style:style>
    <style:style style:name="P1037" style:family="paragraph" style:parent-style-name="Heading_20_2">
      <style:text-properties officeooo:paragraph-rsid="34f3694a"/>
    </style:style>
    <style:style style:name="P1038" style:family="paragraph" style:parent-style-name="Heading_20_2">
      <style:text-properties officeooo:rsid="35263a80" officeooo:paragraph-rsid="35263a80"/>
    </style:style>
    <style:style style:name="P1039" style:family="paragraph" style:parent-style-name="Heading_20_2">
      <style:text-properties officeooo:rsid="30e924d6" officeooo:paragraph-rsid="30e924d6"/>
    </style:style>
    <style:style style:name="P1040" style:family="paragraph" style:parent-style-name="Heading_20_2">
      <style:text-properties officeooo:rsid="30c40c40" officeooo:paragraph-rsid="30c40c40"/>
    </style:style>
    <style:style style:name="P1041" style:family="paragraph" style:parent-style-name="Heading_20_3">
      <style:text-properties fo:background-color="#fff200"/>
    </style:style>
    <style:style style:name="P1042" style:family="paragraph" style:parent-style-name="Heading_20_3">
      <style:text-properties officeooo:paragraph-rsid="2eeeca56" fo:background-color="#fff200"/>
    </style:style>
    <style:style style:name="P1043" style:family="paragraph" style:parent-style-name="Heading_20_3">
      <style:text-properties officeooo:rsid="2c09625b" officeooo:paragraph-rsid="2eeeca56" fo:background-color="#fff200"/>
    </style:style>
    <style:style style:name="P1044" style:family="paragraph" style:parent-style-name="Heading_20_3">
      <style:text-properties officeooo:paragraph-rsid="373d448c" fo:background-color="#fff200"/>
    </style:style>
    <style:style style:name="P1045" style:family="paragraph" style:parent-style-name="Heading_20_3">
      <style:text-properties officeooo:rsid="381646ca" officeooo:paragraph-rsid="381646ca" fo:background-color="#fff200"/>
    </style:style>
    <style:style style:name="P1046" style:family="paragraph" style:parent-style-name="Heading_20_3">
      <style:text-properties officeooo:paragraph-rsid="38d58481" fo:background-color="#fff200"/>
    </style:style>
    <style:style style:name="P1047" style:family="paragraph" style:parent-style-name="Heading_20_3">
      <style:text-properties officeooo:paragraph-rsid="3954aa69" fo:background-color="#fff200"/>
    </style:style>
    <style:style style:name="P1048" style:family="paragraph" style:parent-style-name="Heading_20_3">
      <style:text-properties officeooo:rsid="2d6468d4" officeooo:paragraph-rsid="3954aa69" fo:background-color="#fff200"/>
    </style:style>
    <style:style style:name="P1049" style:family="paragraph" style:parent-style-name="Heading_20_3">
      <style:text-properties officeooo:paragraph-rsid="3a2ea779" fo:background-color="#fff200"/>
    </style:style>
    <style:style style:name="P1050" style:family="paragraph" style:parent-style-name="Heading_20_3">
      <style:text-properties officeooo:rsid="39d948c5" officeooo:paragraph-rsid="3a2ea779" fo:background-color="#fff200"/>
    </style:style>
    <style:style style:name="P1051" style:family="paragraph" style:parent-style-name="Heading_20_3">
      <style:text-properties officeooo:paragraph-rsid="202197c0"/>
    </style:style>
    <style:style style:name="P1052" style:family="paragraph" style:parent-style-name="Heading_20_3">
      <style:text-properties fo:language="cs" fo:country="CZ" officeooo:paragraph-rsid="202197c0" fo:background-color="#fff200" style:language-asian="cs" style:country-asian="CZ"/>
    </style:style>
    <style:style style:name="P1053" style:family="paragraph" style:parent-style-name="Heading_20_3">
      <style:text-properties fo:language="cs" fo:country="CZ" officeooo:paragraph-rsid="288afecb" style:language-asian="cs" style:country-asian="CZ"/>
    </style:style>
    <style:style style:name="P1054" style:family="paragraph" style:parent-style-name="Heading_20_3">
      <style:text-properties fo:language="cs" fo:country="CZ" officeooo:rsid="2bb744ac" officeooo:paragraph-rsid="2bb744ac" style:language-asian="cs" style:country-asian="CZ"/>
    </style:style>
    <style:style style:name="P1055" style:family="paragraph" style:parent-style-name="Heading_20_3">
      <style:text-properties fo:language="cs" fo:country="CZ" officeooo:rsid="2058902b" officeooo:paragraph-rsid="411ea80d" style:language-asian="cs" style:country-asian="CZ"/>
    </style:style>
    <style:style style:name="P1056" style:family="paragraph" style:parent-style-name="Heading_20_3">
      <style:text-properties officeooo:paragraph-rsid="288afecb"/>
    </style:style>
    <style:style style:name="P1057" style:family="paragraph" style:parent-style-name="Heading_20_3">
      <style:text-properties fo:background-color="transparent"/>
    </style:style>
    <style:style style:name="P1058" style:family="paragraph" style:parent-style-name="Heading_20_3">
      <style:text-properties officeooo:paragraph-rsid="41d93267" fo:background-color="transparent"/>
    </style:style>
    <style:style style:name="P1059" style:family="paragraph" style:parent-style-name="Heading_20_3">
      <style:text-properties officeooo:paragraph-rsid="2afd3de0"/>
    </style:style>
    <style:style style:name="P1060" style:family="paragraph" style:parent-style-name="Heading_20_3">
      <style:text-properties officeooo:rsid="221a0527" officeooo:paragraph-rsid="2aff1d7c"/>
    </style:style>
    <style:style style:name="P1061" style:family="paragraph" style:parent-style-name="Heading_20_3">
      <style:text-properties officeooo:paragraph-rsid="42726329"/>
    </style:style>
    <style:style style:name="P1062"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3" style:family="paragraph" style:parent-style-name="Heading_20_3">
      <style:text-properties officeooo:paragraph-rsid="3a2ea779"/>
    </style:style>
    <style:style style:name="P1064" style:family="paragraph" style:parent-style-name="Heading_20_3">
      <style:text-properties officeooo:rsid="39f46f8d" officeooo:paragraph-rsid="3a2ea779"/>
    </style:style>
    <style:style style:name="P1065" style:family="paragraph" style:parent-style-name="Heading_20_3">
      <style:text-properties style:text-line-through-style="none" style:text-line-through-type="none" officeooo:rsid="39cda982" officeooo:paragraph-rsid="3a2ea779"/>
    </style:style>
    <style:style style:name="P1066" style:family="paragraph" style:parent-style-name="Heading_20_3">
      <style:text-properties style:text-line-through-style="none" style:text-line-through-type="none" officeooo:rsid="3c5433d7" officeooo:paragraph-rsid="3c5433d7"/>
    </style:style>
    <style:style style:name="P1067" style:family="paragraph" style:parent-style-name="Heading_20_3">
      <style:text-properties officeooo:paragraph-rsid="364d7f46"/>
    </style:style>
    <style:style style:name="P1068" style:family="paragraph" style:parent-style-name="Heading_20_3">
      <style:text-properties officeooo:paragraph-rsid="3ab8cbfc"/>
    </style:style>
    <style:style style:name="P1069" style:family="paragraph" style:parent-style-name="Heading_20_3">
      <style:text-properties officeooo:rsid="3aaa73c5" officeooo:paragraph-rsid="3aaa73c5"/>
    </style:style>
    <style:style style:name="P1070" style:family="paragraph" style:parent-style-name="Heading_20_3">
      <style:text-properties officeooo:paragraph-rsid="38deb3e0"/>
    </style:style>
    <style:style style:name="P1071" style:family="paragraph" style:parent-style-name="Heading_20_3">
      <style:text-properties officeooo:rsid="2d79252c" officeooo:paragraph-rsid="38deb3e0"/>
    </style:style>
    <style:style style:name="P1072" style:family="paragraph" style:parent-style-name="Heading_20_3">
      <style:text-properties officeooo:rsid="21e0d06b" officeooo:paragraph-rsid="38deb3e0"/>
    </style:style>
    <style:style style:name="P1073" style:family="paragraph" style:parent-style-name="Heading_20_3">
      <style:text-properties officeooo:paragraph-rsid="37d46557"/>
    </style:style>
    <style:style style:name="P1074" style:family="paragraph" style:parent-style-name="Heading_20_3">
      <style:text-properties officeooo:rsid="3120ecb9" officeooo:paragraph-rsid="3120ecb9"/>
    </style:style>
    <style:style style:name="P1075" style:family="paragraph" style:parent-style-name="Heading_20_3">
      <style:text-properties officeooo:rsid="299bc094" officeooo:paragraph-rsid="299bc094"/>
    </style:style>
    <style:style style:name="P1076" style:family="paragraph" style:parent-style-name="Heading_20_3">
      <style:text-properties officeooo:rsid="3159b081"/>
    </style:style>
    <style:style style:name="P1077" style:family="paragraph" style:parent-style-name="Heading_20_3">
      <style:text-properties officeooo:rsid="315e5956" officeooo:paragraph-rsid="315e5956"/>
    </style:style>
    <style:style style:name="P1078" style:family="paragraph" style:parent-style-name="Heading_20_3">
      <style:text-properties officeooo:rsid="314f7ee7" officeooo:paragraph-rsid="314f7ee7"/>
    </style:style>
    <style:style style:name="P1079" style:family="paragraph" style:parent-style-name="Heading_20_3">
      <style:text-properties officeooo:paragraph-rsid="316a1c75"/>
    </style:style>
    <style:style style:name="P1080" style:family="paragraph" style:parent-style-name="Heading_20_3">
      <style:text-properties officeooo:rsid="3383e34d" officeooo:paragraph-rsid="3383e34d"/>
    </style:style>
    <style:style style:name="P1081" style:family="paragraph" style:parent-style-name="Heading_20_3">
      <style:text-properties officeooo:paragraph-rsid="284eff00"/>
    </style:style>
    <style:style style:name="P1082" style:family="paragraph" style:parent-style-name="Heading_20_3">
      <style:text-properties officeooo:rsid="34f73a35" officeooo:paragraph-rsid="34f73a35"/>
    </style:style>
    <style:style style:name="P1083" style:family="paragraph" style:parent-style-name="Heading_20_3">
      <style:text-properties officeooo:paragraph-rsid="30c03f57"/>
    </style:style>
    <style:style style:name="P1084" style:family="paragraph" style:parent-style-name="Heading_20_3">
      <style:text-properties officeooo:rsid="31af9a68" officeooo:paragraph-rsid="31af9a68"/>
    </style:style>
    <style:style style:name="P1085" style:family="paragraph" style:parent-style-name="Heading_20_3">
      <style:text-properties officeooo:rsid="2ad946a0" officeooo:paragraph-rsid="2ad946a0"/>
    </style:style>
    <style:style style:name="P1086" style:family="paragraph" style:parent-style-name="Heading_20_3">
      <style:text-properties officeooo:paragraph-rsid="284f60f7"/>
    </style:style>
    <style:style style:name="P1087" style:family="paragraph" style:parent-style-name="Heading_20_3">
      <style:text-properties officeooo:rsid="2be33c5d" officeooo:paragraph-rsid="34b30b4f"/>
    </style:style>
    <style:style style:name="P1088" style:family="paragraph" style:parent-style-name="Heading_20_3">
      <style:text-properties officeooo:rsid="33b5ca66" officeooo:paragraph-rsid="34b30b4f"/>
    </style:style>
    <style:style style:name="P1089" style:family="paragraph" style:parent-style-name="Heading_20_3">
      <style:text-properties officeooo:rsid="34e99ebe"/>
    </style:style>
    <style:style style:name="P1090" style:family="paragraph" style:parent-style-name="Heading_20_3">
      <style:text-properties officeooo:paragraph-rsid="345c832f"/>
    </style:style>
    <style:style style:name="P1091" style:family="paragraph" style:parent-style-name="Heading_20_3">
      <style:text-properties officeooo:rsid="346d7b29" officeooo:paragraph-rsid="346d7b29"/>
    </style:style>
    <style:style style:name="P1092" style:family="paragraph" style:parent-style-name="Heading_20_3">
      <style:text-properties officeooo:paragraph-rsid="353b2020"/>
    </style:style>
    <style:style style:name="P1093" style:family="paragraph" style:parent-style-name="Heading_20_3">
      <style:text-properties officeooo:paragraph-rsid="34f3694a"/>
    </style:style>
    <style:style style:name="P1094" style:family="paragraph" style:parent-style-name="Heading_20_3">
      <style:text-properties officeooo:paragraph-rsid="353d1d6a"/>
    </style:style>
    <style:style style:name="P1095" style:family="paragraph" style:parent-style-name="Heading_20_3">
      <style:text-properties officeooo:rsid="3533afcb" officeooo:paragraph-rsid="3533afcb"/>
    </style:style>
    <style:style style:name="P1096" style:family="paragraph" style:parent-style-name="Heading_20_3">
      <style:text-properties officeooo:paragraph-rsid="3300eea4"/>
    </style:style>
    <style:style style:name="P1097" style:family="paragraph" style:parent-style-name="Heading_20_3">
      <style:text-properties officeooo:paragraph-rsid="332a82ed"/>
    </style:style>
    <style:style style:name="P1098" style:family="paragraph" style:parent-style-name="Heading_20_3">
      <style:text-properties officeooo:paragraph-rsid="3309b033"/>
    </style:style>
    <style:style style:name="P1099" style:family="paragraph" style:parent-style-name="Heading_20_3">
      <style:text-properties officeooo:paragraph-rsid="33302b7a"/>
    </style:style>
    <style:style style:name="P1100" style:family="paragraph" style:parent-style-name="Heading_20_4">
      <style:text-properties officeooo:rsid="237eccd0" officeooo:paragraph-rsid="237eccd0"/>
    </style:style>
    <style:style style:name="P1101" style:family="paragraph" style:parent-style-name="Heading_20_4">
      <style:text-properties style:text-line-through-style="none" style:text-line-through-type="none" officeooo:rsid="21f79b9f" officeooo:paragraph-rsid="21f79b9f"/>
    </style:style>
    <style:style style:name="P11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3" style:family="paragraph" style:parent-style-name="Heading_20_4">
      <style:text-properties fo:background-color="#fff200"/>
    </style:style>
    <style:style style:name="P1104" style:family="paragraph" style:parent-style-name="Heading_20_4">
      <style:text-properties officeooo:paragraph-rsid="3a2ea779" fo:background-color="#fff200"/>
    </style:style>
    <style:style style:name="P1105" style:family="paragraph" style:parent-style-name="Heading_20_4">
      <style:text-properties fo:language="cs" fo:country="CZ" officeooo:rsid="300964a8" officeooo:paragraph-rsid="300964a8" fo:background-color="#fff200"/>
    </style:style>
    <style:style style:name="P1106" style:family="paragraph" style:parent-style-name="Heading_20_4">
      <style:text-properties officeooo:paragraph-rsid="42726329"/>
    </style:style>
    <style:style style:name="P1107" style:family="paragraph" style:parent-style-name="Heading_20_4">
      <style:text-properties officeooo:rsid="40d3e4eb" officeooo:paragraph-rsid="42726329"/>
    </style:style>
    <style:style style:name="P1108" style:family="paragraph" style:parent-style-name="Heading_20_4">
      <style:text-properties officeooo:rsid="42652ead" officeooo:paragraph-rsid="42726329"/>
    </style:style>
    <style:style style:name="P1109" style:family="paragraph" style:parent-style-name="Heading_20_4">
      <style:text-properties officeooo:rsid="407ce360" officeooo:paragraph-rsid="42726329"/>
    </style:style>
    <style:style style:name="P1110" style:family="paragraph" style:parent-style-name="Heading_20_4">
      <style:text-properties officeooo:rsid="40384e10" officeooo:paragraph-rsid="42726329"/>
    </style:style>
    <style:style style:name="P1111" style:family="paragraph" style:parent-style-name="Heading_20_4">
      <style:text-properties officeooo:rsid="40505312" officeooo:paragraph-rsid="42726329"/>
    </style:style>
    <style:style style:name="P1112" style:family="paragraph" style:parent-style-name="Heading_20_4">
      <style:text-properties officeooo:paragraph-rsid="29739d0f"/>
    </style:style>
    <style:style style:name="P1113" style:family="paragraph" style:parent-style-name="Heading_20_4">
      <style:text-properties officeooo:paragraph-rsid="37d46557"/>
    </style:style>
    <style:style style:name="P1114" style:family="paragraph" style:parent-style-name="Heading_20_4">
      <style:text-properties officeooo:paragraph-rsid="34b30b4f"/>
    </style:style>
    <style:style style:name="P1115" style:family="paragraph" style:parent-style-name="Heading_20_4">
      <style:text-properties officeooo:rsid="34389a0e" officeooo:paragraph-rsid="34b30b4f"/>
    </style:style>
    <style:style style:name="P1116" style:family="paragraph" style:parent-style-name="Heading_20_4">
      <style:text-properties officeooo:rsid="33b5ca66" officeooo:paragraph-rsid="34b30b4f"/>
    </style:style>
    <style:style style:name="P1117" style:family="paragraph" style:parent-style-name="Heading_20_4">
      <style:text-properties officeooo:paragraph-rsid="34f3694a"/>
    </style:style>
    <style:style style:name="P1118" style:family="paragraph" style:parent-style-name="Heading_20_4">
      <style:text-properties officeooo:paragraph-rsid="3533afcb"/>
    </style:style>
    <style:style style:name="P1119" style:family="paragraph" style:parent-style-name="Heading_20_5">
      <style:text-properties officeooo:paragraph-rsid="205aec31"/>
    </style:style>
    <style:style style:name="P1120" style:family="paragraph" style:parent-style-name="Heading_20_5">
      <style:text-properties officeooo:paragraph-rsid="21ab8207"/>
    </style:style>
    <style:style style:name="P1121" style:family="paragraph" style:parent-style-name="Heading_20_5">
      <style:text-properties officeooo:rsid="3eb5997b" officeooo:paragraph-rsid="3eb5997b"/>
    </style:style>
    <style:style style:name="P1122" style:family="paragraph" style:parent-style-name="Heading_20_5">
      <style:text-properties fo:language="cs" fo:country="CZ" officeooo:rsid="23a11401" officeooo:paragraph-rsid="23a11401" style:language-asian="cs" style:country-asian="CZ"/>
    </style:style>
    <style:style style:name="P1123" style:family="paragraph" style:parent-style-name="Heading_20_5">
      <style:text-properties fo:language="cs" fo:country="CZ" officeooo:rsid="20a56c6b" officeooo:paragraph-rsid="20aac5d0" style:language-asian="cs" style:country-asian="CZ"/>
    </style:style>
    <style:style style:name="P1124" style:family="paragraph" style:parent-style-name="Heading_20_5">
      <style:text-properties officeooo:rsid="20768cfb" officeooo:paragraph-rsid="23033a35"/>
    </style:style>
    <style:style style:name="P1125" style:family="paragraph" style:parent-style-name="Heading_20_5">
      <style:text-properties officeooo:paragraph-rsid="23033a35"/>
    </style:style>
    <style:style style:name="P1126" style:family="paragraph" style:parent-style-name="Heading_20_5">
      <style:text-properties officeooo:paragraph-rsid="230337f0"/>
    </style:style>
    <style:style style:name="P1127" style:family="paragraph" style:parent-style-name="Heading_20_5">
      <style:text-properties officeooo:paragraph-rsid="3eb54d2c"/>
    </style:style>
    <style:style style:name="P1128" style:family="paragraph" style:parent-style-name="Heading_20_5">
      <style:text-properties officeooo:paragraph-rsid="2afd3de0"/>
    </style:style>
    <style:style style:name="P1129" style:family="paragraph" style:parent-style-name="Heading_20_5">
      <style:text-properties officeooo:rsid="206449e7" officeooo:paragraph-rsid="2afd3de0"/>
    </style:style>
    <style:style style:name="P113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4" style:family="paragraph" style:parent-style-name="Heading_20_5">
      <style:text-properties officeooo:paragraph-rsid="2366bc69"/>
    </style:style>
    <style:style style:name="P114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6" style:family="paragraph" style:parent-style-name="Heading_20_5">
      <style:text-properties officeooo:paragraph-rsid="3eb19fe3"/>
    </style:style>
    <style:style style:name="P1147" style:family="paragraph" style:parent-style-name="Heading_20_5">
      <style:text-properties officeooo:rsid="20a1bc0a" officeooo:paragraph-rsid="20ace839"/>
    </style:style>
    <style:style style:name="P1148" style:family="paragraph" style:parent-style-name="Heading_20_5">
      <style:text-properties officeooo:paragraph-rsid="21ac324b"/>
    </style:style>
    <style:style style:name="P1149" style:family="paragraph" style:parent-style-name="Heading_20_5">
      <style:text-properties officeooo:paragraph-rsid="220231cf"/>
    </style:style>
    <style:style style:name="P1150" style:family="paragraph" style:parent-style-name="Heading_20_5">
      <style:text-properties officeooo:paragraph-rsid="236db2ab"/>
    </style:style>
    <style:style style:name="P1151" style:family="paragraph" style:parent-style-name="Heading_20_5">
      <style:text-properties officeooo:paragraph-rsid="236e204c"/>
    </style:style>
    <style:style style:name="P1152" style:family="paragraph" style:parent-style-name="Heading_20_5">
      <style:text-properties officeooo:rsid="3ac5f8b6" officeooo:paragraph-rsid="3ac5f8b6"/>
    </style:style>
    <style:style style:name="P1153" style:family="paragraph" style:parent-style-name="Heading_20_5">
      <style:text-properties officeooo:paragraph-rsid="237364a0"/>
    </style:style>
    <style:style style:name="P1154" style:family="paragraph" style:parent-style-name="Heading_20_5">
      <style:text-properties officeooo:paragraph-rsid="236f6335"/>
    </style:style>
    <style:style style:name="P1155" style:family="paragraph" style:parent-style-name="Heading_20_5">
      <style:text-properties officeooo:paragraph-rsid="22800e48"/>
    </style:style>
    <style:style style:name="P1156" style:family="paragraph" style:parent-style-name="Heading_20_5">
      <style:text-properties officeooo:paragraph-rsid="2202b942"/>
    </style:style>
    <style:style style:name="P1157" style:family="paragraph" style:parent-style-name="Heading_20_5">
      <style:text-properties officeooo:paragraph-rsid="22035c33"/>
    </style:style>
    <style:style style:name="P1158" style:family="paragraph" style:parent-style-name="Heading_20_5">
      <style:text-properties officeooo:paragraph-rsid="2b0035d5"/>
    </style:style>
    <style:style style:name="P1159" style:family="paragraph" style:parent-style-name="Heading_20_5">
      <style:text-properties officeooo:paragraph-rsid="237987a4"/>
    </style:style>
    <style:style style:name="P1160" style:family="paragraph" style:parent-style-name="Heading_20_5">
      <style:text-properties officeooo:rsid="3d426ba8" officeooo:paragraph-rsid="3d426ba8"/>
    </style:style>
    <style:style style:name="P1161" style:family="paragraph" style:parent-style-name="Heading_20_5">
      <style:text-properties officeooo:paragraph-rsid="2195aae2"/>
    </style:style>
    <style:style style:name="P1162" style:family="paragraph" style:parent-style-name="Heading_20_5">
      <style:text-properties officeooo:paragraph-rsid="3eb18e28"/>
    </style:style>
    <style:style style:name="P1163"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1164" style:family="paragraph" style:parent-style-name="Text_20_body" style:master-page-name="Standard">
      <style:paragraph-properties fo:text-align="end" style:justify-single-word="false" style:page-number="auto"/>
      <style:text-properties officeooo:paragraph-rsid="2590605e"/>
    </style:style>
    <style:style style:name="P1165" style:family="paragraph" style:parent-style-name="Text_20_body" style:list-style-name="L1">
      <style:text-properties officeooo:rsid="14585935" officeooo:paragraph-rsid="282f1ba6" fo:background-color="#fff200"/>
    </style:style>
    <style:style style:name="P1166" style:family="paragraph" style:parent-style-name="Text_20_body" style:list-style-name="L2">
      <style:text-properties officeooo:rsid="145722f9" officeooo:paragraph-rsid="282f1ba6" fo:background-color="#fff200"/>
    </style:style>
    <style:style style:name="P1167" style:family="paragraph" style:parent-style-name="Text_20_body" style:list-style-name="L2">
      <style:text-properties officeooo:rsid="14d3e335" officeooo:paragraph-rsid="282f1ba6" fo:background-color="#fff200"/>
    </style:style>
    <style:style style:name="P1168" style:family="paragraph" style:parent-style-name="Text_20_body" style:list-style-name="L2">
      <style:text-properties officeooo:rsid="14641de2" officeooo:paragraph-rsid="282f1ba6" fo:background-color="#fff200"/>
    </style:style>
    <style:style style:name="P1169" style:family="paragraph" style:parent-style-name="Text_20_body" style:list-style-name="L3">
      <style:text-properties officeooo:rsid="2a2a576c" officeooo:paragraph-rsid="2ad07b49" fo:background-color="#fff200"/>
    </style:style>
    <style:style style:name="P1170" style:family="paragraph" style:parent-style-name="Text_20_body" style:list-style-name="L3">
      <style:text-properties officeooo:rsid="2a84aab1" officeooo:paragraph-rsid="2ac39226" fo:background-color="#fff200"/>
    </style:style>
    <style:style style:name="P1171" style:family="paragraph" style:parent-style-name="Text_20_body" style:list-style-name="L5">
      <style:text-properties officeooo:rsid="29fe042f" officeooo:paragraph-rsid="2a55b2e6" fo:background-color="#fff200"/>
    </style:style>
    <style:style style:name="P1172" style:family="paragraph" style:parent-style-name="Text_20_body" style:list-style-name="L5">
      <style:text-properties officeooo:rsid="29ffc963" officeooo:paragraph-rsid="2a54390c" fo:background-color="#fff200"/>
    </style:style>
    <style:style style:name="P1173" style:family="paragraph" style:parent-style-name="Text_20_body" style:list-style-name="L5">
      <style:text-properties officeooo:rsid="2a01ea90" officeooo:paragraph-rsid="35972e8f" fo:background-color="#fff200"/>
    </style:style>
    <style:style style:name="P1174" style:family="paragraph" style:parent-style-name="Text_20_body" style:list-style-name="L6">
      <style:text-properties officeooo:rsid="2a59df94" officeooo:paragraph-rsid="2a59df94" fo:background-color="#fff200"/>
    </style:style>
    <style:style style:name="P1175" style:family="paragraph" style:parent-style-name="Text_20_body" style:list-style-name="L6">
      <style:text-properties officeooo:rsid="2a5b281e" officeooo:paragraph-rsid="2a5b281e" fo:background-color="#fff200"/>
    </style:style>
    <style:style style:name="P1176" style:family="paragraph" style:parent-style-name="Text_20_body" style:list-style-name="L7">
      <style:text-properties officeooo:rsid="0d649d1e" officeooo:paragraph-rsid="2830e9f4" fo:background-color="#fff200"/>
    </style:style>
    <style:style style:name="P1177" style:family="paragraph" style:parent-style-name="Text_20_body" style:list-style-name="L8">
      <style:text-properties officeooo:rsid="2832e265" officeooo:paragraph-rsid="2832e265" fo:background-color="#fff200"/>
    </style:style>
    <style:style style:name="P1178" style:family="paragraph" style:parent-style-name="Text_20_body" style:list-style-name="L9">
      <style:text-properties officeooo:rsid="0db82cab" officeooo:paragraph-rsid="2830e9f4" fo:background-color="#fff200"/>
    </style:style>
    <style:style style:name="P1179" style:family="paragraph" style:parent-style-name="Text_20_body" style:list-style-name="L11">
      <style:text-properties officeooo:rsid="2d24ffe7" officeooo:paragraph-rsid="2eeeca56" fo:background-color="#fff200"/>
    </style:style>
    <style:style style:name="P1180" style:family="paragraph" style:parent-style-name="Text_20_body" style:list-style-name="L12">
      <style:text-properties officeooo:rsid="2d24ffe7" officeooo:paragraph-rsid="2eeeca56" fo:background-color="#fff200"/>
    </style:style>
    <style:style style:name="P1181" style:family="paragraph" style:parent-style-name="Text_20_body" style:list-style-name="L12">
      <style:text-properties officeooo:rsid="2d4fea61" officeooo:paragraph-rsid="2eeeca56" fo:background-color="#fff200"/>
    </style:style>
    <style:style style:name="P1182" style:family="paragraph" style:parent-style-name="Text_20_body" style:list-style-name="L12">
      <style:text-properties officeooo:rsid="2d4f62f1" officeooo:paragraph-rsid="2eeeca56" fo:background-color="#fff200"/>
    </style:style>
    <style:style style:name="P1183" style:family="paragraph" style:parent-style-name="Text_20_body" style:list-style-name="L12">
      <style:text-properties officeooo:rsid="37048f6f" officeooo:paragraph-rsid="37048f6f" fo:background-color="#fff200"/>
    </style:style>
    <style:style style:name="P1184" style:family="paragraph" style:parent-style-name="Text_20_body" style:list-style-name="L13">
      <style:text-properties officeooo:rsid="2d2af642" officeooo:paragraph-rsid="2eeeca56" fo:background-color="#fff200"/>
    </style:style>
    <style:style style:name="P1185" style:family="paragraph" style:parent-style-name="Text_20_body" style:list-style-name="L14">
      <style:text-properties officeooo:rsid="2004c7fc" officeooo:paragraph-rsid="2eeeca56" fo:background-color="#fff200"/>
    </style:style>
    <style:style style:name="P1186" style:family="paragraph" style:parent-style-name="Text_20_body" style:list-style-name="L14">
      <style:text-properties officeooo:rsid="1f7d75fb" officeooo:paragraph-rsid="2eeeca56" fo:background-color="#fff200"/>
    </style:style>
    <style:style style:name="P1187" style:family="paragraph" style:parent-style-name="Text_20_body" style:list-style-name="L14">
      <style:text-properties officeooo:rsid="20147782" officeooo:paragraph-rsid="2eeeca56" fo:background-color="#fff200"/>
    </style:style>
    <style:style style:name="P1188" style:family="paragraph" style:parent-style-name="Text_20_body" style:list-style-name="L14">
      <style:text-properties officeooo:rsid="20177120" officeooo:paragraph-rsid="2eeeca56" fo:background-color="#fff200"/>
    </style:style>
    <style:style style:name="P1189" style:family="paragraph" style:parent-style-name="Text_20_body" style:list-style-name="L14">
      <style:text-properties officeooo:rsid="1ff30acd" officeooo:paragraph-rsid="2eeeca56" fo:background-color="#fff200"/>
    </style:style>
    <style:style style:name="P1190" style:family="paragraph" style:parent-style-name="Text_20_body" style:list-style-name="L14">
      <style:text-properties officeooo:rsid="1ff24342" officeooo:paragraph-rsid="2eeeca56" fo:background-color="#fff200"/>
    </style:style>
    <style:style style:name="P1191" style:family="paragraph" style:parent-style-name="Text_20_body" style:list-style-name="L14">
      <style:text-properties officeooo:rsid="1ff1bd16" officeooo:paragraph-rsid="2eeeca56" fo:background-color="#fff200"/>
    </style:style>
    <style:style style:name="P1192" style:family="paragraph" style:parent-style-name="Text_20_body" style:list-style-name="L14">
      <style:text-properties officeooo:rsid="200b719d" officeooo:paragraph-rsid="2eeeca56" fo:background-color="#fff200"/>
    </style:style>
    <style:style style:name="P1193" style:family="paragraph" style:parent-style-name="Text_20_body" style:list-style-name="L14">
      <style:text-properties officeooo:rsid="2018b107" officeooo:paragraph-rsid="2eeeca56" fo:background-color="#fff200"/>
    </style:style>
    <style:style style:name="P1194" style:family="paragraph" style:parent-style-name="Text_20_body" style:list-style-name="L14">
      <style:text-properties officeooo:rsid="1ff4d6e7" officeooo:paragraph-rsid="2eeeca56" fo:background-color="#fff200"/>
    </style:style>
    <style:style style:name="P1195" style:family="paragraph" style:parent-style-name="Text_20_body" style:list-style-name="L14">
      <style:text-properties officeooo:rsid="20192bd4" officeooo:paragraph-rsid="2eeeca56" fo:background-color="#fff200"/>
    </style:style>
    <style:style style:name="P1196" style:family="paragraph" style:parent-style-name="Text_20_body" style:list-style-name="L14">
      <style:text-properties officeooo:rsid="1ff4dbd9" officeooo:paragraph-rsid="2eeeca56" fo:background-color="#fff200"/>
    </style:style>
    <style:style style:name="P1197" style:family="paragraph" style:parent-style-name="Text_20_body" style:list-style-name="L14">
      <style:text-properties officeooo:rsid="1ff57b82" officeooo:paragraph-rsid="2eeeca56" fo:background-color="#fff200"/>
    </style:style>
    <style:style style:name="P1198" style:family="paragraph" style:parent-style-name="Text_20_body" style:list-style-name="L14">
      <style:text-properties officeooo:rsid="20152acd" officeooo:paragraph-rsid="2eeeca56" fo:background-color="#fff200"/>
    </style:style>
    <style:style style:name="P1199" style:family="paragraph" style:parent-style-name="Text_20_body" style:list-style-name="L14">
      <style:text-properties officeooo:rsid="1ffdc37c" officeooo:paragraph-rsid="2eeeca56" fo:background-color="#fff200"/>
    </style:style>
    <style:style style:name="P1200" style:family="paragraph" style:parent-style-name="Text_20_body" style:list-style-name="L14">
      <style:text-properties officeooo:rsid="1fffae91" officeooo:paragraph-rsid="2eeeca56" fo:background-color="#fff200"/>
    </style:style>
    <style:style style:name="P1201" style:family="paragraph" style:parent-style-name="Text_20_body" style:list-style-name="L14">
      <style:text-properties officeooo:rsid="20008eeb" officeooo:paragraph-rsid="2eeeca56" fo:background-color="#fff200"/>
    </style:style>
    <style:style style:name="P1202" style:family="paragraph" style:parent-style-name="Text_20_body" style:list-style-name="L14">
      <style:text-properties officeooo:rsid="20019f83" officeooo:paragraph-rsid="2eeeca56" fo:background-color="#fff200"/>
    </style:style>
    <style:style style:name="P1203" style:family="paragraph" style:parent-style-name="Text_20_body" style:list-style-name="L14">
      <style:text-properties officeooo:rsid="2008463a" officeooo:paragraph-rsid="2eeeca56" fo:background-color="#fff200"/>
    </style:style>
    <style:style style:name="P1204" style:family="paragraph" style:parent-style-name="Text_20_body" style:list-style-name="L14">
      <style:text-properties officeooo:rsid="1ff6f841" officeooo:paragraph-rsid="2eeeca56" fo:background-color="#fff200"/>
    </style:style>
    <style:style style:name="P1205" style:family="paragraph" style:parent-style-name="Text_20_body" style:list-style-name="L14">
      <style:text-properties officeooo:rsid="1ffc8454" officeooo:paragraph-rsid="2eeeca56" fo:background-color="#fff200"/>
    </style:style>
    <style:style style:name="P1206" style:family="paragraph" style:parent-style-name="Text_20_body" style:list-style-name="L14">
      <style:text-properties officeooo:rsid="2010390f" officeooo:paragraph-rsid="2eeeca56" fo:background-color="#fff200"/>
    </style:style>
    <style:style style:name="P1207" style:family="paragraph" style:parent-style-name="Text_20_body" style:list-style-name="L14">
      <style:text-properties officeooo:rsid="1ff86ef0" officeooo:paragraph-rsid="2eeeca56" fo:background-color="#fff200"/>
    </style:style>
    <style:style style:name="P1208" style:family="paragraph" style:parent-style-name="Text_20_body" style:list-style-name="L14">
      <style:text-properties officeooo:rsid="200a5e30" officeooo:paragraph-rsid="2eeeca56" fo:background-color="#fff200"/>
    </style:style>
    <style:style style:name="P1209" style:family="paragraph" style:parent-style-name="Text_20_body" style:list-style-name="L14">
      <style:text-properties officeooo:rsid="200e3d4b" officeooo:paragraph-rsid="2eeeca56" fo:background-color="#fff200"/>
    </style:style>
    <style:style style:name="P1210" style:family="paragraph" style:parent-style-name="Text_20_body" style:list-style-name="L14">
      <style:text-properties officeooo:rsid="200fc94e" officeooo:paragraph-rsid="2eeeca56" fo:background-color="#fff200"/>
    </style:style>
    <style:style style:name="P1211" style:family="paragraph" style:parent-style-name="Text_20_body" style:list-style-name="L14">
      <style:text-properties officeooo:rsid="20107045" officeooo:paragraph-rsid="2eeeca56" fo:background-color="#fff200"/>
    </style:style>
    <style:style style:name="P1212" style:family="paragraph" style:parent-style-name="Text_20_body" style:list-style-name="L14">
      <style:text-properties officeooo:rsid="20126b1e" officeooo:paragraph-rsid="2eeeca56" fo:background-color="#fff200"/>
    </style:style>
    <style:style style:name="P1213" style:family="paragraph" style:parent-style-name="Text_20_body" style:list-style-name="L16">
      <style:text-properties officeooo:rsid="36c01aef" officeooo:paragraph-rsid="36c01aef" fo:background-color="#fff200"/>
    </style:style>
    <style:style style:name="P1214" style:family="paragraph" style:parent-style-name="Text_20_body" style:list-style-name="L42">
      <style:text-properties officeooo:paragraph-rsid="37b38dca" fo:background-color="#fff200"/>
    </style:style>
    <style:style style:name="P1215" style:family="paragraph" style:parent-style-name="Text_20_body" style:list-style-name="L42">
      <style:text-properties officeooo:paragraph-rsid="37b4eaf1" fo:background-color="#fff200"/>
    </style:style>
    <style:style style:name="P1216" style:family="paragraph" style:parent-style-name="Text_20_body" style:list-style-name="L43">
      <style:text-properties officeooo:rsid="37ccf22e" officeooo:paragraph-rsid="37ccf22e" fo:background-color="#fff200"/>
    </style:style>
    <style:style style:name="P1217" style:family="paragraph" style:parent-style-name="Text_20_body" style:list-style-name="L43">
      <style:text-properties officeooo:rsid="293d5d30" officeooo:paragraph-rsid="2ce9bd95" fo:background-color="#fff200"/>
    </style:style>
    <style:style style:name="P1218" style:family="paragraph" style:parent-style-name="Text_20_body" style:list-style-name="L43">
      <style:text-properties officeooo:rsid="293bcf6c" officeooo:paragraph-rsid="2ce9bd95" fo:background-color="#fff200"/>
    </style:style>
    <style:style style:name="P1219" style:family="paragraph" style:parent-style-name="Text_20_body" style:list-style-name="L44">
      <style:text-properties officeooo:rsid="293bcf6c" officeooo:paragraph-rsid="2aac1b25" fo:background-color="#fff200"/>
    </style:style>
    <style:style style:name="P1220" style:family="paragraph" style:parent-style-name="Text_20_body" style:list-style-name="L45">
      <style:text-properties officeooo:rsid="3607f474" officeooo:paragraph-rsid="38d58481" fo:background-color="#fff200"/>
    </style:style>
    <style:style style:name="P1221" style:family="paragraph" style:parent-style-name="Text_20_body" style:list-style-name="L45">
      <style:text-properties officeooo:rsid="3607f474" officeooo:paragraph-rsid="38d9ca91" fo:background-color="#fff200"/>
    </style:style>
    <style:style style:name="P1222" style:family="paragraph" style:parent-style-name="Text_20_body" style:list-style-name="L45">
      <style:text-properties officeooo:rsid="360e16f2" officeooo:paragraph-rsid="38d58481" fo:background-color="#fff200"/>
    </style:style>
    <style:style style:name="P1223" style:family="paragraph" style:parent-style-name="Text_20_body" style:list-style-name="L46">
      <style:text-properties officeooo:rsid="29175b96" officeooo:paragraph-rsid="3954aa69" fo:background-color="#fff200"/>
    </style:style>
    <style:style style:name="P1224" style:family="paragraph" style:parent-style-name="Text_20_body" style:list-style-name="L46">
      <style:text-properties officeooo:rsid="2918a14f" officeooo:paragraph-rsid="3954aa69" fo:background-color="#fff200"/>
    </style:style>
    <style:style style:name="P1225" style:family="paragraph" style:parent-style-name="Text_20_body" style:list-style-name="L47">
      <style:text-properties officeooo:rsid="291f3f49" officeooo:paragraph-rsid="3954aa69" fo:background-color="#fff200"/>
    </style:style>
    <style:style style:name="P1226" style:family="paragraph" style:parent-style-name="Text_20_body" style:list-style-name="L47">
      <style:text-properties officeooo:rsid="29205610" officeooo:paragraph-rsid="3954aa69" fo:background-color="#fff200"/>
    </style:style>
    <style:style style:name="P1227" style:family="paragraph" style:parent-style-name="Text_20_body" style:list-style-name="L48">
      <style:text-properties officeooo:rsid="3025b673" officeooo:paragraph-rsid="3954aa69" fo:background-color="#fff200"/>
    </style:style>
    <style:style style:name="P1228" style:family="paragraph" style:parent-style-name="Text_20_body" style:list-style-name="L49">
      <style:text-properties officeooo:rsid="302d66c3" officeooo:paragraph-rsid="3954aa69" fo:background-color="#fff200"/>
    </style:style>
    <style:style style:name="P1229" style:family="paragraph" style:parent-style-name="Text_20_body" style:list-style-name="L50">
      <style:text-properties officeooo:paragraph-rsid="3954aa69" fo:background-color="#fff200"/>
    </style:style>
    <style:style style:name="P1230" style:family="paragraph" style:parent-style-name="Text_20_body" style:list-style-name="L51">
      <style:text-properties officeooo:rsid="30506a00" officeooo:paragraph-rsid="3954aa69" fo:background-color="#fff200"/>
    </style:style>
    <style:style style:name="P1231" style:family="paragraph" style:parent-style-name="Text_20_body" style:list-style-name="L52">
      <style:text-properties officeooo:rsid="30506a00" officeooo:paragraph-rsid="3954aa69" fo:background-color="#fff200"/>
    </style:style>
    <style:style style:name="P1232" style:family="paragraph" style:parent-style-name="Text_20_body" style:list-style-name="L53">
      <style:text-properties officeooo:rsid="30506a00" officeooo:paragraph-rsid="3954aa69" fo:background-color="#fff200"/>
    </style:style>
    <style:style style:name="P1233" style:family="paragraph" style:parent-style-name="Text_20_body" style:list-style-name="L52">
      <style:text-properties officeooo:rsid="2d315a88" officeooo:paragraph-rsid="3954aa69" fo:background-color="#fff200"/>
    </style:style>
    <style:style style:name="P1234" style:family="paragraph" style:parent-style-name="Text_20_body" style:list-style-name="L54">
      <style:text-properties officeooo:rsid="2d316e09" officeooo:paragraph-rsid="3954aa69" fo:background-color="#fff200"/>
    </style:style>
    <style:style style:name="P1235" style:family="paragraph" style:parent-style-name="Text_20_body" style:list-style-name="L54">
      <style:text-properties officeooo:rsid="3050a354" officeooo:paragraph-rsid="3954aa69" fo:background-color="#fff200"/>
    </style:style>
    <style:style style:name="P1236" style:family="paragraph" style:parent-style-name="Text_20_body" style:list-style-name="L55">
      <style:text-properties officeooo:rsid="303f9b7c" officeooo:paragraph-rsid="3954aa69" fo:background-color="#fff200"/>
    </style:style>
    <style:style style:name="P1237" style:family="paragraph" style:parent-style-name="Text_20_body" style:list-style-name="L55">
      <style:text-properties officeooo:rsid="3041e365" officeooo:paragraph-rsid="3954aa69" fo:background-color="#fff200"/>
    </style:style>
    <style:style style:name="P1238" style:family="paragraph" style:parent-style-name="Text_20_body" style:list-style-name="L56">
      <style:text-properties officeooo:rsid="305c4f12" officeooo:paragraph-rsid="3954aa69" fo:background-color="#fff200"/>
    </style:style>
    <style:style style:name="P1239" style:family="paragraph" style:parent-style-name="Text_20_body" style:list-style-name="L56">
      <style:text-properties officeooo:rsid="306ab5ea" officeooo:paragraph-rsid="3954aa69" fo:background-color="#fff200"/>
    </style:style>
    <style:style style:name="P1240" style:family="paragraph" style:parent-style-name="Text_20_body" style:list-style-name="L57">
      <style:text-properties officeooo:rsid="38a8df89" officeooo:paragraph-rsid="3954aa69" fo:background-color="#fff200"/>
    </style:style>
    <style:style style:name="P1241" style:family="paragraph" style:parent-style-name="Text_20_body" style:list-style-name="L58">
      <style:text-properties officeooo:rsid="389cb7ab" officeooo:paragraph-rsid="3954aa69" fo:background-color="#fff200"/>
    </style:style>
    <style:style style:name="P1242" style:family="paragraph" style:parent-style-name="Text_20_body" style:list-style-name="L59">
      <style:text-properties officeooo:rsid="389cb7ab" officeooo:paragraph-rsid="3954aa69" fo:background-color="#fff200"/>
    </style:style>
    <style:style style:name="P1243" style:family="paragraph" style:parent-style-name="Text_20_body" style:list-style-name="L59">
      <style:text-properties officeooo:rsid="389a4dc3" officeooo:paragraph-rsid="3954aa69" fo:background-color="#fff200"/>
    </style:style>
    <style:style style:name="P1244" style:family="paragraph" style:parent-style-name="Text_20_body" style:list-style-name="L59">
      <style:text-properties officeooo:rsid="3899bbbf" officeooo:paragraph-rsid="3954aa69" fo:background-color="#fff200"/>
    </style:style>
    <style:style style:name="P1245" style:family="paragraph" style:parent-style-name="Text_20_body" style:list-style-name="L61">
      <style:text-properties officeooo:rsid="3899bbbf" officeooo:paragraph-rsid="3954aa69" fo:background-color="#fff200"/>
    </style:style>
    <style:style style:name="P1246" style:family="paragraph" style:parent-style-name="Text_20_body" style:list-style-name="L59">
      <style:text-properties officeooo:rsid="389bdaf3" officeooo:paragraph-rsid="3954aa69" fo:background-color="#fff200"/>
    </style:style>
    <style:style style:name="P1247" style:family="paragraph" style:parent-style-name="Text_20_body" style:list-style-name="L60">
      <style:text-properties officeooo:rsid="38995a96" officeooo:paragraph-rsid="3954aa69" fo:background-color="#fff200"/>
    </style:style>
    <style:style style:name="P1248" style:family="paragraph" style:parent-style-name="Text_20_body" style:list-style-name="L60">
      <style:text-properties officeooo:rsid="38a52ed9" officeooo:paragraph-rsid="3954aa69" fo:background-color="#fff200"/>
    </style:style>
    <style:style style:name="P1249" style:family="paragraph" style:parent-style-name="Text_20_body" style:list-style-name="L61">
      <style:text-properties officeooo:rsid="38a52ed9" officeooo:paragraph-rsid="3954aa69" fo:background-color="#fff200"/>
    </style:style>
    <style:style style:name="P1250" style:family="paragraph" style:parent-style-name="Text_20_body" style:list-style-name="L62">
      <style:text-properties officeooo:rsid="2ccd087b" officeooo:paragraph-rsid="3954aa69" fo:background-color="#fff200"/>
    </style:style>
    <style:style style:name="P1251" style:family="paragraph" style:parent-style-name="Text_20_body" style:list-style-name="L62">
      <style:text-properties officeooo:paragraph-rsid="3954aa69" fo:background-color="#fff200"/>
    </style:style>
    <style:style style:name="P1252" style:family="paragraph" style:parent-style-name="Text_20_body" style:list-style-name="L63">
      <style:text-properties officeooo:rsid="2543b6e6" officeooo:paragraph-rsid="3954aa69" fo:background-color="#fff200"/>
    </style:style>
    <style:style style:name="P1253" style:family="paragraph" style:parent-style-name="Text_20_body" style:list-style-name="L63">
      <style:text-properties officeooo:rsid="2545656a" officeooo:paragraph-rsid="3954aa69" fo:background-color="#fff200"/>
    </style:style>
    <style:style style:name="P1254" style:family="paragraph" style:parent-style-name="Text_20_body" style:list-style-name="L65">
      <style:text-properties officeooo:rsid="39019ddb" officeooo:paragraph-rsid="39019ddb" fo:background-color="#fff200"/>
    </style:style>
    <style:style style:name="P1255" style:family="paragraph" style:parent-style-name="Text_20_body" style:list-style-name="L66">
      <style:text-properties officeooo:rsid="3b402621" officeooo:paragraph-rsid="3b402621" fo:background-color="#fff200"/>
    </style:style>
    <style:style style:name="P1256" style:family="paragraph" style:parent-style-name="Text_20_body" style:list-style-name="L66">
      <style:text-properties officeooo:rsid="3aa7b086" officeooo:paragraph-rsid="3b1ffb29" fo:background-color="#fff200"/>
    </style:style>
    <style:style style:name="P1257" style:family="paragraph" style:parent-style-name="Text_20_body" style:list-style-name="L67">
      <style:text-properties officeooo:rsid="3b1ffb29" officeooo:paragraph-rsid="3b1ffb29" fo:background-color="#fff200"/>
    </style:style>
    <style:style style:name="P1258" style:family="paragraph" style:parent-style-name="Text_20_body" style:list-style-name="L69">
      <style:text-properties officeooo:rsid="24a005f2" officeooo:paragraph-rsid="24a005f2" fo:background-color="#fff200"/>
    </style:style>
    <style:style style:name="P1259" style:family="paragraph" style:parent-style-name="Text_20_body" style:list-style-name="L91">
      <style:text-properties officeooo:rsid="1bf6438f" officeooo:paragraph-rsid="3a2ea779" fo:background-color="#fff200"/>
    </style:style>
    <style:style style:name="P1260" style:family="paragraph" style:parent-style-name="Text_20_body" style:list-style-name="L92">
      <style:text-properties officeooo:rsid="25604653" officeooo:paragraph-rsid="3a2ea779" fo:background-color="#fff200"/>
    </style:style>
    <style:style style:name="P1261" style:family="paragraph" style:parent-style-name="Text_20_body" style:list-style-name="L4">
      <style:text-properties fo:language="cs" fo:country="CZ" officeooo:rsid="2a4e5a57" officeooo:paragraph-rsid="2ac42a68" fo:background-color="#fff200"/>
    </style:style>
    <style:style style:name="P1262" style:family="paragraph" style:parent-style-name="Text_20_body" style:list-style-name="L4">
      <style:text-properties fo:language="cs" fo:country="CZ" officeooo:rsid="2aee7385" officeooo:paragraph-rsid="2aee7385" fo:background-color="#fff200"/>
    </style:style>
    <style:style style:name="P1263" style:family="paragraph" style:parent-style-name="Text_20_body" style:list-style-name="L4">
      <style:text-properties fo:language="cs" fo:country="CZ" officeooo:rsid="2968b071" officeooo:paragraph-rsid="2ad07b49" fo:background-color="#fff200"/>
    </style:style>
    <style:style style:name="P1264" style:family="paragraph" style:parent-style-name="Text_20_body" style:list-style-name="L14">
      <style:text-properties fo:language="cs" fo:country="CZ" officeooo:rsid="2eeb2c9d" officeooo:paragraph-rsid="2eeeca56" fo:background-color="#fff200" style:language-asian="cs" style:country-asian="CZ"/>
    </style:style>
    <style:style style:name="P1265" style:family="paragraph" style:parent-style-name="Text_20_body" style:list-style-name="L15">
      <style:text-properties fo:language="cs" fo:country="CZ" officeooo:rsid="28b0c8e6" officeooo:paragraph-rsid="28b0c8e6" fo:background-color="#fff200" style:language-asian="cs" style:country-asian="CZ"/>
    </style:style>
    <style:style style:name="P1266" style:family="paragraph" style:parent-style-name="Text_20_body" style:list-style-name="L68">
      <style:text-properties fo:language="cs" fo:country="CZ" officeooo:rsid="3005dead" officeooo:paragraph-rsid="3005dead" fo:background-color="#fff200"/>
    </style:style>
    <style:style style:name="P1267" style:family="paragraph" style:parent-style-name="Text_20_body" style:list-style-name="L26">
      <style:text-properties fo:language="cs" fo:country="CZ" officeooo:rsid="2022d038" officeooo:paragraph-rsid="2349b8a1" style:language-asian="cs" style:country-asian="CZ"/>
    </style:style>
    <style:style style:name="P1268" style:family="paragraph" style:parent-style-name="Text_20_body" style:list-style-name="L26">
      <style:text-properties fo:language="cs" fo:country="CZ" officeooo:rsid="2022d038" officeooo:paragraph-rsid="22e7537f" style:language-asian="cs" style:country-asian="CZ"/>
    </style:style>
    <style:style style:name="P1269" style:family="paragraph" style:parent-style-name="Text_20_body" style:list-style-name="L26">
      <style:text-properties fo:language="cs" fo:country="CZ" officeooo:rsid="2022d038" officeooo:paragraph-rsid="22e7a051" style:language-asian="cs" style:country-asian="CZ"/>
    </style:style>
    <style:style style:name="P1270" style:family="paragraph" style:parent-style-name="Text_20_body" style:list-style-name="L26">
      <style:text-properties fo:language="cs" fo:country="CZ" officeooo:rsid="2022d038" officeooo:paragraph-rsid="22e50c1a" style:language-asian="cs" style:country-asian="CZ"/>
    </style:style>
    <style:style style:name="P1271" style:family="paragraph" style:parent-style-name="Text_20_body" style:list-style-name="L26">
      <style:text-properties fo:language="cs" fo:country="CZ" officeooo:rsid="2022d038" officeooo:paragraph-rsid="22eaa210" style:language-asian="cs" style:country-asian="CZ"/>
    </style:style>
    <style:style style:name="P1272" style:family="paragraph" style:parent-style-name="Text_20_body" style:list-style-name="L26">
      <style:text-properties fo:language="cs" fo:country="CZ" officeooo:rsid="2022d038" officeooo:paragraph-rsid="22eb0b83" style:language-asian="cs" style:country-asian="CZ"/>
    </style:style>
    <style:style style:name="P1273" style:family="paragraph" style:parent-style-name="Text_20_body" style:list-style-name="L26">
      <style:text-properties fo:language="cs" fo:country="CZ" officeooo:rsid="2022d038" officeooo:paragraph-rsid="22efc542" style:language-asian="cs" style:country-asian="CZ"/>
    </style:style>
    <style:style style:name="P1274" style:family="paragraph" style:parent-style-name="Text_20_body" style:list-style-name="L26">
      <style:text-properties fo:language="cs" fo:country="CZ" officeooo:rsid="2022d038" officeooo:paragraph-rsid="22f36276" style:language-asian="cs" style:country-asian="CZ"/>
    </style:style>
    <style:style style:name="P1275" style:family="paragraph" style:parent-style-name="Text_20_body" style:list-style-name="L36">
      <style:text-properties fo:language="cs" fo:country="CZ" officeooo:rsid="2022d038" officeooo:paragraph-rsid="216fef7d" style:language-asian="cs" style:country-asian="CZ"/>
    </style:style>
    <style:style style:name="P1276" style:family="paragraph" style:parent-style-name="Text_20_body" style:list-style-name="L40">
      <style:text-properties fo:language="cs" fo:country="CZ" officeooo:rsid="2022d038" officeooo:paragraph-rsid="21996beb" style:language-asian="cs" style:country-asian="CZ"/>
    </style:style>
    <style:style style:name="P1277" style:family="paragraph" style:parent-style-name="Text_20_body" style:list-style-name="L26">
      <style:text-properties fo:language="cs" fo:country="CZ" officeooo:rsid="22f4aacb" officeooo:paragraph-rsid="22f4aacb" style:language-asian="cs" style:country-asian="CZ"/>
    </style:style>
    <style:style style:name="P1278" style:family="paragraph" style:parent-style-name="Text_20_body" style:list-style-name="L26">
      <style:text-properties fo:language="cs" fo:country="CZ" officeooo:rsid="22e976b1" officeooo:paragraph-rsid="22e976b1" style:language-asian="cs" style:country-asian="CZ"/>
    </style:style>
    <style:style style:name="P1279" style:family="paragraph" style:parent-style-name="Text_20_body" style:list-style-name="L26">
      <style:text-properties fo:language="cs" fo:country="CZ" officeooo:rsid="22e976b1" officeooo:paragraph-rsid="22f36276" style:language-asian="cs" style:country-asian="CZ"/>
    </style:style>
    <style:style style:name="P1280" style:family="paragraph" style:parent-style-name="Text_20_body" style:list-style-name="L26">
      <style:text-properties fo:language="cs" fo:country="CZ" officeooo:rsid="22e50c1a" officeooo:paragraph-rsid="22eaa210" style:language-asian="cs" style:country-asian="CZ"/>
    </style:style>
    <style:style style:name="P1281" style:family="paragraph" style:parent-style-name="Text_20_body" style:list-style-name="L28">
      <style:text-properties fo:language="cs" fo:country="CZ" officeooo:rsid="21537a33" officeooo:paragraph-rsid="21537a33" style:language-asian="cs" style:country-asian="CZ"/>
    </style:style>
    <style:style style:name="P1282" style:family="paragraph" style:parent-style-name="Text_20_body" style:list-style-name="L28">
      <style:text-properties fo:language="cs" fo:country="CZ" officeooo:rsid="2065d056" officeooo:paragraph-rsid="2065d056" style:language-asian="cs" style:country-asian="CZ"/>
    </style:style>
    <style:style style:name="P1283" style:family="paragraph" style:parent-style-name="Text_20_body" style:list-style-name="L32">
      <style:text-properties fo:language="cs" fo:country="CZ" officeooo:rsid="216a5f13" officeooo:paragraph-rsid="216a5f13" style:language-asian="cs" style:country-asian="CZ"/>
    </style:style>
    <style:style style:name="P1284" style:family="paragraph" style:parent-style-name="Text_20_body" style:list-style-name="L36">
      <style:text-properties fo:language="cs" fo:country="CZ" officeooo:rsid="216fef7d" officeooo:paragraph-rsid="216fef7d" style:language-asian="cs" style:country-asian="CZ"/>
    </style:style>
    <style:style style:name="P1285" style:family="paragraph" style:parent-style-name="Text_20_body" style:list-style-name="L36">
      <style:text-properties fo:language="cs" fo:country="CZ" officeooo:rsid="216fef7d" officeooo:paragraph-rsid="23637825" style:language-asian="cs" style:country-asian="CZ"/>
    </style:style>
    <style:style style:name="P1286" style:family="paragraph" style:parent-style-name="Text_20_body" style:list-style-name="L28">
      <style:text-properties fo:language="cs" fo:country="CZ" officeooo:rsid="216fef7d" officeooo:paragraph-rsid="23637825" style:language-asian="cs" style:country-asian="CZ"/>
    </style:style>
    <style:style style:name="P1287" style:family="paragraph" style:parent-style-name="Text_20_body" style:list-style-name="L39">
      <style:text-properties fo:language="cs" fo:country="CZ" officeooo:rsid="3ebfa17d" officeooo:paragraph-rsid="3ebfa17d" style:language-asian="cs" style:country-asian="CZ"/>
    </style:style>
    <style:style style:name="P1288" style:family="paragraph" style:parent-style-name="Text_20_body" style:list-style-name="L39">
      <style:text-properties fo:language="cs" fo:country="CZ" officeooo:rsid="3ec069fb" officeooo:paragraph-rsid="3ec069fb" style:language-asian="cs" style:country-asian="CZ"/>
    </style:style>
    <style:style style:name="P1289"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0"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1"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2"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3"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4"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5"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296"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297"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298"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299"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0"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1"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2" style:family="paragraph" style:parent-style-name="Text_20_body" style:list-style-name="L104">
      <style:text-properties fo:language="cs" fo:country="CZ" officeooo:rsid="2f2860f9" officeooo:paragraph-rsid="38deb3e0"/>
    </style:style>
    <style:style style:name="P1303" style:family="paragraph" style:parent-style-name="Text_20_body" style:list-style-name="L10">
      <style:text-properties officeooo:rsid="2024c342" officeooo:paragraph-rsid="23f3e835"/>
    </style:style>
    <style:style style:name="P1304"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5" style:family="paragraph" style:parent-style-name="Text_20_body" style:list-style-name="L18">
      <style:text-properties officeooo:paragraph-rsid="420de24e" fo:background-color="transparent"/>
    </style:style>
    <style:style style:name="P1306" style:family="paragraph" style:parent-style-name="Text_20_body" style:list-style-name="L19">
      <style:text-properties officeooo:paragraph-rsid="4185bfea" fo:background-color="transparent"/>
    </style:style>
    <style:style style:name="P1307" style:family="paragraph" style:parent-style-name="Text_20_body" style:list-style-name="L19">
      <style:text-properties officeooo:paragraph-rsid="419854ab" fo:background-color="transparent"/>
    </style:style>
    <style:style style:name="P1308" style:family="paragraph" style:parent-style-name="Text_20_body" style:list-style-name="L19">
      <style:text-properties officeooo:paragraph-rsid="41e9f3dc" fo:background-color="transparent"/>
    </style:style>
    <style:style style:name="P1309" style:family="paragraph" style:parent-style-name="Text_20_body" style:list-style-name="L19">
      <style:text-properties officeooo:rsid="41e9f3dc" officeooo:paragraph-rsid="41e9f3dc" fo:background-color="transparent"/>
    </style:style>
    <style:style style:name="P1310" style:family="paragraph" style:parent-style-name="Text_20_body" style:list-style-name="L21">
      <style:text-properties officeooo:paragraph-rsid="41e65c86" fo:background-color="transparent"/>
    </style:style>
    <style:style style:name="P1311" style:family="paragraph" style:parent-style-name="Text_20_body" style:list-style-name="L23">
      <style:text-properties officeooo:rsid="41ddd504" officeooo:paragraph-rsid="41ddd504" fo:background-color="transparent"/>
    </style:style>
    <style:style style:name="P1312" style:family="paragraph" style:parent-style-name="Text_20_body" style:list-style-name="L25">
      <style:text-properties officeooo:paragraph-rsid="41e1534b" fo:background-color="transparent"/>
    </style:style>
    <style:style style:name="P1313" style:family="paragraph" style:parent-style-name="Text_20_body" style:list-style-name="L81">
      <style:text-properties officeooo:rsid="1f9eac7b" officeooo:paragraph-rsid="42726329" fo:background-color="transparent"/>
    </style:style>
    <style:style style:name="P1314" style:family="paragraph" style:parent-style-name="Text_20_body" style:list-style-name="L82">
      <style:text-properties officeooo:rsid="2725b06c" officeooo:paragraph-rsid="42726329" fo:background-color="transparent"/>
    </style:style>
    <style:style style:name="P1315" style:family="paragraph" style:parent-style-name="Text_20_body" style:list-style-name="L82">
      <style:text-properties officeooo:rsid="3c0a96df" officeooo:paragraph-rsid="42726329" fo:background-color="transparent"/>
    </style:style>
    <style:style style:name="P1316" style:family="paragraph" style:parent-style-name="Text_20_body" style:list-style-name="L82">
      <style:text-properties officeooo:rsid="3f676b5f" officeooo:paragraph-rsid="42726329" fo:background-color="transparent"/>
    </style:style>
    <style:style style:name="P1317" style:family="paragraph" style:parent-style-name="Text_20_body" style:list-style-name="L85">
      <style:text-properties officeooo:rsid="25d1238f" officeooo:paragraph-rsid="42726329" fo:background-color="transparent"/>
    </style:style>
    <style:style style:name="P1318" style:family="paragraph" style:parent-style-name="Text_20_body" style:list-style-name="L85">
      <style:text-properties officeooo:rsid="399e531b" officeooo:paragraph-rsid="42726329" fo:background-color="transparent"/>
    </style:style>
    <style:style style:name="P1319" style:family="paragraph" style:parent-style-name="Text_20_body" style:list-style-name="L19">
      <style:text-properties officeooo:paragraph-rsid="41e9f3dc"/>
    </style:style>
    <style:style style:name="P1320" style:family="paragraph" style:parent-style-name="Text_20_body" style:list-style-name="L20">
      <style:text-properties fo:font-style="italic" officeooo:paragraph-rsid="41ca5578" fo:background-color="transparent" style:font-style-asian="italic" style:font-style-complex="italic"/>
    </style:style>
    <style:style style:name="P1321"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2" style:family="paragraph" style:parent-style-name="Text_20_body">
      <style:text-properties fo:font-style="italic" officeooo:rsid="428dda7e" officeooo:paragraph-rsid="428dda7e" fo:background-color="transparent" style:font-style-asian="italic" style:font-style-complex="italic"/>
    </style:style>
    <style:style style:name="P1323" style:family="paragraph" style:parent-style-name="Text_20_body" style:list-style-name="L28">
      <style:text-properties fo:font-style="italic" style:font-style-asian="italic" style:font-style-complex="italic"/>
    </style:style>
    <style:style style:name="P1324" style:family="paragraph" style:parent-style-name="Text_20_body" style:list-style-name="L22">
      <style:text-properties officeooo:paragraph-rsid="41f038af"/>
    </style:style>
    <style:style style:name="P1325" style:family="paragraph" style:parent-style-name="Text_20_body" style:list-style-name="L26"/>
    <style:style style:name="P1326" style:family="paragraph" style:parent-style-name="Text_20_body" style:list-style-name="L26">
      <style:text-properties officeooo:paragraph-rsid="221e937b"/>
    </style:style>
    <style:style style:name="P1327" style:family="paragraph" style:parent-style-name="Text_20_body" style:list-style-name="L26">
      <style:text-properties officeooo:paragraph-rsid="28caaa0a"/>
    </style:style>
    <style:style style:name="P1328" style:family="paragraph" style:parent-style-name="Text_20_body" style:list-style-name="L26">
      <style:text-properties officeooo:rsid="215eb081" officeooo:paragraph-rsid="215eb081"/>
    </style:style>
    <style:style style:name="P1329" style:family="paragraph" style:parent-style-name="Text_20_body" style:list-style-name="L26">
      <style:text-properties officeooo:rsid="21605ebf" officeooo:paragraph-rsid="21ab8207"/>
    </style:style>
    <style:style style:name="P1330" style:family="paragraph" style:parent-style-name="Text_20_body" style:list-style-name="L27">
      <style:text-properties officeooo:rsid="2052d536" officeooo:paragraph-rsid="205aec31"/>
    </style:style>
    <style:style style:name="P1331" style:family="paragraph" style:parent-style-name="Text_20_body" style:list-style-name="L28">
      <style:text-properties officeooo:paragraph-rsid="2234d0ce"/>
    </style:style>
    <style:style style:name="P1332" style:family="paragraph" style:parent-style-name="Text_20_body" style:list-style-name="L28">
      <style:text-properties officeooo:paragraph-rsid="2332e601"/>
    </style:style>
    <style:style style:name="P1333" style:family="paragraph" style:parent-style-name="Text_20_body" style:list-style-name="L28">
      <style:text-properties officeooo:paragraph-rsid="2065d056"/>
    </style:style>
    <style:style style:name="P1334" style:family="paragraph" style:parent-style-name="Text_20_body" style:list-style-name="L28">
      <style:text-properties officeooo:rsid="21556a76" officeooo:paragraph-rsid="221e54e3"/>
    </style:style>
    <style:style style:name="P1335" style:family="paragraph" style:parent-style-name="Text_20_body" style:list-style-name="L31">
      <style:text-properties officeooo:rsid="21556a76" officeooo:paragraph-rsid="231e8445"/>
    </style:style>
    <style:style style:name="P1336" style:family="paragraph" style:parent-style-name="Text_20_body" style:list-style-name="L31">
      <style:text-properties officeooo:rsid="21556a76" officeooo:paragraph-rsid="232057a1"/>
    </style:style>
    <style:style style:name="P1337" style:family="paragraph" style:parent-style-name="Text_20_body" style:list-style-name="L31">
      <style:text-properties officeooo:rsid="21556a76" officeooo:paragraph-rsid="232231a2"/>
    </style:style>
    <style:style style:name="P1338"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39"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0"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1"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8"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49"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0"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1"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2"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3"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4"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5"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6"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59"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0"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1"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2"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3"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4"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5"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6"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67"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68" style:family="paragraph" style:parent-style-name="Text_20_body" style:list-style-name="L106">
      <style:text-properties style:text-line-through-style="none" style:text-line-through-type="none" fo:language="cs" fo:country="CZ" officeooo:rsid="2f2860f9" officeooo:paragraph-rsid="38deb3e0"/>
    </style:style>
    <style:style style:name="P1369"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0" style:family="paragraph" style:parent-style-name="Text_20_body" style:list-style-name="L64">
      <style:text-properties style:text-line-through-style="none" style:text-line-through-type="none" officeooo:rsid="29901351" officeooo:paragraph-rsid="29901351" fo:background-color="#fff200"/>
    </style:style>
    <style:style style:name="P1371" style:family="paragraph" style:parent-style-name="Text_20_body" style:list-style-name="L93">
      <style:text-properties style:text-line-through-style="none" style:text-line-through-type="none" officeooo:rsid="212834b8" officeooo:paragraph-rsid="3a2ea779"/>
    </style:style>
    <style:style style:name="P1372" style:family="paragraph" style:parent-style-name="Text_20_body" style:list-style-name="L119">
      <style:text-properties style:text-line-through-style="none" style:text-line-through-type="none" officeooo:rsid="2999581b" officeooo:paragraph-rsid="2999581b"/>
    </style:style>
    <style:style style:name="P1373" style:family="paragraph" style:parent-style-name="Text_20_body" style:list-style-name="L136">
      <style:text-properties style:text-line-through-style="none" style:text-line-through-type="none" officeooo:rsid="32452bf8" officeooo:paragraph-rsid="33302b7a"/>
    </style:style>
    <style:style style:name="P1374" style:family="paragraph" style:parent-style-name="Text_20_body" style:list-style-name="L137">
      <style:text-properties style:text-line-through-style="none" style:text-line-through-type="none" officeooo:rsid="32501259" officeooo:paragraph-rsid="33302b7a"/>
    </style:style>
    <style:style style:name="P1375" style:family="paragraph" style:parent-style-name="Text_20_body" style:list-style-name="L138">
      <style:text-properties style:text-line-through-style="none" style:text-line-through-type="none" officeooo:rsid="32345ba8" officeooo:paragraph-rsid="33388329"/>
    </style:style>
    <style:style style:name="P1376" style:family="paragraph" style:parent-style-name="Text_20_body" style:list-style-name="L138">
      <style:text-properties style:text-line-through-style="none" style:text-line-through-type="none" officeooo:rsid="32d12c14" officeooo:paragraph-rsid="32d12c14"/>
    </style:style>
    <style:style style:name="P1377" style:family="paragraph" style:parent-style-name="Text_20_body" style:list-style-name="L138">
      <style:text-properties style:text-line-through-style="none" style:text-line-through-type="none" officeooo:rsid="32d12c14" officeooo:paragraph-rsid="3339de32"/>
    </style:style>
    <style:style style:name="P1378" style:family="paragraph" style:parent-style-name="Text_20_body" style:list-style-name="L28">
      <style:text-properties officeooo:rsid="20dd41c4" officeooo:paragraph-rsid="21537a33"/>
    </style:style>
    <style:style style:name="P1379" style:family="paragraph" style:parent-style-name="Text_20_body" style:list-style-name="L28">
      <style:text-properties officeooo:rsid="20dd41c4" officeooo:paragraph-rsid="216ba9fc"/>
    </style:style>
    <style:style style:name="P1380" style:family="paragraph" style:parent-style-name="Text_20_body" style:list-style-name="L28">
      <style:text-properties officeooo:rsid="21211fb4" officeooo:paragraph-rsid="23631931"/>
    </style:style>
    <style:style style:name="P1381" style:family="paragraph" style:parent-style-name="Text_20_body" style:list-style-name="L28">
      <style:text-properties officeooo:rsid="21537a33" officeooo:paragraph-rsid="2307f958"/>
    </style:style>
    <style:style style:name="P1382" style:family="paragraph" style:parent-style-name="Text_20_body" style:list-style-name="L28">
      <style:text-properties officeooo:rsid="21537a33" officeooo:paragraph-rsid="21537a33"/>
    </style:style>
    <style:style style:name="P1383" style:family="paragraph" style:parent-style-name="Text_20_body" style:list-style-name="L29">
      <style:text-properties officeooo:paragraph-rsid="21577601"/>
    </style:style>
    <style:style style:name="P1384" style:family="paragraph" style:parent-style-name="Text_20_body" style:list-style-name="L28">
      <style:text-properties officeooo:rsid="21577601" officeooo:paragraph-rsid="232f7481"/>
    </style:style>
    <style:style style:name="P1385" style:family="paragraph" style:parent-style-name="Text_20_body" style:list-style-name="L30">
      <style:text-properties officeooo:paragraph-rsid="2331678d"/>
    </style:style>
    <style:style style:name="P1386" style:family="paragraph" style:parent-style-name="Text_20_body" style:list-style-name="L31">
      <style:text-properties officeooo:paragraph-rsid="2165869a"/>
    </style:style>
    <style:style style:name="P1387" style:family="paragraph" style:parent-style-name="Text_20_body" style:list-style-name="L31">
      <style:text-properties officeooo:paragraph-rsid="2332e601"/>
    </style:style>
    <style:style style:name="P1388" style:family="paragraph" style:parent-style-name="Text_20_body" style:list-style-name="L31">
      <style:text-properties officeooo:rsid="216a235d" officeooo:paragraph-rsid="216a235d"/>
    </style:style>
    <style:style style:name="P1389" style:family="paragraph" style:parent-style-name="Text_20_body" style:list-style-name="L32">
      <style:text-properties officeooo:paragraph-rsid="216a5f13"/>
    </style:style>
    <style:style style:name="P1390" style:family="paragraph" style:parent-style-name="Text_20_body" style:list-style-name="L33">
      <style:text-properties officeooo:rsid="20d16baa" officeooo:paragraph-rsid="211d0b7d"/>
    </style:style>
    <style:style style:name="P1391" style:family="paragraph" style:parent-style-name="Text_20_body" style:list-style-name="L33">
      <style:text-properties officeooo:rsid="21d96890" officeooo:paragraph-rsid="21d96890"/>
    </style:style>
    <style:style style:name="P1392" style:family="paragraph" style:parent-style-name="Text_20_body" style:list-style-name="L33">
      <style:text-properties officeooo:rsid="20cbce30" officeooo:paragraph-rsid="211d0b7d"/>
    </style:style>
    <style:style style:name="P1393" style:family="paragraph" style:parent-style-name="Text_20_body" style:list-style-name="L34">
      <style:text-properties officeooo:paragraph-rsid="2b09058d"/>
    </style:style>
    <style:style style:name="P1394" style:family="paragraph" style:parent-style-name="Text_20_body" style:list-style-name="L34">
      <style:text-properties officeooo:paragraph-rsid="2b05b4e8"/>
    </style:style>
    <style:style style:name="P1395"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6"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397" style:family="paragraph" style:parent-style-name="Text_20_body" style:list-style-name="L35">
      <style:text-properties officeooo:rsid="2b09058d" officeooo:paragraph-rsid="2b09058d"/>
    </style:style>
    <style:style style:name="P1398" style:family="paragraph" style:parent-style-name="Text_20_body" style:list-style-name="L35">
      <style:text-properties officeooo:rsid="2b05b4e8" officeooo:paragraph-rsid="2b59c36f"/>
    </style:style>
    <style:style style:name="P1399" style:family="paragraph" style:parent-style-name="Text_20_body" style:list-style-name="L31">
      <style:text-properties officeooo:rsid="369937c1" officeooo:paragraph-rsid="369937c1"/>
    </style:style>
    <style:style style:name="P1400" style:family="paragraph" style:parent-style-name="Text_20_body" style:list-style-name="L28">
      <style:text-properties officeooo:rsid="237ee0db" officeooo:paragraph-rsid="237ee0db"/>
    </style:style>
    <style:style style:name="P1401" style:family="paragraph" style:parent-style-name="Text_20_body" style:list-style-name="L36">
      <style:text-properties officeooo:rsid="216fef7d" officeooo:paragraph-rsid="216fef7d"/>
    </style:style>
    <style:style style:name="P1402" style:family="paragraph" style:parent-style-name="Text_20_body" style:list-style-name="L28">
      <style:text-properties officeooo:rsid="216fef7d" officeooo:paragraph-rsid="23625b74"/>
    </style:style>
    <style:style style:name="P1403" style:family="paragraph" style:parent-style-name="Text_20_body" style:list-style-name="L37">
      <style:text-properties officeooo:rsid="21f79b9f" officeooo:paragraph-rsid="2202c6b8"/>
    </style:style>
    <style:style style:name="P1404" style:family="paragraph" style:parent-style-name="Text_20_body" style:list-style-name="L37">
      <style:text-properties officeooo:rsid="21f79eda" officeooo:paragraph-rsid="21f79eda"/>
    </style:style>
    <style:style style:name="P1405" style:family="paragraph" style:parent-style-name="Text_20_body" style:list-style-name="L38">
      <style:text-properties officeooo:rsid="22107167" officeooo:paragraph-rsid="22107167"/>
    </style:style>
    <style:style style:name="P1406" style:family="paragraph" style:parent-style-name="Text_20_body" style:list-style-name="L39">
      <style:text-properties officeooo:rsid="3ebfa17d" officeooo:paragraph-rsid="3ebfa17d"/>
    </style:style>
    <style:style style:name="P1407" style:family="paragraph" style:parent-style-name="Text_20_body" style:list-style-name="L40">
      <style:text-properties officeooo:paragraph-rsid="233724c6"/>
    </style:style>
    <style:style style:name="P1408" style:family="paragraph" style:parent-style-name="Text_20_body" style:list-style-name="L40">
      <style:text-properties officeooo:rsid="21996beb" officeooo:paragraph-rsid="21996beb"/>
    </style:style>
    <style:style style:name="P1409" style:family="paragraph" style:parent-style-name="Text_20_body" style:list-style-name="L70">
      <style:text-properties officeooo:paragraph-rsid="42726329"/>
    </style:style>
    <style:style style:name="P1410" style:family="paragraph" style:parent-style-name="Text_20_body" style:list-style-name="L70">
      <style:text-properties officeooo:rsid="40fec6d5" officeooo:paragraph-rsid="42726329"/>
    </style:style>
    <style:style style:name="P1411" style:family="paragraph" style:parent-style-name="Text_20_body" style:list-style-name="L70">
      <style:text-properties officeooo:rsid="3e0307de" officeooo:paragraph-rsid="42726329"/>
    </style:style>
    <style:style style:name="P1412" style:family="paragraph" style:parent-style-name="Text_20_body" style:list-style-name="L70">
      <style:text-properties officeooo:rsid="4245c1b2" officeooo:paragraph-rsid="42726329"/>
    </style:style>
    <style:style style:name="P1413" style:family="paragraph" style:parent-style-name="Text_20_body" style:list-style-name="L71">
      <style:text-properties officeooo:paragraph-rsid="42726329"/>
    </style:style>
    <style:style style:name="P1414" style:family="paragraph" style:parent-style-name="Text_20_body" style:list-style-name="L71">
      <style:text-properties officeooo:rsid="40631d3d" officeooo:paragraph-rsid="42726329"/>
    </style:style>
    <style:style style:name="P1415" style:family="paragraph" style:parent-style-name="Text_20_body" style:list-style-name="L72">
      <style:text-properties officeooo:rsid="2554a1de" officeooo:paragraph-rsid="42726329"/>
    </style:style>
    <style:style style:name="P1416" style:family="paragraph" style:parent-style-name="Text_20_body" style:list-style-name="L72">
      <style:text-properties officeooo:rsid="3e88d409" officeooo:paragraph-rsid="42726329"/>
    </style:style>
    <style:style style:name="P1417" style:family="paragraph" style:parent-style-name="Text_20_body" style:list-style-name="L72">
      <style:text-properties officeooo:rsid="023fd48c" officeooo:paragraph-rsid="42726329"/>
    </style:style>
    <style:style style:name="P1418" style:family="paragraph" style:parent-style-name="Text_20_body" style:list-style-name="L72">
      <style:text-properties officeooo:rsid="3e31db64" officeooo:paragraph-rsid="42726329"/>
    </style:style>
    <style:style style:name="P1419" style:family="paragraph" style:parent-style-name="Text_20_body" style:list-style-name="L72">
      <style:text-properties officeooo:rsid="3e24077f" officeooo:paragraph-rsid="42726329"/>
    </style:style>
    <style:style style:name="P1420" style:family="paragraph" style:parent-style-name="Text_20_body" style:list-style-name="L72">
      <style:text-properties officeooo:rsid="1cf214c9" officeooo:paragraph-rsid="42726329"/>
    </style:style>
    <style:style style:name="P1421" style:family="paragraph" style:parent-style-name="Text_20_body" style:list-style-name="L72">
      <style:text-properties officeooo:rsid="1f3ea2e3" officeooo:paragraph-rsid="42726329"/>
    </style:style>
    <style:style style:name="P1422" style:family="paragraph" style:parent-style-name="Text_20_body" style:list-style-name="L72">
      <style:text-properties officeooo:rsid="1cf2501e" officeooo:paragraph-rsid="42726329"/>
    </style:style>
    <style:style style:name="P1423" style:family="paragraph" style:parent-style-name="Text_20_body" style:list-style-name="L72">
      <style:text-properties officeooo:rsid="1d0d8164" officeooo:paragraph-rsid="42726329"/>
    </style:style>
    <style:style style:name="P1424" style:family="paragraph" style:parent-style-name="Text_20_body" style:list-style-name="L72">
      <style:text-properties officeooo:rsid="40505312" officeooo:paragraph-rsid="42726329"/>
    </style:style>
    <style:style style:name="P1425" style:family="paragraph" style:parent-style-name="Text_20_body" style:list-style-name="L73">
      <style:text-properties officeooo:rsid="25258903" officeooo:paragraph-rsid="42726329"/>
    </style:style>
    <style:style style:name="P1426" style:family="paragraph" style:parent-style-name="Text_20_body" style:list-style-name="L74">
      <style:text-properties officeooo:rsid="19e29a33" officeooo:paragraph-rsid="42726329"/>
    </style:style>
    <style:style style:name="P1427" style:family="paragraph" style:parent-style-name="Text_20_body" style:list-style-name="L75">
      <style:text-properties officeooo:rsid="19e29a33" officeooo:paragraph-rsid="42726329"/>
    </style:style>
    <style:style style:name="P1428" style:family="paragraph" style:parent-style-name="Text_20_body" style:list-style-name="L76">
      <style:text-properties officeooo:rsid="19e29a33" officeooo:paragraph-rsid="42726329"/>
    </style:style>
    <style:style style:name="P1429" style:family="paragraph" style:parent-style-name="Text_20_body" style:list-style-name="L77">
      <style:text-properties officeooo:paragraph-rsid="42726329"/>
    </style:style>
    <style:style style:name="P1430" style:family="paragraph" style:parent-style-name="Text_20_body" style:list-style-name="L77">
      <style:text-properties officeooo:rsid="3f8df1d0" officeooo:paragraph-rsid="42726329"/>
    </style:style>
    <style:style style:name="P1431" style:family="paragraph" style:parent-style-name="Text_20_body" style:list-style-name="L78">
      <style:text-properties fo:font-style="normal" officeooo:rsid="1f3ed1fc" officeooo:paragraph-rsid="42726329" style:font-style-asian="normal" style:font-style-complex="normal"/>
    </style:style>
    <style:style style:name="P1432" style:family="paragraph" style:parent-style-name="Text_20_body" style:list-style-name="L79">
      <style:text-properties fo:font-style="normal" officeooo:rsid="3f2ae0ed" officeooo:paragraph-rsid="42726329" style:font-style-asian="normal" style:font-style-complex="normal"/>
    </style:style>
    <style:style style:name="P1433" style:family="paragraph" style:parent-style-name="Text_20_body" style:list-style-name="L94">
      <style:text-properties fo:font-style="normal" officeooo:rsid="408d9880" officeooo:paragraph-rsid="2842b948" style:font-style-asian="normal" style:font-style-complex="normal"/>
    </style:style>
    <style:style style:name="P1434" style:family="paragraph" style:parent-style-name="Text_20_body" style:list-style-name="L94">
      <style:text-properties fo:font-style="normal" officeooo:rsid="1a2b313c" officeooo:paragraph-rsid="2842b948" style:font-style-asian="normal" style:font-style-complex="normal"/>
    </style:style>
    <style:style style:name="P1435" style:family="paragraph" style:parent-style-name="Text_20_body" style:list-style-name="L134">
      <style:text-properties fo:font-style="normal" officeooo:rsid="3309b033" officeooo:paragraph-rsid="3309b033" style:font-style-asian="normal" style:font-style-complex="normal"/>
    </style:style>
    <style:style style:name="P1436" style:family="paragraph" style:parent-style-name="Text_20_body" style:list-style-name="L134">
      <style:text-properties fo:font-style="normal" officeooo:rsid="332936c3" officeooo:paragraph-rsid="332936c3" style:font-style-asian="normal" style:font-style-complex="normal"/>
    </style:style>
    <style:style style:name="P1437" style:family="paragraph" style:parent-style-name="Text_20_body" style:list-style-name="L79">
      <style:text-properties officeooo:paragraph-rsid="42726329"/>
    </style:style>
    <style:style style:name="P1438" style:family="paragraph" style:parent-style-name="Text_20_body" style:list-style-name="L80">
      <style:text-properties officeooo:paragraph-rsid="42726329"/>
    </style:style>
    <style:style style:name="P1439" style:family="paragraph" style:parent-style-name="Text_20_body" style:list-style-name="L80">
      <style:text-properties officeooo:rsid="3f2e59a4" officeooo:paragraph-rsid="42726329"/>
    </style:style>
    <style:style style:name="P1440" style:family="paragraph" style:parent-style-name="Text_20_body" style:list-style-name="L80">
      <style:text-properties officeooo:rsid="3f2c1347" officeooo:paragraph-rsid="42726329"/>
    </style:style>
    <style:style style:name="P1441" style:family="paragraph" style:parent-style-name="Text_20_body" style:list-style-name="L82">
      <style:text-properties officeooo:paragraph-rsid="42726329"/>
    </style:style>
    <style:style style:name="P1442" style:family="paragraph" style:parent-style-name="Text_20_body" style:list-style-name="L83">
      <style:text-properties officeooo:rsid="1fa4b8bf" officeooo:paragraph-rsid="42726329"/>
    </style:style>
    <style:style style:name="P1443" style:family="paragraph" style:parent-style-name="Text_20_body" style:list-style-name="L83">
      <style:text-properties officeooo:rsid="1fa59f87" officeooo:paragraph-rsid="42726329"/>
    </style:style>
    <style:style style:name="P1444" style:family="paragraph" style:parent-style-name="Text_20_body" style:list-style-name="L83">
      <style:text-properties officeooo:rsid="1ef8a4eb" officeooo:paragraph-rsid="42726329"/>
    </style:style>
    <style:style style:name="P1445" style:family="paragraph" style:parent-style-name="Text_20_body" style:list-style-name="L83">
      <style:text-properties officeooo:rsid="28420f89" officeooo:paragraph-rsid="42726329"/>
    </style:style>
    <style:style style:name="P1446" style:family="paragraph" style:parent-style-name="Text_20_body" style:list-style-name="L83">
      <style:text-properties officeooo:rsid="1fddbc8a" officeooo:paragraph-rsid="42726329"/>
    </style:style>
    <style:style style:name="P1447" style:family="paragraph" style:parent-style-name="Text_20_body" style:list-style-name="L83">
      <style:text-properties officeooo:rsid="1fb10ae9" officeooo:paragraph-rsid="42726329"/>
    </style:style>
    <style:style style:name="P1448" style:family="paragraph" style:parent-style-name="Text_20_body" style:list-style-name="L83">
      <style:text-properties officeooo:rsid="26785863" officeooo:paragraph-rsid="42726329"/>
    </style:style>
    <style:style style:name="P1449" style:family="paragraph" style:parent-style-name="Text_20_body" style:list-style-name="L83">
      <style:text-properties officeooo:rsid="1fb564f3" officeooo:paragraph-rsid="42726329"/>
    </style:style>
    <style:style style:name="P1450" style:family="paragraph" style:parent-style-name="Text_20_body" style:list-style-name="L83">
      <style:text-properties officeooo:rsid="1fe12da0" officeooo:paragraph-rsid="42726329"/>
    </style:style>
    <style:style style:name="P1451" style:family="paragraph" style:parent-style-name="Text_20_body" style:list-style-name="L83">
      <style:text-properties officeooo:rsid="2713eaed" officeooo:paragraph-rsid="42726329"/>
    </style:style>
    <style:style style:name="P1452" style:family="paragraph" style:parent-style-name="Text_20_body" style:list-style-name="L83">
      <style:text-properties officeooo:rsid="1fe5ba75" officeooo:paragraph-rsid="42726329"/>
    </style:style>
    <style:style style:name="P1453" style:family="paragraph" style:parent-style-name="Text_20_body" style:list-style-name="L83">
      <style:text-properties officeooo:rsid="3c5658dd" officeooo:paragraph-rsid="42726329"/>
    </style:style>
    <style:style style:name="P1454" style:family="paragraph" style:parent-style-name="Text_20_body" style:list-style-name="L84">
      <style:text-properties officeooo:paragraph-rsid="42726329"/>
    </style:style>
    <style:style style:name="P1455" style:family="paragraph" style:parent-style-name="Text_20_body" style:list-style-name="L84">
      <style:text-properties officeooo:rsid="19e5887b" officeooo:paragraph-rsid="42726329"/>
    </style:style>
    <style:style style:name="P1456" style:family="paragraph" style:parent-style-name="Text_20_body" style:list-style-name="L86">
      <style:text-properties officeooo:paragraph-rsid="42726329"/>
    </style:style>
    <style:style style:name="P1457" style:family="paragraph" style:parent-style-name="Text_20_body" style:list-style-name="L86">
      <style:text-properties officeooo:rsid="3988feba" officeooo:paragraph-rsid="42726329"/>
    </style:style>
    <style:style style:name="P1458" style:family="paragraph" style:parent-style-name="Text_20_body" style:list-style-name="L87">
      <style:text-properties officeooo:rsid="26992d29" officeooo:paragraph-rsid="42726329"/>
    </style:style>
    <style:style style:name="P1459" style:family="paragraph" style:parent-style-name="Text_20_body" style:list-style-name="L88">
      <style:text-properties officeooo:paragraph-rsid="42726329"/>
    </style:style>
    <style:style style:name="P1460" style:family="paragraph" style:parent-style-name="Text_20_body" style:list-style-name="L88">
      <style:text-properties officeooo:rsid="269cbd15" officeooo:paragraph-rsid="42726329"/>
    </style:style>
    <style:style style:name="P1461" style:family="paragraph" style:parent-style-name="Text_20_body" style:list-style-name="L88">
      <style:text-properties officeooo:rsid="3c763339" officeooo:paragraph-rsid="42726329"/>
    </style:style>
    <style:style style:name="P1462" style:family="paragraph" style:parent-style-name="Text_20_body" style:list-style-name="L88">
      <style:text-properties officeooo:rsid="3e5a03e9" officeooo:paragraph-rsid="42726329"/>
    </style:style>
    <style:style style:name="P1463" style:family="paragraph" style:parent-style-name="Text_20_body" style:list-style-name="L88">
      <style:text-properties officeooo:rsid="3e731095" officeooo:paragraph-rsid="42726329"/>
    </style:style>
    <style:style style:name="P1464" style:family="paragraph" style:parent-style-name="Text_20_body" style:list-style-name="L88">
      <style:text-properties officeooo:rsid="269e503f" officeooo:paragraph-rsid="42726329"/>
    </style:style>
    <style:style style:name="P1465" style:family="paragraph" style:parent-style-name="Text_20_body" style:list-style-name="L88">
      <style:text-properties officeooo:rsid="3d45c93d" officeooo:paragraph-rsid="42726329"/>
    </style:style>
    <style:style style:name="P1466" style:family="paragraph" style:parent-style-name="Text_20_body" style:list-style-name="L88">
      <style:text-properties officeooo:rsid="406c8a35" officeooo:paragraph-rsid="42726329"/>
    </style:style>
    <style:style style:name="P1467" style:family="paragraph" style:parent-style-name="Text_20_body" style:list-style-name="L88">
      <style:text-properties officeooo:rsid="2181dc18" officeooo:paragraph-rsid="42726329"/>
    </style:style>
    <style:style style:name="P1468" style:family="paragraph" style:parent-style-name="Text_20_body" style:list-style-name="L88">
      <style:text-properties officeooo:rsid="3d33dbc1" officeooo:paragraph-rsid="42726329"/>
    </style:style>
    <style:style style:name="P1469" style:family="paragraph" style:parent-style-name="Text_20_body" style:list-style-name="L89">
      <style:text-properties officeooo:rsid="3fb16ae6" officeooo:paragraph-rsid="42726329"/>
    </style:style>
    <style:style style:name="P1470" style:family="paragraph" style:parent-style-name="Text_20_body" style:list-style-name="L90">
      <style:text-properties officeooo:paragraph-rsid="42726329"/>
    </style:style>
    <style:style style:name="P1471" style:family="paragraph" style:parent-style-name="Text_20_body" style:list-style-name="L90">
      <style:text-properties officeooo:rsid="42a39d92" officeooo:paragraph-rsid="42726329"/>
    </style:style>
    <style:style style:name="P1472" style:family="paragraph" style:parent-style-name="Text_20_body" style:list-style-name="L94">
      <style:text-properties officeooo:rsid="176f2ef9" officeooo:paragraph-rsid="2842b948"/>
    </style:style>
    <style:style style:name="P1473" style:family="paragraph" style:parent-style-name="Text_20_body" style:list-style-name="L95">
      <style:text-properties officeooo:paragraph-rsid="2842b948"/>
    </style:style>
    <style:style style:name="P1474" style:family="paragraph" style:parent-style-name="Text_20_body" style:list-style-name="L95">
      <style:text-properties officeooo:rsid="1ac04dff" officeooo:paragraph-rsid="2842b948"/>
    </style:style>
    <style:style style:name="P1475" style:family="paragraph" style:parent-style-name="Text_20_body" style:list-style-name="L96">
      <style:text-properties officeooo:paragraph-rsid="2842b948"/>
    </style:style>
    <style:style style:name="P1476" style:family="paragraph" style:parent-style-name="Text_20_body" style:list-style-name="L96">
      <style:text-properties officeooo:rsid="409343c5" officeooo:paragraph-rsid="409343c5"/>
    </style:style>
    <style:style style:name="P1477" style:family="paragraph" style:parent-style-name="Text_20_body" style:list-style-name="L97">
      <style:text-properties officeooo:rsid="364ef481" officeooo:paragraph-rsid="364ef481"/>
    </style:style>
    <style:style style:name="P1478" style:family="paragraph" style:parent-style-name="Text_20_body" style:list-style-name="L99">
      <style:text-properties officeooo:rsid="2cc7c413" officeooo:paragraph-rsid="364d7f46"/>
    </style:style>
    <style:style style:name="P1479" style:family="paragraph" style:parent-style-name="Text_20_body" style:list-style-name="L100">
      <style:text-properties officeooo:rsid="2c89f8f7" officeooo:paragraph-rsid="364d7f46"/>
    </style:style>
    <style:style style:name="P1480" style:family="paragraph" style:parent-style-name="Text_20_body" style:list-style-name="L66">
      <style:text-properties officeooo:rsid="3aa7b086" officeooo:paragraph-rsid="3ab8cbfc"/>
    </style:style>
    <style:style style:name="P1481" style:family="paragraph" style:parent-style-name="Text_20_body" style:list-style-name="L101">
      <style:text-properties officeooo:rsid="3ab0a03e" officeooo:paragraph-rsid="3ab0a03e"/>
    </style:style>
    <style:style style:name="P1482" style:family="paragraph" style:parent-style-name="Text_20_body" style:list-style-name="L102">
      <style:text-properties officeooo:rsid="2d766400" officeooo:paragraph-rsid="38deb3e0"/>
    </style:style>
    <style:style style:name="P1483" style:family="paragraph" style:parent-style-name="Text_20_body" style:list-style-name="L103">
      <style:text-properties officeooo:paragraph-rsid="38deb3e0"/>
    </style:style>
    <style:style style:name="P1484" style:family="paragraph" style:parent-style-name="Text_20_body" style:list-style-name="L103">
      <style:text-properties style:text-line-through-style="solid" style:text-line-through-type="single" officeooo:rsid="2481b530" officeooo:paragraph-rsid="38deb3e0"/>
    </style:style>
    <style:style style:name="P1485" style:family="paragraph" style:parent-style-name="Text_20_body" style:list-style-name="L103">
      <style:text-properties style:text-line-through-style="solid" style:text-line-through-type="single" officeooo:rsid="297fc3d3" officeooo:paragraph-rsid="38deb3e0"/>
    </style:style>
    <style:style style:name="P1486" style:family="paragraph" style:parent-style-name="Text_20_body" style:list-style-name="L104">
      <style:text-properties style:text-line-through-style="solid" style:text-line-through-type="single" fo:language="cs" fo:country="CZ" officeooo:rsid="2f2860f9" officeooo:paragraph-rsid="38deb3e0"/>
    </style:style>
    <style:style style:name="P1487" style:family="paragraph" style:parent-style-name="Text_20_body" style:list-style-name="L105">
      <style:text-properties officeooo:paragraph-rsid="38deb3e0"/>
    </style:style>
    <style:style style:name="P1488" style:family="paragraph" style:parent-style-name="Text_20_body" style:list-style-name="L105">
      <style:text-properties officeooo:rsid="2f2cbaf1" officeooo:paragraph-rsid="38deb3e0"/>
    </style:style>
    <style:style style:name="P1489" style:family="paragraph" style:parent-style-name="Text_20_body" style:list-style-name="L107">
      <style:text-properties officeooo:rsid="218cfb5a" officeooo:paragraph-rsid="29739d0f"/>
    </style:style>
    <style:style style:name="P1490" style:family="paragraph" style:parent-style-name="Text_20_body" style:list-style-name="L107">
      <style:text-properties officeooo:rsid="218eee67" officeooo:paragraph-rsid="29739d0f"/>
    </style:style>
    <style:style style:name="P1491" style:family="paragraph" style:parent-style-name="Text_20_body" style:list-style-name="L107">
      <style:text-properties officeooo:rsid="219226d3" officeooo:paragraph-rsid="29739d0f"/>
    </style:style>
    <style:style style:name="P1492" style:family="paragraph" style:parent-style-name="Text_20_body" style:list-style-name="L107">
      <style:text-properties officeooo:rsid="218f7dde" officeooo:paragraph-rsid="29739d0f"/>
    </style:style>
    <style:style style:name="P1493" style:family="paragraph" style:parent-style-name="Text_20_body" style:list-style-name="L108">
      <style:text-properties officeooo:paragraph-rsid="28f28620"/>
    </style:style>
    <style:style style:name="P1494" style:family="paragraph" style:parent-style-name="Text_20_body" style:list-style-name="L108">
      <style:text-properties officeooo:rsid="215d4e07" officeooo:paragraph-rsid="28f28620"/>
    </style:style>
    <style:style style:name="P1495" style:family="paragraph" style:parent-style-name="Text_20_body" style:list-style-name="L109">
      <style:text-properties officeooo:paragraph-rsid="28f28620"/>
    </style:style>
    <style:style style:name="P1496" style:family="paragraph" style:parent-style-name="Text_20_body" style:list-style-name="L110">
      <style:text-properties officeooo:paragraph-rsid="37d46557"/>
    </style:style>
    <style:style style:name="P1497" style:family="paragraph" style:parent-style-name="Text_20_body" style:list-style-name="L110">
      <style:text-properties officeooo:rsid="210a62bf" officeooo:paragraph-rsid="37d46557"/>
    </style:style>
    <style:style style:name="P1498" style:family="paragraph" style:parent-style-name="Text_20_body" style:list-style-name="L111">
      <style:text-properties officeooo:rsid="2107ada6" officeooo:paragraph-rsid="37d46557"/>
    </style:style>
    <style:style style:name="P1499" style:family="paragraph" style:parent-style-name="Text_20_body" style:list-style-name="L112">
      <style:text-properties officeooo:rsid="329dda25" officeooo:paragraph-rsid="37d46557"/>
    </style:style>
    <style:style style:name="P1500" style:family="paragraph" style:parent-style-name="Text_20_body" style:list-style-name="L112">
      <style:text-properties officeooo:rsid="329bec38" officeooo:paragraph-rsid="37d46557"/>
    </style:style>
    <style:style style:name="P1501" style:family="paragraph" style:parent-style-name="Text_20_body" style:list-style-name="L113">
      <style:text-properties officeooo:rsid="21223c73" officeooo:paragraph-rsid="37d46557"/>
    </style:style>
    <style:style style:name="P1502" style:family="paragraph" style:parent-style-name="Text_20_body" style:list-style-name="L114">
      <style:text-properties officeooo:rsid="210ceec1" officeooo:paragraph-rsid="37d46557"/>
    </style:style>
    <style:style style:name="P1503" style:family="paragraph" style:parent-style-name="Text_20_body" style:list-style-name="L115">
      <style:text-properties officeooo:rsid="210ceec1" officeooo:paragraph-rsid="37d46557"/>
    </style:style>
    <style:style style:name="P1504" style:family="paragraph" style:parent-style-name="Text_20_body" style:list-style-name="L114">
      <style:text-properties officeooo:rsid="1bc52482" officeooo:paragraph-rsid="37d46557"/>
    </style:style>
    <style:style style:name="P1505" style:family="paragraph" style:parent-style-name="Text_20_body" style:list-style-name="L116">
      <style:text-properties officeooo:rsid="30a906d8" officeooo:paragraph-rsid="31ec1c47"/>
    </style:style>
    <style:style style:name="P1506" style:family="paragraph" style:parent-style-name="Text_20_body" style:list-style-name="L116">
      <style:text-properties officeooo:rsid="30a90de2" officeooo:paragraph-rsid="30a90de2"/>
    </style:style>
    <style:style style:name="P1507" style:family="paragraph" style:parent-style-name="Text_20_body" style:list-style-name="L117">
      <style:text-properties officeooo:rsid="1be09be4" officeooo:paragraph-rsid="31dbd16e"/>
    </style:style>
    <style:style style:name="P1508" style:family="paragraph" style:parent-style-name="Text_20_body" style:list-style-name="L117">
      <style:text-properties officeooo:rsid="1be09be4" officeooo:paragraph-rsid="31dc9cde"/>
    </style:style>
    <style:style style:name="P1509" style:family="paragraph" style:parent-style-name="Text_20_body" style:list-style-name="L117">
      <style:text-properties officeooo:rsid="31dd7b66" officeooo:paragraph-rsid="31dd7b66"/>
    </style:style>
    <style:style style:name="P1510" style:family="paragraph" style:parent-style-name="Text_20_body" style:list-style-name="L118">
      <style:text-properties officeooo:paragraph-rsid="3086ceba"/>
    </style:style>
    <style:style style:name="P1511" style:family="paragraph" style:parent-style-name="Text_20_body" style:list-style-name="L120">
      <style:text-properties officeooo:rsid="1b403fd8" officeooo:paragraph-rsid="284eff00"/>
    </style:style>
    <style:style style:name="P1512" style:family="paragraph" style:parent-style-name="Text_20_body" style:list-style-name="L121">
      <style:text-properties officeooo:rsid="1dbb2aa5" officeooo:paragraph-rsid="283b5b27"/>
    </style:style>
    <style:style style:name="P1513" style:family="paragraph" style:parent-style-name="Text_20_body" style:list-style-name="L122">
      <style:text-properties officeooo:rsid="0f3e2872" officeooo:paragraph-rsid="284f60f7"/>
    </style:style>
    <style:style style:name="P1514" style:family="paragraph" style:parent-style-name="Text_20_body" style:list-style-name="L123">
      <style:text-properties officeooo:rsid="13bcbb86" officeooo:paragraph-rsid="284f60f7"/>
    </style:style>
    <style:style style:name="P1515" style:family="paragraph" style:parent-style-name="Text_20_body" style:list-style-name="L123">
      <style:text-properties officeooo:rsid="15d332f9" officeooo:paragraph-rsid="284f60f7"/>
    </style:style>
    <style:style style:name="P1516" style:family="paragraph" style:parent-style-name="Text_20_body" style:list-style-name="L123">
      <style:text-properties officeooo:rsid="350aa81f" officeooo:paragraph-rsid="350aa81f"/>
    </style:style>
    <style:style style:name="P1517" style:family="paragraph" style:parent-style-name="Text_20_body" style:list-style-name="L124">
      <style:text-properties officeooo:rsid="2432a1ec" officeooo:paragraph-rsid="2444f0d8"/>
    </style:style>
    <style:style style:name="P1518" style:family="paragraph" style:parent-style-name="Text_20_body" style:list-style-name="L125">
      <style:text-properties officeooo:paragraph-rsid="353b2020"/>
    </style:style>
    <style:style style:name="P1519" style:family="paragraph" style:parent-style-name="Text_20_body" style:list-style-name="L126">
      <style:text-properties officeooo:rsid="3517391c" officeooo:paragraph-rsid="3517391c"/>
    </style:style>
    <style:style style:name="P1520" style:family="paragraph" style:parent-style-name="Text_20_body" style:list-style-name="L126">
      <style:text-properties officeooo:rsid="351855d3" officeooo:paragraph-rsid="351855d3"/>
    </style:style>
    <style:style style:name="P1521" style:family="paragraph" style:parent-style-name="Text_20_body" style:list-style-name="L126">
      <style:text-properties officeooo:rsid="35186bf4" officeooo:paragraph-rsid="35186bf4"/>
    </style:style>
    <style:style style:name="P1522" style:family="paragraph" style:parent-style-name="Text_20_body" style:list-style-name="L126">
      <style:text-properties officeooo:rsid="351ba054" officeooo:paragraph-rsid="351ba054"/>
    </style:style>
    <style:style style:name="P1523" style:family="paragraph" style:parent-style-name="Text_20_body" style:list-style-name="L126">
      <style:text-properties officeooo:rsid="3519ddcc" officeooo:paragraph-rsid="3519ddcc"/>
    </style:style>
    <style:style style:name="P1524" style:family="paragraph" style:parent-style-name="Text_20_body" style:list-style-name="L126">
      <style:text-properties officeooo:rsid="351b7825" officeooo:paragraph-rsid="351b7825"/>
    </style:style>
    <style:style style:name="P1525" style:family="paragraph" style:parent-style-name="Text_20_body" style:list-style-name="L127">
      <style:text-properties officeooo:paragraph-rsid="35263a80"/>
    </style:style>
    <style:style style:name="P1526" style:family="paragraph" style:parent-style-name="Text_20_body" style:list-style-name="L128">
      <style:text-properties officeooo:paragraph-rsid="35263a80"/>
    </style:style>
    <style:style style:name="P1527" style:family="paragraph" style:parent-style-name="Text_20_body" style:list-style-name="L128">
      <style:text-properties officeooo:rsid="35263a80" officeooo:paragraph-rsid="35263a80"/>
    </style:style>
    <style:style style:name="P1528" style:family="paragraph" style:parent-style-name="Text_20_body" style:list-style-name="L129">
      <style:text-properties officeooo:rsid="35263a80" officeooo:paragraph-rsid="35263a80"/>
    </style:style>
    <style:style style:name="P1529" style:family="paragraph" style:parent-style-name="Text_20_body" style:list-style-name="L129">
      <style:text-properties officeooo:paragraph-rsid="35263a80"/>
    </style:style>
    <style:style style:name="P1530" style:family="paragraph" style:parent-style-name="Text_20_body" style:list-style-name="L129">
      <style:text-properties officeooo:rsid="00a17d4a" officeooo:paragraph-rsid="35263a80"/>
    </style:style>
    <style:style style:name="P1531" style:family="paragraph" style:parent-style-name="Text_20_body" style:list-style-name="L130">
      <style:text-properties officeooo:rsid="30d51de5" officeooo:paragraph-rsid="34f3694a"/>
    </style:style>
    <style:style style:name="P1532" style:family="paragraph" style:parent-style-name="Text_20_body" style:list-style-name="L131">
      <style:text-properties officeooo:rsid="32eba680" officeooo:paragraph-rsid="32ec9622"/>
    </style:style>
    <style:style style:name="P1533" style:family="paragraph" style:parent-style-name="Text_20_body" style:list-style-name="L132">
      <style:text-properties officeooo:rsid="3316ce46" officeooo:paragraph-rsid="3316ce46"/>
    </style:style>
    <style:style style:name="P1534" style:family="paragraph" style:parent-style-name="Text_20_body" style:list-style-name="L133">
      <style:text-properties officeooo:rsid="32f001d3" officeooo:paragraph-rsid="32f001d3"/>
    </style:style>
    <style:style style:name="P1535" style:family="paragraph" style:parent-style-name="Text_20_body" style:list-style-name="L133">
      <style:text-properties officeooo:rsid="32f2a852" officeooo:paragraph-rsid="32f2a852"/>
    </style:style>
    <style:style style:name="P1536" style:family="paragraph" style:parent-style-name="Text_20_body" style:list-style-name="L133">
      <style:text-properties officeooo:rsid="3353643a" officeooo:paragraph-rsid="32f66684"/>
    </style:style>
    <style:style style:name="P1537" style:family="paragraph" style:parent-style-name="Text_20_body" style:list-style-name="L135">
      <style:text-properties officeooo:rsid="30e924d6" officeooo:paragraph-rsid="33302b7a"/>
    </style:style>
    <style:style style:name="P1538" style:family="paragraph" style:parent-style-name="Text_20_body" style:list-style-name="L135">
      <style:text-properties officeooo:rsid="32452bf8" officeooo:paragraph-rsid="33302b7a"/>
    </style:style>
    <style:style style:name="P1539" style:family="paragraph" style:parent-style-name="Text_20_body" style:list-style-name="L138">
      <style:text-properties officeooo:paragraph-rsid="33302b7a"/>
    </style:style>
    <style:style style:name="P1540" style:family="paragraph" style:parent-style-name="Text_20_body" style:list-style-name="L138">
      <style:text-properties officeooo:rsid="3339de32" officeooo:paragraph-rsid="3339de32"/>
    </style:style>
    <style:style style:name="P1541" style:family="paragraph" style:parent-style-name="Text_20_body">
      <style:text-properties officeooo:paragraph-rsid="42858d3f"/>
    </style:style>
    <style:style style:name="P1542" style:family="paragraph" style:parent-style-name="Text_20_body">
      <style:text-properties officeooo:paragraph-rsid="4288c06e"/>
    </style:style>
    <style:style style:name="P1543" style:family="paragraph" style:parent-style-name="Text_20_body">
      <style:text-properties officeooo:paragraph-rsid="42899aef"/>
    </style:style>
    <style:style style:name="P1544" style:family="paragraph" style:parent-style-name="Text_20_body">
      <style:text-properties officeooo:paragraph-rsid="4289cc88"/>
    </style:style>
    <style:style style:name="P1545" style:family="paragraph" style:parent-style-name="Text_20_body">
      <style:text-properties officeooo:paragraph-rsid="4289fa5d"/>
    </style:style>
    <style:style style:name="P1546" style:family="paragraph" style:parent-style-name="Text_20_body">
      <style:text-properties officeooo:paragraph-rsid="3a55041b"/>
    </style:style>
    <style:style style:name="P1547" style:family="paragraph" style:parent-style-name="Text_20_body">
      <style:paragraph-properties fo:margin-left="0cm" fo:margin-right="0cm" fo:text-indent="0cm" style:auto-text-indent="false"/>
      <style:text-properties officeooo:paragraph-rsid="41d04e0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italic" officeooo:rsid="428434de" style:font-style-asian="italic" style:font-style-complex="italic"/>
    </style:style>
    <style:style style:name="T599" style:family="text">
      <style:text-properties fo:language="cs" fo:country="CZ" fo:font-style="normal" style:language-asian="cs" style:country-asian="CZ" style:font-style-asian="normal" style:font-style-complex="normal"/>
    </style:style>
    <style:style style:name="T600" style:family="text">
      <style:text-properties fo:language="cs" fo:country="CZ" fo:font-style="normal" officeooo:rsid="2157048b" style:language-asian="cs" style:country-asian="CZ" style:font-style-asian="normal" style:font-style-complex="normal"/>
    </style:style>
    <style:style style:name="T601" style:family="text">
      <style:text-properties fo:language="cs" fo:country="CZ" fo:font-style="normal" officeooo:rsid="2195aae2" style:language-asian="cs" style:country-asian="CZ" style:font-style-asian="normal" style:font-style-complex="normal"/>
    </style:style>
    <style:style style:name="T602" style:family="text">
      <style:text-properties fo:language="cs" fo:country="CZ" fo:font-style="normal" officeooo:rsid="2195b040" style:language-asian="cs" style:country-asian="CZ" style:font-style-asian="normal" style:font-style-complex="normal"/>
    </style:style>
    <style:style style:name="T603" style:family="text">
      <style:text-properties fo:language="cs" fo:country="CZ" fo:font-style="normal" officeooo:rsid="20e96c9d" style:language-asian="cs" style:country-asian="CZ" style:font-style-asian="normal" style:font-style-complex="normal"/>
    </style:style>
    <style:style style:name="T604" style:family="text">
      <style:text-properties fo:language="cs" fo:country="CZ" fo:font-style="normal" officeooo:rsid="2231cc63" style:language-asian="cs" style:country-asian="CZ" style:font-style-asian="normal" style:font-style-complex="normal"/>
    </style:style>
    <style:style style:name="T605" style:family="text">
      <style:text-properties fo:language="cs" fo:country="CZ" fo:font-style="normal" officeooo:rsid="16077e11" style:language-asian="cs" style:country-asian="CZ" style:font-style-asian="normal" style:font-style-complex="normal"/>
    </style:style>
    <style:style style:name="T606" style:family="text">
      <style:text-properties fo:language="cs" fo:country="CZ" fo:font-style="normal" officeooo:rsid="1445805e" style:language-asian="cs" style:country-asian="CZ" style:font-style-asian="normal" style:font-style-complex="normal"/>
    </style:style>
    <style:style style:name="T607" style:family="text">
      <style:text-properties fo:language="cs" fo:country="CZ" fo:font-style="normal" officeooo:rsid="15fcf686" style:language-asian="cs" style:country-asian="CZ" style:font-style-asian="normal" style:font-style-complex="normal"/>
    </style:style>
    <style:style style:name="T608" style:family="text">
      <style:text-properties fo:language="cs" fo:country="CZ" fo:font-style="normal" officeooo:rsid="1612c537" style:language-asian="cs" style:country-asian="CZ" style:font-style-asian="normal" style:font-style-complex="normal"/>
    </style:style>
    <style:style style:name="T609" style:family="text">
      <style:text-properties fo:language="cs" fo:country="CZ" fo:font-style="normal" officeooo:rsid="2262950f" style:language-asian="cs" style:country-asian="CZ" style:font-style-asian="normal" style:font-style-complex="normal"/>
    </style:style>
    <style:style style:name="T610" style:family="text">
      <style:text-properties fo:language="cs" fo:country="CZ" fo:font-style="normal" officeooo:rsid="2264f721" style:language-asian="cs" style:country-asian="CZ" style:font-style-asian="normal" style:font-style-complex="normal"/>
    </style:style>
    <style:style style:name="T611" style:family="text">
      <style:text-properties fo:language="cs" fo:country="CZ" fo:font-style="normal" officeooo:rsid="2265ef66" style:language-asian="cs" style:country-asian="CZ" style:font-style-asian="normal" style:font-style-complex="normal"/>
    </style:style>
    <style:style style:name="T612" style:family="text">
      <style:text-properties fo:language="cs" fo:country="CZ" fo:font-style="normal" officeooo:rsid="22e5d946" style:language-asian="cs" style:country-asian="CZ" style:font-style-asian="normal" style:font-style-complex="normal"/>
    </style:style>
    <style:style style:name="T613" style:family="text">
      <style:text-properties fo:language="cs" fo:country="CZ" fo:font-style="normal" officeooo:rsid="2065d056" style:language-asian="cs" style:country-asian="CZ" style:font-style-asian="normal" style:font-style-complex="normal"/>
    </style:style>
    <style:style style:name="T614" style:family="text">
      <style:text-properties fo:language="cs" fo:country="CZ" fo:font-style="normal" officeooo:rsid="22fc745d" style:language-asian="cs" style:country-asian="CZ" style:font-style-asian="normal" style:font-style-complex="normal"/>
    </style:style>
    <style:style style:name="T615" style:family="text">
      <style:text-properties fo:language="cs" fo:country="CZ" fo:font-style="normal" officeooo:rsid="21537a33" style:language-asian="cs" style:country-asian="CZ" style:font-style-asian="normal" style:font-style-complex="normal"/>
    </style:style>
    <style:style style:name="T616" style:family="text">
      <style:text-properties fo:language="cs" fo:country="CZ" fo:font-style="normal" officeooo:rsid="230ba10e" style:language-asian="cs" style:country-asian="CZ" style:font-style-asian="normal" style:font-style-complex="normal"/>
    </style:style>
    <style:style style:name="T617" style:family="text">
      <style:text-properties fo:language="cs" fo:country="CZ" fo:font-style="normal" officeooo:rsid="232dc870" style:language-asian="cs" style:country-asian="CZ" style:font-style-asian="normal" style:font-style-complex="normal"/>
    </style:style>
    <style:style style:name="T618" style:family="text">
      <style:text-properties fo:language="cs" fo:country="CZ" fo:font-style="normal" officeooo:rsid="2351a1c2" style:language-asian="cs" style:country-asian="CZ" style:font-style-asian="normal" style:font-style-complex="normal"/>
    </style:style>
    <style:style style:name="T619" style:family="text">
      <style:text-properties fo:language="cs" fo:country="CZ" fo:font-style="normal" officeooo:rsid="235399e7" style:language-asian="cs" style:country-asian="CZ" style:font-style-asian="normal" style:font-style-complex="normal"/>
    </style:style>
    <style:style style:name="T620" style:family="text">
      <style:text-properties fo:language="cs" fo:country="CZ" fo:font-style="normal" officeooo:rsid="235a9de7" style:language-asian="cs" style:country-asian="CZ" style:font-style-asian="normal" style:font-style-complex="normal"/>
    </style:style>
    <style:style style:name="T621" style:family="text">
      <style:text-properties fo:language="cs" fo:country="CZ" fo:font-style="normal" officeooo:rsid="219805d8" style:language-asian="cs" style:country-asian="CZ" style:font-style-asian="normal" style:font-style-complex="normal"/>
    </style:style>
    <style:style style:name="T622" style:family="text">
      <style:text-properties fo:language="cs" fo:country="CZ" fo:font-style="normal" officeooo:rsid="21e767d4" style:language-asian="cs" style:country-asian="CZ" style:font-style-asian="normal" style:font-style-complex="normal"/>
    </style:style>
    <style:style style:name="T623" style:family="text">
      <style:text-properties fo:language="cs" fo:country="CZ" fo:font-style="normal" officeooo:rsid="207fb675" style:language-asian="cs" style:country-asian="CZ" style:font-style-asian="normal" style:font-style-complex="normal"/>
    </style:style>
    <style:style style:name="T624" style:family="text">
      <style:text-properties fo:language="cs" fo:country="CZ" fo:font-style="normal" officeooo:rsid="23e02bac" style:language-asian="cs" style:country-asian="CZ" style:font-style-asian="normal" style:font-style-complex="normal"/>
    </style:style>
    <style:style style:name="T625" style:family="text">
      <style:text-properties fo:language="cs" fo:country="CZ" fo:font-style="normal" officeooo:rsid="27e08a27" style:language-asian="cs" style:country-asian="CZ" style:font-style-asian="normal" style:font-style-complex="normal"/>
    </style:style>
    <style:style style:name="T626" style:family="text">
      <style:text-properties fo:language="cs" fo:country="CZ" fo:font-style="normal" officeooo:rsid="27e2941a" style:language-asian="cs" style:country-asian="CZ" style:font-style-asian="normal" style:font-style-complex="normal"/>
    </style:style>
    <style:style style:name="T627" style:family="text">
      <style:text-properties fo:language="cs" fo:country="CZ" fo:font-style="normal" officeooo:rsid="27e72a02" style:language-asian="cs" style:country-asian="CZ" style:font-style-asian="normal" style:font-style-complex="normal"/>
    </style:style>
    <style:style style:name="T628" style:family="text">
      <style:text-properties fo:language="cs" fo:country="CZ" fo:font-style="normal" officeooo:rsid="27ef31c1" style:language-asian="cs" style:country-asian="CZ" style:font-style-asian="normal" style:font-style-complex="normal"/>
    </style:style>
    <style:style style:name="T629" style:family="text">
      <style:text-properties fo:language="cs" fo:country="CZ" fo:font-style="normal" officeooo:rsid="27f0e6cd" style:language-asian="cs" style:country-asian="CZ" style:font-style-asian="normal" style:font-style-complex="normal"/>
    </style:style>
    <style:style style:name="T630" style:family="text">
      <style:text-properties fo:language="cs" fo:country="CZ" fo:font-style="normal" officeooo:rsid="3b4b2462" style:language-asian="cs" style:country-asian="CZ" style:font-style-asian="normal" style:font-style-complex="normal"/>
    </style:style>
    <style:style style:name="T631" style:family="text">
      <style:text-properties fo:language="cs" fo:country="CZ" fo:font-style="normal" officeooo:rsid="3b4d1cdd" style:language-asian="cs" style:country-asian="CZ" style:font-style-asian="normal" style:font-style-complex="normal"/>
    </style:style>
    <style:style style:name="T632" style:family="text">
      <style:text-properties fo:language="cs" fo:country="CZ" fo:font-style="normal" officeooo:rsid="27925bf3" style:language-asian="cs" style:country-asian="CZ" style:font-style-asian="normal" style:font-style-complex="normal"/>
    </style:style>
    <style:style style:name="T633" style:family="text">
      <style:text-properties fo:language="cs" fo:country="CZ" fo:font-style="normal" officeooo:rsid="1b1ca47e" style:language-asian="cs" style:country-asian="CZ" style:font-style-asian="normal" style:font-style-complex="normal"/>
    </style:style>
    <style:style style:name="T634" style:family="text">
      <style:text-properties fo:language="cs" fo:country="CZ" fo:font-style="normal" officeooo:rsid="3c169cad" style:language-asian="cs" style:country-asian="CZ" style:font-style-asian="normal" style:font-style-complex="normal"/>
    </style:style>
    <style:style style:name="T635" style:family="text">
      <style:text-properties fo:language="cs" fo:country="CZ" fo:font-style="normal" officeooo:rsid="3c1af9ce" style:language-asian="cs" style:country-asian="CZ" style:font-style-asian="normal" style:font-style-complex="normal"/>
    </style:style>
    <style:style style:name="T636" style:family="text">
      <style:text-properties fo:language="cs" fo:country="CZ" fo:font-style="normal" officeooo:rsid="3c1dcd6d" style:language-asian="cs" style:country-asian="CZ" style:font-style-asian="normal" style:font-style-complex="normal"/>
    </style:style>
    <style:style style:name="T637" style:family="text">
      <style:text-properties fo:language="cs" fo:country="CZ" fo:font-style="normal" officeooo:rsid="3c1e7ef1" style:language-asian="cs" style:country-asian="CZ" style:font-style-asian="normal" style:font-style-complex="normal"/>
    </style:style>
    <style:style style:name="T638" style:family="text">
      <style:text-properties fo:language="cs" fo:country="CZ" fo:font-style="normal" officeooo:rsid="3c248610" style:language-asian="cs" style:country-asian="CZ" style:font-style-asian="normal" style:font-style-complex="normal"/>
    </style:style>
    <style:style style:name="T639" style:family="text">
      <style:text-properties fo:language="cs" fo:country="CZ" fo:font-style="normal" officeooo:rsid="3c265869" style:language-asian="cs" style:country-asian="CZ" style:font-style-asian="normal" style:font-style-complex="normal"/>
    </style:style>
    <style:style style:name="T640" style:family="text">
      <style:text-properties fo:language="cs" fo:country="CZ" fo:font-style="normal" officeooo:rsid="3c2da736" style:language-asian="cs" style:country-asian="CZ" style:font-style-asian="normal" style:font-style-complex="normal"/>
    </style:style>
    <style:style style:name="T641" style:family="text">
      <style:text-properties fo:language="cs" fo:country="CZ" fo:font-style="normal" officeooo:rsid="3faecf86" style:language-asian="cs" style:country-asian="CZ" style:font-style-asian="normal" style:font-style-complex="normal"/>
    </style:style>
    <style:style style:name="T642" style:family="text">
      <style:text-properties fo:language="cs" fo:country="CZ" fo:font-style="normal" officeooo:rsid="3fb0097c" style:language-asian="cs" style:country-asian="CZ" style:font-style-asian="normal" style:font-style-complex="normal"/>
    </style:style>
    <style:style style:name="T643" style:family="text">
      <style:text-properties fo:language="cs" fo:country="CZ" fo:font-style="normal" officeooo:rsid="3fb0900c" style:language-asian="cs" style:country-asian="CZ" style:font-style-asian="normal" style:font-style-complex="normal"/>
    </style:style>
    <style:style style:name="T644" style:family="text">
      <style:text-properties fo:language="cs" fo:country="CZ" fo:font-style="normal" officeooo:rsid="3fe2b7e6" style:language-asian="cs" style:country-asian="CZ" style:font-style-asian="normal" style:font-style-complex="normal"/>
    </style:style>
    <style:style style:name="T645" style:family="text">
      <style:text-properties fo:language="cs" fo:country="CZ" fo:font-style="normal" officeooo:rsid="3fe3a28a" style:language-asian="cs" style:country-asian="CZ" style:font-style-asian="normal" style:font-style-complex="normal"/>
    </style:style>
    <style:style style:name="T646" style:family="text">
      <style:text-properties fo:language="cs" fo:country="CZ" fo:font-style="normal" officeooo:rsid="3fe59b2a" style:language-asian="cs" style:country-asian="CZ" style:font-style-asian="normal" style:font-style-complex="normal"/>
    </style:style>
    <style:style style:name="T647" style:family="text">
      <style:text-properties fo:language="cs" fo:country="CZ" fo:font-style="normal" officeooo:rsid="402b56ca" style:language-asian="cs" style:country-asian="CZ" style:font-style-asian="normal" style:font-style-complex="normal"/>
    </style:style>
    <style:style style:name="T648" style:family="text">
      <style:text-properties fo:language="cs" fo:country="CZ" fo:font-style="normal" officeooo:rsid="3c2e8c1f" style:language-asian="cs" style:country-asian="CZ" style:font-style-asian="normal" style:font-style-complex="normal"/>
    </style:style>
    <style:style style:name="T649" style:family="text">
      <style:text-properties fo:language="cs" fo:country="CZ" fo:font-style="normal" officeooo:rsid="3c4723d7" style:language-asian="cs" style:country-asian="CZ" style:font-style-asian="normal" style:font-style-complex="normal"/>
    </style:style>
    <style:style style:name="T650" style:family="text">
      <style:text-properties fo:language="cs" fo:country="CZ" fo:font-style="normal" officeooo:rsid="3c307137" style:language-asian="cs" style:country-asian="CZ" style:font-style-asian="normal" style:font-style-complex="normal"/>
    </style:style>
    <style:style style:name="T651" style:family="text">
      <style:text-properties fo:language="cs" fo:country="CZ" fo:font-style="normal" officeooo:rsid="3c37376a" style:language-asian="cs" style:country-asian="CZ" style:font-style-asian="normal" style:font-style-complex="normal"/>
    </style:style>
    <style:style style:name="T652" style:family="text">
      <style:text-properties fo:language="cs" fo:country="CZ" fo:font-style="normal" officeooo:rsid="4041cdea" style:language-asian="cs" style:country-asian="CZ" style:font-style-asian="normal" style:font-style-complex="normal"/>
    </style:style>
    <style:style style:name="T653" style:family="text">
      <style:text-properties fo:language="cs" fo:country="CZ" fo:font-style="normal" officeooo:rsid="4043481b" style:language-asian="cs" style:country-asian="CZ" style:font-style-asian="normal" style:font-style-complex="normal"/>
    </style:style>
    <style:style style:name="T654" style:family="text">
      <style:text-properties fo:language="cs" fo:country="CZ" fo:font-style="normal" officeooo:rsid="250cd62e" style:language-asian="cs" style:country-asian="CZ" style:font-style-asian="normal" style:font-style-complex="normal"/>
    </style:style>
    <style:style style:name="T655" style:family="text">
      <style:text-properties fo:language="cs" fo:country="CZ" fo:font-style="normal" officeooo:rsid="24ffc69a" style:language-asian="cs" style:country-asian="CZ" style:font-style-asian="normal" style:font-style-complex="normal"/>
    </style:style>
    <style:style style:name="T656" style:family="text">
      <style:text-properties fo:language="cs" fo:country="CZ" fo:font-style="normal" officeooo:rsid="423de637" style:language-asian="cs" style:country-asian="CZ" style:font-style-asian="normal" style:font-style-complex="normal"/>
    </style:style>
    <style:style style:name="T657" style:family="text">
      <style:text-properties fo:language="cs" fo:country="CZ" fo:font-style="normal" officeooo:rsid="423f1750" style:language-asian="cs" style:country-asian="CZ" style:font-style-asian="normal" style:font-style-complex="normal"/>
    </style:style>
    <style:style style:name="T658" style:family="text">
      <style:text-properties fo:language="cs" fo:country="CZ" fo:font-style="normal" officeooo:rsid="42401df1" style:language-asian="cs" style:country-asian="CZ" style:font-style-asian="normal" style:font-style-complex="normal"/>
    </style:style>
    <style:style style:name="T659" style:family="text">
      <style:text-properties fo:language="cs" fo:country="CZ" fo:font-style="normal" officeooo:rsid="3eb4b392" style:language-asian="cs" style:country-asian="CZ" style:font-style-asian="normal" style:font-style-complex="normal"/>
    </style:style>
    <style:style style:name="T660" style:family="text">
      <style:text-properties fo:language="cs" fo:country="CZ" fo:font-style="normal" officeooo:rsid="421cfd20" style:language-asian="cs" style:country-asian="CZ" style:font-style-asian="normal" style:font-style-complex="normal"/>
    </style:style>
    <style:style style:name="T661" style:family="text">
      <style:text-properties fo:language="cs" fo:country="CZ" fo:font-style="normal" officeooo:rsid="4297570a" style:language-asian="cs" style:country-asian="CZ" style:font-style-asian="normal" style:font-style-complex="normal"/>
    </style:style>
    <style:style style:name="T662" style:family="text">
      <style:text-properties fo:language="cs" fo:country="CZ" fo:font-style="normal" officeooo:rsid="42998ef7" style:language-asian="cs" style:country-asian="CZ" style:font-style-asian="normal" style:font-style-complex="normal"/>
    </style:style>
    <style:style style:name="T663" style:family="text">
      <style:text-properties fo:language="cs" fo:country="CZ" fo:font-style="normal" officeooo:rsid="42aba77a" style:language-asian="cs" style:country-asian="CZ" style:font-style-asian="normal" style:font-style-complex="normal"/>
    </style:style>
    <style:style style:name="T664" style:family="text">
      <style:text-properties fo:language="cs" fo:country="CZ" fo:font-style="normal" officeooo:rsid="4018de7b" style:language-asian="cs" style:country-asian="CZ" style:font-style-asian="normal" style:font-style-complex="normal"/>
    </style:style>
    <style:style style:name="T665" style:family="text">
      <style:text-properties fo:language="cs" fo:country="CZ" fo:font-style="normal" officeooo:rsid="401c48e4" style:language-asian="cs" style:country-asian="CZ" style:font-style-asian="normal" style:font-style-complex="normal"/>
    </style:style>
    <style:style style:name="T666" style:family="text">
      <style:text-properties fo:language="cs" fo:country="CZ" fo:font-style="normal" officeooo:rsid="401a379c" style:language-asian="cs" style:country-asian="CZ" style:font-style-asian="normal" style:font-style-complex="normal"/>
    </style:style>
    <style:style style:name="T667" style:family="text">
      <style:text-properties fo:language="cs" fo:country="CZ" fo:font-style="normal" officeooo:rsid="42ad1db7" style:language-asian="cs" style:country-asian="CZ" style:font-style-asian="normal" style:font-style-complex="normal"/>
    </style:style>
    <style:style style:name="T668" style:family="text">
      <style:text-properties fo:language="cs" fo:country="CZ" fo:font-style="normal" officeooo:rsid="42a41f2f" style:language-asian="cs" style:country-asian="CZ" style:font-style-asian="normal" style:font-style-complex="normal"/>
    </style:style>
    <style:style style:name="T669" style:family="text">
      <style:text-properties fo:language="cs" fo:country="CZ" fo:font-style="normal" officeooo:rsid="42209956" style:language-asian="cs" style:country-asian="CZ" style:font-style-asian="normal" style:font-style-complex="normal"/>
    </style:style>
    <style:style style:name="T670" style:family="text">
      <style:text-properties fo:language="cs" fo:country="CZ" fo:font-style="normal" officeooo:rsid="42a4360f" style:language-asian="cs" style:country-asian="CZ" style:font-style-asian="normal" style:font-style-complex="normal"/>
    </style:style>
    <style:style style:name="T671" style:family="text">
      <style:text-properties fo:language="cs" fo:country="CZ" fo:font-style="normal" fo:font-weight="normal" officeooo:rsid="1e07a243" style:font-style-asian="normal" style:font-weight-asian="normal" style:font-style-complex="normal" style:font-weight-complex="normal"/>
    </style:style>
    <style:style style:name="T672" style:family="text">
      <style:text-properties fo:language="cs" fo:country="CZ" fo:font-style="normal" fo:font-weight="normal" officeooo:rsid="1e08667a" style:font-style-asian="normal" style:font-weight-asian="normal" style:font-style-complex="normal" style:font-weight-complex="normal"/>
    </style:style>
    <style:style style:name="T673" style:family="text">
      <style:text-properties fo:language="cs" fo:country="CZ" fo:font-style="normal" fo:font-weight="normal" officeooo:rsid="257c02ea"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normal" officeooo:rsid="425548c0" style:font-style-asian="normal" style:font-weight-asian="normal" style:font-style-complex="normal" style:font-weight-complex="normal"/>
    </style:style>
    <style:style style:name="T67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0" style:family="text">
      <style:text-properties fo:language="cs" fo:country="CZ" fo:font-style="normal" fo:font-weight="bold" style:font-style-asian="normal" style:font-weight-asian="bold" style:font-style-complex="normal" style:font-weight-complex="bold"/>
    </style:style>
    <style:style style:name="T681" style:family="text">
      <style:text-properties fo:language="cs" fo:country="CZ" fo:font-style="normal" fo:font-weight="bold" officeooo:rsid="11d44a88" style:font-style-asian="normal" style:font-weight-asian="bold" style:font-style-complex="normal" style:font-weight-complex="bold"/>
    </style:style>
    <style:style style:name="T682" style:family="text">
      <style:text-properties fo:language="cs" fo:country="CZ" fo:font-style="normal" fo:font-weight="bold" officeooo:rsid="2569af57" style:font-style-asian="normal" style:font-weight-asian="bold" style:font-style-complex="normal" style:font-weight-complex="bold"/>
    </style:style>
    <style:style style:name="T683" style:family="text">
      <style:text-properties fo:language="cs" fo:country="CZ" fo:font-style="normal" fo:font-weight="bold" officeooo:rsid="1dfd222d" style:font-style-asian="normal" style:font-weight-asian="bold" style:font-style-complex="normal" style:font-weight-complex="bold"/>
    </style:style>
    <style:style style:name="T684" style:family="text">
      <style:text-properties fo:language="cs" fo:country="CZ" fo:font-style="normal" fo:font-weight="bold" officeooo:rsid="183e0810" style:font-style-asian="normal" style:font-weight-asian="bold" style:font-style-complex="normal" style:font-weight-complex="bold"/>
    </style:style>
    <style:style style:name="T685" style:family="text">
      <style:text-properties fo:language="cs" fo:country="CZ" fo:font-style="normal" fo:font-weight="bold" officeooo:rsid="11354dcd" style:font-style-asian="normal" style:font-weight-asian="bold" style:font-style-complex="normal" style:font-weight-complex="bold"/>
    </style:style>
    <style:style style:name="T686" style:family="text">
      <style:text-properties fo:language="cs" fo:country="CZ" fo:font-style="normal" fo:font-weight="bold" officeooo:rsid="28f385a2" style:font-style-asian="normal" style:font-weight-asian="bold" style:font-style-complex="normal" style:font-weight-complex="bold"/>
    </style:style>
    <style:style style:name="T687" style:family="text">
      <style:text-properties fo:language="cs" fo:country="CZ" fo:font-style="normal" fo:font-weight="bold" officeooo:rsid="2d7f9d3a" style:font-style-asian="normal" style:font-weight-asian="bold" style:font-style-complex="normal" style:font-weight-complex="bold"/>
    </style:style>
    <style:style style:name="T688" style:family="text">
      <style:text-properties fo:language="cs" fo:country="CZ" fo:font-style="normal" fo:font-weight="bold" officeooo:rsid="313e3b34" style:font-style-asian="normal" style:font-weight-asian="bold" style:font-style-complex="normal" style:font-weight-complex="bold"/>
    </style:style>
    <style:style style:name="T689" style:family="text">
      <style:text-properties fo:language="cs" fo:country="CZ" fo:font-style="normal" fo:font-weight="bold" officeooo:rsid="3146de2f" style:font-style-asian="normal" style:font-weight-asian="bold" style:font-style-complex="normal" style:font-weight-complex="bold"/>
    </style:style>
    <style:style style:name="T690" style:family="text">
      <style:text-properties fo:language="cs" fo:country="CZ" fo:font-style="normal" fo:font-weight="bold" officeooo:rsid="316b7fe3" style:font-style-asian="normal" style:font-weight-asian="bold" style:font-style-complex="normal" style:font-weight-complex="bold"/>
    </style:style>
    <style:style style:name="T691" style:family="text">
      <style:text-properties fo:language="cs" fo:country="CZ" fo:font-style="normal" fo:font-weight="bold" officeooo:rsid="1e08667a" style:font-style-asian="normal" style:font-weight-asian="bold" style:font-style-complex="normal" style:font-weight-complex="bold"/>
    </style:style>
    <style:style style:name="T692" style:family="text">
      <style:text-properties fo:language="cs" fo:country="CZ" fo:font-style="normal" fo:font-weight="bold" officeooo:rsid="4284e484" style:font-style-asian="normal" style:font-weight-asian="bold" style:font-style-complex="normal" style:font-weight-complex="bold"/>
    </style:style>
    <style:style style:name="T69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69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fd222d" style:font-style-asian="normal" style:font-style-complex="normal"/>
    </style:style>
    <style:style style:name="T701" style:family="text">
      <style:text-properties fo:language="cs" fo:country="CZ" fo:font-style="normal" officeooo:rsid="2569af57" style:font-style-asian="normal" style:font-style-complex="normal"/>
    </style:style>
    <style:style style:name="T702" style:family="text">
      <style:text-properties fo:language="cs" fo:country="CZ" fo:font-style="normal" officeooo:rsid="1dfdd6ef" style:font-style-asian="normal" style:font-style-complex="normal"/>
    </style:style>
    <style:style style:name="T703" style:family="text">
      <style:text-properties fo:language="cs" fo:country="CZ" fo:font-style="normal" officeooo:rsid="25a0872c" style:font-style-asian="normal" style:font-style-complex="normal"/>
    </style:style>
    <style:style style:name="T704" style:family="text">
      <style:text-properties fo:language="cs" fo:country="CZ" fo:font-style="normal" officeooo:rsid="25a63f6d" style:font-style-asian="normal" style:font-style-complex="normal"/>
    </style:style>
    <style:style style:name="T705" style:family="text">
      <style:text-properties fo:language="cs" fo:country="CZ" fo:font-style="normal" officeooo:rsid="26bb1452" style:font-style-asian="normal" style:font-style-complex="normal"/>
    </style:style>
    <style:style style:name="T706" style:family="text">
      <style:text-properties fo:language="cs" fo:country="CZ" fo:font-style="normal" officeooo:rsid="3003c8ab" style:font-style-asian="normal" style:font-style-complex="normal"/>
    </style:style>
    <style:style style:name="T707" style:family="text">
      <style:text-properties fo:language="cs" fo:country="CZ" fo:font-style="normal" officeooo:rsid="2ffe26dc" style:font-style-asian="normal" style:font-style-complex="normal"/>
    </style:style>
    <style:style style:name="T708" style:family="text">
      <style:text-properties fo:language="cs" fo:country="CZ" fo:font-style="normal" officeooo:rsid="2ffe7ee1" style:font-style-asian="normal" style:font-style-complex="normal"/>
    </style:style>
    <style:style style:name="T709" style:family="text">
      <style:text-properties fo:language="cs" fo:country="CZ" fo:font-style="normal" officeooo:rsid="313e3b34" style:font-style-asian="normal" style:font-style-complex="normal"/>
    </style:style>
    <style:style style:name="T710" style:family="text">
      <style:text-properties fo:language="cs" fo:country="CZ" fo:font-style="normal" officeooo:rsid="3146de2f" style:font-style-asian="normal" style:font-style-complex="normal"/>
    </style:style>
    <style:style style:name="T711" style:family="text">
      <style:text-properties fo:language="cs" fo:country="CZ" fo:font-style="normal" officeooo:rsid="314f7ee7" style:font-style-asian="normal" style:font-style-complex="normal"/>
    </style:style>
    <style:style style:name="T712" style:family="text">
      <style:text-properties fo:language="cs" fo:country="CZ" fo:font-style="normal" officeooo:rsid="31514aa3" style:font-style-asian="normal" style:font-style-complex="normal"/>
    </style:style>
    <style:style style:name="T713" style:family="text">
      <style:text-properties fo:language="cs" fo:country="CZ" fo:font-style="normal" officeooo:rsid="3161c2ca" style:font-style-asian="normal" style:font-style-complex="normal"/>
    </style:style>
    <style:style style:name="T714" style:family="text">
      <style:text-properties fo:language="cs" fo:country="CZ" fo:font-style="normal" officeooo:rsid="1628b02c" style:font-style-asian="normal" style:font-style-complex="normal"/>
    </style:style>
    <style:style style:name="T715" style:family="text">
      <style:text-properties fo:language="cs" fo:country="CZ" fo:font-style="normal" officeooo:rsid="1628b066" style:font-style-asian="normal" style:font-style-complex="normal"/>
    </style:style>
    <style:style style:name="T716" style:family="text">
      <style:text-properties fo:language="cs" fo:country="CZ" fo:font-style="normal" officeooo:rsid="316b7fe3" style:font-style-asian="normal" style:font-style-complex="normal"/>
    </style:style>
    <style:style style:name="T717" style:family="text">
      <style:text-properties fo:language="cs" fo:country="CZ" fo:font-style="normal" officeooo:rsid="316bc840" style:font-style-asian="normal" style:font-style-complex="normal"/>
    </style:style>
    <style:style style:name="T718" style:family="text">
      <style:text-properties fo:language="cs" fo:country="CZ" fo:font-style="normal" officeooo:rsid="316dadd3" style:font-style-asian="normal" style:font-style-complex="normal"/>
    </style:style>
    <style:style style:name="T719" style:family="text">
      <style:text-properties fo:language="cs" fo:country="CZ" fo:font-style="normal" officeooo:rsid="316ecb2d" style:font-style-asian="normal" style:font-style-complex="normal"/>
    </style:style>
    <style:style style:name="T720" style:family="text">
      <style:text-properties fo:language="cs" fo:country="CZ" fo:font-style="normal" officeooo:rsid="3170a3f8" style:font-style-asian="normal" style:font-style-complex="normal"/>
    </style:style>
    <style:style style:name="T721" style:family="text">
      <style:text-properties fo:language="cs" fo:country="CZ" fo:font-style="normal" officeooo:rsid="31767357" style:font-style-asian="normal" style:font-style-complex="normal"/>
    </style:style>
    <style:style style:name="T722" style:family="text">
      <style:text-properties fo:language="cs" fo:country="CZ" fo:font-style="normal" officeooo:rsid="3177ef2d" style:font-style-asian="normal" style:font-style-complex="normal"/>
    </style:style>
    <style:style style:name="T723" style:family="text">
      <style:text-properties fo:language="cs" fo:country="CZ" fo:font-style="normal" officeooo:rsid="3178ec3c" style:font-style-asian="normal" style:font-style-complex="normal"/>
    </style:style>
    <style:style style:name="T724" style:family="text">
      <style:text-properties fo:language="cs" fo:country="CZ" fo:font-style="normal" officeooo:rsid="317a36dd" style:font-style-asian="normal" style:font-style-complex="normal"/>
    </style:style>
    <style:style style:name="T725" style:family="text">
      <style:text-properties fo:language="cs" fo:country="CZ" fo:font-style="normal" officeooo:rsid="317b1aaf" style:font-style-asian="normal" style:font-style-complex="normal"/>
    </style:style>
    <style:style style:name="T726" style:family="text">
      <style:text-properties fo:language="cs" fo:country="CZ" fo:font-style="normal" officeooo:rsid="337e5a5d" style:font-style-asian="normal" style:font-style-complex="normal"/>
    </style:style>
    <style:style style:name="T727" style:family="text">
      <style:text-properties fo:language="cs" fo:country="CZ" fo:font-style="normal" officeooo:rsid="337ff2d9" style:font-style-asian="normal" style:font-style-complex="normal"/>
    </style:style>
    <style:style style:name="T728" style:family="text">
      <style:text-properties fo:language="cs" fo:country="CZ" fo:font-style="normal" officeooo:rsid="33826987" style:font-style-asian="normal" style:font-style-complex="normal"/>
    </style:style>
    <style:style style:name="T729" style:family="text">
      <style:text-properties fo:language="cs" fo:country="CZ" fo:font-style="normal" officeooo:rsid="3382a7d9" style:font-style-asian="normal" style:font-style-complex="normal"/>
    </style:style>
    <style:style style:name="T730" style:family="text">
      <style:text-properties fo:language="cs" fo:country="CZ" fo:font-style="normal" officeooo:rsid="391178b6" style:font-style-asian="normal" style:font-style-complex="normal"/>
    </style:style>
    <style:style style:name="T731" style:family="text">
      <style:text-properties fo:language="cs" fo:country="CZ" fo:font-style="normal" officeooo:rsid="394b4b34" style:font-style-asian="normal" style:font-style-complex="normal"/>
    </style:style>
    <style:style style:name="T732" style:family="text">
      <style:text-properties fo:language="cs" fo:country="CZ" fo:font-style="normal" officeooo:rsid="395b173d" style:font-style-asian="normal" style:font-style-complex="normal"/>
    </style:style>
    <style:style style:name="T733" style:family="text">
      <style:text-properties fo:language="cs" fo:country="CZ" fo:font-style="normal" officeooo:rsid="1f23f6d8" style:font-style-asian="normal" style:font-style-complex="normal"/>
    </style:style>
    <style:style style:name="T734" style:family="text">
      <style:text-properties fo:language="cs" fo:country="CZ" fo:font-style="normal" officeooo:rsid="1a67d4d3"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a87d4c" style:font-style-asian="normal" style:font-style-complex="normal"/>
    </style:style>
    <style:style style:name="T739" style:family="text">
      <style:text-properties fo:language="cs" fo:country="CZ" fo:font-style="normal" officeooo:rsid="25796d8b" style:font-style-asian="normal" style:font-style-complex="normal"/>
    </style:style>
    <style:style style:name="T740" style:family="text">
      <style:text-properties fo:language="cs" fo:country="CZ" fo:font-style="normal" officeooo:rsid="3b59bc07" style:font-style-asian="normal" style:font-style-complex="normal"/>
    </style:style>
    <style:style style:name="T741" style:family="text">
      <style:text-properties fo:language="cs" fo:country="CZ" fo:font-style="normal" officeooo:rsid="3ef37792" style:font-style-asian="normal" style:font-style-complex="normal"/>
    </style:style>
    <style:style style:name="T742" style:family="text">
      <style:text-properties fo:language="cs" fo:country="CZ" fo:font-style="normal" officeooo:rsid="3ef63727" style:font-style-asian="normal" style:font-style-complex="normal"/>
    </style:style>
    <style:style style:name="T743" style:family="text">
      <style:text-properties fo:language="cs" fo:country="CZ" fo:font-style="normal" officeooo:rsid="3ef781ec" style:font-style-asian="normal" style:font-style-complex="normal"/>
    </style:style>
    <style:style style:name="T744" style:family="text">
      <style:text-properties fo:language="cs" fo:country="CZ" fo:font-style="normal" officeooo:rsid="40d3e4eb" style:font-style-asian="normal" style:font-style-complex="normal"/>
    </style:style>
    <style:style style:name="T745" style:family="text">
      <style:text-properties fo:language="cs" fo:country="CZ" fo:font-style="normal" officeooo:rsid="42782326" style:font-style-asian="normal" style:font-style-complex="normal"/>
    </style:style>
    <style:style style:name="T746" style:family="text">
      <style:text-properties fo:language="cs" fo:country="CZ" fo:font-style="normal" officeooo:rsid="428434de" style:font-style-asian="normal" style:font-style-complex="normal"/>
    </style:style>
    <style:style style:name="T747" style:family="text">
      <style:text-properties fo:language="cs" fo:country="CZ" fo:font-style="normal" officeooo:rsid="428db885" style:font-style-asian="normal" style:font-style-complex="normal"/>
    </style:style>
    <style:style style:name="T748" style:family="text">
      <style:text-properties fo:language="cs" fo:country="CZ" fo:font-style="normal" officeooo:rsid="1f05e202" style:language-asian="zxx" style:country-asian="none" style:font-style-asian="normal" style:language-complex="ar" style:country-complex="SA" style:font-style-complex="normal"/>
    </style:style>
    <style:style style:name="T749" style:family="text">
      <style:text-properties fo:language="cs" fo:country="CZ" fo:font-style="normal" officeooo:rsid="1f803185" style:language-asian="zxx" style:country-asian="none" style:font-style-asian="normal" style:language-complex="ar" style:country-complex="SA" style:font-style-complex="normal"/>
    </style:style>
    <style:style style:name="T750" style:family="text">
      <style:text-properties fo:language="cs" fo:country="CZ" fo:font-style="normal" officeooo:rsid="256e38d1" style:language-asian="zxx" style:country-asian="none" style:font-style-asian="normal" style:language-complex="ar" style:country-complex="SA" style:font-style-complex="normal"/>
    </style:style>
    <style:style style:name="T751" style:family="text">
      <style:text-properties fo:language="cs" fo:country="CZ" fo:font-style="normal" officeooo:rsid="25612f74" style:language-asian="zxx" style:country-asian="none" style:font-style-asian="normal" style:language-complex="ar" style:country-complex="SA" style:font-style-complex="normal"/>
    </style:style>
    <style:style style:name="T752" style:family="text">
      <style:text-properties fo:language="cs" fo:country="CZ" fo:font-style="normal" officeooo:rsid="1f1b0fd4" style:language-asian="zxx" style:country-asian="none" style:font-style-asian="normal" style:language-complex="ar" style:country-complex="SA" style:font-style-complex="normal"/>
    </style:style>
    <style:style style:name="T753" style:family="text">
      <style:text-properties fo:language="cs" fo:country="CZ" fo:font-style="normal" officeooo:rsid="2597a654" style:language-asian="zxx" style:country-asian="none" style:font-style-asian="normal" style:language-complex="ar" style:country-complex="SA" style:font-style-complex="normal"/>
    </style:style>
    <style:style style:name="T754" style:family="text">
      <style:text-properties fo:language="cs" fo:country="CZ" fo:font-style="normal" officeooo:rsid="25988030" style:language-asian="zxx" style:country-asian="none" style:font-style-asian="normal" style:language-complex="ar" style:country-complex="SA" style:font-style-complex="normal"/>
    </style:style>
    <style:style style:name="T755" style:family="text">
      <style:text-properties fo:language="cs" fo:country="CZ" fo:font-style="normal" officeooo:rsid="3b564746" style:language-asian="zxx" style:country-asian="none" style:font-style-asian="normal" style:language-complex="ar" style:country-complex="SA" style:font-style-complex="normal"/>
    </style:style>
    <style:style style:name="T756" style:family="text">
      <style:text-properties fo:language="cs" fo:country="CZ" fo:font-style="normal" officeooo:rsid="3e20f4be" style:language-asian="zxx" style:country-asian="none" style:font-style-asian="normal" style:language-complex="ar" style:country-complex="SA" style:font-style-complex="normal"/>
    </style:style>
    <style:style style:name="T757" style:family="text">
      <style:text-properties fo:language="cs" fo:country="CZ" fo:font-style="normal" officeooo:rsid="3e41a191" style:language-asian="zxx" style:country-asian="none" style:font-style-asian="normal" style:language-complex="ar" style:country-complex="SA" style:font-style-complex="normal"/>
    </style:style>
    <style:style style:name="T758" style:family="text">
      <style:text-properties fo:language="cs" fo:country="CZ" fo:font-style="normal" officeooo:rsid="3ee2b593" style:language-asian="zxx" style:country-asian="none" style:font-style-asian="normal" style:language-complex="ar" style:country-complex="SA" style:font-style-complex="normal"/>
    </style:style>
    <style:style style:name="T759" style:family="text">
      <style:text-properties fo:language="cs" fo:country="CZ" fo:font-style="normal" officeooo:rsid="3e2280ef" style:language-asian="zxx" style:country-asian="none" style:font-style-asian="normal" style:language-complex="ar" style:country-complex="SA" style:font-style-complex="normal"/>
    </style:style>
    <style:style style:name="T760" style:family="text">
      <style:text-properties fo:language="cs" fo:country="CZ" fo:font-style="normal" officeooo:rsid="2576dfad" style:language-asian="zxx" style:country-asian="none" style:font-style-asian="normal" style:language-complex="ar" style:country-complex="SA" style:font-style-complex="normal"/>
    </style:style>
    <style:style style:name="T761" style:family="text">
      <style:text-properties fo:language="cs" fo:country="CZ" fo:font-style="normal" officeooo:rsid="25ee5055" style:language-asian="zxx" style:country-asian="none" style:font-style-asian="normal" style:language-complex="ar" style:country-complex="SA" style:font-style-complex="normal"/>
    </style:style>
    <style:style style:name="T762" style:family="text">
      <style:text-properties fo:language="cs" fo:country="CZ" fo:font-style="normal" officeooo:rsid="3eeec006" style:language-asian="zxx" style:country-asian="none" style:font-style-asian="normal" style:language-complex="ar" style:country-complex="SA" style:font-style-complex="normal"/>
    </style:style>
    <style:style style:name="T763" style:family="text">
      <style:text-properties fo:language="cs" fo:country="CZ" fo:font-style="normal" officeooo:rsid="134c3978" style:language-asian="zxx" style:country-asian="none" style:font-style-asian="normal" style:language-complex="ar" style:country-complex="SA" style:font-style-complex="normal"/>
    </style:style>
    <style:style style:name="T764" style:family="text">
      <style:text-properties fo:language="cs" fo:country="CZ" fo:font-style="normal" officeooo:rsid="256ef27a" style:language-asian="zxx" style:country-asian="none" style:font-style-asian="normal" style:language-complex="ar" style:country-complex="SA" style:font-style-complex="normal"/>
    </style:style>
    <style:style style:name="T765" style:family="text">
      <style:text-properties fo:language="cs" fo:country="CZ" fo:font-style="normal" officeooo:rsid="40ef6814" style:language-asian="zxx" style:country-asian="none" style:font-style-asian="normal" style:language-complex="ar" style:country-complex="SA" style:font-style-complex="normal"/>
    </style:style>
    <style:style style:name="T766" style:family="text">
      <style:text-properties fo:language="cs" fo:country="CZ" fo:font-style="normal" officeooo:rsid="25f1c2f6" style:language-asian="zxx" style:country-asian="none" style:font-style-asian="normal" style:language-complex="ar" style:country-complex="SA" style:font-style-complex="normal"/>
    </style:style>
    <style:style style:name="T767" style:family="text">
      <style:text-properties fo:language="cs" fo:country="CZ" fo:font-style="normal" officeooo:rsid="428ed24e" style:language-asian="zxx" style:country-asian="none" style:font-style-asian="normal" style:language-complex="ar" style:country-complex="SA" style:font-style-complex="normal"/>
    </style:style>
    <style:style style:name="T768" style:family="text">
      <style:text-properties fo:language="cs" fo:country="CZ" fo:font-style="normal" officeooo:rsid="428a5526" style:language-asian="zxx" style:country-asian="none" style:font-style-asian="normal" style:language-complex="ar" style:country-complex="SA" style:font-style-complex="normal"/>
    </style:style>
    <style:style style:name="T769" style:family="text">
      <style:text-properties fo:language="cs" fo:country="CZ" fo:font-style="normal" officeooo:rsid="428f7574" style:language-asian="zxx" style:country-asian="none" style:font-style-asian="normal" style:language-complex="ar" style:country-complex="SA" style:font-style-complex="normal"/>
    </style:style>
    <style:style style:name="T770" style:family="text">
      <style:text-properties fo:language="cs" fo:country="CZ" fo:font-style="normal" officeooo:rsid="40d8dc51" style:language-asian="zxx" style:country-asian="none" style:font-style-asian="normal" style:language-complex="ar" style:country-complex="SA" style:font-style-complex="normal"/>
    </style:style>
    <style:style style:name="T771" style:family="text">
      <style:text-properties fo:language="cs" fo:country="CZ" fo:font-style="normal" officeooo:rsid="3c970005" style:language-asian="zxx" style:country-asian="none" style:font-style-asian="normal" style:language-complex="ar" style:country-complex="SA" style:font-style-complex="normal"/>
    </style:style>
    <style:style style:name="T772" style:family="text">
      <style:text-properties fo:language="cs" fo:country="CZ" fo:font-style="normal" officeooo:rsid="277f84d2" style:language-asian="zxx" style:country-asian="none" style:font-style-asian="normal" style:language-complex="ar" style:country-complex="SA" style:font-style-complex="normal"/>
    </style:style>
    <style:style style:name="T773" style:family="text">
      <style:text-properties fo:language="cs" fo:country="CZ" fo:font-style="normal" officeooo:rsid="3df48dff" style:language-asian="zxx" style:country-asian="none" style:font-style-asian="normal" style:language-complex="ar" style:country-complex="SA" style:font-style-complex="normal"/>
    </style:style>
    <style:style style:name="T77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7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7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79" style:family="text">
      <style:text-properties fo:language="cs" fo:country="CZ" fo:font-style="normal" officeooo:rsid="428434de" fo:background-color="transparent" loext:char-shading-value="0" style:font-style-asian="normal" style:font-style-complex="normal"/>
    </style:style>
    <style:style style:name="T780" style:family="text">
      <style:text-properties fo:language="cs" fo:country="CZ" fo:font-style="normal" officeooo:rsid="428efdda" fo:background-color="transparent" loext:char-shading-value="0" style:font-style-asian="normal" style:font-style-complex="normal"/>
    </style:style>
    <style:style style:name="T781" style:family="text">
      <style:text-properties fo:language="cs" fo:country="CZ" style:language-asian="cs" style:country-asian="CZ"/>
    </style:style>
    <style:style style:name="T782" style:family="text">
      <style:text-properties fo:language="cs" fo:country="CZ" officeooo:rsid="20228d7e" style:language-asian="cs" style:country-asian="CZ"/>
    </style:style>
    <style:style style:name="T783" style:family="text">
      <style:text-properties fo:language="cs" fo:country="CZ" officeooo:rsid="2022d038" style:language-asian="cs" style:country-asian="CZ"/>
    </style:style>
    <style:style style:name="T784" style:family="text">
      <style:text-properties fo:language="cs" fo:country="CZ" officeooo:rsid="202364ac" style:language-asian="cs" style:country-asian="CZ"/>
    </style:style>
    <style:style style:name="T785" style:family="text">
      <style:text-properties fo:language="cs" fo:country="CZ" officeooo:rsid="20267c2c" style:language-asian="cs" style:country-asian="CZ"/>
    </style:style>
    <style:style style:name="T786" style:family="text">
      <style:text-properties fo:language="cs" fo:country="CZ" officeooo:rsid="202b1bc4" style:language-asian="cs" style:country-asian="CZ"/>
    </style:style>
    <style:style style:name="T787" style:family="text">
      <style:text-properties fo:language="cs" fo:country="CZ" officeooo:rsid="202b31b7" style:language-asian="cs" style:country-asian="CZ"/>
    </style:style>
    <style:style style:name="T788" style:family="text">
      <style:text-properties fo:language="cs" fo:country="CZ" officeooo:rsid="202c217c" style:language-asian="cs" style:country-asian="CZ"/>
    </style:style>
    <style:style style:name="T789" style:family="text">
      <style:text-properties fo:language="cs" fo:country="CZ" officeooo:rsid="203187de" style:language-asian="cs" style:country-asian="CZ"/>
    </style:style>
    <style:style style:name="T790" style:family="text">
      <style:text-properties fo:language="cs" fo:country="CZ" officeooo:rsid="2033ec3f" style:language-asian="cs" style:country-asian="CZ"/>
    </style:style>
    <style:style style:name="T791" style:family="text">
      <style:text-properties fo:language="cs" fo:country="CZ" officeooo:rsid="203781ed" style:language-asian="cs" style:country-asian="CZ"/>
    </style:style>
    <style:style style:name="T792" style:family="text">
      <style:text-properties fo:language="cs" fo:country="CZ" officeooo:rsid="2038b19c" style:language-asian="cs" style:country-asian="CZ"/>
    </style:style>
    <style:style style:name="T793" style:family="text">
      <style:text-properties fo:language="cs" fo:country="CZ" officeooo:rsid="2065d056" style:language-asian="cs" style:country-asian="CZ"/>
    </style:style>
    <style:style style:name="T794" style:family="text">
      <style:text-properties fo:language="cs" fo:country="CZ" officeooo:rsid="206d0113" style:language-asian="cs" style:country-asian="CZ"/>
    </style:style>
    <style:style style:name="T795" style:family="text">
      <style:text-properties fo:language="cs" fo:country="CZ" officeooo:rsid="2070f8c1" style:language-asian="cs" style:country-asian="CZ"/>
    </style:style>
    <style:style style:name="T796" style:family="text">
      <style:text-properties fo:language="cs" fo:country="CZ" officeooo:rsid="206f2028" style:language-asian="cs" style:country-asian="CZ"/>
    </style:style>
    <style:style style:name="T797" style:family="text">
      <style:text-properties fo:language="cs" fo:country="CZ" officeooo:rsid="20759c9f" style:language-asian="cs" style:country-asian="CZ"/>
    </style:style>
    <style:style style:name="T798" style:family="text">
      <style:text-properties fo:language="cs" fo:country="CZ" officeooo:rsid="20834f4f" style:language-asian="cs" style:country-asian="CZ"/>
    </style:style>
    <style:style style:name="T799" style:family="text">
      <style:text-properties fo:language="cs" fo:country="CZ" officeooo:rsid="20a3122c" style:language-asian="cs" style:country-asian="CZ"/>
    </style:style>
    <style:style style:name="T800" style:family="text">
      <style:text-properties fo:language="cs" fo:country="CZ" officeooo:rsid="20a3c511" style:language-asian="cs" style:country-asian="CZ"/>
    </style:style>
    <style:style style:name="T801" style:family="text">
      <style:text-properties fo:language="cs" fo:country="CZ" officeooo:rsid="20a56c6b" style:language-asian="cs" style:country-asian="CZ"/>
    </style:style>
    <style:style style:name="T802" style:family="text">
      <style:text-properties fo:language="cs" fo:country="CZ" officeooo:rsid="20a75113" style:language-asian="cs" style:country-asian="CZ"/>
    </style:style>
    <style:style style:name="T803" style:family="text">
      <style:text-properties fo:language="cs" fo:country="CZ" officeooo:rsid="20aac5d0" style:language-asian="cs" style:country-asian="CZ"/>
    </style:style>
    <style:style style:name="T804" style:family="text">
      <style:text-properties fo:language="cs" fo:country="CZ" officeooo:rsid="20ace839" style:language-asian="cs" style:country-asian="CZ"/>
    </style:style>
    <style:style style:name="T805" style:family="text">
      <style:text-properties fo:language="cs" fo:country="CZ" officeooo:rsid="2122963b" style:language-asian="cs" style:country-asian="CZ"/>
    </style:style>
    <style:style style:name="T806" style:family="text">
      <style:text-properties fo:language="cs" fo:country="CZ" officeooo:rsid="207b8e54" style:language-asian="cs" style:country-asian="CZ"/>
    </style:style>
    <style:style style:name="T807" style:family="text">
      <style:text-properties fo:language="cs" fo:country="CZ" officeooo:rsid="21537a33" style:language-asian="cs" style:country-asian="CZ"/>
    </style:style>
    <style:style style:name="T808" style:family="text">
      <style:text-properties fo:language="cs" fo:country="CZ" officeooo:rsid="215a0579" style:language-asian="cs" style:country-asian="CZ"/>
    </style:style>
    <style:style style:name="T809" style:family="text">
      <style:text-properties fo:language="cs" fo:country="CZ" officeooo:rsid="2165869a" style:language-asian="cs" style:country-asian="CZ"/>
    </style:style>
    <style:style style:name="T810" style:family="text">
      <style:text-properties fo:language="cs" fo:country="CZ" officeooo:rsid="21667c9e" style:language-asian="cs" style:country-asian="CZ"/>
    </style:style>
    <style:style style:name="T811" style:family="text">
      <style:text-properties fo:language="cs" fo:country="CZ" officeooo:rsid="216a5f13" style:language-asian="cs" style:country-asian="CZ"/>
    </style:style>
    <style:style style:name="T812" style:family="text">
      <style:text-properties fo:language="cs" fo:country="CZ" officeooo:rsid="21716f32" style:language-asian="cs" style:country-asian="CZ"/>
    </style:style>
    <style:style style:name="T813" style:family="text">
      <style:text-properties fo:language="cs" fo:country="CZ" officeooo:rsid="2194fb18" style:language-asian="cs" style:country-asian="CZ"/>
    </style:style>
    <style:style style:name="T814" style:family="text">
      <style:text-properties fo:language="cs" fo:country="CZ" officeooo:rsid="21966d5f" style:language-asian="cs" style:country-asian="CZ"/>
    </style:style>
    <style:style style:name="T815" style:family="text">
      <style:text-properties fo:language="cs" fo:country="CZ" officeooo:rsid="2196dca8" style:language-asian="cs" style:country-asian="CZ"/>
    </style:style>
    <style:style style:name="T816" style:family="text">
      <style:text-properties fo:language="cs" fo:country="CZ" officeooo:rsid="219aa5af" style:language-asian="cs" style:country-asian="CZ"/>
    </style:style>
    <style:style style:name="T817" style:family="text">
      <style:text-properties fo:language="cs" fo:country="CZ" officeooo:rsid="21ab8207" style:language-asian="cs" style:country-asian="CZ"/>
    </style:style>
    <style:style style:name="T818" style:family="text">
      <style:text-properties fo:language="cs" fo:country="CZ" officeooo:rsid="21b78951" style:language-asian="cs" style:country-asian="CZ"/>
    </style:style>
    <style:style style:name="T819" style:family="text">
      <style:text-properties fo:language="cs" fo:country="CZ" officeooo:rsid="21b1e115" style:language-asian="cs" style:country-asian="CZ"/>
    </style:style>
    <style:style style:name="T820" style:family="text">
      <style:text-properties fo:language="cs" fo:country="CZ" officeooo:rsid="21c502f0" style:language-asian="cs" style:country-asian="CZ"/>
    </style:style>
    <style:style style:name="T821" style:family="text">
      <style:text-properties fo:language="cs" fo:country="CZ" officeooo:rsid="21ca4657" style:language-asian="cs" style:country-asian="CZ"/>
    </style:style>
    <style:style style:name="T822" style:family="text">
      <style:text-properties fo:language="cs" fo:country="CZ" officeooo:rsid="21ca843b" style:language-asian="cs" style:country-asian="CZ"/>
    </style:style>
    <style:style style:name="T823" style:family="text">
      <style:text-properties fo:language="cs" fo:country="CZ" officeooo:rsid="21cc25a8" style:language-asian="cs" style:country-asian="CZ"/>
    </style:style>
    <style:style style:name="T824" style:family="text">
      <style:text-properties fo:language="cs" fo:country="CZ" officeooo:rsid="21cc6043" style:language-asian="cs" style:country-asian="CZ"/>
    </style:style>
    <style:style style:name="T825" style:family="text">
      <style:text-properties fo:language="cs" fo:country="CZ" officeooo:rsid="21d0ba1e" style:language-asian="cs" style:country-asian="CZ"/>
    </style:style>
    <style:style style:name="T826" style:family="text">
      <style:text-properties fo:language="cs" fo:country="CZ" officeooo:rsid="21d106c2" style:language-asian="cs" style:country-asian="CZ"/>
    </style:style>
    <style:style style:name="T827" style:family="text">
      <style:text-properties fo:language="cs" fo:country="CZ" officeooo:rsid="21d1cb1f" style:language-asian="cs" style:country-asian="CZ"/>
    </style:style>
    <style:style style:name="T828" style:family="text">
      <style:text-properties fo:language="cs" fo:country="CZ" officeooo:rsid="21d3385f" style:language-asian="cs" style:country-asian="CZ"/>
    </style:style>
    <style:style style:name="T829" style:family="text">
      <style:text-properties fo:language="cs" fo:country="CZ" officeooo:rsid="21d3dbb1" style:language-asian="cs" style:country-asian="CZ"/>
    </style:style>
    <style:style style:name="T830" style:family="text">
      <style:text-properties fo:language="cs" fo:country="CZ" officeooo:rsid="22069267" style:language-asian="cs" style:country-asian="CZ"/>
    </style:style>
    <style:style style:name="T831" style:family="text">
      <style:text-properties fo:language="cs" fo:country="CZ" officeooo:rsid="2209386b" style:language-asian="cs" style:country-asian="CZ"/>
    </style:style>
    <style:style style:name="T832" style:family="text">
      <style:text-properties fo:language="cs" fo:country="CZ" officeooo:rsid="220f5aec" style:language-asian="cs" style:country-asian="CZ"/>
    </style:style>
    <style:style style:name="T833" style:family="text">
      <style:text-properties fo:language="cs" fo:country="CZ" officeooo:rsid="2212f493" style:language-asian="cs" style:country-asian="CZ"/>
    </style:style>
    <style:style style:name="T834" style:family="text">
      <style:text-properties fo:language="cs" fo:country="CZ" officeooo:rsid="22147956" style:language-asian="cs" style:country-asian="CZ"/>
    </style:style>
    <style:style style:name="T835" style:family="text">
      <style:text-properties fo:language="cs" fo:country="CZ" officeooo:rsid="2215a714" style:language-asian="cs" style:country-asian="CZ"/>
    </style:style>
    <style:style style:name="T836" style:family="text">
      <style:text-properties fo:language="cs" fo:country="CZ" officeooo:rsid="221657ce" style:language-asian="cs" style:country-asian="CZ"/>
    </style:style>
    <style:style style:name="T837" style:family="text">
      <style:text-properties fo:language="cs" fo:country="CZ" officeooo:rsid="22197097" style:language-asian="cs" style:country-asian="CZ"/>
    </style:style>
    <style:style style:name="T838" style:family="text">
      <style:text-properties fo:language="cs" fo:country="CZ" officeooo:rsid="221a0527" style:language-asian="cs" style:country-asian="CZ"/>
    </style:style>
    <style:style style:name="T839" style:family="text">
      <style:text-properties fo:language="cs" fo:country="CZ" officeooo:rsid="221e54e3" style:language-asian="cs" style:country-asian="CZ"/>
    </style:style>
    <style:style style:name="T840" style:family="text">
      <style:text-properties fo:language="cs" fo:country="CZ" officeooo:rsid="221e937b" style:language-asian="cs" style:country-asian="CZ"/>
    </style:style>
    <style:style style:name="T841" style:family="text">
      <style:text-properties fo:language="cs" fo:country="CZ" officeooo:rsid="2229be1f" style:language-asian="cs" style:country-asian="CZ"/>
    </style:style>
    <style:style style:name="T842" style:family="text">
      <style:text-properties fo:language="cs" fo:country="CZ" officeooo:rsid="223126e4" style:language-asian="cs" style:country-asian="CZ"/>
    </style:style>
    <style:style style:name="T843" style:family="text">
      <style:text-properties fo:language="cs" fo:country="CZ" officeooo:rsid="22334148" style:language-asian="cs" style:country-asian="CZ"/>
    </style:style>
    <style:style style:name="T844" style:family="text">
      <style:text-properties fo:language="cs" fo:country="CZ" officeooo:rsid="223e7fa9" style:language-asian="cs" style:country-asian="CZ"/>
    </style:style>
    <style:style style:name="T845" style:family="text">
      <style:text-properties fo:language="cs" fo:country="CZ" officeooo:rsid="22404075" style:language-asian="cs" style:country-asian="CZ"/>
    </style:style>
    <style:style style:name="T846" style:family="text">
      <style:text-properties fo:language="cs" fo:country="CZ" officeooo:rsid="2242ceb5" style:language-asian="cs" style:country-asian="CZ"/>
    </style:style>
    <style:style style:name="T847" style:family="text">
      <style:text-properties fo:language="cs" fo:country="CZ" officeooo:rsid="22447983" style:language-asian="cs" style:country-asian="CZ"/>
    </style:style>
    <style:style style:name="T848" style:family="text">
      <style:text-properties fo:language="cs" fo:country="CZ" officeooo:rsid="224a5cc5" style:language-asian="cs" style:country-asian="CZ"/>
    </style:style>
    <style:style style:name="T849" style:family="text">
      <style:text-properties fo:language="cs" fo:country="CZ" officeooo:rsid="224b196c" style:language-asian="cs" style:country-asian="CZ"/>
    </style:style>
    <style:style style:name="T850" style:family="text">
      <style:text-properties fo:language="cs" fo:country="CZ" officeooo:rsid="224c7800" style:language-asian="cs" style:country-asian="CZ"/>
    </style:style>
    <style:style style:name="T851" style:family="text">
      <style:text-properties fo:language="cs" fo:country="CZ" officeooo:rsid="224de8a4" style:language-asian="cs" style:country-asian="CZ"/>
    </style:style>
    <style:style style:name="T852" style:family="text">
      <style:text-properties fo:language="cs" fo:country="CZ" officeooo:rsid="224f2e6b" style:language-asian="cs" style:country-asian="CZ"/>
    </style:style>
    <style:style style:name="T853" style:family="text">
      <style:text-properties fo:language="cs" fo:country="CZ" officeooo:rsid="224faa8c" style:language-asian="cs" style:country-asian="CZ"/>
    </style:style>
    <style:style style:name="T854" style:family="text">
      <style:text-properties fo:language="cs" fo:country="CZ" officeooo:rsid="2250e708" style:language-asian="cs" style:country-asian="CZ"/>
    </style:style>
    <style:style style:name="T855" style:family="text">
      <style:text-properties fo:language="cs" fo:country="CZ" officeooo:rsid="2257a472" style:language-asian="cs" style:country-asian="CZ"/>
    </style:style>
    <style:style style:name="T856" style:family="text">
      <style:text-properties fo:language="cs" fo:country="CZ" officeooo:rsid="22593a1f" style:language-asian="cs" style:country-asian="CZ"/>
    </style:style>
    <style:style style:name="T857" style:family="text">
      <style:text-properties fo:language="cs" fo:country="CZ" officeooo:rsid="2262950f" style:language-asian="cs" style:country-asian="CZ"/>
    </style:style>
    <style:style style:name="T858" style:family="text">
      <style:text-properties fo:language="cs" fo:country="CZ" officeooo:rsid="2270d6b1" style:language-asian="cs" style:country-asian="CZ"/>
    </style:style>
    <style:style style:name="T859" style:family="text">
      <style:text-properties fo:language="cs" fo:country="CZ" officeooo:rsid="2270e0f8" style:language-asian="cs" style:country-asian="CZ"/>
    </style:style>
    <style:style style:name="T860" style:family="text">
      <style:text-properties fo:language="cs" fo:country="CZ" officeooo:rsid="227187a1" style:language-asian="cs" style:country-asian="CZ"/>
    </style:style>
    <style:style style:name="T861" style:family="text">
      <style:text-properties fo:language="cs" fo:country="CZ" officeooo:rsid="227200b6" style:language-asian="cs" style:country-asian="CZ"/>
    </style:style>
    <style:style style:name="T862" style:family="text">
      <style:text-properties fo:language="cs" fo:country="CZ" officeooo:rsid="22727396" style:language-asian="cs" style:country-asian="CZ"/>
    </style:style>
    <style:style style:name="T863" style:family="text">
      <style:text-properties fo:language="cs" fo:country="CZ" officeooo:rsid="227303f0" style:language-asian="cs" style:country-asian="CZ"/>
    </style:style>
    <style:style style:name="T864" style:family="text">
      <style:text-properties fo:language="cs" fo:country="CZ" officeooo:rsid="22735bcd" style:language-asian="cs" style:country-asian="CZ"/>
    </style:style>
    <style:style style:name="T865" style:family="text">
      <style:text-properties fo:language="cs" fo:country="CZ" officeooo:rsid="2274e3d9" style:language-asian="cs" style:country-asian="CZ"/>
    </style:style>
    <style:style style:name="T866" style:family="text">
      <style:text-properties fo:language="cs" fo:country="CZ" officeooo:rsid="227aef80" style:language-asian="cs" style:country-asian="CZ"/>
    </style:style>
    <style:style style:name="T867" style:family="text">
      <style:text-properties fo:language="cs" fo:country="CZ" officeooo:rsid="22800e48" style:language-asian="cs" style:country-asian="CZ"/>
    </style:style>
    <style:style style:name="T868" style:family="text">
      <style:text-properties fo:language="cs" fo:country="CZ" officeooo:rsid="2282078d" style:language-asian="cs" style:country-asian="CZ"/>
    </style:style>
    <style:style style:name="T869" style:family="text">
      <style:text-properties fo:language="cs" fo:country="CZ" officeooo:rsid="2283fdc0" style:language-asian="cs" style:country-asian="CZ"/>
    </style:style>
    <style:style style:name="T870" style:family="text">
      <style:text-properties fo:language="cs" fo:country="CZ" officeooo:rsid="2284bf97" style:language-asian="cs" style:country-asian="CZ"/>
    </style:style>
    <style:style style:name="T871" style:family="text">
      <style:text-properties fo:language="cs" fo:country="CZ" officeooo:rsid="2285b6a1" style:language-asian="cs" style:country-asian="CZ"/>
    </style:style>
    <style:style style:name="T872" style:family="text">
      <style:text-properties fo:language="cs" fo:country="CZ" officeooo:rsid="228809ae" style:language-asian="cs" style:country-asian="CZ"/>
    </style:style>
    <style:style style:name="T873" style:family="text">
      <style:text-properties fo:language="cs" fo:country="CZ" officeooo:rsid="161b024d" style:language-asian="cs" style:country-asian="CZ"/>
    </style:style>
    <style:style style:name="T874" style:family="text">
      <style:text-properties fo:language="cs" fo:country="CZ" officeooo:rsid="228a0369" style:language-asian="cs" style:country-asian="CZ"/>
    </style:style>
    <style:style style:name="T875" style:family="text">
      <style:text-properties fo:language="cs" fo:country="CZ" officeooo:rsid="228a2f29"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059a202" style:language-asian="cs" style:country-asian="CZ"/>
    </style:style>
    <style:style style:name="T895" style:family="text">
      <style:text-properties fo:language="cs" fo:country="CZ" officeooo:rsid="22f92fef" style:language-asian="cs" style:country-asian="CZ"/>
    </style:style>
    <style:style style:name="T896" style:family="text">
      <style:text-properties fo:language="cs" fo:country="CZ" officeooo:rsid="22fd6eed" style:language-asian="cs" style:country-asian="CZ"/>
    </style:style>
    <style:style style:name="T897" style:family="text">
      <style:text-properties fo:language="cs" fo:country="CZ" officeooo:rsid="22fe0d01" style:language-asian="cs" style:country-asian="CZ"/>
    </style:style>
    <style:style style:name="T898" style:family="text">
      <style:text-properties fo:language="cs" fo:country="CZ" officeooo:rsid="2302436a" style:language-asian="cs" style:country-asian="CZ"/>
    </style:style>
    <style:style style:name="T899" style:family="text">
      <style:text-properties fo:language="cs" fo:country="CZ" officeooo:rsid="230ba10e" style:language-asian="cs" style:country-asian="CZ"/>
    </style:style>
    <style:style style:name="T900" style:family="text">
      <style:text-properties fo:language="cs" fo:country="CZ" officeooo:rsid="232dc870" style:language-asian="cs" style:country-asian="CZ"/>
    </style:style>
    <style:style style:name="T901" style:family="text">
      <style:text-properties fo:language="cs" fo:country="CZ" officeooo:rsid="233a4c33" style:language-asian="cs" style:country-asian="CZ"/>
    </style:style>
    <style:style style:name="T902" style:family="text">
      <style:text-properties fo:language="cs" fo:country="CZ" officeooo:rsid="233bf6f9" style:language-asian="cs" style:country-asian="CZ"/>
    </style:style>
    <style:style style:name="T903" style:family="text">
      <style:text-properties fo:language="cs" fo:country="CZ" officeooo:rsid="233de38f" style:language-asian="cs" style:country-asian="CZ"/>
    </style:style>
    <style:style style:name="T904" style:family="text">
      <style:text-properties fo:language="cs" fo:country="CZ" officeooo:rsid="233e2e2f" style:language-asian="cs" style:country-asian="CZ"/>
    </style:style>
    <style:style style:name="T905" style:family="text">
      <style:text-properties fo:language="cs" fo:country="CZ" officeooo:rsid="233ef26f" style:language-asian="cs" style:country-asian="CZ"/>
    </style:style>
    <style:style style:name="T906" style:family="text">
      <style:text-properties fo:language="cs" fo:country="CZ" officeooo:rsid="2340d566" style:language-asian="cs" style:country-asian="CZ"/>
    </style:style>
    <style:style style:name="T907" style:family="text">
      <style:text-properties fo:language="cs" fo:country="CZ" officeooo:rsid="2342c918" style:language-asian="cs" style:country-asian="CZ"/>
    </style:style>
    <style:style style:name="T908" style:family="text">
      <style:text-properties fo:language="cs" fo:country="CZ" officeooo:rsid="2349a476" style:language-asian="cs" style:country-asian="CZ"/>
    </style:style>
    <style:style style:name="T909" style:family="text">
      <style:text-properties fo:language="cs" fo:country="CZ" officeooo:rsid="234ed141" style:language-asian="cs" style:country-asian="CZ"/>
    </style:style>
    <style:style style:name="T910" style:family="text">
      <style:text-properties fo:language="cs" fo:country="CZ" officeooo:rsid="2350b240" style:language-asian="cs" style:country-asian="CZ"/>
    </style:style>
    <style:style style:name="T911" style:family="text">
      <style:text-properties fo:language="cs" fo:country="CZ" officeooo:rsid="2351a1c2" style:language-asian="cs" style:country-asian="CZ"/>
    </style:style>
    <style:style style:name="T912" style:family="text">
      <style:text-properties fo:language="cs" fo:country="CZ" officeooo:rsid="235399e7" style:language-asian="cs" style:country-asian="CZ"/>
    </style:style>
    <style:style style:name="T913" style:family="text">
      <style:text-properties fo:language="cs" fo:country="CZ" officeooo:rsid="2354ebb9" style:language-asian="cs" style:country-asian="CZ"/>
    </style:style>
    <style:style style:name="T914" style:family="text">
      <style:text-properties fo:language="cs" fo:country="CZ" officeooo:rsid="2358e570" style:language-asian="cs" style:country-asian="CZ"/>
    </style:style>
    <style:style style:name="T915" style:family="text">
      <style:text-properties fo:language="cs" fo:country="CZ" officeooo:rsid="235d5154" style:language-asian="cs" style:country-asian="CZ"/>
    </style:style>
    <style:style style:name="T916" style:family="text">
      <style:text-properties fo:language="cs" fo:country="CZ" officeooo:rsid="236348de" style:language-asian="cs" style:country-asian="CZ"/>
    </style:style>
    <style:style style:name="T917" style:family="text">
      <style:text-properties fo:language="cs" fo:country="CZ" officeooo:rsid="23637825" style:language-asian="cs" style:country-asian="CZ"/>
    </style:style>
    <style:style style:name="T918" style:family="text">
      <style:text-properties fo:language="cs" fo:country="CZ" officeooo:rsid="23640718" style:language-asian="cs" style:country-asian="CZ"/>
    </style:style>
    <style:style style:name="T919" style:family="text">
      <style:text-properties fo:language="cs" fo:country="CZ" officeooo:rsid="2370a0a3" style:language-asian="cs" style:country-asian="CZ"/>
    </style:style>
    <style:style style:name="T920" style:family="text">
      <style:text-properties fo:language="cs" fo:country="CZ" officeooo:rsid="23711f9a" style:language-asian="cs" style:country-asian="CZ"/>
    </style:style>
    <style:style style:name="T921" style:family="text">
      <style:text-properties fo:language="cs" fo:country="CZ" officeooo:rsid="23751612" style:language-asian="cs" style:country-asian="CZ"/>
    </style:style>
    <style:style style:name="T922" style:family="text">
      <style:text-properties fo:language="cs" fo:country="CZ" officeooo:rsid="237987a4" style:language-asian="cs" style:country-asian="CZ"/>
    </style:style>
    <style:style style:name="T923" style:family="text">
      <style:text-properties fo:language="cs" fo:country="CZ" officeooo:rsid="237e2cb7" style:language-asian="cs" style:country-asian="CZ"/>
    </style:style>
    <style:style style:name="T924" style:family="text">
      <style:text-properties fo:language="cs" fo:country="CZ" officeooo:rsid="23e38e31" style:language-asian="cs" style:country-asian="CZ"/>
    </style:style>
    <style:style style:name="T925" style:family="text">
      <style:text-properties fo:language="cs" fo:country="CZ" officeooo:rsid="207d25a9" style:language-asian="cs" style:country-asian="CZ"/>
    </style:style>
    <style:style style:name="T926" style:family="text">
      <style:text-properties fo:language="cs" fo:country="CZ" officeooo:rsid="2451a4bf" style:language-asian="cs" style:country-asian="CZ"/>
    </style:style>
    <style:style style:name="T927" style:family="text">
      <style:text-properties fo:language="cs" fo:country="CZ" officeooo:rsid="2451cc85" style:language-asian="cs" style:country-asian="CZ"/>
    </style:style>
    <style:style style:name="T928" style:family="text">
      <style:text-properties fo:language="cs" fo:country="CZ" officeooo:rsid="206bafad" style:language-asian="cs" style:country-asian="CZ"/>
    </style:style>
    <style:style style:name="T929" style:family="text">
      <style:text-properties fo:language="cs" fo:country="CZ" officeooo:rsid="2454e91c" style:language-asian="cs" style:country-asian="CZ"/>
    </style:style>
    <style:style style:name="T930" style:family="text">
      <style:text-properties fo:language="cs" fo:country="CZ" officeooo:rsid="2452f1d3" style:language-asian="cs" style:country-asian="CZ"/>
    </style:style>
    <style:style style:name="T931" style:family="text">
      <style:text-properties fo:language="cs" fo:country="CZ" officeooo:rsid="2455efb8" style:language-asian="cs" style:country-asian="CZ"/>
    </style:style>
    <style:style style:name="T932" style:family="text">
      <style:text-properties fo:language="cs" fo:country="CZ" officeooo:rsid="24576df1" style:language-asian="cs" style:country-asian="CZ"/>
    </style:style>
    <style:style style:name="T933" style:family="text">
      <style:text-properties fo:language="cs" fo:country="CZ" officeooo:rsid="24aba3ac" style:language-asian="cs" style:country-asian="CZ"/>
    </style:style>
    <style:style style:name="T934" style:family="text">
      <style:text-properties fo:language="cs" fo:country="CZ" officeooo:rsid="2046eb88" style:language-asian="cs" style:country-asian="CZ"/>
    </style:style>
    <style:style style:name="T935" style:family="text">
      <style:text-properties fo:language="cs" fo:country="CZ" officeooo:rsid="204851d8" style:language-asian="cs" style:country-asian="CZ"/>
    </style:style>
    <style:style style:name="T936" style:family="text">
      <style:text-properties fo:language="cs" fo:country="CZ" officeooo:rsid="2884d194" style:language-asian="cs" style:country-asian="CZ"/>
    </style:style>
    <style:style style:name="T937" style:family="text">
      <style:text-properties fo:language="cs" fo:country="CZ" officeooo:rsid="2885db4c" style:language-asian="cs" style:country-asian="CZ"/>
    </style:style>
    <style:style style:name="T938" style:family="text">
      <style:text-properties fo:language="cs" fo:country="CZ" officeooo:rsid="2885e3dc" style:language-asian="cs" style:country-asian="CZ"/>
    </style:style>
    <style:style style:name="T939" style:family="text">
      <style:text-properties fo:language="cs" fo:country="CZ" officeooo:rsid="289656e2" style:language-asian="cs" style:country-asian="CZ"/>
    </style:style>
    <style:style style:name="T940" style:family="text">
      <style:text-properties fo:language="cs" fo:country="CZ" officeooo:rsid="2896fc41" style:language-asian="cs" style:country-asian="CZ"/>
    </style:style>
    <style:style style:name="T941" style:family="text">
      <style:text-properties fo:language="cs" fo:country="CZ" officeooo:rsid="289a0b55" style:language-asian="cs" style:country-asian="CZ"/>
    </style:style>
    <style:style style:name="T942" style:family="text">
      <style:text-properties fo:language="cs" fo:country="CZ" officeooo:rsid="22e50c1a" style:language-asian="cs" style:country-asian="CZ"/>
    </style:style>
    <style:style style:name="T943" style:family="text">
      <style:text-properties fo:language="cs" fo:country="CZ" officeooo:rsid="28cb58c3" style:language-asian="cs" style:country-asian="CZ"/>
    </style:style>
    <style:style style:name="T944" style:family="text">
      <style:text-properties fo:language="cs" fo:country="CZ" officeooo:rsid="28cbd7ae" style:language-asian="cs" style:country-asian="CZ"/>
    </style:style>
    <style:style style:name="T945" style:family="text">
      <style:text-properties fo:language="cs" fo:country="CZ" officeooo:rsid="28caaa0a" style:language-asian="cs" style:country-asian="CZ"/>
    </style:style>
    <style:style style:name="T946" style:family="text">
      <style:text-properties fo:language="cs" fo:country="CZ" officeooo:rsid="2aad0771" style:language-asian="cs" style:country-asian="CZ"/>
    </style:style>
    <style:style style:name="T947" style:family="text">
      <style:text-properties fo:language="cs" fo:country="CZ" officeooo:rsid="2386816f" style:language-asian="cs" style:country-asian="CZ"/>
    </style:style>
    <style:style style:name="T948" style:family="text">
      <style:text-properties fo:language="cs" fo:country="CZ" officeooo:rsid="22c10484" style:language-asian="cs" style:country-asian="CZ"/>
    </style:style>
    <style:style style:name="T949" style:family="text">
      <style:text-properties fo:language="cs" fo:country="CZ" officeooo:rsid="22c58244" style:language-asian="cs" style:country-asian="CZ"/>
    </style:style>
    <style:style style:name="T950" style:family="text">
      <style:text-properties fo:language="cs" fo:country="CZ" officeooo:rsid="2aaeffdc" style:language-asian="cs" style:country-asian="CZ"/>
    </style:style>
    <style:style style:name="T951" style:family="text">
      <style:text-properties fo:language="cs" fo:country="CZ" officeooo:rsid="2ab07721" style:language-asian="cs" style:country-asian="CZ"/>
    </style:style>
    <style:style style:name="T952" style:family="text">
      <style:text-properties fo:language="cs" fo:country="CZ" officeooo:rsid="2ab0c64f" style:language-asian="cs" style:country-asian="CZ"/>
    </style:style>
    <style:style style:name="T953" style:family="text">
      <style:text-properties fo:language="cs" fo:country="CZ" officeooo:rsid="2ab1ad4e" style:language-asian="cs" style:country-asian="CZ"/>
    </style:style>
    <style:style style:name="T954" style:family="text">
      <style:text-properties fo:language="cs" fo:country="CZ" officeooo:rsid="2ab1fb60" style:language-asian="cs" style:country-asian="CZ"/>
    </style:style>
    <style:style style:name="T955" style:family="text">
      <style:text-properties fo:language="cs" fo:country="CZ" officeooo:rsid="2ab70726" style:language-asian="cs" style:country-asian="CZ"/>
    </style:style>
    <style:style style:name="T956" style:family="text">
      <style:text-properties fo:language="cs" fo:country="CZ" officeooo:rsid="2ab7d2af" style:language-asian="cs" style:country-asian="CZ"/>
    </style:style>
    <style:style style:name="T957" style:family="text">
      <style:text-properties fo:language="cs" fo:country="CZ" officeooo:rsid="2ab87fd9" style:language-asian="cs" style:country-asian="CZ"/>
    </style:style>
    <style:style style:name="T958" style:family="text">
      <style:text-properties fo:language="cs" fo:country="CZ" officeooo:rsid="2ab94276" style:language-asian="cs" style:country-asian="CZ"/>
    </style:style>
    <style:style style:name="T959" style:family="text">
      <style:text-properties fo:language="cs" fo:country="CZ" officeooo:rsid="2abc4521" style:language-asian="cs" style:country-asian="CZ"/>
    </style:style>
    <style:style style:name="T960" style:family="text">
      <style:text-properties fo:language="cs" fo:country="CZ" officeooo:rsid="2ab504dd" style:language-asian="cs" style:country-asian="CZ"/>
    </style:style>
    <style:style style:name="T961" style:family="text">
      <style:text-properties fo:language="cs" fo:country="CZ" officeooo:rsid="2abccaf1" style:language-asian="cs" style:country-asian="CZ"/>
    </style:style>
    <style:style style:name="T962" style:family="text">
      <style:text-properties fo:language="cs" fo:country="CZ" officeooo:rsid="2abd5672" style:language-asian="cs" style:country-asian="CZ"/>
    </style:style>
    <style:style style:name="T963" style:family="text">
      <style:text-properties fo:language="cs" fo:country="CZ" officeooo:rsid="236db2ab" style:language-asian="cs" style:country-asian="CZ"/>
    </style:style>
    <style:style style:name="T964" style:family="text">
      <style:text-properties fo:language="cs" fo:country="CZ" officeooo:rsid="2aff1d7c" style:language-asian="cs" style:country-asian="CZ"/>
    </style:style>
    <style:style style:name="T965" style:family="text">
      <style:text-properties fo:language="cs" fo:country="CZ" officeooo:rsid="2b42f385" style:language-asian="cs" style:country-asian="CZ"/>
    </style:style>
    <style:style style:name="T966" style:family="text">
      <style:text-properties fo:language="cs" fo:country="CZ" officeooo:rsid="2b431ffa" style:language-asian="cs" style:country-asian="CZ"/>
    </style:style>
    <style:style style:name="T967" style:family="text">
      <style:text-properties fo:language="cs" fo:country="CZ" officeooo:rsid="2b43a66c" style:language-asian="cs" style:country-asian="CZ"/>
    </style:style>
    <style:style style:name="T968" style:family="text">
      <style:text-properties fo:language="cs" fo:country="CZ" officeooo:rsid="2b459676" style:language-asian="cs" style:country-asian="CZ"/>
    </style:style>
    <style:style style:name="T969" style:family="text">
      <style:text-properties fo:language="cs" fo:country="CZ" officeooo:rsid="2b46ec9f" style:language-asian="cs" style:country-asian="CZ"/>
    </style:style>
    <style:style style:name="T970" style:family="text">
      <style:text-properties fo:language="cs" fo:country="CZ" officeooo:rsid="2b47301d" style:language-asian="cs" style:country-asian="CZ"/>
    </style:style>
    <style:style style:name="T971" style:family="text">
      <style:text-properties fo:language="cs" fo:country="CZ" officeooo:rsid="2b47f2e0" style:language-asian="cs" style:country-asian="CZ"/>
    </style:style>
    <style:style style:name="T972" style:family="text">
      <style:text-properties fo:language="cs" fo:country="CZ" officeooo:rsid="2b48543d" style:language-asian="cs" style:country-asian="CZ"/>
    </style:style>
    <style:style style:name="T973" style:family="text">
      <style:text-properties fo:language="cs" fo:country="CZ" officeooo:rsid="2b49947a" style:language-asian="cs" style:country-asian="CZ"/>
    </style:style>
    <style:style style:name="T974" style:family="text">
      <style:text-properties fo:language="cs" fo:country="CZ" officeooo:rsid="2b4a5406" style:language-asian="cs" style:country-asian="CZ"/>
    </style:style>
    <style:style style:name="T975" style:family="text">
      <style:text-properties fo:language="cs" fo:country="CZ" officeooo:rsid="2b4ac5c2" style:language-asian="cs" style:country-asian="CZ"/>
    </style:style>
    <style:style style:name="T976" style:family="text">
      <style:text-properties fo:language="cs" fo:country="CZ" officeooo:rsid="2b4beb57" style:language-asian="cs" style:country-asian="CZ"/>
    </style:style>
    <style:style style:name="T977" style:family="text">
      <style:text-properties fo:language="cs" fo:country="CZ" officeooo:rsid="2b4bf71b" style:language-asian="cs" style:country-asian="CZ"/>
    </style:style>
    <style:style style:name="T978" style:family="text">
      <style:text-properties fo:language="cs" fo:country="CZ" officeooo:rsid="2b4ddd6d" style:language-asian="cs" style:country-asian="CZ"/>
    </style:style>
    <style:style style:name="T979" style:family="text">
      <style:text-properties fo:language="cs" fo:country="CZ" officeooo:rsid="2bb6757a" style:language-asian="cs" style:country-asian="CZ"/>
    </style:style>
    <style:style style:name="T980" style:family="text">
      <style:text-properties fo:language="cs" fo:country="CZ" officeooo:rsid="2bce777d" style:language-asian="cs" style:country-asian="CZ"/>
    </style:style>
    <style:style style:name="T981" style:family="text">
      <style:text-properties fo:language="cs" fo:country="CZ" officeooo:rsid="2cf2a3f4" style:language-asian="cs" style:country-asian="CZ"/>
    </style:style>
    <style:style style:name="T982" style:family="text">
      <style:text-properties fo:language="cs" fo:country="CZ" officeooo:rsid="2ee6f52a" style:language-asian="cs" style:country-asian="CZ"/>
    </style:style>
    <style:style style:name="T983" style:family="text">
      <style:text-properties fo:language="cs" fo:country="CZ" officeooo:rsid="2ee866f4" style:language-asian="cs" style:country-asian="CZ"/>
    </style:style>
    <style:style style:name="T984" style:family="text">
      <style:text-properties fo:language="cs" fo:country="CZ" officeooo:rsid="2ee8ecd3" style:language-asian="cs" style:country-asian="CZ"/>
    </style:style>
    <style:style style:name="T985" style:family="text">
      <style:text-properties fo:language="cs" fo:country="CZ" officeooo:rsid="2ee9bb76" style:language-asian="cs" style:country-asian="CZ"/>
    </style:style>
    <style:style style:name="T986" style:family="text">
      <style:text-properties fo:language="cs" fo:country="CZ" officeooo:rsid="2eeb2c9d" style:language-asian="cs" style:country-asian="CZ"/>
    </style:style>
    <style:style style:name="T987" style:family="text">
      <style:text-properties fo:language="cs" fo:country="CZ" officeooo:rsid="2ef1ac69" style:language-asian="cs" style:country-asian="CZ"/>
    </style:style>
    <style:style style:name="T988" style:family="text">
      <style:text-properties fo:language="cs" fo:country="CZ" officeooo:rsid="2ef2df58" style:language-asian="cs" style:country-asian="CZ"/>
    </style:style>
    <style:style style:name="T989" style:family="text">
      <style:text-properties fo:language="cs" fo:country="CZ" officeooo:rsid="2ef4f4fc" style:language-asian="cs" style:country-asian="CZ"/>
    </style:style>
    <style:style style:name="T990" style:family="text">
      <style:text-properties fo:language="cs" fo:country="CZ" officeooo:rsid="2f069119"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3c70334c" style:language-asian="cs" style:country-asian="CZ"/>
    </style:style>
    <style:style style:name="T994" style:family="text">
      <style:text-properties fo:language="cs" fo:country="CZ" officeooo:rsid="3c71e7d4" style:language-asian="cs" style:country-asian="CZ"/>
    </style:style>
    <style:style style:name="T995" style:family="text">
      <style:text-properties fo:language="cs" fo:country="CZ" officeooo:rsid="3c72db6d" style:language-asian="cs" style:country-asian="CZ"/>
    </style:style>
    <style:style style:name="T996" style:family="text">
      <style:text-properties fo:language="cs" fo:country="CZ" officeooo:rsid="3c73f0ac" style:language-asian="cs" style:country-asian="CZ"/>
    </style:style>
    <style:style style:name="T997" style:family="text">
      <style:text-properties fo:language="cs" fo:country="CZ" officeooo:rsid="3dd6370d" style:language-asian="cs" style:country-asian="CZ"/>
    </style:style>
    <style:style style:name="T998" style:family="text">
      <style:text-properties fo:language="cs" fo:country="CZ" officeooo:rsid="3e95911d" style:language-asian="cs" style:country-asian="CZ"/>
    </style:style>
    <style:style style:name="T999" style:family="text">
      <style:text-properties fo:language="cs" fo:country="CZ" officeooo:rsid="3eb18e28" style:language-asian="cs" style:country-asian="CZ"/>
    </style:style>
    <style:style style:name="T1000" style:family="text">
      <style:text-properties fo:language="cs" fo:country="CZ" officeooo:rsid="20735a6d" style:language-asian="cs" style:country-asian="CZ"/>
    </style:style>
    <style:style style:name="T1001" style:family="text">
      <style:text-properties fo:language="cs" fo:country="CZ" officeooo:rsid="3eb4b392" style:language-asian="cs" style:country-asian="CZ"/>
    </style:style>
    <style:style style:name="T1002" style:family="text">
      <style:text-properties fo:language="cs" fo:country="CZ" officeooo:rsid="3eb54d2c" style:language-asian="cs" style:country-asian="CZ"/>
    </style:style>
    <style:style style:name="T1003" style:family="text">
      <style:text-properties fo:language="cs" fo:country="CZ" officeooo:rsid="3ebedd03" style:language-asian="cs" style:country-asian="CZ"/>
    </style:style>
    <style:style style:name="T1004" style:family="text">
      <style:text-properties fo:language="cs" fo:country="CZ" officeooo:rsid="3ebfa17d" style:language-asian="cs" style:country-asian="CZ"/>
    </style:style>
    <style:style style:name="T1005" style:family="text">
      <style:text-properties fo:language="cs" fo:country="CZ" officeooo:rsid="3ec069fb" style:language-asian="cs" style:country-asian="CZ"/>
    </style:style>
    <style:style style:name="T1006" style:family="text">
      <style:text-properties fo:language="cs" fo:country="CZ" officeooo:rsid="3ec40237" style:language-asian="cs" style:country-asian="CZ"/>
    </style:style>
    <style:style style:name="T1007" style:family="text">
      <style:text-properties fo:language="cs" fo:country="CZ" officeooo:rsid="3ecc7c3d" style:language-asian="cs" style:country-asian="CZ"/>
    </style:style>
    <style:style style:name="T1008" style:family="text">
      <style:text-properties fo:language="cs" fo:country="CZ" officeooo:rsid="3ecce97c" style:language-asian="cs" style:country-asian="CZ"/>
    </style:style>
    <style:style style:name="T1009" style:family="text">
      <style:text-properties fo:language="cs" fo:country="CZ" officeooo:rsid="3eccf55c" style:language-asian="cs" style:country-asian="CZ"/>
    </style:style>
    <style:style style:name="T1010" style:family="text">
      <style:text-properties fo:language="cs" fo:country="CZ" officeooo:rsid="3ed2366a" style:language-asian="cs" style:country-asian="CZ"/>
    </style:style>
    <style:style style:name="T1011" style:family="text">
      <style:text-properties fo:language="cs" fo:country="CZ" officeooo:rsid="3ed32730" style:language-asian="cs" style:country-asian="CZ"/>
    </style:style>
    <style:style style:name="T1012" style:family="text">
      <style:text-properties fo:language="cs" fo:country="CZ" officeooo:rsid="3ed4d8c4" style:language-asian="cs" style:country-asian="CZ"/>
    </style:style>
    <style:style style:name="T1013" style:family="text">
      <style:text-properties fo:language="cs" fo:country="CZ" officeooo:rsid="3edfe24e" style:language-asian="cs" style:country-asian="CZ"/>
    </style:style>
    <style:style style:name="T1014" style:family="text">
      <style:text-properties fo:language="cs" fo:country="CZ" officeooo:rsid="4221092e" style:language-asian="cs" style:country-asian="CZ"/>
    </style:style>
    <style:style style:name="T1015" style:family="text">
      <style:text-properties fo:language="cs" fo:country="CZ" officeooo:rsid="429634c8" style:language-asian="cs" style:country-asian="CZ"/>
    </style:style>
    <style:style style:name="T1016" style:family="text">
      <style:text-properties fo:language="cs" fo:country="CZ" officeooo:rsid="4296ed3a" style:language-asian="cs" style:country-asian="CZ"/>
    </style:style>
    <style:style style:name="T1017" style:family="text">
      <style:text-properties fo:language="cs" fo:country="CZ" officeooo:rsid="11354dcd"/>
    </style:style>
    <style:style style:name="T1018" style:family="text">
      <style:text-properties fo:language="cs" fo:country="CZ" officeooo:rsid="12a7fb9d"/>
    </style:style>
    <style:style style:name="T1019" style:family="text">
      <style:text-properties fo:language="cs" fo:country="CZ" officeooo:rsid="117240dd"/>
    </style:style>
    <style:style style:name="T1020" style:family="text">
      <style:text-properties fo:language="cs" fo:country="CZ" officeooo:rsid="119bf22f"/>
    </style:style>
    <style:style style:name="T1021" style:family="text">
      <style:text-properties fo:language="cs" fo:country="CZ" officeooo:rsid="11326cea"/>
    </style:style>
    <style:style style:name="T1022" style:family="text">
      <style:text-properties fo:language="cs" fo:country="CZ" officeooo:rsid="119dffd6"/>
    </style:style>
    <style:style style:name="T1023" style:family="text">
      <style:text-properties fo:language="cs" fo:country="CZ" officeooo:rsid="21de3bfb"/>
    </style:style>
    <style:style style:name="T1024" style:family="text">
      <style:text-properties fo:language="cs" fo:country="CZ" officeooo:rsid="1dfd222d"/>
    </style:style>
    <style:style style:name="T1025" style:family="text">
      <style:text-properties fo:language="cs" fo:country="CZ" fo:font-weight="bold" style:font-weight-asian="bold" style:font-weight-complex="bold"/>
    </style:style>
    <style:style style:name="T1026" style:family="text">
      <style:text-properties fo:language="cs" fo:country="CZ" fo:font-weight="bold" officeooo:rsid="1dbdf5ee" style:font-weight-asian="bold" style:font-weight-complex="bold"/>
    </style:style>
    <style:style style:name="T1027" style:family="text">
      <style:text-properties fo:language="cs" fo:country="CZ" fo:font-weight="bold" officeooo:rsid="1dfd222d" style:font-weight-asian="bold" style:font-weight-complex="bold"/>
    </style:style>
    <style:style style:name="T1028" style:family="text">
      <style:text-properties fo:language="cs" fo:country="CZ" fo:font-weight="bold" officeooo:rsid="2ffe26dc" style:font-weight-asian="bold" style:font-weight-complex="bold"/>
    </style:style>
    <style:style style:name="T1029" style:family="text">
      <style:text-properties fo:language="cs" fo:country="CZ" fo:font-weight="bold" officeooo:rsid="2ffe7ee1" style:font-weight-asian="bold" style:font-weight-complex="bold"/>
    </style:style>
    <style:style style:name="T1030" style:family="text">
      <style:text-properties fo:language="cs" fo:country="CZ" fo:font-weight="bold" officeooo:rsid="313e3b34" style:font-weight-asian="bold" style:font-weight-complex="bold"/>
    </style:style>
    <style:style style:name="T1031" style:family="text">
      <style:text-properties fo:language="cs" fo:country="CZ" fo:font-weight="bold" officeooo:rsid="314d108c" style:font-weight-asian="bold" style:font-weight-complex="bold"/>
    </style:style>
    <style:style style:name="T1032" style:family="text">
      <style:text-properties fo:language="cs" fo:country="CZ" fo:font-weight="bold" officeooo:rsid="314f7ee7" style:font-weight-asian="bold" style:font-weight-complex="bold"/>
    </style:style>
    <style:style style:name="T1033" style:family="text">
      <style:text-properties fo:language="cs" fo:country="CZ" fo:font-weight="bold" officeooo:rsid="3b376136" style:language-asian="cs" style:country-asian="CZ" style:font-weight-asian="bold" style:font-weight-complex="bold"/>
    </style:style>
    <style:style style:name="T1034" style:family="text">
      <style:text-properties fo:language="cs" fo:country="CZ" style:language-asian="zxx" style:country-asian="none" style:language-complex="ar" style:country-complex="SA"/>
    </style:style>
    <style:style style:name="T1035" style:family="text">
      <style:text-properties fo:language="cs" fo:country="CZ" officeooo:rsid="428a5526" style:language-asian="zxx" style:country-asian="none" style:language-complex="ar" style:country-complex="SA"/>
    </style:style>
    <style:style style:name="T1036" style:family="text">
      <style:text-properties fo:language="cs" fo:country="CZ" officeooo:rsid="4292f4f8" style:language-asian="zxx" style:country-asian="none" style:language-complex="ar" style:country-complex="SA"/>
    </style:style>
    <style:style style:name="T1037" style:family="text">
      <style:text-properties fo:language="cs" fo:country="CZ" officeooo:rsid="42a28fc6" style:language-asian="zxx" style:country-asian="none" style:language-complex="ar" style:country-complex="SA"/>
    </style:style>
    <style:style style:name="T1038" style:family="text">
      <style:text-properties fo:language="cs" fo:country="CZ" fo:background-color="transparent" loext:char-shading-value="0" style:language-asian="zxx" style:country-asian="none" style:language-complex="ar" style:country-complex="SA"/>
    </style:style>
    <style:style style:name="T1039" style:family="text">
      <style:text-properties fo:language="cs" fo:country="CZ" officeooo:rsid="2791a04d"/>
    </style:style>
    <style:style style:name="T1040" style:family="text">
      <style:text-properties fo:language="cs" fo:country="CZ" officeooo:rsid="0eaac3f1"/>
    </style:style>
    <style:style style:name="T1041" style:family="text">
      <style:text-properties fo:language="cs" fo:country="CZ" officeooo:rsid="0de85b3b"/>
    </style:style>
    <style:style style:name="T1042" style:family="text">
      <style:text-properties fo:language="cs" fo:country="CZ" officeooo:rsid="0dfa8c96"/>
    </style:style>
    <style:style style:name="T1043" style:family="text">
      <style:text-properties fo:language="cs" fo:country="CZ" officeooo:rsid="0e4039ce"/>
    </style:style>
    <style:style style:name="T1044" style:family="text">
      <style:text-properties fo:language="cs" fo:country="CZ" officeooo:rsid="2832e265"/>
    </style:style>
    <style:style style:name="T1045" style:family="text">
      <style:text-properties fo:language="cs" fo:country="CZ" officeooo:rsid="28343638"/>
    </style:style>
    <style:style style:name="T1046" style:family="text">
      <style:text-properties fo:language="cs" fo:country="CZ" officeooo:rsid="28357bc6"/>
    </style:style>
    <style:style style:name="T1047" style:family="text">
      <style:text-properties fo:language="cs" fo:country="CZ" officeooo:rsid="1db0ffcb"/>
    </style:style>
    <style:style style:name="T1048" style:family="text">
      <style:text-properties fo:language="cs" fo:country="CZ" officeooo:rsid="1db21e23"/>
    </style:style>
    <style:style style:name="T1049" style:family="text">
      <style:text-properties fo:language="cs" fo:country="CZ" officeooo:rsid="1db7691e"/>
    </style:style>
    <style:style style:name="T1050" style:family="text">
      <style:text-properties fo:language="cs" fo:country="CZ" officeooo:rsid="1db92161"/>
    </style:style>
    <style:style style:name="T1051" style:family="text">
      <style:text-properties fo:language="cs" fo:country="CZ" officeooo:rsid="1db36cd0"/>
    </style:style>
    <style:style style:name="T1052" style:family="text">
      <style:text-properties fo:language="cs" fo:country="CZ" officeooo:rsid="1db29c50"/>
    </style:style>
    <style:style style:name="T1053" style:family="text">
      <style:text-properties fo:language="cs" fo:country="CZ" officeooo:rsid="1db9a601"/>
    </style:style>
    <style:style style:name="T1054" style:family="text">
      <style:text-properties fo:language="cs" fo:country="CZ" officeooo:rsid="1dbc2461"/>
    </style:style>
    <style:style style:name="T1055" style:family="text">
      <style:text-properties fo:language="cs" fo:country="CZ" officeooo:rsid="16b81fd2"/>
    </style:style>
    <style:style style:name="T1056" style:family="text">
      <style:text-properties fo:language="cs" fo:country="CZ" officeooo:rsid="296dddab"/>
    </style:style>
    <style:style style:name="T1057" style:family="text">
      <style:text-properties fo:language="cs" fo:country="CZ" officeooo:rsid="2988648a"/>
    </style:style>
    <style:style style:name="T1058" style:family="text">
      <style:text-properties fo:language="cs" fo:country="CZ" officeooo:rsid="2a37b45c"/>
    </style:style>
    <style:style style:name="T1059" style:family="text">
      <style:text-properties fo:language="cs" fo:country="CZ" officeooo:rsid="2a410826"/>
    </style:style>
    <style:style style:name="T1060" style:family="text">
      <style:text-properties fo:language="cs" fo:country="CZ" officeooo:rsid="2a6ebe3f"/>
    </style:style>
    <style:style style:name="T1061" style:family="text">
      <style:text-properties fo:language="cs" fo:country="CZ" officeooo:rsid="2b54f678"/>
    </style:style>
    <style:style style:name="T1062" style:family="text">
      <style:text-properties fo:language="cs" fo:country="CZ" officeooo:rsid="2bcbceeb"/>
    </style:style>
    <style:style style:name="T1063" style:family="text">
      <style:text-properties fo:language="cs" fo:country="CZ" officeooo:rsid="2d7f9d3a"/>
    </style:style>
    <style:style style:name="T1064" style:family="text">
      <style:text-properties fo:language="cs" fo:country="CZ" officeooo:rsid="2dc06e87"/>
    </style:style>
    <style:style style:name="T1065" style:family="text">
      <style:text-properties fo:language="cs" fo:country="CZ" officeooo:rsid="2f2860f9"/>
    </style:style>
    <style:style style:name="T1066" style:family="text">
      <style:text-properties fo:language="cs" fo:country="CZ" officeooo:rsid="2f28f0b3"/>
    </style:style>
    <style:style style:name="T1067" style:family="text">
      <style:text-properties fo:language="cs" fo:country="CZ" officeooo:rsid="2f29f798"/>
    </style:style>
    <style:style style:name="T1068" style:family="text">
      <style:text-properties fo:language="cs" fo:country="CZ" officeooo:rsid="2f2ceb82"/>
    </style:style>
    <style:style style:name="T1069" style:family="text">
      <style:text-properties fo:language="cs" fo:country="CZ" officeooo:rsid="2f2e2225"/>
    </style:style>
    <style:style style:name="T1070" style:family="text">
      <style:text-properties fo:language="cs" fo:country="CZ" officeooo:rsid="2f30b130"/>
    </style:style>
    <style:style style:name="T1071" style:family="text">
      <style:text-properties fo:language="cs" fo:country="CZ" officeooo:rsid="2f325896"/>
    </style:style>
    <style:style style:name="T1072" style:family="text">
      <style:text-properties fo:language="cs" fo:country="CZ" officeooo:rsid="2f32656c"/>
    </style:style>
    <style:style style:name="T1073" style:family="text">
      <style:text-properties fo:language="cs" fo:country="CZ" officeooo:rsid="2f337339"/>
    </style:style>
    <style:style style:name="T1074" style:family="text">
      <style:text-properties fo:language="cs" fo:country="CZ" officeooo:rsid="2f8b04a4"/>
    </style:style>
    <style:style style:name="T1075" style:family="text">
      <style:text-properties fo:language="cs" fo:country="CZ" officeooo:rsid="2ffe7ee1"/>
    </style:style>
    <style:style style:name="T1076" style:family="text">
      <style:text-properties fo:language="cs" fo:country="CZ" officeooo:rsid="2fff0ace"/>
    </style:style>
    <style:style style:name="T1077" style:family="text">
      <style:text-properties fo:language="cs" fo:country="CZ" officeooo:rsid="30004955"/>
    </style:style>
    <style:style style:name="T1078" style:family="text">
      <style:text-properties fo:language="cs" fo:country="CZ" officeooo:rsid="3004ab55"/>
    </style:style>
    <style:style style:name="T1079" style:family="text">
      <style:text-properties fo:language="cs" fo:country="CZ" officeooo:rsid="3005dead"/>
    </style:style>
    <style:style style:name="T1080" style:family="text">
      <style:text-properties fo:language="cs" fo:country="CZ" officeooo:rsid="302bd7c0"/>
    </style:style>
    <style:style style:name="T1081" style:family="text">
      <style:text-properties fo:language="cs" fo:country="CZ" officeooo:rsid="30310a13"/>
    </style:style>
    <style:style style:name="T1082" style:family="text">
      <style:text-properties fo:language="cs" fo:country="CZ" officeooo:rsid="3032c939"/>
    </style:style>
    <style:style style:name="T1083" style:family="text">
      <style:text-properties fo:language="cs" fo:country="CZ" officeooo:rsid="30b6b188"/>
    </style:style>
    <style:style style:name="T1084" style:family="text">
      <style:text-properties fo:language="cs" fo:country="CZ" officeooo:rsid="30b7b5bd"/>
    </style:style>
    <style:style style:name="T1085" style:family="text">
      <style:text-properties fo:language="cs" fo:country="CZ" officeooo:rsid="30b893ef"/>
    </style:style>
    <style:style style:name="T1086" style:family="text">
      <style:text-properties fo:language="cs" fo:country="CZ" officeooo:rsid="311bcae8"/>
    </style:style>
    <style:style style:name="T1087" style:family="text">
      <style:text-properties fo:language="cs" fo:country="CZ" officeooo:rsid="311ca82e"/>
    </style:style>
    <style:style style:name="T1088" style:family="text">
      <style:text-properties fo:language="cs" fo:country="CZ" officeooo:rsid="311e0ceb"/>
    </style:style>
    <style:style style:name="T1089" style:family="text">
      <style:text-properties fo:language="cs" fo:country="CZ" officeooo:rsid="31268bc4"/>
    </style:style>
    <style:style style:name="T1090" style:family="text">
      <style:text-properties fo:language="cs" fo:country="CZ" officeooo:rsid="3138eb18"/>
    </style:style>
    <style:style style:name="T1091" style:family="text">
      <style:text-properties fo:language="cs" fo:country="CZ" officeooo:rsid="313e3b34"/>
    </style:style>
    <style:style style:name="T1092" style:family="text">
      <style:text-properties fo:language="cs" fo:country="CZ" officeooo:rsid="313ebac7"/>
    </style:style>
    <style:style style:name="T1093" style:family="text">
      <style:text-properties fo:language="cs" fo:country="CZ" officeooo:rsid="31414e10"/>
    </style:style>
    <style:style style:name="T1094" style:family="text">
      <style:text-properties fo:language="cs" fo:country="CZ" officeooo:rsid="313c4053"/>
    </style:style>
    <style:style style:name="T1095" style:family="text">
      <style:text-properties fo:language="cs" fo:country="CZ" officeooo:rsid="31426c9c"/>
    </style:style>
    <style:style style:name="T1096" style:family="text">
      <style:text-properties fo:language="cs" fo:country="CZ" officeooo:rsid="314d108c"/>
    </style:style>
    <style:style style:name="T1097" style:family="text">
      <style:text-properties fo:language="cs" fo:country="CZ" officeooo:rsid="314e26a5"/>
    </style:style>
    <style:style style:name="T1098" style:family="text">
      <style:text-properties fo:language="cs" fo:country="CZ" officeooo:rsid="314e7f05"/>
    </style:style>
    <style:style style:name="T1099" style:family="text">
      <style:text-properties fo:language="cs" fo:country="CZ" officeooo:rsid="314eba6c"/>
    </style:style>
    <style:style style:name="T1100" style:family="text">
      <style:text-properties fo:language="cs" fo:country="CZ" officeooo:rsid="314f7ee7"/>
    </style:style>
    <style:style style:name="T1101" style:family="text">
      <style:text-properties fo:language="cs" fo:country="CZ" officeooo:rsid="3158bd62"/>
    </style:style>
    <style:style style:name="T1102" style:family="text">
      <style:text-properties fo:language="cs" fo:country="CZ" officeooo:rsid="315b6403"/>
    </style:style>
    <style:style style:name="T1103" style:family="text">
      <style:text-properties fo:language="cs" fo:country="CZ" officeooo:rsid="31753ebd"/>
    </style:style>
    <style:style style:name="T1104" style:family="text">
      <style:text-properties fo:language="cs" fo:country="CZ" officeooo:rsid="31af9a68"/>
    </style:style>
    <style:style style:name="T1105" style:family="text">
      <style:text-properties fo:language="cs" fo:country="CZ" officeooo:rsid="31b31b57"/>
    </style:style>
    <style:style style:name="T1106" style:family="text">
      <style:text-properties fo:language="cs" fo:country="CZ" officeooo:rsid="31b348bd"/>
    </style:style>
    <style:style style:name="T1107" style:family="text">
      <style:text-properties fo:language="cs" fo:country="CZ" officeooo:rsid="31b40637"/>
    </style:style>
    <style:style style:name="T1108" style:family="text">
      <style:text-properties fo:language="cs" fo:country="CZ" officeooo:rsid="31b5153b"/>
    </style:style>
    <style:style style:name="T1109" style:family="text">
      <style:text-properties fo:language="cs" fo:country="CZ" officeooo:rsid="31b8c150"/>
    </style:style>
    <style:style style:name="T1110" style:family="text">
      <style:text-properties fo:language="cs" fo:country="CZ" officeooo:rsid="31bb144e"/>
    </style:style>
    <style:style style:name="T1111" style:family="text">
      <style:text-properties fo:language="cs" fo:country="CZ" officeooo:rsid="31bb2316"/>
    </style:style>
    <style:style style:name="T1112" style:family="text">
      <style:text-properties fo:language="cs" fo:country="CZ" officeooo:rsid="31bb383f"/>
    </style:style>
    <style:style style:name="T1113" style:family="text">
      <style:text-properties fo:language="cs" fo:country="CZ" officeooo:rsid="31bd245b"/>
    </style:style>
    <style:style style:name="T1114" style:family="text">
      <style:text-properties fo:language="cs" fo:country="CZ" officeooo:rsid="31edfdf1"/>
    </style:style>
    <style:style style:name="T1115" style:family="text">
      <style:text-properties fo:language="cs" fo:country="CZ" officeooo:rsid="31f0837e"/>
    </style:style>
    <style:style style:name="T1116" style:family="text">
      <style:text-properties fo:language="cs" fo:country="CZ" officeooo:rsid="31f3f579"/>
    </style:style>
    <style:style style:name="T1117" style:family="text">
      <style:text-properties fo:language="cs" fo:country="CZ" officeooo:rsid="31f54507"/>
    </style:style>
    <style:style style:name="T1118" style:family="text">
      <style:text-properties fo:language="cs" fo:country="CZ" officeooo:rsid="322644c4"/>
    </style:style>
    <style:style style:name="T1119" style:family="text">
      <style:text-properties fo:language="cs" fo:country="CZ" officeooo:rsid="3290db6e"/>
    </style:style>
    <style:style style:name="T1120" style:family="text">
      <style:text-properties fo:language="cs" fo:country="CZ" officeooo:rsid="326e13b8"/>
    </style:style>
    <style:style style:name="T1121" style:family="text">
      <style:text-properties fo:language="cs" fo:country="CZ" officeooo:rsid="33883e91"/>
    </style:style>
    <style:style style:name="T1122" style:family="text">
      <style:text-properties fo:language="cs" fo:country="CZ" officeooo:rsid="3386bd80"/>
    </style:style>
    <style:style style:name="T1123" style:family="text">
      <style:text-properties fo:language="cs" fo:country="CZ" officeooo:rsid="33dbb27c"/>
    </style:style>
    <style:style style:name="T1124" style:family="text">
      <style:text-properties fo:language="cs" fo:country="CZ" officeooo:rsid="33e45ffe"/>
    </style:style>
    <style:style style:name="T1125" style:family="text">
      <style:text-properties fo:language="cs" fo:country="CZ" officeooo:rsid="33e453d3"/>
    </style:style>
    <style:style style:name="T1126" style:family="text">
      <style:text-properties fo:language="cs" fo:country="CZ" officeooo:rsid="33e3b41f"/>
    </style:style>
    <style:style style:name="T1127" style:family="text">
      <style:text-properties fo:language="cs" fo:country="CZ" officeooo:rsid="33e819f3"/>
    </style:style>
    <style:style style:name="T1128" style:family="text">
      <style:text-properties fo:language="cs" fo:country="CZ" officeooo:rsid="33e9861f"/>
    </style:style>
    <style:style style:name="T1129" style:family="text">
      <style:text-properties fo:language="cs" fo:country="CZ" officeooo:rsid="33eb037b"/>
    </style:style>
    <style:style style:name="T1130" style:family="text">
      <style:text-properties fo:language="cs" fo:country="CZ" officeooo:rsid="33eb1980"/>
    </style:style>
    <style:style style:name="T1131" style:family="text">
      <style:text-properties fo:language="cs" fo:country="CZ" officeooo:rsid="33ecbb36"/>
    </style:style>
    <style:style style:name="T1132" style:family="text">
      <style:text-properties fo:language="cs" fo:country="CZ" officeooo:rsid="33f3a07a"/>
    </style:style>
    <style:style style:name="T1133" style:family="text">
      <style:text-properties fo:language="cs" fo:country="CZ" officeooo:rsid="33f61d35"/>
    </style:style>
    <style:style style:name="T1134" style:family="text">
      <style:text-properties fo:language="cs" fo:country="CZ" officeooo:rsid="33f8a4c7"/>
    </style:style>
    <style:style style:name="T1135" style:family="text">
      <style:text-properties fo:language="cs" fo:country="CZ" officeooo:rsid="33f98d18"/>
    </style:style>
    <style:style style:name="T1136" style:family="text">
      <style:text-properties fo:language="cs" fo:country="CZ" officeooo:rsid="33fb4ae6"/>
    </style:style>
    <style:style style:name="T1137" style:family="text">
      <style:text-properties fo:language="cs" fo:country="CZ" officeooo:rsid="33fbb4d2"/>
    </style:style>
    <style:style style:name="T1138" style:family="text">
      <style:text-properties fo:language="cs" fo:country="CZ" officeooo:rsid="34c4ac9e"/>
    </style:style>
    <style:style style:name="T1139" style:family="text">
      <style:text-properties fo:language="cs" fo:country="CZ" officeooo:rsid="34d6a3c4"/>
    </style:style>
    <style:style style:name="T1140" style:family="text">
      <style:text-properties fo:language="cs" fo:country="CZ" officeooo:rsid="34d82a7c"/>
    </style:style>
    <style:style style:name="T1141" style:family="text">
      <style:text-properties fo:language="cs" fo:country="CZ" officeooo:rsid="34d9c689"/>
    </style:style>
    <style:style style:name="T1142" style:family="text">
      <style:text-properties fo:language="cs" fo:country="CZ" officeooo:rsid="34db82df"/>
    </style:style>
    <style:style style:name="T1143" style:family="text">
      <style:text-properties fo:language="cs" fo:country="CZ" officeooo:rsid="34dbf069"/>
    </style:style>
    <style:style style:name="T1144" style:family="text">
      <style:text-properties fo:language="cs" fo:country="CZ" officeooo:rsid="34ebb3c0"/>
    </style:style>
    <style:style style:name="T1145" style:family="text">
      <style:text-properties fo:language="cs" fo:country="CZ" officeooo:rsid="34edadb4"/>
    </style:style>
    <style:style style:name="T1146" style:family="text">
      <style:text-properties fo:language="cs" fo:country="CZ" officeooo:rsid="34ee1028"/>
    </style:style>
    <style:style style:name="T1147" style:family="text">
      <style:text-properties fo:language="cs" fo:country="CZ" officeooo:rsid="34ee95a6"/>
    </style:style>
    <style:style style:name="T1148" style:family="text">
      <style:text-properties fo:language="cs" fo:country="CZ" officeooo:rsid="34f0e4d5"/>
    </style:style>
    <style:style style:name="T1149" style:family="text">
      <style:text-properties fo:language="cs" fo:country="CZ" officeooo:rsid="34f70885"/>
    </style:style>
    <style:style style:name="T1150" style:family="text">
      <style:text-properties fo:language="cs" fo:country="CZ" officeooo:rsid="35ec84ef"/>
    </style:style>
    <style:style style:name="T1151" style:family="text">
      <style:text-properties fo:language="cs" fo:country="CZ" officeooo:rsid="35fa032b"/>
    </style:style>
    <style:style style:name="T1152" style:family="text">
      <style:text-properties fo:language="cs" fo:country="CZ" officeooo:rsid="3629367f"/>
    </style:style>
    <style:style style:name="T1153" style:family="text">
      <style:text-properties fo:language="cs" fo:country="CZ" officeooo:rsid="3629e339"/>
    </style:style>
    <style:style style:name="T1154" style:family="text">
      <style:text-properties fo:language="cs" fo:country="CZ" officeooo:rsid="362b0885"/>
    </style:style>
    <style:style style:name="T1155" style:family="text">
      <style:text-properties fo:language="cs" fo:country="CZ" officeooo:rsid="36b308f9"/>
    </style:style>
    <style:style style:name="T1156" style:family="text">
      <style:text-properties fo:language="cs" fo:country="CZ" officeooo:rsid="373e5c2b"/>
    </style:style>
    <style:style style:name="T1157" style:family="text">
      <style:text-properties fo:language="cs" fo:country="CZ" officeooo:rsid="37404415"/>
    </style:style>
    <style:style style:name="T1158" style:family="text">
      <style:text-properties fo:language="cs" fo:country="CZ" officeooo:rsid="37413c1c"/>
    </style:style>
    <style:style style:name="T1159" style:family="text">
      <style:text-properties fo:language="cs" fo:country="CZ" officeooo:rsid="37800cb9"/>
    </style:style>
    <style:style style:name="T1160" style:family="text">
      <style:text-properties fo:language="cs" fo:country="CZ" officeooo:rsid="3780a4d0"/>
    </style:style>
    <style:style style:name="T1161" style:family="text">
      <style:text-properties fo:language="cs" fo:country="CZ" officeooo:rsid="378232ff"/>
    </style:style>
    <style:style style:name="T1162" style:family="text">
      <style:text-properties fo:language="cs" fo:country="CZ" officeooo:rsid="3784c8a3"/>
    </style:style>
    <style:style style:name="T1163" style:family="text">
      <style:text-properties fo:language="cs" fo:country="CZ" officeooo:rsid="37856ff6"/>
    </style:style>
    <style:style style:name="T1164" style:family="text">
      <style:text-properties fo:language="cs" fo:country="CZ" officeooo:rsid="3880135e"/>
    </style:style>
    <style:style style:name="T1165" style:family="text">
      <style:text-properties fo:language="cs" fo:country="CZ" officeooo:rsid="38e002b0"/>
    </style:style>
    <style:style style:name="T1166" style:family="text">
      <style:text-properties fo:language="cs" fo:country="CZ" officeooo:rsid="391178b6"/>
    </style:style>
    <style:style style:name="T1167" style:family="text">
      <style:text-properties fo:language="cs" fo:country="CZ" officeooo:rsid="39385ec3"/>
    </style:style>
    <style:style style:name="T1168" style:family="text">
      <style:text-properties fo:language="cs" fo:country="CZ" officeooo:rsid="393e48a9"/>
    </style:style>
    <style:style style:name="T1169" style:family="text">
      <style:text-properties fo:language="cs" fo:country="CZ" officeooo:rsid="395d89c3"/>
    </style:style>
    <style:style style:name="T1170" style:family="text">
      <style:text-properties fo:language="cs" fo:country="CZ" officeooo:rsid="39fb13b9"/>
    </style:style>
    <style:style style:name="T1171" style:family="text">
      <style:text-properties fo:language="cs" fo:country="CZ" officeooo:rsid="3a0a88d4"/>
    </style:style>
    <style:style style:name="T1172" style:family="text">
      <style:text-properties fo:language="cs" fo:country="CZ" officeooo:rsid="390ab8de" fo:background-color="#fff200" loext:char-shading-value="0"/>
    </style:style>
    <style:style style:name="T1173" style:family="text">
      <style:text-properties fo:language="cs" fo:country="CZ" officeooo:rsid="3a603644"/>
    </style:style>
    <style:style style:name="T1174" style:family="text">
      <style:text-properties fo:language="cs" fo:country="CZ" fo:font-weight="normal" officeooo:rsid="3b376136" style:language-asian="cs" style:country-asian="CZ" style:font-weight-asian="normal" style:font-weight-complex="normal"/>
    </style:style>
    <style:style style:name="T1175" style:family="text">
      <style:text-properties fo:language="cs" fo:country="CZ" fo:font-weight="normal" officeooo:rsid="3b1b4e61" style:language-asian="cs" style:country-asian="CZ" style:font-weight-asian="normal" style:font-weight-complex="normal"/>
    </style:style>
    <style:style style:name="T1176" style:family="text">
      <style:text-properties fo:language="cs" fo:country="CZ" officeooo:rsid="3c668a66"/>
    </style:style>
    <style:style style:name="T1177" style:family="text">
      <style:text-properties fo:language="cs" fo:country="CZ" officeooo:rsid="403a51d8"/>
    </style:style>
    <style:style style:name="T1178" style:family="text">
      <style:text-properties fo:language="cs" fo:country="CZ" officeooo:rsid="423a915d"/>
    </style:style>
    <style:style style:name="T1179" style:family="text">
      <style:text-properties fo:language="cs" fo:country="CZ" officeooo:rsid="40ff9796"/>
    </style:style>
    <style:style style:name="T1180" style:family="text">
      <style:text-properties fo:font-style="italic" style:font-style-asian="italic" style:font-style-complex="italic"/>
    </style:style>
    <style:style style:name="T1181" style:family="text">
      <style:text-properties fo:font-style="italic" officeooo:rsid="2068fff3" style:font-style-asian="italic" style:font-style-complex="italic"/>
    </style:style>
    <style:style style:name="T1182" style:family="text">
      <style:text-properties fo:font-style="italic" officeooo:rsid="20768cfb" style:font-style-asian="italic" style:font-style-complex="italic"/>
    </style:style>
    <style:style style:name="T1183" style:family="text">
      <style:text-properties fo:font-style="italic" officeooo:rsid="20889469" style:font-style-asian="italic" style:font-style-complex="italic"/>
    </style:style>
    <style:style style:name="T1184" style:family="text">
      <style:text-properties fo:font-style="italic" officeooo:rsid="20a19e91" style:font-style-asian="italic" style:font-style-complex="italic"/>
    </style:style>
    <style:style style:name="T1185" style:family="text">
      <style:text-properties fo:font-style="italic" officeooo:rsid="20f7086f" style:font-style-asian="italic" style:font-style-complex="italic"/>
    </style:style>
    <style:style style:name="T1186" style:family="text">
      <style:text-properties fo:font-style="italic" officeooo:rsid="21b430db" style:font-style-asian="italic" style:font-style-complex="italic"/>
    </style:style>
    <style:style style:name="T1187" style:family="text">
      <style:text-properties fo:font-style="italic" officeooo:rsid="21b1e115" style:font-style-asian="italic" style:font-style-complex="italic"/>
    </style:style>
    <style:style style:name="T1188" style:family="text">
      <style:text-properties fo:font-style="italic" officeooo:rsid="2209a5d2" style:font-style-asian="italic" style:font-style-complex="italic"/>
    </style:style>
    <style:style style:name="T1189" style:family="text">
      <style:text-properties fo:font-style="italic" officeooo:rsid="2264f721" style:font-style-asian="italic" style:font-style-complex="italic"/>
    </style:style>
    <style:style style:name="T1190" style:family="text">
      <style:text-properties fo:font-style="italic" officeooo:rsid="2298b5b6" style:font-style-asian="italic" style:font-style-complex="italic"/>
    </style:style>
    <style:style style:name="T1191" style:family="text">
      <style:text-properties fo:font-style="italic" officeooo:rsid="21adb664" style:font-style-asian="italic" style:font-style-complex="italic"/>
    </style:style>
    <style:style style:name="T1192" style:family="text">
      <style:text-properties fo:font-style="italic" officeooo:rsid="22bd1088" style:font-style-asian="italic" style:font-style-complex="italic"/>
    </style:style>
    <style:style style:name="T1193" style:family="text">
      <style:text-properties fo:font-style="italic" officeooo:rsid="22ac30f8" style:font-style-asian="italic" style:font-style-complex="italic"/>
    </style:style>
    <style:style style:name="T1194" style:family="text">
      <style:text-properties fo:font-style="italic" officeooo:rsid="22a871c9" style:font-style-asian="italic" style:font-style-complex="italic"/>
    </style:style>
    <style:style style:name="T1195" style:family="text">
      <style:text-properties fo:font-style="italic" officeooo:rsid="22c85621" style:font-style-asian="italic" style:font-style-complex="italic"/>
    </style:style>
    <style:style style:name="T1196" style:family="text">
      <style:text-properties fo:font-style="italic" officeooo:rsid="22c8d110" style:font-style-asian="italic" style:font-style-complex="italic"/>
    </style:style>
    <style:style style:name="T1197" style:family="text">
      <style:text-properties fo:font-style="italic" officeooo:rsid="250c1d04" style:font-style-asian="italic" style:font-style-complex="italic"/>
    </style:style>
    <style:style style:name="T1198" style:family="text">
      <style:text-properties fo:font-style="italic" officeooo:rsid="229f4bef" style:font-style-asian="italic" style:font-style-complex="italic"/>
    </style:style>
    <style:style style:name="T1199" style:family="text">
      <style:text-properties fo:font-style="italic" officeooo:rsid="281b7f63" style:font-style-asian="italic" style:font-style-complex="italic"/>
    </style:style>
    <style:style style:name="T1200" style:family="text">
      <style:text-properties fo:font-style="italic" officeooo:rsid="176cb349" style:font-style-asian="italic" style:font-style-complex="italic"/>
    </style:style>
    <style:style style:name="T1201" style:family="text">
      <style:text-properties fo:font-style="italic" officeooo:rsid="1a2b313c" style:font-style-asian="italic" style:font-style-complex="italic"/>
    </style:style>
    <style:style style:name="T1202" style:family="text">
      <style:text-properties fo:font-style="italic" officeooo:rsid="1ac04dff" style:font-style-asian="italic" style:font-style-complex="italic"/>
    </style:style>
    <style:style style:name="T1203" style:family="text">
      <style:text-properties fo:font-style="italic" officeooo:rsid="1bddadae" style:font-style-asian="italic" style:font-style-complex="italic"/>
    </style:style>
    <style:style style:name="T1204" style:family="text">
      <style:text-properties fo:font-style="italic" officeooo:rsid="17b00c43" style:font-style-asian="italic" style:font-style-complex="italic"/>
    </style:style>
    <style:style style:name="T1205" style:family="text">
      <style:text-properties fo:font-style="italic" officeooo:rsid="2111f746" style:font-style-asian="italic" style:font-style-complex="italic"/>
    </style:style>
    <style:style style:name="T1206" style:family="text">
      <style:text-properties fo:font-style="italic" officeooo:rsid="210d8ae5" style:font-style-asian="italic" style:font-style-complex="italic"/>
    </style:style>
    <style:style style:name="T1207" style:family="text">
      <style:text-properties fo:font-style="italic" officeooo:rsid="210b2273" style:font-style-asian="italic" style:font-style-complex="italic"/>
    </style:style>
    <style:style style:name="T1208" style:family="text">
      <style:text-properties fo:font-style="italic" officeooo:rsid="2adab1f3" style:font-style-asian="italic" style:font-style-complex="italic"/>
    </style:style>
    <style:style style:name="T1209" style:family="text">
      <style:text-properties fo:font-style="italic" officeooo:rsid="2adbdfb5" style:font-style-asian="italic" style:font-style-complex="italic"/>
    </style:style>
    <style:style style:name="T1210" style:family="text">
      <style:text-properties fo:font-style="italic" officeooo:rsid="290d12d8" style:font-style-asian="italic" style:font-style-complex="italic"/>
    </style:style>
    <style:style style:name="T1211" style:family="text">
      <style:text-properties fo:font-style="italic" officeooo:rsid="2efde2c6" style:font-style-asian="italic" style:font-style-complex="italic"/>
    </style:style>
    <style:style style:name="T1212" style:family="text">
      <style:text-properties fo:font-style="italic" officeooo:rsid="253baab1" style:font-style-asian="italic" style:font-style-complex="italic"/>
    </style:style>
    <style:style style:name="T1213" style:family="text">
      <style:text-properties fo:font-style="italic" officeooo:rsid="2fd8965d" style:font-style-asian="italic" style:font-style-complex="italic"/>
    </style:style>
    <style:style style:name="T1214" style:family="text">
      <style:text-properties fo:font-style="italic" officeooo:rsid="2ff9e629" style:font-style-asian="italic" style:font-style-complex="italic"/>
    </style:style>
    <style:style style:name="T1215" style:family="text">
      <style:text-properties fo:font-style="italic" officeooo:rsid="2ffabd0d" style:font-style-asian="italic" style:font-style-complex="italic"/>
    </style:style>
    <style:style style:name="T1216" style:family="text">
      <style:text-properties fo:font-style="italic" officeooo:rsid="300f39c7" style:font-style-asian="italic" style:font-style-complex="italic"/>
    </style:style>
    <style:style style:name="T1217" style:family="text">
      <style:text-properties fo:font-style="italic" officeooo:rsid="3012ec92" style:font-style-asian="italic" style:font-style-complex="italic"/>
    </style:style>
    <style:style style:name="T1218" style:family="text">
      <style:text-properties fo:font-style="italic" officeooo:rsid="3036e840" style:font-style-asian="italic" style:font-style-complex="italic"/>
    </style:style>
    <style:style style:name="T1219" style:family="text">
      <style:text-properties fo:font-style="italic" officeooo:rsid="30352bd2" style:font-style-asian="italic" style:font-style-complex="italic"/>
    </style:style>
    <style:style style:name="T1220" style:family="text">
      <style:text-properties fo:font-style="italic" officeooo:rsid="30383944" style:font-style-asian="italic" style:font-style-complex="italic"/>
    </style:style>
    <style:style style:name="T1221" style:family="text">
      <style:text-properties fo:font-style="italic" officeooo:rsid="304ef7fc" style:font-style-asian="italic" style:font-style-complex="italic"/>
    </style:style>
    <style:style style:name="T1222" style:family="text">
      <style:text-properties fo:font-style="italic" officeooo:rsid="3058e364" style:font-style-asian="italic" style:font-style-complex="italic"/>
    </style:style>
    <style:style style:name="T1223" style:family="text">
      <style:text-properties fo:font-style="italic" officeooo:rsid="305e2618" style:font-style-asian="italic" style:font-style-complex="italic"/>
    </style:style>
    <style:style style:name="T1224" style:family="text">
      <style:text-properties fo:font-style="italic" officeooo:rsid="305f8735" style:font-style-asian="italic" style:font-style-complex="italic"/>
    </style:style>
    <style:style style:name="T1225" style:family="text">
      <style:text-properties fo:font-style="italic" officeooo:rsid="30609787" style:font-style-asian="italic" style:font-style-complex="italic"/>
    </style:style>
    <style:style style:name="T1226" style:family="text">
      <style:text-properties fo:font-style="italic" officeooo:rsid="30f48d43" style:font-style-asian="italic" style:font-style-complex="italic"/>
    </style:style>
    <style:style style:name="T1227" style:family="text">
      <style:text-properties fo:font-style="italic" officeooo:rsid="15f90d02" style:font-style-asian="italic" style:font-style-complex="italic"/>
    </style:style>
    <style:style style:name="T1228" style:family="text">
      <style:text-properties fo:font-style="italic" officeooo:rsid="317d3c49" style:font-style-asian="italic" style:font-style-complex="italic"/>
    </style:style>
    <style:style style:name="T1229" style:family="text">
      <style:text-properties fo:font-style="italic" officeooo:rsid="1bdbbaf9" style:font-style-asian="italic" style:font-style-complex="italic"/>
    </style:style>
    <style:style style:name="T1230" style:family="text">
      <style:text-properties fo:font-style="italic" officeooo:rsid="32e1c60f" style:font-style-asian="italic" style:font-style-complex="italic"/>
    </style:style>
    <style:style style:name="T1231" style:family="text">
      <style:text-properties fo:font-style="italic" officeooo:rsid="336c6ebe" style:font-style-asian="italic" style:font-style-complex="italic"/>
    </style:style>
    <style:style style:name="T1232" style:family="text">
      <style:text-properties fo:font-style="italic" officeooo:rsid="3372cdf8" style:font-style-asian="italic" style:font-style-complex="italic"/>
    </style:style>
    <style:style style:name="T1233" style:family="text">
      <style:text-properties fo:font-style="italic" officeooo:rsid="33929ecf" style:font-style-asian="italic" style:font-style-complex="italic"/>
    </style:style>
    <style:style style:name="T1234" style:family="text">
      <style:text-properties fo:font-style="italic" officeooo:rsid="33ed3061" style:font-style-asian="italic" style:font-style-complex="italic"/>
    </style:style>
    <style:style style:name="T1235" style:family="text">
      <style:text-properties fo:font-style="italic" officeooo:rsid="34fdb4b9" style:font-style-asian="italic" style:font-style-complex="italic"/>
    </style:style>
    <style:style style:name="T1236" style:family="text">
      <style:text-properties fo:font-style="italic" officeooo:rsid="350cc312" style:font-style-asian="italic" style:font-style-complex="italic"/>
    </style:style>
    <style:style style:name="T1237" style:family="text">
      <style:text-properties fo:font-style="italic" officeooo:rsid="351367dc" style:font-style-asian="italic" style:font-style-complex="italic"/>
    </style:style>
    <style:style style:name="T1238" style:family="text">
      <style:text-properties fo:font-style="italic" officeooo:rsid="1bcc61dd" style:font-style-asian="italic" style:font-style-complex="italic"/>
    </style:style>
    <style:style style:name="T1239" style:family="text">
      <style:text-properties fo:font-style="italic" officeooo:rsid="291f3f49" style:font-style-asian="italic" style:font-style-complex="italic"/>
    </style:style>
    <style:style style:name="T1240" style:family="text">
      <style:text-properties fo:font-style="italic" officeooo:rsid="3560f8ae" style:font-style-asian="italic" style:font-style-complex="italic"/>
    </style:style>
    <style:style style:name="T1241" style:family="text">
      <style:text-properties fo:font-style="italic" officeooo:rsid="027a496b" style:font-style-asian="italic" style:font-style-complex="italic"/>
    </style:style>
    <style:style style:name="T1242" style:family="text">
      <style:text-properties fo:font-style="italic" officeooo:rsid="36806d61" style:font-style-asian="italic" style:font-style-complex="italic"/>
    </style:style>
    <style:style style:name="T1243" style:family="text">
      <style:text-properties fo:font-style="italic" officeooo:rsid="36d36c29" style:font-style-asian="italic" style:font-style-complex="italic"/>
    </style:style>
    <style:style style:name="T1244" style:family="text">
      <style:text-properties fo:font-style="italic" officeooo:rsid="2efb28ef" style:font-style-asian="italic" style:font-style-complex="italic"/>
    </style:style>
    <style:style style:name="T1245" style:family="text">
      <style:text-properties fo:font-style="italic" officeooo:rsid="2bd5f3d4" style:font-style-asian="italic" style:font-style-complex="italic"/>
    </style:style>
    <style:style style:name="T1246" style:family="text">
      <style:text-properties fo:font-style="italic" officeooo:rsid="385a6627" style:font-style-asian="italic" style:font-style-complex="italic"/>
    </style:style>
    <style:style style:name="T1247" style:family="text">
      <style:text-properties fo:font-style="italic" officeooo:rsid="385aeade" style:font-style-asian="italic" style:font-style-complex="italic"/>
    </style:style>
    <style:style style:name="T1248" style:family="text">
      <style:text-properties fo:font-style="italic" officeooo:rsid="38f5e42f" style:font-style-asian="italic" style:font-style-complex="italic"/>
    </style:style>
    <style:style style:name="T1249" style:family="text">
      <style:text-properties fo:font-style="italic" officeooo:rsid="3220d486" style:font-style-asian="italic" style:font-style-complex="italic"/>
    </style:style>
    <style:style style:name="T1250" style:family="text">
      <style:text-properties fo:font-style="italic" officeooo:rsid="390628eb" style:font-style-asian="italic" style:font-style-complex="italic"/>
    </style:style>
    <style:style style:name="T1251" style:family="text">
      <style:text-properties fo:font-style="italic" officeooo:rsid="391178b6" style:font-style-asian="italic" style:font-style-complex="italic"/>
    </style:style>
    <style:style style:name="T1252" style:family="text">
      <style:text-properties fo:font-style="italic" officeooo:rsid="39ecaad2" style:font-style-asian="italic" style:font-style-complex="italic"/>
    </style:style>
    <style:style style:name="T1253" style:family="text">
      <style:text-properties fo:font-style="italic" officeooo:rsid="3a146c30" style:font-style-asian="italic" style:font-style-complex="italic"/>
    </style:style>
    <style:style style:name="T1254" style:family="text">
      <style:text-properties fo:font-style="italic" officeooo:rsid="3a51aaa1" style:font-style-asian="italic" style:font-style-complex="italic"/>
    </style:style>
    <style:style style:name="T1255" style:family="text">
      <style:text-properties fo:font-style="italic" officeooo:rsid="3a5a1bf6" style:font-style-asian="italic" style:font-style-complex="italic"/>
    </style:style>
    <style:style style:name="T1256" style:family="text">
      <style:text-properties fo:font-style="italic" officeooo:rsid="3a5ebddf" style:font-style-asian="italic" style:font-style-complex="italic"/>
    </style:style>
    <style:style style:name="T1257" style:family="text">
      <style:text-properties fo:font-style="italic" officeooo:rsid="3a61c231" style:font-style-asian="italic" style:font-style-complex="italic"/>
    </style:style>
    <style:style style:name="T1258" style:family="text">
      <style:text-properties fo:font-style="italic" officeooo:rsid="3ac02b74" style:font-style-asian="italic" style:font-style-complex="italic"/>
    </style:style>
    <style:style style:name="T1259" style:family="text">
      <style:text-properties fo:font-style="italic" officeooo:rsid="3af63806" style:font-style-asian="italic" style:font-style-complex="italic"/>
    </style:style>
    <style:style style:name="T1260" style:family="text">
      <style:text-properties fo:font-style="italic" officeooo:rsid="3af6ba05" style:font-style-asian="italic" style:font-style-complex="italic"/>
    </style:style>
    <style:style style:name="T1261" style:family="text">
      <style:text-properties fo:font-style="italic" officeooo:rsid="3b063992" style:font-style-asian="italic" style:font-style-complex="italic"/>
    </style:style>
    <style:style style:name="T1262" style:family="text">
      <style:text-properties fo:font-style="italic" officeooo:rsid="3b0bab2a" style:font-style-asian="italic" style:font-style-complex="italic"/>
    </style:style>
    <style:style style:name="T1263" style:family="text">
      <style:text-properties fo:font-style="italic" officeooo:rsid="3b0effec" style:font-style-asian="italic" style:font-style-complex="italic"/>
    </style:style>
    <style:style style:name="T1264" style:family="text">
      <style:text-properties fo:font-style="italic" officeooo:rsid="3af2e818" style:font-style-asian="italic" style:font-style-complex="italic"/>
    </style:style>
    <style:style style:name="T1265" style:family="text">
      <style:text-properties fo:font-style="italic" officeooo:rsid="3b24a97d" style:font-style-asian="italic" style:font-style-complex="italic"/>
    </style:style>
    <style:style style:name="T1266" style:family="text">
      <style:text-properties fo:font-style="italic" officeooo:rsid="3b352429" style:font-style-asian="italic" style:font-style-complex="italic"/>
    </style:style>
    <style:style style:name="T1267" style:family="text">
      <style:text-properties fo:font-style="italic" officeooo:rsid="3b135af4" style:font-style-asian="italic" style:font-style-complex="italic"/>
    </style:style>
    <style:style style:name="T1268" style:family="text">
      <style:text-properties fo:font-style="italic" officeooo:rsid="3bed2d2d" style:font-style-asian="italic" style:font-style-complex="italic"/>
    </style:style>
    <style:style style:name="T1269" style:family="text">
      <style:text-properties fo:font-style="italic" officeooo:rsid="3bf2bb6d" style:font-style-asian="italic" style:font-style-complex="italic"/>
    </style:style>
    <style:style style:name="T1270" style:family="text">
      <style:text-properties fo:font-style="italic" officeooo:rsid="3bffcabb" style:font-style-asian="italic" style:font-style-complex="italic"/>
    </style:style>
    <style:style style:name="T1271" style:family="text">
      <style:text-properties fo:font-style="italic" officeooo:rsid="3c0f11d2" style:font-style-asian="italic" style:font-style-complex="italic"/>
    </style:style>
    <style:style style:name="T1272" style:family="text">
      <style:text-properties fo:font-style="italic" officeooo:rsid="3e9ad2e4" style:font-style-asian="italic" style:font-style-complex="italic"/>
    </style:style>
    <style:style style:name="T1273" style:family="text">
      <style:text-properties fo:font-style="italic" officeooo:rsid="3eb4b392" style:font-style-asian="italic" style:font-style-complex="italic"/>
    </style:style>
    <style:style style:name="T1274" style:family="text">
      <style:text-properties fo:font-style="italic" officeooo:rsid="3eb5997b" style:font-style-asian="italic" style:font-style-complex="italic"/>
    </style:style>
    <style:style style:name="T1275" style:family="text">
      <style:text-properties fo:font-style="italic" officeooo:rsid="3ed641e4" style:font-style-asian="italic" style:font-style-complex="italic"/>
    </style:style>
    <style:style style:name="T1276" style:family="text">
      <style:text-properties fo:font-style="italic" officeooo:rsid="4074ff71" style:font-style-asian="italic" style:font-style-complex="italic"/>
    </style:style>
    <style:style style:name="T1277" style:family="text">
      <style:text-properties fo:font-style="italic" officeooo:rsid="176dcc34" style:font-style-asian="italic" style:font-style-complex="italic"/>
    </style:style>
    <style:style style:name="T1278" style:family="text">
      <style:text-properties fo:font-style="italic" officeooo:rsid="408430cb" style:font-style-asian="italic" style:font-style-complex="italic"/>
    </style:style>
    <style:style style:name="T1279" style:family="text">
      <style:text-properties fo:font-style="italic" officeooo:rsid="40ff6eb5" style:font-style-asian="italic" style:font-style-complex="italic"/>
    </style:style>
    <style:style style:name="T1280" style:family="text">
      <style:text-properties fo:font-style="italic" officeooo:rsid="41433d09" style:font-style-asian="italic" style:font-style-complex="italic"/>
    </style:style>
    <style:style style:name="T1281" style:family="text">
      <style:text-properties fo:font-style="italic" officeooo:rsid="41c1359d" style:font-style-asian="italic" style:font-style-complex="italic"/>
    </style:style>
    <style:style style:name="T1282" style:family="text">
      <style:text-properties fo:font-style="italic" officeooo:rsid="41e9f3dc" style:font-style-asian="italic" style:font-style-complex="italic"/>
    </style:style>
    <style:style style:name="T1283" style:family="text">
      <style:text-properties fo:font-style="italic" officeooo:rsid="41af6113" style:font-style-asian="italic" style:font-style-complex="italic"/>
    </style:style>
    <style:style style:name="T1284" style:family="text">
      <style:text-properties fo:font-style="italic" officeooo:rsid="16d94e77" style:font-style-asian="italic" style:font-style-complex="italic"/>
    </style:style>
    <style:style style:name="T1285" style:family="text">
      <style:text-properties fo:font-style="italic" officeooo:rsid="41714ca2" style:font-style-asian="italic" style:font-style-complex="italic"/>
    </style:style>
    <style:style style:name="T1286" style:family="text">
      <style:text-properties fo:font-style="italic" officeooo:rsid="41e65c86" style:font-style-asian="italic" style:font-style-complex="italic"/>
    </style:style>
    <style:style style:name="T1287" style:family="text">
      <style:text-properties fo:font-style="italic" officeooo:rsid="421cfd20" style:font-style-asian="italic" style:font-style-complex="italic"/>
    </style:style>
    <style:style style:name="T1288" style:family="text">
      <style:text-properties fo:font-style="italic" officeooo:rsid="3f3f2fd9" style:font-style-asian="italic" style:font-style-complex="italic"/>
    </style:style>
    <style:style style:name="T1289" style:family="text">
      <style:text-properties fo:font-style="italic" officeooo:rsid="1f34f748" style:font-style-asian="italic" style:font-style-complex="italic"/>
    </style:style>
    <style:style style:name="T1290" style:family="text">
      <style:text-properties fo:font-style="italic" officeooo:rsid="42527d84" style:font-style-asian="italic" style:font-style-complex="italic"/>
    </style:style>
    <style:style style:name="T1291" style:family="text">
      <style:text-properties fo:font-style="italic" officeooo:rsid="424948e8" style:font-style-asian="italic" style:font-style-complex="italic"/>
    </style:style>
    <style:style style:name="T1292" style:family="text">
      <style:text-properties fo:font-style="italic" officeooo:rsid="427d4618" style:font-style-asian="italic" style:font-style-complex="italic"/>
    </style:style>
    <style:style style:name="T1293" style:family="text">
      <style:text-properties fo:font-style="italic" officeooo:rsid="428cc8a4" style:font-style-asian="italic" style:font-style-complex="italic"/>
    </style:style>
    <style:style style:name="T1294" style:family="text">
      <style:text-properties fo:font-style="italic" fo:font-weight="bold" style:font-style-asian="italic" style:font-weight-asian="bold" style:font-style-complex="italic" style:font-weight-complex="bold"/>
    </style:style>
    <style:style style:name="T1295" style:family="text">
      <style:text-properties fo:font-style="italic" fo:font-weight="bold" officeooo:rsid="2576dfad" style:font-style-asian="italic" style:font-weight-asian="bold" style:font-style-complex="italic" style:font-weight-complex="bold"/>
    </style:style>
    <style:style style:name="T1296" style:family="text">
      <style:text-properties fo:font-style="italic" fo:font-weight="bold" officeooo:rsid="2ff9e629" style:font-style-asian="italic" style:font-weight-asian="bold" style:font-style-complex="italic" style:font-weight-complex="bold"/>
    </style:style>
    <style:style style:name="T1297" style:family="text">
      <style:text-properties fo:font-style="italic" fo:font-weight="bold" officeooo:rsid="2ffabd0d" style:font-style-asian="italic" style:font-weight-asian="bold" style:font-style-complex="italic" style:font-weight-complex="bold"/>
    </style:style>
    <style:style style:name="T1298" style:family="text">
      <style:text-properties fo:font-style="italic" fo:font-weight="bold" officeooo:rsid="41e9f3dc" style:font-style-asian="italic" style:font-weight-asian="bold" style:font-style-complex="italic" style:font-weight-complex="bold"/>
    </style:style>
    <style:style style:name="T1299" style:family="text">
      <style:text-properties fo:font-style="italic" officeooo:rsid="3b063992" fo:background-color="transparent" loext:char-shading-value="0" style:font-style-asian="italic" style:font-style-complex="italic"/>
    </style:style>
    <style:style style:name="T1300" style:family="text">
      <style:text-properties fo:font-style="italic" officeooo:rsid="41af6113" fo:background-color="transparent" loext:char-shading-value="0" style:font-style-asian="italic" style:font-style-complex="italic"/>
    </style:style>
    <style:style style:name="T1301" style:family="text">
      <style:text-properties fo:font-style="italic" officeooo:rsid="41c1359d" fo:background-color="transparent" loext:char-shading-value="0" style:font-style-asian="italic" style:font-style-complex="italic"/>
    </style:style>
    <style:style style:name="T1302" style:family="text">
      <style:text-properties fo:font-style="italic" officeooo:rsid="41f14939" fo:background-color="transparent" loext:char-shading-value="0" style:font-style-asian="italic" style:font-style-complex="italic"/>
    </style:style>
    <style:style style:name="T1303" style:family="text">
      <style:text-properties fo:font-style="italic" officeooo:rsid="41c13376" fo:background-color="transparent" loext:char-shading-value="0" style:font-style-asian="italic" style:font-style-complex="italic"/>
    </style:style>
    <style:style style:name="T1304" style:family="text">
      <style:text-properties fo:font-style="italic" officeooo:rsid="41f2866a" fo:background-color="transparent" loext:char-shading-value="0" style:font-style-asian="italic" style:font-style-complex="italic"/>
    </style:style>
    <style:style style:name="T1305" style:family="text">
      <style:text-properties fo:font-style="italic" officeooo:rsid="41f038af" fo:background-color="transparent" loext:char-shading-value="0" style:font-style-asian="italic" style:font-style-complex="italic"/>
    </style:style>
    <style:style style:name="T1306" style:family="text">
      <style:text-properties fo:font-style="italic" officeooo:rsid="41f6ba1d" fo:background-color="transparent" loext:char-shading-value="0" style:font-style-asian="italic" style:font-style-complex="italic"/>
    </style:style>
    <style:style style:name="T1307" style:family="text">
      <style:text-properties fo:font-style="italic" officeooo:rsid="41e9f3dc" fo:background-color="transparent" loext:char-shading-value="0" style:font-style-asian="italic" style:font-style-complex="italic"/>
    </style:style>
    <style:style style:name="T1308" style:family="text">
      <style:text-properties fo:font-style="italic" officeooo:rsid="4052fb12" fo:background-color="transparent" loext:char-shading-value="0" style:language-asian="cs" style:country-asian="CZ" style:font-style-asian="italic" style:font-style-complex="italic"/>
    </style:style>
    <style:style style:name="T1309" style:family="text">
      <style:text-properties fo:font-style="italic" officeooo:rsid="41f038af" fo:background-color="transparent" loext:char-shading-value="0" style:language-asian="cs" style:country-asian="CZ" style:font-style-asian="italic" style:font-style-complex="italic"/>
    </style:style>
    <style:style style:name="T1310" style:family="text">
      <style:text-properties fo:font-style="italic" officeooo:rsid="418d4ab4" fo:background-color="transparent" loext:char-shading-value="0" style:language-asian="cs" style:country-asian="CZ" style:font-style-asian="italic" style:font-style-complex="italic"/>
    </style:style>
    <style:style style:name="T1311" style:family="text">
      <style:text-properties fo:font-style="italic" officeooo:rsid="419854ab" fo:background-color="transparent" loext:char-shading-value="0" style:language-asian="cs" style:country-asian="CZ" style:font-style-asian="italic" style:font-style-complex="italic"/>
    </style:style>
    <style:style style:name="T1312" style:family="text">
      <style:text-properties fo:font-style="italic" fo:font-weight="normal" style:font-style-asian="italic" style:font-weight-asian="normal" style:font-style-complex="italic" style:font-weight-complex="normal"/>
    </style:style>
    <style:style style:name="T1313" style:family="text">
      <style:text-properties fo:font-style="italic" fo:font-weight="normal" officeooo:rsid="30577479" style:font-style-asian="italic" style:font-weight-asian="normal" style:font-style-complex="italic" style:font-weight-complex="normal"/>
    </style:style>
    <style:style style:name="T1314" style:family="text">
      <style:text-properties fo:font-style="italic" fo:font-weight="normal" officeooo:rsid="00184b0e" style:font-style-asian="italic" style:font-weight-asian="normal" style:font-style-complex="italic" style:font-weight-complex="normal"/>
    </style:style>
    <style:style style:name="T1315" style:family="text">
      <style:text-properties fo:font-style="italic" fo:font-weight="normal" officeooo:rsid="302c57d5" style:font-style-asian="italic" style:font-weight-asian="normal" style:font-style-complex="italic" style:font-weight-complex="normal"/>
    </style:style>
    <style:style style:name="T1316" style:family="text">
      <style:text-properties fo:font-style="italic" fo:font-weight="normal" officeooo:rsid="3560f8ae" style:font-style-asian="italic" style:font-weight-asian="normal" style:font-style-complex="italic" style:font-weight-complex="normal"/>
    </style:style>
    <style:style style:name="T1317" style:family="text">
      <style:text-properties fo:font-style="italic" fo:font-weight="normal" officeooo:rsid="38648677" style:font-style-asian="italic" style:font-weight-asian="normal" style:font-style-complex="italic" style:font-weight-complex="normal"/>
    </style:style>
    <style:style style:name="T1318" style:family="text">
      <style:text-properties fo:font-style="italic" fo:font-weight="normal" officeooo:rsid="38727048" style:font-style-asian="italic" style:font-weight-asian="normal" style:font-style-complex="italic" style:font-weight-complex="normal"/>
    </style:style>
    <style:style style:name="T1319" style:family="text">
      <style:text-properties fo:font-style="italic" fo:font-weight="normal" officeooo:rsid="391178b6" style:font-style-asian="italic" style:font-weight-asian="normal" style:font-style-complex="italic" style:font-weight-complex="normal"/>
    </style:style>
    <style:style style:name="T1320" style:family="text">
      <style:text-properties fo:font-style="italic" fo:font-weight="normal" officeooo:rsid="391409e3" style:font-style-asian="italic" style:font-weight-asian="normal" style:font-style-complex="italic" style:font-weight-complex="normal"/>
    </style:style>
    <style:style style:name="T1321" style:family="text">
      <style:text-properties fo:font-style="italic" fo:font-weight="normal" officeooo:rsid="3ad3531a" style:font-style-asian="italic" style:font-weight-asian="normal" style:font-style-complex="italic" style:font-weight-complex="normal"/>
    </style:style>
    <style:style style:name="T1322" style:family="text">
      <style:text-properties fo:font-style="italic" fo:font-weight="normal" officeooo:rsid="3ae3d95d" style:font-style-asian="italic" style:font-weight-asian="normal" style:font-style-complex="italic" style:font-weight-complex="normal"/>
    </style:style>
    <style:style style:name="T1323" style:family="text">
      <style:text-properties fo:font-style="italic" fo:font-weight="normal" officeooo:rsid="3aeb7374" style:font-style-asian="italic" style:font-weight-asian="normal" style:font-style-complex="italic" style:font-weight-complex="normal"/>
    </style:style>
    <style:style style:name="T1324" style:family="text">
      <style:text-properties fo:font-style="italic" fo:font-weight="normal" officeooo:rsid="3aec7da5" style:font-style-asian="italic" style:font-weight-asian="normal" style:font-style-complex="italic" style:font-weight-complex="normal"/>
    </style:style>
    <style:style style:name="T1325" style:family="text">
      <style:text-properties fo:font-style="italic" fo:font-weight="normal" officeooo:rsid="3b0008e5" style:font-style-asian="italic" style:font-weight-asian="normal" style:font-style-complex="italic" style:font-weight-complex="normal"/>
    </style:style>
    <style:style style:name="T1326" style:family="text">
      <style:text-properties fo:font-style="italic" fo:font-weight="normal" officeooo:rsid="3b269913" style:font-style-asian="italic" style:font-weight-asian="normal" style:font-style-complex="italic" style:font-weight-complex="normal"/>
    </style:style>
    <style:style style:name="T1327" style:family="text">
      <style:text-properties fo:font-style="italic" fo:font-weight="normal" officeooo:rsid="3b293118" style:font-style-asian="italic" style:font-weight-asian="normal" style:font-style-complex="italic" style:font-weight-complex="normal"/>
    </style:style>
    <style:style style:name="T1328" style:family="text">
      <style:text-properties fo:font-style="italic" fo:font-weight="normal" officeooo:rsid="3f896825" style:font-style-asian="italic" style:font-weight-asian="normal" style:font-style-complex="italic" style:font-weight-complex="normal"/>
    </style:style>
    <style:style style:name="T1329" style:family="text">
      <style:text-properties fo:font-style="italic" fo:font-weight="normal" officeooo:rsid="41e9f3dc" style:font-style-asian="italic" style:font-weight-asian="normal" style:font-style-complex="italic" style:font-weight-complex="normal"/>
    </style:style>
    <style:style style:name="T1330" style:family="text">
      <style:text-properties fo:font-style="italic" style:text-underline-style="none" officeooo:rsid="36806d61" style:font-style-asian="italic" style:font-style-complex="italic"/>
    </style:style>
    <style:style style:name="T1331" style:family="text">
      <style:text-properties fo:font-style="italic" style:text-underline-style="none" officeooo:rsid="42149195" style:font-style-asian="italic" style:font-style-complex="italic"/>
    </style:style>
    <style:style style:name="T1332" style:family="text">
      <style:text-properties fo:font-style="italic" fo:background-color="#fff200" loext:char-shading-value="0" style:font-style-asian="italic" style:font-style-complex="italic"/>
    </style:style>
    <style:style style:name="T1333" style:family="text">
      <style:text-properties fo:font-style="italic" officeooo:rsid="37b38dca" fo:background-color="#fff200" loext:char-shading-value="0" style:font-style-asian="italic" style:font-style-complex="italic"/>
    </style:style>
    <style:style style:name="T1334" style:family="text">
      <style:text-properties fo:font-style="italic" officeooo:rsid="365ba67e" fo:background-color="#fff200" loext:char-shading-value="0" style:font-style-asian="italic" style:font-style-complex="italic"/>
    </style:style>
    <style:style style:name="T1335" style:family="text">
      <style:text-properties fo:font-style="normal" style:font-style-asian="normal" style:font-style-complex="normal"/>
    </style:style>
    <style:style style:name="T1336" style:family="text">
      <style:text-properties fo:font-style="normal" officeooo:rsid="2231cc63" style:font-style-asian="normal" style:font-style-complex="normal"/>
    </style:style>
    <style:style style:name="T1337" style:family="text">
      <style:text-properties fo:font-style="normal" officeooo:rsid="25a0872c" style:font-style-asian="normal" style:font-style-complex="normal"/>
    </style:style>
    <style:style style:name="T1338" style:family="text">
      <style:text-properties fo:font-style="normal" officeooo:rsid="2643a342" style:font-style-asian="normal" style:font-style-complex="normal"/>
    </style:style>
    <style:style style:name="T1339" style:family="text">
      <style:text-properties fo:font-style="normal" officeooo:rsid="266616ba" style:font-style-asian="normal" style:font-style-complex="normal"/>
    </style:style>
    <style:style style:name="T1340" style:family="text">
      <style:text-properties fo:font-style="normal" officeooo:rsid="183e0810" style:font-style-asian="normal" style:font-style-complex="normal"/>
    </style:style>
    <style:style style:name="T1341" style:family="text">
      <style:text-properties fo:font-style="normal" officeooo:rsid="18bfea3d" style:font-style-asian="normal" style:font-style-complex="normal"/>
    </style:style>
    <style:style style:name="T1342" style:family="text">
      <style:text-properties fo:font-style="normal" officeooo:rsid="18ecaf8e" style:font-style-asian="normal" style:font-style-complex="normal"/>
    </style:style>
    <style:style style:name="T1343" style:family="text">
      <style:text-properties fo:font-style="normal" officeooo:rsid="18c8760e" style:font-style-asian="normal" style:font-style-complex="normal"/>
    </style:style>
    <style:style style:name="T1344" style:family="text">
      <style:text-properties fo:font-style="normal" officeooo:rsid="1a4594f8" style:font-style-asian="normal" style:font-style-complex="normal"/>
    </style:style>
    <style:style style:name="T1345" style:family="text">
      <style:text-properties fo:font-style="normal" officeooo:rsid="1a4749e8" style:font-style-asian="normal" style:font-style-complex="normal"/>
    </style:style>
    <style:style style:name="T1346" style:family="text">
      <style:text-properties fo:font-style="normal" officeooo:rsid="1ba0195d" style:font-style-asian="normal" style:font-style-complex="normal"/>
    </style:style>
    <style:style style:name="T1347" style:family="text">
      <style:text-properties fo:font-style="normal" officeooo:rsid="210d8ae5" style:font-style-asian="normal" style:font-style-complex="normal"/>
    </style:style>
    <style:style style:name="T1348" style:family="text">
      <style:text-properties fo:font-style="normal" officeooo:rsid="1bc0908c" style:font-style-asian="normal" style:font-style-complex="normal"/>
    </style:style>
    <style:style style:name="T1349" style:family="text">
      <style:text-properties fo:font-style="normal" officeooo:rsid="16038801" style:font-style-asian="normal" style:font-style-complex="normal"/>
    </style:style>
    <style:style style:name="T1350" style:family="text">
      <style:text-properties fo:font-style="normal" officeooo:rsid="295485bb" style:font-style-asian="normal" style:font-style-complex="normal"/>
    </style:style>
    <style:style style:name="T1351" style:family="text">
      <style:text-properties fo:font-style="normal" officeooo:rsid="2d125348" style:font-style-asian="normal" style:font-style-complex="normal"/>
    </style:style>
    <style:style style:name="T1352" style:family="text">
      <style:text-properties fo:font-style="normal" officeooo:rsid="1a4dc0d9" style:font-style-asian="normal" style:font-style-complex="normal"/>
    </style:style>
    <style:style style:name="T1353" style:family="text">
      <style:text-properties fo:font-style="normal" officeooo:rsid="2e01a388" style:font-style-asian="normal" style:font-style-complex="normal"/>
    </style:style>
    <style:style style:name="T1354" style:family="text">
      <style:text-properties fo:font-style="normal" officeooo:rsid="1874e701" style:font-style-asian="normal" style:font-style-complex="normal"/>
    </style:style>
    <style:style style:name="T1355" style:family="text">
      <style:text-properties fo:font-style="normal" officeooo:rsid="166573f1" style:font-style-asian="normal" style:font-style-complex="normal"/>
    </style:style>
    <style:style style:name="T1356" style:family="text">
      <style:text-properties fo:font-style="normal" officeooo:rsid="166b8d4a" style:font-style-asian="normal" style:font-style-complex="normal"/>
    </style:style>
    <style:style style:name="T1357" style:family="text">
      <style:text-properties fo:font-style="normal" officeooo:rsid="2e386d43" style:font-style-asian="normal" style:font-style-complex="normal"/>
    </style:style>
    <style:style style:name="T1358" style:family="text">
      <style:text-properties fo:font-style="normal" officeooo:rsid="2e450f13" style:font-style-asian="normal" style:font-style-complex="normal"/>
    </style:style>
    <style:style style:name="T1359" style:family="text">
      <style:text-properties fo:font-style="normal" officeooo:rsid="2e87d34e" style:font-style-asian="normal" style:font-style-complex="normal"/>
    </style:style>
    <style:style style:name="T1360" style:family="text">
      <style:text-properties fo:font-style="normal" officeooo:rsid="2fc1966a" style:font-style-asian="normal" style:font-style-complex="normal"/>
    </style:style>
    <style:style style:name="T1361" style:family="text">
      <style:text-properties fo:font-style="normal" officeooo:rsid="2fc911ab" style:font-style-asian="normal" style:font-style-complex="normal"/>
    </style:style>
    <style:style style:name="T1362" style:family="text">
      <style:text-properties fo:font-style="normal" officeooo:rsid="30609787" style:font-style-asian="normal" style:font-style-complex="normal"/>
    </style:style>
    <style:style style:name="T1363" style:family="text">
      <style:text-properties fo:font-style="normal" officeooo:rsid="30623206" style:font-style-asian="normal" style:font-style-complex="normal"/>
    </style:style>
    <style:style style:name="T1364" style:family="text">
      <style:text-properties fo:font-style="normal" officeooo:rsid="1b1133f5" style:font-style-asian="normal" style:font-style-complex="normal"/>
    </style:style>
    <style:style style:name="T1365" style:family="text">
      <style:text-properties fo:font-style="normal" officeooo:rsid="31451aff" style:font-style-asian="normal" style:font-style-complex="normal"/>
    </style:style>
    <style:style style:name="T1366" style:family="text">
      <style:text-properties fo:font-style="normal" officeooo:rsid="3146de2f" style:font-style-asian="normal" style:font-style-complex="normal"/>
    </style:style>
    <style:style style:name="T1367" style:family="text">
      <style:text-properties fo:font-style="normal" officeooo:rsid="1b41fd68" style:font-style-asian="normal" style:font-style-complex="normal"/>
    </style:style>
    <style:style style:name="T1368" style:family="text">
      <style:text-properties fo:font-style="normal" officeooo:rsid="317e46bf" style:font-style-asian="normal" style:font-style-complex="normal"/>
    </style:style>
    <style:style style:name="T1369" style:family="text">
      <style:text-properties fo:font-style="normal" officeooo:rsid="1bdbbaf9" style:font-style-asian="normal" style:font-style-complex="normal"/>
    </style:style>
    <style:style style:name="T1370" style:family="text">
      <style:text-properties fo:font-style="normal" officeooo:rsid="1bddadae" style:font-style-asian="normal" style:font-style-complex="normal"/>
    </style:style>
    <style:style style:name="T1371" style:family="text">
      <style:text-properties fo:font-style="normal" officeooo:rsid="3202d433" style:font-style-asian="normal" style:font-style-complex="normal"/>
    </style:style>
    <style:style style:name="T1372" style:family="text">
      <style:text-properties fo:font-style="normal" officeooo:rsid="32a07628" style:font-style-asian="normal" style:font-style-complex="normal"/>
    </style:style>
    <style:style style:name="T1373" style:family="text">
      <style:text-properties fo:font-style="normal" officeooo:rsid="351367dc" style:font-style-asian="normal" style:font-style-complex="normal"/>
    </style:style>
    <style:style style:name="T1374" style:family="text">
      <style:text-properties fo:font-style="normal" officeooo:rsid="3514d13d" style:font-style-asian="normal" style:font-style-complex="normal"/>
    </style:style>
    <style:style style:name="T1375" style:family="text">
      <style:text-properties fo:font-style="normal" officeooo:rsid="36791e48" style:font-style-asian="normal" style:font-style-complex="normal"/>
    </style:style>
    <style:style style:name="T1376" style:family="text">
      <style:text-properties fo:font-style="normal" officeooo:rsid="36c86be9" style:font-style-asian="normal" style:font-style-complex="normal"/>
    </style:style>
    <style:style style:name="T1377" style:family="text">
      <style:text-properties fo:font-style="normal" officeooo:rsid="36d36c29" style:font-style-asian="normal" style:font-style-complex="normal"/>
    </style:style>
    <style:style style:name="T1378" style:family="text">
      <style:text-properties fo:font-style="normal" officeooo:rsid="372f96e8" style:font-style-asian="normal" style:font-style-complex="normal"/>
    </style:style>
    <style:style style:name="T1379" style:family="text">
      <style:text-properties fo:font-style="normal" officeooo:rsid="36dbeff6" style:font-style-asian="normal" style:font-style-complex="normal"/>
    </style:style>
    <style:style style:name="T1380" style:family="text">
      <style:text-properties fo:font-style="normal" officeooo:rsid="36cbc152" style:font-style-asian="normal" style:font-style-complex="normal"/>
    </style:style>
    <style:style style:name="T1381" style:family="text">
      <style:text-properties fo:font-style="normal" officeooo:rsid="3736fefd" style:font-style-asian="normal" style:font-style-complex="normal"/>
    </style:style>
    <style:style style:name="T1382" style:family="text">
      <style:text-properties fo:font-style="normal" officeooo:rsid="374bcbfe" style:font-style-asian="normal" style:font-style-complex="normal"/>
    </style:style>
    <style:style style:name="T1383" style:family="text">
      <style:text-properties fo:font-style="normal" officeooo:rsid="374c59fc" style:font-style-asian="normal" style:font-style-complex="normal"/>
    </style:style>
    <style:style style:name="T1384" style:family="text">
      <style:text-properties fo:font-style="normal" officeooo:rsid="374e31cd" style:font-style-asian="normal" style:font-style-complex="normal"/>
    </style:style>
    <style:style style:name="T1385" style:family="text">
      <style:text-properties fo:font-style="normal" officeooo:rsid="377636a8" style:font-style-asian="normal" style:font-style-complex="normal"/>
    </style:style>
    <style:style style:name="T1386" style:family="text">
      <style:text-properties fo:font-style="normal" officeooo:rsid="384d265b" style:font-style-asian="normal" style:font-style-complex="normal"/>
    </style:style>
    <style:style style:name="T1387" style:family="text">
      <style:text-properties fo:font-style="normal" officeooo:rsid="386059f7" style:font-style-asian="normal" style:font-style-complex="normal"/>
    </style:style>
    <style:style style:name="T1388" style:family="text">
      <style:text-properties fo:font-style="normal" officeooo:rsid="3860eae1" style:font-style-asian="normal" style:font-style-complex="normal"/>
    </style:style>
    <style:style style:name="T1389" style:family="text">
      <style:text-properties fo:font-style="normal" officeooo:rsid="38c26221" style:font-style-asian="normal" style:font-style-complex="normal"/>
    </style:style>
    <style:style style:name="T1390" style:family="text">
      <style:text-properties fo:font-style="normal" officeooo:rsid="390cb999" style:font-style-asian="normal" style:font-style-complex="normal"/>
    </style:style>
    <style:style style:name="T1391" style:family="text">
      <style:text-properties fo:font-style="normal" officeooo:rsid="39100b81" style:font-style-asian="normal" style:font-style-complex="normal"/>
    </style:style>
    <style:style style:name="T1392" style:family="text">
      <style:text-properties fo:font-style="normal" officeooo:rsid="391012f9" style:font-style-asian="normal" style:font-style-complex="normal"/>
    </style:style>
    <style:style style:name="T1393" style:family="text">
      <style:text-properties fo:font-style="normal" officeooo:rsid="391178b6" style:font-style-asian="normal" style:font-style-complex="normal"/>
    </style:style>
    <style:style style:name="T1394" style:family="text">
      <style:text-properties fo:font-style="normal" officeooo:rsid="1f05e202" style:font-style-asian="normal" style:font-style-complex="normal"/>
    </style:style>
    <style:style style:name="T1395" style:family="text">
      <style:text-properties fo:font-style="normal" officeooo:rsid="256e38d1" style:font-style-asian="normal" style:font-style-complex="normal"/>
    </style:style>
    <style:style style:name="T1396" style:family="text">
      <style:text-properties fo:font-style="normal" officeooo:rsid="2571d9c7" style:font-style-asian="normal" style:font-style-complex="normal"/>
    </style:style>
    <style:style style:name="T1397" style:family="text">
      <style:text-properties fo:font-style="normal" officeooo:rsid="25f2d04a" style:font-style-asian="normal" style:font-style-complex="normal"/>
    </style:style>
    <style:style style:name="T1398" style:family="text">
      <style:text-properties fo:font-style="normal" officeooo:rsid="25f31ebd" style:font-style-asian="normal" style:font-style-complex="normal"/>
    </style:style>
    <style:style style:name="T1399" style:family="text">
      <style:text-properties fo:font-style="normal" officeooo:rsid="2576dfad" style:font-style-asian="normal" style:font-style-complex="normal"/>
    </style:style>
    <style:style style:name="T1400" style:family="text">
      <style:text-properties fo:font-style="normal" officeooo:rsid="25f3c728" style:font-style-asian="normal" style:font-style-complex="normal"/>
    </style:style>
    <style:style style:name="T1401" style:family="text">
      <style:text-properties fo:font-style="normal" officeooo:rsid="3984e131" style:font-style-asian="normal" style:font-style-complex="normal"/>
    </style:style>
    <style:style style:name="T1402" style:family="text">
      <style:text-properties fo:font-style="normal" officeooo:rsid="26d6747e" style:font-style-asian="normal" style:font-style-complex="normal"/>
    </style:style>
    <style:style style:name="T1403" style:family="text">
      <style:text-properties fo:font-style="normal" officeooo:rsid="26d67ad6" style:font-style-asian="normal" style:font-style-complex="normal"/>
    </style:style>
    <style:style style:name="T1404" style:family="text">
      <style:text-properties fo:font-style="normal" officeooo:rsid="39a48878" style:font-style-asian="normal" style:font-style-complex="normal"/>
    </style:style>
    <style:style style:name="T1405" style:family="text">
      <style:text-properties fo:font-style="normal" officeooo:rsid="39a891b7" style:font-style-asian="normal" style:font-style-complex="normal"/>
    </style:style>
    <style:style style:name="T1406" style:family="text">
      <style:text-properties fo:font-style="normal" officeooo:rsid="39b8d7fd" style:font-style-asian="normal" style:font-style-complex="normal"/>
    </style:style>
    <style:style style:name="T1407" style:family="text">
      <style:text-properties fo:font-style="normal" officeooo:rsid="18a69eb1" style:font-style-asian="normal" style:font-style-complex="normal"/>
    </style:style>
    <style:style style:name="T1408" style:family="text">
      <style:text-properties fo:font-style="normal" officeooo:rsid="39d4718c" style:font-style-asian="normal" style:font-style-complex="normal"/>
    </style:style>
    <style:style style:name="T1409" style:family="text">
      <style:text-properties fo:font-style="normal" officeooo:rsid="39ecaad2" style:font-style-asian="normal" style:font-style-complex="normal"/>
    </style:style>
    <style:style style:name="T1410" style:family="text">
      <style:text-properties fo:font-style="normal" officeooo:rsid="3a188e73" style:font-style-asian="normal" style:font-style-complex="normal"/>
    </style:style>
    <style:style style:name="T1411" style:family="text">
      <style:text-properties fo:font-style="normal" officeooo:rsid="3a193765" style:font-style-asian="normal" style:font-style-complex="normal"/>
    </style:style>
    <style:style style:name="T1412" style:family="text">
      <style:text-properties fo:font-style="normal" officeooo:rsid="3a146c30" style:font-style-asian="normal" style:font-style-complex="normal"/>
    </style:style>
    <style:style style:name="T1413" style:family="text">
      <style:text-properties fo:font-style="normal" officeooo:rsid="3a1dfd2a" style:font-style-asian="normal" style:font-style-complex="normal"/>
    </style:style>
    <style:style style:name="T1414" style:family="text">
      <style:text-properties fo:font-style="normal" officeooo:rsid="3a1fa0e8" style:font-style-asian="normal" style:font-style-complex="normal"/>
    </style:style>
    <style:style style:name="T1415" style:family="text">
      <style:text-properties fo:font-style="normal" officeooo:rsid="3a34b9c0" style:font-style-asian="normal" style:font-style-complex="normal"/>
    </style:style>
    <style:style style:name="T1416" style:family="text">
      <style:text-properties fo:font-style="normal" officeooo:rsid="3a1c583e" style:font-style-asian="normal" style:font-style-complex="normal"/>
    </style:style>
    <style:style style:name="T1417" style:family="text">
      <style:text-properties fo:font-style="normal" officeooo:rsid="3a4703d5" style:font-style-asian="normal" style:font-style-complex="normal"/>
    </style:style>
    <style:style style:name="T1418" style:family="text">
      <style:text-properties fo:font-style="normal" officeooo:rsid="3a4a68d7" style:font-style-asian="normal" style:font-style-complex="normal"/>
    </style:style>
    <style:style style:name="T1419" style:family="text">
      <style:text-properties fo:font-style="normal" officeooo:rsid="3a4ac1d5" style:font-style-asian="normal" style:font-style-complex="normal"/>
    </style:style>
    <style:style style:name="T1420" style:family="text">
      <style:text-properties fo:font-style="normal" officeooo:rsid="3a50753e" style:font-style-asian="normal" style:font-style-complex="normal"/>
    </style:style>
    <style:style style:name="T1421" style:family="text">
      <style:text-properties fo:font-style="normal" officeooo:rsid="3a54801d" style:font-style-asian="normal" style:font-style-complex="normal"/>
    </style:style>
    <style:style style:name="T1422" style:family="text">
      <style:text-properties fo:font-style="normal" officeooo:rsid="3a575a50" style:font-style-asian="normal" style:font-style-complex="normal"/>
    </style:style>
    <style:style style:name="T1423" style:family="text">
      <style:text-properties fo:font-style="normal" officeooo:rsid="3a57d9af" style:font-style-asian="normal" style:font-style-complex="normal"/>
    </style:style>
    <style:style style:name="T1424" style:family="text">
      <style:text-properties fo:font-style="normal" officeooo:rsid="3a5a1bf6" style:font-style-asian="normal" style:font-style-complex="normal"/>
    </style:style>
    <style:style style:name="T1425" style:family="text">
      <style:text-properties fo:font-style="normal" officeooo:rsid="3a5cf720" style:font-style-asian="normal" style:font-style-complex="normal"/>
    </style:style>
    <style:style style:name="T1426" style:family="text">
      <style:text-properties fo:font-style="normal" officeooo:rsid="3a920d5a" style:font-style-asian="normal" style:font-style-complex="normal"/>
    </style:style>
    <style:style style:name="T1427" style:family="text">
      <style:text-properties fo:font-style="normal" officeooo:rsid="3a9478eb" style:font-style-asian="normal" style:font-style-complex="normal"/>
    </style:style>
    <style:style style:name="T1428" style:family="text">
      <style:text-properties fo:font-style="normal" officeooo:rsid="3a95f2d4" style:font-style-asian="normal" style:font-style-complex="normal"/>
    </style:style>
    <style:style style:name="T1429" style:family="text">
      <style:text-properties fo:font-style="normal" officeooo:rsid="3a98b3ec" style:font-style-asian="normal" style:font-style-complex="normal"/>
    </style:style>
    <style:style style:name="T1430" style:family="text">
      <style:text-properties fo:font-style="normal" officeooo:rsid="3a95f584" style:font-style-asian="normal" style:font-style-complex="normal"/>
    </style:style>
    <style:style style:name="T1431" style:family="text">
      <style:text-properties fo:font-style="normal" officeooo:rsid="3a99fc7d" style:font-style-asian="normal" style:font-style-complex="normal"/>
    </style:style>
    <style:style style:name="T1432" style:family="text">
      <style:text-properties fo:font-style="normal" officeooo:rsid="3a9a2361" style:font-style-asian="normal" style:font-style-complex="normal"/>
    </style:style>
    <style:style style:name="T1433" style:family="text">
      <style:text-properties fo:font-style="normal" officeooo:rsid="3aa8a74a" style:font-style-asian="normal" style:font-style-complex="normal"/>
    </style:style>
    <style:style style:name="T1434" style:family="text">
      <style:text-properties fo:font-style="normal" officeooo:rsid="3af6ba05" style:font-style-asian="normal" style:font-style-complex="normal"/>
    </style:style>
    <style:style style:name="T1435" style:family="text">
      <style:text-properties fo:font-style="normal" officeooo:rsid="3af9b0c6" style:font-style-asian="normal" style:font-style-complex="normal"/>
    </style:style>
    <style:style style:name="T1436" style:family="text">
      <style:text-properties fo:font-style="normal" officeooo:rsid="3b0effec" style:font-style-asian="normal" style:font-style-complex="normal"/>
    </style:style>
    <style:style style:name="T1437" style:family="text">
      <style:text-properties fo:font-style="normal" officeooo:rsid="3b100551" style:font-style-asian="normal" style:font-style-complex="normal"/>
    </style:style>
    <style:style style:name="T1438" style:family="text">
      <style:text-properties fo:font-style="normal" officeooo:rsid="3b564746" style:font-style-asian="normal" style:font-style-complex="normal"/>
    </style:style>
    <style:style style:name="T1439" style:family="text">
      <style:text-properties fo:font-style="normal" officeooo:rsid="3b59bc07" style:font-style-asian="normal" style:font-style-complex="normal"/>
    </style:style>
    <style:style style:name="T1440" style:family="text">
      <style:text-properties fo:font-style="normal" officeooo:rsid="3b5f36bd" style:font-style-asian="normal" style:font-style-complex="normal"/>
    </style:style>
    <style:style style:name="T1441" style:family="text">
      <style:text-properties fo:font-style="normal" officeooo:rsid="3b86a79e" style:font-style-asian="normal" style:font-style-complex="normal"/>
    </style:style>
    <style:style style:name="T1442" style:family="text">
      <style:text-properties fo:font-style="normal" officeooo:rsid="3bb0c1ce" style:font-style-asian="normal" style:font-style-complex="normal"/>
    </style:style>
    <style:style style:name="T1443" style:family="text">
      <style:text-properties fo:font-style="normal" officeooo:rsid="3bb78967" style:font-style-asian="normal" style:font-style-complex="normal"/>
    </style:style>
    <style:style style:name="T1444" style:family="text">
      <style:text-properties fo:font-style="normal" officeooo:rsid="3bffcabb" style:font-style-asian="normal" style:font-style-complex="normal"/>
    </style:style>
    <style:style style:name="T1445" style:family="text">
      <style:text-properties fo:font-style="normal" officeooo:rsid="3c6564df" style:font-style-asian="normal" style:font-style-complex="normal"/>
    </style:style>
    <style:style style:name="T1446" style:family="text">
      <style:text-properties fo:font-style="normal" officeooo:rsid="3e9c97a9" style:font-style-asian="normal" style:font-style-complex="normal"/>
    </style:style>
    <style:style style:name="T1447" style:family="text">
      <style:text-properties fo:font-style="normal" officeooo:rsid="3f19aaaa" style:font-style-asian="normal" style:font-style-complex="normal"/>
    </style:style>
    <style:style style:name="T1448" style:family="text">
      <style:text-properties fo:font-style="normal" officeooo:rsid="3f1db19d" style:font-style-asian="normal" style:font-style-complex="normal"/>
    </style:style>
    <style:style style:name="T1449" style:family="text">
      <style:text-properties fo:font-style="normal" officeooo:rsid="3f2ae0ed" style:font-style-asian="normal" style:font-style-complex="normal"/>
    </style:style>
    <style:style style:name="T1450" style:family="text">
      <style:text-properties fo:font-style="normal" officeooo:rsid="3f2c1347" style:font-style-asian="normal" style:font-style-complex="normal"/>
    </style:style>
    <style:style style:name="T1451" style:family="text">
      <style:text-properties fo:font-style="normal" officeooo:rsid="3f2d27ea" style:font-style-asian="normal" style:font-style-complex="normal"/>
    </style:style>
    <style:style style:name="T1452" style:family="text">
      <style:text-properties fo:font-style="normal" officeooo:rsid="3f33182c" style:font-style-asian="normal" style:font-style-complex="normal"/>
    </style:style>
    <style:style style:name="T1453" style:family="text">
      <style:text-properties fo:font-style="normal" officeooo:rsid="3f331eab" style:font-style-asian="normal" style:font-style-complex="normal"/>
    </style:style>
    <style:style style:name="T1454" style:family="text">
      <style:text-properties fo:font-style="normal" officeooo:rsid="3f35b5ac" style:font-style-asian="normal" style:font-style-complex="normal"/>
    </style:style>
    <style:style style:name="T1455" style:family="text">
      <style:text-properties fo:font-style="normal" officeooo:rsid="3f44d274" style:font-style-asian="normal" style:font-style-complex="normal"/>
    </style:style>
    <style:style style:name="T1456" style:family="text">
      <style:text-properties fo:font-style="normal" officeooo:rsid="3f594651" style:font-style-asian="normal" style:font-style-complex="normal"/>
    </style:style>
    <style:style style:name="T1457" style:family="text">
      <style:text-properties fo:font-style="normal" officeooo:rsid="3f5b62c9" style:font-style-asian="normal" style:font-style-complex="normal"/>
    </style:style>
    <style:style style:name="T1458" style:family="text">
      <style:text-properties fo:font-style="normal" officeooo:rsid="3f7918f7" style:font-style-asian="normal" style:font-style-complex="normal"/>
    </style:style>
    <style:style style:name="T1459" style:family="text">
      <style:text-properties fo:font-style="normal" officeooo:rsid="3f2955a1" style:font-style-asian="normal" style:font-style-complex="normal"/>
    </style:style>
    <style:style style:name="T1460" style:family="text">
      <style:text-properties fo:font-style="normal" officeooo:rsid="3f2f946e" style:font-style-asian="normal" style:font-style-complex="normal"/>
    </style:style>
    <style:style style:name="T1461" style:family="text">
      <style:text-properties fo:font-style="normal" officeooo:rsid="3f9d44e3" style:font-style-asian="normal" style:font-style-complex="normal"/>
    </style:style>
    <style:style style:name="T1462" style:family="text">
      <style:text-properties fo:font-style="normal" officeooo:rsid="3fd13d3c" style:font-style-asian="normal" style:font-style-complex="normal"/>
    </style:style>
    <style:style style:name="T1463" style:family="text">
      <style:text-properties fo:font-style="normal" officeooo:rsid="3fd1c6df" style:font-style-asian="normal" style:font-style-complex="normal"/>
    </style:style>
    <style:style style:name="T1464" style:family="text">
      <style:text-properties fo:font-style="normal" officeooo:rsid="3fd21e6b" style:font-style-asian="normal" style:font-style-complex="normal"/>
    </style:style>
    <style:style style:name="T1465" style:family="text">
      <style:text-properties fo:font-style="normal" officeooo:rsid="3ff7df0e" style:font-style-asian="normal" style:font-style-complex="normal"/>
    </style:style>
    <style:style style:name="T1466" style:family="text">
      <style:text-properties fo:font-style="normal" officeooo:rsid="3ff8ed03" style:font-style-asian="normal" style:font-style-complex="normal"/>
    </style:style>
    <style:style style:name="T1467" style:family="text">
      <style:text-properties fo:font-style="normal" officeooo:rsid="3ffac44a" style:font-style-asian="normal" style:font-style-complex="normal"/>
    </style:style>
    <style:style style:name="T1468" style:family="text">
      <style:text-properties fo:font-style="normal" officeooo:rsid="40069751" style:font-style-asian="normal" style:font-style-complex="normal"/>
    </style:style>
    <style:style style:name="T1469" style:family="text">
      <style:text-properties fo:font-style="normal" officeooo:rsid="408430cb" style:font-style-asian="normal" style:font-style-complex="normal"/>
    </style:style>
    <style:style style:name="T1470" style:family="text">
      <style:text-properties fo:font-style="normal" officeooo:rsid="409fce6e" style:font-style-asian="normal" style:font-style-complex="normal"/>
    </style:style>
    <style:style style:name="T1471" style:family="text">
      <style:text-properties fo:font-style="normal" officeooo:rsid="229f4bef" style:font-style-asian="normal" style:font-style-complex="normal"/>
    </style:style>
    <style:style style:name="T1472" style:family="text">
      <style:text-properties fo:font-style="normal" officeooo:rsid="40ff6eb5" style:font-style-asian="normal" style:font-style-complex="normal"/>
    </style:style>
    <style:style style:name="T1473" style:family="text">
      <style:text-properties fo:font-style="normal" officeooo:rsid="3e0307de" style:font-style-asian="normal" style:font-style-complex="normal"/>
    </style:style>
    <style:style style:name="T1474" style:family="text">
      <style:text-properties fo:font-style="normal" officeooo:rsid="4103fb1a" style:font-style-asian="normal" style:font-style-complex="normal"/>
    </style:style>
    <style:style style:name="T1475" style:family="text">
      <style:text-properties fo:font-style="normal" officeooo:rsid="3eb4b392" style:font-style-asian="normal" style:font-style-complex="normal"/>
    </style:style>
    <style:style style:name="T1476" style:family="text">
      <style:text-properties fo:font-style="normal" officeooo:rsid="237987a4" style:font-style-asian="normal" style:font-style-complex="normal"/>
    </style:style>
    <style:style style:name="T1477" style:family="text">
      <style:text-properties fo:font-style="normal" officeooo:rsid="411ea80d" style:font-style-asian="normal" style:font-style-complex="normal"/>
    </style:style>
    <style:style style:name="T1478" style:family="text">
      <style:text-properties fo:font-style="normal" officeooo:rsid="413c7b10" style:font-style-asian="normal" style:font-style-complex="normal"/>
    </style:style>
    <style:style style:name="T1479" style:family="text">
      <style:text-properties fo:font-style="normal" officeooo:rsid="422655a2" style:font-style-asian="normal" style:font-style-complex="normal"/>
    </style:style>
    <style:style style:name="T1480" style:family="text">
      <style:text-properties fo:font-style="normal" officeooo:rsid="4229aa2b" style:font-style-asian="normal" style:font-style-complex="normal"/>
    </style:style>
    <style:style style:name="T1481" style:family="text">
      <style:text-properties fo:font-style="normal" officeooo:rsid="3f9475dd" style:font-style-asian="normal" style:font-style-complex="normal"/>
    </style:style>
    <style:style style:name="T1482" style:family="text">
      <style:text-properties fo:font-style="normal" officeooo:rsid="422bff43" style:font-style-asian="normal" style:font-style-complex="normal"/>
    </style:style>
    <style:style style:name="T1483" style:family="text">
      <style:text-properties fo:font-style="normal" officeooo:rsid="4238ef25" style:font-style-asian="normal" style:font-style-complex="normal"/>
    </style:style>
    <style:style style:name="T1484" style:family="text">
      <style:text-properties fo:font-style="normal" officeooo:rsid="4243daaa" style:font-style-asian="normal" style:font-style-complex="normal"/>
    </style:style>
    <style:style style:name="T1485" style:family="text">
      <style:text-properties fo:font-style="normal" officeooo:rsid="42455b22" style:font-style-asian="normal" style:font-style-complex="normal"/>
    </style:style>
    <style:style style:name="T1486" style:family="text">
      <style:text-properties fo:font-style="normal" officeooo:rsid="424948e8" style:font-style-asian="normal" style:font-style-complex="normal"/>
    </style:style>
    <style:style style:name="T1487" style:family="text">
      <style:text-properties fo:font-style="normal" officeooo:rsid="3f04b7a4" style:font-style-asian="normal" style:font-style-complex="normal"/>
    </style:style>
    <style:style style:name="T1488" style:family="text">
      <style:text-properties fo:font-style="normal" officeooo:rsid="40fec6d5" style:font-style-asian="normal" style:font-style-complex="normal"/>
    </style:style>
    <style:style style:name="T1489" style:family="text">
      <style:text-properties fo:font-style="normal" officeooo:rsid="425c509e" style:font-style-asian="normal" style:font-style-complex="normal"/>
    </style:style>
    <style:style style:name="T1490" style:family="text">
      <style:text-properties fo:font-style="normal" officeooo:rsid="425ea1d3" style:font-style-asian="normal" style:font-style-complex="normal"/>
    </style:style>
    <style:style style:name="T1491" style:family="text">
      <style:text-properties fo:font-style="normal" officeooo:rsid="3ff60362" style:font-style-asian="normal" style:font-style-complex="normal"/>
    </style:style>
    <style:style style:name="T1492" style:family="text">
      <style:text-properties fo:font-style="normal" officeooo:rsid="426079da" style:font-style-asian="normal" style:font-style-complex="normal"/>
    </style:style>
    <style:style style:name="T1493" style:family="text">
      <style:text-properties fo:font-style="normal" officeooo:rsid="4260b72b" style:font-style-asian="normal" style:font-style-complex="normal"/>
    </style:style>
    <style:style style:name="T1494" style:family="text">
      <style:text-properties fo:font-style="normal" officeooo:rsid="42625fb6" style:font-style-asian="normal" style:font-style-complex="normal"/>
    </style:style>
    <style:style style:name="T1495" style:family="text">
      <style:text-properties fo:font-style="normal" officeooo:rsid="4262827c" style:font-style-asian="normal" style:font-style-complex="normal"/>
    </style:style>
    <style:style style:name="T1496" style:family="text">
      <style:text-properties fo:font-style="normal" officeooo:rsid="3b8776fb" style:font-style-asian="normal" style:font-style-complex="normal"/>
    </style:style>
    <style:style style:name="T1497" style:family="text">
      <style:text-properties fo:font-style="normal" officeooo:rsid="398bdeda" style:font-style-asian="normal" style:font-style-complex="normal"/>
    </style:style>
    <style:style style:name="T1498" style:family="text">
      <style:text-properties fo:font-style="normal" officeooo:rsid="3989dc07" style:font-style-asian="normal" style:font-style-complex="normal"/>
    </style:style>
    <style:style style:name="T1499" style:family="text">
      <style:text-properties fo:font-style="normal" officeooo:rsid="3d0175eb" style:font-style-asian="normal" style:font-style-complex="normal"/>
    </style:style>
    <style:style style:name="T1500" style:family="text">
      <style:text-properties fo:font-style="normal" officeooo:rsid="42667655" style:font-style-asian="normal" style:font-style-complex="normal"/>
    </style:style>
    <style:style style:name="T1501" style:family="text">
      <style:text-properties fo:font-style="normal" officeooo:rsid="426a464e" style:font-style-asian="normal" style:font-style-complex="normal"/>
    </style:style>
    <style:style style:name="T1502" style:family="text">
      <style:text-properties fo:font-style="normal" officeooo:rsid="42afa91a" style:font-style-asian="normal" style:font-style-complex="normal"/>
    </style:style>
    <style:style style:name="T1503" style:family="text">
      <style:text-properties fo:font-style="normal" officeooo:rsid="427b9dc5" style:font-style-asian="normal" style:font-style-complex="normal"/>
    </style:style>
    <style:style style:name="T1504" style:family="text">
      <style:text-properties fo:font-style="normal" officeooo:rsid="42a8d7fc" style:font-style-asian="normal" style:font-style-complex="normal"/>
    </style:style>
    <style:style style:name="T1505" style:family="text">
      <style:text-properties fo:font-style="normal" officeooo:rsid="427bcbd5" style:font-style-asian="normal" style:font-style-complex="normal"/>
    </style:style>
    <style:style style:name="T1506" style:family="text">
      <style:text-properties fo:font-style="normal" officeooo:rsid="42aadd19" style:font-style-asian="normal" style:font-style-complex="normal"/>
    </style:style>
    <style:style style:name="T1507" style:family="text">
      <style:text-properties fo:font-style="normal" officeooo:rsid="42b3480f" style:font-style-asian="normal" style:font-style-complex="normal"/>
    </style:style>
    <style:style style:name="T1508" style:family="text">
      <style:text-properties fo:font-style="normal" officeooo:rsid="421f3761" style:font-style-asian="normal" style:font-style-complex="normal"/>
    </style:style>
    <style:style style:name="T1509" style:family="text">
      <style:text-properties fo:font-style="normal" officeooo:rsid="3bed2d2d" style:font-style-asian="normal" style:font-style-complex="normal"/>
    </style:style>
    <style:style style:name="T1510" style:family="text">
      <style:text-properties fo:font-style="normal" officeooo:rsid="42877ec6" style:font-style-asian="normal" style:font-style-complex="normal"/>
    </style:style>
    <style:style style:name="T1511" style:family="text">
      <style:text-properties fo:font-style="normal" officeooo:rsid="403a51d8" style:font-style-asian="normal" style:font-style-complex="normal"/>
    </style:style>
    <style:style style:name="T1512" style:family="text">
      <style:text-properties fo:font-style="normal" officeooo:rsid="4272acc5" style:font-style-asian="normal" style:font-style-complex="normal"/>
    </style:style>
    <style:style style:name="T1513" style:family="text">
      <style:text-properties fo:font-style="normal" officeooo:rsid="3764dad6" style:font-style-asian="normal" style:font-style-complex="normal"/>
    </style:style>
    <style:style style:name="T1514" style:family="text">
      <style:text-properties fo:font-style="normal" style:text-underline-style="none" style:font-style-asian="normal" style:font-style-complex="normal"/>
    </style:style>
    <style:style style:name="T1515" style:family="text">
      <style:text-properties fo:font-style="normal" style:text-underline-style="none" officeooo:rsid="22f7ad49" style:font-style-asian="normal" style:font-style-complex="normal"/>
    </style:style>
    <style:style style:name="T1516" style:family="text">
      <style:text-properties fo:font-style="normal" fo:font-weight="bold" style:font-style-asian="normal" style:font-weight-asian="bold" style:font-style-complex="normal" style:font-weight-complex="bold"/>
    </style:style>
    <style:style style:name="T1517" style:family="text">
      <style:text-properties fo:font-style="normal" fo:font-weight="bold" officeooo:rsid="25a0872c" style:font-style-asian="normal" style:font-weight-asian="bold" style:font-style-complex="normal" style:font-weight-complex="bold"/>
    </style:style>
    <style:style style:name="T1518" style:family="text">
      <style:text-properties fo:font-style="normal" fo:font-weight="bold" officeooo:rsid="2cd8dc3f" style:font-style-asian="normal" style:font-weight-asian="bold" style:font-style-complex="normal" style:font-weight-complex="bold"/>
    </style:style>
    <style:style style:name="T1519" style:family="text">
      <style:text-properties fo:font-style="normal" fo:font-weight="bold" officeooo:rsid="2de0ec95" style:font-style-asian="normal" style:font-weight-asian="bold" style:font-style-complex="normal" style:font-weight-complex="bold"/>
    </style:style>
    <style:style style:name="T1520" style:family="text">
      <style:text-properties fo:font-style="normal" fo:font-weight="bold" officeooo:rsid="2e100a8b" style:font-style-asian="normal" style:font-weight-asian="bold" style:font-style-complex="normal" style:font-weight-complex="bold"/>
    </style:style>
    <style:style style:name="T1521" style:family="text">
      <style:text-properties fo:font-style="normal" fo:font-weight="bold" officeooo:rsid="2e2c817f" style:font-style-asian="normal" style:font-weight-asian="bold" style:font-style-complex="normal" style:font-weight-complex="bold"/>
    </style:style>
    <style:style style:name="T1522" style:family="text">
      <style:text-properties fo:font-style="normal" fo:font-weight="bold" officeooo:rsid="2e3084a9" style:font-style-asian="normal" style:font-weight-asian="bold" style:font-style-complex="normal" style:font-weight-complex="bold"/>
    </style:style>
    <style:style style:name="T1523" style:family="text">
      <style:text-properties fo:font-style="normal" fo:font-weight="bold" officeooo:rsid="30577479" style:font-style-asian="normal" style:font-weight-asian="bold" style:font-style-complex="normal" style:font-weight-complex="bold"/>
    </style:style>
    <style:style style:name="T1524" style:family="text">
      <style:text-properties fo:font-style="normal" fo:font-weight="bold" officeooo:rsid="305e2618" style:font-style-asian="normal" style:font-weight-asian="bold" style:font-style-complex="normal" style:font-weight-complex="bold"/>
    </style:style>
    <style:style style:name="T1525" style:family="text">
      <style:text-properties fo:font-style="normal" fo:font-weight="bold" officeooo:rsid="3036e840" style:font-style-asian="normal" style:font-weight-asian="bold" style:font-style-complex="normal" style:font-weight-complex="bold"/>
    </style:style>
    <style:style style:name="T1526" style:family="text">
      <style:text-properties fo:font-style="normal" fo:font-weight="bold" officeooo:rsid="30609787" style:font-style-asian="normal" style:font-weight-asian="bold" style:font-style-complex="normal" style:font-weight-complex="bold"/>
    </style:style>
    <style:style style:name="T1527" style:family="text">
      <style:text-properties fo:font-style="normal" fo:font-weight="bold" officeooo:rsid="30623206" style:font-style-asian="normal" style:font-weight-asian="bold" style:font-style-complex="normal" style:font-weight-complex="bold"/>
    </style:style>
    <style:style style:name="T1528" style:family="text">
      <style:text-properties fo:font-style="normal" fo:font-weight="bold" officeooo:rsid="24393486" style:font-style-asian="normal" style:font-weight-asian="bold" style:font-style-complex="normal" style:font-weight-complex="bold"/>
    </style:style>
    <style:style style:name="T1529" style:family="text">
      <style:text-properties fo:font-style="normal" fo:font-weight="bold" officeooo:rsid="30c0c537" style:font-style-asian="normal" style:font-weight-asian="bold" style:font-style-complex="normal" style:font-weight-complex="bold"/>
    </style:style>
    <style:style style:name="T1530" style:family="text">
      <style:text-properties fo:font-style="normal" fo:font-weight="bold" officeooo:rsid="3560f8ae" style:font-style-asian="normal" style:font-weight-asian="bold" style:font-style-complex="normal" style:font-weight-complex="bold"/>
    </style:style>
    <style:style style:name="T1531" style:family="text">
      <style:text-properties fo:font-style="normal" fo:font-weight="bold" officeooo:rsid="36c86be9" style:font-style-asian="normal" style:font-weight-asian="bold" style:font-style-complex="normal" style:font-weight-complex="bold"/>
    </style:style>
    <style:style style:name="T1532" style:family="text">
      <style:text-properties fo:font-style="normal" fo:font-weight="bold" officeooo:rsid="1a4594f8" style:font-style-asian="normal" style:font-weight-asian="bold" style:font-style-complex="normal" style:font-weight-complex="bold"/>
    </style:style>
    <style:style style:name="T1533" style:family="text">
      <style:text-properties fo:font-style="normal" fo:font-weight="bold" officeooo:rsid="2d112704" style:font-style-asian="normal" style:font-weight-asian="bold" style:font-style-complex="normal" style:font-weight-complex="bold"/>
    </style:style>
    <style:style style:name="T1534" style:family="text">
      <style:text-properties fo:font-style="normal" fo:font-weight="bold" officeooo:rsid="384d265b" style:font-style-asian="normal" style:font-weight-asian="bold" style:font-style-complex="normal" style:font-weight-complex="bold"/>
    </style:style>
    <style:style style:name="T1535" style:family="text">
      <style:text-properties fo:font-style="normal" fo:font-weight="bold" officeooo:rsid="394cffbd" style:font-style-asian="normal" style:font-weight-asian="bold" style:font-style-complex="normal" style:font-weight-complex="bold"/>
    </style:style>
    <style:style style:name="T1536" style:family="text">
      <style:text-properties fo:font-style="normal" fo:font-weight="bold" officeooo:rsid="3ab807b0" style:font-style-asian="normal" style:font-weight-asian="bold" style:font-style-complex="normal" style:font-weight-complex="bold"/>
    </style:style>
    <style:style style:name="T1537" style:family="text">
      <style:text-properties fo:font-style="normal" fo:font-weight="bold" officeooo:rsid="3af6ba05" style:font-style-asian="normal" style:font-weight-asian="bold" style:font-style-complex="normal" style:font-weight-complex="bold"/>
    </style:style>
    <style:style style:name="T1538" style:family="text">
      <style:text-properties fo:font-style="normal" fo:font-weight="bold" officeooo:rsid="425ea1d3" style:font-style-asian="normal" style:font-weight-asian="bold" style:font-style-complex="normal" style:font-weight-complex="bold"/>
    </style:style>
    <style:style style:name="T1539" style:family="text">
      <style:text-properties fo:font-style="normal" fo:font-weight="bold" fo:background-color="#fff200" loext:char-shading-value="0" style:font-style-asian="normal" style:font-weight-asian="bold" style:font-style-complex="normal" style:font-weight-complex="bold"/>
    </style:style>
    <style:style style:name="T154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3" style:family="text">
      <style:text-properties fo:font-style="normal" fo:font-weight="normal" style:font-style-asian="normal" style:font-weight-asian="normal" style:font-style-complex="normal" style:font-weight-complex="normal"/>
    </style:style>
    <style:style style:name="T1544" style:family="text">
      <style:text-properties fo:font-style="normal" fo:font-weight="normal" officeooo:rsid="2b0a79aa" style:font-style-asian="normal" style:font-weight-asian="normal" style:font-style-complex="normal" style:font-weight-complex="normal"/>
    </style:style>
    <style:style style:name="T1545" style:family="text">
      <style:text-properties fo:font-style="normal" fo:font-weight="normal" officeooo:rsid="2b0b9663" style:font-style-asian="normal" style:font-weight-asian="normal" style:font-style-complex="normal" style:font-weight-complex="normal"/>
    </style:style>
    <style:style style:name="T1546" style:family="text">
      <style:text-properties fo:font-style="normal" fo:font-weight="normal" officeooo:rsid="2c188f63" style:font-style-asian="normal" style:font-weight-asian="normal" style:font-style-complex="normal" style:font-weight-complex="normal"/>
    </style:style>
    <style:style style:name="T1547" style:family="text">
      <style:text-properties fo:font-style="normal" fo:font-weight="normal" officeooo:rsid="1a583429" style:font-style-asian="normal" style:font-weight-asian="normal" style:font-style-complex="normal" style:font-weight-complex="normal"/>
    </style:style>
    <style:style style:name="T1548" style:family="text">
      <style:text-properties fo:font-style="normal" fo:font-weight="normal" officeooo:rsid="1a58f3e6" style:font-style-asian="normal" style:font-weight-asian="normal" style:font-style-complex="normal" style:font-weight-complex="normal"/>
    </style:style>
    <style:style style:name="T1549" style:family="text">
      <style:text-properties fo:font-style="normal" fo:font-weight="normal" officeooo:rsid="2fc4b85e" style:font-style-asian="normal" style:font-weight-asian="normal" style:font-style-complex="normal" style:font-weight-complex="normal"/>
    </style:style>
    <style:style style:name="T1550" style:family="text">
      <style:text-properties fo:font-style="normal" fo:font-weight="normal" officeooo:rsid="30577479" style:font-style-asian="normal" style:font-weight-asian="normal" style:font-style-complex="normal" style:font-weight-complex="normal"/>
    </style:style>
    <style:style style:name="T1551" style:family="text">
      <style:text-properties fo:font-style="normal" fo:font-weight="normal" officeooo:rsid="390ee940" style:font-style-asian="normal" style:font-weight-asian="normal" style:font-style-complex="normal" style:font-weight-complex="normal"/>
    </style:style>
    <style:style style:name="T1552" style:family="text">
      <style:text-properties fo:font-style="normal" fo:font-weight="normal" officeooo:rsid="3aedb73c" style:font-style-asian="normal" style:font-weight-asian="normal" style:font-style-complex="normal" style:font-weight-complex="normal"/>
    </style:style>
    <style:style style:name="T1553" style:family="text">
      <style:text-properties fo:font-style="normal" fo:font-weight="normal" officeooo:rsid="3afe3a92" style:font-style-asian="normal" style:font-weight-asian="normal" style:font-style-complex="normal" style:font-weight-complex="normal"/>
    </style:style>
    <style:style style:name="T1554" style:family="text">
      <style:text-properties fo:font-style="normal" fo:font-weight="normal" officeooo:rsid="3b0008e5" style:font-style-asian="normal" style:font-weight-asian="normal" style:font-style-complex="normal" style:font-weight-complex="normal"/>
    </style:style>
    <style:style style:name="T1555" style:family="text">
      <style:text-properties fo:font-style="normal" fo:font-weight="normal" officeooo:rsid="3b36e335" style:font-style-asian="normal" style:font-weight-asian="normal" style:font-style-complex="normal" style:font-weight-complex="normal"/>
    </style:style>
    <style:style style:name="T1556"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7" style:family="text">
      <style:text-properties fo:font-style="normal" fo:background-color="#fff200" loext:char-shading-value="0" style:font-style-asian="normal" style:font-style-complex="normal"/>
    </style:style>
    <style:style style:name="T1558" style:family="text">
      <style:text-properties fo:font-style="normal" officeooo:rsid="29d53365" fo:background-color="#fff200" loext:char-shading-value="0" style:font-style-asian="normal" style:font-style-complex="normal"/>
    </style:style>
    <style:style style:name="T1559" style:family="text">
      <style:text-properties fo:font-style="normal" officeooo:rsid="38349c6f" fo:background-color="#fff200" loext:char-shading-value="0" style:font-style-asian="normal" style:font-style-complex="normal"/>
    </style:style>
    <style:style style:name="T1560" style:family="text">
      <style:text-properties fo:font-style="normal" officeooo:rsid="29d5cdc0" fo:background-color="#fff200" loext:char-shading-value="0" style:font-style-asian="normal" style:font-style-complex="normal"/>
    </style:style>
    <style:style style:name="T1561" style:family="text">
      <style:text-properties fo:font-style="normal" officeooo:rsid="37b38dca" fo:background-color="#fff200" loext:char-shading-value="0" style:font-style-asian="normal" style:font-style-complex="normal"/>
    </style:style>
    <style:style style:name="T1562" style:family="text">
      <style:text-properties fo:font-style="normal" officeooo:rsid="37b4eaf1" fo:background-color="#fff200" loext:char-shading-value="0" style:font-style-asian="normal" style:font-style-complex="normal"/>
    </style:style>
    <style:style style:name="T1563" style:family="text">
      <style:text-properties fo:font-style="normal" officeooo:rsid="188b13b1" fo:background-color="#fff200" loext:char-shading-value="0" style:font-style-asian="normal" style:font-style-complex="normal"/>
    </style:style>
    <style:style style:name="T1564" style:family="text">
      <style:text-properties fo:font-style="normal" officeooo:rsid="29d6df68" fo:background-color="#fff200" loext:char-shading-value="0" style:font-style-asian="normal" style:font-style-complex="normal"/>
    </style:style>
    <style:style style:name="T1565" style:family="text">
      <style:text-properties fo:font-style="normal" officeooo:rsid="183e0810" fo:background-color="#fff200" loext:char-shading-value="0" style:font-style-asian="normal" style:font-style-complex="normal"/>
    </style:style>
    <style:style style:name="T1566" style:family="text">
      <style:text-properties fo:font-style="normal" officeooo:rsid="29c85d15" fo:background-color="#fff200" loext:char-shading-value="0" style:font-style-asian="normal" style:font-style-complex="normal"/>
    </style:style>
    <style:style style:name="T1567" style:family="text">
      <style:text-properties fo:font-style="normal" officeooo:rsid="111b4dc3" fo:background-color="#fff200" loext:char-shading-value="0" style:font-style-asian="normal" style:font-style-complex="normal"/>
    </style:style>
    <style:style style:name="T1568" style:family="text">
      <style:text-properties fo:font-style="normal" officeooo:rsid="183e2f5c" fo:background-color="#fff200" loext:char-shading-value="0" style:font-style-asian="normal" style:font-style-complex="normal"/>
    </style:style>
    <style:style style:name="T1569" style:family="text">
      <style:text-properties fo:font-style="normal" officeooo:rsid="289be73f" fo:background-color="#fff200" loext:char-shading-value="0" style:font-style-asian="normal" style:font-style-complex="normal"/>
    </style:style>
    <style:style style:name="T1570" style:family="text">
      <style:text-properties fo:font-style="normal" officeooo:rsid="166df4b7" fo:background-color="#fff200" loext:char-shading-value="0" style:font-style-asian="normal" style:font-style-complex="normal"/>
    </style:style>
    <style:style style:name="T1571" style:family="text">
      <style:text-properties fo:font-style="normal" officeooo:rsid="2fd65338" fo:background-color="#fff200" loext:char-shading-value="0" style:font-style-asian="normal" style:font-style-complex="normal"/>
    </style:style>
    <style:style style:name="T1572" style:family="text">
      <style:text-properties fo:font-style="normal" officeooo:rsid="1874e701" fo:background-color="#fff200" loext:char-shading-value="0" style:font-style-asian="normal" style:font-style-complex="normal"/>
    </style:style>
    <style:style style:name="T1573" style:family="text">
      <style:text-properties fo:font-style="normal" officeooo:rsid="2e2c99b2" fo:background-color="#fff200" loext:char-shading-value="0" style:font-style-asian="normal" style:font-style-complex="normal"/>
    </style:style>
    <style:style style:name="T1574" style:family="text">
      <style:text-properties fo:font-style="normal" officeooo:rsid="390ee940" fo:background-color="#fff200" loext:char-shading-value="0" style:font-style-asian="normal" style:font-style-complex="normal"/>
    </style:style>
    <style:style style:name="T1575" style:family="text">
      <style:text-properties fo:font-style="normal" officeooo:rsid="166d686a" fo:background-color="#fff200" loext:char-shading-value="0" style:font-style-asian="normal" style:font-style-complex="normal"/>
    </style:style>
    <style:style style:name="T1576" style:family="text">
      <style:text-properties fo:font-style="normal" officeooo:rsid="3c6564df" fo:background-color="#fff200" loext:char-shading-value="0" style:font-style-asian="normal" style:font-style-complex="normal"/>
    </style:style>
    <style:style style:name="T1577" style:family="text">
      <style:text-properties fo:font-style="normal" officeooo:rsid="3ebcdd66" fo:background-color="#fff200" loext:char-shading-value="0" style:font-style-asian="normal" style:font-style-complex="normal"/>
    </style:style>
    <style:style style:name="T1578" style:family="text">
      <style:text-properties fo:font-style="normal" officeooo:rsid="3bd7d974" fo:background-color="transparent" loext:char-shading-value="0" style:font-style-asian="normal" style:font-style-complex="normal"/>
    </style:style>
    <style:style style:name="T1579" style:family="text">
      <style:text-properties fo:font-style="normal" officeooo:rsid="3b063992" fo:background-color="transparent" loext:char-shading-value="0" style:font-style-asian="normal" style:font-style-complex="normal"/>
    </style:style>
    <style:style style:name="T1580" style:family="text">
      <style:text-properties fo:font-style="normal" officeooo:rsid="41053b1d" fo:background-color="transparent" loext:char-shading-value="0" style:font-style-asian="normal" style:font-style-complex="normal"/>
    </style:style>
    <style:style style:name="T1581" style:family="text">
      <style:text-properties fo:font-style="normal" officeooo:rsid="3a8089af" fo:background-color="transparent" loext:char-shading-value="0" style:font-style-asian="normal" style:font-style-complex="normal"/>
    </style:style>
    <style:style style:name="T1582" style:family="text">
      <style:text-properties fo:font-style="normal" officeooo:rsid="4111e701" fo:background-color="transparent" loext:char-shading-value="0" style:font-style-asian="normal" style:font-style-complex="normal"/>
    </style:style>
    <style:style style:name="T1583" style:family="text">
      <style:text-properties fo:font-style="normal" officeooo:rsid="42325009" fo:background-color="transparent" loext:char-shading-value="0" style:font-style-asian="normal" style:font-style-complex="normal"/>
    </style:style>
    <style:style style:name="T1584" style:family="text">
      <style:text-properties fo:font-style="normal" officeooo:rsid="42343cb7" fo:background-color="transparent" loext:char-shading-value="0" style:font-style-asian="normal" style:font-style-complex="normal"/>
    </style:style>
    <style:style style:name="T1585" style:family="text">
      <style:text-properties fo:font-style="normal" officeooo:rsid="4234dcd6" fo:background-color="transparent" loext:char-shading-value="0" style:font-style-asian="normal" style:font-style-complex="normal"/>
    </style:style>
    <style:style style:name="T1586" style:family="text">
      <style:text-properties fo:font-style="normal" officeooo:rsid="42356d2b" fo:background-color="transparent" loext:char-shading-value="0" style:font-style-asian="normal" style:font-style-complex="normal"/>
    </style:style>
    <style:style style:name="T1587" style:family="text">
      <style:text-properties fo:font-style="normal" officeooo:rsid="426c56ef" fo:background-color="transparent" loext:char-shading-value="0" style:font-style-asian="normal" style:font-style-complex="normal"/>
    </style:style>
    <style:style style:name="T1588" style:family="text">
      <style:text-properties fo:font-style="normal" officeooo:rsid="402713c8" fo:background-color="transparent" loext:char-shading-value="0" style:font-style-asian="normal" style:font-style-complex="normal"/>
    </style:style>
    <style:style style:name="T1589" style:family="text">
      <style:text-properties fo:font-style="normal" officeooo:rsid="36791e48" fo:background-color="transparent" loext:char-shading-value="0" style:font-style-asian="normal" style:font-style-complex="normal"/>
    </style:style>
    <style:style style:name="T1590" style:family="text">
      <style:text-properties fo:font-style="normal" officeooo:rsid="4052fb12" fo:background-color="transparent" loext:char-shading-value="0" style:language-asian="cs" style:country-asian="CZ" style:font-style-asian="normal" style:font-style-complex="normal"/>
    </style:style>
    <style:style style:name="T1591" style:family="text">
      <style:text-properties fo:font-style="normal" officeooo:rsid="4289fa5d" fo:background-color="transparent" loext:char-shading-value="0" style:language-asian="cs" style:country-asian="CZ" style:font-style-asian="normal" style:font-style-complex="normal"/>
    </style:style>
    <style:style style:name="T1592" style:family="text">
      <style:text-properties fo:font-style="normal" officeooo:rsid="428a3746" fo:background-color="transparent" loext:char-shading-value="0" style:language-asian="cs" style:country-asian="CZ" style:font-style-asian="normal" style:font-style-complex="normal"/>
    </style:style>
    <style:style style:name="T1593" style:family="text">
      <style:text-properties officeooo:rsid="201d0560"/>
    </style:style>
    <style:style style:name="T1594" style:family="text">
      <style:text-properties officeooo:rsid="203a73cb"/>
    </style:style>
    <style:style style:name="T1595" style:family="text">
      <style:text-properties officeooo:rsid="205345cd"/>
    </style:style>
    <style:style style:name="T1596" style:family="text">
      <style:text-properties officeooo:rsid="205cb6a1"/>
    </style:style>
    <style:style style:name="T1597" style:family="text">
      <style:text-properties officeooo:rsid="2065587c"/>
    </style:style>
    <style:style style:name="T1598" style:family="text">
      <style:text-properties officeooo:rsid="2068fff3"/>
    </style:style>
    <style:style style:name="T1599" style:family="text">
      <style:text-properties officeooo:rsid="206acc77"/>
    </style:style>
    <style:style style:name="T1600" style:family="text">
      <style:text-properties officeooo:rsid="20768cfb"/>
    </style:style>
    <style:style style:name="T1601" style:family="text">
      <style:text-properties officeooo:rsid="207a19a7"/>
    </style:style>
    <style:style style:name="T1602" style:family="text">
      <style:text-properties officeooo:rsid="207e1207"/>
    </style:style>
    <style:style style:name="T1603" style:family="text">
      <style:text-properties officeooo:rsid="208751d0"/>
    </style:style>
    <style:style style:name="T1604" style:family="text">
      <style:text-properties officeooo:rsid="20889469"/>
    </style:style>
    <style:style style:name="T1605" style:family="text">
      <style:text-properties officeooo:rsid="209a6c6f"/>
    </style:style>
    <style:style style:name="T1606" style:family="text">
      <style:text-properties officeooo:rsid="20a19e91"/>
    </style:style>
    <style:style style:name="T1607" style:family="text">
      <style:text-properties fo:font-size="9.5pt" fo:letter-spacing="0.009cm" fo:language="cs" fo:country="CZ" style:font-size-asian="9.5pt" style:language-asian="cs" style:country-asian="CZ"/>
    </style:style>
    <style:style style:name="T1608" style:family="text">
      <style:text-properties fo:font-size="9.5pt" fo:letter-spacing="0.009cm" fo:language="cs" fo:country="CZ" officeooo:rsid="20aac5d0" style:font-size-asian="9.5pt" style:language-asian="cs" style:country-asian="CZ"/>
    </style:style>
    <style:style style:name="T1609" style:family="text">
      <style:text-properties fo:font-size="9.5pt" fo:letter-spacing="0.009cm" fo:language="cs" fo:country="CZ" officeooo:rsid="20ace839" style:font-size-asian="9.5pt" style:language-asian="cs" style:country-asian="CZ"/>
    </style:style>
    <style:style style:name="T1610" style:family="text">
      <style:text-properties fo:font-size="9.5pt" fo:letter-spacing="0.009cm" fo:language="cs" fo:country="CZ" officeooo:rsid="20a56c6b" style:font-size-asian="9.5pt" style:language-asian="cs" style:country-asian="CZ"/>
    </style:style>
    <style:style style:name="T1611" style:family="text">
      <style:text-properties fo:font-size="9.5pt" fo:letter-spacing="0.009cm" fo:language="cs" fo:country="CZ" officeooo:rsid="20a75113" style:font-size-asian="9.5pt" style:language-asian="cs" style:country-asian="CZ"/>
    </style:style>
    <style:style style:name="T1612" style:family="text">
      <style:text-properties fo:font-size="9.5pt" fo:letter-spacing="0.009cm" fo:language="cs" fo:country="CZ" officeooo:rsid="20af97d2" style:font-size-asian="9.5pt" style:language-asian="cs" style:country-asian="CZ"/>
    </style:style>
    <style:style style:name="T1613" style:family="text">
      <style:text-properties fo:font-size="9.5pt" fo:letter-spacing="0.009cm" fo:language="cs" fo:country="CZ" officeooo:rsid="20b19335" style:font-size-asian="9.5pt" style:language-asian="cs" style:country-asian="CZ"/>
    </style:style>
    <style:style style:name="T1614" style:family="text">
      <style:text-properties fo:font-size="9.5pt" fo:letter-spacing="0.009cm" fo:language="cs" fo:country="CZ" officeooo:rsid="20b85116" style:font-size-asian="9.5pt" style:language-asian="cs" style:country-asian="CZ"/>
    </style:style>
    <style:style style:name="T1615" style:family="text">
      <style:text-properties fo:font-size="9.5pt" fo:letter-spacing="0.009cm" fo:language="cs" fo:country="CZ" officeooo:rsid="20c1c0ac" style:font-size-asian="9.5pt" style:language-asian="cs" style:country-asian="CZ"/>
    </style:style>
    <style:style style:name="T1616" style:family="text">
      <style:text-properties fo:font-size="9.5pt" fo:letter-spacing="0.009cm" fo:language="cs" fo:country="CZ" officeooo:rsid="20c7ab34" style:font-size-asian="9.5pt" style:language-asian="cs" style:country-asian="CZ"/>
    </style:style>
    <style:style style:name="T1617" style:family="text">
      <style:text-properties fo:font-size="9.5pt" fo:letter-spacing="0.009cm" fo:language="cs" fo:country="CZ" officeooo:rsid="20c7e044" style:font-size-asian="9.5pt" style:language-asian="cs" style:country-asian="CZ"/>
    </style:style>
    <style:style style:name="T1618" style:family="text">
      <style:text-properties fo:font-size="9.5pt" fo:letter-spacing="0.009cm" fo:language="cs" fo:country="CZ" officeooo:rsid="20ca50b1" style:font-size-asian="9.5pt" style:language-asian="cs" style:country-asian="CZ"/>
    </style:style>
    <style:style style:name="T1619" style:family="text">
      <style:text-properties fo:font-size="9.5pt" fo:letter-spacing="0.009cm" fo:language="cs" fo:country="CZ" officeooo:rsid="20caf294" style:font-size-asian="9.5pt" style:language-asian="cs" style:country-asian="CZ"/>
    </style:style>
    <style:style style:name="T1620" style:family="text">
      <style:text-properties fo:font-size="9.5pt" fo:letter-spacing="0.009cm" fo:language="cs" fo:country="CZ" officeooo:rsid="21fc73fc" style:font-size-asian="9.5pt" style:language-asian="cs" style:country-asian="CZ"/>
    </style:style>
    <style:style style:name="T1621" style:family="text">
      <style:text-properties fo:font-size="9.5pt" fo:letter-spacing="0.009cm" fo:language="cs" fo:country="CZ" officeooo:rsid="223e7fa9" style:font-size-asian="9.5pt" style:language-asian="cs" style:country-asian="CZ"/>
    </style:style>
    <style:style style:name="T1622" style:family="text">
      <style:text-properties fo:font-size="9.5pt" fo:letter-spacing="0.009cm" fo:language="cs" fo:country="CZ" officeooo:rsid="22462321" style:font-size-asian="9.5pt" style:language-asian="cs" style:country-asian="CZ"/>
    </style:style>
    <style:style style:name="T1623" style:family="text">
      <style:text-properties fo:font-size="9.5pt" fo:letter-spacing="0.009cm" fo:language="cs" fo:country="CZ" officeooo:rsid="2366bc69" style:font-size-asian="9.5pt" style:language-asian="cs" style:country-asian="CZ"/>
    </style:style>
    <style:style style:name="T1624" style:family="text">
      <style:text-properties fo:font-size="9.5pt" fo:letter-spacing="0.009cm" fo:language="cs" fo:country="CZ" officeooo:rsid="236a0e98" style:font-size-asian="9.5pt" style:language-asian="cs" style:country-asian="CZ"/>
    </style:style>
    <style:style style:name="T1625" style:family="text">
      <style:text-properties fo:font-size="9.5pt" fo:letter-spacing="0.009cm" fo:language="cs" fo:country="CZ" officeooo:rsid="24fd5613" style:font-size-asian="9.5pt" style:language-asian="cs" style:country-asian="CZ"/>
    </style:style>
    <style:style style:name="T1626" style:family="text">
      <style:text-properties fo:font-size="9.5pt" fo:letter-spacing="0.009cm" fo:language="cs" fo:country="CZ" officeooo:rsid="24fd7573" style:font-size-asian="9.5pt" style:language-asian="cs" style:country-asian="CZ"/>
    </style:style>
    <style:style style:name="T1627" style:family="text">
      <style:text-properties fo:font-size="9.5pt" fo:letter-spacing="0.009cm" fo:language="cs" fo:country="CZ" officeooo:rsid="2503d268" style:font-size-asian="9.5pt" style:language-asian="cs" style:country-asian="CZ"/>
    </style:style>
    <style:style style:name="T1628" style:family="text">
      <style:text-properties fo:font-size="9.5pt" fo:letter-spacing="0.009cm" fo:language="cs" fo:country="CZ" officeooo:rsid="25047196" style:font-size-asian="9.5pt" style:language-asian="cs" style:country-asian="CZ"/>
    </style:style>
    <style:style style:name="T1629" style:family="text">
      <style:text-properties fo:font-size="9.5pt" fo:letter-spacing="0.009cm" fo:language="cs" fo:country="CZ" officeooo:rsid="25057cc0" style:font-size-asian="9.5pt" style:language-asian="cs" style:country-asian="CZ"/>
    </style:style>
    <style:style style:name="T1630" style:family="text">
      <style:text-properties fo:font-size="9.5pt" fo:letter-spacing="0.009cm" fo:language="cs" fo:country="CZ" officeooo:rsid="25085263" style:font-size-asian="9.5pt" style:language-asian="cs" style:country-asian="CZ"/>
    </style:style>
    <style:style style:name="T1631" style:family="text">
      <style:text-properties fo:font-size="9.5pt" fo:letter-spacing="0.009cm" fo:language="cs" fo:country="CZ" officeooo:rsid="250854d9" style:font-size-asian="9.5pt" style:language-asian="cs" style:country-asian="CZ"/>
    </style:style>
    <style:style style:name="T1632" style:family="text">
      <style:text-properties fo:font-size="9.5pt" fo:letter-spacing="0.009cm" fo:language="cs" fo:country="CZ" officeooo:rsid="2511aac7" style:font-size-asian="9.5pt" style:language-asian="cs" style:country-asian="CZ"/>
    </style:style>
    <style:style style:name="T1633" style:family="text">
      <style:text-properties fo:font-size="9.5pt" fo:letter-spacing="0.009cm" fo:language="cs" fo:country="CZ" officeooo:rsid="2514d94b" style:font-size-asian="9.5pt" style:language-asian="cs" style:country-asian="CZ"/>
    </style:style>
    <style:style style:name="T1634" style:family="text">
      <style:text-properties fo:font-size="9.5pt" fo:letter-spacing="0.009cm" fo:language="cs" fo:country="CZ" officeooo:rsid="25172e89" style:font-size-asian="9.5pt" style:language-asian="cs" style:country-asian="CZ"/>
    </style:style>
    <style:style style:name="T1635" style:family="text">
      <style:text-properties fo:font-size="9.5pt" fo:letter-spacing="0.009cm" fo:language="cs" fo:country="CZ" officeooo:rsid="2517543e" style:font-size-asian="9.5pt" style:language-asian="cs" style:country-asian="CZ"/>
    </style:style>
    <style:style style:name="T1636" style:family="text">
      <style:text-properties fo:font-size="9.5pt" fo:letter-spacing="0.009cm" fo:language="cs" fo:country="CZ" officeooo:rsid="2518ab17" style:font-size-asian="9.5pt" style:language-asian="cs" style:country-asian="CZ"/>
    </style:style>
    <style:style style:name="T1637" style:family="text">
      <style:text-properties fo:font-size="9.5pt" fo:letter-spacing="0.009cm" fo:language="cs" fo:country="CZ" officeooo:rsid="25193a8d" style:font-size-asian="9.5pt" style:language-asian="cs" style:country-asian="CZ"/>
    </style:style>
    <style:style style:name="T1638" style:family="text">
      <style:text-properties fo:font-size="9.5pt" fo:letter-spacing="0.009cm" fo:language="cs" fo:country="CZ" officeooo:rsid="251a8563" style:font-size-asian="9.5pt" style:language-asian="cs" style:country-asian="CZ"/>
    </style:style>
    <style:style style:name="T1639" style:family="text">
      <style:text-properties fo:font-size="9.5pt" fo:letter-spacing="0.009cm" fo:language="cs" fo:country="CZ" officeooo:rsid="251b4fd4" style:font-size-asian="9.5pt" style:language-asian="cs" style:country-asian="CZ"/>
    </style:style>
    <style:style style:name="T1640" style:family="text">
      <style:text-properties fo:font-size="9.5pt" fo:letter-spacing="0.009cm" fo:language="cs" fo:country="CZ" officeooo:rsid="251c1b9b" style:font-size-asian="9.5pt" style:language-asian="cs" style:country-asian="CZ"/>
    </style:style>
    <style:style style:name="T1641" style:family="text">
      <style:text-properties fo:font-size="9.5pt" fo:letter-spacing="0.009cm" fo:language="cs" fo:country="CZ" officeooo:rsid="251cc7bb" style:font-size-asian="9.5pt" style:language-asian="cs" style:country-asian="CZ"/>
    </style:style>
    <style:style style:name="T1642" style:family="text">
      <style:text-properties fo:font-size="9.5pt" fo:letter-spacing="0.009cm" fo:language="cs" fo:country="CZ" officeooo:rsid="251d440f" style:font-size-asian="9.5pt" style:language-asian="cs" style:country-asian="CZ"/>
    </style:style>
    <style:style style:name="T1643" style:family="text">
      <style:text-properties fo:font-size="9.5pt" fo:letter-spacing="0.009cm" fo:language="cs" fo:country="CZ" officeooo:rsid="2855eaa6" style:font-size-asian="9.5pt" style:language-asian="cs" style:country-asian="CZ"/>
    </style:style>
    <style:style style:name="T1644" style:family="text">
      <style:text-properties fo:font-size="9.5pt" fo:letter-spacing="0.009cm" fo:language="cs" fo:country="CZ" officeooo:rsid="285c2fe7" style:font-size-asian="9.5pt" style:language-asian="cs" style:country-asian="CZ"/>
    </style:style>
    <style:style style:name="T1645" style:family="text">
      <style:text-properties fo:font-size="9.5pt" fo:letter-spacing="0.009cm" fo:language="cs" fo:country="CZ" officeooo:rsid="2b05b4e8" style:font-size-asian="9.5pt" style:language-asian="cs" style:country-asian="CZ"/>
    </style:style>
    <style:style style:name="T1646" style:family="text">
      <style:text-properties fo:font-size="9.5pt" fo:letter-spacing="0.009cm" fo:language="cs" fo:country="CZ" officeooo:rsid="2b06eaf6" style:font-size-asian="9.5pt" style:language-asian="cs" style:country-asian="CZ"/>
    </style:style>
    <style:style style:name="T1647" style:family="text">
      <style:text-properties fo:font-size="9.5pt" fo:letter-spacing="0.009cm" fo:language="cs" fo:country="CZ" officeooo:rsid="2b088f1e" style:font-size-asian="9.5pt" style:language-asian="cs" style:country-asian="CZ"/>
    </style:style>
    <style:style style:name="T1648" style:family="text">
      <style:text-properties fo:font-size="9.5pt" fo:letter-spacing="0.009cm" fo:language="cs" fo:country="CZ" officeooo:rsid="2b089e62" style:font-size-asian="9.5pt" style:language-asian="cs" style:country-asian="CZ"/>
    </style:style>
    <style:style style:name="T1649" style:family="text">
      <style:text-properties fo:font-size="9.5pt" fo:letter-spacing="0.009cm" fo:language="cs" fo:country="CZ" officeooo:rsid="2b09058d" style:font-size-asian="9.5pt" style:language-asian="cs" style:country-asian="CZ"/>
    </style:style>
    <style:style style:name="T1650" style:family="text">
      <style:text-properties fo:font-size="9.5pt" fo:letter-spacing="0.009cm" fo:language="cs" fo:country="CZ" officeooo:rsid="2b0ec9f3" style:font-size-asian="9.5pt" style:language-asian="cs" style:country-asian="CZ"/>
    </style:style>
    <style:style style:name="T1651" style:family="text">
      <style:text-properties fo:font-size="9.5pt" fo:letter-spacing="0.009cm" fo:language="cs" fo:country="CZ" officeooo:rsid="2b1179df" style:font-size-asian="9.5pt" style:language-asian="cs" style:country-asian="CZ"/>
    </style:style>
    <style:style style:name="T1652" style:family="text">
      <style:text-properties fo:font-size="9.5pt" fo:letter-spacing="0.009cm" fo:language="cs" fo:country="CZ" officeooo:rsid="2b13cc28" style:font-size-asian="9.5pt" style:language-asian="cs" style:country-asian="CZ"/>
    </style:style>
    <style:style style:name="T1653" style:family="text">
      <style:text-properties fo:font-size="9.5pt" fo:letter-spacing="0.009cm" fo:language="cs" fo:country="CZ" officeooo:rsid="2b4e1284" style:font-size-asian="9.5pt" style:language-asian="cs" style:country-asian="CZ"/>
    </style:style>
    <style:style style:name="T1654" style:family="text">
      <style:text-properties fo:font-size="9.5pt" fo:letter-spacing="0.009cm" fo:language="cs" fo:country="CZ" officeooo:rsid="2b4ec87f" style:font-size-asian="9.5pt" style:language-asian="cs" style:country-asian="CZ"/>
    </style:style>
    <style:style style:name="T1655" style:family="text">
      <style:text-properties fo:font-size="9.5pt" fo:letter-spacing="0.009cm" fo:language="cs" fo:country="CZ" officeooo:rsid="2b5134e3" style:font-size-asian="9.5pt" style:language-asian="cs" style:country-asian="CZ"/>
    </style:style>
    <style:style style:name="T1656" style:family="text">
      <style:text-properties fo:font-size="9.5pt" fo:letter-spacing="0.009cm" fo:language="cs" fo:country="CZ" officeooo:rsid="2bbfd1e0" style:font-size-asian="9.5pt" style:language-asian="cs" style:country-asian="CZ"/>
    </style:style>
    <style:style style:name="T1657" style:family="text">
      <style:text-properties fo:font-size="9.5pt" fo:letter-spacing="0.009cm" fo:language="cs" fo:country="CZ" officeooo:rsid="36ba82dd" style:font-size-asian="9.5pt" style:language-asian="cs" style:country-asian="CZ"/>
    </style:style>
    <style:style style:name="T1658" style:family="text">
      <style:text-properties fo:font-size="9.5pt" fo:letter-spacing="0.009cm" fo:language="cs" fo:country="CZ" officeooo:rsid="36bdeb47" style:font-size-asian="9.5pt" style:language-asian="cs" style:country-asian="CZ"/>
    </style:style>
    <style:style style:name="T1659" style:family="text">
      <style:text-properties fo:font-size="9.5pt" fo:letter-spacing="0.009cm" fo:language="cs" fo:country="CZ" officeooo:rsid="36eeb930" style:font-size-asian="9.5pt" style:language-asian="cs" style:country-asian="CZ"/>
    </style:style>
    <style:style style:name="T1660" style:family="text">
      <style:text-properties fo:font-size="9.5pt" fo:letter-spacing="0.009cm" fo:language="cs" fo:country="CZ" officeooo:rsid="36f544f2" style:font-size-asian="9.5pt" style:language-asian="cs" style:country-asian="CZ"/>
    </style:style>
    <style:style style:name="T1661" style:family="text">
      <style:text-properties fo:font-size="9.5pt" fo:letter-spacing="0.009cm" fo:language="cs" fo:country="CZ" officeooo:rsid="36f69b26" style:font-size-asian="9.5pt" style:language-asian="cs" style:country-asian="CZ"/>
    </style:style>
    <style:style style:name="T1662" style:family="text">
      <style:text-properties fo:font-size="9.5pt" fo:letter-spacing="0.009cm" fo:language="cs" fo:country="CZ" officeooo:rsid="36f6b437" style:font-size-asian="9.5pt" style:language-asian="cs" style:country-asian="CZ"/>
    </style:style>
    <style:style style:name="T1663" style:family="text">
      <style:text-properties fo:font-size="9.5pt" fo:letter-spacing="0.009cm" fo:language="cs" fo:country="CZ" officeooo:rsid="36f73569" style:font-size-asian="9.5pt" style:language-asian="cs" style:country-asian="CZ"/>
    </style:style>
    <style:style style:name="T1664" style:family="text">
      <style:text-properties fo:font-size="9.5pt" fo:letter-spacing="0.009cm" fo:language="cs" fo:country="CZ" officeooo:rsid="3b1a3190" style:font-size-asian="9.5pt" style:language-asian="cs" style:country-asian="CZ"/>
    </style:style>
    <style:style style:name="T1665" style:family="text">
      <style:text-properties fo:font-size="9.5pt" fo:letter-spacing="0.009cm" fo:language="cs" fo:country="CZ" fo:font-style="italic" style:font-size-asian="9.5pt" style:language-asian="cs" style:country-asian="CZ" style:font-style-asian="italic" style:font-style-complex="italic"/>
    </style:style>
    <style:style style:name="T166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7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0" style:family="text">
      <style:text-properties fo:font-size="9.5pt" fo:letter-spacing="0.009cm" fo:language="cs" fo:country="CZ" fo:font-style="normal" style:font-size-asian="9.5pt" style:language-asian="cs" style:country-asian="CZ" style:font-style-asian="normal" style:font-style-complex="normal"/>
    </style:style>
    <style:style style:name="T168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3" style:family="text">
      <style:text-properties fo:font-size="9.5pt" fo:letter-spacing="0.009cm" fo:language="en" fo:country="US" officeooo:rsid="20b19335" style:font-size-asian="9.5pt" style:language-asian="cs" style:country-asian="CZ"/>
    </style:style>
    <style:style style:name="T1684" style:family="text">
      <style:text-properties fo:font-size="9.5pt" fo:language="cs" fo:country="CZ" style:font-size-asian="9.5pt" style:language-asian="cs" style:country-asian="CZ"/>
    </style:style>
    <style:style style:name="T1685" style:family="text">
      <style:text-properties fo:font-size="9.5pt" fo:language="cs" fo:country="CZ" officeooo:rsid="227d5938" style:font-size-asian="9.5pt" style:language-asian="cs" style:country-asian="CZ"/>
    </style:style>
    <style:style style:name="T1686" style:family="text">
      <style:text-properties fo:font-size="9.5pt" fo:language="cs" fo:country="CZ" officeooo:rsid="2858b2e9" style:font-size-asian="9.5pt" style:language-asian="cs" style:country-asian="CZ"/>
    </style:style>
    <style:style style:name="T1687" style:family="text">
      <style:text-properties fo:font-size="9.5pt" fo:language="cs" fo:country="CZ" officeooo:rsid="285a490a" style:font-size-asian="9.5pt" style:language-asian="cs" style:country-asian="CZ"/>
    </style:style>
    <style:style style:name="T1688" style:family="text">
      <style:text-properties fo:language="en" fo:country="US"/>
    </style:style>
    <style:style style:name="T1689" style:family="text">
      <style:text-properties fo:language="en" fo:country="US" officeooo:rsid="20f1f757"/>
    </style:style>
    <style:style style:name="T1690" style:family="text">
      <style:text-properties fo:language="en" fo:country="US" fo:font-weight="normal" style:font-weight-asian="normal" style:font-weight-complex="normal"/>
    </style:style>
    <style:style style:name="T1691" style:family="text">
      <style:text-properties fo:language="en" fo:country="US" officeooo:rsid="2cf2a3f4" style:language-asian="cs" style:country-asian="CZ"/>
    </style:style>
    <style:style style:name="T1692" style:family="text">
      <style:text-properties fo:language="en" fo:country="US" officeooo:rsid="3c72db6d" style:language-asian="cs" style:country-asian="CZ"/>
    </style:style>
    <style:style style:name="T1693" style:family="text">
      <style:text-properties fo:language="en" fo:country="US" officeooo:rsid="2b54f678"/>
    </style:style>
    <style:style style:name="T1694" style:family="text">
      <style:text-properties fo:language="en" fo:country="US" officeooo:rsid="2f28f0b3"/>
    </style:style>
    <style:style style:name="T1695" style:family="text">
      <style:text-properties fo:language="en" fo:country="US" officeooo:rsid="2ffe26dc"/>
    </style:style>
    <style:style style:name="T1696" style:family="text">
      <style:text-properties fo:language="en" fo:country="US" officeooo:rsid="30310a13"/>
    </style:style>
    <style:style style:name="T1697" style:family="text">
      <style:text-properties fo:language="en" fo:country="US" fo:font-style="italic" style:font-style-asian="italic" style:font-style-complex="italic"/>
    </style:style>
    <style:style style:name="T1698" style:family="text">
      <style:text-properties fo:language="en" fo:country="US" fo:font-style="italic" officeooo:rsid="387f7a99" style:font-style-asian="italic" style:font-style-complex="italic"/>
    </style:style>
    <style:style style:name="T1699" style:family="text">
      <style:text-properties fo:language="en" fo:country="US" officeooo:rsid="30747be6"/>
    </style:style>
    <style:style style:name="T1700" style:family="text">
      <style:text-properties fo:language="en" fo:country="US" officeooo:rsid="3138eb18"/>
    </style:style>
    <style:style style:name="T1701" style:family="text">
      <style:text-properties fo:language="en" fo:country="US" officeooo:rsid="3386bd80"/>
    </style:style>
    <style:style style:name="T1702" style:family="text">
      <style:text-properties fo:language="en" fo:country="US" officeooo:rsid="33d8aadc"/>
    </style:style>
    <style:style style:name="T1703" style:family="text">
      <style:text-properties fo:language="en" fo:country="US" officeooo:rsid="33e819f3"/>
    </style:style>
    <style:style style:name="T1704" style:family="text">
      <style:text-properties fo:language="en" fo:country="US" officeooo:rsid="3880135e"/>
    </style:style>
    <style:style style:name="T1705" style:family="text">
      <style:text-properties fo:language="en" fo:country="US" officeooo:rsid="39076eb1"/>
    </style:style>
    <style:style style:name="T1706" style:family="text">
      <style:text-properties fo:language="en" fo:country="US" officeooo:rsid="3908d961"/>
    </style:style>
    <style:style style:name="T1707" style:family="text">
      <style:text-properties fo:language="en" fo:country="US" officeooo:rsid="3908def9"/>
    </style:style>
    <style:style style:name="T1708" style:family="text">
      <style:text-properties fo:language="en" fo:country="US" officeooo:rsid="39fb13b9"/>
    </style:style>
    <style:style style:name="T1709" style:family="text">
      <style:text-properties fo:language="en" fo:country="US" officeooo:rsid="3abe9baf"/>
    </style:style>
    <style:style style:name="T1710" style:family="text">
      <style:text-properties fo:language="en" fo:country="US" officeooo:rsid="2ea7775a" fo:background-color="transparent" loext:char-shading-value="0"/>
    </style:style>
    <style:style style:name="T1711" style:family="text">
      <style:text-properties fo:language="en" fo:country="US" officeooo:rsid="3764dad6" fo:background-color="transparent" loext:char-shading-value="0"/>
    </style:style>
    <style:style style:name="T1712" style:family="text">
      <style:text-properties fo:language="en" fo:country="US" fo:font-style="normal" officeooo:rsid="428434de" style:font-style-asian="normal" style:font-style-complex="normal"/>
    </style:style>
    <style:style style:name="T1713" style:family="text">
      <style:text-properties fo:language="en" fo:country="US" fo:font-style="normal" officeooo:rsid="428434de" fo:background-color="transparent" loext:char-shading-value="0" style:font-style-asian="normal" style:font-style-complex="normal"/>
    </style:style>
    <style:style style:name="T1714" style:family="text">
      <style:text-properties officeooo:rsid="20f7086f"/>
    </style:style>
    <style:style style:name="T1715" style:family="text">
      <style:text-properties officeooo:rsid="211e75b5"/>
    </style:style>
    <style:style style:name="T1716" style:family="text">
      <style:text-properties officeooo:rsid="213d0be9"/>
    </style:style>
    <style:style style:name="T1717" style:family="text">
      <style:text-properties officeooo:rsid="214ce48d"/>
    </style:style>
    <style:style style:name="T1718" style:family="text">
      <style:text-properties officeooo:rsid="2163e5a4"/>
    </style:style>
    <style:style style:name="T1719" style:family="text">
      <style:text-properties officeooo:rsid="2164a9a6"/>
    </style:style>
    <style:style style:name="T1720" style:family="text">
      <style:text-properties officeooo:rsid="218eee67"/>
    </style:style>
    <style:style style:name="T1721" style:family="text">
      <style:text-properties officeooo:rsid="2195b040"/>
    </style:style>
    <style:style style:name="T1722" style:family="text">
      <style:text-properties officeooo:rsid="2197e806"/>
    </style:style>
    <style:style style:name="T1723" style:family="text">
      <style:text-properties officeooo:rsid="21996beb"/>
    </style:style>
    <style:style style:name="T1724" style:family="text">
      <style:text-properties officeooo:rsid="21a922d0"/>
    </style:style>
    <style:style style:name="T1725" style:family="text">
      <style:text-properties officeooo:rsid="21adb664"/>
    </style:style>
    <style:style style:name="T1726" style:family="text">
      <style:text-properties officeooo:rsid="21b1e115"/>
    </style:style>
    <style:style style:name="T1727" style:family="text">
      <style:text-properties officeooo:rsid="21b3d0c4"/>
    </style:style>
    <style:style style:name="T1728" style:family="text">
      <style:text-properties officeooo:rsid="21b6cacf"/>
    </style:style>
    <style:style style:name="T1729" style:family="text">
      <style:text-properties officeooo:rsid="21d6f3b6"/>
    </style:style>
    <style:style style:name="T1730" style:family="text">
      <style:text-properties officeooo:rsid="21d77dca"/>
    </style:style>
    <style:style style:name="T1731" style:family="text">
      <style:text-properties officeooo:rsid="21d784b3"/>
    </style:style>
    <style:style style:name="T1732" style:family="text">
      <style:text-properties officeooo:rsid="21d9cbd9"/>
    </style:style>
    <style:style style:name="T1733" style:family="text">
      <style:text-properties officeooo:rsid="21e28bc8"/>
    </style:style>
    <style:style style:name="T1734" style:family="text">
      <style:text-properties officeooo:rsid="21e40ee3"/>
    </style:style>
    <style:style style:name="T1735" style:family="text">
      <style:text-properties officeooo:rsid="2209a5d2"/>
    </style:style>
    <style:style style:name="T1736" style:family="text">
      <style:text-properties officeooo:rsid="220b2653"/>
    </style:style>
    <style:style style:name="T1737" style:family="text">
      <style:text-properties officeooo:rsid="220d11cf"/>
    </style:style>
    <style:style style:name="T1738" style:family="text">
      <style:text-properties officeooo:rsid="220e90a3"/>
    </style:style>
    <style:style style:name="T1739" style:family="text">
      <style:text-properties officeooo:rsid="20f1f757"/>
    </style:style>
    <style:style style:name="T1740" style:family="text">
      <style:text-properties officeooo:rsid="22439781"/>
    </style:style>
    <style:style style:name="T1741" style:family="text">
      <style:text-properties officeooo:rsid="22447983"/>
    </style:style>
    <style:style style:name="T1742" style:family="text">
      <style:text-properties officeooo:rsid="224eb86c"/>
    </style:style>
    <style:style style:name="T1743" style:family="text">
      <style:text-properties officeooo:rsid="2264f721"/>
    </style:style>
    <style:style style:name="T1744" style:family="text">
      <style:text-properties officeooo:rsid="228a945e"/>
    </style:style>
    <style:style style:name="T1745" style:family="text">
      <style:text-properties officeooo:rsid="2298b5b6"/>
    </style:style>
    <style:style style:name="T1746" style:family="text">
      <style:text-properties officeooo:rsid="229b2d63"/>
    </style:style>
    <style:style style:name="T1747" style:family="text">
      <style:text-properties officeooo:rsid="22a758fa"/>
    </style:style>
    <style:style style:name="T1748" style:family="text">
      <style:text-properties officeooo:rsid="22ac7656"/>
    </style:style>
    <style:style style:name="T1749" style:family="text">
      <style:text-properties officeooo:rsid="22b85964"/>
    </style:style>
    <style:style style:name="T1750" style:family="text">
      <style:text-properties officeooo:rsid="22ba25be"/>
    </style:style>
    <style:style style:name="T1751" style:family="text">
      <style:text-properties officeooo:rsid="22bd1088"/>
    </style:style>
    <style:style style:name="T1752" style:family="text">
      <style:text-properties officeooo:rsid="22d30b1a"/>
    </style:style>
    <style:style style:name="T1753" style:family="text">
      <style:text-properties officeooo:rsid="204f4e25"/>
    </style:style>
    <style:style style:name="T1754" style:family="text">
      <style:text-properties officeooo:rsid="22d854a9"/>
    </style:style>
    <style:style style:name="T1755" style:family="text">
      <style:text-properties officeooo:rsid="22dd5c36"/>
    </style:style>
    <style:style style:name="T1756" style:family="text">
      <style:text-properties officeooo:rsid="22defc71"/>
    </style:style>
    <style:style style:name="T1757" style:family="text">
      <style:text-properties officeooo:rsid="22e50c1a"/>
    </style:style>
    <style:style style:name="T1758" style:family="text">
      <style:text-properties officeooo:rsid="2022d038"/>
    </style:style>
    <style:style style:name="T1759" style:family="text">
      <style:text-properties officeooo:rsid="22e5bb83"/>
    </style:style>
    <style:style style:name="T1760" style:family="text">
      <style:text-properties officeooo:rsid="22e7537f"/>
    </style:style>
    <style:style style:name="T1761" style:family="text">
      <style:text-properties officeooo:rsid="22f5da9a"/>
    </style:style>
    <style:style style:name="T1762" style:family="text">
      <style:text-properties officeooo:rsid="2304ad9b"/>
    </style:style>
    <style:style style:name="T1763" style:family="text">
      <style:text-properties officeooo:rsid="2305469b"/>
    </style:style>
    <style:style style:name="T1764" style:family="text">
      <style:text-properties officeooo:rsid="2305659e"/>
    </style:style>
    <style:style style:name="T1765" style:family="text">
      <style:text-properties officeooo:rsid="232f7481"/>
    </style:style>
    <style:style style:name="T1766" style:family="text">
      <style:text-properties officeooo:rsid="2331678d"/>
    </style:style>
    <style:style style:name="T1767" style:family="text">
      <style:text-properties officeooo:rsid="2332d987"/>
    </style:style>
    <style:style style:name="T1768" style:family="text">
      <style:text-properties officeooo:rsid="2332e601"/>
    </style:style>
    <style:style style:name="T1769" style:family="text">
      <style:text-properties officeooo:rsid="2349a476"/>
    </style:style>
    <style:style style:name="T1770" style:family="text">
      <style:text-properties officeooo:rsid="2349b8a1"/>
    </style:style>
    <style:style style:name="T1771" style:family="text">
      <style:text-properties officeooo:rsid="234a7ac3"/>
    </style:style>
    <style:style style:name="T1772" style:family="text">
      <style:text-properties officeooo:rsid="234c1eda"/>
    </style:style>
    <style:style style:name="T1773" style:family="text">
      <style:text-properties officeooo:rsid="234c7f7d"/>
    </style:style>
    <style:style style:name="T1774" style:family="text">
      <style:text-properties officeooo:rsid="234e0d17"/>
    </style:style>
    <style:style style:name="T1775" style:family="text">
      <style:text-properties officeooo:rsid="235399e7"/>
    </style:style>
    <style:style style:name="T1776" style:family="text">
      <style:text-properties officeooo:rsid="2356c6ea"/>
    </style:style>
    <style:style style:name="T1777" style:family="text">
      <style:text-properties officeooo:rsid="23585241"/>
    </style:style>
    <style:style style:name="T1778" style:family="text">
      <style:text-properties officeooo:rsid="2358e570"/>
    </style:style>
    <style:style style:name="T1779" style:family="text">
      <style:text-properties officeooo:rsid="235b4c7d"/>
    </style:style>
    <style:style style:name="T1780" style:family="text">
      <style:text-properties officeooo:rsid="23637825"/>
    </style:style>
    <style:style style:name="T1781" style:family="text">
      <style:text-properties officeooo:rsid="236484a9"/>
    </style:style>
    <style:style style:name="T1782" style:family="text">
      <style:text-properties officeooo:rsid="236c8ad4"/>
    </style:style>
    <style:style style:name="T1783" style:family="text">
      <style:text-properties officeooo:rsid="2295c09f"/>
    </style:style>
    <style:style style:name="T1784" style:family="text">
      <style:text-properties officeooo:rsid="22a655ef"/>
    </style:style>
    <style:style style:name="T1785" style:family="text">
      <style:text-properties officeooo:rsid="21c8752c"/>
    </style:style>
    <style:style style:name="T1786" style:family="text">
      <style:text-properties officeooo:rsid="236db2ab"/>
    </style:style>
    <style:style style:name="T1787" style:family="text">
      <style:text-properties officeooo:rsid="22cc5d09"/>
    </style:style>
    <style:style style:name="T1788" style:family="text">
      <style:text-properties officeooo:rsid="22c85621"/>
    </style:style>
    <style:style style:name="T1789" style:family="text">
      <style:text-properties officeooo:rsid="22c8d110"/>
    </style:style>
    <style:style style:name="T1790" style:family="text">
      <style:text-properties officeooo:rsid="22a871c9"/>
    </style:style>
    <style:style style:name="T1791" style:family="text">
      <style:text-properties officeooo:rsid="23751612"/>
    </style:style>
    <style:style style:name="T1792" style:family="text">
      <style:text-properties officeooo:rsid="2376cc3a"/>
    </style:style>
    <style:style style:name="T1793" style:family="text">
      <style:text-properties officeooo:rsid="2376f410"/>
    </style:style>
    <style:style style:name="T1794" style:family="text">
      <style:text-properties officeooo:rsid="237987a4"/>
    </style:style>
    <style:style style:name="T1795" style:family="text">
      <style:text-properties officeooo:rsid="23e1443b"/>
    </style:style>
    <style:style style:name="T1796" style:family="text">
      <style:text-properties officeooo:rsid="2432a1ec"/>
    </style:style>
    <style:style style:name="T1797" style:family="text">
      <style:text-properties officeooo:rsid="2436a92f"/>
    </style:style>
    <style:style style:name="T1798" style:family="text">
      <style:text-properties officeooo:rsid="24393486"/>
    </style:style>
    <style:style style:name="T1799" style:family="text">
      <style:text-properties officeooo:rsid="243a354b"/>
    </style:style>
    <style:style style:name="T1800" style:family="text">
      <style:text-properties officeooo:rsid="243e32f5"/>
    </style:style>
    <style:style style:name="T1801" style:family="text">
      <style:text-properties officeooo:rsid="243e4498"/>
    </style:style>
    <style:style style:name="T1802" style:family="text">
      <style:text-properties officeooo:rsid="2445badc"/>
    </style:style>
    <style:style style:name="T1803" style:family="text">
      <style:text-properties officeooo:rsid="2447010a"/>
    </style:style>
    <style:style style:name="T1804" style:family="text">
      <style:text-properties officeooo:rsid="2459ac89"/>
    </style:style>
    <style:style style:name="T1805" style:family="text">
      <style:text-properties fo:font-weight="bold" style:font-weight-asian="bold" style:font-weight-complex="bold"/>
    </style:style>
    <style:style style:name="T1806" style:family="text">
      <style:text-properties fo:font-weight="bold" officeooo:rsid="2459ac89" style:font-weight-asian="bold" style:font-weight-complex="bold"/>
    </style:style>
    <style:style style:name="T1807" style:family="text">
      <style:text-properties fo:font-weight="bold" officeooo:rsid="25f2d04a" style:font-weight-asian="bold" style:font-weight-complex="bold"/>
    </style:style>
    <style:style style:name="T1808" style:family="text">
      <style:text-properties fo:font-weight="bold" officeooo:rsid="27911d11" style:font-weight-asian="bold" style:font-weight-complex="bold"/>
    </style:style>
    <style:style style:name="T1809" style:family="text">
      <style:text-properties fo:font-weight="bold" officeooo:rsid="282f1ba6" style:font-weight-asian="bold" style:font-weight-complex="bold"/>
    </style:style>
    <style:style style:name="T1810" style:family="text">
      <style:text-properties fo:font-weight="bold" officeooo:rsid="1a4594f8" style:font-weight-asian="bold" style:font-weight-complex="bold"/>
    </style:style>
    <style:style style:name="T1811" style:family="text">
      <style:text-properties fo:font-weight="bold" officeooo:rsid="1ba0195d" style:font-weight-asian="bold" style:font-weight-complex="bold"/>
    </style:style>
    <style:style style:name="T1812" style:family="text">
      <style:text-properties fo:font-weight="bold" officeooo:rsid="2950f66b" style:font-weight-asian="bold" style:font-weight-complex="bold"/>
    </style:style>
    <style:style style:name="T1813" style:family="text">
      <style:text-properties fo:font-weight="bold" officeooo:rsid="2adab1f3" style:font-weight-asian="bold" style:font-weight-complex="bold"/>
    </style:style>
    <style:style style:name="T1814" style:family="text">
      <style:text-properties fo:font-weight="bold" officeooo:rsid="2c13b2bd" style:font-weight-asian="bold" style:font-weight-complex="bold"/>
    </style:style>
    <style:style style:name="T1815" style:family="text">
      <style:text-properties fo:font-weight="bold" officeooo:rsid="2c1562ff" style:font-weight-asian="bold" style:font-weight-complex="bold"/>
    </style:style>
    <style:style style:name="T1816" style:family="text">
      <style:text-properties fo:font-weight="bold" officeooo:rsid="2c188f63" style:font-weight-asian="bold" style:font-weight-complex="bold"/>
    </style:style>
    <style:style style:name="T1817" style:family="text">
      <style:text-properties fo:font-weight="bold" officeooo:rsid="2cd8dc3f" style:font-weight-asian="bold" style:font-weight-complex="bold"/>
    </style:style>
    <style:style style:name="T1818" style:family="text">
      <style:text-properties fo:font-weight="bold" officeooo:rsid="2cdacbe5" style:font-weight-asian="bold" style:font-weight-complex="bold"/>
    </style:style>
    <style:style style:name="T1819" style:family="text">
      <style:text-properties fo:font-weight="bold" officeooo:rsid="2d0bafad" style:font-weight-asian="bold" style:font-weight-complex="bold"/>
    </style:style>
    <style:style style:name="T1820" style:family="text">
      <style:text-properties fo:font-weight="bold" officeooo:rsid="2d112704" style:font-weight-asian="bold" style:font-weight-complex="bold"/>
    </style:style>
    <style:style style:name="T1821" style:family="text">
      <style:text-properties fo:font-weight="bold" officeooo:rsid="2dba7a68" style:font-weight-asian="bold" style:font-weight-complex="bold"/>
    </style:style>
    <style:style style:name="T1822" style:family="text">
      <style:text-properties fo:font-weight="bold" officeooo:rsid="2fae3382" style:font-weight-asian="bold" style:font-weight-complex="bold"/>
    </style:style>
    <style:style style:name="T1823" style:family="text">
      <style:text-properties fo:font-weight="bold" officeooo:rsid="2fad38aa" style:font-weight-asian="bold" style:font-weight-complex="bold"/>
    </style:style>
    <style:style style:name="T1824" style:family="text">
      <style:text-properties fo:font-weight="bold" officeooo:rsid="2fb34d2d" style:font-weight-asian="bold" style:font-weight-complex="bold"/>
    </style:style>
    <style:style style:name="T1825" style:family="text">
      <style:text-properties fo:font-weight="bold" officeooo:rsid="2fd8965d" style:font-weight-asian="bold" style:font-weight-complex="bold"/>
    </style:style>
    <style:style style:name="T1826" style:family="text">
      <style:text-properties fo:font-weight="bold" officeooo:rsid="2fefc37c" style:font-weight-asian="bold" style:font-weight-complex="bold"/>
    </style:style>
    <style:style style:name="T1827" style:family="text">
      <style:text-properties fo:font-weight="bold" officeooo:rsid="2ffe26dc" style:font-weight-asian="bold" style:font-weight-complex="bold"/>
    </style:style>
    <style:style style:name="T1828" style:family="text">
      <style:text-properties fo:font-weight="bold" officeooo:rsid="300964a8" style:font-weight-asian="bold" style:font-weight-complex="bold"/>
    </style:style>
    <style:style style:name="T1829" style:family="text">
      <style:text-properties fo:font-weight="bold" officeooo:rsid="30352bd2" style:font-weight-asian="bold" style:font-weight-complex="bold"/>
    </style:style>
    <style:style style:name="T1830" style:family="text">
      <style:text-properties fo:font-weight="bold" officeooo:rsid="30577479" style:font-weight-asian="bold" style:font-weight-complex="bold"/>
    </style:style>
    <style:style style:name="T1831" style:family="text">
      <style:text-properties fo:font-weight="bold" officeooo:rsid="30609787" style:font-weight-asian="bold" style:font-weight-complex="bold"/>
    </style:style>
    <style:style style:name="T1832" style:family="text">
      <style:text-properties fo:font-weight="bold" officeooo:rsid="308f8660" style:font-weight-asian="bold" style:font-weight-complex="bold"/>
    </style:style>
    <style:style style:name="T1833" style:family="text">
      <style:text-properties fo:font-weight="bold" officeooo:rsid="3092e2ee" style:font-weight-asian="bold" style:font-weight-complex="bold"/>
    </style:style>
    <style:style style:name="T1834" style:family="text">
      <style:text-properties fo:font-weight="bold" officeooo:rsid="312c1d99" style:font-weight-asian="bold" style:font-weight-complex="bold"/>
    </style:style>
    <style:style style:name="T1835" style:family="text">
      <style:text-properties fo:font-weight="bold" officeooo:rsid="3138eb18" style:font-weight-asian="bold" style:font-weight-complex="bold"/>
    </style:style>
    <style:style style:name="T1836" style:family="text">
      <style:text-properties fo:font-weight="bold" officeooo:rsid="336fafac" style:font-weight-asian="bold" style:font-weight-complex="bold"/>
    </style:style>
    <style:style style:name="T1837" style:family="text">
      <style:text-properties fo:font-weight="bold" officeooo:rsid="32c7ecb8" style:font-weight-asian="bold" style:font-weight-complex="bold"/>
    </style:style>
    <style:style style:name="T1838" style:family="text">
      <style:text-properties fo:font-weight="bold" officeooo:rsid="3386bd80" style:font-weight-asian="bold" style:font-weight-complex="bold"/>
    </style:style>
    <style:style style:name="T1839" style:family="text">
      <style:text-properties fo:font-weight="bold" officeooo:rsid="33929ecf" style:font-weight-asian="bold" style:font-weight-complex="bold"/>
    </style:style>
    <style:style style:name="T1840" style:family="text">
      <style:text-properties fo:font-weight="bold" officeooo:rsid="34fa64fc" style:font-weight-asian="bold" style:font-weight-complex="bold"/>
    </style:style>
    <style:style style:name="T1841" style:family="text">
      <style:text-properties fo:font-weight="bold" officeooo:rsid="00184b0e" style:font-weight-asian="bold" style:font-weight-complex="bold"/>
    </style:style>
    <style:style style:name="T1842" style:family="text">
      <style:text-properties fo:font-weight="bold" officeooo:rsid="29b4fce0" style:font-weight-asian="bold" style:font-weight-complex="bold"/>
    </style:style>
    <style:style style:name="T1843" style:family="text">
      <style:text-properties fo:font-weight="bold" officeooo:rsid="36c7953a" style:font-weight-asian="bold" style:font-weight-complex="bold"/>
    </style:style>
    <style:style style:name="T1844" style:family="text">
      <style:text-properties fo:font-weight="bold" officeooo:rsid="36c63abf" style:font-weight-asian="bold" style:font-weight-complex="bold"/>
    </style:style>
    <style:style style:name="T1845" style:family="text">
      <style:text-properties fo:font-weight="bold" officeooo:rsid="380297f9" style:font-weight-asian="bold" style:font-weight-complex="bold"/>
    </style:style>
    <style:style style:name="T1846" style:family="text">
      <style:text-properties fo:font-weight="bold" officeooo:rsid="38ed1cec" style:font-weight-asian="bold" style:font-weight-complex="bold"/>
    </style:style>
    <style:style style:name="T1847" style:family="text">
      <style:text-properties fo:font-weight="bold" officeooo:rsid="3abe9baf" style:font-weight-asian="bold" style:font-weight-complex="bold"/>
    </style:style>
    <style:style style:name="T1848" style:family="text">
      <style:text-properties fo:font-weight="bold" officeooo:rsid="3ac3cfce" style:font-weight-asian="bold" style:font-weight-complex="bold"/>
    </style:style>
    <style:style style:name="T1849" style:family="text">
      <style:text-properties fo:font-weight="bold" officeooo:rsid="3ae3d95d" style:font-weight-asian="bold" style:font-weight-complex="bold"/>
    </style:style>
    <style:style style:name="T1850" style:family="text">
      <style:text-properties fo:font-weight="bold" officeooo:rsid="3aeb7374" style:font-weight-asian="bold" style:font-weight-complex="bold"/>
    </style:style>
    <style:style style:name="T1851" style:family="text">
      <style:text-properties fo:font-weight="bold" officeooo:rsid="3ab807b0" style:font-weight-asian="bold" style:font-weight-complex="bold"/>
    </style:style>
    <style:style style:name="T1852" style:family="text">
      <style:text-properties fo:font-weight="bold" officeooo:rsid="3b0008e5" style:font-weight-asian="bold" style:font-weight-complex="bold"/>
    </style:style>
    <style:style style:name="T1853" style:family="text">
      <style:text-properties fo:font-weight="bold" officeooo:rsid="3b21a9f7" style:font-weight-asian="bold" style:font-weight-complex="bold"/>
    </style:style>
    <style:style style:name="T1854" style:family="text">
      <style:text-properties fo:font-weight="bold" officeooo:rsid="3c6564df" style:font-weight-asian="bold" style:font-weight-complex="bold"/>
    </style:style>
    <style:style style:name="T1855" style:family="text">
      <style:text-properties fo:font-weight="bold" officeooo:rsid="3edee120" style:font-weight-asian="bold" style:font-weight-complex="bold"/>
    </style:style>
    <style:style style:name="T1856" style:family="text">
      <style:text-properties fo:font-weight="bold" officeooo:rsid="403a51d8" style:font-weight-asian="bold" style:font-weight-complex="bold"/>
    </style:style>
    <style:style style:name="T1857" style:family="text">
      <style:text-properties fo:font-weight="bold" officeooo:rsid="3e0307de" style:font-weight-asian="bold" style:font-weight-complex="bold"/>
    </style:style>
    <style:style style:name="T1858" style:family="text">
      <style:text-properties fo:font-weight="bold" officeooo:rsid="4159f746" style:font-weight-asian="bold" style:font-weight-complex="bold"/>
    </style:style>
    <style:style style:name="T1859" style:family="text">
      <style:text-properties fo:font-weight="bold" officeooo:rsid="42b19670" style:font-weight-asian="bold" style:font-weight-complex="bold"/>
    </style:style>
    <style:style style:name="T1860" style:family="text">
      <style:text-properties fo:font-weight="bold" officeooo:rsid="41af6113" style:font-weight-asian="bold" style:font-weight-complex="bold"/>
    </style:style>
    <style:style style:name="T1861" style:family="text">
      <style:text-properties fo:font-weight="bold" officeooo:rsid="41760332" fo:background-color="transparent" loext:char-shading-value="0" style:font-weight-asian="bold" style:font-weight-complex="bold"/>
    </style:style>
    <style:style style:name="T1862" style:family="text">
      <style:text-properties officeooo:rsid="24a28b99"/>
    </style:style>
    <style:style style:name="T1863" style:family="text">
      <style:text-properties officeooo:rsid="250c1d04"/>
    </style:style>
    <style:style style:name="T1864" style:family="text">
      <style:text-properties officeooo:rsid="2554a1de"/>
    </style:style>
    <style:style style:name="T1865" style:family="text">
      <style:text-properties officeooo:rsid="1cee05c8"/>
    </style:style>
    <style:style style:name="T1866" style:family="text">
      <style:text-properties officeooo:rsid="1cfa83a5"/>
    </style:style>
    <style:style style:name="T1867" style:family="text">
      <style:text-properties officeooo:rsid="1f34f748"/>
    </style:style>
    <style:style style:name="T1868" style:family="text">
      <style:text-properties officeooo:rsid="1d14e3d8"/>
    </style:style>
    <style:style style:name="T1869" style:family="text">
      <style:text-properties officeooo:rsid="19e52a5d"/>
    </style:style>
    <style:style style:name="T1870" style:family="text">
      <style:text-properties fo:background-color="transparent" loext:char-shading-value="0"/>
    </style:style>
    <style:style style:name="T1871" style:family="text">
      <style:text-properties officeooo:rsid="217d02ee" fo:background-color="transparent" loext:char-shading-value="0"/>
    </style:style>
    <style:style style:name="T1872" style:family="text">
      <style:text-properties officeooo:rsid="268c50a4" fo:background-color="transparent" loext:char-shading-value="0"/>
    </style:style>
    <style:style style:name="T1873" style:family="text">
      <style:text-properties officeooo:rsid="268dc65d" fo:background-color="transparent" loext:char-shading-value="0"/>
    </style:style>
    <style:style style:name="T1874" style:family="text">
      <style:text-properties officeooo:rsid="27156c24" fo:background-color="transparent" loext:char-shading-value="0"/>
    </style:style>
    <style:style style:name="T1875" style:family="text">
      <style:text-properties officeooo:rsid="272b165f" fo:background-color="transparent" loext:char-shading-value="0"/>
    </style:style>
    <style:style style:name="T1876" style:family="text">
      <style:text-properties officeooo:rsid="27487751" fo:background-color="transparent" loext:char-shading-value="0"/>
    </style:style>
    <style:style style:name="T1877" style:family="text">
      <style:text-properties officeooo:rsid="3992ce83" fo:background-color="transparent" loext:char-shading-value="0"/>
    </style:style>
    <style:style style:name="T1878" style:family="text">
      <style:text-properties officeooo:rsid="273ba786" fo:background-color="transparent" loext:char-shading-value="0"/>
    </style:style>
    <style:style style:name="T1879" style:family="text">
      <style:text-properties officeooo:rsid="39b42039" fo:background-color="transparent" loext:char-shading-value="0"/>
    </style:style>
    <style:style style:name="T1880" style:family="text">
      <style:text-properties officeooo:rsid="3b96ae07" fo:background-color="transparent" loext:char-shading-value="0"/>
    </style:style>
    <style:style style:name="T1881" style:family="text">
      <style:text-properties officeooo:rsid="399ae408" fo:background-color="transparent" loext:char-shading-value="0"/>
    </style:style>
    <style:style style:name="T1882" style:family="text">
      <style:text-properties officeooo:rsid="25c44266" fo:background-color="transparent" loext:char-shading-value="0"/>
    </style:style>
    <style:style style:name="T1883" style:family="text">
      <style:text-properties officeooo:rsid="25c73a8f" fo:background-color="transparent" loext:char-shading-value="0"/>
    </style:style>
    <style:style style:name="T1884" style:family="text">
      <style:text-properties officeooo:rsid="3b9c4194" fo:background-color="transparent" loext:char-shading-value="0"/>
    </style:style>
    <style:style style:name="T1885" style:family="text">
      <style:text-properties officeooo:rsid="3b9c526f" fo:background-color="transparent" loext:char-shading-value="0"/>
    </style:style>
    <style:style style:name="T1886" style:family="text">
      <style:text-properties officeooo:rsid="275149cc" fo:background-color="transparent" loext:char-shading-value="0"/>
    </style:style>
    <style:style style:name="T1887" style:family="text">
      <style:text-properties officeooo:rsid="400611f3" fo:background-color="transparent" loext:char-shading-value="0"/>
    </style:style>
    <style:style style:name="T1888" style:family="text">
      <style:text-properties officeooo:rsid="1fa9862b" fo:background-color="transparent" loext:char-shading-value="0"/>
    </style:style>
    <style:style style:name="T1889" style:family="text">
      <style:text-properties officeooo:rsid="1f765eb8" fo:background-color="transparent" loext:char-shading-value="0"/>
    </style:style>
    <style:style style:name="T1890" style:family="text">
      <style:text-properties officeooo:rsid="41053b1d" fo:background-color="transparent" loext:char-shading-value="0"/>
    </style:style>
    <style:style style:name="T1891" style:family="text">
      <style:text-properties officeooo:rsid="3a55041b" fo:background-color="transparent" loext:char-shading-value="0"/>
    </style:style>
    <style:style style:name="T1892" style:family="text">
      <style:text-properties officeooo:rsid="367efb87" fo:background-color="transparent" loext:char-shading-value="0"/>
    </style:style>
    <style:style style:name="T1893" style:family="text">
      <style:text-properties officeooo:rsid="2e771983" fo:background-color="transparent" loext:char-shading-value="0"/>
    </style:style>
    <style:style style:name="T1894" style:family="text">
      <style:text-properties officeooo:rsid="419854ab" fo:background-color="transparent" loext:char-shading-value="0" style:language-asian="cs" style:country-asian="CZ"/>
    </style:style>
    <style:style style:name="T1895" style:family="text">
      <style:text-properties officeooo:rsid="41f038af" fo:background-color="transparent" loext:char-shading-value="0" style:language-asian="cs" style:country-asian="CZ"/>
    </style:style>
    <style:style style:name="T1896" style:family="text">
      <style:text-properties officeooo:rsid="41904635" fo:background-color="transparent" loext:char-shading-value="0"/>
    </style:style>
    <style:style style:name="T1897" style:family="text">
      <style:text-properties officeooo:rsid="41fdaedc" fo:background-color="transparent" loext:char-shading-value="0"/>
    </style:style>
    <style:style style:name="T1898" style:family="text">
      <style:text-properties officeooo:rsid="418b6283" fo:background-color="transparent" loext:char-shading-value="0"/>
    </style:style>
    <style:style style:name="T1899" style:family="text">
      <style:text-properties officeooo:rsid="420be9b4" fo:background-color="transparent" loext:char-shading-value="0"/>
    </style:style>
    <style:style style:name="T1900" style:family="text">
      <style:text-properties officeooo:rsid="417ced13" fo:background-color="transparent" loext:char-shading-value="0"/>
    </style:style>
    <style:style style:name="T1901" style:family="text">
      <style:text-properties officeooo:rsid="41760332" fo:background-color="transparent" loext:char-shading-value="0"/>
    </style:style>
    <style:style style:name="T1902" style:family="text">
      <style:text-properties officeooo:rsid="420f3e4c" fo:background-color="transparent" loext:char-shading-value="0"/>
    </style:style>
    <style:style style:name="T1903" style:family="text">
      <style:text-properties officeooo:rsid="42107d8b" fo:background-color="transparent" loext:char-shading-value="0"/>
    </style:style>
    <style:style style:name="T1904" style:family="text">
      <style:text-properties officeooo:rsid="41f038af" fo:background-color="transparent" loext:char-shading-value="0"/>
    </style:style>
    <style:style style:name="T1905" style:family="text">
      <style:text-properties officeooo:rsid="422f2c7a" fo:background-color="transparent" loext:char-shading-value="0"/>
    </style:style>
    <style:style style:name="T1906" style:family="text">
      <style:text-properties officeooo:rsid="422feb86" fo:background-color="transparent" loext:char-shading-value="0"/>
    </style:style>
    <style:style style:name="T1907" style:family="text">
      <style:text-properties officeooo:rsid="42325009" fo:background-color="transparent" loext:char-shading-value="0"/>
    </style:style>
    <style:style style:name="T1908" style:family="text">
      <style:text-properties officeooo:rsid="42343cb7" fo:background-color="transparent" loext:char-shading-value="0"/>
    </style:style>
    <style:style style:name="T1909" style:family="text">
      <style:text-properties officeooo:rsid="426cfd06" fo:background-color="transparent" loext:char-shading-value="0"/>
    </style:style>
    <style:style style:name="T1910" style:family="text">
      <style:text-properties officeooo:rsid="2632c719" fo:background-color="transparent" loext:char-shading-value="0"/>
    </style:style>
    <style:style style:name="T1911" style:family="text">
      <style:text-properties officeooo:rsid="3f5f9609" fo:background-color="transparent" loext:char-shading-value="0"/>
    </style:style>
    <style:style style:name="T1912" style:family="text">
      <style:text-properties officeooo:rsid="4285d2bf" fo:background-color="transparent" loext:char-shading-value="0"/>
    </style:style>
    <style:style style:name="T1913" style:family="text">
      <style:text-properties officeooo:rsid="26e5fbb8" fo:background-color="transparent" loext:char-shading-value="0"/>
    </style:style>
    <style:style style:name="T1914" style:family="text">
      <style:text-properties officeooo:rsid="1fc23eee" fo:background-color="transparent" loext:char-shading-value="0"/>
    </style:style>
    <style:style style:name="T1915" style:family="text">
      <style:text-properties officeooo:rsid="42865fc5" fo:background-color="transparent" loext:char-shading-value="0"/>
    </style:style>
    <style:style style:name="T1916" style:family="text">
      <style:text-properties officeooo:rsid="4285f8af" fo:background-color="transparent" loext:char-shading-value="0"/>
    </style:style>
    <style:style style:name="T1917" style:family="text">
      <style:text-properties officeooo:rsid="41c037fe" fo:background-color="transparent" loext:char-shading-value="0"/>
    </style:style>
    <style:style style:name="T1918" style:family="text">
      <style:text-properties officeooo:rsid="41d22375" fo:background-color="transparent" loext:char-shading-value="0"/>
    </style:style>
    <style:style style:name="T1919" style:family="text">
      <style:text-properties officeooo:rsid="4287310c" fo:background-color="transparent" loext:char-shading-value="0"/>
    </style:style>
    <style:style style:name="T1920" style:family="text">
      <style:text-properties officeooo:rsid="3764dad6" fo:background-color="transparent" loext:char-shading-value="0"/>
    </style:style>
    <style:style style:name="T1921" style:family="text">
      <style:text-properties officeooo:rsid="41d3e238" fo:background-color="transparent" loext:char-shading-value="0"/>
    </style:style>
    <style:style style:name="T1922" style:family="text">
      <style:text-properties officeooo:rsid="368a0408" fo:background-color="transparent" loext:char-shading-value="0"/>
    </style:style>
    <style:style style:name="T1923" style:family="text">
      <style:text-properties officeooo:rsid="428efdda" fo:background-color="transparent" loext:char-shading-value="0"/>
    </style:style>
    <style:style style:name="T1924" style:family="text">
      <style:text-properties officeooo:rsid="42901b81" fo:background-color="transparent" loext:char-shading-value="0"/>
    </style:style>
    <style:style style:name="T1925" style:family="text">
      <style:text-properties officeooo:rsid="25e1b87e"/>
    </style:style>
    <style:style style:name="T1926" style:family="text">
      <style:text-properties officeooo:rsid="25f765f3"/>
    </style:style>
    <style:style style:name="T1927" style:family="text">
      <style:text-properties officeooo:rsid="1f9cbe3e"/>
    </style:style>
    <style:style style:name="T1928" style:family="text">
      <style:text-properties officeooo:rsid="1fade0ed"/>
    </style:style>
    <style:style style:name="T1929" style:family="text">
      <style:text-properties officeooo:rsid="1faf23fb"/>
    </style:style>
    <style:style style:name="T1930" style:family="text">
      <style:text-properties officeooo:rsid="1fa5f3ed"/>
    </style:style>
    <style:style style:name="T1931" style:family="text">
      <style:text-properties officeooo:rsid="2676798e"/>
    </style:style>
    <style:style style:name="T1932" style:family="text">
      <style:text-properties officeooo:rsid="26776c49"/>
    </style:style>
    <style:style style:name="T1933" style:family="text">
      <style:text-properties officeooo:rsid="267b3a1f"/>
    </style:style>
    <style:style style:name="T1934" style:family="text">
      <style:text-properties officeooo:rsid="26a0a888"/>
    </style:style>
    <style:style style:name="T1935" style:family="text">
      <style:text-properties officeooo:rsid="26a0d4ee"/>
    </style:style>
    <style:style style:name="T1936" style:family="text">
      <style:text-properties fo:font-weight="normal" style:font-weight-asian="normal" style:font-weight-complex="normal"/>
    </style:style>
    <style:style style:name="T1937" style:family="text">
      <style:text-properties fo:font-weight="normal" officeooo:rsid="2cdbaf2d" style:font-weight-asian="normal" style:font-weight-complex="normal"/>
    </style:style>
    <style:style style:name="T1938" style:family="text">
      <style:text-properties fo:font-weight="normal" officeooo:rsid="2feef8b9" style:font-weight-asian="normal" style:font-weight-complex="normal"/>
    </style:style>
    <style:style style:name="T1939" style:family="text">
      <style:text-properties fo:font-weight="normal" officeooo:rsid="300964a8" style:font-weight-asian="normal" style:font-weight-complex="normal"/>
    </style:style>
    <style:style style:name="T1940" style:family="text">
      <style:text-properties fo:font-weight="normal" officeooo:rsid="312ed14f" style:font-weight-asian="normal" style:font-weight-complex="normal"/>
    </style:style>
    <style:style style:name="T1941" style:family="text">
      <style:text-properties fo:font-weight="normal" officeooo:rsid="34d2d00f" style:font-weight-asian="normal" style:font-weight-complex="normal"/>
    </style:style>
    <style:style style:name="T1942" style:family="text">
      <style:text-properties fo:font-weight="normal" officeooo:rsid="37c77db1" style:font-weight-asian="normal" style:font-weight-complex="normal"/>
    </style:style>
    <style:style style:name="T1943" style:family="text">
      <style:text-properties fo:font-weight="normal" officeooo:rsid="37c7f20b" style:font-weight-asian="normal" style:font-weight-complex="normal"/>
    </style:style>
    <style:style style:name="T1944" style:family="text">
      <style:text-properties fo:font-weight="normal" officeooo:rsid="380297f9" style:font-weight-asian="normal" style:font-weight-complex="normal"/>
    </style:style>
    <style:style style:name="T1945" style:family="text">
      <style:text-properties fo:font-weight="normal" officeooo:rsid="382c4ef4" style:font-weight-asian="normal" style:font-weight-complex="normal"/>
    </style:style>
    <style:style style:name="T1946" style:family="text">
      <style:text-properties fo:font-weight="normal" officeooo:rsid="382c7b55" style:font-weight-asian="normal" style:font-weight-complex="normal"/>
    </style:style>
    <style:style style:name="T1947" style:family="text">
      <style:text-properties fo:font-weight="normal" officeooo:rsid="391409e3" style:font-weight-asian="normal" style:font-weight-complex="normal"/>
    </style:style>
    <style:style style:name="T1948" style:family="text">
      <style:text-properties fo:font-weight="normal" officeooo:rsid="3ae3d95d" style:font-weight-asian="normal" style:font-weight-complex="normal"/>
    </style:style>
    <style:style style:name="T1949" style:family="text">
      <style:text-properties fo:font-weight="normal" officeooo:rsid="3ae48f4c" style:font-weight-asian="normal" style:font-weight-complex="normal"/>
    </style:style>
    <style:style style:name="T1950" style:family="text">
      <style:text-properties fo:font-weight="normal" officeooo:rsid="3ae7d878" style:font-weight-asian="normal" style:font-weight-complex="normal"/>
    </style:style>
    <style:style style:name="T1951" style:family="text">
      <style:text-properties fo:font-weight="normal" officeooo:rsid="3ae84f64" style:font-weight-asian="normal" style:font-weight-complex="normal"/>
    </style:style>
    <style:style style:name="T1952" style:family="text">
      <style:text-properties fo:font-weight="normal" officeooo:rsid="3aea0071" style:font-weight-asian="normal" style:font-weight-complex="normal"/>
    </style:style>
    <style:style style:name="T1953" style:family="text">
      <style:text-properties fo:font-weight="normal" officeooo:rsid="3aeb0c6b" style:font-weight-asian="normal" style:font-weight-complex="normal"/>
    </style:style>
    <style:style style:name="T1954" style:family="text">
      <style:text-properties fo:font-weight="normal" officeooo:rsid="3aeb7374" style:font-weight-asian="normal" style:font-weight-complex="normal"/>
    </style:style>
    <style:style style:name="T1955" style:family="text">
      <style:text-properties fo:font-weight="normal" officeooo:rsid="3aed7965" style:font-weight-asian="normal" style:font-weight-complex="normal"/>
    </style:style>
    <style:style style:name="T1956" style:family="text">
      <style:text-properties fo:font-weight="normal" officeooo:rsid="3aedb73c" style:font-weight-asian="normal" style:font-weight-complex="normal"/>
    </style:style>
    <style:style style:name="T1957" style:family="text">
      <style:text-properties fo:font-weight="normal" officeooo:rsid="3afc6597" style:font-weight-asian="normal" style:font-weight-complex="normal"/>
    </style:style>
    <style:style style:name="T1958" style:family="text">
      <style:text-properties fo:font-weight="normal" officeooo:rsid="3afe3a92" style:font-weight-asian="normal" style:font-weight-complex="normal"/>
    </style:style>
    <style:style style:name="T1959" style:family="text">
      <style:text-properties fo:font-weight="normal" officeooo:rsid="3b0008e5" style:font-weight-asian="normal" style:font-weight-complex="normal"/>
    </style:style>
    <style:style style:name="T1960" style:family="text">
      <style:text-properties fo:font-weight="normal" officeooo:rsid="3b014ef7" style:font-weight-asian="normal" style:font-weight-complex="normal"/>
    </style:style>
    <style:style style:name="T1961" style:family="text">
      <style:text-properties fo:font-weight="normal" officeooo:rsid="3b01cb12" style:font-weight-asian="normal" style:font-weight-complex="normal"/>
    </style:style>
    <style:style style:name="T1962" style:family="text">
      <style:text-properties fo:font-weight="normal" officeooo:rsid="3b288699" style:font-weight-asian="normal" style:font-weight-complex="normal"/>
    </style:style>
    <style:style style:name="T1963" style:family="text">
      <style:text-properties fo:font-weight="normal" officeooo:rsid="3b2c82e2" style:font-weight-asian="normal" style:font-weight-complex="normal"/>
    </style:style>
    <style:style style:name="T1964" style:family="text">
      <style:text-properties fo:font-weight="normal" officeooo:rsid="3b2dfa04" style:font-weight-asian="normal" style:font-weight-complex="normal"/>
    </style:style>
    <style:style style:name="T1965" style:family="text">
      <style:text-properties fo:font-weight="normal" officeooo:rsid="3b2f9e88" style:font-weight-asian="normal" style:font-weight-complex="normal"/>
    </style:style>
    <style:style style:name="T1966" style:family="text">
      <style:text-properties fo:font-weight="normal" officeooo:rsid="3b4fbccb" style:font-weight-asian="normal" style:font-weight-complex="normal"/>
    </style:style>
    <style:style style:name="T1967" style:family="text">
      <style:text-properties fo:font-weight="normal" officeooo:rsid="40914a2d" style:font-weight-asian="normal" style:font-weight-complex="normal"/>
    </style:style>
    <style:style style:name="T1968" style:family="text">
      <style:text-properties fo:font-weight="normal" officeooo:rsid="409343c5" style:font-weight-asian="normal" style:font-weight-complex="normal"/>
    </style:style>
    <style:style style:name="T1969" style:family="text">
      <style:text-properties fo:font-weight="normal" officeooo:rsid="398dd07b" style:font-weight-asian="normal" style:font-weight-complex="normal"/>
    </style:style>
    <style:style style:name="T1970" style:family="text">
      <style:text-properties fo:font-weight="normal" officeooo:rsid="413a5368" style:font-weight-asian="normal" style:font-weight-complex="normal"/>
    </style:style>
    <style:style style:name="T1971" style:family="text">
      <style:text-properties fo:font-weight="normal" officeooo:rsid="425ea1d3" style:font-weight-asian="normal" style:font-weight-complex="normal"/>
    </style:style>
    <style:style style:name="T1972" style:family="text">
      <style:text-properties fo:font-weight="normal" officeooo:rsid="42782326" style:font-weight-asian="normal" style:font-weight-complex="normal"/>
    </style:style>
    <style:style style:name="T1973" style:family="text">
      <style:text-properties fo:font-weight="normal" officeooo:rsid="429634c8" style:font-weight-asian="normal" style:font-weight-complex="normal"/>
    </style:style>
    <style:style style:name="T1974" style:family="text">
      <style:text-properties fo:font-weight="normal" officeooo:rsid="4274b0ba" style:font-weight-asian="normal" style:font-weight-complex="normal"/>
    </style:style>
    <style:style style:name="T1975" style:family="text">
      <style:text-properties officeooo:rsid="277393fc"/>
    </style:style>
    <style:style style:name="T1976" style:family="text">
      <style:text-properties officeooo:rsid="2773a9d1"/>
    </style:style>
    <style:style style:name="T1977" style:family="text">
      <style:text-properties officeooo:rsid="27897b12"/>
    </style:style>
    <style:style style:name="T1978" style:family="text">
      <style:text-properties officeooo:rsid="278b0b58"/>
    </style:style>
    <style:style style:name="T1979" style:family="text">
      <style:text-properties officeooo:rsid="27911d11"/>
    </style:style>
    <style:style style:name="T1980" style:family="text">
      <style:text-properties officeooo:rsid="27be212f"/>
    </style:style>
    <style:style style:name="T1981" style:family="text">
      <style:text-properties officeooo:rsid="281b7f63"/>
    </style:style>
    <style:style style:name="T1982" style:family="text">
      <style:text-properties officeooo:rsid="18859a18"/>
    </style:style>
    <style:style style:name="T1983" style:family="text">
      <style:text-properties officeooo:rsid="14545d88"/>
    </style:style>
    <style:style style:name="T1984" style:family="text">
      <style:text-properties officeooo:rsid="14d3e335"/>
    </style:style>
    <style:style style:name="T1985" style:family="text">
      <style:text-properties officeooo:rsid="282f1ba6"/>
    </style:style>
    <style:style style:name="T1986" style:family="text">
      <style:text-properties officeooo:rsid="183e0810"/>
    </style:style>
    <style:style style:name="T1987" style:family="text">
      <style:text-properties officeooo:rsid="17d5718d"/>
    </style:style>
    <style:style style:name="T1988" style:family="text">
      <style:text-properties officeooo:rsid="20150b29"/>
    </style:style>
    <style:style style:name="T1989" style:family="text">
      <style:text-properties officeooo:rsid="1ffdc37c"/>
    </style:style>
    <style:style style:name="T1990" style:family="text">
      <style:text-properties officeooo:rsid="20163df5"/>
    </style:style>
    <style:style style:name="T1991" style:family="text">
      <style:text-properties officeooo:rsid="2830e9f4"/>
    </style:style>
    <style:style style:name="T1992" style:family="text">
      <style:text-properties officeooo:rsid="2831bfd1"/>
    </style:style>
    <style:style style:name="T1993" style:family="text">
      <style:text-properties officeooo:rsid="18d62670"/>
    </style:style>
    <style:style style:name="T1994" style:family="text">
      <style:text-properties officeooo:rsid="1bf6438f"/>
    </style:style>
    <style:style style:name="T1995" style:family="text">
      <style:text-properties officeooo:rsid="18f44339"/>
    </style:style>
    <style:style style:name="T1996" style:family="text">
      <style:text-properties officeooo:rsid="1a5155d7"/>
    </style:style>
    <style:style style:name="T1997" style:family="text">
      <style:text-properties officeooo:rsid="1877b3ae"/>
    </style:style>
    <style:style style:name="T1998" style:family="text">
      <style:text-properties officeooo:rsid="1a499580"/>
    </style:style>
    <style:style style:name="T1999" style:family="text">
      <style:text-properties officeooo:rsid="1a4594f8"/>
    </style:style>
    <style:style style:name="T2000" style:family="text">
      <style:text-properties officeooo:rsid="283d2796"/>
    </style:style>
    <style:style style:name="T2001" style:family="text">
      <style:text-properties officeooo:rsid="1a269de7"/>
    </style:style>
    <style:style style:name="T2002" style:family="text">
      <style:text-properties officeooo:rsid="17803e14"/>
    </style:style>
    <style:style style:name="T2003" style:family="text">
      <style:text-properties officeooo:rsid="177977b7"/>
    </style:style>
    <style:style style:name="T2004" style:family="text">
      <style:text-properties officeooo:rsid="176cb349"/>
    </style:style>
    <style:style style:name="T2005" style:family="text">
      <style:text-properties officeooo:rsid="1a2b313c"/>
    </style:style>
    <style:style style:name="T2006" style:family="text">
      <style:text-properties officeooo:rsid="1abca89e"/>
    </style:style>
    <style:style style:name="T2007" style:family="text">
      <style:text-properties officeooo:rsid="1ac04dff"/>
    </style:style>
    <style:style style:name="T2008" style:family="text">
      <style:text-properties officeooo:rsid="138d8f86"/>
    </style:style>
    <style:style style:name="T2009" style:family="text">
      <style:text-properties officeooo:rsid="138f2ce6"/>
    </style:style>
    <style:style style:name="T2010" style:family="text">
      <style:text-properties officeooo:rsid="14a7a394"/>
    </style:style>
    <style:style style:name="T2011" style:family="text">
      <style:text-properties officeooo:rsid="14a7d6c9"/>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fo:font-style="normal" officeooo:rsid="1a1cdfe0" style:language-asian="cs" style:country-asian="CZ" style:font-style-asian="normal" style:font-style-complex="normal"/>
    </style:style>
    <style:style style:name="T2017" style:family="text">
      <style:text-properties fo:color="#6482ff" fo:language="cs" fo:country="CZ" fo:font-style="normal" officeooo:rsid="27925bf3" style:language-asian="cs" style:country-asian="CZ" style:font-style-asian="normal" style:font-style-complex="normal"/>
    </style:style>
    <style:style style:name="T2018" style:family="text">
      <style:text-properties fo:color="#6482ff" fo:language="cs" fo:country="CZ" officeooo:rsid="1a1cdfe0" style:language-asian="cs" style:country-asian="CZ"/>
    </style:style>
    <style:style style:name="T2019" style:family="text">
      <style:text-properties officeooo:rsid="2845c25f"/>
    </style:style>
    <style:style style:name="T2020" style:family="text">
      <style:text-properties officeooo:rsid="1902e02a"/>
    </style:style>
    <style:style style:name="T2021" style:family="text">
      <style:text-properties officeooo:rsid="190285b5"/>
    </style:style>
    <style:style style:name="T2022" style:family="text">
      <style:text-properties officeooo:rsid="14763b02"/>
    </style:style>
    <style:style style:name="T2023" style:family="text">
      <style:text-properties officeooo:rsid="1493b5f7"/>
    </style:style>
    <style:style style:name="T2024" style:family="text">
      <style:text-properties officeooo:rsid="1bddadae"/>
    </style:style>
    <style:style style:name="T2025" style:family="text">
      <style:text-properties officeooo:rsid="1bb57343"/>
    </style:style>
    <style:style style:name="T2026" style:family="text">
      <style:text-properties officeooo:rsid="1baa6882"/>
    </style:style>
    <style:style style:name="T2027" style:family="text">
      <style:text-properties officeooo:rsid="1ba0195d"/>
    </style:style>
    <style:style style:name="T2028" style:family="text">
      <style:text-properties officeooo:rsid="1bad021f"/>
    </style:style>
    <style:style style:name="T2029" style:family="text">
      <style:text-properties officeooo:rsid="21185469"/>
    </style:style>
    <style:style style:name="T2030" style:family="text">
      <style:text-properties officeooo:rsid="17b00c43"/>
    </style:style>
    <style:style style:name="T2031" style:family="text">
      <style:text-properties officeooo:rsid="2111f746"/>
    </style:style>
    <style:style style:name="T2032" style:family="text">
      <style:text-properties officeooo:rsid="2116942b"/>
    </style:style>
    <style:style style:name="T2033" style:family="text">
      <style:text-properties officeooo:rsid="17b19a96"/>
    </style:style>
    <style:style style:name="T2034" style:family="text">
      <style:text-properties officeooo:rsid="210a360a"/>
    </style:style>
    <style:style style:name="T2035" style:family="text">
      <style:text-properties officeooo:rsid="1b305ff0"/>
    </style:style>
    <style:style style:name="T2036" style:family="text">
      <style:text-properties officeooo:rsid="212c219f"/>
    </style:style>
    <style:style style:name="T2037" style:family="text">
      <style:text-properties officeooo:rsid="1b5413ee"/>
    </style:style>
    <style:style style:name="T2038" style:family="text">
      <style:text-properties officeooo:rsid="21234565"/>
    </style:style>
    <style:style style:name="T2039" style:family="text">
      <style:text-properties officeooo:rsid="210d8ae5"/>
    </style:style>
    <style:style style:name="T2040" style:family="text">
      <style:text-properties officeooo:rsid="210b2273"/>
    </style:style>
    <style:style style:name="T2041" style:family="text">
      <style:text-properties officeooo:rsid="284e03ae"/>
    </style:style>
    <style:style style:name="T2042" style:family="text">
      <style:text-properties officeooo:rsid="1618951c"/>
    </style:style>
    <style:style style:name="T2043" style:family="text">
      <style:text-properties officeooo:rsid="1b47e4a7"/>
    </style:style>
    <style:style style:name="T2044" style:family="text">
      <style:text-properties officeooo:rsid="1b41fd68"/>
    </style:style>
    <style:style style:name="T2045" style:family="text">
      <style:text-properties officeooo:rsid="1becb894"/>
    </style:style>
    <style:style style:name="T2046" style:family="text">
      <style:text-properties officeooo:rsid="134332a4"/>
    </style:style>
    <style:style style:name="T2047" style:family="text">
      <style:text-properties officeooo:rsid="134518f6"/>
    </style:style>
    <style:style style:name="T2048" style:family="text">
      <style:text-properties officeooo:rsid="1a0f9434"/>
    </style:style>
    <style:style style:name="T2049" style:family="text">
      <style:text-properties officeooo:rsid="2044b278"/>
    </style:style>
    <style:style style:name="T2050" style:family="text">
      <style:text-properties officeooo:rsid="2045cf92"/>
    </style:style>
    <style:style style:name="T2051" style:family="text">
      <style:text-properties officeooo:rsid="286dcff8"/>
    </style:style>
    <style:style style:name="T2052" style:family="text">
      <style:text-properties officeooo:rsid="286ee754"/>
    </style:style>
    <style:style style:name="T2053" style:family="text">
      <style:text-properties officeooo:rsid="286ee754" fo:background-color="#ffffff" loext:char-shading-value="0"/>
    </style:style>
    <style:style style:name="T2054" style:family="text">
      <style:text-properties officeooo:rsid="2871d102"/>
    </style:style>
    <style:style style:name="T2055" style:family="text">
      <style:text-properties officeooo:rsid="28766b36"/>
    </style:style>
    <style:style style:name="T2056" style:family="text">
      <style:text-properties officeooo:rsid="2876ecbd"/>
    </style:style>
    <style:style style:name="T2057" style:family="text">
      <style:text-properties officeooo:rsid="287873d9"/>
    </style:style>
    <style:style style:name="T2058" style:family="text">
      <style:text-properties officeooo:rsid="287adeee"/>
    </style:style>
    <style:style style:name="T2059" style:family="text">
      <style:text-properties officeooo:rsid="287d94f3"/>
    </style:style>
    <style:style style:name="T2060" style:family="text">
      <style:text-properties officeooo:rsid="287e5b2b"/>
    </style:style>
    <style:style style:name="T2061" style:family="text">
      <style:text-properties officeooo:rsid="288afecb"/>
    </style:style>
    <style:style style:name="T2062" style:family="text">
      <style:text-properties officeooo:rsid="288ded12"/>
    </style:style>
    <style:style style:name="T2063" style:family="text">
      <style:text-properties officeooo:rsid="288f69b4"/>
    </style:style>
    <style:style style:name="T2064" style:family="text">
      <style:text-properties officeooo:rsid="2890662a"/>
    </style:style>
    <style:style style:name="T2065" style:family="text">
      <style:text-properties officeooo:rsid="28916dd4"/>
    </style:style>
    <style:style style:name="T2066" style:family="text">
      <style:text-properties officeooo:rsid="2893171e"/>
    </style:style>
    <style:style style:name="T2067" style:family="text">
      <style:text-properties officeooo:rsid="28935d8b"/>
    </style:style>
    <style:style style:name="T2068" style:family="text">
      <style:text-properties officeooo:rsid="28938250"/>
    </style:style>
    <style:style style:name="T2069" style:family="text">
      <style:text-properties officeooo:rsid="28a02d50"/>
    </style:style>
    <style:style style:name="T2070" style:family="text">
      <style:text-properties officeooo:rsid="28a780cb"/>
    </style:style>
    <style:style style:name="T2071" style:family="text">
      <style:text-properties officeooo:rsid="28ac1690"/>
    </style:style>
    <style:style style:name="T2072" style:family="text">
      <style:text-properties officeooo:rsid="28ba1758"/>
    </style:style>
    <style:style style:name="T2073" style:family="text">
      <style:text-properties officeooo:rsid="28ba4526"/>
    </style:style>
    <style:style style:name="T2074" style:family="text">
      <style:text-properties officeooo:rsid="28ce4623"/>
    </style:style>
    <style:style style:name="T2075" style:family="text">
      <style:text-properties officeooo:rsid="28ce8db9"/>
    </style:style>
    <style:style style:name="T2076" style:family="text">
      <style:text-properties officeooo:rsid="28dfd528"/>
    </style:style>
    <style:style style:name="T2077" style:family="text">
      <style:text-properties officeooo:rsid="28fb28db"/>
    </style:style>
    <style:style style:name="T2078" style:family="text">
      <style:text-properties officeooo:rsid="28fc5a9a"/>
    </style:style>
    <style:style style:name="T2079" style:family="text">
      <style:text-properties officeooo:rsid="290035c8"/>
    </style:style>
    <style:style style:name="T2080" style:family="text">
      <style:text-properties officeooo:rsid="29075282"/>
    </style:style>
    <style:style style:name="T2081" style:family="text">
      <style:text-properties officeooo:rsid="290d12d8"/>
    </style:style>
    <style:style style:name="T2082" style:family="text">
      <style:text-properties officeooo:rsid="2915030e"/>
    </style:style>
    <style:style style:name="T2083" style:family="text">
      <style:text-properties officeooo:rsid="29175b96"/>
    </style:style>
    <style:style style:name="T2084" style:family="text">
      <style:text-properties officeooo:rsid="293044db"/>
    </style:style>
    <style:style style:name="T2085" style:family="text">
      <style:text-properties officeooo:rsid="29335792"/>
    </style:style>
    <style:style style:name="T2086" style:family="text">
      <style:text-properties officeooo:rsid="2934b58e"/>
    </style:style>
    <style:style style:name="T2087" style:family="text">
      <style:text-properties officeooo:rsid="293bdb02"/>
    </style:style>
    <style:style style:name="T2088" style:family="text">
      <style:text-properties officeooo:rsid="293e33ce"/>
    </style:style>
    <style:style style:name="T2089" style:family="text">
      <style:text-properties officeooo:rsid="294f4b59"/>
    </style:style>
    <style:style style:name="T2090" style:family="text">
      <style:text-properties officeooo:rsid="294f4ce7"/>
    </style:style>
    <style:style style:name="T2091" style:family="text">
      <style:text-properties officeooo:rsid="2950f66b"/>
    </style:style>
    <style:style style:name="T2092" style:family="text">
      <style:text-properties officeooo:rsid="296594e6"/>
    </style:style>
    <style:style style:name="T2093" style:family="text">
      <style:text-properties officeooo:rsid="297aa911"/>
    </style:style>
    <style:style style:name="T2094" style:family="text">
      <style:text-properties officeooo:rsid="29b4fce0"/>
    </style:style>
    <style:style style:name="T2095" style:family="text">
      <style:text-properties officeooo:rsid="29b56b55"/>
    </style:style>
    <style:style style:name="T2096" style:family="text">
      <style:text-properties officeooo:rsid="29c06837"/>
    </style:style>
    <style:style style:name="T2097" style:family="text">
      <style:text-properties officeooo:rsid="29c0dc06"/>
    </style:style>
    <style:style style:name="T2098" style:family="text">
      <style:text-properties officeooo:rsid="2a209c82"/>
    </style:style>
    <style:style style:name="T2099" style:family="text">
      <style:text-properties officeooo:rsid="2a2487bf"/>
    </style:style>
    <style:style style:name="T2100" style:family="text">
      <style:text-properties officeooo:rsid="2a3baf2e"/>
    </style:style>
    <style:style style:name="T2101" style:family="text">
      <style:text-properties officeooo:rsid="2a49436d"/>
    </style:style>
    <style:style style:name="T2102" style:family="text">
      <style:text-properties officeooo:rsid="2a503bae"/>
    </style:style>
    <style:style style:name="T2103" style:family="text">
      <style:text-properties officeooo:rsid="2a6b1264"/>
    </style:style>
    <style:style style:name="T2104" style:family="text">
      <style:text-properties officeooo:rsid="2a9b6e91"/>
    </style:style>
    <style:style style:name="T2105" style:family="text">
      <style:text-properties officeooo:rsid="2a9b7b2e"/>
    </style:style>
    <style:style style:name="T2106" style:family="text">
      <style:text-properties officeooo:rsid="2aa18a28"/>
    </style:style>
    <style:style style:name="T2107" style:family="text">
      <style:text-properties officeooo:rsid="2a3361d2"/>
    </style:style>
    <style:style style:name="T2108" style:family="text">
      <style:text-properties officeooo:rsid="296dddab"/>
    </style:style>
    <style:style style:name="T2109" style:family="text">
      <style:text-properties officeooo:rsid="2adab1f3"/>
    </style:style>
    <style:style style:name="T2110" style:family="text">
      <style:text-properties officeooo:rsid="2adbdfb5"/>
    </style:style>
    <style:style style:name="T2111" style:family="text">
      <style:text-properties officeooo:rsid="2adce754"/>
    </style:style>
    <style:style style:name="T2112" style:family="text">
      <style:text-properties officeooo:rsid="2add1d0f"/>
    </style:style>
    <style:style style:name="T2113" style:family="text">
      <style:text-properties officeooo:rsid="2add6c74"/>
    </style:style>
    <style:style style:name="T2114" style:family="text">
      <style:text-properties officeooo:rsid="2ae1d984"/>
    </style:style>
    <style:style style:name="T2115" style:family="text">
      <style:text-properties officeooo:rsid="2ae2c1e9"/>
    </style:style>
    <style:style style:name="T2116" style:family="text">
      <style:text-properties officeooo:rsid="2ae3d6ba"/>
    </style:style>
    <style:style style:name="T2117" style:family="text">
      <style:text-properties officeooo:rsid="2ae48ea0"/>
    </style:style>
    <style:style style:name="T2118" style:family="text">
      <style:text-properties officeooo:rsid="2b0497dc"/>
    </style:style>
    <style:style style:name="T2119" style:family="text">
      <style:text-properties officeooo:rsid="2b06eaf6"/>
    </style:style>
    <style:style style:name="T2120" style:family="text">
      <style:text-properties officeooo:rsid="2b0f127b"/>
    </style:style>
    <style:style style:name="T2121" style:family="text">
      <style:text-properties officeooo:rsid="2b110e78"/>
    </style:style>
    <style:style style:name="T2122" style:family="text">
      <style:text-properties officeooo:rsid="2b2391c2"/>
    </style:style>
    <style:style style:name="T2123" style:family="text">
      <style:text-properties officeooo:rsid="2b355a2b"/>
    </style:style>
    <style:style style:name="T2124" style:family="text">
      <style:text-properties officeooo:rsid="2b53750b"/>
    </style:style>
    <style:style style:name="T2125" style:family="text">
      <style:text-properties officeooo:rsid="2b577a10"/>
    </style:style>
    <style:style style:name="T2126" style:family="text">
      <style:text-properties officeooo:rsid="2b5c6e39"/>
    </style:style>
    <style:style style:name="T2127" style:family="text">
      <style:text-properties officeooo:rsid="2b5e5ac4"/>
    </style:style>
    <style:style style:name="T2128" style:family="text">
      <style:text-properties officeooo:rsid="2ba81448"/>
    </style:style>
    <style:style style:name="T2129" style:family="text">
      <style:text-properties officeooo:rsid="2bb21fad"/>
    </style:style>
    <style:style style:name="T2130" style:family="text">
      <style:text-properties officeooo:rsid="2bb47ec3"/>
    </style:style>
    <style:style style:name="T2131" style:family="text">
      <style:text-properties officeooo:rsid="2bcfc366"/>
    </style:style>
    <style:style style:name="T2132" style:family="text">
      <style:text-properties officeooo:rsid="2bd2f54c"/>
    </style:style>
    <style:style style:name="T2133" style:family="text">
      <style:text-properties officeooo:rsid="2bd66f8c"/>
    </style:style>
    <style:style style:name="T2134" style:family="text">
      <style:text-properties officeooo:rsid="2be5ddac"/>
    </style:style>
    <style:style style:name="T2135" style:family="text">
      <style:text-properties officeooo:rsid="2c07d1f1"/>
    </style:style>
    <style:style style:name="T2136" style:family="text">
      <style:text-properties officeooo:rsid="2c0f8df0"/>
    </style:style>
    <style:style style:name="T2137" style:family="text">
      <style:text-properties officeooo:rsid="2c12857b"/>
    </style:style>
    <style:style style:name="T2138" style:family="text">
      <style:text-properties officeooo:rsid="2c13b2bd"/>
    </style:style>
    <style:style style:name="T2139" style:family="text">
      <style:text-properties officeooo:rsid="2c155e1f"/>
    </style:style>
    <style:style style:name="T2140" style:family="text">
      <style:text-properties officeooo:rsid="2c1562ff"/>
    </style:style>
    <style:style style:name="T2141" style:family="text">
      <style:text-properties officeooo:rsid="2c188f63"/>
    </style:style>
    <style:style style:name="T2142" style:family="text">
      <style:text-properties officeooo:rsid="2c1aae2c"/>
    </style:style>
    <style:style style:name="T2143" style:family="text">
      <style:text-properties officeooo:rsid="2c1ba15e"/>
    </style:style>
    <style:style style:name="T2144" style:family="text">
      <style:text-properties officeooo:rsid="2c1c3c11"/>
    </style:style>
    <style:style style:name="T2145" style:family="text">
      <style:text-properties officeooo:rsid="2c21fc90"/>
    </style:style>
    <style:style style:name="T2146" style:family="text">
      <style:text-properties officeooo:rsid="2c248245"/>
    </style:style>
    <style:style style:name="T2147" style:family="text">
      <style:text-properties officeooo:rsid="2c270c61"/>
    </style:style>
    <style:style style:name="T2148" style:family="text">
      <style:text-properties officeooo:rsid="2c2b500f"/>
    </style:style>
    <style:style style:name="T2149" style:family="text">
      <style:text-properties officeooo:rsid="2c4b1c91"/>
    </style:style>
    <style:style style:name="T2150" style:family="text">
      <style:text-properties officeooo:rsid="2c4f8480"/>
    </style:style>
    <style:style style:name="T2151" style:family="text">
      <style:text-properties officeooo:rsid="2c511deb"/>
    </style:style>
    <style:style style:name="T2152" style:family="text">
      <style:text-properties officeooo:rsid="2c7e2bf9"/>
    </style:style>
    <style:style style:name="T2153" style:family="text">
      <style:text-properties officeooo:rsid="2c86e1a0"/>
    </style:style>
    <style:style style:name="T2154" style:family="text">
      <style:text-properties officeooo:rsid="2c9a41f2"/>
    </style:style>
    <style:style style:name="T2155" style:family="text">
      <style:text-properties officeooo:rsid="2c9ab5c5"/>
    </style:style>
    <style:style style:name="T2156" style:family="text">
      <style:text-properties officeooo:rsid="2c9e4c87"/>
    </style:style>
    <style:style style:name="T2157" style:family="text">
      <style:text-properties officeooo:rsid="2c9ed0db"/>
    </style:style>
    <style:style style:name="T2158" style:family="text">
      <style:text-properties officeooo:rsid="2caaa06a"/>
    </style:style>
    <style:style style:name="T2159" style:family="text">
      <style:text-properties officeooo:rsid="2cac260c"/>
    </style:style>
    <style:style style:name="T2160" style:family="text">
      <style:text-properties officeooo:rsid="2cae02b8"/>
    </style:style>
    <style:style style:name="T2161" style:family="text">
      <style:text-properties officeooo:rsid="2cb11997"/>
    </style:style>
    <style:style style:name="T2162" style:family="text">
      <style:text-properties officeooo:rsid="2cc6170e"/>
    </style:style>
    <style:style style:name="T2163" style:family="text">
      <style:text-properties officeooo:rsid="2ce9bd95"/>
    </style:style>
    <style:style style:name="T2164" style:family="text">
      <style:text-properties officeooo:rsid="2ceb7713"/>
    </style:style>
    <style:style style:name="T2165" style:family="text">
      <style:text-properties officeooo:rsid="2af9ce22"/>
    </style:style>
    <style:style style:name="T2166" style:family="text">
      <style:text-properties officeooo:rsid="2cfae33a"/>
    </style:style>
    <style:style style:name="T2167" style:family="text">
      <style:text-properties officeooo:rsid="2d079e71"/>
    </style:style>
    <style:style style:name="T2168" style:family="text">
      <style:text-properties officeooo:rsid="2d08956d"/>
    </style:style>
    <style:style style:name="T2169" style:family="text">
      <style:text-properties officeooo:rsid="2d090591"/>
    </style:style>
    <style:style style:name="T2170" style:family="text">
      <style:text-properties officeooo:rsid="2d0bafad"/>
    </style:style>
    <style:style style:name="T2171" style:family="text">
      <style:text-properties officeooo:rsid="2d0d59eb"/>
    </style:style>
    <style:style style:name="T2172" style:family="text">
      <style:text-properties officeooo:rsid="2d20ed2d"/>
    </style:style>
    <style:style style:name="T2173" style:family="text">
      <style:text-properties officeooo:rsid="2d2157fa"/>
    </style:style>
    <style:style style:name="T2174" style:family="text">
      <style:text-properties officeooo:rsid="2d24ffe7"/>
    </style:style>
    <style:style style:name="T2175" style:family="text">
      <style:text-properties officeooo:rsid="2d2871fb"/>
    </style:style>
    <style:style style:name="T2176" style:family="text">
      <style:text-properties officeooo:rsid="2d3473ec"/>
    </style:style>
    <style:style style:name="T2177" style:family="text">
      <style:text-properties officeooo:rsid="2d35d370"/>
    </style:style>
    <style:style style:name="T2178" style:family="text">
      <style:text-properties officeooo:rsid="2d3906b9"/>
    </style:style>
    <style:style style:name="T2179" style:family="text">
      <style:text-properties officeooo:rsid="2d3af0f3"/>
    </style:style>
    <style:style style:name="T2180" style:family="text">
      <style:text-properties officeooo:rsid="2d3c06c2"/>
    </style:style>
    <style:style style:name="T2181" style:family="text">
      <style:text-properties officeooo:rsid="2d4047a9"/>
    </style:style>
    <style:style style:name="T2182" style:family="text">
      <style:text-properties officeooo:rsid="2d421853"/>
    </style:style>
    <style:style style:name="T2183" style:family="text">
      <style:text-properties officeooo:rsid="2d44d6e3"/>
    </style:style>
    <style:style style:name="T2184" style:family="text">
      <style:text-properties officeooo:rsid="2d4deee1"/>
    </style:style>
    <style:style style:name="T2185" style:family="text">
      <style:text-properties officeooo:rsid="2d51a99c"/>
    </style:style>
    <style:style style:name="T2186" style:family="text">
      <style:text-properties officeooo:rsid="2d51dbde"/>
    </style:style>
    <style:style style:name="T2187" style:family="text">
      <style:text-properties officeooo:rsid="2d52c057"/>
    </style:style>
    <style:style style:name="T2188" style:family="text">
      <style:text-properties officeooo:rsid="2d5a5d3c"/>
    </style:style>
    <style:style style:name="T2189" style:family="text">
      <style:text-properties officeooo:rsid="2d6d36f8"/>
    </style:style>
    <style:style style:name="T2190" style:family="text">
      <style:text-properties officeooo:rsid="2d715dec"/>
    </style:style>
    <style:style style:name="T2191" style:family="text">
      <style:text-properties officeooo:rsid="2d726c9f"/>
    </style:style>
    <style:style style:name="T2192" style:family="text">
      <style:text-properties officeooo:rsid="2d7449ce"/>
    </style:style>
    <style:style style:name="T2193" style:family="text">
      <style:text-properties officeooo:rsid="2d751ed0"/>
    </style:style>
    <style:style style:name="T2194" style:family="text">
      <style:text-properties officeooo:rsid="2d766400"/>
    </style:style>
    <style:style style:name="T2195" style:family="text">
      <style:text-properties officeooo:rsid="2d770224"/>
    </style:style>
    <style:style style:name="T2196" style:family="text">
      <style:text-properties officeooo:rsid="2d7755d7"/>
    </style:style>
    <style:style style:name="T2197" style:family="text">
      <style:text-properties officeooo:rsid="2d78c47c"/>
    </style:style>
    <style:style style:name="T2198" style:family="text">
      <style:text-properties officeooo:rsid="2d8071ed"/>
    </style:style>
    <style:style style:name="T2199" style:family="text">
      <style:text-properties officeooo:rsid="2d81ba95"/>
    </style:style>
    <style:style style:name="T2200" style:family="text">
      <style:text-properties officeooo:rsid="2d822b0d"/>
    </style:style>
    <style:style style:name="T2201" style:family="text">
      <style:text-properties officeooo:rsid="2d837253"/>
    </style:style>
    <style:style style:name="T2202" style:family="text">
      <style:text-properties officeooo:rsid="2dba7a68"/>
    </style:style>
    <style:style style:name="T2203" style:family="text">
      <style:text-properties officeooo:rsid="2dd10b15"/>
    </style:style>
    <style:style style:name="T2204" style:family="text">
      <style:text-properties officeooo:rsid="18a73f57"/>
    </style:style>
    <style:style style:name="T2205" style:family="text">
      <style:text-properties officeooo:rsid="18a7e032"/>
    </style:style>
    <style:style style:name="T2206" style:family="text">
      <style:text-properties officeooo:rsid="2e0d4ecb"/>
    </style:style>
    <style:style style:name="T2207" style:family="text">
      <style:text-properties officeooo:rsid="2e1fcbd6"/>
    </style:style>
    <style:style style:name="T2208" style:family="text">
      <style:text-properties officeooo:rsid="2e326450"/>
    </style:style>
    <style:style style:name="T2209" style:family="text">
      <style:text-properties officeooo:rsid="2e7668e4"/>
    </style:style>
    <style:style style:name="T2210" style:family="text">
      <style:text-properties officeooo:rsid="2e7734a6"/>
    </style:style>
    <style:style style:name="T2211" style:family="text">
      <style:text-properties officeooo:rsid="2eaa2e81"/>
    </style:style>
    <style:style style:name="T2212" style:family="text">
      <style:text-properties officeooo:rsid="2eac529d"/>
    </style:style>
    <style:style style:name="T2213" style:family="text">
      <style:text-properties officeooo:rsid="2eb94ae6"/>
    </style:style>
    <style:style style:name="T2214" style:family="text">
      <style:text-properties officeooo:rsid="2ec654fd"/>
    </style:style>
    <style:style style:name="T2215" style:family="text">
      <style:text-properties officeooo:rsid="2ee1a042"/>
    </style:style>
    <style:style style:name="T2216" style:family="text">
      <style:text-properties officeooo:rsid="2ef6b76d"/>
    </style:style>
    <style:style style:name="T2217" style:family="text">
      <style:text-properties officeooo:rsid="2ef8d8ab"/>
    </style:style>
    <style:style style:name="T2218" style:family="text">
      <style:text-properties officeooo:rsid="2efde2c6"/>
    </style:style>
    <style:style style:name="T2219" style:family="text">
      <style:text-properties officeooo:rsid="2f031337"/>
    </style:style>
    <style:style style:name="T2220" style:family="text">
      <style:text-properties officeooo:rsid="2f35b97a"/>
    </style:style>
    <style:style style:name="T2221" style:family="text">
      <style:text-properties officeooo:rsid="2f77e536"/>
    </style:style>
    <style:style style:name="T2222" style:family="text">
      <style:text-properties officeooo:rsid="2f9a3ae5"/>
    </style:style>
    <style:style style:name="T2223" style:family="text">
      <style:text-properties officeooo:rsid="2fad38aa"/>
    </style:style>
    <style:style style:name="T2224" style:family="text">
      <style:text-properties officeooo:rsid="2fae1a1e"/>
    </style:style>
    <style:style style:name="T2225" style:family="text">
      <style:text-properties officeooo:rsid="2fae3382"/>
    </style:style>
    <style:style style:name="T2226" style:family="text">
      <style:text-properties officeooo:rsid="2fb2ba2c"/>
    </style:style>
    <style:style style:name="T2227" style:family="text">
      <style:text-properties officeooo:rsid="2fb34d2d"/>
    </style:style>
    <style:style style:name="T2228" style:family="text">
      <style:text-properties officeooo:rsid="2fe038f7"/>
    </style:style>
    <style:style style:name="T2229" style:family="text">
      <style:text-properties officeooo:rsid="2fe0d122"/>
    </style:style>
    <style:style style:name="T2230" style:family="text">
      <style:text-properties officeooo:rsid="2fe15eef"/>
    </style:style>
    <style:style style:name="T2231" style:family="text">
      <style:text-properties officeooo:rsid="2fea939f"/>
    </style:style>
    <style:style style:name="T2232" style:family="text">
      <style:text-properties officeooo:rsid="2fee27d1"/>
    </style:style>
    <style:style style:name="T2233" style:family="text">
      <style:text-properties officeooo:rsid="2fefc37c"/>
    </style:style>
    <style:style style:name="T2234" style:family="text">
      <style:text-properties officeooo:rsid="2ffe26dc"/>
    </style:style>
    <style:style style:name="T2235" style:family="text">
      <style:text-properties officeooo:rsid="24a005f2"/>
    </style:style>
    <style:style style:name="T2236" style:family="text">
      <style:text-properties officeooo:rsid="3008096c"/>
    </style:style>
    <style:style style:name="T2237" style:family="text">
      <style:text-properties officeooo:rsid="3012ec92"/>
    </style:style>
    <style:style style:name="T2238" style:family="text">
      <style:text-properties officeooo:rsid="3018a986"/>
    </style:style>
    <style:style style:name="T2239" style:family="text">
      <style:text-properties officeooo:rsid="30192658"/>
    </style:style>
    <style:style style:name="T2240" style:family="text">
      <style:text-properties officeooo:rsid="3019cbc9"/>
    </style:style>
    <style:style style:name="T2241" style:family="text">
      <style:text-properties officeooo:rsid="301b4787"/>
    </style:style>
    <style:style style:name="T2242" style:family="text">
      <style:text-properties officeooo:rsid="30242247"/>
    </style:style>
    <style:style style:name="T2243" style:family="text">
      <style:text-properties officeooo:rsid="302c57d5"/>
    </style:style>
    <style:style style:name="T2244" style:family="text">
      <style:text-properties officeooo:rsid="302d66c3"/>
    </style:style>
    <style:style style:name="T2245" style:family="text">
      <style:text-properties officeooo:rsid="302effdc"/>
    </style:style>
    <style:style style:name="T2246" style:family="text">
      <style:text-properties officeooo:rsid="302f7121"/>
    </style:style>
    <style:style style:name="T2247" style:family="text">
      <style:text-properties officeooo:rsid="303a34c1"/>
    </style:style>
    <style:style style:name="T2248" style:family="text">
      <style:text-properties officeooo:rsid="303b2f96"/>
    </style:style>
    <style:style style:name="T2249" style:family="text">
      <style:text-properties officeooo:rsid="303cfa67"/>
    </style:style>
    <style:style style:name="T2250" style:family="text">
      <style:text-properties officeooo:rsid="304730bf"/>
    </style:style>
    <style:style style:name="T2251" style:family="text">
      <style:text-properties officeooo:rsid="3048f6e0"/>
    </style:style>
    <style:style style:name="T2252" style:family="text">
      <style:text-properties officeooo:rsid="304a7a7b"/>
    </style:style>
    <style:style style:name="T2253" style:family="text">
      <style:text-properties officeooo:rsid="3056448a"/>
    </style:style>
    <style:style style:name="T2254" style:family="text">
      <style:text-properties officeooo:rsid="30577479"/>
    </style:style>
    <style:style style:name="T2255" style:family="text">
      <style:text-properties officeooo:rsid="30578b9f"/>
    </style:style>
    <style:style style:name="T2256" style:family="text">
      <style:text-properties officeooo:rsid="305f8735"/>
    </style:style>
    <style:style style:name="T2257" style:family="text">
      <style:text-properties officeooo:rsid="30609787"/>
    </style:style>
    <style:style style:name="T2258" style:family="text">
      <style:text-properties officeooo:rsid="3062f6a3"/>
    </style:style>
    <style:style style:name="T2259" style:family="text">
      <style:text-properties officeooo:rsid="306a5647"/>
    </style:style>
    <style:style style:name="T2260" style:family="text">
      <style:text-properties officeooo:rsid="30747be6"/>
    </style:style>
    <style:style style:name="T2261" style:family="text">
      <style:text-properties officeooo:rsid="3077c971"/>
    </style:style>
    <style:style style:name="T2262" style:family="text">
      <style:text-properties officeooo:rsid="307d52e5"/>
    </style:style>
    <style:style style:name="T2263" style:family="text">
      <style:text-properties officeooo:rsid="307de307"/>
    </style:style>
    <style:style style:name="T2264" style:family="text">
      <style:text-properties officeooo:rsid="307ea1ac"/>
    </style:style>
    <style:style style:name="T2265" style:family="text">
      <style:text-properties officeooo:rsid="308068e9"/>
    </style:style>
    <style:style style:name="T2266" style:family="text">
      <style:text-properties officeooo:rsid="30847f02"/>
    </style:style>
    <style:style style:name="T2267" style:family="text">
      <style:text-properties officeooo:rsid="30868245"/>
    </style:style>
    <style:style style:name="T2268" style:family="text">
      <style:text-properties officeooo:rsid="1b1133f5"/>
    </style:style>
    <style:style style:name="T2269" style:family="text">
      <style:text-properties officeooo:rsid="3092e2ee"/>
    </style:style>
    <style:style style:name="T2270" style:family="text">
      <style:text-properties officeooo:rsid="309ce757"/>
    </style:style>
    <style:style style:name="T2271" style:family="text">
      <style:text-properties officeooo:rsid="309d15fa"/>
    </style:style>
    <style:style style:name="T2272" style:family="text">
      <style:text-properties officeooo:rsid="309f0ae6"/>
    </style:style>
    <style:style style:name="T2273" style:family="text">
      <style:text-properties officeooo:rsid="30a0b974"/>
    </style:style>
    <style:style style:name="T2274" style:family="text">
      <style:text-properties officeooo:rsid="30a29636"/>
    </style:style>
    <style:style style:name="T2275" style:family="text">
      <style:text-properties officeooo:rsid="30a6739f"/>
    </style:style>
    <style:style style:name="T2276" style:family="text">
      <style:text-properties officeooo:rsid="30a6e60d"/>
    </style:style>
    <style:style style:name="T2277" style:family="text">
      <style:text-properties officeooo:rsid="30a7bc95"/>
    </style:style>
    <style:style style:name="T2278" style:family="text">
      <style:text-properties officeooo:rsid="30a8bc1d"/>
    </style:style>
    <style:style style:name="T2279" style:family="text">
      <style:text-properties officeooo:rsid="30ab2493"/>
    </style:style>
    <style:style style:name="T2280" style:family="text">
      <style:text-properties officeooo:rsid="30acc85b"/>
    </style:style>
    <style:style style:name="T2281" style:family="text">
      <style:text-properties officeooo:rsid="30af6fd6"/>
    </style:style>
    <style:style style:name="T2282" style:family="text">
      <style:text-properties officeooo:rsid="30b95f57"/>
    </style:style>
    <style:style style:name="T2283" style:family="text">
      <style:text-properties officeooo:rsid="30c0c537"/>
    </style:style>
    <style:style style:name="T2284" style:family="text">
      <style:text-properties officeooo:rsid="30c539b3"/>
    </style:style>
    <style:style style:name="T2285" style:family="text">
      <style:text-properties officeooo:rsid="30c7088b"/>
    </style:style>
    <style:style style:name="T2286" style:family="text">
      <style:text-properties officeooo:rsid="30cc17dd"/>
    </style:style>
    <style:style style:name="T2287" style:family="text">
      <style:text-properties officeooo:rsid="30d16782"/>
    </style:style>
    <style:style style:name="T2288" style:family="text">
      <style:text-properties officeooo:rsid="30d51de5"/>
    </style:style>
    <style:style style:name="T2289" style:family="text">
      <style:text-properties officeooo:rsid="30e40aa8"/>
    </style:style>
    <style:style style:name="T2290" style:family="text">
      <style:text-properties officeooo:rsid="30ea72cb"/>
    </style:style>
    <style:style style:name="T2291" style:family="text">
      <style:text-properties officeooo:rsid="30f84f23"/>
    </style:style>
    <style:style style:name="T2292" style:family="text">
      <style:text-properties officeooo:rsid="30fc856e"/>
    </style:style>
    <style:style style:name="T2293" style:family="text">
      <style:text-properties officeooo:rsid="30fcad78"/>
    </style:style>
    <style:style style:name="T2294" style:family="text">
      <style:text-properties officeooo:rsid="30febfe1"/>
    </style:style>
    <style:style style:name="T2295" style:family="text">
      <style:text-properties officeooo:rsid="310085aa"/>
    </style:style>
    <style:style style:name="T2296" style:family="text">
      <style:text-properties officeooo:rsid="310098b5"/>
    </style:style>
    <style:style style:name="T2297" style:family="text">
      <style:text-properties officeooo:rsid="3105733f"/>
    </style:style>
    <style:style style:name="T2298" style:family="text">
      <style:text-properties officeooo:rsid="31083167"/>
    </style:style>
    <style:style style:name="T2299" style:family="text">
      <style:text-properties officeooo:rsid="31092ef2"/>
    </style:style>
    <style:style style:name="T2300" style:family="text">
      <style:text-properties officeooo:rsid="310adfc6"/>
    </style:style>
    <style:style style:name="T2301" style:family="text">
      <style:text-properties officeooo:rsid="310c0820"/>
    </style:style>
    <style:style style:name="T2302" style:family="text">
      <style:text-properties officeooo:rsid="310e8370"/>
    </style:style>
    <style:style style:name="T2303" style:family="text">
      <style:text-properties officeooo:rsid="3111c155"/>
    </style:style>
    <style:style style:name="T2304" style:family="text">
      <style:text-properties officeooo:rsid="3111e2bb"/>
    </style:style>
    <style:style style:name="T2305" style:family="text">
      <style:text-properties officeooo:rsid="3113bcb5"/>
    </style:style>
    <style:style style:name="T2306" style:family="text">
      <style:text-properties officeooo:rsid="311aae52"/>
    </style:style>
    <style:style style:name="T2307" style:family="text">
      <style:text-properties officeooo:rsid="311edf4a"/>
    </style:style>
    <style:style style:name="T2308" style:family="text">
      <style:text-properties officeooo:rsid="311f71f8"/>
    </style:style>
    <style:style style:name="T2309" style:family="text">
      <style:text-properties officeooo:rsid="3121d222"/>
    </style:style>
    <style:style style:name="T2310" style:family="text">
      <style:text-properties officeooo:rsid="31282e0a"/>
    </style:style>
    <style:style style:name="T2311" style:family="text">
      <style:text-properties officeooo:rsid="312b933e"/>
    </style:style>
    <style:style style:name="T2312" style:family="text">
      <style:text-properties officeooo:rsid="312c1d99"/>
    </style:style>
    <style:style style:name="T2313" style:family="text">
      <style:text-properties officeooo:rsid="15f90d02"/>
    </style:style>
    <style:style style:name="T2314" style:family="text">
      <style:text-properties officeooo:rsid="3138eb18"/>
    </style:style>
    <style:style style:name="T2315" style:family="text">
      <style:text-properties officeooo:rsid="315261f6"/>
    </style:style>
    <style:style style:name="T2316" style:family="text">
      <style:text-properties officeooo:rsid="315f10f7"/>
    </style:style>
    <style:style style:name="T2317" style:family="text">
      <style:text-properties officeooo:rsid="315fbe7d"/>
    </style:style>
    <style:style style:name="T2318" style:family="text">
      <style:text-properties officeooo:rsid="3164cee4"/>
    </style:style>
    <style:style style:name="T2319" style:family="text">
      <style:text-properties officeooo:rsid="316a1c75"/>
    </style:style>
    <style:style style:name="T2320" style:family="text">
      <style:text-properties officeooo:rsid="317c8281"/>
    </style:style>
    <style:style style:name="T2321" style:family="text">
      <style:text-properties officeooo:rsid="317d3c49"/>
    </style:style>
    <style:style style:name="T2322" style:family="text">
      <style:text-properties officeooo:rsid="317ee72c"/>
    </style:style>
    <style:style style:name="T2323" style:family="text">
      <style:text-properties officeooo:rsid="31851cb7"/>
    </style:style>
    <style:style style:name="T2324" style:family="text">
      <style:text-properties officeooo:rsid="3186ed4f"/>
    </style:style>
    <style:style style:name="T2325" style:family="text">
      <style:text-properties officeooo:rsid="31873ea9"/>
    </style:style>
    <style:style style:name="T2326" style:family="text">
      <style:text-properties officeooo:rsid="31926f5b"/>
    </style:style>
    <style:style style:name="T2327" style:family="text">
      <style:text-properties officeooo:rsid="31934a08"/>
    </style:style>
    <style:style style:name="T2328" style:family="text">
      <style:text-properties officeooo:rsid="31986595"/>
    </style:style>
    <style:style style:name="T2329" style:family="text">
      <style:text-properties officeooo:rsid="31998e61"/>
    </style:style>
    <style:style style:name="T2330" style:family="text">
      <style:text-properties officeooo:rsid="319cf4ad"/>
    </style:style>
    <style:style style:name="T2331" style:family="text">
      <style:text-properties officeooo:rsid="319d2ad7"/>
    </style:style>
    <style:style style:name="T2332" style:family="text">
      <style:text-properties officeooo:rsid="319e4719"/>
    </style:style>
    <style:style style:name="T2333" style:family="text">
      <style:text-properties officeooo:rsid="319e7d19"/>
    </style:style>
    <style:style style:name="T2334" style:family="text">
      <style:text-properties officeooo:rsid="319f581b"/>
    </style:style>
    <style:style style:name="T2335" style:family="text">
      <style:text-properties officeooo:rsid="31a1af71"/>
    </style:style>
    <style:style style:name="T2336" style:family="text">
      <style:text-properties officeooo:rsid="31a61f8c"/>
    </style:style>
    <style:style style:name="T2337" style:family="text">
      <style:text-properties officeooo:rsid="31a812a2"/>
    </style:style>
    <style:style style:name="T2338" style:family="text">
      <style:text-properties officeooo:rsid="31a9aeaf"/>
    </style:style>
    <style:style style:name="T2339" style:family="text">
      <style:text-properties officeooo:rsid="31a9dc69"/>
    </style:style>
    <style:style style:name="T2340" style:family="text">
      <style:text-properties officeooo:rsid="31ac247e"/>
    </style:style>
    <style:style style:name="T2341" style:family="text">
      <style:text-properties officeooo:rsid="31b8c150"/>
    </style:style>
    <style:style style:name="T2342" style:family="text">
      <style:text-properties officeooo:rsid="31cb1cf1"/>
    </style:style>
    <style:style style:name="T2343" style:family="text">
      <style:text-properties officeooo:rsid="31cbff1e"/>
    </style:style>
    <style:style style:name="T2344" style:family="text">
      <style:text-properties officeooo:rsid="31cf0974"/>
    </style:style>
    <style:style style:name="T2345" style:family="text">
      <style:text-properties officeooo:rsid="31da0ed4"/>
    </style:style>
    <style:style style:name="T2346" style:family="text">
      <style:text-properties officeooo:rsid="31debd9e"/>
    </style:style>
    <style:style style:name="T2347" style:family="text">
      <style:text-properties officeooo:rsid="31e74d5f"/>
    </style:style>
    <style:style style:name="T2348" style:family="text">
      <style:text-properties officeooo:rsid="31e9467a"/>
    </style:style>
    <style:style style:name="T2349" style:family="text">
      <style:text-properties officeooo:rsid="31e9e24a"/>
    </style:style>
    <style:style style:name="T2350" style:family="text">
      <style:text-properties officeooo:rsid="31ea754b"/>
    </style:style>
    <style:style style:name="T2351" style:family="text">
      <style:text-properties officeooo:rsid="31ec1e47"/>
    </style:style>
    <style:style style:name="T2352" style:family="text">
      <style:text-properties officeooo:rsid="31f5eaf8"/>
    </style:style>
    <style:style style:name="T2353" style:family="text">
      <style:text-properties officeooo:rsid="31f92967"/>
    </style:style>
    <style:style style:name="T2354" style:family="text">
      <style:text-properties officeooo:rsid="31fa3d1c"/>
    </style:style>
    <style:style style:name="T2355" style:family="text">
      <style:text-properties officeooo:rsid="31fe4b66"/>
    </style:style>
    <style:style style:name="T2356" style:family="text">
      <style:text-properties officeooo:rsid="31ffd8f6"/>
    </style:style>
    <style:style style:name="T2357" style:family="text">
      <style:text-properties officeooo:rsid="320030af"/>
    </style:style>
    <style:style style:name="T2358" style:family="text">
      <style:text-properties officeooo:rsid="320124ff"/>
    </style:style>
    <style:style style:name="T2359" style:family="text">
      <style:text-properties officeooo:rsid="32038948"/>
    </style:style>
    <style:style style:name="T2360" style:family="text">
      <style:text-properties officeooo:rsid="320de796"/>
    </style:style>
    <style:style style:name="T2361" style:family="text">
      <style:text-properties officeooo:rsid="32162a76"/>
    </style:style>
    <style:style style:name="T2362" style:family="text">
      <style:text-properties officeooo:rsid="321ad2f2"/>
    </style:style>
    <style:style style:name="T2363" style:family="text">
      <style:text-properties officeooo:rsid="3220d486"/>
    </style:style>
    <style:style style:name="T2364" style:family="text">
      <style:text-properties officeooo:rsid="3226a42b"/>
    </style:style>
    <style:style style:name="T2365" style:family="text">
      <style:text-properties officeooo:rsid="32319192"/>
    </style:style>
    <style:style style:name="T2366" style:family="text">
      <style:text-properties officeooo:rsid="32900b61"/>
    </style:style>
    <style:style style:name="T2367" style:family="text">
      <style:text-properties officeooo:rsid="3291e142"/>
    </style:style>
    <style:style style:name="T2368" style:family="text">
      <style:text-properties officeooo:rsid="329217b0"/>
    </style:style>
    <style:style style:name="T2369" style:family="text">
      <style:text-properties officeooo:rsid="3296a883"/>
    </style:style>
    <style:style style:name="T2370" style:family="text">
      <style:text-properties officeooo:rsid="329720b3"/>
    </style:style>
    <style:style style:name="T2371" style:family="text">
      <style:text-properties officeooo:rsid="329975ba"/>
    </style:style>
    <style:style style:name="T2372" style:family="text">
      <style:text-properties officeooo:rsid="329c13f1"/>
    </style:style>
    <style:style style:name="T2373" style:family="text">
      <style:text-properties officeooo:rsid="329dda25"/>
    </style:style>
    <style:style style:name="T2374" style:family="text">
      <style:text-properties officeooo:rsid="329e9350"/>
    </style:style>
    <style:style style:name="T2375" style:family="text">
      <style:text-properties officeooo:rsid="214801ec"/>
    </style:style>
    <style:style style:name="T2376" style:family="text">
      <style:text-properties officeooo:rsid="32a21bd5"/>
    </style:style>
    <style:style style:name="T2377" style:family="text">
      <style:text-properties officeooo:rsid="32a24ba7"/>
    </style:style>
    <style:style style:name="T2378" style:family="text">
      <style:text-properties officeooo:rsid="32aac7ae"/>
    </style:style>
    <style:style style:name="T2379" style:family="text">
      <style:text-properties officeooo:rsid="32abea18"/>
    </style:style>
    <style:style style:name="T2380" style:family="text">
      <style:text-properties officeooo:rsid="32aee740"/>
    </style:style>
    <style:style style:name="T2381" style:family="text">
      <style:text-properties officeooo:rsid="32b1c651"/>
    </style:style>
    <style:style style:name="T2382" style:family="text">
      <style:text-properties officeooo:rsid="32b4827b"/>
    </style:style>
    <style:style style:name="T2383" style:family="text">
      <style:text-properties officeooo:rsid="32b60618"/>
    </style:style>
    <style:style style:name="T2384" style:family="text">
      <style:text-properties officeooo:rsid="32b71add"/>
    </style:style>
    <style:style style:name="T2385" style:family="text">
      <style:text-properties officeooo:rsid="32b82698"/>
    </style:style>
    <style:style style:name="T2386" style:family="text">
      <style:text-properties officeooo:rsid="32ba0444"/>
    </style:style>
    <style:style style:name="T2387" style:family="text">
      <style:text-properties officeooo:rsid="32c7ecb8"/>
    </style:style>
    <style:style style:name="T2388" style:family="text">
      <style:text-properties officeooo:rsid="32dac5cb"/>
    </style:style>
    <style:style style:name="T2389" style:family="text">
      <style:text-properties officeooo:rsid="32e1c60f"/>
    </style:style>
    <style:style style:name="T2390" style:family="text">
      <style:text-properties officeooo:rsid="32e39e5c"/>
    </style:style>
    <style:style style:name="T2391" style:family="text">
      <style:text-properties officeooo:rsid="32ec9622"/>
    </style:style>
    <style:style style:name="T2392" style:family="text">
      <style:text-properties officeooo:rsid="32f1da6b"/>
    </style:style>
    <style:style style:name="T2393" style:family="text">
      <style:text-properties officeooo:rsid="32f2a852"/>
    </style:style>
    <style:style style:name="T2394" style:family="text">
      <style:text-properties officeooo:rsid="32fcd270"/>
    </style:style>
    <style:style style:name="T2395" style:family="text">
      <style:text-properties officeooo:rsid="33024afa"/>
    </style:style>
    <style:style style:name="T2396" style:family="text">
      <style:text-properties officeooo:rsid="33037c71"/>
    </style:style>
    <style:style style:name="T2397" style:family="text">
      <style:text-properties officeooo:rsid="33080b95"/>
    </style:style>
    <style:style style:name="T2398" style:family="text">
      <style:text-properties officeooo:rsid="3316ce46"/>
    </style:style>
    <style:style style:name="T2399" style:family="text">
      <style:text-properties officeooo:rsid="3317ac8a"/>
    </style:style>
    <style:style style:name="T2400" style:family="text">
      <style:text-properties officeooo:rsid="331afd56"/>
    </style:style>
    <style:style style:name="T2401" style:family="text">
      <style:text-properties officeooo:rsid="33212904"/>
    </style:style>
    <style:style style:name="T2402" style:family="text">
      <style:text-properties officeooo:rsid="332273b9"/>
    </style:style>
    <style:style style:name="T2403" style:family="text">
      <style:text-properties officeooo:rsid="33265e57"/>
    </style:style>
    <style:style style:name="T2404" style:family="text">
      <style:text-properties officeooo:rsid="33268fa1"/>
    </style:style>
    <style:style style:name="T2405" style:family="text">
      <style:text-properties officeooo:rsid="332936c3"/>
    </style:style>
    <style:style style:name="T2406" style:family="text">
      <style:text-properties officeooo:rsid="332b01a7"/>
    </style:style>
    <style:style style:name="T2407" style:family="text">
      <style:text-properties officeooo:rsid="332b9e10"/>
    </style:style>
    <style:style style:name="T2408" style:family="text">
      <style:text-properties officeooo:rsid="33388329"/>
    </style:style>
    <style:style style:name="T2409" style:family="text">
      <style:text-properties officeooo:rsid="333f529e"/>
    </style:style>
    <style:style style:name="T2410" style:family="text">
      <style:text-properties officeooo:rsid="334d8a87"/>
    </style:style>
    <style:style style:name="T2411" style:family="text">
      <style:text-properties officeooo:rsid="334e415b"/>
    </style:style>
    <style:style style:name="T2412" style:family="text">
      <style:text-properties officeooo:rsid="33538212"/>
    </style:style>
    <style:style style:name="T2413" style:family="text">
      <style:text-properties officeooo:rsid="33553e51"/>
    </style:style>
    <style:style style:name="T2414" style:family="text">
      <style:text-properties officeooo:rsid="3355807a"/>
    </style:style>
    <style:style style:name="T2415" style:family="text">
      <style:text-properties officeooo:rsid="335614f9"/>
    </style:style>
    <style:style style:name="T2416" style:family="text">
      <style:text-properties officeooo:rsid="335aa3bd"/>
    </style:style>
    <style:style style:name="T2417" style:family="text">
      <style:text-properties officeooo:rsid="33683e68"/>
    </style:style>
    <style:style style:name="T2418" style:family="text">
      <style:text-properties officeooo:rsid="336b1478"/>
    </style:style>
    <style:style style:name="T2419" style:family="text">
      <style:text-properties officeooo:rsid="336c6ebe"/>
    </style:style>
    <style:style style:name="T2420" style:family="text">
      <style:text-properties officeooo:rsid="336e1002"/>
    </style:style>
    <style:style style:name="T2421" style:family="text">
      <style:text-properties officeooo:rsid="336fafac"/>
    </style:style>
    <style:style style:name="T2422" style:family="text">
      <style:text-properties officeooo:rsid="3370c2ba"/>
    </style:style>
    <style:style style:name="T2423" style:family="text">
      <style:text-properties officeooo:rsid="3371aeb5"/>
    </style:style>
    <style:style style:name="T2424" style:family="text">
      <style:text-properties officeooo:rsid="3372cdf8"/>
    </style:style>
    <style:style style:name="T2425" style:family="text">
      <style:text-properties officeooo:rsid="33797b31"/>
    </style:style>
    <style:style style:name="T2426" style:family="text">
      <style:text-properties officeooo:rsid="337acbfe"/>
    </style:style>
    <style:style style:name="T2427" style:family="text">
      <style:text-properties officeooo:rsid="337bde7a"/>
    </style:style>
    <style:style style:name="T2428" style:family="text">
      <style:text-properties officeooo:rsid="337c4de3"/>
    </style:style>
    <style:style style:name="T2429" style:family="text">
      <style:text-properties officeooo:rsid="337e5a5d"/>
    </style:style>
    <style:style style:name="T2430" style:family="text">
      <style:text-properties officeooo:rsid="3386bd80"/>
    </style:style>
    <style:style style:name="T2431" style:family="text">
      <style:text-properties officeooo:rsid="33883e91"/>
    </style:style>
    <style:style style:name="T2432" style:family="text">
      <style:text-properties officeooo:rsid="33893ef4"/>
    </style:style>
    <style:style style:name="T2433" style:family="text">
      <style:text-properties officeooo:rsid="338a78b8"/>
    </style:style>
    <style:style style:name="T2434" style:family="text">
      <style:text-properties officeooo:rsid="338ae010"/>
    </style:style>
    <style:style style:name="T2435" style:family="text">
      <style:text-properties officeooo:rsid="338c9f55"/>
    </style:style>
    <style:style style:name="T2436" style:family="text">
      <style:text-properties officeooo:rsid="338caf5f"/>
    </style:style>
    <style:style style:name="T2437" style:family="text">
      <style:text-properties officeooo:rsid="338eeda1"/>
    </style:style>
    <style:style style:name="T2438" style:family="text">
      <style:text-properties officeooo:rsid="3390acee"/>
    </style:style>
    <style:style style:name="T2439" style:family="text">
      <style:text-properties officeooo:rsid="33929ecf"/>
    </style:style>
    <style:style style:name="T2440" style:family="text">
      <style:text-properties officeooo:rsid="3395ef95"/>
    </style:style>
    <style:style style:name="T2441" style:family="text">
      <style:text-properties officeooo:rsid="33a04702"/>
    </style:style>
    <style:style style:name="T2442" style:family="text">
      <style:text-properties officeooo:rsid="33b401ce"/>
    </style:style>
    <style:style style:name="T2443" style:family="text">
      <style:text-properties officeooo:rsid="33b9574e"/>
    </style:style>
    <style:style style:name="T2444" style:family="text">
      <style:text-properties officeooo:rsid="2beaa784"/>
    </style:style>
    <style:style style:name="T2445" style:family="text">
      <style:text-properties officeooo:rsid="33e0c43a"/>
    </style:style>
    <style:style style:name="T2446" style:family="text">
      <style:text-properties officeooo:rsid="33ed3061"/>
    </style:style>
    <style:style style:name="T2447" style:family="text">
      <style:text-properties officeooo:rsid="2beb666c"/>
    </style:style>
    <style:style style:name="T2448" style:family="text">
      <style:text-properties officeooo:rsid="33efc93a"/>
    </style:style>
    <style:style style:name="T2449" style:family="text">
      <style:text-properties officeooo:rsid="33f5474b"/>
    </style:style>
    <style:style style:name="T2450" style:family="text">
      <style:text-properties officeooo:rsid="3401a08c"/>
    </style:style>
    <style:style style:name="T2451" style:family="text">
      <style:text-properties officeooo:rsid="340397bf"/>
    </style:style>
    <style:style style:name="T2452" style:family="text">
      <style:text-properties officeooo:rsid="3406626c"/>
    </style:style>
    <style:style style:name="T2453" style:family="text">
      <style:text-properties officeooo:rsid="3415bbcf"/>
    </style:style>
    <style:style style:name="T2454" style:family="text">
      <style:text-properties officeooo:rsid="34430dce"/>
    </style:style>
    <style:style style:name="T2455" style:family="text">
      <style:text-properties officeooo:rsid="3447bb16"/>
    </style:style>
    <style:style style:name="T2456" style:family="text">
      <style:text-properties officeooo:rsid="34498781"/>
    </style:style>
    <style:style style:name="T2457" style:family="text">
      <style:text-properties officeooo:rsid="34563617"/>
    </style:style>
    <style:style style:name="T2458" style:family="text">
      <style:text-properties officeooo:rsid="34569a6a"/>
    </style:style>
    <style:style style:name="T2459" style:family="text">
      <style:text-properties officeooo:rsid="345c21e9"/>
    </style:style>
    <style:style style:name="T2460" style:family="text">
      <style:text-properties officeooo:rsid="345f5545"/>
    </style:style>
    <style:style style:name="T2461" style:family="text">
      <style:text-properties officeooo:rsid="3465b5fe"/>
    </style:style>
    <style:style style:name="T2462" style:family="text">
      <style:text-properties officeooo:rsid="347171ea"/>
    </style:style>
    <style:style style:name="T2463" style:family="text">
      <style:text-properties officeooo:rsid="3478fb03"/>
    </style:style>
    <style:style style:name="T2464" style:family="text">
      <style:text-properties officeooo:rsid="34846bd9"/>
    </style:style>
    <style:style style:name="T2465" style:family="text">
      <style:text-properties officeooo:rsid="3486f117"/>
    </style:style>
    <style:style style:name="T2466" style:family="text">
      <style:text-properties officeooo:rsid="348aceb9"/>
    </style:style>
    <style:style style:name="T2467" style:family="text">
      <style:text-properties officeooo:rsid="348c91fb"/>
    </style:style>
    <style:style style:name="T2468" style:family="text">
      <style:text-properties officeooo:rsid="348f8cf0"/>
    </style:style>
    <style:style style:name="T2469" style:family="text">
      <style:text-properties officeooo:rsid="3491bf94"/>
    </style:style>
    <style:style style:name="T2470" style:family="text">
      <style:text-properties officeooo:rsid="34953786"/>
    </style:style>
    <style:style style:name="T2471" style:family="text">
      <style:text-properties officeooo:rsid="3497f9c3"/>
    </style:style>
    <style:style style:name="T2472" style:family="text">
      <style:text-properties officeooo:rsid="349d4005"/>
    </style:style>
    <style:style style:name="T2473" style:family="text">
      <style:text-properties officeooo:rsid="349fafad"/>
    </style:style>
    <style:style style:name="T2474" style:family="text">
      <style:text-properties officeooo:rsid="34a1ac0d"/>
    </style:style>
    <style:style style:name="T2475" style:family="text">
      <style:text-properties officeooo:rsid="34a330f4"/>
    </style:style>
    <style:style style:name="T2476" style:family="text">
      <style:text-properties officeooo:rsid="34a3a8bf"/>
    </style:style>
    <style:style style:name="T2477" style:family="text">
      <style:text-properties officeooo:rsid="34a8eefc"/>
    </style:style>
    <style:style style:name="T2478" style:family="text">
      <style:text-properties officeooo:rsid="34ad0f47"/>
    </style:style>
    <style:style style:name="T2479" style:family="text">
      <style:text-properties officeooo:rsid="34af1c9a"/>
    </style:style>
    <style:style style:name="T2480" style:family="text">
      <style:text-properties officeooo:rsid="34b0a8a7"/>
    </style:style>
    <style:style style:name="T2481" style:family="text">
      <style:text-properties officeooo:rsid="34b273aa"/>
    </style:style>
    <style:style style:name="T2482" style:family="text">
      <style:text-properties officeooo:rsid="34b2d03d"/>
    </style:style>
    <style:style style:name="T2483" style:family="text">
      <style:text-properties officeooo:rsid="34bd8131"/>
    </style:style>
    <style:style style:name="T2484" style:family="text">
      <style:text-properties officeooo:rsid="34c58e28"/>
    </style:style>
    <style:style style:name="T2485" style:family="text">
      <style:text-properties officeooo:rsid="34c61058"/>
    </style:style>
    <style:style style:name="T2486" style:family="text">
      <style:text-properties officeooo:rsid="34c8c2b3"/>
    </style:style>
    <style:style style:name="T2487" style:family="text">
      <style:text-properties officeooo:rsid="34c96229"/>
    </style:style>
    <style:style style:name="T2488" style:family="text">
      <style:text-properties officeooo:rsid="34ca7be7"/>
    </style:style>
    <style:style style:name="T2489" style:family="text">
      <style:text-properties officeooo:rsid="34d52492"/>
    </style:style>
    <style:style style:name="T2490" style:family="text">
      <style:text-properties officeooo:rsid="34d5c399"/>
    </style:style>
    <style:style style:name="T2491" style:family="text">
      <style:text-properties officeooo:rsid="34f950db"/>
    </style:style>
    <style:style style:name="T2492" style:family="text">
      <style:text-properties officeooo:rsid="34f9859c"/>
    </style:style>
    <style:style style:name="T2493" style:family="text">
      <style:text-properties officeooo:rsid="34fa64fc"/>
    </style:style>
    <style:style style:name="T2494" style:family="text">
      <style:text-properties officeooo:rsid="34fb5fd4"/>
    </style:style>
    <style:style style:name="T2495" style:family="text">
      <style:text-properties officeooo:rsid="1e60abaa"/>
    </style:style>
    <style:style style:name="T2496" style:family="text">
      <style:text-properties officeooo:rsid="34fd70e8"/>
    </style:style>
    <style:style style:name="T2497" style:family="text">
      <style:text-properties officeooo:rsid="34fdb4b9"/>
    </style:style>
    <style:style style:name="T2498" style:family="text">
      <style:text-properties officeooo:rsid="34ff8fb2"/>
    </style:style>
    <style:style style:name="T2499" style:family="text">
      <style:text-properties officeooo:rsid="35018ce2"/>
    </style:style>
    <style:style style:name="T2500" style:family="text">
      <style:text-properties officeooo:rsid="3502ed5d"/>
    </style:style>
    <style:style style:name="T2501" style:family="text">
      <style:text-properties officeooo:rsid="3505b84a"/>
    </style:style>
    <style:style style:name="T2502" style:family="text">
      <style:text-properties officeooo:rsid="350873e9"/>
    </style:style>
    <style:style style:name="T2503" style:family="text">
      <style:text-properties officeooo:rsid="350c828d"/>
    </style:style>
    <style:style style:name="T2504" style:family="text">
      <style:text-properties officeooo:rsid="350cc312"/>
    </style:style>
    <style:style style:name="T2505" style:family="text">
      <style:text-properties officeooo:rsid="35172e28"/>
    </style:style>
    <style:style style:name="T2506" style:family="text">
      <style:text-properties officeooo:rsid="351cefbf"/>
    </style:style>
    <style:style style:name="T2507" style:family="text">
      <style:text-properties officeooo:rsid="351ee1af"/>
    </style:style>
    <style:style style:name="T2508" style:family="text">
      <style:text-properties officeooo:rsid="351f54fd"/>
    </style:style>
    <style:style style:name="T2509" style:family="text">
      <style:text-properties officeooo:rsid="00a100f6"/>
    </style:style>
    <style:style style:name="T2510" style:family="text">
      <style:text-properties officeooo:rsid="00b00467"/>
    </style:style>
    <style:style style:name="T2511" style:family="text">
      <style:text-properties officeooo:rsid="3529511e"/>
    </style:style>
    <style:style style:name="T2512" style:family="text">
      <style:text-properties officeooo:rsid="027a496b"/>
    </style:style>
    <style:style style:name="T2513" style:family="text">
      <style:text-properties officeooo:rsid="0307bf1d"/>
    </style:style>
    <style:style style:name="T2514" style:family="text">
      <style:text-properties officeooo:rsid="01ae24ab"/>
    </style:style>
    <style:style style:name="T2515" style:family="text">
      <style:text-properties officeooo:rsid="1bcc61dd"/>
    </style:style>
    <style:style style:name="T2516" style:family="text">
      <style:text-properties officeooo:rsid="3534c52c"/>
    </style:style>
    <style:style style:name="T2517" style:family="text">
      <style:text-properties officeooo:rsid="353ae019"/>
    </style:style>
    <style:style style:name="T2518" style:family="text">
      <style:text-properties officeooo:rsid="0311ae2f"/>
    </style:style>
    <style:style style:name="T2519" style:family="text">
      <style:text-properties officeooo:rsid="354582ed"/>
    </style:style>
    <style:style style:name="T2520" style:family="text">
      <style:text-properties officeooo:rsid="35461285"/>
    </style:style>
    <style:style style:name="T2521" style:family="text">
      <style:text-properties officeooo:rsid="3546e7cb"/>
    </style:style>
    <style:style style:name="T2522" style:family="text">
      <style:text-properties officeooo:rsid="3548a238"/>
    </style:style>
    <style:style style:name="T2523" style:family="text">
      <style:text-properties officeooo:rsid="3548d7c8"/>
    </style:style>
    <style:style style:name="T2524" style:family="text">
      <style:text-properties officeooo:rsid="3549958a"/>
    </style:style>
    <style:style style:name="T2525" style:family="text">
      <style:text-properties officeooo:rsid="354d2d13"/>
    </style:style>
    <style:style style:name="T2526" style:family="text">
      <style:text-properties officeooo:rsid="3551f982"/>
    </style:style>
    <style:style style:name="T2527" style:family="text">
      <style:text-properties officeooo:rsid="29205610"/>
    </style:style>
    <style:style style:name="T2528" style:family="text">
      <style:text-properties officeooo:rsid="291f3f49"/>
    </style:style>
    <style:style style:name="T2529" style:family="text">
      <style:text-properties officeooo:rsid="355ea3d4"/>
    </style:style>
    <style:style style:name="T2530" style:family="text">
      <style:text-properties officeooo:rsid="355f0206"/>
    </style:style>
    <style:style style:name="T2531" style:family="text">
      <style:text-properties officeooo:rsid="3560bdf4"/>
    </style:style>
    <style:style style:name="T2532" style:family="text">
      <style:text-properties officeooo:rsid="3561f3ec"/>
    </style:style>
    <style:style style:name="T2533" style:family="text">
      <style:text-properties officeooo:rsid="356b11f2"/>
    </style:style>
    <style:style style:name="T2534" style:family="text">
      <style:text-properties officeooo:rsid="357140eb"/>
    </style:style>
    <style:style style:name="T2535" style:family="text">
      <style:text-properties officeooo:rsid="35720b1a"/>
    </style:style>
    <style:style style:name="T2536" style:family="text">
      <style:text-properties officeooo:rsid="35730ce6"/>
    </style:style>
    <style:style style:name="T2537" style:family="text">
      <style:text-properties officeooo:rsid="3573ea96"/>
    </style:style>
    <style:style style:name="T2538" style:family="text">
      <style:text-properties officeooo:rsid="357687c9"/>
    </style:style>
    <style:style style:name="T2539" style:family="text">
      <style:text-properties officeooo:rsid="357c5893"/>
    </style:style>
    <style:style style:name="T2540" style:family="text">
      <style:text-properties officeooo:rsid="357cff6a"/>
    </style:style>
    <style:style style:name="T2541" style:family="text">
      <style:text-properties officeooo:rsid="357dbdce"/>
    </style:style>
    <style:style style:name="T2542" style:family="text">
      <style:text-properties officeooo:rsid="35878cfe"/>
    </style:style>
    <style:style style:name="T2543" style:family="text">
      <style:text-properties officeooo:rsid="358cbfd2"/>
    </style:style>
    <style:style style:name="T2544" style:family="text">
      <style:text-properties fo:font-variant="normal" fo:text-transform="none" fo:color="#000000" style:font-name="CharisSILW" fo:font-size="9pt" fo:letter-spacing="normal" fo:font-style="normal" fo:font-weight="normal"/>
    </style:style>
    <style:style style:name="T2545" style:family="text">
      <style:text-properties fo:font-variant="normal" fo:text-transform="none" fo:color="#000000" style:font-name="CharisSILW" fo:font-size="6.44999980926514pt" fo:letter-spacing="normal" fo:font-style="normal" fo:font-weight="normal"/>
    </style:style>
    <style:style style:name="T2546"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7"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8" style:family="text">
      <style:text-properties fo:font-variant="normal" fo:text-transform="none" fo:color="#000000" fo:letter-spacing="normal"/>
    </style:style>
    <style:style style:name="T2549" style:family="text">
      <style:text-properties fo:font-variant="normal" fo:text-transform="none" fo:color="#333333" style:font-name="CharisSILW" fo:font-size="6.44999980926514pt" fo:letter-spacing="normal" fo:font-style="normal" fo:font-weight="normal"/>
    </style:style>
    <style:style style:name="T2550" style:family="text">
      <style:text-properties fo:font-variant="normal" fo:text-transform="none" fo:color="#333333" style:font-name="CharisSILW" fo:font-size="6.44999980926514pt" fo:letter-spacing="normal" fo:font-style="normal" fo:font-weight="normal" officeooo:rsid="427b8f7a"/>
    </style:style>
    <style:style style:name="T2551" style:family="text">
      <style:text-properties fo:font-variant="normal" fo:text-transform="none" fo:color="#333333" style:font-name="CharisSILW" fo:font-size="6.44999980926514pt" fo:letter-spacing="normal" fo:font-style="normal" fo:font-weight="normal" officeooo:rsid="427bdb46"/>
    </style:style>
    <style:style style:name="T2552" style:family="text">
      <style:text-properties officeooo:rsid="35ea90b2"/>
    </style:style>
    <style:style style:name="T2553" style:family="text">
      <style:text-properties officeooo:rsid="240e4950"/>
    </style:style>
    <style:style style:name="T2554" style:family="text">
      <style:text-properties officeooo:rsid="35ffcec4"/>
    </style:style>
    <style:style style:name="T2555" style:family="text">
      <style:text-properties officeooo:rsid="3613c426"/>
    </style:style>
    <style:style style:name="T2556" style:family="text">
      <style:text-properties officeooo:rsid="3626d8f3"/>
    </style:style>
    <style:style style:name="T2557" style:family="text">
      <style:text-properties officeooo:rsid="36270b72"/>
    </style:style>
    <style:style style:name="T2558" style:family="text">
      <style:text-properties officeooo:rsid="363fba45"/>
    </style:style>
    <style:style style:name="T2559" style:family="text">
      <style:text-properties officeooo:rsid="36012760"/>
    </style:style>
    <style:style style:name="T2560" style:family="text">
      <style:text-properties officeooo:rsid="36435b1b"/>
    </style:style>
    <style:style style:name="T2561" style:family="text">
      <style:text-properties officeooo:rsid="3648b8d5"/>
    </style:style>
    <style:style style:name="T2562" style:family="text">
      <style:text-properties officeooo:rsid="364b21c5"/>
    </style:style>
    <style:style style:name="T2563" style:family="text">
      <style:text-properties officeooo:rsid="364ef481"/>
    </style:style>
    <style:style style:name="T2564" style:family="text">
      <style:text-properties officeooo:rsid="3650c08a"/>
    </style:style>
    <style:style style:name="T2565" style:family="text">
      <style:text-properties officeooo:rsid="365116fa"/>
    </style:style>
    <style:style style:name="T2566" style:family="text">
      <style:text-properties officeooo:rsid="3654fb68"/>
    </style:style>
    <style:style style:name="T2567" style:family="text">
      <style:text-properties officeooo:rsid="29be751c"/>
    </style:style>
    <style:style style:name="T2568" style:family="text">
      <style:text-properties officeooo:rsid="3658b583"/>
    </style:style>
    <style:style style:name="T2569" style:family="text">
      <style:text-properties officeooo:rsid="3659e456"/>
    </style:style>
    <style:style style:name="T2570" style:family="text">
      <style:text-properties officeooo:rsid="365cade8"/>
    </style:style>
    <style:style style:name="T2571" style:family="text">
      <style:text-properties officeooo:rsid="3679e1c5"/>
    </style:style>
    <style:style style:name="T2572" style:family="text">
      <style:text-properties officeooo:rsid="367d3e66"/>
    </style:style>
    <style:style style:name="T2573" style:family="text">
      <style:text-properties officeooo:rsid="36806d61"/>
    </style:style>
    <style:style style:name="T2574" style:family="text">
      <style:text-properties officeooo:rsid="36894c31"/>
    </style:style>
    <style:style style:name="T2575" style:family="text">
      <style:text-properties officeooo:rsid="369fbd86"/>
    </style:style>
    <style:style style:name="T2576" style:family="text">
      <style:text-properties officeooo:rsid="28b0c8e6"/>
    </style:style>
    <style:style style:name="T2577" style:family="text">
      <style:text-properties officeooo:rsid="36a86c87"/>
    </style:style>
    <style:style style:name="T2578" style:family="text">
      <style:text-properties officeooo:rsid="36c63abf"/>
    </style:style>
    <style:style style:name="T2579" style:family="text">
      <style:text-properties officeooo:rsid="36c7953a"/>
    </style:style>
    <style:style style:name="T2580" style:family="text">
      <style:text-properties officeooo:rsid="36ca31d4"/>
    </style:style>
    <style:style style:name="T2581" style:family="text">
      <style:text-properties officeooo:rsid="36d2dcdd"/>
    </style:style>
    <style:style style:name="T2582" style:family="text">
      <style:text-properties officeooo:rsid="36d36c29"/>
    </style:style>
    <style:style style:name="T2583" style:family="text">
      <style:text-properties officeooo:rsid="36d53c06"/>
    </style:style>
    <style:style style:name="T2584" style:family="text">
      <style:text-properties officeooo:rsid="36dd652d"/>
    </style:style>
    <style:style style:name="T2585" style:family="text">
      <style:text-properties officeooo:rsid="36f08bf9"/>
    </style:style>
    <style:style style:name="T2586" style:family="text">
      <style:text-properties officeooo:rsid="36f8f99e"/>
    </style:style>
    <style:style style:name="T2587" style:family="text">
      <style:text-properties officeooo:rsid="370fb7fb"/>
    </style:style>
    <style:style style:name="T2588" style:family="text">
      <style:text-properties officeooo:rsid="3711bcda"/>
    </style:style>
    <style:style style:name="T2589" style:family="text">
      <style:text-properties officeooo:rsid="181f7fed"/>
    </style:style>
    <style:style style:name="T2590" style:family="text">
      <style:text-properties officeooo:rsid="371ac74d"/>
    </style:style>
    <style:style style:name="T2591" style:family="text">
      <style:text-properties officeooo:rsid="371c938d"/>
    </style:style>
    <style:style style:name="T2592" style:family="text">
      <style:text-properties officeooo:rsid="3720d0fb"/>
    </style:style>
    <style:style style:name="T2593" style:family="text">
      <style:text-properties officeooo:rsid="3723ded2"/>
    </style:style>
    <style:style style:name="T2594" style:family="text">
      <style:text-properties officeooo:rsid="2efb28ef"/>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style:text-line-through-style="solid" style:text-line-through-type="single" fo:font-style="normal" style:font-style-asian="normal" style:font-style-complex="normal"/>
    </style:style>
    <style:style style:name="T2603" style:family="text">
      <style:text-properties style:text-line-through-style="solid" style:text-line-through-type="single" fo:font-style="normal" officeooo:rsid="3a4ac1d5" style:font-style-asian="normal" style:font-style-complex="normal"/>
    </style:style>
    <style:style style:name="T2604" style:family="text">
      <style:text-properties style:text-line-through-style="solid" style:text-line-through-type="single" fo:font-style="normal" officeooo:rsid="3a4b732b" style:font-style-asian="normal" style:font-style-complex="normal"/>
    </style:style>
    <style:style style:name="T2605" style:family="text">
      <style:text-properties style:text-line-through-style="solid" style:text-line-through-type="single" fo:font-style="normal" officeooo:rsid="3a4c98a1" style:font-style-asian="normal" style:font-style-complex="normal"/>
    </style:style>
    <style:style style:name="T2606" style:family="text">
      <style:text-properties style:text-line-through-style="solid" style:text-line-through-type="single" fo:font-style="normal" officeooo:rsid="3a4fc76f" style:font-style-asian="normal" style:font-style-complex="normal"/>
    </style:style>
    <style:style style:name="T2607" style:family="text">
      <style:text-properties style:text-line-through-style="solid" style:text-line-through-type="single" fo:font-style="italic" style:font-style-asian="italic" style:font-style-complex="italic"/>
    </style:style>
    <style:style style:name="T2608" style:family="text">
      <style:text-properties officeooo:rsid="37495649"/>
    </style:style>
    <style:style style:name="T2609" style:family="text">
      <style:text-properties officeooo:rsid="3764dad6"/>
    </style:style>
    <style:style style:name="T2610" style:family="text">
      <style:text-properties officeooo:rsid="376c538a"/>
    </style:style>
    <style:style style:name="T2611" style:family="text">
      <style:text-properties officeooo:rsid="377549d5"/>
    </style:style>
    <style:style style:name="T2612" style:family="text">
      <style:text-properties officeooo:rsid="377636a8"/>
    </style:style>
    <style:style style:name="T2613" style:family="text">
      <style:text-properties officeooo:rsid="378947b8"/>
    </style:style>
    <style:style style:name="T2614" style:family="text">
      <style:text-properties officeooo:rsid="3792ebad"/>
    </style:style>
    <style:style style:name="T2615" style:family="text">
      <style:text-properties officeooo:rsid="3798fd4e"/>
    </style:style>
    <style:style style:name="T2616" style:family="text">
      <style:text-properties officeooo:rsid="37cc7717"/>
    </style:style>
    <style:style style:name="T2617" style:family="text">
      <style:text-properties officeooo:rsid="37d39a32"/>
    </style:style>
    <style:style style:name="T2618" style:family="text">
      <style:text-properties officeooo:rsid="37dd2019"/>
    </style:style>
    <style:style style:name="T2619" style:family="text">
      <style:text-properties officeooo:rsid="37e3882d"/>
    </style:style>
    <style:style style:name="T2620" style:family="text">
      <style:text-properties officeooo:rsid="37e45d74"/>
    </style:style>
    <style:style style:name="T2621" style:family="text">
      <style:text-properties officeooo:rsid="2c42ac88"/>
    </style:style>
    <style:style style:name="T2622" style:family="text">
      <style:text-properties officeooo:rsid="37ea44d7"/>
    </style:style>
    <style:style style:name="T2623" style:family="text">
      <style:text-properties officeooo:rsid="37ef2590"/>
    </style:style>
    <style:style style:name="T2624" style:family="text">
      <style:text-properties officeooo:rsid="37fabb21"/>
    </style:style>
    <style:style style:name="T2625" style:family="text">
      <style:text-properties officeooo:rsid="37fca82e"/>
    </style:style>
    <style:style style:name="T2626" style:family="text">
      <style:text-properties officeooo:rsid="37fdcae9"/>
    </style:style>
    <style:style style:name="T2627" style:family="text">
      <style:text-properties officeooo:rsid="3800bb03"/>
    </style:style>
    <style:style style:name="T2628" style:family="text">
      <style:text-properties officeooo:rsid="380297f9"/>
    </style:style>
    <style:style style:name="T2629" style:family="text">
      <style:text-properties officeooo:rsid="380c1ece"/>
    </style:style>
    <style:style style:name="T2630" style:family="text">
      <style:text-properties officeooo:rsid="3812fb43"/>
    </style:style>
    <style:style style:name="T2631" style:family="text">
      <style:text-properties officeooo:rsid="382a32f3"/>
    </style:style>
    <style:style style:name="T2632" style:family="text">
      <style:text-properties officeooo:rsid="383132bc"/>
    </style:style>
    <style:style style:name="T2633" style:family="text">
      <style:text-properties officeooo:rsid="383a7d89"/>
    </style:style>
    <style:style style:name="T2634" style:family="text">
      <style:text-properties officeooo:rsid="383b152a"/>
    </style:style>
    <style:style style:name="T2635" style:family="text">
      <style:text-properties officeooo:rsid="3840ce37"/>
    </style:style>
    <style:style style:name="T2636" style:family="text">
      <style:text-properties officeooo:rsid="3841fc69"/>
    </style:style>
    <style:style style:name="T2637" style:family="text">
      <style:text-properties officeooo:rsid="38443683"/>
    </style:style>
    <style:style style:name="T2638" style:family="text">
      <style:text-properties officeooo:rsid="384f71c3"/>
    </style:style>
    <style:style style:name="T2639" style:family="text">
      <style:text-properties officeooo:rsid="3850aecc"/>
    </style:style>
    <style:style style:name="T2640" style:family="text">
      <style:text-properties officeooo:rsid="38518885"/>
    </style:style>
    <style:style style:name="T2641" style:family="text">
      <style:text-properties officeooo:rsid="3851991b"/>
    </style:style>
    <style:style style:name="T2642" style:family="text">
      <style:text-properties officeooo:rsid="3852d773"/>
    </style:style>
    <style:style style:name="T2643" style:family="text">
      <style:text-properties officeooo:rsid="38537434"/>
    </style:style>
    <style:style style:name="T2644" style:family="text">
      <style:text-properties officeooo:rsid="3854c85b"/>
    </style:style>
    <style:style style:name="T2645" style:family="text">
      <style:text-properties officeooo:rsid="385e4208"/>
    </style:style>
    <style:style style:name="T2646" style:family="text">
      <style:text-properties officeooo:rsid="385f997f"/>
    </style:style>
    <style:style style:name="T2647" style:family="text">
      <style:text-properties officeooo:rsid="385faf20"/>
    </style:style>
    <style:style style:name="T2648" style:family="text">
      <style:text-properties officeooo:rsid="38639890"/>
    </style:style>
    <style:style style:name="T2649" style:family="text">
      <style:text-properties officeooo:rsid="386a0584"/>
    </style:style>
    <style:style style:name="T2650" style:family="text">
      <style:text-properties officeooo:rsid="386cc8ca"/>
    </style:style>
    <style:style style:name="T2651" style:family="text">
      <style:text-properties officeooo:rsid="386e44e0"/>
    </style:style>
    <style:style style:name="T2652" style:family="text">
      <style:text-properties officeooo:rsid="387015c8"/>
    </style:style>
    <style:style style:name="T2653" style:family="text">
      <style:text-properties officeooo:rsid="387542d5"/>
    </style:style>
    <style:style style:name="T2654" style:family="text">
      <style:text-properties officeooo:rsid="3875e94a"/>
    </style:style>
    <style:style style:name="T2655" style:family="text">
      <style:text-properties officeooo:rsid="3876e9e9"/>
    </style:style>
    <style:style style:name="T2656" style:family="text">
      <style:text-properties officeooo:rsid="387703ef"/>
    </style:style>
    <style:style style:name="T2657" style:family="text">
      <style:text-properties officeooo:rsid="387a29f3"/>
    </style:style>
    <style:style style:name="T2658" style:family="text">
      <style:text-properties officeooo:rsid="387a490b"/>
    </style:style>
    <style:style style:name="T2659" style:family="text">
      <style:text-properties officeooo:rsid="387b318a"/>
    </style:style>
    <style:style style:name="T2660" style:family="text">
      <style:text-properties officeooo:rsid="387c0810"/>
    </style:style>
    <style:style style:name="T2661" style:family="text">
      <style:text-properties officeooo:rsid="3881a79f"/>
    </style:style>
    <style:style style:name="T2662" style:family="text">
      <style:text-properties officeooo:rsid="3883f93d"/>
    </style:style>
    <style:style style:name="T2663" style:family="text">
      <style:text-properties officeooo:rsid="38850e9b"/>
    </style:style>
    <style:style style:name="T2664" style:family="text">
      <style:text-properties officeooo:rsid="38874556"/>
    </style:style>
    <style:style style:name="T2665" style:family="text">
      <style:text-properties officeooo:rsid="388af45a"/>
    </style:style>
    <style:style style:name="T2666" style:family="text">
      <style:text-properties officeooo:rsid="388d8636"/>
    </style:style>
    <style:style style:name="T2667" style:family="text">
      <style:text-properties officeooo:rsid="38923307"/>
    </style:style>
    <style:style style:name="T2668" style:family="text">
      <style:text-properties officeooo:rsid="3893038f"/>
    </style:style>
    <style:style style:name="T2669" style:family="text">
      <style:text-properties officeooo:rsid="3894b91c"/>
    </style:style>
    <style:style style:name="T2670" style:family="text">
      <style:text-properties officeooo:rsid="38977ad3"/>
    </style:style>
    <style:style style:name="T2671" style:family="text">
      <style:text-properties officeooo:rsid="3898b23b"/>
    </style:style>
    <style:style style:name="T2672" style:family="text">
      <style:text-properties officeooo:rsid="3899bbbf"/>
    </style:style>
    <style:style style:name="T2673" style:family="text">
      <style:text-properties officeooo:rsid="389a4dc3"/>
    </style:style>
    <style:style style:name="T2674" style:family="text">
      <style:text-properties officeooo:rsid="389bdaf3"/>
    </style:style>
    <style:style style:name="T2675" style:family="text">
      <style:text-properties officeooo:rsid="389d4ea5"/>
    </style:style>
    <style:style style:name="T2676" style:family="text">
      <style:text-properties officeooo:rsid="389ec34b"/>
    </style:style>
    <style:style style:name="T2677" style:family="text">
      <style:text-properties officeooo:rsid="3069b99e"/>
    </style:style>
    <style:style style:name="T2678" style:family="text">
      <style:text-properties officeooo:rsid="38a278f0"/>
    </style:style>
    <style:style style:name="T2679" style:family="text">
      <style:text-properties officeooo:rsid="38a52847"/>
    </style:style>
    <style:style style:name="T2680" style:family="text">
      <style:text-properties officeooo:rsid="38a52ed9"/>
    </style:style>
    <style:style style:name="T2681" style:family="text">
      <style:text-properties officeooo:rsid="38a6c1e4"/>
    </style:style>
    <style:style style:name="T2682" style:family="text">
      <style:text-properties officeooo:rsid="38a94037"/>
    </style:style>
    <style:style style:name="T2683" style:family="text">
      <style:text-properties officeooo:rsid="38ac575a"/>
    </style:style>
    <style:style style:name="T2684" style:family="text">
      <style:text-properties officeooo:rsid="38b1a804"/>
    </style:style>
    <style:style style:name="T2685" style:family="text">
      <style:text-properties officeooo:rsid="38b99e6a"/>
    </style:style>
    <style:style style:name="T2686" style:family="text">
      <style:text-properties officeooo:rsid="38bb3d15"/>
    </style:style>
    <style:style style:name="T2687" style:family="text">
      <style:text-properties officeooo:rsid="38bc343c"/>
    </style:style>
    <style:style style:name="T2688" style:family="text">
      <style:text-properties officeooo:rsid="38be1e18"/>
    </style:style>
    <style:style style:name="T2689" style:family="text">
      <style:text-properties officeooo:rsid="38c69352"/>
    </style:style>
    <style:style style:name="T2690" style:family="text">
      <style:text-properties officeooo:rsid="38c79b06"/>
    </style:style>
    <style:style style:name="T2691" style:family="text">
      <style:text-properties officeooo:rsid="38c8f08c"/>
    </style:style>
    <style:style style:name="T2692" style:family="text">
      <style:text-properties officeooo:rsid="38cc6f51"/>
    </style:style>
    <style:style style:name="T2693" style:family="text">
      <style:text-properties officeooo:rsid="38cc70d3"/>
    </style:style>
    <style:style style:name="T2694" style:family="text">
      <style:text-properties fo:background-color="#fff200" loext:char-shading-value="0"/>
    </style:style>
    <style:style style:name="T2695" style:family="text">
      <style:text-properties officeooo:rsid="21e88bb8" fo:background-color="#fff200" loext:char-shading-value="0"/>
    </style:style>
    <style:style style:name="T2696" style:family="text">
      <style:text-properties officeooo:rsid="365ba67e" fo:background-color="#fff200" loext:char-shading-value="0"/>
    </style:style>
    <style:style style:name="T2697" style:family="text">
      <style:text-properties officeooo:rsid="2dcba3b1" fo:background-color="#fff200" loext:char-shading-value="0"/>
    </style:style>
    <style:style style:name="T2698" style:family="text">
      <style:text-properties officeooo:rsid="18a52896" fo:background-color="#fff200" loext:char-shading-value="0"/>
    </style:style>
    <style:style style:name="T2699" style:family="text">
      <style:text-properties officeooo:rsid="165ce3ce" fo:background-color="#fff200" loext:char-shading-value="0"/>
    </style:style>
    <style:style style:name="T2700" style:family="text">
      <style:text-properties officeooo:rsid="187b6b26" fo:background-color="#fff200" loext:char-shading-value="0"/>
    </style:style>
    <style:style style:name="T2701" style:family="text">
      <style:text-properties officeooo:rsid="39055161" fo:background-color="#fff200" loext:char-shading-value="0"/>
    </style:style>
    <style:style style:name="T2702" style:family="text">
      <style:text-properties officeooo:rsid="165fa1e0" fo:background-color="#fff200" loext:char-shading-value="0"/>
    </style:style>
    <style:style style:name="T2703" style:family="text">
      <style:text-properties officeooo:rsid="165aad9b" fo:background-color="#fff200" loext:char-shading-value="0"/>
    </style:style>
    <style:style style:name="T2704" style:family="text">
      <style:text-properties officeooo:rsid="37790186" fo:background-color="#fff200" loext:char-shading-value="0"/>
    </style:style>
    <style:style style:name="T2705" style:family="text">
      <style:text-properties officeooo:rsid="389fac8c" fo:background-color="#fff200" loext:char-shading-value="0"/>
    </style:style>
    <style:style style:name="T2706" style:family="text">
      <style:text-properties officeooo:rsid="38a3e2cc" fo:background-color="#fff200" loext:char-shading-value="0"/>
    </style:style>
    <style:style style:name="T2707" style:family="text">
      <style:text-properties officeooo:rsid="38cc78f6"/>
    </style:style>
    <style:style style:name="T2708" style:family="text">
      <style:text-properties officeooo:rsid="38d1bafa"/>
    </style:style>
    <style:style style:name="T2709" style:family="text">
      <style:text-properties officeooo:rsid="38d38e0b"/>
    </style:style>
    <style:style style:name="T2710" style:family="text">
      <style:text-properties officeooo:rsid="38d94cd5"/>
    </style:style>
    <style:style style:name="T2711" style:family="text">
      <style:text-properties officeooo:rsid="38d9ca91"/>
    </style:style>
    <style:style style:name="T2712" style:family="text">
      <style:text-properties officeooo:rsid="38da20cb"/>
    </style:style>
    <style:style style:name="T2713" style:family="text">
      <style:text-properties officeooo:rsid="38deb88f"/>
    </style:style>
    <style:style style:name="T2714" style:family="text">
      <style:text-properties officeooo:rsid="2d92ea18"/>
    </style:style>
    <style:style style:name="T2715" style:family="text">
      <style:text-properties officeooo:rsid="38ebc41c"/>
    </style:style>
    <style:style style:name="T2716" style:family="text">
      <style:text-properties officeooo:rsid="38ed1cec"/>
    </style:style>
    <style:style style:name="T2717" style:family="text">
      <style:text-properties officeooo:rsid="38f13bc0"/>
    </style:style>
    <style:style style:name="T2718" style:family="text">
      <style:text-properties officeooo:rsid="38f2152c"/>
    </style:style>
    <style:style style:name="T2719" style:family="text">
      <style:text-properties officeooo:rsid="38f2ca3f"/>
    </style:style>
    <style:style style:name="T2720" style:family="text">
      <style:text-properties officeooo:rsid="38f7c7de"/>
    </style:style>
    <style:style style:name="T2721" style:family="text">
      <style:text-properties officeooo:rsid="38f87b11"/>
    </style:style>
    <style:style style:name="T2722" style:family="text">
      <style:text-properties officeooo:rsid="38fc64a7"/>
    </style:style>
    <style:style style:name="T2723" style:family="text">
      <style:text-properties officeooo:rsid="38fdcff0"/>
    </style:style>
    <style:style style:name="T2724" style:family="text">
      <style:text-properties officeooo:rsid="38ff3348"/>
    </style:style>
    <style:style style:name="T2725" style:family="text">
      <style:text-properties officeooo:rsid="39019ddb"/>
    </style:style>
    <style:style style:name="T2726" style:family="text">
      <style:text-properties officeooo:rsid="39042a6a"/>
    </style:style>
    <style:style style:name="T2727" style:family="text">
      <style:text-properties officeooo:rsid="390628eb"/>
    </style:style>
    <style:style style:name="T2728" style:family="text">
      <style:text-properties officeooo:rsid="390b9d39"/>
    </style:style>
    <style:style style:name="T2729" style:family="text">
      <style:text-properties officeooo:rsid="391178b6"/>
    </style:style>
    <style:style style:name="T2730" style:family="text">
      <style:text-properties officeooo:rsid="391409e3"/>
    </style:style>
    <style:style style:name="T2731" style:family="text">
      <style:text-properties officeooo:rsid="3923c0b8"/>
    </style:style>
    <style:style style:name="T2732" style:family="text">
      <style:text-properties officeooo:rsid="392a37b4"/>
    </style:style>
    <style:style style:name="T2733" style:family="text">
      <style:text-properties officeooo:rsid="392a7bb8"/>
    </style:style>
    <style:style style:name="T2734" style:family="text">
      <style:text-properties officeooo:rsid="3936192c"/>
    </style:style>
    <style:style style:name="T2735" style:family="text">
      <style:text-properties officeooo:rsid="39364276"/>
    </style:style>
    <style:style style:name="T2736" style:family="text">
      <style:text-properties officeooo:rsid="39385ec3"/>
    </style:style>
    <style:style style:name="T2737" style:family="text">
      <style:text-properties officeooo:rsid="393949d0"/>
    </style:style>
    <style:style style:name="T2738" style:family="text">
      <style:text-properties officeooo:rsid="3939f9ba"/>
    </style:style>
    <style:style style:name="T2739" style:family="text">
      <style:text-properties officeooo:rsid="3951b96f"/>
    </style:style>
    <style:style style:name="T2740" style:family="text">
      <style:text-properties officeooo:rsid="39529750"/>
    </style:style>
    <style:style style:name="T2741" style:family="text">
      <style:text-properties officeooo:rsid="395494df"/>
    </style:style>
    <style:style style:name="T2742" style:family="text">
      <style:text-properties officeooo:rsid="395d80a2"/>
    </style:style>
    <style:style style:name="T2743" style:family="text">
      <style:text-properties officeooo:rsid="396b86ec"/>
    </style:style>
    <style:style style:name="T2744" style:family="text">
      <style:text-properties officeooo:rsid="3999438f"/>
    </style:style>
    <style:style style:name="T2745" style:family="text">
      <style:text-properties officeooo:rsid="39a1dbcf"/>
    </style:style>
    <style:style style:name="T2746" style:family="text">
      <style:text-properties officeooo:rsid="39a7486e"/>
    </style:style>
    <style:style style:name="T2747" style:family="text">
      <style:text-properties officeooo:rsid="39a76602"/>
    </style:style>
    <style:style style:name="T2748" style:family="text">
      <style:text-properties officeooo:rsid="39a7921b"/>
    </style:style>
    <style:style style:name="T2749" style:family="text">
      <style:text-properties officeooo:rsid="39be4afc"/>
    </style:style>
    <style:style style:name="T2750" style:family="text">
      <style:text-properties officeooo:rsid="39174737"/>
    </style:style>
    <style:style style:name="T2751" style:family="text">
      <style:text-properties officeooo:rsid="39c19448"/>
    </style:style>
    <style:style style:name="T2752" style:family="text">
      <style:text-properties officeooo:rsid="39c74945"/>
    </style:style>
    <style:style style:name="T2753" style:family="text">
      <style:text-properties officeooo:rsid="39cf4c0f"/>
    </style:style>
    <style:style style:name="T2754" style:family="text">
      <style:text-properties officeooo:rsid="18a69eb1"/>
    </style:style>
    <style:style style:name="T2755" style:family="text">
      <style:text-properties officeooo:rsid="39d4718c"/>
    </style:style>
    <style:style style:name="T2756" style:family="text">
      <style:text-properties officeooo:rsid="39d65978"/>
    </style:style>
    <style:style style:name="T2757" style:family="text">
      <style:text-properties officeooo:rsid="39d7fc0b"/>
    </style:style>
    <style:style style:name="T2758" style:family="text">
      <style:text-properties officeooo:rsid="39d9480c"/>
    </style:style>
    <style:style style:name="T2759" style:family="text">
      <style:text-properties officeooo:rsid="39d948c5"/>
    </style:style>
    <style:style style:name="T2760" style:family="text">
      <style:text-properties officeooo:rsid="39df2dd5"/>
    </style:style>
    <style:style style:name="T2761" style:family="text">
      <style:text-properties officeooo:rsid="39e24e9a"/>
    </style:style>
    <style:style style:name="T2762" style:family="text">
      <style:text-properties officeooo:rsid="39e4d634"/>
    </style:style>
    <style:style style:name="T2763" style:family="text">
      <style:text-properties officeooo:rsid="39f67e8e"/>
    </style:style>
    <style:style style:name="T2764" style:family="text">
      <style:text-properties officeooo:rsid="3a03aac5"/>
    </style:style>
    <style:style style:name="T2765" style:family="text">
      <style:text-properties officeooo:rsid="39ecaad2"/>
    </style:style>
    <style:style style:name="T2766" style:family="text">
      <style:text-properties officeooo:rsid="3a146c30"/>
    </style:style>
    <style:style style:name="T2767" style:family="text">
      <style:text-properties officeooo:rsid="3a188e73"/>
    </style:style>
    <style:style style:name="T2768" style:family="text">
      <style:text-properties officeooo:rsid="3a20c757"/>
    </style:style>
    <style:style style:name="T2769" style:family="text">
      <style:text-properties officeooo:rsid="3a22c035"/>
    </style:style>
    <style:style style:name="T2770" style:family="text">
      <style:text-properties officeooo:rsid="3a284569"/>
    </style:style>
    <style:style style:name="T2771" style:family="text">
      <style:text-properties officeooo:rsid="1ac27fde"/>
    </style:style>
    <style:style style:name="T2772" style:family="text">
      <style:text-properties officeooo:rsid="3a29afe1"/>
    </style:style>
    <style:style style:name="T2773" style:family="text">
      <style:text-properties officeooo:rsid="3a2b3e8d"/>
    </style:style>
    <style:style style:name="T2774" style:family="text">
      <style:text-properties officeooo:rsid="3a33d548"/>
    </style:style>
    <style:style style:name="T2775" style:family="text">
      <style:text-properties officeooo:rsid="3a3510bb"/>
    </style:style>
    <style:style style:name="T2776" style:family="text">
      <style:text-properties officeooo:rsid="3a39f967"/>
    </style:style>
    <style:style style:name="T2777" style:family="text">
      <style:text-properties officeooo:rsid="3a58d7bb"/>
    </style:style>
    <style:style style:name="T2778" style:family="text">
      <style:text-properties officeooo:rsid="3a85c4c9"/>
    </style:style>
    <style:style style:name="T2779" style:family="text">
      <style:text-properties officeooo:rsid="3a873266"/>
    </style:style>
    <style:style style:name="T2780" style:family="text">
      <style:text-properties officeooo:rsid="3a9ce382"/>
    </style:style>
    <style:style style:name="T2781" style:family="text">
      <style:text-properties officeooo:rsid="3a9e7256"/>
    </style:style>
    <style:style style:name="T2782" style:family="text">
      <style:text-properties officeooo:rsid="3aaa73c5"/>
    </style:style>
    <style:style style:name="T2783" style:family="text">
      <style:text-properties officeooo:rsid="3ab0a03e"/>
    </style:style>
    <style:style style:name="T2784" style:family="text">
      <style:text-properties officeooo:rsid="3ab2960f"/>
    </style:style>
    <style:style style:name="T2785" style:family="text">
      <style:text-properties fo:color="#000000" style:font-name="CharisSILW" fo:font-size="6.44999980926514pt" fo:letter-spacing="normal" fo:font-style="italic" fo:font-weight="normal"/>
    </style:style>
    <style:style style:name="T2786" style:family="text">
      <style:text-properties officeooo:rsid="3aba3b28"/>
    </style:style>
    <style:style style:name="T2787" style:family="text">
      <style:text-properties officeooo:rsid="3abcf8b1"/>
    </style:style>
    <style:style style:name="T2788" style:family="text">
      <style:text-properties officeooo:rsid="3abe9baf"/>
    </style:style>
    <style:style style:name="T2789" style:family="text">
      <style:text-properties officeooo:rsid="3ac02b74"/>
    </style:style>
    <style:style style:name="T2790" style:family="text">
      <style:text-properties officeooo:rsid="3ac3cfce"/>
    </style:style>
    <style:style style:name="T2791" style:family="text">
      <style:text-properties officeooo:rsid="3ad1965e"/>
    </style:style>
    <style:style style:name="T2792" style:family="text">
      <style:text-properties officeooo:rsid="3ae3500a"/>
    </style:style>
    <style:style style:name="T2793" style:family="text">
      <style:text-properties officeooo:rsid="3ae3d95d"/>
    </style:style>
    <style:style style:name="T2794" style:family="text">
      <style:text-properties officeooo:rsid="3aea0071"/>
    </style:style>
    <style:style style:name="T2795" style:family="text">
      <style:text-properties officeooo:rsid="3af63806"/>
    </style:style>
    <style:style style:name="T2796" style:family="text">
      <style:text-properties officeooo:rsid="3af878e9"/>
    </style:style>
    <style:style style:name="T2797" style:family="text">
      <style:text-properties officeooo:rsid="3afe3a92"/>
    </style:style>
    <style:style style:name="T2798" style:family="text">
      <style:text-properties officeooo:rsid="3b063992"/>
    </style:style>
    <style:style style:name="T2799" style:family="text">
      <style:text-properties officeooo:rsid="3b06c903"/>
    </style:style>
    <style:style style:name="T2800" style:family="text">
      <style:text-properties officeooo:rsid="3b06e656"/>
    </style:style>
    <style:style style:name="T2801" style:family="text">
      <style:text-properties officeooo:rsid="3b087319"/>
    </style:style>
    <style:style style:name="T2802" style:family="text">
      <style:text-properties officeooo:rsid="3b0bab2a"/>
    </style:style>
    <style:style style:name="T2803" style:family="text">
      <style:text-properties officeooo:rsid="3b0effec"/>
    </style:style>
    <style:style style:name="T2804" style:family="text">
      <style:text-properties officeooo:rsid="3b0f0f7d"/>
    </style:style>
    <style:style style:name="T2805" style:family="text">
      <style:text-properties officeooo:rsid="3b1cc328"/>
    </style:style>
    <style:style style:name="T2806" style:family="text">
      <style:text-properties officeooo:rsid="3b1e5a32"/>
    </style:style>
    <style:style style:name="T2807" style:family="text">
      <style:text-properties officeooo:rsid="3b2074ec"/>
    </style:style>
    <style:style style:name="T2808" style:family="text">
      <style:text-properties officeooo:rsid="3b21a9f7"/>
    </style:style>
    <style:style style:name="T2809" style:family="text">
      <style:text-properties officeooo:rsid="3b23023e"/>
    </style:style>
    <style:style style:name="T2810" style:family="text">
      <style:text-properties officeooo:rsid="3b24a97d"/>
    </style:style>
    <style:style style:name="T2811" style:family="text">
      <style:text-properties officeooo:rsid="3b33eb8f"/>
    </style:style>
    <style:style style:name="T2812" style:family="text">
      <style:text-properties officeooo:rsid="3b352429"/>
    </style:style>
    <style:style style:name="T2813" style:family="text">
      <style:text-properties officeooo:rsid="3b376902"/>
    </style:style>
    <style:style style:name="T2814" style:family="text">
      <style:text-properties officeooo:rsid="3b40a95b"/>
    </style:style>
    <style:style style:name="T2815" style:family="text">
      <style:text-properties officeooo:rsid="3b135af4"/>
    </style:style>
    <style:style style:name="T2816" style:family="text">
      <style:text-properties officeooo:rsid="3b496cd5"/>
    </style:style>
    <style:style style:name="T2817" style:family="text">
      <style:text-properties officeooo:rsid="3b4aca8f"/>
    </style:style>
    <style:style style:name="T2818" style:family="text">
      <style:text-properties officeooo:rsid="3b53a978"/>
    </style:style>
    <style:style style:name="T2819" style:family="text">
      <style:text-properties officeooo:rsid="3b53fac0"/>
    </style:style>
    <style:style style:name="T2820" style:family="text">
      <style:text-properties officeooo:rsid="3b55269c"/>
    </style:style>
    <style:style style:name="T2821" style:family="text">
      <style:text-properties officeooo:rsid="3b8afba3"/>
    </style:style>
    <style:style style:name="T2822" style:family="text">
      <style:text-properties officeooo:rsid="3b9c4194"/>
    </style:style>
    <style:style style:name="T2823" style:family="text">
      <style:text-properties officeooo:rsid="3b9d8bf6"/>
    </style:style>
    <style:style style:name="T2824" style:family="text">
      <style:text-properties officeooo:rsid="3bc28d8c"/>
    </style:style>
    <style:style style:name="T2825" style:family="text">
      <style:text-properties officeooo:rsid="3bc3f83f"/>
    </style:style>
    <style:style style:name="T2826" style:family="text">
      <style:text-properties officeooo:rsid="3bc4a2d5"/>
    </style:style>
    <style:style style:name="T2827" style:family="text">
      <style:text-properties officeooo:rsid="3be48a61"/>
    </style:style>
    <style:style style:name="T2828" style:family="text">
      <style:text-properties officeooo:rsid="3bed2d2d"/>
    </style:style>
    <style:style style:name="T2829" style:family="text">
      <style:text-properties officeooo:rsid="3bf09462"/>
    </style:style>
    <style:style style:name="T2830" style:family="text">
      <style:text-properties officeooo:rsid="3bf2bb6d"/>
    </style:style>
    <style:style style:name="T2831" style:family="text">
      <style:text-properties officeooo:rsid="3bf87fb4"/>
    </style:style>
    <style:style style:name="T2832" style:family="text">
      <style:text-properties officeooo:rsid="3bfe253b"/>
    </style:style>
    <style:style style:name="T2833" style:family="text">
      <style:text-properties officeooo:rsid="3c0cf6c5"/>
    </style:style>
    <style:style style:name="T2834" style:family="text">
      <style:text-properties officeooo:rsid="3c0e6b2d"/>
    </style:style>
    <style:style style:name="T2835" style:family="text">
      <style:text-properties style:font-weight-asian="normal" style:font-weight-complex="normal"/>
    </style:style>
    <style:style style:name="T2836" style:family="text">
      <style:text-properties officeooo:rsid="3c5433d7"/>
    </style:style>
    <style:style style:name="T2837" style:family="text">
      <style:text-properties officeooo:rsid="3d36aaf8"/>
    </style:style>
    <style:style style:name="T2838" style:family="text">
      <style:text-properties officeooo:rsid="3d5c058b"/>
    </style:style>
    <style:style style:name="T2839" style:family="text">
      <style:text-properties officeooo:rsid="3d8bd2d0"/>
    </style:style>
    <style:style style:name="T2840" style:family="text">
      <style:text-properties officeooo:rsid="3dc38f99"/>
    </style:style>
    <style:style style:name="T2841" style:family="text">
      <style:text-properties officeooo:rsid="3dd6370d"/>
    </style:style>
    <style:style style:name="T2842" style:family="text">
      <style:text-properties officeooo:rsid="3e0307de"/>
    </style:style>
    <style:style style:name="T2843" style:family="text">
      <style:text-properties officeooo:rsid="3e2601e3"/>
    </style:style>
    <style:style style:name="T2844" style:family="text">
      <style:text-properties officeooo:rsid="3e2ad733"/>
    </style:style>
    <style:style style:name="T2845" style:family="text">
      <style:text-properties officeooo:rsid="3e2d75dd"/>
    </style:style>
    <style:style style:name="T2846" style:family="text">
      <style:text-properties officeooo:rsid="3e33c3aa"/>
    </style:style>
    <style:style style:name="T2847" style:family="text">
      <style:text-properties officeooo:rsid="3e3fb82e"/>
    </style:style>
    <style:style style:name="T2848" style:family="text">
      <style:text-properties officeooo:rsid="3e3fcc34"/>
    </style:style>
    <style:style style:name="T2849" style:family="text">
      <style:text-properties officeooo:rsid="3e7911aa"/>
    </style:style>
    <style:style style:name="T2850" style:family="text">
      <style:text-properties officeooo:rsid="3e88d409"/>
    </style:style>
    <style:style style:name="T2851" style:family="text">
      <style:text-properties officeooo:rsid="3e8a6f9a"/>
    </style:style>
    <style:style style:name="T2852" style:family="text">
      <style:text-properties officeooo:rsid="3e95911d"/>
    </style:style>
    <style:style style:name="T2853" style:family="text">
      <style:text-properties officeooo:rsid="3e99dfba"/>
    </style:style>
    <style:style style:name="T2854" style:family="text">
      <style:text-properties officeooo:rsid="3eb071d2"/>
    </style:style>
    <style:style style:name="T2855" style:family="text">
      <style:text-properties officeooo:rsid="3eb19fe3"/>
    </style:style>
    <style:style style:name="T2856" style:family="text">
      <style:text-properties officeooo:rsid="3eb4b392"/>
    </style:style>
    <style:style style:name="T2857" style:family="text">
      <style:text-properties officeooo:rsid="3eb5997b"/>
    </style:style>
    <style:style style:name="T2858" style:family="text">
      <style:text-properties officeooo:rsid="3ebdc40e"/>
    </style:style>
    <style:style style:name="T2859" style:family="text">
      <style:text-properties officeooo:rsid="3ebedd03"/>
    </style:style>
    <style:style style:name="T2860" style:family="text">
      <style:text-properties officeooo:rsid="3ec2b43e"/>
    </style:style>
    <style:style style:name="T2861" style:family="text">
      <style:text-properties officeooo:rsid="3ec6cf35"/>
    </style:style>
    <style:style style:name="T2862" style:family="text">
      <style:text-properties officeooo:rsid="3ec81767"/>
    </style:style>
    <style:style style:name="T2863" style:family="text">
      <style:text-properties officeooo:rsid="3ec93b27"/>
    </style:style>
    <style:style style:name="T2864" style:family="text">
      <style:text-properties officeooo:rsid="3965bde1"/>
    </style:style>
    <style:style style:name="T2865" style:family="text">
      <style:text-properties officeooo:rsid="3ece0e02"/>
    </style:style>
    <style:style style:name="T2866" style:family="text">
      <style:text-properties officeooo:rsid="3ed32730"/>
    </style:style>
    <style:style style:name="T2867" style:family="text">
      <style:text-properties officeooo:rsid="3ed4d8c4"/>
    </style:style>
    <style:style style:name="T2868" style:family="text">
      <style:text-properties officeooo:rsid="39701176"/>
    </style:style>
    <style:style style:name="T2869" style:family="text">
      <style:text-properties officeooo:rsid="3ed641e4"/>
    </style:style>
    <style:style style:name="T2870" style:family="text">
      <style:text-properties officeooo:rsid="3eddc32c"/>
    </style:style>
    <style:style style:name="T2871" style:family="text">
      <style:text-properties officeooo:rsid="3edee120"/>
    </style:style>
    <style:style style:name="T2872" style:family="text">
      <style:text-properties officeooo:rsid="3ee69147"/>
    </style:style>
    <style:style style:name="T2873" style:family="text">
      <style:text-properties officeooo:rsid="3eeae9c2"/>
    </style:style>
    <style:style style:name="T2874" style:family="text">
      <style:text-properties officeooo:rsid="3ef79c8d"/>
    </style:style>
    <style:style style:name="T2875" style:family="text">
      <style:text-properties officeooo:rsid="3ef8d37f"/>
    </style:style>
    <style:style style:name="T2876" style:family="text">
      <style:text-properties officeooo:rsid="3efba593"/>
    </style:style>
    <style:style style:name="T2877" style:family="text">
      <style:text-properties officeooo:rsid="3f00c97c"/>
    </style:style>
    <style:style style:name="T2878" style:family="text">
      <style:text-properties officeooo:rsid="3f2e59a4"/>
    </style:style>
    <style:style style:name="T2879" style:family="text">
      <style:text-properties officeooo:rsid="3f2f946e"/>
    </style:style>
    <style:style style:name="T2880" style:family="text">
      <style:text-properties officeooo:rsid="3f31534e"/>
    </style:style>
    <style:style style:name="T2881" style:family="text">
      <style:text-properties officeooo:rsid="3f3f2fd9"/>
    </style:style>
    <style:style style:name="T2882" style:family="text">
      <style:text-properties officeooo:rsid="3f4f0b52"/>
    </style:style>
    <style:style style:name="T2883" style:family="text">
      <style:text-properties officeooo:rsid="3f5f37a5"/>
    </style:style>
    <style:style style:name="T2884" style:family="text">
      <style:text-properties officeooo:rsid="3f6bf0ce"/>
    </style:style>
    <style:style style:name="T2885" style:family="text">
      <style:text-properties officeooo:rsid="3f6f4006"/>
    </style:style>
    <style:style style:name="T2886" style:family="text">
      <style:text-properties officeooo:rsid="3f708811"/>
    </style:style>
    <style:style style:name="T2887" style:family="text">
      <style:text-properties officeooo:rsid="3f74a727"/>
    </style:style>
    <style:style style:name="T2888" style:family="text">
      <style:text-properties officeooo:rsid="3f7a8cbd"/>
    </style:style>
    <style:style style:name="T2889" style:family="text">
      <style:text-properties officeooo:rsid="3f9475dd"/>
    </style:style>
    <style:style style:name="T2890" style:family="text">
      <style:text-properties officeooo:rsid="3f9cdd66"/>
    </style:style>
    <style:style style:name="T2891" style:family="text">
      <style:text-properties officeooo:rsid="3fe6522f"/>
    </style:style>
    <style:style style:name="T2892" style:family="text">
      <style:text-properties officeooo:rsid="3fea8e2b"/>
    </style:style>
    <style:style style:name="T2893" style:family="text">
      <style:text-properties officeooo:rsid="400611f3"/>
    </style:style>
    <style:style style:name="T2894" style:family="text">
      <style:text-properties officeooo:rsid="3f2c1347"/>
    </style:style>
    <style:style style:name="T2895" style:family="text">
      <style:text-properties officeooo:rsid="3c31cd8f"/>
    </style:style>
    <style:style style:name="T2896" style:family="text">
      <style:text-properties officeooo:rsid="27fe4e02"/>
    </style:style>
    <style:style style:name="T2897" style:family="text">
      <style:text-properties officeooo:rsid="3c826b87"/>
    </style:style>
    <style:style style:name="T2898" style:family="text">
      <style:text-properties officeooo:rsid="3c8498cf"/>
    </style:style>
    <style:style style:name="T2899" style:family="text">
      <style:text-properties style:language-asian="cs" style:country-asian="CZ"/>
    </style:style>
    <style:style style:name="T2900" style:family="text">
      <style:text-properties officeooo:rsid="404d1cf3" style:language-asian="cs" style:country-asian="CZ"/>
    </style:style>
    <style:style style:name="T2901" style:family="text">
      <style:text-properties officeooo:rsid="3d0529db"/>
    </style:style>
    <style:style style:name="T2902" style:family="text">
      <style:text-properties officeooo:rsid="3d07c9a3"/>
    </style:style>
    <style:style style:name="T2903" style:family="text">
      <style:text-properties officeooo:rsid="403a51d8"/>
    </style:style>
    <style:style style:name="T2904" style:family="text">
      <style:text-properties officeooo:rsid="403c2fef"/>
    </style:style>
    <style:style style:name="T2905" style:family="text">
      <style:text-properties officeooo:rsid="404009e1"/>
    </style:style>
    <style:style style:name="T2906" style:family="text">
      <style:text-properties officeooo:rsid="4041cdea"/>
    </style:style>
    <style:style style:name="T2907" style:family="text">
      <style:text-properties officeooo:rsid="4043481b"/>
    </style:style>
    <style:style style:name="T2908" style:family="text">
      <style:text-properties officeooo:rsid="4089382f"/>
    </style:style>
    <style:style style:name="T2909" style:family="text">
      <style:text-properties officeooo:rsid="4089b808"/>
    </style:style>
    <style:style style:name="T2910" style:family="text">
      <style:text-properties officeooo:rsid="408a5f9a"/>
    </style:style>
    <style:style style:name="T2911" style:family="text">
      <style:text-properties officeooo:rsid="408b1686"/>
    </style:style>
    <style:style style:name="T2912" style:family="text">
      <style:text-properties officeooo:rsid="408d9880"/>
    </style:style>
    <style:style style:name="T2913" style:family="text">
      <style:text-properties officeooo:rsid="176dcc34"/>
    </style:style>
    <style:style style:name="T2914" style:family="text">
      <style:text-properties officeooo:rsid="409bce2b"/>
    </style:style>
    <style:style style:name="T2915" style:family="text">
      <style:text-properties fo:color="#8ba60e" fo:language="cs" fo:country="CZ" fo:font-style="normal" officeooo:rsid="4018de7b" style:language-asian="cs" style:country-asian="CZ" style:font-style-asian="normal" style:font-style-complex="normal"/>
    </style:style>
    <style:style style:name="T2916" style:family="text">
      <style:text-properties officeooo:rsid="40aedc2c"/>
    </style:style>
    <style:style style:name="T2917" style:family="text">
      <style:text-properties officeooo:rsid="40b0e745"/>
    </style:style>
    <style:style style:name="T2918" style:family="text">
      <style:text-properties officeooo:rsid="40b23baf"/>
    </style:style>
    <style:style style:name="T2919" style:family="text">
      <style:text-properties officeooo:rsid="40d3e4eb"/>
    </style:style>
    <style:style style:name="T2920" style:family="text">
      <style:text-properties officeooo:rsid="40ec13cf"/>
    </style:style>
    <style:style style:name="T2921" style:family="text">
      <style:text-properties officeooo:rsid="40ec3389"/>
    </style:style>
    <style:style style:name="T2922" style:family="text">
      <style:text-properties officeooo:rsid="40f38de4"/>
    </style:style>
    <style:style style:name="T2923" style:family="text">
      <style:text-properties officeooo:rsid="3a9f4035"/>
    </style:style>
    <style:style style:name="T2924" style:family="text">
      <style:text-properties officeooo:rsid="41180c80"/>
    </style:style>
    <style:style style:name="T2925" style:family="text">
      <style:text-properties officeooo:rsid="41246bd6"/>
    </style:style>
    <style:style style:name="T2926" style:family="text">
      <style:text-properties officeooo:rsid="41309608"/>
    </style:style>
    <style:style style:name="T2927" style:family="text">
      <style:text-properties officeooo:rsid="4130d232"/>
    </style:style>
    <style:style style:name="T2928" style:family="text">
      <style:text-properties officeooo:rsid="41356e78"/>
    </style:style>
    <style:style style:name="T2929" style:family="text">
      <style:text-properties officeooo:rsid="41375ca9"/>
    </style:style>
    <style:style style:name="T2930" style:family="text">
      <style:text-properties officeooo:rsid="41433d09"/>
    </style:style>
    <style:style style:name="T2931" style:family="text">
      <style:text-properties officeooo:rsid="414b3243"/>
    </style:style>
    <style:style style:name="T2932" style:family="text">
      <style:text-properties officeooo:rsid="415203a6"/>
    </style:style>
    <style:style style:name="T2933" style:family="text">
      <style:text-properties officeooo:rsid="4154670c"/>
    </style:style>
    <style:style style:name="T2934"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8"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0"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1"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4"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5" style:family="text">
      <style:text-properties style:use-window-font-color="true" style:font-name="Georgia" fo:font-size="10pt" fo:letter-spacing="0.004cm" fo:language="cs" fo:country="CZ" officeooo:rsid="428434de" style:letter-kerning="true" style:font-name-asian="Times New Roman" style:font-size-asian="10pt" style:language-asian="zxx" style:country-asian="none" style:font-name-complex="Times New Roman" style:font-size-complex="12pt" style:language-complex="ar" style:country-complex="SA"/>
    </style:style>
    <style:style style:name="T3086" style:family="text">
      <style:text-properties style:use-window-font-color="true" style:font-name="Georgia" fo:font-size="10pt" fo:letter-spacing="0.004cm" fo:language="cs" fo:country="CZ" officeooo:rsid="4288c06e" style:letter-kerning="true" style:font-name-asian="Times New Roman" style:font-size-asian="10pt" style:language-asian="zxx" style:country-asian="none" style:font-name-complex="Times New Roman" style:font-size-complex="12pt" style:language-complex="ar" style:country-complex="SA"/>
    </style:style>
    <style:style style:name="T3087"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8"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9"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10"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1"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2"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3"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4"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15"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16"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17"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8"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9"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6"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7"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8"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9"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30"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31"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2"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3"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4"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5" style:family="text">
      <style:text-properties officeooo:rsid="41548b0b"/>
    </style:style>
    <style:style style:name="T3136" style:family="text">
      <style:text-properties officeooo:rsid="30f1c3ba"/>
    </style:style>
    <style:style style:name="T3137" style:family="text">
      <style:text-properties officeooo:rsid="41579f72"/>
    </style:style>
    <style:style style:name="T3138" style:family="text">
      <style:text-properties officeooo:rsid="4158505a"/>
    </style:style>
    <style:style style:name="T3139" style:family="text">
      <style:text-properties officeooo:rsid="4159f746"/>
    </style:style>
    <style:style style:name="T3140" style:family="text">
      <style:text-properties officeooo:rsid="415fa889"/>
    </style:style>
    <style:style style:name="T3141" style:family="text">
      <style:text-properties officeooo:rsid="41714ca2"/>
    </style:style>
    <style:style style:name="T3142" style:family="text">
      <style:text-properties officeooo:rsid="41760332"/>
    </style:style>
    <style:style style:name="T3143" style:family="text">
      <style:text-properties officeooo:rsid="4184dfc8"/>
    </style:style>
    <style:style style:name="T3144" style:family="text">
      <style:text-properties officeooo:rsid="16d94e77"/>
    </style:style>
    <style:style style:name="T3145" style:family="text">
      <style:text-properties officeooo:rsid="419854ab"/>
    </style:style>
    <style:style style:name="T3146" style:family="text">
      <style:text-properties officeooo:rsid="4191d8b3"/>
    </style:style>
    <style:style style:name="T3147" style:family="text">
      <style:text-properties officeooo:rsid="41a163cd"/>
    </style:style>
    <style:style style:name="T3148" style:family="text">
      <style:text-properties officeooo:rsid="41af6113"/>
    </style:style>
    <style:style style:name="T3149" style:family="text">
      <style:text-properties officeooo:rsid="41b24280"/>
    </style:style>
    <style:style style:name="T3150" style:family="text">
      <style:text-properties officeooo:rsid="41b6cc1a"/>
    </style:style>
    <style:style style:name="T3151" style:family="text">
      <style:text-properties officeooo:rsid="41bbffe9"/>
    </style:style>
    <style:style style:name="T3152" style:family="text">
      <style:text-properties officeooo:rsid="41c61261"/>
    </style:style>
    <style:style style:name="T3153" style:family="text">
      <style:text-properties officeooo:rsid="41c9b2b8"/>
    </style:style>
    <style:style style:name="T3154" style:family="text">
      <style:text-properties officeooo:rsid="41ca5578"/>
    </style:style>
    <style:style style:name="T3155" style:family="text">
      <style:text-properties officeooo:rsid="41cf7925"/>
    </style:style>
    <style:style style:name="T3156" style:family="text">
      <style:text-properties officeooo:rsid="41d04e03"/>
    </style:style>
    <style:style style:name="T3157" style:family="text">
      <style:text-properties officeooo:rsid="41d22375"/>
    </style:style>
    <style:style style:name="T3158" style:family="text">
      <style:text-properties officeooo:rsid="41d93267"/>
    </style:style>
    <style:style style:name="T3159" style:family="text">
      <style:text-properties officeooo:rsid="41dde881"/>
    </style:style>
    <style:style style:name="T3160" style:family="text">
      <style:text-properties officeooo:rsid="41e1534b"/>
    </style:style>
    <style:style style:name="T3161" style:family="text">
      <style:text-properties officeooo:rsid="41e3614a"/>
    </style:style>
    <style:style style:name="T3162" style:family="text">
      <style:text-properties officeooo:rsid="41e3f626"/>
    </style:style>
    <style:style style:name="T3163" style:family="text">
      <style:text-properties officeooo:rsid="41e4daad"/>
    </style:style>
    <style:style style:name="T3164" style:family="text">
      <style:text-properties officeooo:rsid="41e65c86"/>
    </style:style>
    <style:style style:name="T3165" style:family="text">
      <style:text-properties officeooo:rsid="41e9f3dc"/>
    </style:style>
    <style:style style:name="T3166" style:family="text">
      <style:text-properties officeooo:rsid="37591f8a"/>
    </style:style>
    <style:style style:name="T3167" style:family="text">
      <style:text-properties officeooo:rsid="41ea5176"/>
    </style:style>
    <style:style style:name="T3168" style:family="text">
      <style:text-properties officeooo:rsid="41ec923c"/>
    </style:style>
    <style:style style:name="T3169" style:family="text">
      <style:text-properties officeooo:rsid="41f038af"/>
    </style:style>
    <style:style style:name="T3170" style:family="text">
      <style:text-properties officeooo:rsid="41f2866a"/>
    </style:style>
    <style:style style:name="T3171" style:family="text">
      <style:text-properties officeooo:rsid="41f9482e"/>
    </style:style>
    <style:style style:name="T3172" style:family="text">
      <style:text-properties officeooo:rsid="4213dc7e"/>
    </style:style>
    <style:style style:name="T3173" style:family="text">
      <style:text-properties officeooo:rsid="421f3761"/>
    </style:style>
    <style:style style:name="T3174" style:family="text">
      <style:text-properties officeooo:rsid="42212f34"/>
    </style:style>
    <style:style style:name="T3175" style:family="text">
      <style:text-properties officeooo:rsid="4221c8de"/>
    </style:style>
    <style:style style:name="T3176" style:family="text">
      <style:text-properties officeooo:rsid="4222d037"/>
    </style:style>
    <style:style style:name="T3177" style:family="text">
      <style:text-properties officeooo:rsid="42374501"/>
    </style:style>
    <style:style style:name="T3178" style:family="text">
      <style:text-properties officeooo:rsid="423a915d"/>
    </style:style>
    <style:style style:name="T3179" style:family="text">
      <style:text-properties officeooo:rsid="4245c1b2"/>
    </style:style>
    <style:style style:name="T3180" style:family="text">
      <style:text-properties officeooo:rsid="42471abe"/>
    </style:style>
    <style:style style:name="T3181" style:family="text">
      <style:text-properties officeooo:rsid="4247c488"/>
    </style:style>
    <style:style style:name="T3182" style:family="text">
      <style:text-properties officeooo:rsid="424948e8"/>
    </style:style>
    <style:style style:name="T3183" style:family="text">
      <style:text-properties officeooo:rsid="4249f7ce"/>
    </style:style>
    <style:style style:name="T3184" style:family="text">
      <style:text-properties officeooo:rsid="4251d408"/>
    </style:style>
    <style:style style:name="T3185" style:family="text">
      <style:text-properties officeooo:rsid="42545171"/>
    </style:style>
    <style:style style:name="T3186" style:family="text">
      <style:text-properties officeooo:rsid="4255765f"/>
    </style:style>
    <style:style style:name="T3187" style:family="text">
      <style:text-properties officeooo:rsid="42581dd4"/>
    </style:style>
    <style:style style:name="T3188" style:family="text">
      <style:text-properties officeooo:rsid="425b15b9"/>
    </style:style>
    <style:style style:name="T3189" style:family="text">
      <style:text-properties officeooo:rsid="4262827c"/>
    </style:style>
    <style:style style:name="T3190" style:family="text">
      <style:text-properties officeooo:rsid="42782326"/>
    </style:style>
    <style:style style:name="T3191" style:family="text">
      <style:text-properties officeooo:rsid="14c8a310"/>
    </style:style>
    <style:style style:name="T3192" style:family="text">
      <style:text-properties officeooo:rsid="397cbccb"/>
    </style:style>
    <style:style style:name="T3193" style:family="text">
      <style:text-properties officeooo:rsid="4074ff71"/>
    </style:style>
    <style:style style:name="T3194" style:family="text">
      <style:text-properties officeooo:rsid="42a28fc6"/>
    </style:style>
    <style:style style:name="T3195" style:family="text">
      <style:text-properties officeooo:rsid="42b6c5f6"/>
    </style:style>
    <style:style style:name="T3196" style:family="text">
      <style:text-properties officeooo:rsid="429da304"/>
    </style:style>
    <style:style style:name="T3197" style:family="text">
      <style:text-properties officeooo:rsid="429c7de9"/>
    </style:style>
    <style:style style:name="T3198" style:family="text">
      <style:text-properties officeooo:rsid="3c61720d"/>
    </style:style>
    <style:style style:name="T3199" style:family="text">
      <style:text-properties officeooo:rsid="429da98e"/>
    </style:style>
    <style:style style:name="T3200" style:family="text">
      <style:text-properties officeooo:rsid="42a1350e"/>
    </style:style>
    <style:style style:name="T3201" style:family="text">
      <style:text-properties officeooo:rsid="429afa6c"/>
    </style:style>
    <style:style style:name="T3202" style:family="text">
      <style:text-properties fo:color="#14beaa" fo:language="cs" fo:country="CZ" fo:font-style="normal" officeooo:rsid="3d9377ea" style:language-asian="cs" style:country-asian="CZ" style:font-style-asian="normal" style:font-style-complex="normal"/>
    </style:style>
    <style:style style:name="T3203" style:family="text">
      <style:text-properties fo:color="#14beaa" fo:language="cs" fo:country="CZ" fo:font-style="normal" officeooo:rsid="42aba77a" style:language-asian="cs" style:country-asian="CZ" style:font-style-asian="normal" style:font-style-complex="normal"/>
    </style:style>
    <style:style style:name="T3204"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05" style:family="text">
      <style:text-properties officeooo:rsid="429b6cd9"/>
    </style:style>
    <style:style style:name="T3206" style:family="text">
      <style:text-properties officeooo:rsid="42a58499"/>
    </style:style>
    <style:style style:name="T3207" style:family="text">
      <style:text-properties officeooo:rsid="42a740b7"/>
    </style:style>
    <style:style style:name="T3208" style:family="text">
      <style:text-properties officeooo:rsid="3faca734"/>
    </style:style>
    <style:style style:name="T3209" style:family="text">
      <style:text-properties officeooo:rsid="428cc8a4"/>
    </style:style>
    <style:style style:name="T3210" style:family="text">
      <style:text-properties officeooo:rsid="428efdda"/>
    </style:style>
    <style:style style:name="T321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4"/>
      <text:p text:style-name="Text_20_body"/>
      <text:p text:style-name="Text_20_body"/>
      <text:p text:style-name="P720">Dračák</text:p>
      <text:p text:style-name="P715"/>
      <text:p text:style-name="P715"/>
      <text:p text:style-name="P721">podle staré školy</text:p>
      <text:p text:style-name="P716"/>
      <text:p text:style-name="P717"/>
      <text:p text:style-name="P716"/>
      <text:p text:style-name="P716"/>
      <text:p text:style-name="P716"/>
      <text:p text:style-name="P716"/>
      <text:p text:style-name="P716"/>
      <text:p text:style-name="P718">Společenská hra na prožívání příběhů</text:p>
      <text:p text:style-name="P718"/>
      <text:p text:style-name="P719"/>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3"><text:a xlink:type="simple" xlink:href="#__RefHeading___Toc39181_1173674893" text:style-name="Internet_20_link" text:visited-style-name="Internet_20_link">Postavy v příkladech:</text:a><text:tab/>7</text:p>
          <text:p text:style-name="P963"><text:a xlink:type="simple" xlink:href="#__RefHeading___Toc12774_4230435934" text:style-name="Internet_20_link" text:visited-style-name="Internet_20_link">+Úvod</text:a><text:tab/>8</text:p>
          <text:p text:style-name="P962"><text:a xlink:type="simple" xlink:href="#__RefHeading___Toc12776_4230435934" text:style-name="Internet_20_link" text:visited-style-name="Internet_20_link">+Pán jeskyně a hráči postav</text:a><text:tab/>9</text:p>
          <text:p text:style-name="P962"><text:a xlink:type="simple" xlink:href="#__RefHeading___Toc12778_4230435934" text:style-name="Internet_20_link" text:visited-style-name="Internet_20_link">+Příběhy Dračáku</text:a><text:tab/>9</text:p>
          <text:p text:style-name="P962"><text:a xlink:type="simple" xlink:href="#__RefHeading___Toc12780_4230435934" text:style-name="Internet_20_link" text:visited-style-name="Internet_20_link">+Cíl hry</text:a><text:tab/>9</text:p>
          <text:p text:style-name="P962"><text:a xlink:type="simple" xlink:href="#__RefHeading___Toc12782_4230435934" text:style-name="Internet_20_link" text:visited-style-name="Internet_20_link">+Cíle vašich postav</text:a><text:tab/>10</text:p>
          <text:p text:style-name="P962"><text:a xlink:type="simple" xlink:href="#__RefHeading___Toc12784_4230435934" text:style-name="Internet_20_link" text:visited-style-name="Internet_20_link">+Pomůcky a rekvizity</text:a><text:tab/>10</text:p>
          <text:p text:style-name="P963"><text:a xlink:type="simple" xlink:href="#__RefHeading___Toc12786_4230435934" text:style-name="Internet_20_link" text:visited-style-name="Internet_20_link">+Než začnete hrát</text:a><text:tab/>11</text:p>
          <text:p text:style-name="P962"><text:a xlink:type="simple" xlink:href="#__RefHeading___Toc20140_1502512718" text:style-name="Internet_20_link" text:visited-style-name="Internet_20_link">+Čtení pravidel</text:a><text:tab/>11</text:p>
          <text:p text:style-name="P962"><text:a xlink:type="simple" xlink:href="#__RefHeading___Toc20142_1502512718" text:style-name="Internet_20_link" text:visited-style-name="Internet_20_link">+Váš herní svět</text:a><text:tab/>12</text:p>
          <text:p text:style-name="P962"><text:a xlink:type="simple" xlink:href="#__RefHeading___Toc20144_1502512718" text:style-name="Internet_20_link" text:visited-style-name="Internet_20_link">+Stačí začít s málem</text:a><text:tab/>13</text:p>
          <text:p text:style-name="P962"><text:a xlink:type="simple" xlink:href="#__RefHeading___Toc20146_1502512718" text:style-name="Internet_20_link" text:visited-style-name="Internet_20_link">+Sdílený svět Dračáku</text:a><text:tab/>13</text:p>
          <text:p text:style-name="P962"><text:a xlink:type="simple" xlink:href="#__RefHeading___Toc20148_1502512718" text:style-name="Internet_20_link" text:visited-style-name="Internet_20_link">+Vaše postavy</text:a><text:tab/>14</text:p>
          <text:p text:style-name="P962"><text:a xlink:type="simple" xlink:href="#__RefHeading___Toc20150_1502512718" text:style-name="Internet_20_link" text:visited-style-name="Internet_20_link">+Domluva o příběhové imunitě</text:a><text:tab/>15</text:p>
          <text:p text:style-name="P963"><text:a xlink:type="simple" xlink:href="#__RefHeading___Toc21875_1991418811" text:style-name="Internet_20_link" text:visited-style-name="Internet_20_link">.Tvoje postava</text:a><text:tab/>17</text:p>
          <text:p text:style-name="P962"><text:a xlink:type="simple" xlink:href="#__RefHeading___Toc12788_4230435934" text:style-name="Internet_20_link" text:visited-style-name="Internet_20_link">.Vlastnosti</text:a><text:tab/>17</text:p>
          <text:p text:style-name="P962"><text:a xlink:type="simple" xlink:href="#__RefHeading___Toc21879_1991418811" text:style-name="Internet_20_link" text:visited-style-name="Internet_20_link">.Rasa tvé postavy</text:a><text:tab/>18</text:p>
          <text:p text:style-name="P962"><text:a xlink:type="simple" xlink:href="#__RefHeading___Toc21881_1991418811" text:style-name="Internet_20_link" text:visited-style-name="Internet_20_link">Povolání tvé postavy</text:a><text:tab/>24</text:p>
          <text:p text:style-name="P962"><text:a xlink:type="simple" xlink:href="#__RefHeading___Toc14782_2806536736" text:style-name="Internet_20_link" text:visited-style-name="Internet_20_link">+Minulost</text:a><text:tab/>29</text:p>
          <text:p text:style-name="P962"><text:a xlink:type="simple" xlink:href="#__RefHeading___Toc12798_4230435934" text:style-name="Internet_20_link" text:visited-style-name="Internet_20_link">Rysy</text:a><text:tab/>32</text:p>
          <text:p text:style-name="P962"><text:a xlink:type="simple" xlink:href="#__RefHeading___Toc20152_1502512718" text:style-name="Internet_20_link" text:visited-style-name="Internet_20_link">+Jméno nebo přezdívka</text:a><text:tab/>35</text:p>
          <text:p text:style-name="P962"><text:a xlink:type="simple" xlink:href="#__RefHeading___Toc36196_611713307" text:style-name="Internet_20_link" text:visited-style-name="Internet_20_link">+Určení vlastností</text:a><text:tab/>36</text:p>
          <text:p text:style-name="P962"><text:a xlink:type="simple" xlink:href="#__RefHeading___Toc36198_611713307" text:style-name="Internet_20_link" text:visited-style-name="Internet_20_link">Určení počtu životů</text:a><text:tab/>38</text:p>
          <text:p text:style-name="P962"><text:a xlink:type="simple" xlink:href="#__RefHeading___Toc12790_4230435934" text:style-name="Internet_20_link" text:visited-style-name="Internet_20_link">+Úroveň</text:a><text:tab/>39</text:p>
          <text:p text:style-name="P962"><text:a xlink:type="simple" xlink:href="#__RefHeading___Toc20154_1502512718" text:style-name="Internet_20_link" text:visited-style-name="Internet_20_link">+Určení schopností</text:a><text:tab/>39</text:p>
          <text:p text:style-name="P962"><text:a xlink:type="simple" xlink:href="#__RefHeading___Toc19864_998592596" text:style-name="Internet_20_link" text:visited-style-name="Internet_20_link">Výbava</text:a><text:tab/>42</text:p>
          <text:p text:style-name="P963"><text:a xlink:type="simple" xlink:href="#__RefHeading___Toc14784_2806536736" text:style-name="Internet_20_link" text:visited-style-name="Internet_20_link">+Vrozené schopnosti</text:a><text:tab/>43</text:p>
          <text:p text:style-name="P963"><text:a xlink:type="simple" xlink:href="#__RefHeading___Toc20156_1502512718" text:style-name="Internet_20_link" text:visited-style-name="Internet_20_link">+Dovednosti</text:a><text:tab/>44</text:p>
          <text:p text:style-name="P963"><text:a xlink:type="simple" xlink:href="#__RefHeading___Toc36200_611713307" text:style-name="Internet_20_link" text:visited-style-name="Internet_20_link">Schopnosti povolání</text:a><text:tab/>50</text:p>
          <text:p text:style-name="P962"><text:a xlink:type="simple" xlink:href="#__RefHeading___Toc6999_1015327784" text:style-name="Internet_20_link" text:visited-style-name="Internet_20_link">Válečník</text:a><text:tab/>50</text:p>
          <text:p text:style-name="P962"><text:a xlink:type="simple" xlink:href="#__RefHeading___Toc7001_1015327784" text:style-name="Internet_20_link" text:visited-style-name="Internet_20_link">Hraničář</text:a><text:tab/>54</text:p>
          <text:p text:style-name="P962"><text:a xlink:type="simple" xlink:href="#__RefHeading___Toc7003_1015327784" text:style-name="Internet_20_link" text:visited-style-name="Internet_20_link">Alchymista</text:a><text:tab/>59</text:p>
          <text:p text:style-name="P962"><text:a xlink:type="simple" xlink:href="#__RefHeading___Toc7005_1015327784" text:style-name="Internet_20_link" text:visited-style-name="Internet_20_link">Kouzelník</text:a><text:tab/>70</text:p>
          <text:p text:style-name="P962"><text:a xlink:type="simple" xlink:href="#__RefHeading___Toc7007_1015327784" text:style-name="Internet_20_link" text:visited-style-name="Internet_20_link">Zloděj</text:a><text:tab/>89</text:p>
          <text:p text:style-name="P962"><text:a xlink:type="simple" xlink:href="#__RefHeading___Toc7009_1015327784" text:style-name="Internet_20_link" text:visited-style-name="Internet_20_link">Druid</text:a><text:tab/>93</text:p>
          <text:p text:style-name="P962"><text:a xlink:type="simple" xlink:href="#__RefHeading___Toc12800_4230435934" text:style-name="Internet_20_link" text:visited-style-name="Internet_20_link">Šaman</text:a><text:tab/>99</text:p>
          <text:p text:style-name="P963"><text:a xlink:type="simple" xlink:href="#__RefHeading___Toc12802_4230435934" text:style-name="Internet_20_link" text:visited-style-name="Internet_20_link">+Hraní Dračáku</text:a><text:tab/>100</text:p>
          <text:p text:style-name="P962"><text:a xlink:type="simple" xlink:href="#__RefHeading___Toc12804_4230435934" text:style-name="Internet_20_link" text:visited-style-name="Internet_20_link">+Hraje se ve vašich hlavách</text:a><text:tab/>101</text:p>
          <text:p text:style-name="P962"><text:soft-page-break/><text:a xlink:type="simple" xlink:href="#__RefHeading___Toc12806_4230435934" text:style-name="Internet_20_link" text:visited-style-name="Internet_20_link">+Vytváření společné představy</text:a><text:tab/>102</text:p>
          <text:p text:style-name="P962"><text:a xlink:type="simple" xlink:href="#__RefHeading___Toc12810_4230435934" text:style-name="Internet_20_link" text:visited-style-name="Internet_20_link">+Společná tvorba světa</text:a><text:tab/>103</text:p>
          <text:p text:style-name="P962"><text:a xlink:type="simple" xlink:href="#__RefHeading___Toc19866_998592596" text:style-name="Internet_20_link" text:visited-style-name="Internet_20_link">+Kdo má kdy konečné slovo</text:a><text:tab/>107</text:p>
          <text:p text:style-name="P962"><text:a xlink:type="simple" xlink:href="#__RefHeading___Toc12814_4230435934" text:style-name="Internet_20_link" text:visited-style-name="Internet_20_link">+Snaž se nápady svých spoluhráčů využívat</text:a><text:tab/>107</text:p>
          <text:p text:style-name="P962"><text:a xlink:type="simple" xlink:href="#__RefHeading___Toc12824_4230435934" text:style-name="Internet_20_link" text:visited-style-name="Internet_20_link">+Chyby a nedorozumění</text:a><text:tab/>108</text:p>
          <text:p text:style-name="P962"><text:a xlink:type="simple" xlink:href="#__RefHeading___Toc20184_1502512718" text:style-name="Internet_20_link" text:visited-style-name="Internet_20_link">+Když se ti cokoliv nezdá, řekni to nahlas</text:a><text:tab/>109</text:p>
          <text:p text:style-name="P962"><text:a xlink:type="simple" xlink:href="#__RefHeading___Toc12826_4230435934" text:style-name="Internet_20_link" text:visited-style-name="Internet_20_link">+Rozhodování a řešení sporů</text:a><text:tab/>109</text:p>
          <text:p text:style-name="P962"><text:a xlink:type="simple" xlink:href="#__RefHeading___Toc12830_4230435934" text:style-name="Internet_20_link" text:visited-style-name="Internet_20_link">+Co dělat, když tě hra nebaví</text:a><text:tab/>110</text:p>
          <text:p text:style-name="P962"><text:a xlink:type="simple" xlink:href="#__RefHeading___Toc18399_2593964349" text:style-name="Internet_20_link" text:visited-style-name="Internet_20_link">+Citlivá témata</text:a><text:tab/>111</text:p>
          <text:p text:style-name="P963"><text:a xlink:type="simple" xlink:href="#__RefHeading___Toc23199_831167585" text:style-name="Internet_20_link" text:visited-style-name="Internet_20_link">+Hraní za postavu</text:a><text:tab/>113</text:p>
          <text:p text:style-name="P962"><text:a xlink:type="simple" xlink:href="#__RefHeading___Toc12888_4230435934" text:style-name="Internet_20_link" text:visited-style-name="Internet_20_link">Nejsi tvoje postava</text:a><text:tab/>113</text:p>
          <text:p text:style-name="P962"><text:a xlink:type="simple" xlink:href="#__RefHeading___Toc20190_1502512718" text:style-name="Internet_20_link" text:visited-style-name="Internet_20_link">Nenechávej si své informace pro sebe!</text:a><text:tab/>115</text:p>
          <text:p text:style-name="P962"><text:a xlink:type="simple" xlink:href="#__RefHeading___Toc20192_1502512718" text:style-name="Internet_20_link" text:visited-style-name="Internet_20_link">Rozhodování v roli a mimo ni</text:a><text:tab/>116</text:p>
          <text:p text:style-name="P962"><text:a xlink:type="simple" xlink:href="#__RefHeading___Toc12890_4230435934" text:style-name="Internet_20_link" text:visited-style-name="Internet_20_link">Říkej rovnou, čeho se snažíš dosáhnout</text:a><text:tab/>117</text:p>
          <text:p text:style-name="P962"><text:a xlink:type="simple" xlink:href="#__RefHeading___Toc15351_3133622682" text:style-name="Internet_20_link" text:visited-style-name="Internet_20_link">Nevyřazuj se z děje</text:a><text:tab/>118</text:p>
          <text:p text:style-name="P962"><text:a xlink:type="simple" xlink:href="#__RefHeading___Toc15353_3133622682" text:style-name="Internet_20_link" text:visited-style-name="Internet_20_link">Nevyřazuj ostatní z děje</text:a><text:tab/>119</text:p>
          <text:p text:style-name="P962"><text:a xlink:type="simple" xlink:href="#__RefHeading___Toc12894_4230435934" text:style-name="Internet_20_link" text:visited-style-name="Internet_20_link">Stav svou postavu do nepříjemných situací</text:a><text:tab/>119</text:p>
          <text:p text:style-name="P962"><text:a xlink:type="simple" xlink:href="#__RefHeading___Toc15355_3133622682" text:style-name="Internet_20_link" text:visited-style-name="Internet_20_link">Zapojuj do svých problémů ostatní</text:a><text:tab/>120</text:p>
          <text:p text:style-name="P962"><text:a xlink:type="simple" xlink:href="#__RefHeading___Toc19880_998592596" text:style-name="Internet_20_link" text:visited-style-name="Internet_20_link">Počítej s důsledky svých činů</text:a><text:tab/>120</text:p>
          <text:p text:style-name="P962"><text:a xlink:type="simple" xlink:href="#__RefHeading___Toc19882_998592596" text:style-name="Internet_20_link" text:visited-style-name="Internet_20_link">Chovej se tak, abys chtěl se svou vlastní postavou spolupracovat</text:a><text:tab/>121</text:p>
          <text:p text:style-name="P962"><text:a xlink:type="simple" xlink:href="#__RefHeading___Toc20194_1502512718" text:style-name="Internet_20_link" text:visited-style-name="Internet_20_link">Uvažuj nahlas</text:a><text:tab/>121</text:p>
          <text:p text:style-name="P962"><text:a xlink:type="simple" xlink:href="#__RefHeading___Toc15357_3133622682" text:style-name="Internet_20_link" text:visited-style-name="Internet_20_link">Buď aktivní</text:a><text:tab/>122</text:p>
          <text:p text:style-name="P962"><text:a xlink:type="simple" xlink:href="#__RefHeading___Toc15359_3133622682" text:style-name="Internet_20_link" text:visited-style-name="Internet_20_link">Když s něčím nesouhlasíš, navrhni alternativu</text:a><text:tab/>122</text:p>
          <text:p text:style-name="P962"><text:a xlink:type="simple" xlink:href="#__RefHeading___Toc18403_2593964349" text:style-name="Internet_20_link" text:visited-style-name="Internet_20_link">Vyvaruj se mimoherních hlášek</text:a><text:tab/>123</text:p>
          <text:p text:style-name="P962"><text:a xlink:type="simple" xlink:href="#__RefHeading___Toc20196_1502512718" text:style-name="Internet_20_link" text:visited-style-name="Internet_20_link">Nezapomínej hrát roli</text:a><text:tab/>124</text:p>
          <text:p text:style-name="P962"><text:a xlink:type="simple" xlink:href="#__RefHeading___Toc19884_998592596" text:style-name="Internet_20_link" text:visited-style-name="Internet_20_link">Vyprávěj příběh své postavy</text:a><text:tab/>124</text:p>
          <text:p text:style-name="P963"><text:a xlink:type="simple" xlink:href="#__RefHeading___Toc12896_4230435934" text:style-name="Internet_20_link" text:visited-style-name="Internet_20_link">+Hraní družiny</text:a><text:tab/>125</text:p>
          <text:p text:style-name="P962"><text:a xlink:type="simple" xlink:href="#__RefHeading___Toc12898_4230435934" text:style-name="Internet_20_link" text:visited-style-name="Internet_20_link">Určujte si společné cíle</text:a><text:tab/>125</text:p>
          <text:p text:style-name="P962"><text:a xlink:type="simple" xlink:href="#__RefHeading___Toc15361_3133622682" text:style-name="Internet_20_link" text:visited-style-name="Internet_20_link">Domluvte se na dělení pokladů</text:a><text:tab/>127</text:p>
          <text:p text:style-name="P962"><text:a xlink:type="simple" xlink:href="#__RefHeading___Toc15363_3133622682" text:style-name="Internet_20_link" text:visited-style-name="Internet_20_link">Rozhodování v družině</text:a><text:tab/>127</text:p>
          <text:p text:style-name="P962"><text:a xlink:type="simple" xlink:href="#__RefHeading___Toc19886_998592596" text:style-name="Internet_20_link" text:visited-style-name="Internet_20_link">Budujte si pověst</text:a><text:tab/>128</text:p>
          <text:p text:style-name="P963"><text:a xlink:type="simple" xlink:href="#__RefHeading___Toc19888_998592596" text:style-name="Internet_20_link" text:visited-style-name="Internet_20_link">+Plánování</text:a><text:tab/>129</text:p>
          <text:p text:style-name="P962"><text:a xlink:type="simple" xlink:href="#__RefHeading___Toc19890_998592596" text:style-name="Internet_20_link" text:visited-style-name="Internet_20_link">Držte se toho, co si Pán jeskyně připravil</text:a><text:tab/>129</text:p>
          <text:p text:style-name="P962"><text:a xlink:type="simple" xlink:href="#__RefHeading___Toc15365_3133622682" text:style-name="Internet_20_link" text:visited-style-name="Internet_20_link">Nebojte se jednat, i když nemáte perfektní plán</text:a><text:tab/>130</text:p>
          <text:p text:style-name="P962"><text:a xlink:type="simple" xlink:href="#__RefHeading___Toc15367_3133622682" text:style-name="Internet_20_link" text:visited-style-name="Internet_20_link">Nepromýšlejte všechny možnosti</text:a><text:tab/>131</text:p>
          <text:p text:style-name="P962"><text:a xlink:type="simple" xlink:href="#__RefHeading___Toc15369_3133622682" text:style-name="Internet_20_link" text:visited-style-name="Internet_20_link">Postavy nemají mobily</text:a><text:tab/>131</text:p>
          <text:p text:style-name="P962"><text:a xlink:type="simple" xlink:href="#__RefHeading___Toc15371_3133622682" text:style-name="Internet_20_link" text:visited-style-name="Internet_20_link">Nechte plánovat jen postavy</text:a><text:tab/>131</text:p>
          <text:p text:style-name="P963"><text:a xlink:type="simple" xlink:href="#__RefHeading___Toc19892_998592596" text:style-name="Internet_20_link" text:visited-style-name="Internet_20_link">+Organizace hraní</text:a><text:tab/>134</text:p>
          <text:p text:style-name="P962"><text:a xlink:type="simple" xlink:href="#__RefHeading___Toc20007_1586965872" text:style-name="Internet_20_link" text:visited-style-name="Internet_20_link">+Hledání spoluhráčů</text:a><text:tab/>134</text:p>
          <text:p text:style-name="P962"><text:soft-page-break/><text:a xlink:type="simple" xlink:href="#__RefHeading___Toc20200_1502512718" text:style-name="Internet_20_link" text:visited-style-name="Internet_20_link">+Zakládání nové skupiny</text:a><text:tab/>135</text:p>
          <text:p text:style-name="P962"><text:a xlink:type="simple" xlink:href="#__RefHeading___Toc19894_998592596" text:style-name="Internet_20_link" text:visited-style-name="Internet_20_link">+Hledání skupiny</text:a><text:tab/>135</text:p>
          <text:p text:style-name="P962"><text:a xlink:type="simple" xlink:href="#__RefHeading___Toc20202_1502512718" text:style-name="Internet_20_link" text:visited-style-name="Internet_20_link">+Shánění hráčů do rozjeté hry</text:a><text:tab/>136</text:p>
          <text:p text:style-name="P962"><text:a xlink:type="simple" xlink:href="#__RefHeading___Toc20204_1502512718" text:style-name="Internet_20_link" text:visited-style-name="Internet_20_link">+Zapojení nového hráče</text:a><text:tab/>136</text:p>
          <text:p text:style-name="P962"><text:a xlink:type="simple" xlink:href="#__RefHeading___Toc20206_1502512718" text:style-name="Internet_20_link" text:visited-style-name="Internet_20_link">+Domlouvání hry</text:a><text:tab/>137</text:p>
          <text:p text:style-name="P963"><text:a xlink:type="simple" xlink:href="#__RefHeading___Toc23892_4068460501" text:style-name="Internet_20_link" text:visited-style-name="Internet_20_link">+Herní postupy</text:a><text:tab/>138</text:p>
          <text:p text:style-name="P962"><text:a xlink:type="simple" xlink:href="#__RefHeading___Toc12834_4230435934" text:style-name="Internet_20_link" text:visited-style-name="Internet_20_link">+Náhodný hod</text:a><text:tab/>138</text:p>
          <text:p text:style-name="P962"><text:a xlink:type="simple" xlink:href="#__RefHeading___Toc12836_4230435934" text:style-name="Internet_20_link" text:visited-style-name="Internet_20_link">+Putování</text:a><text:tab/>139</text:p>
          <text:p text:style-name="P962"><text:a xlink:type="simple" xlink:href="#__RefHeading___Toc12844_4230435934" text:style-name="Internet_20_link" text:visited-style-name="Internet_20_link">+Překonávání překážek</text:a><text:tab/>140</text:p>
          <text:p text:style-name="P962"><text:a xlink:type="simple" xlink:href="#__RefHeading___Toc23894_4068460501" text:style-name="Internet_20_link" text:visited-style-name="Internet_20_link">+Plížení</text:a><text:tab/>143</text:p>
          <text:p text:style-name="P962"><text:a xlink:type="simple" xlink:href="#__RefHeading___Toc23896_4068460501" text:style-name="Internet_20_link" text:visited-style-name="Internet_20_link">+Sledování</text:a><text:tab/>145</text:p>
          <text:p text:style-name="P962"><text:a xlink:type="simple" xlink:href="#__RefHeading___Toc23898_4068460501" text:style-name="Internet_20_link" text:visited-style-name="Internet_20_link">+Přetvářka</text:a><text:tab/>148</text:p>
          <text:p text:style-name="P962"><text:a xlink:type="simple" xlink:href="#__RefHeading___Toc12852_4230435934" text:style-name="Internet_20_link" text:visited-style-name="Internet_20_link">+Zjišťování informací</text:a><text:tab/>149</text:p>
          <text:p text:style-name="P962"><text:a xlink:type="simple" xlink:href="#__RefHeading___Toc12854_4230435934" text:style-name="Internet_20_link" text:visited-style-name="Internet_20_link">+Rozhovory</text:a><text:tab/>151</text:p>
          <text:p text:style-name="P962"><text:a xlink:type="simple" xlink:href="#__RefHeading___Toc1652_4210766435" text:style-name="Internet_20_link" text:visited-style-name="Internet_20_link">Boj</text:a><text:tab/>152</text:p>
          <text:p text:style-name="P962"><text:a xlink:type="simple" xlink:href="#__RefHeading___Toc23900_4068460501" text:style-name="Internet_20_link" text:visited-style-name="Internet_20_link">+Průzkum nebezpečných míst</text:a><text:tab/>214</text:p>
          <text:p text:style-name="P962"><text:a xlink:type="simple" xlink:href="#__RefHeading___Toc23194_831167585" text:style-name="Internet_20_link" text:visited-style-name="Internet_20_link">Pasti</text:a><text:tab/>220</text:p>
          <text:p text:style-name="P962"><text:a xlink:type="simple" xlink:href="#__RefHeading___Toc12876_4230435934" text:style-name="Internet_20_link" text:visited-style-name="Internet_20_link">Jedy</text:a><text:tab/>226</text:p>
          <text:p text:style-name="P962"><text:a xlink:type="simple" xlink:href="#__RefHeading___Toc12878_4230435934" text:style-name="Internet_20_link" text:visited-style-name="Internet_20_link">Pády</text:a><text:tab/>228</text:p>
          <text:p text:style-name="P962"><text:a xlink:type="simple" xlink:href="#__RefHeading___Toc12880_4230435934" text:style-name="Internet_20_link" text:visited-style-name="Internet_20_link">Léčení zranění</text:a><text:tab/>228</text:p>
          <text:p text:style-name="P962"><text:a xlink:type="simple" xlink:href="#__RefHeading___Toc20186_1502512718" text:style-name="Internet_20_link" text:visited-style-name="Internet_20_link">Umírání hráčských postav</text:a><text:tab/>231</text:p>
          <text:p text:style-name="P962"><text:a xlink:type="simple" xlink:href="#__RefHeading___Toc20188_1502512718" text:style-name="Internet_20_link" text:visited-style-name="Internet_20_link">Umírání protivníků</text:a><text:tab/>233</text:p>
          <text:p text:style-name="P962"><text:a xlink:type="simple" xlink:href="#__RefHeading___Toc23284_831167585" text:style-name="Internet_20_link" text:visited-style-name="Internet_20_link">Pronásledování</text:a><text:tab/>233</text:p>
          <text:p text:style-name="P963"><text:a xlink:type="simple" xlink:href="#__RefHeading___Toc19874_998592596" text:style-name="Internet_20_link" text:visited-style-name="Internet_20_link">Zlepšování postavy</text:a><text:tab/>239</text:p>
          <text:p text:style-name="P962"><text:a xlink:type="simple" xlink:href="#__RefHeading___Toc19876_998592596" text:style-name="Internet_20_link" text:visited-style-name="Internet_20_link">Postup po úrovních</text:a><text:tab/>239</text:p>
          <text:p text:style-name="P962"><text:a xlink:type="simple" xlink:href="#__RefHeading___Toc14788_2806536736" text:style-name="Internet_20_link" text:visited-style-name="Internet_20_link">Získávání nových dovedností</text:a><text:tab/>241</text:p>
          <text:p text:style-name="P963"><text:a xlink:type="simple" xlink:href="#__RefHeading___Toc12882_4230435934" text:style-name="Internet_20_link" text:visited-style-name="Internet_20_link">Výbava</text:a><text:tab/>243</text:p>
          <text:p text:style-name="P963"><text:a xlink:type="simple" xlink:href="#__RefHeading___Toc12884_4230435934" text:style-name="Internet_20_link" text:visited-style-name="Internet_20_link">Magické předměty</text:a><text:tab/>245</text:p>
          <text:p text:style-name="P962"><text:a xlink:type="simple" xlink:href="#__RefHeading___Toc19878_998592596" text:style-name="Internet_20_link" text:visited-style-name="Internet_20_link">Použití kouzelných předmětů</text:a><text:tab/>245</text:p>
          <text:p text:style-name="P963"><text:a xlink:type="simple" xlink:href="#__RefHeading___Toc12900_4230435934" text:style-name="Internet_20_link" text:visited-style-name="Internet_20_link">Vedení hry</text:a><text:tab/>251</text:p>
          <text:p text:style-name="P962"><text:a xlink:type="simple" xlink:href="#__RefHeading___Toc18407_2593964349" text:style-name="Internet_20_link" text:visited-style-name="Internet_20_link">Dbej na to, aby si všichni zahráli</text:a><text:tab/>251</text:p>
          <text:p text:style-name="P962"><text:a xlink:type="simple" xlink:href="#__RefHeading___Toc18409_2593964349" text:style-name="Internet_20_link" text:visited-style-name="Internet_20_link">Ujisti se, že tě hráčské postavy zajímají</text:a><text:tab/>256</text:p>
          <text:p text:style-name="P962"><text:a xlink:type="simple" xlink:href="#__RefHeading___Toc18411_2593964349" text:style-name="Internet_20_link" text:visited-style-name="Internet_20_link">Buď fér</text:a><text:tab/>257</text:p>
          <text:p text:style-name="P962"><text:a xlink:type="simple" xlink:href="#__RefHeading___Toc18413_2593964349" text:style-name="Internet_20_link" text:visited-style-name="Internet_20_link">Hraj otevřeně</text:a><text:tab/>257</text:p>
          <text:p text:style-name="P962"><text:a xlink:type="simple" xlink:href="#__RefHeading___Toc18415_2593964349" text:style-name="Internet_20_link" text:visited-style-name="Internet_20_link">Když někdo udělá chybu</text:a><text:tab/>257</text:p>
          <text:p text:style-name="P962"><text:a xlink:type="simple" xlink:href="#__RefHeading___Toc18417_2593964349" text:style-name="Internet_20_link" text:visited-style-name="Internet_20_link">Pomáhej hráčům, ale ne postavám</text:a><text:tab/>258</text:p>
          <text:p text:style-name="P962"><text:a xlink:type="simple" xlink:href="#__RefHeading___Toc18419_2593964349" text:style-name="Internet_20_link" text:visited-style-name="Internet_20_link">Neraď hráčům, co mají dělat jejich postavy</text:a><text:tab/>259</text:p>
          <text:p text:style-name="P962"><text:a xlink:type="simple" xlink:href="#__RefHeading___Toc20208_1502512718" text:style-name="Internet_20_link" text:visited-style-name="Internet_20_link">Nikdy nepředpokládej, co hráči udělají</text:a><text:tab/>260</text:p>
          <text:p text:style-name="P962"><text:a xlink:type="simple" xlink:href="#__RefHeading__25675_1009303451" text:style-name="Internet_20_link" text:visited-style-name="Internet_20_link">Nech hráče reagovat co nejdříve</text:a><text:tab/>260</text:p>
          <text:p text:style-name="P962"><text:a xlink:type="simple" xlink:href="#__RefHeading___Toc18421_2593964349" text:style-name="Internet_20_link" text:visited-style-name="Internet_20_link">Situační rozhodnutí</text:a><text:tab/>261</text:p>
          <text:p text:style-name="P962"><text:soft-page-break/><text:a xlink:type="simple" xlink:href="#__RefHeading___Toc18423_2593964349" text:style-name="Internet_20_link" text:visited-style-name="Internet_20_link">Kdy se hází</text:a><text:tab/>264</text:p>
          <text:p text:style-name="P962"><text:a xlink:type="simple" xlink:href="#__RefHeading___Toc12906_4230435934" text:style-name="Internet_20_link" text:visited-style-name="Internet_20_link">Putování</text:a><text:tab/>265</text:p>
          <text:p text:style-name="P962"><text:a xlink:type="simple" xlink:href="#__RefHeading___Toc12908_4230435934" text:style-name="Internet_20_link" text:visited-style-name="Internet_20_link">Překonávání překážek</text:a><text:tab/>266</text:p>
          <text:p text:style-name="P962"><text:a xlink:type="simple" xlink:href="#__RefHeading___Toc15373_3133622682" text:style-name="Internet_20_link" text:visited-style-name="Internet_20_link">Zjišťování informací</text:a><text:tab/>273</text:p>
          <text:p text:style-name="P962"><text:a xlink:type="simple" xlink:href="#__RefHeading___Toc15375_3133622682" text:style-name="Internet_20_link" text:visited-style-name="Internet_20_link">Rozhovory</text:a><text:tab/>274</text:p>
          <text:p text:style-name="P962"><text:a xlink:type="simple" xlink:href="#__RefHeading___Toc12910_4230435934" text:style-name="Internet_20_link" text:visited-style-name="Internet_20_link">Vedení soubojů</text:a><text:tab/>276</text:p>
          <text:p text:style-name="P962"><text:a xlink:type="simple" xlink:href="#__RefHeading___Toc20210_1502512718" text:style-name="Internet_20_link" text:visited-style-name="Internet_20_link">Boj s nestvůrami</text:a><text:tab/>280</text:p>
          <text:p text:style-name="P962"><text:a xlink:type="simple" xlink:href="#__RefHeading___Toc12912_4230435934" text:style-name="Internet_20_link" text:visited-style-name="Internet_20_link">Umírání hráčských postav</text:a><text:tab/>282</text:p>
          <text:p text:style-name="P962"><text:a xlink:type="simple" xlink:href="#__RefHeading___Toc20212_1502512718" text:style-name="Internet_20_link" text:visited-style-name="Internet_20_link">Vedení hry s příběhovou imunitou</text:a><text:tab/>284</text:p>
          <text:p text:style-name="P962"><text:a xlink:type="simple" xlink:href="#__RefHeading___Toc20214_1502512718" text:style-name="Internet_20_link" text:visited-style-name="Internet_20_link">Vedení hry bez příběhové imunity</text:a><text:tab/>284</text:p>
          <text:p text:style-name="P962"><text:a xlink:type="simple" xlink:href="#__RefHeading___Toc20216_1502512718" text:style-name="Internet_20_link" text:visited-style-name="Internet_20_link">Hlavními postavami příběhu jsou hráčské postavy</text:a><text:tab/>285</text:p>
          <text:p text:style-name="P962"><text:a xlink:type="simple" xlink:href="#__RefHeading___Toc20218_1502512718" text:style-name="Internet_20_link" text:visited-style-name="Internet_20_link">Jednorázová hra</text:a><text:tab/>290</text:p>
          <text:p text:style-name="P962"><text:a xlink:type="simple" xlink:href="#__RefHeading___Toc20220_1502512718" text:style-name="Internet_20_link" text:visited-style-name="Internet_20_link">Epizodní hraní</text:a><text:tab/>290</text:p>
          <text:p text:style-name="P962"><text:a xlink:type="simple" xlink:href="#__RefHeading___Toc12914_4230435934" text:style-name="Internet_20_link" text:visited-style-name="Internet_20_link">Kampaň</text:a><text:tab/>291</text:p>
          <text:p text:style-name="P962"><text:a xlink:type="simple" xlink:href="#__RefHeading___Toc20222_1502512718" text:style-name="Internet_20_link" text:visited-style-name="Internet_20_link">Příprava</text:a><text:tab/>295</text:p>
          <text:p text:style-name="P962"><text:a xlink:type="simple" xlink:href="#__RefHeading___Toc18433_2593964349" text:style-name="Internet_20_link" text:visited-style-name="Internet_20_link">Improvizace</text:a><text:tab/>297</text:p>
          <text:p text:style-name="P962"><text:a xlink:type="simple" xlink:href="#__RefHeading___Toc18435_2593964349" text:style-name="Internet_20_link" text:visited-style-name="Internet_20_link">Hraní podle scénáře</text:a><text:tab/>302</text:p>
          <text:p text:style-name="P962"><text:a xlink:type="simple" xlink:href="#__RefHeading___Toc20224_1502512718" text:style-name="Internet_20_link" text:visited-style-name="Internet_20_link">Struktura příběhu</text:a><text:tab/>303</text:p>
          <text:p text:style-name="P962"><text:a xlink:type="simple" xlink:href="#__RefHeading___Toc20226_1502512718" text:style-name="Internet_20_link" text:visited-style-name="Internet_20_link">Práce s časem</text:a><text:tab/>304</text:p>
          <text:p text:style-name="P962"><text:a xlink:type="simple" xlink:href="#__RefHeading___Toc18425_2593964349" text:style-name="Internet_20_link" text:visited-style-name="Internet_20_link">Přidělování kouzelných předmětů</text:a><text:tab/>304</text:p>
          <text:p text:style-name="P962"><text:a xlink:type="simple" xlink:href="#__RefHeading___Toc18427_2593964349" text:style-name="Internet_20_link" text:visited-style-name="Internet_20_link">Svět Dračáku</text:a><text:tab/>308</text:p>
          <text:p text:style-name="P962"><text:a xlink:type="simple" xlink:href="#__RefHeading___Toc18429_2593964349" text:style-name="Internet_20_link" text:visited-style-name="Internet_20_link">Příprava a improvizace</text:a><text:tab/>314</text:p>
          <text:p text:style-name="P963"><text:a xlink:type="simple" xlink:href="#__RefHeading___Toc18437_2593964349" text:style-name="Internet_20_link" text:visited-style-name="Internet_20_link">Bestiář</text:a><text:tab/>315</text:p>
          <text:p text:style-name="P962"><text:a xlink:type="simple" xlink:href="#__RefHeading___Toc18439_2593964349" text:style-name="Internet_20_link" text:visited-style-name="Internet_20_link">Velikost</text:a><text:tab/>315</text:p>
          <text:p text:style-name="P963"><text:a xlink:type="simple" xlink:href="#__RefHeading___Toc39183_1173674893" text:style-name="Internet_20_link" text:visited-style-name="Internet_20_link">Výcuc pravidel</text:a><text:tab/>316</text:p>
          <text:p text:style-name="P962"><text:a xlink:type="simple" xlink:href="#__RefHeading___Toc39185_1173674893" text:style-name="Internet_20_link" text:visited-style-name="Internet_20_link">Boj</text:a><text:tab/>316</text:p>
        </text:index-body>
      </text:table-of-content>
      <text:p text:style-name="P723"/>
      <text:p text:style-name="P4"/>
      <text:p text:style-name="P4"/>
      <text:p text:style-name="P4"/>
      <text:p text:style-name="P3">Verze 0.<text:span text:style-name="T2920">11</text:span></text:p>
      <text:p text:style-name="P723"><text:soft-page-break/>Poděkování</text:p>
      <text:p text:style-name="Example">Tato příručka <text:span text:style-name="T1593">je silně inspirovaná titulem</text:span> Dračí Doupě vydan<text:span text:style-name="T171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5">Nápady a připomínkami přispěli:</text:p>
      <text:p text:style-name="P798">eerieBaatezu, Jezus, Pracující logaritmus, <text:span text:style-name="T245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8">Pavel - válečník Gorondar (trpaslík)<text:line-break/>Katka - hraničářka Naria – <text:span text:style-name="T2000">spíš asi Nera, líp se to skloňuje...</text:span> (elfka)<text:line-break/>Jana - kouzelnice Kara (člověk, <text:span text:style-name="T2798">má </text:span><text:span text:style-name="T1261">získání důvěry, </text:span><text:span text:style-name="T1299">starotrpasličtinu, přetvářku a převleky</text:span><text:span text:style-name="T1579"> a </text:span><text:span text:style-name="T1299">ošetřování zranění</text:span>).</text:p>
      <text:h text:style-name="P973" text:outline-level="1"><text:bookmark-start text:name="__RefHeading___Toc12774_4230435934"/><text:span text:style-name="T2692">+</text:span>Úvod<text:bookmark-end text:name="__RefHeading___Toc12774_4230435934"/></text:h>
      <text:p text:style-name="P954">Vítej, <text:span text:style-name="T1982">dobrodruhu</text:span>!</text:p>
      <text:p text:style-name="P402"><text:span text:style-name="T1983">Před sebou máš pravidla stolní rolové hry</text:span> <text:span text:style-name="T1809">Dračák podle staré školy</text:span>. <text:span text:style-name="T21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3" text:outline-level="2"><text:bookmark-start text:name="__RefHeading___Toc12776_4230435934"/><text:span text:style-name="T2713">+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543">a</text:span> Pán jeskyně říká, jak to dopadlo a co dělají případné nestvůry nebo nehráčské postavy.</text:p>
      <text:h text:style-name="P984" text:outline-level="2"><text:bookmark-start text:name="__RefHeading___Toc12778_4230435934"/><text:span text:style-name="T2713">+</text:span>Příběhy Dračáku<text:bookmark-end text:name="__RefHeading___Toc12778_4230435934"/></text:h>
      <text:p text:style-name="P404">Jak<text:span text:style-name="T2099">á</text:span> <text:span text:style-name="T2099">dobrodružství</text:span> budete <text:span text:style-name="T2098">zažívat</text:span>, záleží <text:span text:style-name="T2103">na vás a</text:span> na tom, kdo budou <text:span text:style-name="T20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5" text:outline-level="2"><text:bookmark-start text:name="__RefHeading___Toc12780_4230435934"/><text:span text:style-name="T2713">+</text:span>Cíl hry<text:bookmark-end text:name="__RefHeading___Toc12780_4230435934"/></text:h>
      <text:p text:style-name="P406"><text:span text:style-name="T2085">C</text:span>ílem hry je společně s přáteli příjemně strávit čas <text:span text:style-name="T2084">hraním hry, prožíváním příběhů svých postav a prokreslováním jejich charakterů.</text:span></text:p>
      <text:h text:style-name="P986" text:outline-level="2"><text:bookmark-start text:name="__RefHeading___Toc12782_4230435934"/><text:soft-page-break/><text:span text:style-name="T2713">+</text:span>Cíl<text:span text:style-name="T2086">e vašich</text:span> postav<text:bookmark-end text:name="__RefHeading___Toc12782_4230435934"/></text:h>
      <text:p text:style-name="P405"><text:span text:style-name="T208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0">a ve skutečnosti nehraje proti vám</text:span>. <text:span text:style-name="T2078">Stejně tak se z vás nestávají protihráči, když se dostanou do sporu vaše postavy.</text:span></text:p>
      <text:h text:style-name="P982" text:outline-level="2"><text:bookmark-start text:name="__RefHeading___Toc12784_4230435934"/><text:span text:style-name="T2713">+</text:span>Pomůcky a rekvizity<text:bookmark-end text:name="__RefHeading___Toc12784_4230435934"/></text:h>
      <text:p text:style-name="P407">Kromě této příručky potřebuješ ještě:</text:p>
      <text:list xml:id="list4036439181" text:style-name="L1">
        <text:list-item>
          <text:p text:style-name="P1165">2-5 spoluhráčů.</text:p>
        </text:list-item>
      </text:list>
      <text:list xml:id="list2638637105" text:style-name="L2">
        <text:list-item>
          <text:p text:style-name="P1166"><text:span text:style-name="T1984">Šestistěnné k</text:span>ostky.</text:p>
          <text:list>
            <text:list-item>
              <text:p text:style-name="P1167">V⁠ zásadě stačí jedna <text:span text:style-name="T2102">pro celou skupinu</text:span>, ale pohodlnější je, když má každý hráč šest vlastních.</text:p>
            </text:list-item>
          </text:list>
        </text:list-item>
        <text:list-item>
          <text:p text:style-name="P1168"><text:span text:style-name="T1985">N</text:span>ěco na psaní <text:span text:style-name="T1985">poznámek a kreslení ilustrativních náčrtů.</text:span></text:p>
        </text:list-item>
      </text:list>
      <text:h text:style-name="P975" text:outline-level="1"><text:bookmark-start text:name="__RefHeading___Toc12786_4230435934"/><text:span text:style-name="T2692">+</text:span>Než začnete hrát<text:bookmark-end text:name="__RefHeading___Toc12786_4230435934"/></text:h>
      <text:p text:style-name="P408"><text:span text:style-name="T2123">N</text:span>ež se pustíte do vašeho prvního příběhu, je třeba udělat několik věcí:</text:p>
      <text:list xml:id="list816453458" text:style-name="L3">
        <text:list-item>
          <text:p text:style-name="P1169">Pročtěte si pravidla.</text:p>
        </text:list-item>
        <text:list-item>
          <text:p text:style-name="P1170"><text:span text:style-name="T1056">V</text:span><text:span text:style-name="T551">yberte si, v jaké světě budete hrát.</text:span></text:p>
        </text:list-item>
      </text:list>
      <text:list xml:id="list2786372818" text:style-name="L4">
        <text:list-item>
          <text:p text:style-name="P1261"><text:span text:style-name="T2107">Domluvte se, kdo jsou vaše postavy a společně je vytvořte</text:span>.</text:p>
        </text:list-item>
        <text:list-item>
          <text:p text:style-name="P1262">Pán jeskyně připraví hru.</text:p>
        </text:list-item>
        <text:list-item>
          <text:p text:style-name="P1263"><text:span text:style-name="T2107">Rozhodněte se, zda budete mít p</text:span>říběhov<text:span text:style-name="T2108">ou</text:span> imunit<text:span text:style-name="T2108">u.</text:span></text:p>
        </text:list-item>
      </text:list>
      <text:p text:style-name="P409"><text:span text:style-name="T1058">Nemusíte se toho bát – k</text:span><text:span text:style-name="T1039">dykoliv </text:span><text:span text:style-name="T1057">později</text:span><text:span text:style-name="T1039"> v průběhu hraní můžete </text:span><text:span text:style-name="T1057">cokoliv </text:span><text:span text:style-name="T1060">z toho</text:span><text:span text:style-name="T1057"> </text:span><text:span text:style-name="T1060">změnit nebo doplnit</text:span><text:span text:style-name="T1039">, aby vám to co nejlépe vyhovovalo.</text:span></text:p>
      <text:h text:style-name="P982" text:outline-level="2"><text:bookmark-start text:name="__RefHeading___Toc20140_1502512718"/><text:span text:style-name="T2713">+</text:span>Čtení pravidel<text:bookmark-end text:name="__RefHeading___Toc20140_1502512718"/></text:h>
      <text:p text:style-name="Text_20_body"><text:span text:style-name="T216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5"><text:bookmark-ref text:reference-format="chapter" text:ref-name="__RefHeading___Toc23068_831167585"/></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5">.<text:line-break/><text:tab/>Zbylé kapitoly obsahují seznamy kouzel, schopností, předmětů, nestvůr a podobně. Něco z nich budete potřebovat hned, ale velkou </text:span><text:soft-page-break/><text:span text:style-name="T2165">většinu až za několik týdnů nebo měsíců. Pokud budeš hrát postavu, stačí, když si pročteš vždy jen ta kouzla a schopnosti, kter</text:span><text:span text:style-name="T1059">á</text:span><text:span text:style-name="T21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2" text:outline-level="2"><text:bookmark-start text:name="__RefHeading___Toc20142_1502512718"/><text:span text:style-name="T2713">+Váš h</text:span>erní svět<text:bookmark-end text:name="__RefHeading___Toc20142_1502512718"/></text:h>
      <text:p text:style-name="P410"><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4019734044" text:style-name="L5">
        <text:list-item>
          <text:p text:style-name="P1171"><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2"><text:span text:style-name="T318">J</text:span><text:span text:style-name="T1">sou v </text:span><text:span text:style-name="T338">něm</text:span><text:span text:style-name="T1"> běžná kouzla a </text:span><text:span text:style-name="T319">kouzelné předměty.</text:span></text:p>
        </text:list-item>
        <text:list-item>
          <text:p text:style-name="P1173"><text:span text:style-name="T356">Podobá se </text:span><text:span text:style-name="T335">starověku nebo středověku.</text:span></text:p>
        </text:list-item>
      </text:list>
      <text:p text:style-name="P411"><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2924075385" text:style-name="L6">
        <text:list-item>
          <text:p text:style-name="P1174"><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5"><text:span text:style-name="T348">Nebo si</text:span><text:span text:style-name="T1"> jej postupně sami vytvořit.</text:span></text:p>
        </text:list-item>
      </text:list>
      <text:p text:style-name="P412"><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2" text:outline-level="2"><text:bookmark-start text:name="__RefHeading___Toc20144_1502512718"/><text:span text:style-name="T2713">+</text:span>Stačí začít s málem<text:bookmark-end text:name="__RefHeading___Toc20144_1502512718"/></text:h>
      <text:p text:style-name="P412"><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2"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3"><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2" text:outline-level="2"><text:bookmark-start text:name="__RefHeading___Toc20148_1502512718"/><text:span text:style-name="T502">+</text:span><text:span text:style-name="T347">Vaše p</text:span><text:span text:style-name="T1">ostavy</text:span><text:bookmark-end text:name="__RefHeading___Toc20148_1502512718"/></text:h>
      <text:p text:style-name="P418"><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87" text:outline-level="2"><text:bookmark-start text:name="__RefHeading___Toc20150_1502512718"/><text:soft-page-break/><text:span text:style-name="T2713">+</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1" text:outline-level="3"><text:span text:style-name="T2713">+</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0">Příklad:</text:p>
      <text:p text:style-name="P866">Hráči se dohodli, že budou hrát s příběhovou imunitou. <text:span text:style-name="T2557">P</text:span>ozději při hře Gorondar sám brání tábor proti smečce vlků. <text:span text:style-name="T255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41" text:outline-level="3"><text:span text:style-name="T2713">+</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1">Příklad:</text:p>
      <text:p text:style-name="P867"><text:span text:style-name="T1152">Pokud by se hráči na začátku hry dohodli, že budou hrát bez příběhové imunity, a Gorondar by </text:span><text:span text:style-name="T1153">později</text:span><text:span text:style-name="T1152"> při při souboji se smečkou p</text:span><text:span text:style-name="T1153">rohrál</text:span><text:span text:style-name="T1152">, vlci by ho roztrhali.</text:span></text:p>
      <text:p text:style-name="P419"><text:span text:style-name="T255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0">Pokud nevíte, </text:span><text:span text:style-name="T1154">kterou variantu</text:span><text:span text:style-name="T1150"> si máte vybrat, nebo se nemůžete dohodnout, hrajte </text:span><text:span text:style-name="T1151">s příběhovou imunitou</text:span><text:span text:style-name="T1150">.</text:span></text:p>
      <text:h text:style-name="P974" text:outline-level="1"><text:bookmark-start text:name="__RefHeading___Toc21875_1991418811"/>.Tvoje postava<text:bookmark-end text:name="__RefHeading___Toc21875_1991418811"/></text:h>
      <text:p text:style-name="P420"><text:span text:style-name="T2051">Pokud ses rozhodl hrát za jednu z postav</text:span>, musíš si <text:span text:style-name="T2059">ji</text:span> <text:span text:style-name="T2051">nejprve vytvořit</text:span>.</text:p>
      <text:h text:style-name="P988" text:outline-level="2"><text:bookmark-start text:name="__RefHeading___Toc12788_4230435934"/>.Vlastnosti<text:bookmark-end text:name="__RefHeading___Toc12788_4230435934"/></text:h>
      <text:p text:style-name="P161"><text:span text:style-name="T2589">T</text:span>ODO: Tenhle text <text:span text:style-name="T2611">budu muset</text:span> ještě zrevidovat. Např. Finesa vs plížení závisí na tom, jak dopadnou pravidla pro plížení.</text:p>
      <text:p text:style-name="P421">Tvoji postavu popisují tři <text:span text:style-name="T1987">vlastnosti</text:span>:</text:p>
      <text:p text:style-name="P422">Síla</text:p>
      <text:list xml:id="list2503938629" text:style-name="L7">
        <text:list-item>
          <text:p text:style-name="P1176">Síla představuje tvou hrubou, fyzickou sílu, ale také výdrž, schopnost odolávat jedům, zranění a nepříznivým podmínkám a schopnost bojovat v těžké zbroji a s těžkými zbraněmi.</text:p>
        </text:list-item>
      </text:list>
      <text:p text:style-name="P423">Finesa</text:p>
      <text:list xml:id="list4188435970" text:style-name="L8">
        <text:list-item>
          <text:p text:style-name="P1177">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3574328179" text:style-name="L9">
        <text:list-item>
          <text:p text:style-name="P1178"><text:span text:style-name="T1044">Duše představuje odolnost proti</text:span><text:span text:style-name="T551"> </text:span><text:span text:style-name="T1040">magii</text:span><text:span text:style-name="T551"> působící na </text:span><text:span text:style-name="T1041">m</text:span><text:span text:style-name="T551">ysl </text:span><text:span text:style-name="T1042">nebo duši </text:span><text:span text:style-name="T1043">a útokům </text:span><text:span text:style-name="T1046">duchů a jiných nehmotných bytostí.</text:span><text:span text:style-name="T1045"> </text:span><text:span text:style-name="T1062">U</text:span><text:span text:style-name="T1045">rčuje také sílu </text:span><text:span text:style-name="T1062">všech</text:span><text:span text:style-name="T1045"> tvých kouzel, </text:span><text:span text:style-name="T1046">ať už je sesíláš sám, nebo pomocí hůlek, prstenů či jiných kouzelných předmětů</text:span><text:span text:style-name="T1045">.</text:span></text:p>
        </text:list-item>
      </text:list>
      <text:p text:style-name="P38"><text:soft-page-break/>Abys mohl určit hodnoty vlastností své postavy, musíš si nejprve zvolit rasu a povolání.</text:p>
      <text:h text:style-name="P982" text:outline-level="2"><text:bookmark-start text:name="__RefHeading___Toc21879_1991418811"/>.Ras<text:span text:style-name="T2058">a tvé postavy</text:span><text:bookmark-end text:name="__RefHeading___Toc21879_1991418811"/></text:h>
      <text:p text:style-name="P437"><text:span text:style-name="T2051">Příběhy Dračáku se odehrávají ve fantastickém světě, takže</text:span> tvoje postava nemusí být pouze člověk. <text:span text:style-name="T2052">Můžeš si vybrat, jestli jsi člověk, barbar, hobit, kudůk, elf, trpaslík nebo kroll.<text:line-break/></text:span><text:span text:style-name="T205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5">také</text:span> <text:span text:style-name="T205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4">neobratného</text:span>, <text:span text:style-name="T2052">ale</text:span> zato silného zloděje.<text:line-break/><text:tab/>Pečlivě si proto přečti následující stránky, <text:span text:style-name="T2056">kde</text:span> najdeš charakte<text:soft-page-break/>ristiky jednotlivých ras, <text:span text:style-name="T2057">včetně toho, v jakém rozsahu se mohou pohybovat hodnoty jejich vlastností. Projdi si také popis jednotlivých povolání v následující kapitole.</text:span> Potom zvaž, jaká <text:span text:style-name="T2060">kombinace</text:span> ras<text:span text:style-name="T2060">y a povolání ti bude nejvíce</text:span> vyhovova<text:span text:style-name="T2060">t</text:span>.</text:p>
      <text:h text:style-name="P1051" text:outline-level="3">Člověk</text:h>
      <text:p text:style-name="Text_20_body"><text:span text:style-name="T782">VELIKOST </text:span><text:span text:style-name="T998">(životy)</text:span><text:span text:style-name="T782">: </text:span><text:span text:style-name="T998">5 + Síla</text:span><text:span text:style-name="T782"><text:line-break/></text:span><text:span text:style-name="T781">VLASTNOSTI: Síla 1-3, Finesa 1-3, Duše 1-3 </text:span><text:span text:style-name="T783"><text:line-break/></text:span><text:span text:style-name="T78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4">Všestrannost</text:p>
      <text:p text:style-name="P619">Jako člověk si můžeš <text:span text:style-name="T1755">vybrat jednu z následujících schopností, i když nemáš příslušné povolání:</text:span></text:p>
      <text:p text:style-name="P627">TODO: <text:span text:style-name="T1274">Rychlý boj</text:span> dělá válečníka válečníkem, to nemůže jít multiclassit <text:span text:style-name="T2857">(navíc je to pokročilá schopnost)</text:span>.</text:p>
      <text:list xml:id="list530578175" text:style-name="L10">
        <text:list-item>
          <text:p text:style-name="P1303"><text:span text:style-name="T1756">Od válečníka: </text:span><text:span text:style-name="T1180">Zastrašení, </text:span><text:span text:style-name="T2607">Útok na dva cíle</text:span><text:span text:style-name="T1180">, Ochránce</text:span></text:p>
        </text:list-item>
        <text:list-item>
          <text:p text:style-name="P1303"><text:span text:style-name="T1756">Od hraničáře: </text:span><text:span text:style-name="T1180">Pouto se zvířetem, Mluvení se zvířaty</text:span></text:p>
        </text:list-item>
        <text:list-item>
          <text:p text:style-name="P1303"><text:span text:style-name="T1756">Od zloděje: </text:span><text:span text:style-name="T1180">Získání důvěry, Bezpečný dopad, Obří skoky, Chytání střel</text:span></text:p>
        </text:list-item>
      </text:list>
      <text:p text:style-name="P199"><text:soft-page-break/>Tuto schopnost budeš mít navíc k těm, které získáš díky svému povolání.</text:p>
      <text:h text:style-name="Heading_20_4" text:outline-level="4">Barbar</text:h>
      <text:p text:style-name="P620"><text:span text:style-name="T782">VELIKOST </text:span><text:span text:style-name="T998">(životy)</text:span><text:span text:style-name="T782">: </text:span><text:span text:style-name="T998">5 + Síla</text:span><text:span text:style-name="T782"><text:line-break/>VLASTNOSTI: Síla 2-3, Finesa 1-3, Duše 1-3</text:span><text:span text:style-name="T783"><text:line-break/></text:span><text:span text:style-name="T784">SCHOPNOST: Všestrannost (stejně jako ostatní lidé)</text:span></text:p>
      <text:p text:style-name="P239"><text:span text:style-name="T784">T</text:span><text:span text:style-name="T78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1" text:outline-level="3">Hobit</text:h>
      <text:p text:style-name="P620"><text:span text:style-name="T782">VELIKOST </text:span><text:span text:style-name="T998">(životy)</text:span><text:span text:style-name="T782">: </text:span><text:span text:style-name="T998">4 + Síla</text:span><text:span text:style-name="T782"><text:line-break/>VLASTNOSTI: </text:span><text:span text:style-name="T787">Síla 1-2, Finesa 2-3, Duše 1-3</text:span><text:span text:style-name="T783"><text:line-break/></text:span><text:span text:style-name="T784">SCHOPNOST</text:span><text:span text:style-name="T1011">I</text:span><text:span text:style-name="T784">: </text:span><text:span text:style-name="T785">Vytříbená chuť a </text:span><text:span text:style-name="T101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0"><text:soft-page-break/>Vytříbená chuť</text:p>
      <text:p text:style-name="P555">Hobiti mají citlivější chuť a než příslušníci ostatních ras. Jsou to díky tomu známí labužníci a velcí znalci různých nápojů, pokrmů a jiných poživatin, ale <text:span text:style-name="T2864">dokáží také</text:span> pouhým ochutnáním odhal<text:span text:style-name="T2864">it</text:span> přítomnost jedů nebo jiných nežádoucích přísad.</text:p>
      <text:p text:style-name="P787">Jasnozřivost</text:p>
      <text:p text:style-name="P556">Hobiti <text:span text:style-name="T2867">a kudůci</text:span> mají zvláštní formu šestého smyslu, díky které vycítí, když jim někdo chce ublížit. Nikdy si tedy nepočítají nevýhodu za překvapení a nemohou být cílem <text:span text:style-name="T1180">útoku ze zálohy</text:span> (brání se proti němu, jako by šlo o obyčejný útok).</text:p>
      <text:h text:style-name="Heading_20_4" text:outline-level="4">Kudůk</text:h>
      <text:p text:style-name="P620"><text:span text:style-name="T782">VELIKOST </text:span><text:span text:style-name="T998">(životy)</text:span><text:span text:style-name="T782">: </text:span><text:span text:style-name="T998">4 + Síla</text:span><text:span text:style-name="T782"><text:line-break/>VLASTNOSTI: </text:span><text:span text:style-name="T788">Síla 1-2, Finesa 2-3, Duše 1-3</text:span><text:span text:style-name="T783"><text:line-break/></text:span><text:span text:style-name="T784">SCHOPNOST: </text:span><text:span text:style-name="T1009">Výborný čich </text:span><text:span text:style-name="T1012">a Jasnozřivost (jako hobiti)</text:span></text:p>
      <text:p text:style-name="P240"><text:span text:style-name="T786">/</text:span><text:span text:style-name="T938">* </text:span><text:span text:style-name="T786">T</text:span><text:span text:style-name="T781">ODO: </text:span><text:span text:style-name="T936">Ideálně u</text:span><text:span text:style-name="T781">nikátní raciálka. </text:span><text:span text:style-name="T937">Možná dát přece jen hobitům „čich“ z DrD a kudůkům nechat vylepšení smyslů? Bude se to pak ale plést... </text:span><text:span text:style-name="T980">Šlo by ale hobití „čich“ pojmenovat „šestý smysl“.</text:span><text:span text:style-name="T937"> </text:span><text:span text:style-name="T93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4">V<text:span text:style-name="T2865">ýborný čich</text:span></text:p>
      <text:p text:style-name="P49"><text:span text:style-name="T2864">Kudůci mají výborný čich, podobně jako psi. Dokáží tedy například sledovat pachovou stopu, poznají </text:span>převlečenou osobu<text:span text:style-name="T2864">, ucítí neviditelného protivníka a podobně</text:span>.</text:p>
      <text:h text:style-name="P1052" text:outline-level="3"><text:soft-page-break/>Elf</text:h>
      <text:p text:style-name="P554"><text:span text:style-name="T782">VELIKOST </text:span><text:span text:style-name="T998">(životy)</text:span><text:span text:style-name="T782">: </text:span><text:span text:style-name="T998">5 + Síla</text:span><text:span text:style-name="T782"><text:line-break/>VLASTNOSTI: Síla 1-2, Finesa 2-3, Duše 2-3</text:span><text:span text:style-name="T788"><text:line-break/></text:span><text:span text:style-name="T784">SCHOPNOST: </text:span><text:span text:style-name="T79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0"><text:span text:style-name="T789">O</text:span><text:span text:style-name="T781">strý zrak</text:span></text:p>
      <text:p text:style-name="P425"><text:span text:style-name="T781">Elfové mají ostřejší a citlivější zrak než ostatní rasy. Vidí dobře i za šera (ale ne v naprosté tmě) a rozeznají detaily </text:span><text:span text:style-name="T791">i </text:span><text:span text:style-name="T781">na v</text:span><text:span text:style-name="T791">elkou</text:span><text:span text:style-name="T781"> vzdálenost.</text:span></text:p>
      <text:h text:style-name="P1052" text:outline-level="3">Trpaslík</text:h>
      <text:p text:style-name="P554"><text:span text:style-name="T782">VELIKOST </text:span><text:span text:style-name="T998">(životy)</text:span><text:span text:style-name="T782">: </text:span><text:span text:style-name="T998">5 + Síla</text:span><text:span text:style-name="T782"><text:line-break/>VLASTNOSTI: Síla 2-3, Finesa 1-2, Duše 1-3</text:span><text:span text:style-name="T788"><text:line-break/></text:span><text:span text:style-name="T784">SCHOPNOST: </text:span><text:span text:style-name="T79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0">Infravidění</text:p>
      <text:p text:style-name="P426">Trpaslíci dokáží rozeznat teplejší předměty od studenějších. <text:span text:style-name="T1594">I v naprosté tmě tedy například uvidí teplokrevné tvory. Nedokáží ale rozeznat barvy ani detaily, nevidí skrz překážky a pokud má v podzemí všechno stejnou teplotu, musí tápat stejně jako všichni ostatní.</text:span></text:p>
      <text:h text:style-name="P1052" text:outline-level="3">Kroll</text:h>
      <text:p text:style-name="P44">VELIKOST <text:span text:style-name="T2852">(životy)</text:span>: <text:span text:style-name="T285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0">Ultrasluch</text:p>
      <text:p text:style-name="P427">Krol<text:span text:style-name="T171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80">Ultrasluch</text:span> nefunguje v prostředí hlučnějším než obyčejný hovor, nebo když kroll z nějakých důvodů nemůže vydávat zvuky.</text:p>
      <text:h text:style-name="P982" text:outline-level="2"><text:bookmark-start text:name="__RefHeading___Toc21881_1991418811"/>Povolání tvé postavy<text:bookmark-end text:name="__RefHeading___Toc21881_1991418811"/></text:h>
      <text:p text:style-name="P428">Nyní, když víš, zda ses narodil jako sličný elf, robustní trpaslík nebo urostlý barbar, přišel čas vybrat <text:span text:style-name="T2129">si</text:span> dobrodružné povolání. <text:span text:style-name="T2154">Na výběr máš z těchto možností: válečník, hraničář, alchymista, kouzelník, zloděj a druid.<text:line-break/></text:span><text:tab/><text:span text:style-name="T213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2"><text:soft-page-break/>Příklad:</text:p>
      <text:p text:style-name="P868"><text:span text:style-name="T1805">Pán jeskyně:</text:span> „<text:span text:style-name="T2140">Máte už rozmyšleno, jaké si kdo vezmete postavy?</text:span>“</text:p>
      <text:p text:style-name="P869"><text:span text:style-name="T1815">Pavel</text:span><text:span text:style-name="T1805">:</text:span> „Já <text:span text:style-name="T2140">jdu rozhodně do válečníka, chci si pořádně zafajtit. Samozřejmě trpaslík.“</text:span></text:p>
      <text:p text:style-name="P869"><text:span text:style-name="T1815">Katka</text:span><text:span text:style-name="T1805">:</text:span> „<text:span text:style-name="T2140">Mě láká hraničář. Asi to bude elfka.“</text:span></text:p>
      <text:p text:style-name="P869"><text:span text:style-name="T1815">Jana</text:span><text:span text:style-name="T1805">:</text:span> „<text:span text:style-name="T2140">Já jsem uvažovala o hraničářovi nebo kouzelníkovi. Takže jsi mi usnadnila rozhodování, udělám si kouzelníka. S rasou si nejsem jistá. Na hraničáře by se mi líbila hobitka, ale ke kouzelníkovi mi to nesedí. Asi budu člověk.“</text:span></text:p>
      <text:p text:style-name="P396">TODO:</text:p>
      <text:p text:style-name="P396"><text:span text:style-name="T254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6" text:outline-level="3">Válečník</text:h>
      <text:p text:style-name="P241"><text:span text:style-name="T979">POŽADAVKY</text:span><text:span text:style-name="T782">: </text:span><text:span text:style-name="T783">Síla</text:span><text:span text:style-name="T979"> alespoň</text:span><text:span text:style-name="T783"> 2</text:span></text:p>
      <text:p text:style-name="P14">Válečník je silný a houževnatý. <text:span text:style-name="T2049">Obvykle bojuje těžkými zbraněmi a nosí těžkou zbroj a v boji tedy hodně vydrží a dokáže rozdávat tvrdé rány</text:span>. <text:span text:style-name="T2065">Jako jediný také boj a zbraně skutečně studuje a dokáže skupinu dovést k vítězství i ve zdánlivě beznadějných situacích.</text:span> A vzhledem k tomu, že bitvy a souboje jsou <text:span text:style-name="T2063">pro hrdiny</text:span> v Drač<text:span text:style-name="T2061">áku</text:span> <text:span text:style-name="T2063">takřka denním chlebem</text:span>, <text:span text:style-name="T2062">družina bez válečníka to bude mít hodně těžké</text:span>.</text:p>
      <text:h text:style-name="P1056" text:outline-level="3"><text:soft-page-break/>Hraničář</text:h>
      <text:p text:style-name="P267"><text:span text:style-name="T979">POŽADAVKY</text:span><text:span text:style-name="T782">: </text:span><text:span text:style-name="T934">Finesa </text:span><text:span text:style-name="T979">alespoň</text:span><text:span text:style-name="T783"> 2</text:span></text:p>
      <text:p text:style-name="P15">Hraničář <text:span text:style-name="T2215">z</text:span>ná přírodu a tvory, kteří ji obývají, a umí svých znalostí využívat. <text:span text:style-name="T2064">Nesoustředí se sice jen na trénink a studium boje</text:span>, ale <text:span text:style-name="T2064">v případě potřeby dokáže stát</text:span> po boku válečníka, <text:span text:style-name="T2064">nebo jej podporovat přesnými ranami z luku nebo kuše</text:span>.<text:line-break/><text:tab/>Hraničáři <text:span text:style-name="T2064">nejčastěji provádí výpravy nebezpečnou divočinou, případně</text:span> střeží stezky a pomáhají těm, kdo pomoc potřebují. Proto jsou takřka všude vítanými hosty. <text:span text:style-name="T206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6" text:outline-level="3">Alchymista</text:h>
      <text:p text:style-name="P267"><text:span text:style-name="T979">POŽADAVKY</text:span><text:span text:style-name="T782">: </text:span><text:span text:style-name="T934">Finesa </text:span><text:span text:style-name="T979">alespoň</text:span><text:span text:style-name="T783"> 2</text:span></text:p>
      <text:p text:style-name="P14">Alchymista je šikovný a leccos vydrží. Zabývá se výrobou lektvarů, <text:span text:style-name="T206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7">takový</text:span> strach. Přesto mají svým způsobem mnohem důvěrnější vztah k magenergii než jiná povolání nadaná schopností <text:soft-page-break/>kouzlit.<text:line-break/><text:tab/>Alchymistovy <text:span text:style-name="T2068">lektvary a kouzelné</text:span> předměty mohou být užitečné v mnoha různých situacích. Jejich účinky se často liší od účinků kouzelníkových kouzel a žádná družina neprodělá, když bude mít alchymistu ve svém středu.</text:p>
      <text:h text:style-name="P1056" text:outline-level="3">Kouzelník</text:h>
      <text:p text:style-name="P267"><text:span text:style-name="T979">POŽADAVKY</text:span><text:span text:style-name="T782">: </text:span><text:span text:style-name="T934">Duše </text:span><text:span text:style-name="T979">alespoň</text:span><text:span text:style-name="T78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3" text:outline-level="3">Zloděj</text:h>
      <text:p text:style-name="P267"><text:span text:style-name="T979">POŽADAVKY</text:span><text:span text:style-name="T782">: </text:span><text:span text:style-name="T935">Finesa </text:span><text:span text:style-name="T979">alespoň</text:span><text:span text:style-name="T783"> 2</text:span></text:p>
      <text:p text:style-name="P268"><text:span text:style-name="T78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9">S</text:span><text:span text:style-name="T781">vé řemeslo </text:span><text:span text:style-name="T939">studují</text:span><text:span text:style-name="T781"> v obávaném zlodějském cechu a prostí lidé si vyprávějí bájné zkazky o jejich umění. O zlodějích, kteří pronikli do přísně střežených </text:span><text:soft-page-break/><text:span text:style-name="T781">pevností nebo zakletých hrobek a ukradli královské poklady, </text:span><text:span text:style-name="T940">nebo</text:span><text:span text:style-name="T78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1">odhalovat</text:span><text:span text:style-name="T781"> tajné vchody či skrýše je nenahraditelné při průzkumu opuštěných hradů či podzemních komplexů a činí z nich žádané členy každé družiny.</text:span></text:p>
      <text:h text:style-name="P1054" text:outline-level="3">Druid</text:h>
      <text:p text:style-name="P267"><text:span text:style-name="T979">POŽADAVKY</text:span><text:span text:style-name="T782">: </text:span><text:span text:style-name="T987">Duše</text:span><text:span text:style-name="T935"> </text:span><text:span text:style-name="T979">alespoň</text:span><text:span text:style-name="T783"> 2</text:span></text:p>
      <text:p text:style-name="P271"><text:span text:style-name="T781">Druid je </text:span><text:span text:style-name="T982">kněz</text:span><text:span text:style-name="T781"> a přírodní čaroděj. </text:span><text:span text:style-name="T982">Jeho kouzla pracují s živými tvory a rostlinami – dokáže se dívat očima ptáků a zvířat, přimět rostliny růst před očima a také se v různá zvířata měnit. Podobně jako hraničář </text:span><text:span text:style-name="T984">zná léčivé byliny a</text:span><text:span text:style-name="T982"> ovládá </text:span><text:span text:style-name="T984">hojivá</text:span><text:span text:style-name="T982"> kouzla a asi není třeba říkat, že rozzuřený medvěd nebo vlk může být vítaným pomocníkem v boji.<text:line-break/><text:tab/></text:span><text:span text:style-name="T988">S</text:span><text:span text:style-name="T983">vé tajné umění </text:span><text:span text:style-name="T988">druidi</text:span><text:span text:style-name="T983"> studují hluboko v lesích, rozhodně to ale nejsou žádní divoši či poustevníci. </text:span><text:span text:style-name="T986">Mají hluboké znalosti </text:span><text:span text:style-name="T990">místní</text:span><text:span text:style-name="T986"> historie, politiky, astronomie a dalších věd, předávané z generace na generaci.</text:span><text:span text:style-name="T983"> </text:span><text:span text:style-name="T984">Jejich posláním je provádět obřady a pomáhat obyčejným lidem. </text:span><text:span text:style-name="T989">Mezi nimi</text:span><text:span text:style-name="T984"> se těší značné vážnosti: Jsou známé </text:span><text:span text:style-name="T985">případy</text:span><text:span text:style-name="T984">, kdy </text:span><text:span text:style-name="T986">kmenoví náčelníci na přání druidů ukončili probíhající bitvu a rozešli se v míru.</text:span></text:p>
      <text:h text:style-name="P989" text:outline-level="2"><text:bookmark-start text:name="__RefHeading___Toc14782_2806536736"/><text:soft-page-break/><text:span text:style-name="T2707">+</text:span>Minulost<text:bookmark-end text:name="__RefHeading___Toc14782_2806536736"/></text:h>
      <text:p text:style-name="P429">Předtím, než ses vydal na svou první dobrodružnou výpravu, <text:span text:style-name="T2590">ses musel něčím živit, </text:span>někde <text:span text:style-name="T2590">ses</text:span> <text:span text:style-name="T2590">učil</text:span> své povolání, seznámil ses se spoustou lidí a možná jsi i zažil něco zajímavého.<text:span text:style-name="T2567"> Podobně jako u tvorby světa ale ani svou minulost nepotřebuješ znát hned celou – stačí vždycky jen malá část, která se týká aktuálního příběhu.</text:span></text:p>
      <text:h text:style-name="P1042" text:outline-level="3"><text:span text:style-name="T2713">+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8">ostatní</text:span> spoluhráče.<text:line-break/><text:tab/>Mnohem zajímavější jsou postavy, které co ztratit mají: Na někom jim záleží, mají k něčemu vztah, <text:span text:style-name="T2566">případně</text:span> <text:span text:style-name="T2566">m</text:span>ají nějaké problémy, <text:span text:style-name="T2591">před kterými</text:span> nemohou jen tak utéct a nechat je za hlavou, <text:span text:style-name="T2591">ale musí se jim postavit čelem</text:span>.</text:p>
      <text:h text:style-name="P1042" text:outline-level="3"><text:bookmark-start text:name="__RefHeading___Toc23510_831167585"/><text:span text:style-name="T2713">+</text:span>Vytv<text:span text:style-name="T2135">oření</text:span> minulosti <text:span text:style-name="T2137">do začátku</text:span><text:bookmark-end text:name="__RefHeading___Toc23510_831167585"/></text:h>
      <text:p text:style-name="P431">Až bude mít Pán jeskyně představu, jak váš příběh začne, zeptá se vás na pár věcí, které s tím nějak souvisí.</text:p>
      <text:p text:style-name="P763">Příklad:</text:p>
      <text:p text:style-name="P871"><text:span text:style-name="T1805">Pán jeskyně:</text:span> „Kdo z vás zná star<text:span text:style-name="T2728">é</text:span>ho druida Bělovouse <text:span text:style-name="T2156">ze</text:span> Zálesí?“</text:p>
      <text:p text:style-name="P871"><text:span text:style-name="T1805">Katka:</text:span> „Já jsem hraničářka, takže s druidem bych se znát mohla. Možná mě učil <text:span text:style-name="T2143">znát</text:span> léčivé byliny?“</text:p>
      <text:p text:style-name="P871"><text:span text:style-name="T1805">Pán jeskyně:</text:span> „Jasně, to dává smysl.“</text:p>
      <text:p text:style-name="P871"><text:soft-page-break/><text:span text:style-name="T1805">Jana:</text:span> „Co je zač Zálesí, nějaká vesnice na kraji velkého lesa?“</text:p>
      <text:p text:style-name="P871"><text:span text:style-name="T1805">Pán jeskyně:</text:span> „Asi jo, zatím mě napadlo jen to jméno.“</text:p>
      <text:p text:style-name="P871"><text:span text:style-name="T1805">Jana:</text:span> „Tak to ho asi znát nebudu, Kara určitě studovala magii ve městě.“</text:p>
      <text:p text:style-name="P871"><text:span text:style-name="T1805">Katka:</text:span> „<text:span text:style-name="T2144">Naria se nejspíš v nějaké vesnici</text:span> na kraji velkého lesa <text:span text:style-name="T2144">narodila. Může to být klidně Zálesí.</text:span>“</text:p>
      <text:p text:style-name="P871"><text:span text:style-name="T1814">Pavel</text:span><text:span text:style-name="T1805">:</text:span> „<text:span text:style-name="T213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1"><text:span text:style-name="T1805">Katka:</text:span> „Tak že bychom byli všichni ze <text:span text:style-name="T2145">Z</text:span>álesí? <text:span text:style-name="T2157">Já jsem sice</text:span> odešla studovat do města, ale jako úplně malá <text:span text:style-name="T2146">jsme</text:span> si mohla klidně hrát s váma.“</text:p>
      <text:p text:style-name="P871"><text:span text:style-name="T1805">Pán jeskyně:</text:span> „<text:span text:style-name="T2139">To zní dobře. Jste všichni pro?</text:span>“</text:p>
      <text:p text:style-name="P432">V tomto krátkém rozhovoru hráči <text:span text:style-name="T2148">vy</text:span>tvořili část minulosti svých postav, ale také část herního světa. <text:span text:style-name="T214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3" text:outline-level="3"><text:span text:style-name="T2713">+</text:span>Detailní minulost</text:h>
      <text:p text:style-name="P433"><text:span text:style-name="T20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2" text:outline-level="3"><text:span text:style-name="T2713">+</text:span>Vytvoř aktivní postavu</text:h>
      <text:p text:style-name="P434">Pasivní postavy jsou nudné a ostatní hráče by navíc začalo brzo otravovat, když by tě museli pořád k něčemu přemlouvat. Proč je tvoje postava aktivní, je na tobě:</text:p>
      <text:list xml:id="list2112594074" text:style-name="L11">
        <text:list-item>
          <text:p text:style-name="P1179">Může být třeba zvědavá.</text:p>
        </text:list-item>
        <text:list-item>
          <text:p text:style-name="P1179">Možná chce jít ostatním příkladem.</text:p>
        </text:list-item>
        <text:list-item>
          <text:p text:style-name="P1179">Možná má ráda adrenalin.</text:p>
        </text:list-item>
        <text:list-item>
          <text:p text:style-name="P1179">Možná chce něco zažít nebo cestovat.</text:p>
        </text:list-item>
        <text:list-item>
          <text:p text:style-name="P1179">Možná chce zbohatnout a je ochotná pro to něco dělat.</text:p>
        </text:list-item>
        <text:list-item>
          <text:p text:style-name="P1179">Dost možná prostě nerada jen tak stojí a nic nedělá.</text:p>
        </text:list-item>
      </text:list>
      <text:h text:style-name="P1042" text:outline-level="3"><text:span text:style-name="T2713">+</text:span>V<text:span text:style-name="T2569">ymysli</text:span> důvod<text:span text:style-name="T2174">y,</text:span> proč <text:span text:style-name="T2174">jsi ochoten</text:span> riskovat</text:h>
      <text:p text:style-name="P434">Rozmysli si, <text:span text:style-name="T2185">proč</text:span> bude tvá postava ochotna <text:span text:style-name="T2184">podstoupit nebezpečí</text:span>. Může <text:span text:style-name="T2185">k tomu mít klidně i více důvodů. Zde je pár příkladů:</text:span></text:p>
      <text:list xml:id="list1380641648" text:style-name="L12">
        <text:list-item>
          <text:p text:style-name="P1180">Pro přátele</text:p>
        </text:list-item>
        <text:list-item>
          <text:p text:style-name="P1180">Za peníze</text:p>
        </text:list-item>
        <text:list-item>
          <text:p text:style-name="P1180">Pro krále nebo království</text:p>
        </text:list-item>
        <text:list-item>
          <text:p text:style-name="P1180">Aby se ukázala před ostatními</text:p>
        </text:list-item>
        <text:list-item>
          <text:p text:style-name="P1181">Aby si dokázala, že na to má</text:p>
        </text:list-item>
        <text:list-item>
          <text:p text:style-name="P1180"><text:soft-page-break/>Když někdo urazí její čest</text:p>
        </text:list-item>
        <text:list-item>
          <text:p text:style-name="P1180">Když někdo ubližuje slabším</text:p>
        </text:list-item>
        <text:list-item>
          <text:p text:style-name="P1182">Má nějaký dlouhodobý cíl a potřebuje prostředky na jeho dosažení</text:p>
        </text:list-item>
        <text:list-item>
          <text:p text:style-name="P1183">Chce vymýtit skřety a nestvůry, které ohrožují civilizaci</text:p>
        </text:list-item>
      </text:list>
      <text:h text:style-name="P1042" text:outline-level="3"><text:span text:style-name="T2713">+</text:span>Netvoř sólistu ani samotáře</text:h>
      <text:p text:style-name="P430">Povolání jsou záměrně vytvořena tak, aby se vzájemně doplňovala a různorodá skupina měla víc možností. Důvodem k tomu je, aby každý <text:span text:style-name="T2186">z vás</text:span> měl <text:span text:style-name="T2186">při hře</text:span> čím přispět. Ze stejného důvodu není dobrý nápad vytvořit si postavu, která všechno zvládne sama a nikoho nepotřebuje. <text:span text:style-name="T2175">Někdo takový by ostatně nejspíš vůbec neměl důvod přidávat se k nějaké skupině.</text:span></text:p>
      <text:list xml:id="list958809123" text:style-name="L13">
        <text:list-item>
          <text:p text:style-name="P1184">Tvoje postava by měla být zvyklá spolupracovat.</text:p>
        </text:list-item>
        <text:list-item>
          <text:p text:style-name="P1184">Měla by být ochotna spolehnout se na ostatní a důvěřovat <text:span text:style-name="T2187">jim</text:span>.</text:p>
        </text:list-item>
      </text:list>
      <text:h text:style-name="P989" text:outline-level="2"><text:bookmark-start text:name="__RefHeading___Toc12798_4230435934"/>Rysy<text:bookmark-end text:name="__RefHeading___Toc12798_4230435934"/></text:h>
      <text:p text:style-name="P436">/<text:span text:style-name="T1991">*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92">(TODO: Rysy by neměly být otravné pro ostatní).</text:span></text:p>
      <text:p text:style-name="P165">TODO: Některým hráčům vyhovuje, když si vylosují či vyberou jen jeden nebo dva rysy a další z něj pak odvodí.</text:p>
      <text:p text:style-name="P165"><text:soft-page-break/><text:span text:style-name="T1180">Příklad:</text:span> maska na tváři tě může inspirovat k tomu, že je tvoje postava paranoidní a neustále se ohlíží.</text:p>
      <text:p text:style-name="P165">TODO: Z některých rysů se dají odvozovat další zajímavé informace o postavě. Kdo <text:span text:style-name="T2708">ti</text:span> udělal <text:span text:style-name="T1180">jizvu na tváři</text:span>, čím a proč? Chce<text:span text:style-name="T2708">š</text:span> se mu <text:span text:style-name="T2709">za to</text:span> pomstít?</text:p>
      <text:p text:style-name="P162">TODO: Dát mezi rysy hlášky? <text:span text:style-name="T2593">Asi jo (viz Zejád – „Jsem ve všem nejlepší“, nebo „Důležitý je hlavně je znehybnit.“).</text:span></text:p>
      <text:p text:style-name="P163">TODO: Výrazný předmět (všude nosí loutnu).</text:p>
      <text:list xml:id="list452607878" text:style-name="L14">
        <text:list-item>
          <text:p text:style-name="P1185">Maska na tváři</text:p>
        </text:list-item>
        <text:list-item>
          <text:p text:style-name="P1186">Páska přes oko</text:p>
        </text:list-item>
        <text:list-item>
          <text:p text:style-name="P1186">Zavalitý</text:p>
        </text:list-item>
        <text:list-item>
          <text:p text:style-name="P1186">Hrbatý</text:p>
        </text:list-item>
        <text:list-item>
          <text:p text:style-name="P1187">Vždy hladový</text:p>
        </text:list-item>
        <text:list-item>
          <text:p text:style-name="P1186">Vysoký</text:p>
        </text:list-item>
        <text:list-item>
          <text:p text:style-name="P1188">Malý</text:p>
        </text:list-item>
        <text:list-item>
          <text:p text:style-name="P1186">Jizvy od popálenin</text:p>
        </text:list-item>
        <text:list-item>
          <text:p text:style-name="P1186">Jizvy z boje</text:p>
        </text:list-item>
        <text:list-item>
          <text:p text:style-name="P1186">Albín</text:p>
        </text:list-item>
        <text:list-item>
          <text:p text:style-name="P1186">Zlomený nos</text:p>
        </text:list-item>
        <text:list-item>
          <text:p text:style-name="P1186">Chybějící prst</text:p>
        </text:list-item>
        <text:list-item>
          <text:p text:style-name="P1189">Chybějící ucho</text:p>
        </text:list-item>
        <text:list-item>
          <text:p text:style-name="P1190">Holohlavý</text:p>
        </text:list-item>
        <text:list-item>
          <text:p text:style-name="P1186"><text:soft-page-break/>Rituální tetování</text:p>
        </text:list-item>
        <text:list-item>
          <text:p text:style-name="P1186">Námořnické tetování</text:p>
        </text:list-item>
        <text:list-item>
          <text:p text:style-name="P1186">Otrocký cejch</text:p>
        </text:list-item>
        <text:list-item>
          <text:p text:style-name="P1186">Exotický přízvuk</text:p>
        </text:list-item>
        <text:list-item>
          <text:p text:style-name="P1191">Ráčk<text:span text:style-name="T1988">uje</text:span></text:p>
        </text:list-item>
        <text:list-item>
          <text:p text:style-name="P1192">Šišlá</text:p>
        </text:list-item>
        <text:list-item>
          <text:p text:style-name="P1193">Veselý</text:p>
        </text:list-item>
        <text:list-item>
          <text:p text:style-name="P1194">Strohý</text:p>
        </text:list-item>
        <text:list-item>
          <text:p text:style-name="P1195">Všem vyká</text:p>
        </text:list-item>
        <text:list-item>
          <text:p text:style-name="P1196">Sprostý</text:p>
        </text:list-item>
        <text:list-item>
          <text:p text:style-name="P1196">Květnatá mluva</text:p>
        </text:list-item>
        <text:list-item>
          <text:p text:style-name="P1197">Flegmati<text:span text:style-name="T1989">cký</text:span></text:p>
        </text:list-item>
        <text:list-item>
          <text:p text:style-name="P1198">Vznětlivý</text:p>
        </text:list-item>
        <text:list-item>
          <text:p text:style-name="P1199">Paranoidní</text:p>
        </text:list-item>
        <text:list-item>
          <text:p text:style-name="P1200">Pomstychtivý</text:p>
        </text:list-item>
        <text:list-item>
          <text:p text:style-name="P1201">Odvážný</text:p>
        </text:list-item>
        <text:list-item>
          <text:p text:style-name="P1202">Družný</text:p>
        </text:list-item>
        <text:list-item>
          <text:p text:style-name="P1203">Vůdčí typ</text:p>
        </text:list-item>
        <text:list-item>
          <text:p text:style-name="P1204">Mluví sám k sobě</text:p>
        </text:list-item>
        <text:list-item>
          <text:p text:style-name="P1205">Svůdník</text:p>
        </text:list-item>
        <text:list-item>
          <text:p text:style-name="P1206"><text:soft-page-break/>Muž činu</text:p>
        </text:list-item>
        <text:list-item>
          <text:p text:style-name="P1207">Přehnaně čistotný</text:p>
        </text:list-item>
        <text:list-item>
          <text:p text:style-name="P1208">Černý humor</text:p>
        </text:list-item>
        <text:list-item>
          <text:p text:style-name="P1209">Milovník alkoholu</text:p>
        </text:list-item>
        <text:list-item>
          <text:p text:style-name="P1210">Gurmán a skvělý kuchař</text:p>
        </text:list-item>
        <text:list-item>
          <text:p text:style-name="P1211">Zvědavý</text:p>
        </text:list-item>
        <text:list-item>
          <text:p text:style-name="P1212">Nenechá <text:span text:style-name="T1990">přítele</text:span> ve štychu</text:p>
        </text:list-item>
        <text:list-item>
          <text:p text:style-name="P1264">Ztratil víru</text:p>
        </text:list-item>
      </text:list>
      <text:h text:style-name="P990" text:outline-level="2"><text:bookmark-start text:name="__RefHeading___Toc20152_1502512718"/><text:span text:style-name="T2707">+</text:span>Jméno <text:span text:style-name="T2094">nebo přezdívka</text:span><text:bookmark-end text:name="__RefHeading___Toc20152_1502512718"/></text:h>
      <text:p text:style-name="P435">Vymýšlení jména <text:span text:style-name="T2136">nebo přezdívky</text:span> bývá pro některé hráče obtížn<text:span text:style-name="T2128">é</text:span>, přesto je ale důležité, aby ostatní mohli tvé postavě nějak říkat. Pokud tě <text:span text:style-name="T2095">nic</text:span> nenapadá, nech si poradit od spoluhráčů.</text:p>
      <text:p text:style-name="P764">Příklad:</text:p>
      <text:p text:style-name="P872"><text:span text:style-name="T1805">P</text:span><text:span text:style-name="T1816">avel</text:span><text:span text:style-name="T1805">:</text:span> „<text:span text:style-name="T2141">Mně říkají Gorondar.</text:span>“</text:p>
      <text:p text:style-name="P872"><text:span text:style-name="T1805">P</text:span><text:span text:style-name="T1816">án jeskyně:</text:span><text:span text:style-name="T1546"> „Jo, to se k trpaslíkovi hodí.“</text:span></text:p>
      <text:p text:style-name="P870"><text:span text:style-name="T1805">Katka:</text:span> „<text:span text:style-name="T2141">Hm, nějaké elfské jméno. Třeba Naria? Jo, to by šlo.“</text:span></text:p>
      <text:p text:style-name="P870"><text:span text:style-name="T1816">Jana</text:span><text:span text:style-name="T1805">:</text:span> „<text:span text:style-name="T2141">Mně by se hodilo něco krátkého a jednoduchého. Napadá vás něco?</text:span></text:p>
      <text:p text:style-name="P870"><text:span text:style-name="T1816">Pavel</text:span><text:span text:style-name="T1805">:</text:span> „<text:span text:style-name="T2142">Co třeba Kara?“</text:span></text:p>
      <text:p text:style-name="P870"><text:span text:style-name="T1816">Jana</text:span><text:span text:style-name="T1842">:</text:span><text:span text:style-name="T2094"> „To zní dobře, díky.“</text:span></text:p>
      <text:h text:style-name="P1011" text:outline-level="2"><text:bookmark-start text:name="__RefHeading___Toc36196_611713307"/><text:soft-page-break/><text:span text:style-name="T2707">+Určení v</text:span>lastnost<text:span text:style-name="T1992">í</text:span><text:bookmark-end text:name="__RefHeading___Toc36196_611713307"/></text:h>
      <text:p text:style-name="P633"><text:span text:style-name="Emphasis"><text:span text:style-name="T1569">Pokud už víš, jakou budeš mít rasu a povolání, nastal čas rozhodnout o hodnotách tvých vlastností. </text:span></text:span><text:span text:style-name="Emphasis"><text:span text:style-name="T1577">K jednotlivým vlastnostem přiřaď hodnoty 3, 2 a 1</text:span></text:span><text:span text:style-name="Emphasis"><text:span text:style-name="T1557"> tak, abys splnil následující:</text:span></text:span><text:span text:style-name="T2694"><text:line-break/><text:line-break/></text:span><text:span text:style-name="Emphasis"><text:span text:style-name="T2694">člověk:</text:span></text:span><text:span text:style-name="T2694"> Síla 1-3, Finesa 1-3, Duše 1-3<text:line-break/></text:span><text:span text:style-name="Emphasis"><text:span text:style-name="T2694">barbar:</text:span></text:span><text:span text:style-name="T2694"> Síla 2-3, Finesa 1-3, Duše 1-3<text:line-break/></text:span><text:span text:style-name="Emphasis"><text:span text:style-name="T2694">hobit:</text:span></text:span><text:span text:style-name="T2694"> Síla 1-2, Finesa 2-3, Duše 1-3<text:line-break/></text:span><text:span text:style-name="Emphasis"><text:span text:style-name="T2694">kudůk:</text:span></text:span><text:span text:style-name="T2694"> Síla 1-2, Finesa 2-3, Duše 1-3<text:line-break/></text:span><text:span text:style-name="Emphasis"><text:span text:style-name="T2694">elf:</text:span></text:span><text:span text:style-name="T2694"> Síla 1-2, Finesa 2-3, Duše 2-3<text:line-break/></text:span><text:span text:style-name="Emphasis"><text:span text:style-name="T2694">trpaslík:</text:span></text:span><text:span text:style-name="T2694"> Síla 2-3, Finesa 1-2, Duše 1-3<text:line-break/></text:span><text:span text:style-name="Emphasis"><text:span text:style-name="T2694">kroll:</text:span></text:span><text:span text:style-name="T2694"> Síla 3, Finesa 1-2, Duše 1-2</text:span></text:p>
      <text:p text:style-name="P557"/>
      <text:p text:style-name="P167">TODO: Zvážit změny:</text:p>
      <text:p text:style-name="P167">* Trpaslík bude moci být hraničář, alchymista a zloděj (lukostřelba nevadí, dlouhý luk nebude používat díky velikosti a krátký je ok).<text:line-break/><text:tab/><text:span text:style-name="T2870">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3"><text:span text:style-name="T2694"><text:line-break/><text:line-break/></text:span><text:span text:style-name="Emphasis"><text:span text:style-name="T2694">válečník:</text:span></text:span><text:span text:style-name="T2694"> Síla nejméně 2 (doporučeno 3)<text:line-break/></text:span><text:span text:style-name="Emphasis"><text:span text:style-name="T2694">hrani</text:span></text:span><text:span text:style-name="Emphasis"><text:span text:style-name="T2695">č</text:span></text:span><text:span text:style-name="Emphasis"><text:span text:style-name="T2694">á</text:span></text:span><text:span text:style-name="Emphasis"><text:span text:style-name="T2695">ř</text:span></text:span><text:span text:style-name="Emphasis"><text:span text:style-name="T2694">:</text:span></text:span><text:span text:style-name="T2694"> Finesa nejméně 2 (doporučeno 3)<text:line-break/></text:span><text:span text:style-name="Emphasis"><text:span text:style-name="T2694">kouzelník:</text:span></text:span><text:span text:style-name="T2694"> Duše nejméně 2 (doporučeno 3)<text:line-break/></text:span><text:span text:style-name="Emphasis"><text:span text:style-name="T2694">alchymista:</text:span></text:span><text:span text:style-name="T2694"> Finesa nejméně 2 (doporučeno 3)<text:line-break/></text:span><text:span text:style-name="Emphasis"><text:span text:style-name="T2694">zloděj:</text:span></text:span><text:span text:style-name="T2694"> Finesa nejméně 2 (doporučeno 3)<text:line-break/></text:span><text:span text:style-name="T1334">druid:</text:span><text:span text:style-name="T2696"> Duše nejméně 2 (doporučeno 3)</text:span></text:p>
      <text:p text:style-name="P467"><text:span text:style-name="T2216">Jestliže</text:span> <text:span text:style-name="T2072">se chystáš </text:span>hr<text:span text:style-name="T2072">át</text:span> Dračák poprvé, <text:span text:style-name="T2132">uděláš dobře, když budeš mít</text:span> ve vlastnosti požadované tvým povoláním trojku.</text:p>
      <text:p text:style-name="P760">Příklad:</text:p>
      <text:p text:style-name="P865">Pokud ses rozhodl hrát válečníka, vyber si pokud možno mezi člověkem, barbarem, trpaslíkem nebo krollem <text:span text:style-name="T2073">a dej si Sílu 3</text:span>. Když by sis totiž vzal hobita, elfa nebo kudůka, mohl bys mít Sílu jenom 2 <text:span text:style-name="T2069">a</text:span> <text:span text:style-name="T2069">byl bys díky tomu citelně slabší v tom, co se od válečníka obvykle očekává.</text:span></text:p>
      <text:h text:style-name="P1012" text:outline-level="2"><text:bookmark-start text:name="__RefHeading___Toc36198_611713307"/><text:soft-page-break/><text:span text:style-name="T2070">Určení p</text:span>očt<text:span text:style-name="T2155">u</text:span> životů<text:bookmark-end text:name="__RefHeading___Toc36198_611713307"/></text:h>
      <text:p text:style-name="P612">Počet životů udává, kolik zranění <text:span text:style-name="T2577">vydržíš</text:span>, než budeš vyřazen z boje. <text:span text:style-name="T282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59">Rasa</text:p>
          </table:table-cell>
          <table:table-cell table:style-name="Tabulka1.B1" office:value-type="string">
            <text:p text:style-name="P960">Počet životů</text:p>
          </table:table-cell>
        </table:table-row>
        <table:table-row>
          <table:table-cell table:style-name="Tabulka1.A2" office:value-type="string">
            <text:p text:style-name="P957">hobit nebo kudůk</text:p>
          </table:table-cell>
          <table:table-cell table:style-name="Tabulka1.B2" office:value-type="string">
            <text:p text:style-name="P958">4 + Síla</text:p>
          </table:table-cell>
        </table:table-row>
        <table:table-row>
          <table:table-cell table:style-name="Tabulka1.A2" office:value-type="string">
            <text:p text:style-name="P957">člověk, barbar, elf nebo trpaslík</text:p>
          </table:table-cell>
          <table:table-cell table:style-name="Tabulka1.B2" office:value-type="string">
            <text:p text:style-name="P958">5 + Síla</text:p>
          </table:table-cell>
        </table:table-row>
        <table:table-row>
          <table:table-cell table:style-name="Tabulka1.A2" office:value-type="string">
            <text:p text:style-name="P957">kroll</text:p>
          </table:table-cell>
          <table:table-cell table:style-name="Tabulka1.B2" office:value-type="string">
            <text:p text:style-name="P958">6 + Síla</text:p>
          </table:table-cell>
        </table:table-row>
      </table:table>
      <text:p text:style-name="P961"/>
      <text:p text:style-name="P613"><text:span text:style-name="T2831">Když se změníš v jiného tvora, získáš tím jeho počet životů. Tvůj počet životů se také změní, když se změní tvoje Síla</text:span>, <text:span text:style-name="T2830">třeba když tě někdo prokleje slabostí, nebo když vypiješ </text:span><text:span text:style-name="T1269">lektvar obří síly</text:span>. <text:span text:style-name="T283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3" text:outline-level="2"><text:bookmark-start text:name="__RefHeading___Toc12790_4230435934"/><text:soft-page-break/><text:span text:style-name="T2707">+</text:span>Úroveň<text:bookmark-end text:name="__RefHeading___Toc12790_4230435934"/></text:h>
      <text:p text:style-name="P46">Úroveň představuje tvoj<text:span text:style-name="T2570">i</text:span> celkovou sílu a zkušenosti. Čím více dobrodružství zažiješ, tím více získáš schopností a dovedností a tím obtížnější překážky dokážeš překonat. <text:span text:style-name="T2576">Úrovně rozdělujeme do tří skupin:</text:span></text:p>
      <text:list xml:id="list1735968398" text:style-name="L15">
        <text:list-item>
          <text:p text:style-name="P1265"><text:span text:style-name="T1245">Základní</text:span><text:span text:style-name="T1180">:</text:span> první a druhá</text:p>
        </text:list-item>
        <text:list-item>
          <text:p text:style-name="P1265"><text:span text:style-name="T1180">Pokročilé:</text:span> třetí až šestá</text:p>
        </text:list-item>
        <text:list-item>
          <text:p text:style-name="P1265"><text:span text:style-name="T1180">Mistrovské:</text:span> <text:span text:style-name="T2105">s</text:span>edmá a vyšší</text:p>
        </text:list-item>
      </text:list>
      <text:p text:style-name="P47">Pokud se nedohodnete jinak, začín<text:span text:style-name="T2104">áte všichni</text:span> na první úrovni.</text:p>
      <text:h text:style-name="P991" text:outline-level="2"><text:bookmark-start text:name="__RefHeading___Toc20154_1502512718"/><text:span text:style-name="T2707">+</text:span>Určení schopností<text:bookmark-end text:name="__RefHeading___Toc20154_1502512718"/></text:h>
      <text:p text:style-name="P468">Schopnosti ti umožní dělat různé věci: <text:span text:style-name="T2575">s</text:span>esílat kouzla, míchat léčivé lektvary, šplhat na příkré stěny, číst texty v dávno zapomenutých jazycích, chovat se jako urozený pán, přestože jím nejsi a podobně.</text:p>
      <text:h text:style-name="P1041" text:outline-level="3">Dobrodružné schopnosti</text:h>
      <text:p text:style-name="P4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644786169" text:style-name="L16">
        <text:list-item>
          <text:p text:style-name="P1213">Vrozená schopnost tvé rasy</text:p>
        </text:list-item>
        <text:list-item>
          <text:p text:style-name="P1213">Schopnosti, kouzla či <text:span text:style-name="T2580">alchymistické </text:span>recepty, které se naučíš díky svému povolání</text:p>
        </text:list-item>
        <text:list-item>
          <text:p text:style-name="P1213">Dovednosti</text:p>
        </text:list-item>
      </text:list>
      <text:p text:style-name="P760"><text:soft-page-break/>Příklad:</text:p>
      <text:p text:style-name="P935"><text:span text:style-name="T269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2">získání důvěry</text:span><text:span text:style-name="T2694">. Jako kouzelnice na první úrovni automaticky umí </text:span><text:span text:style-name="T1332">čtení a psaní</text:span><text:span text:style-name="T2694">, </text:span><text:span text:style-name="T1332">staroelfštinu</text:span><text:span text:style-name="T2694"> a jeden další starý jazyk podle svého výběru. Dále </text:span><text:span text:style-name="T2704">si</text:span><text:span text:style-name="T269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4"><text:s/>si vybere </text:span><text:span text:style-name="T1332">starotrpasličtinu</text:span><text:span text:style-name="T2694"> jako svůj druhý starý jazyk a k tomu </text:span><text:span text:style-name="T1332">přetvářku a převleky</text:span><text:span text:style-name="T2694"> a </text:span><text:span text:style-name="T1332">ošetřování zranění</text:span><text:span text:style-name="T269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4"><text:s/>si poté vybere </text:span><text:span text:style-name="T1332">modrý blesk</text:span><text:span text:style-name="T2694"> a </text:span><text:span text:style-name="T1332">dým</text:span><text:span text:style-name="T2694">.<text:line-break/><text:tab/>Do osobního deníku si tedy do kolonky pro vrozenou schopnost zapíše </text:span><text:span text:style-name="T1332">získání důvěry</text:span><text:span text:style-name="T2694">, do kolonky pro dovednosti </text:span><text:span text:style-name="T1332">starotrpasličtina</text:span><text:span text:style-name="T2694">, </text:span><text:span text:style-name="T1332">přetvářka a převleky</text:span><text:span text:style-name="T2694"> a </text:span><text:span text:style-name="T1332">ošetřování zranění</text:span><text:span text:style-name="T2694"> a do kolonky pro kouzla </text:span><text:span text:style-name="T1332">modrý blesk</text:span><text:span text:style-name="T2694"> a </text:span><text:span text:style-name="T1332">dým</text:span><text:span text:style-name="T2694">.</text:span></text:p>
      <text:p text:style-name="P470"><text:span text:style-name="T1376">P</text:span><text:span text:style-name="T1335">ři studiu tvého povolání získáš také různé související znalosti – zloděj například ví, jak funguje městské podsvětí, alchymista zná suroviny, ze kterých pak vyrábí kouzelné lektvary a podobně. </text:span><text:span text:style-name="T1381">Tyto znalosti si nemusíš extra vypisovat, vyplývají automaticky z toho, jaké sis vybral povolání.</text:span></text:p>
      <text:p text:style-name="P774">Příklad:</text:p>
      <text:p text:style-name="P895"><text:span text:style-name="T1805">Pán jeskyně:</text:span> „Obchodník vyndal podivnou zbraň. <text:span text:style-name="T2578">V</text:span>ypadá trochu jako srp, ale čepel má jak meč.“</text:p>
      <text:p text:style-name="P895"><text:span text:style-name="T1805">Pavel:</text:span> „Říká mi to něco?“</text:p>
      <text:p text:style-name="P895"><text:span text:style-name="T1531">Pán jeskyně:</text:span><text:span text:style-name="T1376"> „Jasně, </text:span><text:span text:style-name="T1379">j</text:span><text:span text:style-name="T1376">si </text:span><text:span text:style-name="T1380">přece</text:span><text:span text:style-name="T1376"> válečník. Je to chopeš, meč používan</text:span><text:span text:style-name="T1390">ý</text:span><text:span text:style-name="T1376"> v říši boha Slunce daleko na jihu.“</text:span></text:p>
      <text:h text:style-name="P1041" text:outline-level="3"><text:soft-page-break/><text:span text:style-name="T2596">Ostatní</text:span> schopnosti</text:h>
      <text:p text:style-name="P47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6">Příklad:</text:p>
      <text:p text:style-name="P898"><text:span text:style-name="T1843">Jana</text:span><text:span text:style-name="T1805">:</text:span> „<text:span text:style-name="T2579">Uvařím našim hostům něco speciálního. Vaření mě vždycky bavilo.“</text:span></text:p>
      <text:p text:style-name="P896"><text:span text:style-name="T1844">Pán jeskyně:</text:span><text:span text:style-name="T2578"> „Dobře. Dva z nich jsou hobiti, ti to určitě ocení.“</text:span></text:p>
      <text:p text:style-name="P46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5">Příklad:</text:p>
      <text:p text:style-name="P897">Když chceš být námořník a umět plavat, tak si <text:span text:style-name="T2213">kromě námořnické minulosti</text:span> musíš vzít dovednost <text:span text:style-name="T1180">plavání</text:span> jako jednu z těch, které máš na výběr na první úrovni.</text:p>
      <text:p text:style-name="P472">Jak jsme si řekli v kapitole <text:span text:style-name="Odkaz_20_na_20_kapitolu"><text:bookmark-ref text:reference-format="text" text:ref-name="__RefHeading___Toc14782_2806536736">+Minulost</text:bookmark-ref></text:span><text:span text:style-name="T1688">, </text:span><text:span text:style-name="T551">svou historii nemusíš promýšlet hned celou, můžeš </text:span><text:span text:style-name="T1159">ji</text:span><text:span text:style-name="T551"> postupně dotvářet </text:span><text:span text:style-name="T1159">až</text:span><text:span text:style-name="T551"> v průběhu hry. </text:span><text:span text:style-name="T1156">Budeš pak samozřejmě moci používat znalosti a dovednosti</text:span><text:span text:style-name="T551">, které z </text:span><text:span text:style-name="T1160">tvé</text:span><text:span text:style-name="T551"> nové, doplněné minulosti plynou.<text:line-break/><text:tab/></text:span><text:span text:style-name="T1156">Dokud toho o své postavě moc nevíš, tak je naprosto v pořádku vymýšlet </text:span><text:span text:style-name="T1161">její</text:span><text:span text:style-name="T1156"> minulost podle toho, co se ti zrovna hodí. Pro hru je totiž dobré, když postavy mají schopnosti relevantní k tomu, co se v ní děje. </text:span><text:span text:style-name="T1157">Má to ale své meze – jakmile například určíš, že jsi bývalý námořník, tak se toho drž a nepřidávej znalosti, které s tím vůbec nesouvisí.</text:span><text:span text:style-name="T551"><text:line-break/><text:tab/></text:span><text:span text:style-name="T1155">Kolik toho </text:span><text:span text:style-name="T1163">vaše</text:span><text:span text:style-name="T1074"> </text:span><text:span text:style-name="T1162">postavy mohou</text:span><text:span text:style-name="T1074"> díky své minulosti umět, není pevně omezeno. </text:span><text:span text:style-name="T1156">S</text:span><text:span text:style-name="T1074">nažte se ale, aby všechny měly podobně široké možnosti.</text:span></text:p>
      <text:h text:style-name="P1044" text:outline-level="3"><text:soft-page-break/>Jazyky</text:h>
      <text:p text:style-name="P47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4" text:outline-level="2"><text:bookmark-start text:name="__RefHeading___Toc19864_998592596"/>Výbava<text:bookmark-end text:name="__RefHeading___Toc19864_998592596"/></text:h>
      <text:p text:style-name="P562">TODO</text:p>
      <text:p text:style-name="P56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3">+</text:span>Vrozen<text:span text:style-name="T2581">é</text:span> schopnost<text:span text:style-name="T2581">i</text:span><text:bookmark-end text:name="__RefHeading___Toc14784_2806536736"/></text:h>
      <text:p text:style-name="P464">Každá rasa má jednu <text:span text:style-name="T2212">vrozenou</text:span> schopnost. Trpaslík má například <text:span text:style-name="T1180">infravidění</text:span>, elf má <text:span text:style-name="T1180">ostrý zrak </text:span><text:span text:style-name="T1377">(viz popis ras v kapitole </text:span><text:span text:style-name="Odkaz_20_na_20_kapitolu"><text:bookmark-ref text:reference-format="text" text:ref-name="__RefHeading___Toc21875_1991418811">.Tvoje postava</text:bookmark-ref></text:span><text:span text:style-name="T1377">)</text:span>.<text:line-break/><text:tab/>Zvířata a nestvůry také mohou mít zvláštní schopnosti: <text:span text:style-name="T258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1">z</text:span>měníš. <text:span text:style-name="T2212">Při zpětné proměně se vše vrátní do původního stavu.</text:span></text:p>
      <text:p text:style-name="P760">Příklad:</text:p>
      <text:p text:style-name="P865">Když se trpaslík promění v draka, nebude moci používat <text:span text:style-name="T1180">infravidění</text:span>, ale bude moci chrlit oheň.</text:p>
      <text:p text:style-name="P466">Lidé a barbaři si mohou vybrat jednu ze schopností jiných povolání. <text:span text:style-name="T2613">Ta</text:span> pak pro ně bude vrozená.</text:p>
      <text:p text:style-name="P773">Příklad:</text:p>
      <text:p text:style-name="P894"><text:span text:style-name="T2583">Jana si jako svou lidskou vrozenou schopnost vybrala </text:span><text:span text:style-name="T1243">získání důvěry</text:span><text:span text:style-name="T2582">. Když se Kara promění v elfku, nebude moci </text:span><text:span text:style-name="T1243">získání důvěry</text:span><text:span text:style-name="T2582"> používat, zato bude mít </text:span><text:span text:style-name="T1243">ostrý zrak</text:span><text:span text:style-name="T2582">. Když se promění zpět, přijde o </text:span><text:span text:style-name="T1243">ostrý zrak</text:span><text:span text:style-name="T2582"> a vrátí se jí </text:span><text:span text:style-name="T1243">získání důvěry</text:span><text:span text:style-name="T2582">.</text:span></text:p>
      <text:h text:style-name="P976" text:outline-level="1"><text:bookmark-start text:name="__RefHeading___Toc20156_1502512718"/>Dovednosti<text:bookmark-end text:name="__RefHeading___Toc20156_1502512718"/></text:h>
      <text:p text:style-name="P169"><text:span text:style-name="T3141">Dovednost představuje</text:span><text:span text:style-name="T2975"> </text:span><text:span text:style-name="T3141">odbornost, kterou lze obvykle získat jen několika roky studia a praktických zkušeností. Když si vezmeš například </text:span><text:span text:style-name="T1285">Mořeplavbu</text:span><text:span text:style-name="T3141">, znamená to, že jsi </text:span><text:span text:style-name="T2975">z</text:span><text:span text:style-name="T2976">kušený kapitán,</text:span><text:span text:style-name="T3141"> perfektně ovládáš navigaci a když na to přijde, dokážeš zaučit bandu suchozemských </text:span><text:span text:style-name="T2975">krys</text:span><text:span text:style-name="T3141">, abyste pod tvým velením bezpečně přepluli oceán.<text:line-break/><text:tab/></text:span><text:span text:style-name="T3114">P</text:span><text:span text:style-name="T3115">ři promýšlení své postavy si nejspíš u spousty věcí řekneš „tohle bych měl aspoň trochu znát“, například když jsi </text:span><text:span text:style-name="T3120">p</text:span><text:span text:style-name="T3121">řiplul</text:span><text:span text:style-name="T3115"> přes moře a cestu sis odpracoval jako námořník. Tuto svou zkušenost můžeš při hře využít, i když dovednost nemáš – </text:span><text:span text:style-name="T3116">n</text:span><text:span text:style-name="T3122">eber si tedy </text:span><text:span text:style-name="T3129">Mořeplavb</text:span><text:span text:style-name="T3130">u</text:span><text:span text:style-name="T3122">, protože ta ř</text:span><text:span text:style-name="T3123">íká</text:span><text:span text:style-name="T3122">, že jsi zkušený námořní kapitán.</text:span></text:p>
      <text:list xml:id="list382072080" text:style-name="L17">
        <text:list-item>
          <text:p text:style-name="P1304">Na letmé znalosti nepotřebuješ dovednosti. Stačí, že vyplývají z tvé minulosti nebo z toho, co jste odehráli.</text:p>
        </text:list-item>
      </text:list>
      <text:p text:style-name="P170"><text:span text:style-name="T3117">Pořízením dovednosti také říkáš, že jsi v něčem opravdu dobrý. </text:span><text:span text:style-name="T3124">I bez dovednosti</text:span><text:span text:style-name="T3117"> </text:span><text:span text:style-name="T3119">Hra na loutnu</text:span><text:span text:style-name="T3117"> můžeš říct, že na ni umíš trochu zabrnkat – dost na to, abyste si mohli zazpívat u táborového ohně. Když ji ji ale vezmeš, jsi jedním z nejlepších loutnistů v kraji a když vyhlásíš, že budeš někde hrát, přijdou si tě </text:span><text:span text:style-name="T3118">nejspíš</text:span><text:span text:style-name="T3117"> poslechnout i lidé z okolních vesnic.</text:span></text:p>
      <text:h text:style-name="P1015" text:outline-level="2">Bojové dovednosti</text:h>
      <text:p text:style-name="P171"><text:span text:style-name="T3142">V následujícím seznamu nejsou žádné bojové dovednosti. Je to proto, že v Dračáku </text:span><text:span text:style-name="T2977">je</text:span><text:span text:style-name="T3142"> vyjadřují vlastnosti – když máš vysokou Fyzičku, jsi dobrý v boji v těžké zbroji a s těžkými zbraněmi, s vysokou Finesou dobře střílíš a bojuješ s lehkými zbraněmi a s vysokou Duší jsi dobrý v bojové magii.</text:span></text:p>
      <text:h text:style-name="P1015" text:outline-level="2"><text:soft-page-break/>Znalosti hráče a postavy</text:h>
      <text:p text:style-name="P692"><text:span text:style-name="T189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43">b</text:span><text:span text:style-name="T3044">udeš nadále vědět</text:span><text:span text:style-name="T1898">, </text:span><text:span text:style-name="T3043">c</text:span><text:span text:style-name="T3045">o tato</text:span><text:span text:style-name="T1898"> formule </text:span><text:span text:style-name="T3043">z</text:span><text:span text:style-name="T3045">namená</text:span><text:span text:style-name="T1898">. Tyto </text:span><text:span text:style-name="T3043">v</text:span><text:span text:style-name="T3046">ědomosti</text:span><text:span text:style-name="T1898"> nejen že používat můžeš, ale dokonce bys i měl. </text:span><text:span text:style-name="T3043">D</text:span><text:span text:style-name="T1898">ovednosti jako „znalost nestvůr“ nebo „znalost kouzel“ ostatně v pravidlech záměrně nejsou právě </text:span><text:span text:style-name="T3043">k</text:span><text:span text:style-name="T3047">vůli tomu, aby to bylo možné</text:span><text:span text:style-name="T1898">.<text:line-break/><text:tab/>Dříve nebo později se </text:span><text:span text:style-name="T3043">v</text:span><text:span text:style-name="T3048">šak</text:span><text:span text:style-name="T1898"> i v této oblasti dozvíš věci, které tvá postava nezná, třeba když si v pravidlech pročteš </text:span><text:span text:style-name="T3043">s</text:span><text:span text:style-name="T3046">eznam kouzelníkových kouzel </text:span><text:span text:style-name="T3047">nebo</text:span><text:span text:style-name="T3046"> bestiář</text:span><text:span text:style-name="T1898">. Nevyhneš se tomu ale, ani </text:span><text:span text:style-name="T3043">k</text:span><text:span text:style-name="T3049">dyž</text:span><text:span text:style-name="T1898"> se budeš důsledně vyhýbat všemu, co se tě netýká. Když totiž například </text:span><text:span text:style-name="T3043">z</text:span><text:span text:style-name="T3046">ačneš</text:span><text:span text:style-name="T1898"> hrát novou postavu, budeš si nevyhnutelně pamatovat, co uměla ta předchozí. </text:span><text:span text:style-name="T3043">M</text:span><text:span text:style-name="T3050">ůžeš </text:span><text:span text:style-name="T3051">se samozřejmě</text:span><text:span text:style-name="T3050"> snažit</text:span><text:span text:style-name="T1898"> </text:span><text:span text:style-name="T3043">v</text:span><text:span text:style-name="T3050">yžívat jen</text:span><text:span text:style-name="T1898"> znalosti, které získala tvá stávající postava, to ale může být obtížné. Druhá možnost je, vytvořit si novou postavu s tím, že alespoň některé z tvých znalostí má – může to být třeba učenec, který </text:span><text:span text:style-name="T3043">n</text:span><text:span text:style-name="T3050">estvůry zkoumá a studuje, nebo válečník, který od mala sbírá rady starších a zkušenějších. Jelikož na t</text:span><text:span text:style-name="T3052">o</text:span><text:span text:style-name="T3050"> v pravidlech nejsou dovednost</text:span><text:span text:style-name="T3052">i</text:span><text:span text:style-name="T3050">, nemusíš si je pořizovat. Dej ale Pánovi jeskyně a ostatním hráčům vědět, jak k nim tvá postava přišla.</text:span></text:p>
      <text:h text:style-name="P1015" text:outline-level="2"><text:soft-page-break/>Nové dovednosti</text:h>
      <text:p text:style-name="P172"><text:span text:style-name="T2979">P</text:span><text:span text:style-name="T2978">okud v následujícím seznamu nějakou dovednost nenajdete, klidně si ji do hry přidejte. Zamyslete se ale nejdřív, jestli půjde při hře reálně použít</text:span><text:span text:style-name="T3143">. Pokud ne, zkuste ji </text:span><text:span text:style-name="T2978">sloučit</text:span><text:span text:style-name="T3143"> </text:span><text:span text:style-name="T2978">s</text:span><text:span text:style-name="T3143"> nějakou existující, nebo to vezměte jako něco, co vyplývá z minulosti postavy a není na to potřeba dovednost.</text:span></text:p>
      <text:h text:style-name="Heading_20_2" text:outline-level="2"><text:span text:style-name="T1870">Jak jsi </text:span><text:span text:style-name="T3111">své</text:span><text:span text:style-name="T1870"> dovednost</text:span><text:span text:style-name="T1899">i</text:span><text:span text:style-name="T1870"> </text:span><text:span text:style-name="T3111">získal</text:span><text:span text:style-name="T1870">?</text:span></text:h>
      <text:p text:style-name="P693"><text:span text:style-name="T3053">Výběr dovedností by měl korespondovat s tvou minulostí.</text:span><text:span text:style-name="T3054"> Když si vezmeš například D</text:span><text:span text:style-name="T2956">ůstojnický výcvik </text:span><text:span text:style-name="T2957">a válčení</text:span><text:span text:style-name="T3054">,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5">e kterým</text:span><text:span text:style-name="T3053"> máš nějaký vztah</text:span><text:span text:style-name="T3054">.</text:span></text:p>
      <text:p text:style-name="P190"><text:span text:style-name="T2977">T</text:span><text:span text:style-name="T2969">ODO: Příklad (on možná někde je, takže možná na to jen hodit odkaz).</text:span></text:p>
      <text:h text:style-name="P1016" text:outline-level="2">Získávání dovedností</text:h>
      <text:p text:style-name="P694"><text:span text:style-name="T1900">Dovednosti, na rozdíl od schopností povolání, se může naučit každý. Nehledě na své povolání si tedy můžeš vzít libovolnou dovednost. V popisu svého povolání najdeš seznam doporučených dovedností, které se k </text:span><text:span text:style-name="T3054">n</text:span><text:span text:style-name="T3056">ěmu</text:span><text:span text:style-name="T1901"> hodí nejvíc. Některé z nich jsou navíc </text:span><text:span text:style-name="T1861">tučně</text:span><text:span text:style-name="T1901"> – ty jsou zdaleka nejdůležitější, při hře je nejčastěji použiješ a </text:span><text:span text:style-name="T1902">když máš toto povolání,</text:span><text:span text:style-name="T1901"> očekává </text:span><text:span text:style-name="T1902">se</text:span><text:span text:style-name="T1901">, že </text:span><text:span text:style-name="T3054">j</text:span><text:span text:style-name="T3057">e</text:span><text:span text:style-name="T1901"> budeš umět. Je to ale stále pouze doporučení, takže pokud se ti k postavě </text:span><text:span text:style-name="T1903">bude víc</text:span><text:span text:style-name="T1901"> hodit libovolná jiná dovednost, klidně si ji napiš místo nich.</text:span></text:p>
      <text:list xml:id="list4032644410" text:style-name="L18">
        <text:list-item>
          <text:p text:style-name="P1305"><text:soft-page-break/>Na první úrovni si můžeš vybrat 5 dovedností, na každé sudé jednu další.</text:p>
        </text:list-item>
      </text:list>
      <text:p text:style-name="P694"><text:span text:style-name="T1038">V průběhu hry bys měl myslet na to, jakou dovednost se budeš chtít naučit při přestupu na další úroveň a pokusit se dostat studium či trénink do hry. Měl by sis tedy sehnat učitele nebo studijní materiál a pak třeba</text:span><text:span text:style-name="T1870"> </text:span><text:span text:style-name="T1038">občas</text:span><text:span text:style-name="T1870"> zmínit, </text:span><text:span text:style-name="T1038">že</text:span><text:span text:style-name="T1870"> </text:span><text:span text:style-name="T1038">večer</text:span><text:span text:style-name="T1870"> </text:span><text:span text:style-name="T1038">zapálíš svíčku a otevřeš knihu, nebo se domluvit s ostatními, že potřebuješ pár měsíců volna, aby ses přihlásil na studium, nebo prodělal výcvik.</text:span></text:p>
      <text:h text:style-name="P1015" text:outline-level="2">Použití dovedností</text:h>
      <text:p text:style-name="P173"><text:span text:style-name="T3147">Když chceš použít nějakou dovednost, nemusíš si házet kostkou. <text:s/>To, že </text:span><text:span text:style-name="T2982">j</text:span><text:span text:style-name="T2986">i</text:span><text:span text:style-name="T3147"> máš, znamená, že jsi v tom opravdu dobrý, takže stačí prostě popsat, co uděláš.<text:line-break/><text:tab/>Se znalostmi je to složitější. Tvoje postava se sice v něčem vyzná, ale ty jako hráč </text:span><text:span text:style-name="T2982">n</text:span><text:span text:style-name="T2983">ejspíš nikoliv</text:span><text:span text:style-name="T3147">. V některých případech to nevadí. Když máš například Učenost, můžeš říct „ohromím hospodu svými znalostmi historie“ a </text:span><text:span text:style-name="T2982">t</text:span><text:span text:style-name="T2985">voje postava to prostě udělá</text:span><text:span text:style-name="T3147">. Když ale příslušnou informaci potřebuješ, abys vyřešil záhadu nebo překonal </text:span><text:span text:style-name="T2982">p</text:span><text:span text:style-name="T2983">řekážku, musíš ji mít také jako hráč. </text:span><text:span text:style-name="T2984">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9"><text:span text:style-name="T3016">/</text:span><text:span text:style-name="T2987">* Hodil by se asi příklad */</text:span></text:p>
      <text:h text:style-name="P1015" text:outline-level="2">Seznam dovedností</text:h>
      <text:list xml:id="list74665328" text:style-name="L19">
        <text:list-item>
          <text:p text:style-name="P1306">Břichomluvectví</text:p>
        </text:list-item>
        <text:list-item>
          <text:p text:style-name="P1306"><text:soft-page-break/>Bylinkářství a léčení</text:p>
        </text:list-item>
        <text:list-item>
          <text:p text:style-name="P1306">Čtení a psaní</text:p>
        </text:list-item>
        <text:list-item>
          <text:p text:style-name="P1307">Důstojnický výcvik <text:span text:style-name="T3146">a </text:span><text:span text:style-name="T2981">v</text:span><text:span text:style-name="T2980">álčení</text:span></text:p>
        </text:list-item>
        <text:list-item>
          <text:p text:style-name="P1306">Etiketa <text:span text:style-name="T3145">vyšší společnosti</text:span></text:p>
        </text:list-item>
        <text:list-item>
          <text:p text:style-name="P1306">Falešná hra</text:p>
        </text:list-item>
        <text:list-item>
          <text:p text:style-name="P1306">Jezdectví</text:p>
        </text:list-item>
        <text:list-item>
          <text:p text:style-name="P1309">Líčení a odstraňování pastí</text:p>
        </text:list-item>
        <text:list-item>
          <text:p text:style-name="P1306">Lov a stopování</text:p>
        </text:list-item>
        <text:list-item>
          <text:p text:style-name="P1306">Odezírání ze rtů</text:p>
        </text:list-item>
        <text:list-item>
          <text:p text:style-name="P1306">Orientace a přežití v divočině</text:p>
        </text:list-item>
        <text:list-item>
          <text:p text:style-name="P1306">Ostražitost a plížení</text:p>
        </text:list-item>
        <text:list-item>
          <text:p text:style-name="P1306">Ošetřování zranění</text:p>
        </text:list-item>
        <text:list-item>
          <text:p text:style-name="P1306">Otevírání zámků</text:p>
        </text:list-item>
        <text:list-item>
          <text:p text:style-name="P1306">Padělatelství</text:p>
        </text:list-item>
        <text:list-item>
          <text:p text:style-name="P1306">Plavání</text:p>
        </text:list-item>
        <text:list-item>
          <text:p text:style-name="P1306">Přetvářka a převleky</text:p>
        </text:list-item>
        <text:list-item>
          <text:p text:style-name="P1308"><text:soft-page-break/><text:span text:style-name="T3144">Ř</text:span>emesl<text:span text:style-name="T3165">o</text:span> <text:span text:style-name="T1282">(Hornictví, Hrnčířství, Iluminace, Kaligrafie, Kamenictví, Kartografie, Klenotnictví, Konstrukce obléhacích zbraní, </text:span><text:span text:style-name="T1329">Kovářství,</text:span><text:span text:style-name="T1282"> Kožedělnictví, Krejčířství, </text:span><text:span text:style-name="T1298">Krocení a cvičení zvířat</text:span><text:span text:style-name="T1282">, Lazebnictví, Loďařství, </text:span><text:span text:style-name="T2937">M</text:span><text:span text:style-name="T2938">ořeplavba, </text:span><text:span text:style-name="T1282">Obchod, Rybaření, Řeznictví, Sokolnictví, Stavitelství, </text:span><text:span text:style-name="T1298">Tesařina</text:span><text:span text:style-name="T1282">, Těžební průzkum, Uhlířství, Vaření, </text:span><text:span text:style-name="T1298">Výroba pastí</text:span><text:span text:style-name="T1329">, </text:span><text:span text:style-name="T2967">V</text:span><text:span text:style-name="T2968">ýroba zámků</text:span><text:span text:style-name="T1329">,</text:span><text:span text:style-name="T1282"> Zbrojířství, Zednictví, Zlatnictví)</text:span></text:p>
        </text:list-item>
        <text:list-item>
          <text:p text:style-name="P1308">Skřetí jazyk <text:span text:style-name="T1282">(Obecná skřetí řeč, Orkština, Goblinština)</text:span></text:p>
        </text:list-item>
        <text:list-item>
          <text:p text:style-name="P1319"><text:span text:style-name="T3060">S</text:span><text:span text:style-name="T3061">oudobý</text:span><text:span text:style-name="T1870"> jazyk </text:span><text:span text:style-name="T1307">(Obecná řeč, Elfština, Krollština, Řeč barbarů, Trpasličtina)</text:span></text:p>
        </text:list-item>
        <text:list-item>
          <text:p text:style-name="P1306"><text:span text:style-name="T3144">Starý jazyk </text:span><text:span text:style-name="T1284">(S</text:span><text:span text:style-name="T1180">taroelfština, </text:span><text:span text:style-name="T1284">S</text:span><text:span text:style-name="T1180">tarogoblinština, </text:span><text:span text:style-name="T1284">S</text:span><text:span text:style-name="T1180">taroorkština, </text:span><text:span text:style-name="T1284">Starotrpasličtina)</text:span></text:p>
        </text:list-item>
        <text:list-item>
          <text:p text:style-name="P1306">Šplhání</text:p>
        </text:list-item>
        <text:list-item>
          <text:p text:style-name="P1306">Učenost</text:p>
        </text:list-item>
        <text:list-item>
          <text:p text:style-name="P1308"><text:span text:style-name="T3144">U</text:span>měleck<text:span text:style-name="T3165">á</text:span> dovednost <text:span text:style-name="T1282">(Herectví, Hra na hudební nástroj, Malba, Přednes, Skládání hudby, Sochařství, Tanec, Zpěv)</text:span></text:p>
        </text:list-item>
        <text:list-item>
          <text:p text:style-name="P1306">Únik z pout</text:p>
        </text:list-item>
        <text:list-item>
          <text:p text:style-name="P1306">Vozatajství</text:p>
        </text:list-item>
        <text:list-item>
          <text:p text:style-name="P1306">Vybírání kapes</text:p>
        </text:list-item>
        <text:list-item>
          <text:p text:style-name="P1306">Znalost podsvětí <text:span text:style-name="T3145">a černého trhu</text:span></text:p>
        </text:list-item>
      </text:list>
      <text:h text:style-name="P1057" text:outline-level="3">Břichomluvectví</text:h>
      <text:p text:style-name="P685"><text:span text:style-name="T1300">Tato dovednost je </text:span><text:span text:style-name="T2940">v</text:span><text:span text:style-name="T2941">hodná</text:span><text:span text:style-name="T1300"> pro </text:span><text:span text:style-name="T2940">z</text:span><text:span text:style-name="T2951">loděje.</text:span></text:p>
      <text:p text:style-name="P191">Dokážeš mluvit se zavřenými ústy a pozměnit svůj hlas.</text:p>
      <text:h text:style-name="P1057" text:outline-level="3"><text:soft-page-break/>Bylinkářství a léčení</text:h>
      <text:p text:style-name="P174"><text:span text:style-name="T1283">Tato dovednost je </text:span><text:span text:style-name="T2939">v</text:span><text:span text:style-name="T2935">hodná</text:span><text:span text:style-name="T1283"> pro </text:span><text:span text:style-name="T2939">h</text:span><text:span text:style-name="T2935">raničáře,</text:span><text:span text:style-name="T1283"> alchymistu </text:span><text:span text:style-name="T1281">a kouzelníka</text:span><text:span text:style-name="T1283">.</text:span></text:p>
      <text:p text:style-name="P175"><text:span text:style-name="T3148">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88">U smrtelných nemocí</text:span><text:span text:style-name="T3148">, jako je třeba mor nebo cholera, </text:span><text:span text:style-name="T2988">dokážeš jen zvýšit šanci na přežití</text:span><text:span text:style-name="T3148">.<text:line-break/><text:tab/>S dovedností </text:span><text:span text:style-name="T1283">bylinkářství a léčení</text:span><text:span text:style-name="T3148"> můžeš vyrábět </text:span><text:span text:style-name="T1283">mast na otevřená zranění</text:span><text:span text:style-name="T3148"> a </text:span><text:span text:style-name="T1283">mast na popáleniny</text:span><text:span text:style-name="T3148"> (jejich popis najdeš v kapitole </text:span><text:span text:style-name="T1860">Výbava</text:span><text:span text:style-name="T3148"> /* TODO: odkaz */). Zvládneš jich vyrobit dost pro potřebu vaší družiny, máš tedy vždy k dispozici několik dávek a nemusíš je kupovat.</text:span></text:p>
      <text:h text:style-name="P1057" text:outline-level="3"><text:bookmark-start text:name="__RefHeading___Toc20158_1502512718"/>Čtení a psaní<text:bookmark-end text:name="__RefHeading___Toc20158_1502512718"/></text:h>
      <text:p text:style-name="P220">Tato dovednost je velmi důležitá pro kouzelníka a alchymistu <text:span text:style-name="T3168">a vhodná pro válečníka</text:span>.</text:p>
      <text:p text:style-name="P176"><text:span text:style-name="T1382">Umíš číst a ps</text:span><text:span text:style-name="T1383">á</text:span><text:span text:style-name="T1382">t</text:span><text:span text:style-name="T1359"> všechna písma používaná k zápisu jazyků, které </text:span><text:span text:style-name="T1382">znáš</text:span><text:span text:style-name="T1359">. </text:span><text:span text:style-name="T1375">Velká většina obyvatel světa Dračáku číst ani psát neumí, </text:span><text:span text:style-name="T1383">být gramotný</text:span><text:span text:style-name="T1378"> je tedy velká výhoda </text:span><text:span text:style-name="T1384">a pojí se s tím i určité postavení ve společnosti</text:span><text:span text:style-name="T1375">.<text:line-break/><text:tab/></text:span><text:span text:style-name="T1712">Pokud chce</text:span><text:span text:style-name="T746">š psát různé vzkazy, dopisy a podobně, nebo třeba kreslit mapu podzemí, nezapomeň si koupit </text:span><text:span text:style-name="T598">písařskou soupravu</text:span><text:span text:style-name="T746"> (viz kapitola </text:span><text:span text:style-name="T692">Výbava, majetek a živobytí</text:span><text:span text:style-name="T746"> /* TODO: odkaz */).</text:span></text:p>
      <text:h text:style-name="P1057" text:outline-level="3">Důstojnický výcvik a válčení</text:h>
      <text:p text:style-name="P225">Tato dovednost je vhodná pro válečníka.</text:p>
      <text:p text:style-name="P160"><text:soft-page-break/>Umíš velet malým i velkým jednotkám, vyznáš se v logistice, bitevních manévrech a podobně. <text:span text:style-name="T3149">Umíš se také chovat jako velitel a jsi zvyklý </text:span><text:span text:style-name="T2989">n</text:span><text:span text:style-name="T2990">ést za svá rozhodnutí odpovědnost</text:span><text:span text:style-name="T3149">.</text:span></text:p>
      <text:h text:style-name="P1057" text:outline-level="3">Etiketa vyšší společnosti</text:h>
      <text:p text:style-name="P226">Tato dovednost je vhodná pro válečníka.</text:p>
      <text:p text:style-name="P160">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57" text:outline-level="3">Falešná hra</text:h>
      <text:p text:style-name="P174"><text:span text:style-name="T1281">Tato dovednost je vhodná pro </text:span><text:span text:style-name="T2935">zloděje</text:span><text:span text:style-name="T1281">.</text:span></text:p>
      <text:p text:style-name="P177"><text:span text:style-name="T3150">Znáš mnoho hazardních her a spoustu způsobů, jak v nich podvádět a </text:span><text:span text:style-name="T2991">nenechat se </text:span><text:span text:style-name="T2993">při tom</text:span><text:span text:style-name="T2991"> p</text:span><text:span text:style-name="T2992">řistihnout</text:span><text:span text:style-name="T2991">. Měj se ale na pozoru, jiný falešný hráč bude tvoje triky znát a dokáže tě odhalit – </text:span><text:span text:style-name="T2996">a stejně tak ty jeho</text:span><text:span text:style-name="T2991">.</text:span></text:p>
      <text:h text:style-name="P1057" text:outline-level="3">Jezdectví</text:h>
      <text:p text:style-name="P225">Tato dovednost je vhodná pro válečníka <text:span text:style-name="T3171">a hraničáře</text:span>.</text:p>
      <text:p text:style-name="P178"><text:span text:style-name="T3151">Jsi vý</text:span><text:span text:style-name="T2994">b</text:span><text:span text:style-name="T2995">orný</text:span><text:span text:style-name="T3151"> jezdec. Umíš bojovat </text:span><text:span text:style-name="T2994">a</text:span><text:span text:style-name="T3151">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57" text:outline-level="3"><text:bookmark-start text:name="__RefHeading___Toc20160_1502512718"/><text:soft-page-break/>Lov a stopování<text:bookmark-end text:name="__RefHeading___Toc20160_1502512718"/></text:h>
      <text:p text:style-name="P221">Tato dovednost je velmi důležitá pro hraničáře <text:span text:style-name="T3169">a vhodná pro válečníka</text:span>.</text:p>
      <text:p text:style-name="P1541"><text:span text:style-name="T1917">Umíš skvěle lovit a stopovat. V oblasti s dostatkem zvěře uživíš celou družinu za pochodu, v pustině budeš muset lovem strávit část každého dne. Tam, kde nic nežije, samozřejmě nic neulovíš. K lovu obvykle </text:span><text:span text:style-name="T3062">používáš</text:span><text:span text:style-name="T1917">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89"><text:tab/></text:span><text:span text:style-name="T1713">Pokud chce</text:span><text:span text:style-name="T779">š </text:span><text:span text:style-name="T3063">l</text:span><text:span text:style-name="T3064">ovit do pastí, nezapomeň</text:span><text:span text:style-name="T779"> si koupit </text:span><text:span text:style-name="T2959">o</text:span><text:span text:style-name="T2960">ka a pasti</text:span><text:span text:style-name="T3064"> na drobnou zvěř, </text:span><text:span text:style-name="T2960">případně past na medvědy</text:span><text:span text:style-name="T779"> (viz kapitola </text:span><text:span text:style-name="T697">Výbava, majetek a živobytí</text:span><text:span text:style-name="T779"> /* TODO: odkaz */).</text:span></text:p>
      <text:h text:style-name="Heading_20_3" text:outline-level="3"><text:span text:style-name="T3112">S</text:span><text:span text:style-name="T3113">oudobý</text:span><text:span text:style-name="T1870"> jazyk</text:span></text:h>
      <text:p text:style-name="P679"><text:span text:style-name="T2941">S</text:span><text:span text:style-name="T2958">oudobé</text:span><text:span text:style-name="T2942"> jazyky jsou vhodné pro všechna povolání</text:span><text:span text:style-name="T1301">.</text:span></text:p>
      <text:p text:style-name="P179"><text:span text:style-name="T3154">Domluvte se, jakými jazyky </text:span><text:span text:style-name="T2997">se mluví</text:span><text:span text:style-name="T3154"> ve vašem světě. Pokud nechcete vymýšlet vlastní, můžete použít následující:</text:span></text:p>
      <text:list xml:id="list304247328" text:style-name="L20">
        <text:list-item>
          <text:p text:style-name="P1320"><text:span text:style-name="T3144">Obecná řeč, E</text:span>lfština, <text:span text:style-name="T3144">K</text:span>rollština, <text:span text:style-name="T3152">Ř</text:span>eč barbarů, <text:span text:style-name="T3144">Trpasličtina</text:span></text:p>
        </text:list-item>
      </text:list>
      <text:p text:style-name="P179"><text:soft-page-break/><text:span text:style-name="T3144">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9">p</text:span><text:span text:style-name="T3010">očítá se tedy do počtu dovedností, které si vybíráš</text:span><text:span text:style-name="T3153">. Nemusí to nutně být jazyk podle tvé rasy, elf z velkého města klidně může mluvit obecnou řečí a elfštinu nemusí vůbec znát.<text:line-break/><text:tab/></text:span><text:span text:style-name="T2997">Když si vezmeš nějaký jazyk jako dovednost, znamená to, že ho ovládáš jako rodilý mluvčí. Pokud jsi někde jen delší dobu přebýval a lámaně se domluvíš, nepotřebuješ na to dovednost (viz úvod kapitoly </text:span><text:span text:style-name="T3080">Dovednosti</text:span><text:span text:style-name="T2997"> /* TODO: odkaz */ ).</text:span></text:p>
      <text:h text:style-name="P1057" text:outline-level="3">Odezírání ze rtů</text:h>
      <text:p text:style-name="P680"><text:span text:style-name="T1301">Tato dovednost je vhodná pro </text:span><text:span text:style-name="T2941">z</text:span><text:span text:style-name="T2943">loděje</text:span><text:span text:style-name="T1301">.</text:span></text:p>
      <text:p text:style-name="P180"><text:span text:style-name="T2998">Když někomu dobře vidíš na rty a znáš jazyk, kterým mluví, rozumíš tomu, co říká, </text:span><text:span text:style-name="T2999">i když ho neslyšíš</text:span><text:span text:style-name="T2998">.</text:span><text:span text:style-name="T3155"> </text:span><text:span text:style-name="T2998">Odezírat je obvykle možné jen z </text:span><text:span text:style-name="T2936">krátké vzdálenosti</text:span><text:span text:style-name="T2998">, pokud máš ale elfský </text:span><text:span text:style-name="T2936">ostrý zrak</text:span><text:span text:style-name="T2998"> nebo dalekohled, dokážeš to i ze </text:span><text:span text:style-name="T2936">střední vzdálenosti</text:span><text:span text:style-name="T2998">.</text:span></text:p>
      <text:h text:style-name="P1057" text:outline-level="3"><text:bookmark-start text:name="__RefHeading___Toc20162_1502512718"/>Orientace a přežití v divočině<text:bookmark-end text:name="__RefHeading___Toc20162_1502512718"/></text:h>
      <text:p text:style-name="P222"><text:span text:style-name="T1870">Tato dovednost je velmi důležitá pro hraničáře </text:span><text:span text:style-name="T3169">a vhodná pro válečníka</text:span><text:span text:style-name="T1870">.</text:span></text:p>
      <text:p text:style-name="P197">V divočině dokážeš vždy najít cestu a uživíš se sběrem jedlých hub, plodů a drobných živočichů. V pustině, jako je třeba poušť nebo ledové pláně, se sice také neztratíš, ale jídlo a vodu si musíš vzít s sebou.</text:p>
      <text:h text:style-name="P1057" text:outline-level="3"><text:bookmark-start text:name="__RefHeading___Toc20164_1502512718"/><text:soft-page-break/>Ostražitost a plížení<text:bookmark-end text:name="__RefHeading___Toc20164_1502512718"/></text:h>
      <text:p text:style-name="P223"><text:span text:style-name="T1870">Tato dovednost je velmi důležitá pro hraničáře </text:span><text:span text:style-name="T3170">a zloděje</text:span><text:span text:style-name="T1870"> </text:span><text:span text:style-name="T3169">a vhodná pro válečníka</text:span><text:span text:style-name="T1870">.</text:span></text:p>
      <text:p text:style-name="P182"><text:span text:style-name="T316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11">m</text:span><text:span text:style-name="T3012">ohou</text:span><text:span text:style-name="T3166"> se ale samozřejmě přiblížit tolik, jako kdybys byl sám. Můžeš také někoho potají sledovat</text:span>, nebo naopak odhalit, že tě někdo sleduje, a případně ho setřást .<text:line-break/><text:tab/><text:span text:style-name="T3166">K plížení je každopádně potřeba buď tma, nebo něco, za co se dá schovat.</text:span></text:p>
      <text:h text:style-name="P1057" text:outline-level="3"><text:bookmark-start text:name="__RefHeading___Toc20166_1502512718"/>Ošetřování zranění<text:bookmark-end text:name="__RefHeading___Toc20166_1502512718"/></text:h>
      <text:p text:style-name="P681"><text:span text:style-name="T1303">Tato dovednost je velmi důležitá pro </text:span><text:span text:style-name="T2944">v</text:span><text:span text:style-name="T2945">álečníka, hraničáře</text:span><text:span text:style-name="T1303"> </text:span><text:span text:style-name="T1304">a </text:span><text:span text:style-name="T2946">a</text:span><text:span text:style-name="T2945">lchymistu</text:span><text:span text:style-name="T1303">.</text:span></text:p>
      <text:p text:style-name="P1547"><text:span text:style-name="T1870">Když máš léčitelské potřeby (jehlu a niť, obvazy, dezinfekci a podobně), můžeš každé jednotlivé zranění snížit o 1 život. Každé zranění je možné ošetřit jen jednou. </text:span><text:span text:style-name="T3065">Z</text:span><text:span text:style-name="T1870">abere </text:span><text:span text:style-name="T1918">to</text:span><text:span text:style-name="T1870"> několik minut.<text:line-break/><text:tab/></text:span><text:span text:style-name="T1919">Pokud si vezmeš tuto dovednost,</text:span><text:span text:style-name="T779"> nezapomeň si koupit </text:span><text:span text:style-name="T2959">l</text:span><text:span text:style-name="T2961">éčitelské potřeby</text:span><text:span text:style-name="T779"> (viz kapitola </text:span><text:span text:style-name="T697">Výbava, majetek a živobytí</text:span><text:span text:style-name="T779"> /* TODO: odkaz */).</text:span></text:p>
      <text:p text:style-name="P951">/<text:span text:style-name="T3157">* Stejný text je v kapitole Herní postupy – Léčení zranění – Ošetření zranění. <text:s/>Vadí to? */</text:span></text:p>
      <text:h text:style-name="P1057" text:outline-level="3"><text:bookmark-start text:name="__RefHeading___Toc20168_1502512718"/>Otevírání zámků<text:bookmark-end text:name="__RefHeading___Toc20168_1502512718"/></text:h>
      <text:p text:style-name="P687"><text:span text:style-name="T1300">Tato dovednost je </text:span><text:span text:style-name="T2940">v</text:span><text:span text:style-name="T2953">elmi důležitá</text:span><text:span text:style-name="T1300"> pro </text:span><text:span text:style-name="T2940">z</text:span><text:span text:style-name="T2951">loděje.</text:span></text:p>
      <text:p text:style-name="P1542"><text:soft-page-break/><text:span text:style-name="T1920">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6">k</text:span><text:span text:style-name="T3067">dokoliv </text:span><text:span text:style-name="T3068">i</text:span><text:span text:style-name="T3067"> bez dovednosti</text:span><text:span text:style-name="T1920">, ale kvalitní vnitřní zámky proti tomu bývají odolné.<text:line-break/><text:tab/>Pokud si vezmeš tuto dovednost, </text:span><text:span text:style-name="T779">nezapomeň si koupit </text:span><text:span text:style-name="T2959">z</text:span><text:span text:style-name="T2962">lodějské náčiní</text:span><text:span text:style-name="T779"> (viz kapitola </text:span><text:span text:style-name="T697">Výbava, majetek a živobytí</text:span><text:span text:style-name="T779"> /* TODO: odkaz */).</text:span></text:p>
      <text:h text:style-name="P1057" text:outline-level="3"><text:span text:style-name="T2210">P</text:span>adělatelství</text:h>
      <text:p text:style-name="P683"><text:span text:style-name="T1301">Tato dovednost je vhodná pro </text:span><text:span text:style-name="T2941">a</text:span><text:span text:style-name="T2949">lchymistu</text:span><text:span text:style-name="T1306">,</text:span><text:span text:style-name="T1302"> </text:span><text:span text:style-name="T2943">k</text:span><text:span text:style-name="T2949">ouzelníka</text:span><text:span text:style-name="T2947"> </text:span><text:span text:style-name="T2948">a zloděje</text:span><text:span text:style-name="T1301">.</text:span></text:p>
      <text:p text:style-name="P1543"><text:span text:style-name="T1921">Dokážeš vytv</text:span><text:span text:style-name="T3067">á</text:span><text:span text:style-name="T3069">ř</text:span><text:span text:style-name="T3070">e</text:span><text:span text:style-name="T3069">t</text:span><text:span text:style-name="T1921"> </text:span><text:span text:style-name="T3067">věrné</text:span><text:span text:style-name="T1921"> duplikáty listin, dopisů, obrazů a podobně, potřebuješ k tomu ale kvalitní nástroje. </text:span><text:span text:style-name="T3067">Vždy také poznáš</text:span><text:span text:style-name="T1921"> padělek od originálu.<text:line-break/><text:tab/>Pokud si vezmeš tuto dovednost, </text:span><text:span text:style-name="T779">nezapomeň si koupit </text:span><text:span text:style-name="T2959">p</text:span><text:span text:style-name="T2963">adělatelské</text:span><text:span text:style-name="T2962"> náčiní</text:span><text:span text:style-name="T779"> (viz kapitola </text:span><text:span text:style-name="T697">Výbava, majetek a živobytí</text:span><text:span text:style-name="T779"> /* TODO: odkaz */).</text:span></text:p>
      <text:h text:style-name="P1057" text:outline-level="3"><text:bookmark-start text:name="__RefHeading___Toc20170_1502512718"/>Plavání<text:bookmark-end text:name="__RefHeading___Toc20170_1502512718"/></text:h>
      <text:p text:style-name="P682"><text:span text:style-name="T1301">Tato dovednost je vhodná pro válečníka</text:span><text:span text:style-name="T1306">,</text:span><text:span text:style-name="T1302"> </text:span><text:span text:style-name="T2943">h</text:span><text:span text:style-name="T2947">raničáře </text:span><text:span text:style-name="T2948">a zloděje</text:span><text:span text:style-name="T1301">.</text:span></text:p>
      <text:p text:style-name="P192">Umíš plavat a také se potápět, <text:span text:style-name="T2571">což se může hodit při průzkumu zatopených podzemí. Velká část obyvatel světa Dračáku plavat neumí a v hluboké vodě se tedy bez pomoci utopí.</text:span></text:p>
      <text:h text:style-name="P1057" text:outline-level="3"><text:bookmark-start text:name="__RefHeading___Toc20172_1502512718"/>Přetvářka a převleky<text:bookmark-end text:name="__RefHeading___Toc20172_1502512718"/></text:h>
      <text:p text:style-name="P688"><text:span text:style-name="T1300">Tato dovednost je </text:span><text:span text:style-name="T2940">v</text:span><text:span text:style-name="T2954">elmi důležitá</text:span><text:span text:style-name="T1300"> pro </text:span><text:span text:style-name="T2940">z</text:span><text:span text:style-name="T2951">loděje.</text:span></text:p>
      <text:p text:style-name="P193"><text:soft-page-break/><text:span text:style-name="T2595">Dokážeš být nenápadný a věrohodně se vydávat za někoho jiného. Umíš také dobře napodobovat hlasy. </text:span>Čím důvěrněji <text:span text:style-name="T2610">ale</text:span> <text:span text:style-name="T2574">ten, koho se snažíš oklamat,</text:span> zná toho, za koho se vydáváš, tím lépe se na to musíš připravit.</text:p>
      <text:p text:style-name="P793">Příklad:</text:p>
      <text:p text:style-name="P806">Když se chceš vydávat za bezejmenného žebráka, stačí, když seženeš žebrácké hadry, <text:span text:style-name="T2221">nalíčíš se</text:span> a budeš se jako žebrák chovat. Kdybys ale chtěl přesvědčit <text:span text:style-name="T2614">ženu</text:span> bohatého obchodníka, že jsi její <text:span text:style-name="T2614">manžel</text:span>, tak potřebuješ víc než jen jeho šaty a podobu – musíš nejprve zjistit, jaký k ní měl vztah, jak se choval ke služebnictvu, jak mluvil, jaká gesta používal a podobně.</text:p>
      <text:p text:style-name="P1544"><text:span text:style-name="T1922">Převléknout se můžeš jen za osobu podobné velikosti – hobit se asi těžko bude vydávat za krolla. Můžeš také namaskovat někoho jiného a zaškolit ho, jak se má chovat.<text:line-break/><text:tab/></text:span><text:span text:style-name="T1920">Pokud si vezmeš tuto dovednost, </text:span><text:span text:style-name="T779">nezapomeň si koupit </text:span><text:span text:style-name="T2959">l</text:span><text:span text:style-name="T2964">íčidla</text:span><text:span text:style-name="T779"> (viz kapitola </text:span><text:span text:style-name="T697">Výbava, majetek a živobytí</text:span><text:span text:style-name="T779"> /* TODO: odkaz */).</text:span></text:p>
      <text:h text:style-name="P1058" text:outline-level="3">Řemeslo</text:h>
      <text:p text:style-name="P183"><text:span text:style-name="T3158">Jsi mistrem nějakého řemesla. Při výběru</text:span><text:span text:style-name="T3002">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9">Dovednosti</text:span><text:span text:style-name="T3002"> /* TODO: Odkaz */.<text:line-break/><text:tab/></text:span><text:span text:style-name="T3003">V následujícím seznamu jsou tučně zvýrazněná řemesla, která je snazší při hře využít. Pokud v něm nějaké řemeslo nenajdeš, po domluvě s Pánem jeskyně vzít si ho samozřejmě můžeš vzít.</text:span></text:p>
      <text:list xml:id="list2615414338" text:style-name="L21">
        <text:list-item>
          <text:p text:style-name="P1310"><text:soft-page-break/>Hornictví, Hrnčířství, Iluminace, Kaligrafie, Kamenictví, Kartografie, Klenotnictví, Konstrukce obléhacích zbraní, <text:span text:style-name="T1936">Kovářství,</text:span> Kožedělnictví, Krejčířství, <text:span text:style-name="T1805">Krocení a cvičení zvířat</text:span>, Lazebnictví, Loďařství, <text:span text:style-name="T3000">M</text:span><text:span text:style-name="T3001">ořeplavba, </text:span>Obchod, Rybaření, Řeznictví, Sokolnictví, Stavitelství, <text:span text:style-name="T1805">Tesařina</text:span>, <text:span text:style-name="T3145">Těžební průzkum, </text:span>Uhlířství, Vaření, <text:span text:style-name="T1805">Výroba pastí</text:span><text:span text:style-name="T1936">, </text:span><text:span text:style-name="T3081">V</text:span><text:span text:style-name="T3082">ýroba zámků</text:span><text:span text:style-name="T1936">,</text:span> Zbrojířství, Zednictví, Zlatnictví</text:p>
        </text:list-item>
      </text:list>
      <text:p text:style-name="P196">Řemesla vhodná pro jednotlivá povolání:</text:p>
      <text:list xml:id="list3439868687" text:style-name="L22">
        <text:list-item>
          <text:p text:style-name="P1324"><text:span text:style-name="T3058">V</text:span><text:span text:style-name="T3059">álečník</text:span><text:span text:style-name="T1904">: </text:span><text:span text:style-name="T1305">D</text:span><text:span text:style-name="T1308">řevařství, </text:span><text:span text:style-name="T1309">H</text:span><text:span text:style-name="T1308">ornictví, </text:span><text:span text:style-name="T1309">K</text:span><text:span text:style-name="T1308">onstrukce obléhacích zbraní, </text:span><text:span text:style-name="T1309">K</text:span><text:span text:style-name="T1308">ovářství, </text:span><text:span text:style-name="T1309">M</text:span><text:span text:style-name="T1308">ořeplavba, </text:span><text:span text:style-name="T1309">T</text:span><text:span text:style-name="T1308">esařina, </text:span><text:span text:style-name="T1309">V</text:span><text:span text:style-name="T1308">aření, </text:span><text:span text:style-name="T1309">Z</text:span><text:span text:style-name="T1308">brojířství</text:span></text:p>
        </text:list-item>
        <text:list-item>
          <text:p text:style-name="P1324"><text:span text:style-name="T3074">Hraničář</text:span><text:span text:style-name="T1895">: </text:span><text:span text:style-name="T1308">Krocení a cvičení zvířat, Sokolnictví, Rybaření, Dřevařství, Kožedělnictví, Řeznictví, Tesařina, Vaření, Výroba pastí, Kartografie</text:span></text:p>
        </text:list-item>
        <text:list-item>
          <text:p text:style-name="P1324"><text:span text:style-name="T3073">A</text:span><text:span text:style-name="T3074">lchymista</text:span><text:span text:style-name="T1895">: </text:span><text:span text:style-name="T1308">Iluminace, Kaligrafie, Klenotnictví, Konstrukce obléhacích zbraní, Kovářství, Vaření, Výroba pastí, Zlatnictví, </text:span><text:span text:style-name="T1310">Obchod, </text:span><text:span text:style-name="T1311">Těžební průzkum</text:span></text:p>
        </text:list-item>
        <text:list-item>
          <text:p text:style-name="P1324"><text:span text:style-name="T3073">K</text:span><text:span text:style-name="T3074">ouzelník</text:span><text:span text:style-name="T1894">: </text:span><text:span text:style-name="T1308">Iluminace, Kaligrafie, Kartografie, Klenotnictví</text:span></text:p>
        </text:list-item>
        <text:list-item>
          <text:p text:style-name="P1324"><text:span text:style-name="T3074">Zloděj</text:span><text:span text:style-name="T1894">: </text:span><text:span text:style-name="T1308">Klenotnictví, Lazebnictví, Mořeplavba, Vaření, Výroba pastí, </text:span><text:span text:style-name="T2965">V</text:span><text:span text:style-name="T2966">ýroba zámků</text:span><text:span text:style-name="T1308">, Zlatnictví, Obchod</text:span></text:p>
        </text:list-item>
      </text:list>
      <text:p text:style-name="P1545"><text:span text:style-name="T1590">P</text:span><text:span text:style-name="T1591">okud </text:span><text:span text:style-name="T3076">p</text:span><text:span text:style-name="T3077">lánuješ</text:span><text:span text:style-name="T1591"> </text:span><text:span text:style-name="T1592">s</text:span><text:span text:style-name="T1591">vé řemeslo </text:span><text:span text:style-name="T1592">v průběhu hry používat</text:span><text:span text:style-name="T1591">, nezapomeň si pořídit vhodné nástroje. V kapitole </text:span><text:span text:style-name="T777"><text:s/></text:span><text:span text:style-name="T698">Výbava, majetek a živobytí</text:span><text:span text:style-name="T777"> /* TODO: odkaz </text:span><text:span text:style-name="T778">*/</text:span><text:span text:style-name="T777"> </text:span><text:span text:style-name="T3075">j</text:span><text:span text:style-name="T3076">sou uvedeny jen některé. </text:span><text:span text:style-name="T3078">P</text:span><text:span text:style-name="T3076">okud potřebuješ jiné, domluv se s Pánem jeskyně, kolik to bude stát.</text:span></text:p>
      <text:h text:style-name="P1057" text:outline-level="3"><text:bookmark-start text:name="__RefHeading___Toc20174_1502512718"/><text:soft-page-break/><text:span text:style-name="T2214">Skřetí</text:span> jazyk<text:bookmark-end text:name="__RefHeading___Toc20174_1502512718"/></text:h>
      <text:p text:style-name="P227">Obecná skřetí řeč je vhodná pro válečníka a hraničáře.</text:p>
      <text:p text:style-name="P181"><text:span text:style-name="T221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3">skřetí</text:span><text:span text:style-name="T3159"> jazyky existují ve vašem světě. Pokud nechcete vymýšlet vlastní, použijte následující:</text:span></text:p>
      <text:list xml:id="list3111161827" text:style-name="L23">
        <text:list-item>
          <text:p text:style-name="P1311">Obecná skřetí řeč, Orkština, Goblinština</text:p>
        </text:list-item>
      </text:list>
      <text:h text:style-name="Heading_20_3" text:outline-level="3"><text:bookmark-start text:name="__RefHeading___Toc20176_1502512718"/><text:span text:style-name="T1893">Starý</text:span><text:span text:style-name="T1870"> jazyk</text:span><text:bookmark-end text:name="__RefHeading___Toc20176_1502512718"/></text:h>
      <text:p text:style-name="P228">Staroelfština je velmi důležitá pro kouzelníka. Všechny staré jazyky jsou vhodné pro kouzelníka a alchymistu.</text:p>
      <text:p text:style-name="P185"><text:span text:style-name="T2217">Starými jazyky se mluvilo v dávných říších, po kterých dnes zbývají jen ruiny. K</text:span>aždý je samostatná dovednost.<text:line-break/><text:tab/><text:span text:style-name="T2573">Starý jazyk v zásadě můžeš umět, přestože neumíš číst a psát, ale není to moc užitečné, protože většina těch, kdo jím mluvili, už nežije. Je tedy vhodné vzít si také </text:span><text:span text:style-name="T1242">Čtení a psaní</text:span><text:span text:style-name="T2573">.<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1">Č</text:span><text:span text:style-name="T1330">tení a psaní</text:span><text:span text:style-name="T2573">, tak právě znalost příslušného starého jazyka.</text:span><text:line-break/><text:tab/><text:span text:style-name="T2209">Promluvte si o tom, jaké staré jazyky existují ve vašem světě. Pokud nechcete vymýšlet vlastní, použijte následující:</text:span></text:p>
      <text:list xml:id="list1285323717" text:style-name="L24">
        <text:list-item>
          <text:p text:style-name="P1321"><text:soft-page-break/><text:span text:style-name="T3172">S</text:span>taroelfština, <text:span text:style-name="T3172">S</text:span>tarotrpasličtina, <text:span text:style-name="T3172">S</text:span>taroorkština, <text:span text:style-name="T3172">S</text:span>tarogoblinština</text:p>
        </text:list-item>
      </text:list>
      <text:p text:style-name="P186"><text:span text:style-name="T3014">P</text:span><text:span text:style-name="T3015">okud chceš hrát kouzelníka, měl by sis vzít Staroelfštinu, protože </text:span><text:span text:style-name="T2210">v té bývají nejčastěji napsané svitky s kouzly.</text:span></text:p>
      <text:h text:style-name="P1057" text:outline-level="3"><text:bookmark-start text:name="__RefHeading___Toc20178_1502512718"/>Šplhání<text:bookmark-end text:name="__RefHeading___Toc20178_1502512718"/></text:h>
      <text:p text:style-name="P224"><text:span text:style-name="T1870">Tato dovednost je velmi důležitá pro </text:span><text:span text:style-name="T3170">zloděje</text:span><text:span text:style-name="T1870"> </text:span><text:span text:style-name="T3169">a vhodná pro válečníka a hraničáře</text:span><text:span text:style-name="T1870">.</text:span></text:p>
      <text:p text:style-name="P1163">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9">Šplhat můžeš i bez pomůcek, zvaž ale nákup </text:span><text:span text:style-name="T1293">lana</text:span><text:span text:style-name="T3209">, </text:span><text:span text:style-name="T1293">kotvičky</text:span><text:span text:style-name="T3209"> a </text:span><text:span text:style-name="T1293">šplhacích pomůcek</text:span><text:span text:style-name="T746"> (viz kapitola </text:span><text:span text:style-name="T692">Výbava, majetek a živobytí</text:span><text:span text:style-name="T746"> /* TODO: odkaz */), </text:span><text:span text:style-name="T747">protože s výbavou ti to půjde líp</text:span><text:span text:style-name="T746">.</text:span></text:p>
      <text:h text:style-name="P1057" text:outline-level="3">Učenost</text:h>
      <text:p text:style-name="P684"><text:span text:style-name="T1301">Tato dovednost je vhodná pro </text:span><text:span text:style-name="T2941">a</text:span><text:span text:style-name="T2949">lchymistu</text:span><text:span text:style-name="T2948"> </text:span><text:span text:style-name="T2950">a</text:span><text:span text:style-name="T1302"> </text:span><text:span text:style-name="T2943">k</text:span><text:span text:style-name="T2949">ouzelníka.</text:span></text:p>
      <text:p text:style-name="P160"><text:span text:style-name="T3000">A</text:span><text:span text:style-name="T3004">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57" text:outline-level="3"><text:span text:style-name="T3144">U</text:span>měleck<text:span text:style-name="T3160">á</text:span> dovednost</text:h>
      <text:p text:style-name="P217"><text:span text:style-name="T1896">Přednes </text:span><text:span text:style-name="T1897">a Malba</text:span><text:span text:style-name="T1896"> </text:span><text:span text:style-name="T1897">jsou vhodné dovednosti pro kouzelníka.</text:span></text:p>
      <text:p text:style-name="P187"><text:soft-page-break/><text:span text:style-name="T3160">Jsi vyhlášeným bardem, hercem, umělcem či hudebníkem. Podobně jako řemesla, také umělecké dovednosti jsou při hře obtížně použitelné. Zvaž proto, </text:span><text:span text:style-name="T3005">jestli by ti stačily základy, tedy například dost na to, abys uměl zazpívat nebo zahrát večer u ohně, p</text:span><text:span text:style-name="T3006">rotože</text:span><text:span text:style-name="T3005"> na to nepotřebuješ dovednost.</text:span></text:p>
      <text:list xml:id="list823658138" text:style-name="L25">
        <text:list-item>
          <text:p text:style-name="P1312"><text:span text:style-name="T1180">Herectví, Hra na hudební nástroj</text:span> <text:span text:style-name="T3161">(urči který)</text:span><text:span text:style-name="T1180">, Malba, Přednes, Skládání hudby, Sochařství, Tanec, Zpěv</text:span></text:p>
        </text:list-item>
      </text:list>
      <text:p text:style-name="P1322"><text:span text:style-name="T1513">Pokud si vezmeš </text:span><text:span text:style-name="T1335">nějakou uměleckou</text:span><text:span text:style-name="T1513"> dovednost</text:span><text:span text:style-name="T2609">, </text:span><text:span text:style-name="T746">nezapomeň si koupit </text:span><text:span text:style-name="T699">příslušný</text:span><text:span text:style-name="T746"> </text:span><text:span text:style-name="T699">hudební nástroj, </text:span><text:span text:style-name="T551">malířské potřeby</text:span><text:span text:style-name="T699"> nebo jiné potřebné nástroje </text:span><text:span text:style-name="T746">(viz kapitola </text:span><text:span text:style-name="T692">Výbava, majetek a živobytí</text:span><text:span text:style-name="T746"> /* TODO: odkaz */).</text:span></text:p>
      <text:h text:style-name="P1057" text:outline-level="3">Únik z pout</text:h>
      <text:p text:style-name="P689"><text:span text:style-name="T1300">Tato dovednost je </text:span><text:span text:style-name="T2940">v</text:span><text:span text:style-name="T2941">hodná</text:span><text:span text:style-name="T1300"> pro </text:span><text:span text:style-name="T2940">z</text:span><text:span text:style-name="T2951">loděje.</text:span></text:p>
      <text:p text:style-name="P188"><text:span text:style-name="T3162">Dokážeš se </text:span><text:span text:style-name="T3007">vyvléknou</text:span><text:span text:style-name="T3008">t</text:span><text:span text:style-name="T3162"> z jakýchkoliv pout. </text:span><text:span text:style-name="T3007">N</text:span><text:span text:style-name="T3008">ezvládneš se zbavit pouze obojku, kterým neprostrčíš hlavu a nedá se rozpojit bez použití hrubé síly.</text:span></text:p>
      <text:h text:style-name="P1057" text:outline-level="3">Vozatajství</text:h>
      <text:p text:style-name="P691"><text:span text:style-name="T1300">Tato dovednost je </text:span><text:span text:style-name="T2940">v</text:span><text:span text:style-name="T2941">hodná</text:span><text:span text:style-name="T1300"> pro </text:span><text:span text:style-name="T2940">v</text:span><text:span text:style-name="T2955">álečníka</text:span><text:span text:style-name="T2951">.</text:span></text:p>
      <text:p text:style-name="P194">Dokážeš mistrně ovládat válečný či jiný vůz a vyznáš se ve všem, co s vozatajstvím souvisí – v koních a péči o ně, v různých typech vozů a jejich využití a podobně. <text:span text:style-name="T3163">Obyčejný vozka nebo kočí tuto dovednost nepotřebuje.</text:span></text:p>
      <text:h text:style-name="P1057" text:outline-level="3">Vybírání kapes</text:h>
      <text:p text:style-name="P690"><text:span text:style-name="T1300">Tato dovednost je </text:span><text:span text:style-name="T2940">v</text:span><text:span text:style-name="T2941">hodná</text:span><text:span text:style-name="T1300"> pro </text:span><text:span text:style-name="T2940">z</text:span><text:span text:style-name="T2951">loděje.</text:span></text:p>
      <text:p text:style-name="P184"><text:soft-page-break/><text:span text:style-name="T3164">Dokážeš odvést pozornost a obrat kohokoliv o věci, které má u sebe, aniž by o tom věděl. Pokud u toho ale bude někdo s dovedností </text:span><text:span text:style-name="T1286">Vybírání kapes</text:span><text:span text:style-name="T3164">, všimne si toho a bude na něm, jak zareaguje.</text:span></text:p>
      <text:h text:style-name="P1057" text:outline-level="3"><text:bookmark-start text:name="__RefHeading___Toc20180_1502512718"/><text:span text:style-name="T2572">Líčení</text:span> a odstraňování pastí<text:bookmark-end text:name="__RefHeading___Toc20180_1502512718"/></text:h>
      <text:p text:style-name="P686"><text:span text:style-name="T1300">Tato dovednost je </text:span><text:span text:style-name="T2940">v</text:span><text:span text:style-name="T2952">elmi důležitá</text:span><text:span text:style-name="T1300"> pro </text:span><text:span text:style-name="T2940">z</text:span><text:span text:style-name="T2951">loděje.</text:span></text:p>
      <text:p text:style-name="P1546"><text:span text:style-name="T189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0">, aby šla znovu sestavit a nastražit.<text:line-break/><text:tab/></text:span><text:span text:style-name="T1892">Abys mohl past nalíčit, musíš mít příslušný mechanismus. Ten můžeš buď odmontovat z jiné pasti, nebo ho koupit ve městě, případně ho vyrobit z nějaké zbraně, obvykle z kuše. </text:span><text:span text:style-name="T1923">Existující pasti mají nebezpečnost uvedenou ve svém popisu,</text:span><text:span text:style-name="T1892"> </text:span><text:span text:style-name="T1923">n</text:span><text:span text:style-name="T1892">ebezpečnost tebou </text:span><text:span text:style-name="T3071">v</text:span><text:span text:style-name="T3072">yrobené</text:span><text:span text:style-name="T1892"> pasti je rovna tvojí Finese. </text:span><text:span text:style-name="T1924">J</text:span><text:span text:style-name="T1892">ak se určuje zranění při spuštění </text:span><text:span text:style-name="T1924">pasti</text:span><text:span text:style-name="T1892"> se dozvíš v kapitole </text:span><text:span text:style-name="Odkaz_20_na_20_kapitolu"><text:span text:style-name="T1870"><text:bookmark-ref text:reference-format="text" text:ref-name="__RefHeading___Toc23194_831167585">Pasti</text:bookmark-ref></text:span></text:span><text:span text:style-name="T1710">.<text:line-break/><text:tab/></text:span><text:span text:style-name="T1711">Pokud si vezmeš tuto dovednost, </text:span><text:span text:style-name="T779">nezapomeň si koupit </text:span><text:span text:style-name="T2959">z</text:span><text:span text:style-name="T2962">lodějské náčiní</text:span><text:span text:style-name="T779"> (viz kapitola </text:span><text:span text:style-name="T697">Výbava, majetek a živobytí</text:span><text:span text:style-name="T779"> /* TODO: odkaz */). </text:span><text:span text:style-name="T780">Kromě paklíčů a šperháků totiž obsahuje nástroje užitečné při odstraňování pastí.</text:span></text:p>
      <text:h text:style-name="P1057" text:outline-level="3">Znalost podsvětí a černého trhu</text:h>
      <text:p text:style-name="P689"><text:span text:style-name="T1300">Tato dovednost je </text:span><text:span text:style-name="T2940">v</text:span><text:span text:style-name="T2941">hodná</text:span><text:span text:style-name="T1300"> pro </text:span><text:span text:style-name="T2940">z</text:span><text:span text:style-name="T2951">loděje.</text:span></text:p>
      <text:p text:style-name="P195"><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67">Znáš také zlodějská gesta a umíš mluvit a chovat se jako někdo z ulice.</text:span></text:p>
      <text:h text:style-name="Heading_20_1" text:outline-level="1"><text:bookmark-start text:name="__RefHeading___Toc36200_611713307"/><text:span text:style-name="T207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3">TODO: <text:span text:style-name="T1180">ocelový stisk</text:span>, <text:span text:style-name="T1180">sprint</text:span></text:p>
      <text:p text:style-name="P560"><text:span text:style-name="T1244">Válečník</text:span><text:span text:style-name="T259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98">1. </text:span><text:span text:style-name="T783">úroveň</text:span></text:p>
      <text:list xml:id="list3796683767" text:style-name="L26">
        <text:list-item>
          <text:p text:style-name="P1326"><text:span text:style-name="T890">Umíš </text:span><text:span text:style-name="T901">základy</text:span><text:span text:style-name="T840"> </text:span><text:span text:style-name="T583">o</text:span><text:span text:style-name="T558">šetřov</text:span><text:span text:style-name="T579">ání</text:span><text:span text:style-name="T558"> zranění</text:span><text:span text:style-name="T603"> </text:span><text:span text:style-name="T612">(ošetřením vrátíš 2 životy).</text:span></text:p>
        </text:list-item>
        <text:list-item>
          <text:p text:style-name="P1328"><text:span text:style-name="T944">Nauč se</text:span><text:span text:style-name="T923"> základy dvou dalších dovedností podle svého výběru</text:span><text:span text:style-name="T843">.</text:span></text:p>
          <text:p text:style-name="P964"><text:span text:style-name="T843">(Cizí jazyk, Čtení a psaní, Lov a stopování, Odezírání ze rtů, Orientace a přežití v divočině, Otevírání zámků, Plavání, Přetvářka a převleky, Starý jazyk, Šplhání, Výroba a odstraňování pastí </text:span><text:span text:style-name="T945">nebo</text:span><text:span text:style-name="T843"> Znalost jedů).</text:span></text:p>
        </text:list-item>
        <text:list-item>
          <text:p text:style-name="P1329"><text:span text:style-name="T783">Vyber si jednu z</text:span><text:span text:style-name="T892">e </text:span><text:span text:style-name="T908">základních</text:span><text:span text:style-name="T783"> </text:span><text:span text:style-name="T817">válečnických</text:span><text:span text:style-name="T783"> schopností.</text:span></text:p>
        </text:list-item>
        <text:list-item>
          <text:p text:style-name="P1325">Můžeš si připoutat jeden magický předmět, který <text:span text:style-name="T1767">získáš</text:span> na výpravách za dobrodružstvím.</text:p>
        </text:list-item>
      </text:list>
      <text:p text:style-name="P120"><text:span text:style-name="T808">2</text:span><text:span text:style-name="T798">. </text:span><text:span text:style-name="T783">úroveň</text:span></text:p>
      <text:list xml:id="list125018672136548" text:continue-numbering="true" text:style-name="L26">
        <text:list-item>
          <text:p text:style-name="P1267">Vyber si jednu ze <text:span text:style-name="T1769">základních</text:span> válečnických schopností.</text:p>
        </text:list-item>
        <text:list-item>
          <text:p text:style-name="P1327"><text:span text:style-name="T942">Nauč se</text:span><text:span text:style-name="T783"> </text:span><text:span text:style-name="T943">základy jedné </text:span><text:span text:style-name="T944">další</text:span><text:span text:style-name="T943"> dovednosti.</text:span></text:p>
        </text:list-item>
        <text:list-item>
          <text:p text:style-name="P1277"><text:soft-page-break/><text:span text:style-name="T1758">M</text:span>ůžeš si připoutat <text:span text:style-name="T1761">celkem</text:span> dva magické předměty.</text:p>
        </text:list-item>
      </text:list>
      <text:p text:style-name="P120"><text:span text:style-name="T808">3</text:span><text:span text:style-name="T798">. </text:span><text:span text:style-name="T783">úroveň</text:span></text:p>
      <text:list xml:id="list125017888274141" text:continue-numbering="true" text:style-name="L26">
        <text:list-item>
          <text:p text:style-name="P1278">Zvyš si jednu vlastnost (rozdíl mezi tvou nejvyšší a nejnižší může být nejvýše 3).</text:p>
        </text:list-item>
        <text:list-item>
          <text:p text:style-name="P1268"><text:span text:style-name="T1757">Nauč se základy</text:span> jedn<text:span text:style-name="T1770">é nové</text:span> dovednost<text:span text:style-name="T1770">i</text:span> <text:span text:style-name="T1760">nebo si zvyš jednu dovednost na pokročilou.</text:span></text:p>
        </text:list-item>
      </text:list>
      <text:p text:style-name="P120"><text:span text:style-name="T808">4</text:span><text:span text:style-name="T798">. </text:span><text:span text:style-name="T783">úroveň</text:span></text:p>
      <text:list xml:id="list125017791770824" text:continue-numbering="true" text:style-name="L26">
        <text:list-item>
          <text:p text:style-name="P1269">Vyber si jednu ze <text:span text:style-name="T1771">základních</text:span> nebo pokročilých válečnických schopností.</text:p>
        </text:list-item>
        <text:list-item>
          <text:p text:style-name="P1270">Zvyš si jednu dovednost na pokročilou.</text:p>
        </text:list-item>
        <text:list-item>
          <text:p text:style-name="P1277"><text:span text:style-name="T1758">M</text:span>ůžeš si připoutat <text:span text:style-name="T1761">celkem</text:span> tři magické předměty.</text:p>
        </text:list-item>
      </text:list>
      <text:p text:style-name="P120"><text:span text:style-name="T808">5</text:span><text:span text:style-name="T798">. </text:span><text:span text:style-name="T783">úroveň</text:span></text:p>
      <text:list xml:id="list125017950470937" text:continue-numbering="true" text:style-name="L26">
        <text:list-item>
          <text:p text:style-name="P1271">Zvyš si jednu vlastnost (rozdíl mezi tvou nejvyšší a nejnižší může být nejvýše 3).</text:p>
        </text:list-item>
        <text:list-item>
          <text:p text:style-name="P1272"><text:span text:style-name="T1757">Nauč se základy</text:span> jedn<text:span text:style-name="T1772">é</text:span> dovednost<text:span text:style-name="T1772">i</text:span> <text:span text:style-name="T1760">nebo si zvyš jednu dovednost na pokročilou.</text:span></text:p>
        </text:list-item>
      </text:list>
      <text:p text:style-name="P122"><text:span text:style-name="T891">6</text:span><text:span text:style-name="T798">. </text:span><text:span text:style-name="T783">úroveň</text:span></text:p>
      <text:list xml:id="list125018592945158" text:continue-numbering="true" text:style-name="L26">
        <text:list-item>
          <text:p text:style-name="P1273">Vyber si jednu ze <text:span text:style-name="T1773">základních</text:span> nebo pokročilých válečnických schopností.</text:p>
        </text:list-item>
        <text:list-item>
          <text:p text:style-name="P1280"><text:span text:style-name="T1758">Z</text:span>vyš si <text:span text:style-name="T1759">jednu</text:span> dovednost na pokročil<text:span text:style-name="T1774">ou</text:span>.</text:p>
        </text:list-item>
        <text:list-item>
          <text:p text:style-name="P1277"><text:span text:style-name="T1758">M</text:span>ůžeš si připoutat <text:span text:style-name="T1761">celkem</text:span> čtyři magické předměty.</text:p>
        </text:list-item>
      </text:list>
      <text:h text:style-name="Heading_20_3" text:outline-level="3"><text:soft-page-break/><text:span text:style-name="T893">Z</text:span><text:span text:style-name="T907">ákladní</text:span><text:span text:style-name="T893"> v</text:span><text:span text:style-name="T810">álečnické s</text:span><text:span text:style-name="T781">chopnosti</text:span></text:h>
      <text:h text:style-name="Heading_20_5" text:outline-level="5">Zastraš<text:span text:style-name="T2858">ován</text:span>í</text:h>
      <text:p text:style-name="P637">Zastrašení musíš vždy <text:span text:style-name="T1754">něčím</text:span> spustit: Rozpůlit jednoho z nepřátel, zasadit protivníkovi těžkou ránu, dostat ho do nevýhodné situace, nebo mu třeba připomenout, kolik takových jako on jsi už zabil.<text:line-break/><text:tab/>Zastrašovat můžeš v<text:span text:style-name="T175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7">/<text:span text:style-name="T2885">*</text:span></text:p>
      <text:p text:style-name="P638">Zastrašenej by pak možná mohl mít nevýhodu proti válečníkovi (za strach)<text:line-break/>- na 1 cíl nebo i na víc? <text:span text:style-name="T2886">(možná by to na 1 cíl mohlo jít kdykoliv a na víc pouze když je jasný, že má válečníkova družina přesilu nebo převahu?)</text:span><text:line-break/>- <text:span text:style-name="T2886">jak dlouho bude trvat? Asi několik minut</text:span></text:p>
      <text:p text:style-name="P639">Mělo by se na to házet?<text:line-break/>- <text:span text:style-name="T2887">radši bych neházel, ale pokud to bude dávat nevýhodu, tak to zas bude drsnější než třeba magickej strach.</text:span></text:p>
      <text:p text:style-name="P653">Možná by to mohlo mít víc metod spuštění<text:line-break/>- když dáš někomu vážný zranění, tak ho tím současně zastrašíš</text:p>
      <text:p text:style-name="P654">IDEA: Mohlo by to stát kolo.</text:p>
      <text:p text:style-name="P638">*/</text:p>
      <text:h text:style-name="P1119" text:outline-level="5"><text:soft-page-break/>Sehranost</text:h>
      <text:p text:style-name="P51">Vyžaduje alespoň týden společného tréninku a potom průběžné udržování (sem tam si zatrénovat).<text:line-break/><text:tab/><text:span text:style-name="T1718">Kdykoliv</text:span> bojuje<text:span text:style-name="T1718">š</text:span> bok po boku <text:span text:style-name="T1596">někoho, s kým jsi sehraný</text:span>, <text:span text:style-name="T1595">můžeš si v každém kole vybrat:</text:span></text:p>
      <text:list xml:id="list1252163822" text:style-name="L27">
        <text:list-item>
          <text:p text:style-name="P1330">Dá<text:span text:style-name="T1718">š</text:span> výhodu <text:span text:style-name="T1595">tomuto spolubojovníkovi</text:span>.</text:p>
        </text:list-item>
        <text:list-item>
          <text:p text:style-name="P1330"><text:span text:style-name="T1719">Nebo získáš výhodu sám</text:span>.</text:p>
        </text:list-item>
      </text:list>
      <text:p text:style-name="P145">Tato výhoda se nesčítá s výhodou za <text:span text:style-name="T1272">velení</text:span>.</text:p>
      <text:h text:style-name="P1120" text:outline-level="5">Ochránce</text:h>
      <text:p text:style-name="P127">/<text:span text:style-name="T2853">*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24">Povel musí dávat smysl.</text:span> Tato výhoda se nesčítá s výhodou za <text:span text:style-name="T1180">sehranost</text:span>.</text:p>
      <text:h text:style-name="Heading_20_3" text:outline-level="3"><text:span text:style-name="T893">Pokročilé v</text:span><text:span text:style-name="T810">álečnické s</text:span><text:span text:style-name="T781">chopnosti</text:span></text:h>
      <text:h text:style-name="P1121" text:outline-level="5">Rychlý boj</text:h>
      <text:p text:style-name="P625"><text:span text:style-name="T100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útočíš zblízka na dva cíle, házíš si </text:span><text:span text:style-name="T586">na ú</text:span><text:span text:style-name="T591">tok</text:span><text:span text:style-name="T1001"> bez postihu, když na tři cíle, máš postih jen -1 atd.</text:span></text:p>
      <text:h text:style-name="Heading_20_5" text:outline-level="5">Ostrostřelba</text:h>
      <text:p text:style-name="P622">Když míříš <text:span text:style-name="T2854">kuší</text:span> alespoň dvě kola, na následující výstřel si místo výhody (+1) počítáš bonus +2.</text:p>
      <text:h text:style-name="Heading_20_5" text:outline-level="5"><text:soft-page-break/>Rychlostřelba</text:h>
      <text:p text:style-name="P626"><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Heading_20_5" text:outline-level="5">Rychlé vrhání</text:h>
      <text:p text:style-name="P28"><text:span text:style-name="T285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56">). To například znamená, že když vrháš zbraně na dva cíle, házíš si </text:span><text:span text:style-name="T1273">na ú</text:span><text:span text:style-name="T1287">tok</text:span><text:span text:style-name="T2856"> bez postihu, když na tři cíle, máš postih jen -1 atd.</text:span></text:p>
      <text:h text:style-name="Heading_20_2" text:outline-level="2"><text:bookmark-start text:name="__RefHeading___Toc7001_1015327784"/>Hraničář<text:bookmark-end text:name="__RefHeading___Toc7001_1015327784"/></text:h>
      <text:p text:style-name="P560"><text:span text:style-name="T1244">Hraničář</text:span><text:span text:style-name="T259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98">1. </text:span><text:span text:style-name="T781">úroveň</text:span></text:p>
      <text:list xml:id="list3900020722" text:style-name="L28">
        <text:list-item>
          <text:p text:style-name="P1334"><text:span text:style-name="T781">Umíš </text:span><text:span text:style-name="T902">základy</text:span><text:span text:style-name="T781"> </text:span><text:span text:style-name="T895">následující</text:span><text:span text:style-name="T902">ch</text:span><text:span text:style-name="T781"> dovednost</text:span><text:span text:style-name="T902">í</text:span><text:span text:style-name="T839">:</text:span></text:p>
          <text:list>
            <text:list-item>
              <text:p text:style-name="P1289">Orientace a přežití v divočině</text:p>
            </text:list-item>
            <text:list-item>
              <text:p text:style-name="P1323">Ostražitost a plížení</text:p>
            </text:list-item>
            <text:list-item>
              <text:p text:style-name="P1338">Ošetřování zranění<text:span text:style-name="T1514"> </text:span><text:span text:style-name="T1515">(ošetřením vrátíš 2 žt)</text:span></text:p>
            </text:list-item>
            <text:list-item>
              <text:p text:style-name="P1338">Lov a stopování</text:p>
            </text:list-item>
          </text:list>
        </text:list-item>
        <text:list-item>
          <text:p text:style-name="P1331"><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65"><text:soft-page-break/><text:span text:style-name="T2074">(</text:span>Cizí jazyk, Čtení a psaní, Odezírání ze rtů, Otevírání zámků, Plavání, Přetvářka a převleky, Starý jazyk, Šplhání, Výroba a odstraňování pastí, Znalost jedů<text:span text:style-name="T2074">)</text:span></text:p>
        </text:list-item>
        <text:list-item>
          <text:p text:style-name="P1378"><text:span text:style-name="T807">Umíš sesílat jedno </text:span><text:span text:style-name="T909">ze základních kouzel</text:span><text:span text:style-name="T807"> podle svého výběru</text:span><text:span text:style-name="T781">.</text:span></text:p>
          <text:list>
            <text:list-item>
              <text:p text:style-name="P1380"><text:span text:style-name="T796">K </text:span><text:span text:style-name="T806">hraničářským kouzlům se nepočítá postih za zbroj.</text:span></text:p>
            </text:list-item>
          </text:list>
        </text:list-item>
        <text:list-item>
          <text:p text:style-name="P1381"><text:span text:style-name="T781">Vyber si </text:span><text:span text:style-name="T911">jedno ze základních kouzel</text:span><text:span text:style-name="T781"> nebo</text:span><text:span text:style-name="T599"> </text:span><text:span text:style-name="T618">jednu ze základních schopností</text:span><text:span text:style-name="T781">.</text:span></text:p>
        </text:list-item>
        <text:list-item>
          <text:p text:style-name="P1332">Můžeš si připoutat jeden magický předmět, který <text:span text:style-name="T1767">získáš</text:span> na výpravách za dobrodružstvím.</text:p>
        </text:list-item>
      </text:list>
      <text:p text:style-name="P5">2. úroveň</text:p>
      <text:list xml:id="list125019529527747" text:continue-numbering="true" text:style-name="L28">
        <text:list-item>
          <text:p text:style-name="P1382"><text:span text:style-name="T781">Vyber si jedno </text:span><text:span text:style-name="T912">ze základních kouzel </text:span><text:span text:style-name="T619">nebo jednu ze základních schopností</text:span><text:span text:style-name="T781">.</text:span></text:p>
        </text:list-item>
        <text:list-item>
          <text:p text:style-name="P1281">Můžeš si připoutat celkem dva magické předměty.</text:p>
        </text:list-item>
        <text:list-item>
          <text:p text:style-name="P1281">Nauč se <text:span text:style-name="T1775">základy jedné dovednosti</text:span>.</text:p>
        </text:list-item>
      </text:list>
      <text:p text:style-name="P6">3. úroveň</text:p>
      <text:list xml:id="list125018819775204" text:continue-list="list125018592945158" text:style-name="L26">
        <text:list-item>
          <text:p text:style-name="P1279">Zvyš si jednu vlastnost (rozdíl mezi tvou nejvyšší a nejnižší může být nejvýše 3).</text:p>
        </text:list-item>
      </text:list>
      <text:list xml:id="list2221457324" text:style-name="L29">
        <text:list-item>
          <text:p text:style-name="P1383"><text:span text:style-name="T807">Vyber si </text:span><text:span text:style-name="T900">jedno</text:span><text:span text:style-name="T807"> kouzlo </text:span><text:span text:style-name="T899">nebo schopnost </text:span><text:span text:style-name="T900">ze </text:span><text:span text:style-name="T913">základních</text:span><text:span text:style-name="T900"> nebo pokročilých</text:span><text:span text:style-name="T807">.</text:span></text:p>
        </text:list-item>
      </text:list>
      <text:list xml:id="list125018896068503" text:continue-list="list125019529527747" text:style-name="L28">
        <text:list-item>
          <text:p text:style-name="P1290">Nauč se <text:span text:style-name="T1776">základy jedné dovednosti</text:span> nebo si zvyš jednu dovednost na pokročil<text:span text:style-name="T1776">ou</text:span>.</text:p>
        </text:list-item>
      </text:list>
      <text:p text:style-name="P6">4. úroveň</text:p>
      <text:list xml:id="list125018598712964" text:continue-numbering="true" text:style-name="L28">
        <text:list-item>
          <text:p text:style-name="P1333"><text:span text:style-name="T899">N</text:span><text:span text:style-name="T793">auč </text:span><text:span text:style-name="T899">se</text:span><text:span text:style-name="T793"> jednu z mimosmyslových schopností </text:span><text:span text:style-name="T795">(</text:span><text:span text:style-name="T578">telekinezi</text:span><text:span text:style-name="T795">, </text:span><text:span text:style-name="T578">pyrokinezi</text:span><text:span text:style-name="T795"> nebo </text:span><text:span text:style-name="T578">telepatii</text:span><text:span text:style-name="T795">)</text:span><text:span text:style-name="T793">.</text:span></text:p>
        </text:list-item>
        <text:list-item>
          <text:p text:style-name="P1282"><text:soft-page-break/>Můžeš si připoutat celkem tři magické předměty.</text:p>
        </text:list-item>
        <text:list-item>
          <text:p text:style-name="P1282">Zvyš si jednu dovednost na pokročil<text:span text:style-name="T1777">ou</text:span>.</text:p>
        </text:list-item>
      </text:list>
      <text:p text:style-name="P141"><text:span text:style-name="T793">5. </text:span><text:span text:style-name="T781">úroveň</text:span></text:p>
      <text:list xml:id="list125018710872268" text:continue-list="list125018819775204" text:style-name="L26">
        <text:list-item>
          <text:p text:style-name="P1279">Zvyš si jednu vlastnost (rozdíl mezi tvou nejvyšší a nejnižší může být nejvýše 3).</text:p>
        </text:list-item>
      </text:list>
      <text:list xml:id="list125018447698771" text:continue-list="list125018598712964" text:style-name="L28">
        <text:list-item>
          <text:p text:style-name="P1384"><text:span text:style-name="T807">Vyber si </text:span><text:span text:style-name="T900">jedno</text:span><text:span text:style-name="T807"> kouzlo </text:span><text:span text:style-name="T899">nebo schopnost </text:span><text:span text:style-name="T900">ze </text:span><text:span text:style-name="T914">základních</text:span><text:span text:style-name="T900"> nebo pokročilých</text:span><text:span text:style-name="T807">.</text:span></text:p>
        </text:list-item>
        <text:list-item>
          <text:p text:style-name="P1291">Nauč se <text:span text:style-name="T1778">základy jedné</text:span> dovednost<text:span text:style-name="T1778">i</text:span> nebo si zvyš jednu dovednost na pokročil<text:span text:style-name="T1765">ou</text:span>.</text:p>
        </text:list-item>
      </text:list>
      <text:p text:style-name="P142"><text:span text:style-name="T614">6</text:span><text:span text:style-name="T613">. </text:span><text:span text:style-name="T600">úroveň</text:span></text:p>
      <text:list xml:id="list1629171685" text:style-name="L30">
        <text:list-item>
          <text:p text:style-name="P1292">Můžeš si připoutat celkem čtyři magické předměty.</text:p>
        </text:list-item>
        <text:list-item>
          <text:p text:style-name="P1385"><text:span text:style-name="T615">Vyber si </text:span><text:span text:style-name="T617">jedno</text:span><text:span text:style-name="T615"> kouzlo </text:span><text:span text:style-name="T616">nebo schopnost </text:span><text:span text:style-name="T617">ze </text:span><text:span text:style-name="T620">základních</text:span><text:span text:style-name="T617"> nebo pokročilých</text:span><text:span text:style-name="T615">.</text:span></text:p>
        </text:list-item>
        <text:list-item>
          <text:p text:style-name="P1295">Zvyš si jednu dovednost na pokročil<text:span text:style-name="T1766">ou</text:span>.</text:p>
        </text:list-item>
      </text:list>
      <text:h text:style-name="Heading_20_3" text:outline-level="3"><text:span text:style-name="T896">Z</text:span><text:span text:style-name="T906">ákladní</text:span><text:span text:style-name="T896"> </text:span><text:span text:style-name="T897">hraničářsk</text:span><text:span text:style-name="T999">á kouzla a</text:span><text:span text:style-name="T896"> s</text:span><text:span text:style-name="T781">chopnosti</text:span></text:h>
      <text:h text:style-name="P1122" text:outline-level="5">Zvířecí společník</text:h>
      <text:p text:style-name="P631"><text:span text:style-name="T92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29">jednoho zvířecího společníka. </text:span><text:span text:style-name="T926">Hodnota </text:span><text:span text:style-name="T928">Nebezpečnost</text:span><text:span text:style-name="T926">i</text:span><text:span text:style-name="T928"> zvířete může být </text:span><text:span text:style-name="T931">nejvýše</text:span><text:span text:style-name="T928"> rovna tvé úrovni. </text:span><text:span text:style-name="T932">M</text:span><text:span text:style-name="T928">ůže </text:span><text:span text:style-name="T932">to</text:span><text:span text:style-name="T928"> ale </text:span><text:span text:style-name="T932">být</text:span><text:span text:style-name="T928"> mládě –</text:span><text:span text:style-name="T932"> pak </text:span><text:span text:style-name="T928">mu </text:span><text:span text:style-name="T927">N</text:span><text:span text:style-name="T928">ebezpečnost postupně poroste </text:span><text:span text:style-name="T794">s tím, jak se ti bude zvyšovat úroveň</text:span><text:span text:style-name="T928">.</text:span><text:span text:style-name="T929"> </text:span><text:span text:style-name="T781">Vyber si, které zvíře tě provází </text:span><text:span text:style-name="T930">na začátku hry</text:span><text:span text:style-name="T781">.</text:span></text:p>
      <text:p text:style-name="P632"><text:span text:style-name="T781">/</text:span><text:span text:style-name="T1010">* TODO: Sjednotit a zjednodušit pravidla pro zvířecí společníky, summony, metamorfózu a podobně */</text:span></text:p>
      <text:h text:style-name="Heading_20_5" text:outline-level="5">Mluvení se zvířaty</text:h>
      <text:p text:style-name="P624"><text:span text:style-name="T1000">Zvíře dokáže „mluvit“ jen o tom, čemu samo rozumí. </text:span><text:span text:style-name="T926">Může ti tedy například říct, kolik osob vidělo a jestli je zná, ale neřekne ti, o čem si povídali, protože lidské řeči nerozumí.</text:span></text:p>
      <text:h text:style-name="Heading_20_5" text:outline-level="5">Uzdrav zranění</text:h>
      <text:p text:style-name="P52"><text:span text:style-name="T1180">Dosah:</text:span> kontaktní<text:line-break/><text:span text:style-name="T1185">Sesílání:</text:span><text:span text:style-name="T1714"> 1 minuta</text:span></text:p>
      <text:p text:style-name="P74">Vyléčí <text:span text:style-name="T1602">(</text:span>Duše <text:span text:style-name="T1603">hraničáře + k6)</text:span> životů. <text:span text:style-name="T624">Další léčivé kouzlo (ať už ho sešle druid, kněz či hraničář)</text:span><text:span text:style-name="T623"> účinkuje na stejný cíl až poté, co se doléčí do plných životů.</text:span></text:p>
      <text:h text:style-name="P1124" text:outline-level="5">Zpomalení jedu</text:h>
      <text:p text:style-name="P147"><text:span text:style-name="T1182">Dosah:</text:span><text:span text:style-name="T1600"> </text:span>d<text:span text:style-name="T1600">otyk</text:span></text:p>
      <text:p text:style-name="P146">Kouzlo prodlouží latenci jedu <text:span text:style-name="T1601">v cíli</text:span> o 1 den. <text:span text:style-name="T2866">Opakované seslání ji dále neprodlužuje.</text:span></text:p>
      <text:h text:style-name="P1125" text:outline-level="5">Najdi pachovou stopu</text:h>
      <text:p text:style-name="P148">Po dobu <text:span text:style-name="T1180">soustředění</text:span> dokážeš stopovat čichem jako pes.</text:p>
      <text:h text:style-name="Heading_20_3" text:outline-level="3"><text:soft-page-break/><text:span text:style-name="T898">Pokročilá h</text:span><text:span text:style-name="T805">raničářská k</text:span><text:span text:style-name="T781">ouzla </text:span><text:span text:style-name="T999">a schopnosti</text:span></text:h>
      <text:h text:style-name="P1126" text:outline-level="5">Uzdrav nemocného</text:h>
      <text:p text:style-name="P70"><text:span text:style-name="T1180">Dosah:</text:span> kontaktní<text:line-break/><text:span text:style-name="T1183">Sesílání:</text:span><text:span text:style-name="T1604"> 10 minut</text:span></text:p>
      <text:p text:style-name="P9">Vyléčí většinu běžných (nemagických) nemocí. Smrtelné nemoci pouze zmírní natolik, že pacient přežije.</text:p>
      <text:h text:style-name="Heading_20_5" text:outline-level="5">Uklidni bestii</text:h>
      <text:p text:style-name="P79"><text:span text:style-name="T1180">Dosah:</text:span> krátký</text:p>
      <text:p text:style-name="P80">Kouzlo zklidní obyčejné, nemagické zvíře natolik, že ztratí chuť útočit. Pokud je ale něco znovu rozdráždí, účinek pomine.</text:p>
      <text:h text:style-name="P1125" text:outline-level="5"><text:span text:style-name="T796">N</text:span><text:span text:style-name="T781">ajdi zvíře</text:span></text:h>
      <text:p text:style-name="P147"><text:span text:style-name="T553">Dosah:</text:span><text:span text:style-name="T797"> </text:span><text:span text:style-name="T924">několik</text:span><text:span text:style-name="T797"> hodin cesty.</text:span></text:p>
      <text:p text:style-name="P25">Vycítíš směr k nejbližšímu zvířeti druhu, na který pomyslíš.</text:p>
      <text:h text:style-name="P1127" text:outline-level="5">Rychlostřelba</text:h>
      <text:p text:style-name="P626"><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P1059" text:outline-level="3">Mimosmyslové schopnosti</text:h>
      <text:p text:style-name="P257">Mimosmyslové schopnosti se neřadí do základních, pokročilých ani mistrovských, můžeš totiž současně umět jen jednu z nich. Která to bude si vybíráš na čtvrté úrovni.</text:p>
      <text:h text:style-name="P1128" text:outline-level="5"><text:soft-page-break/>Telekineze</text:h>
      <text:p text:style-name="P255"><text:span text:style-name="T1180">Dosah:</text:span> <text:span text:style-name="T1763">krátká vzdálenost</text:span></text:p>
      <text:p text:style-name="P255"><text:span text:style-name="T1598">Pomocí </text:span><text:span text:style-name="T1181">soustředění</text:span> <text:span text:style-name="T1598">můžeš pomalu </text:span>hýbat předměty, <text:span text:style-name="T1762">jako kdybys měl Sílu rovnou tvé Duši</text:span>.</text:p>
      <text:h text:style-name="P1129" text:outline-level="5">Pyrokineze</text:h>
      <text:p text:style-name="P255"><text:span text:style-name="T1180">Dosah:</text:span> <text:span text:style-name="T1763">krátká vzdálenost</text:span></text:p>
      <text:p text:style-name="P256"><text:span text:style-name="T1598">Dokážeš zapálit oheň pomocí </text:span><text:span text:style-name="T1181">soustředění</text:span>. Živé tvory <text:span text:style-name="T1598">pyrokineze</text:span> přímo nezraňuje, následný oheň je <text:span text:style-name="T1764">ale</text:span> zranit může.</text:p>
      <text:h text:style-name="P1128" text:outline-level="5">Tele<text:span text:style-name="T1597">patie</text:span></text:h>
      <text:p text:style-name="P255"><text:span text:style-name="T1180">Dosah:</text:span> <text:span text:style-name="T1763">krátká vzdálenost</text:span></text:p>
      <text:p text:style-name="P18"><text:span text:style-name="T1598">Po dobu </text:span><text:span text:style-name="T1181">soustředění</text:span><text:span text:style-name="T1598"> můžeš </text:span>s někým „mluvit“ v myšlenkách. Bez znalosti jazyka si nebudete rozum<text:span text:style-name="T1598">ě</text:span>t. <text:span text:style-name="T1599">Cíl se může po navázání spojení vzdálit z dosahu.</text:span></text:p>
      <text:h text:style-name="Heading_20_2" text:outline-level="2"><text:bookmark-start text:name="__RefHeading___Toc7003_1015327784"/>Alchymista<text:bookmark-end text:name="__RefHeading___Toc7003_1015327784"/></text:h>
      <text:p text:style-name="P561"><text:span text:style-name="T798">/</text:span><text:span text:style-name="T1013">* Předběžně: 1 mag je za 1 zl (pořizovací cena). Lektvary a ostatní základní předměty stojej 1 mag. Hotový lektvar pak obchodník prodává za dvojnásobek (tj. typicky 2 zl). */</text:span></text:p>
      <text:p text:style-name="P659"><text:span text:style-name="T1013">T</text:span><text:span text:style-name="T781">ODO: Pokročilé a mistrovské recepty by asi měly být dražší než základní.</text:span></text:p>
      <text:p text:style-name="P561"><text:span text:style-name="T798">TODO: „Nevyprchávající“ lektvary a ostatní předměty se vyrábí přidáním vzácných magických surovin, které je povětšinou potřeba najít na výpravách – pro každý lektvar </text:span><text:span text:style-name="T933">bude</text:span><text:span text:style-name="T798"> jiná.</text:span></text:p>
      <text:p text:style-name="P560"><text:soft-page-break/><text:span text:style-name="T1244">Alchymist</text:span><text:span text:style-name="T1211">a</text:span><text:span text:style-name="T22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98">1. </text:span><text:span text:style-name="T783">úroveň</text:span></text:p>
      <text:list xml:id="list2663277371" text:style-name="L31">
        <text:list-item>
          <text:p text:style-name="P1335"><text:span text:style-name="T841">Umíš </text:span><text:span text:style-name="T903">základy</text:span><text:span text:style-name="T841"> </text:span><text:span text:style-name="T895">následující</text:span><text:span text:style-name="T903">ch</text:span><text:span text:style-name="T841"> dovednost</text:span><text:span text:style-name="T903">í</text:span><text:span text:style-name="T839">:</text:span></text:p>
          <text:list>
            <text:list-item>
              <text:p text:style-name="P1339">Čtení a psaní</text:p>
            </text:list-item>
            <text:list-item>
              <text:p text:style-name="P1343">Znalost jedů</text:p>
            </text:list-item>
            <text:list-item>
              <text:p text:style-name="P1369"><text:span text:style-name="T604">J</text:span><text:span text:style-name="T599">eden </text:span><text:span text:style-name="T781">Starý jazyk</text:span></text:p>
            </text:list-item>
          </text:list>
        </text:list-item>
        <text:list-item>
          <text:p text:style-name="P1347">Nauč se základy jedné další dovednosti podle svého výběru.</text:p>
          <text:p text:style-name="P966"><text:span text:style-name="T2075">(</text:span>Cizí jazyk, Lov a stopování, Odezírání ze rtů, Orientace a přežití v divočině, Ošetřování zranění, Otevírání zámků, Plavání, Přetvářka a převleky, Starý jazyk, Šplhání, Výroba a odstraňování pastí<text:span text:style-name="T2075">)</text:span></text:p>
        </text:list-item>
        <text:list-item>
          <text:p text:style-name="P1386"><text:span text:style-name="T809">P</text:span><text:span text:style-name="T783">oznáš </text:span><text:span text:style-name="T842">alchymistické</text:span><text:span text:style-name="T783"> suroviny a můžeš z nich vyrábět předměty, jejichž recepty se naučíš.</text:span></text:p>
        </text:list-item>
        <text:list-item>
          <text:p text:style-name="P1388"><text:span text:style-name="T783">V</text:span><text:span text:style-name="T781">yber si dva </text:span><text:span text:style-name="T918">ze základních receptů</text:span><text:span text:style-name="T781">, </text:span><text:span text:style-name="T904">které umíš používat</text:span><text:span text:style-name="T781">.</text:span></text:p>
        </text:list-item>
        <text:list-item>
          <text:p text:style-name="P1387">Můžeš si připoutat jeden magický předmět, který <text:span text:style-name="T1767">získáš</text:span> na výpravách za dobrodružstvím.</text:p>
        </text:list-item>
      </text:list>
      <text:p text:style-name="P121"><text:span text:style-name="T808">2</text:span><text:span text:style-name="T798">. </text:span><text:span text:style-name="T783">úroveň</text:span></text:p>
      <text:list xml:id="list2237043206" text:style-name="L32">
        <text:list-item>
          <text:p text:style-name="P1389"><text:span text:style-name="T783">V</text:span><text:span text:style-name="T811">yber si další </text:span><text:span text:style-name="T918">ze základních</text:span><text:span text:style-name="T811"> recept</text:span><text:span text:style-name="T918">ů</text:span><text:span text:style-name="T811">.</text:span></text:p>
        </text:list-item>
        <text:list-item>
          <text:p text:style-name="P1283">Můžeš si připoutat celkem dva magické předměty.</text:p>
        </text:list-item>
        <text:list-item>
          <text:p text:style-name="P1283"><text:soft-page-break/>Nauč se <text:span text:style-name="T1779">základy jedné dovednosti</text:span>.</text:p>
        </text:list-item>
      </text:list>
      <text:p text:style-name="P121"><text:span text:style-name="T808">3</text:span><text:span text:style-name="T798">. </text:span><text:span text:style-name="T783">úroveň</text:span></text:p>
      <text:list xml:id="list125019349074809" text:continue-list="list125018710872268" text:style-name="L26">
        <text:list-item>
          <text:p text:style-name="P1274">Zvyš si jednu vlastnost (rozdíl mezi tvou nejvyšší a nejnižší může být nejvýše 3).</text:p>
        </text:list-item>
      </text:list>
      <text:list xml:id="list125018480590721" text:continue-list="list2663277371" text:style-name="L31">
        <text:list-item>
          <text:p text:style-name="P1350">Vyber si další základní nebo pokročilý recept.</text:p>
        </text:list-item>
        <text:list-item>
          <text:p text:style-name="P1359">Nauč se základy jedné dovednosti nebo si zvyš jednu dovednost na pokročilou.</text:p>
        </text:list-item>
      </text:list>
      <text:p text:style-name="P121"><text:span text:style-name="T808">4</text:span><text:span text:style-name="T798">. </text:span><text:span text:style-name="T783">úroveň</text:span></text:p>
      <text:list xml:id="list125019141742447" text:continue-list="list2237043206" text:style-name="L32">
        <text:list-item>
          <text:p text:style-name="P1351">Vyber si další základní nebo pokročilý recept.</text:p>
        </text:list-item>
        <text:list-item>
          <text:p text:style-name="P1283">Zvyš si jednu dovednost na pokročilou.</text:p>
        </text:list-item>
        <text:list-item>
          <text:p text:style-name="P1283">Můžeš si připoutat celkem tři magické předměty.</text:p>
        </text:list-item>
      </text:list>
      <text:p text:style-name="P121"><text:span text:style-name="T808">5</text:span><text:span text:style-name="T798">. </text:span><text:span text:style-name="T783">úroveň</text:span></text:p>
      <text:list xml:id="list125018358865873" text:continue-list="list125019349074809" text:style-name="L26">
        <text:list-item>
          <text:p text:style-name="P1274">Zvyš si jednu vlastnost (rozdíl mezi tvou nejvyšší a nejnižší může být nejvýše 3).</text:p>
        </text:list-item>
      </text:list>
      <text:list xml:id="list125018464768936" text:continue-list="list125019141742447" text:style-name="L32">
        <text:list-item>
          <text:p text:style-name="P1351">Vyber si další základní nebo pokročilý recept.</text:p>
        </text:list-item>
      </text:list>
      <text:list xml:id="list125018518748066" text:continue-list="list125018480590721" text:style-name="L31">
        <text:list-item>
          <text:p text:style-name="P1353">Nauč se základy jedné dovednosti nebo si zvyš jednu dovednost na pokročilou.</text:p>
        </text:list-item>
      </text:list>
      <text:p text:style-name="P143"><text:span text:style-name="T614">6</text:span><text:span text:style-name="T613">. </text:span><text:span text:style-name="T600">úroveň</text:span></text:p>
      <text:list xml:id="list125018070866338" text:continue-list="list1629171685" text:style-name="L30">
        <text:list-item>
          <text:p text:style-name="P1356">Zvyš si jednu dovednost na pokročilou.</text:p>
        </text:list-item>
        <text:list-item>
          <text:p text:style-name="P1352">Vyber si další základní nebo pokročilý recept.</text:p>
        </text:list-item>
        <text:list-item>
          <text:p text:style-name="P1354">Můžeš si připoutat celkem čtyři magické předměty.</text:p>
        </text:list-item>
      </text:list>
      <text:h text:style-name="P1100" text:outline-level="4"><text:soft-page-break/>Výroba magických předmětů</text:h>
      <text:list xml:id="list3349739749" text:style-name="L33">
        <text:list-item>
          <text:p text:style-name="P1390">Na výrobu předmětů je potřeba <text:span text:style-name="T1731">alchymistická</text:span> aparatura, která se vejde do malé truhlice <text:span text:style-name="T1729">(dá se pohodlně nosit v ruce nebo v torně)</text:span>. <text:span text:style-name="T1715">V této truhlici se obvykle nosí také suroviny.</text:span></text:p>
        </text:list-item>
        <text:list-item>
          <text:p text:style-name="P1391"><text:span text:style-name="T1732">Předměty se vyrábí z připravených polotovarů, takže v</text:span>ýroba každého <text:span text:style-name="T1732">z nich</text:span> zabere <text:span text:style-name="T1732">jen</text:span> několik minut.</text:p>
        </text:list-item>
        <text:list-item>
          <text:p text:style-name="P1392"><text:span text:style-name="T1730">V</text:span>yrobené <text:span text:style-name="T1730">předměty</text:span> si své magické vlastnosti uchovají jen několik hodin.</text:p>
        </text:list-item>
      </text:list>
      <text:h text:style-name="Heading_20_3" text:outline-level="3"><text:span text:style-name="T1781">Základní alchymistické schopnosti a r</text:span>ecepty</text:h>
      <text:h text:style-name="Heading_20_5" text:outline-level="5">Léčivý lektvar</text:h>
      <text:p text:style-name="P92"><text:span text:style-name="T1605">V průběhu několika minut v</text:span>yléčí (<text:span text:style-name="T2586">Finesa</text:span> <text:span text:style-name="T1605">alchymisty + k6</text:span>) životů <text:span text:style-name="T1605">(životy vrací až po boji)</text:span>. <text:span text:style-name="T1795">Další léčivý lektvar (libovolného druhu) bude na stejný cíl účinkovat až poté, co se doléčí do plných životů.</text:span></text:p>
      <text:p text:style-name="P93">/<text:span text:style-name="T2587">* Je nutně potřeba závislost na Finese? Asi jo, protože účinek kouzel je od Duše a mělo by to bejt stejně. Navíc čistě k6 by byl moc velkej rozptyl. */</text:span></text:p>
      <text:h text:style-name="P1130" text:outline-level="5">Megacloumák</text:h>
      <text:p text:style-name="P85"><text:span text:style-name="T1666">Trvání:</text:span><text:span text:style-name="T1611"> </text:span><text:span text:style-name="T1608">Několik minut</text:span></text:p>
      <text:p text:style-name="P84"><text:span text:style-name="T1610">Odstraní mdloby, ochromení, paralýzu </text:span><text:span text:style-name="T1683">a</text:span><text:span text:style-name="T1610"> křeče </text:span><text:span text:style-name="T1683">a </text:span><text:span text:style-name="T1613">po dobu trvání</text:span><text:span text:style-name="T1683"> </text:span><text:span text:style-name="T1663">tě </text:span><text:span text:style-name="T1683">probere z bezv</text:span><text:span text:style-name="T1613">ědomí.</text:span></text:p>
      <text:h text:style-name="P1144" text:outline-level="5">Lakmusový papírek</text:h>
      <text:p text:style-name="P559"><text:span text:style-name="T1662">Odhalí</text:span><text:span text:style-name="T1613"> složení </text:span><text:span text:style-name="T1661">a účinky</text:span><text:span text:style-name="T1613"> jakékoliv kapaliny.</text:span></text:p>
      <text:h text:style-name="P1131" text:outline-level="5"><text:soft-page-break/>Vlčí mor</text:h>
      <text:p text:style-name="P85"><text:span text:style-name="T1668">S</text:span><text:span text:style-name="T1669">íla jedu:</text:span><text:span text:style-name="T1615"> </text:span><text:span text:style-name="T1618">6 </text:span><text:span text:style-name="T1640">(proti lykantropům 10)</text:span><text:span text:style-name="T1615"><text:line-break/></text:span><text:span text:style-name="T1667">Latence:</text:span><text:span text:style-name="T1616"> </text:span><text:span text:style-name="T1618">30</text:span><text:span text:style-name="T1616"> minut </text:span><text:span text:style-name="T1640">(proti lykantropům 3 minuty)</text:span></text:p>
      <text:p text:style-name="P149"><text:span text:style-name="T1616">J</text:span><text:span text:style-name="T1613">ed na otravu </text:span><text:span text:style-name="T1623">zbraní a</text:span><text:span text:style-name="T1613"> šípů. </text:span><text:span text:style-name="T1632">Velmi účinný proti vlkodlakům a jiným lykantropům.</text:span></text:p>
      <text:h text:style-name="P1145" text:outline-level="5">Detekční hůlka</text:h>
      <text:p text:style-name="P398"><text:span text:style-name="T1666">Trvání:</text:span><text:span text:style-name="T1611"> </text:span><text:span text:style-name="T1608">Několik minut</text:span></text:p>
      <text:p text:style-name="P399"><text:span text:style-name="T1608">/</text:span><text:span text:style-name="T1661">* Tohle asi nepůjde, tajné věci v dungeonech by ztratily smysl. */</text:span></text:p>
      <text:p text:style-name="P399"><text:span text:style-name="T1608">U</text:span><text:span text:style-name="T1613">možní najít tajné vchody nebo schránky. Nedává ale znalost, jak je otevřít, ani jestli jsou zapas</text:span><text:span text:style-name="T1614">tě</text:span><text:span text:style-name="T1613">né.</text:span></text:p>
      <text:h text:style-name="P1132" text:outline-level="5">Pavoučí lektvar</text:h>
      <text:p text:style-name="P85"><text:span text:style-name="T1666">Trvání:</text:span><text:span text:style-name="T1611"> </text:span><text:span text:style-name="T1608">Několik minut</text:span></text:p>
      <text:p text:style-name="P237"><text:span text:style-name="T1608">P</text:span><text:span text:style-name="T1613">o dobu trvání se udrží</text:span><text:span text:style-name="T1660">š</text:span><text:span text:style-name="T1613"> na jakémkoliv pevném povrchu, </text:span><text:span text:style-name="T1624">klidně i hlavou dolů</text:span><text:span text:style-name="T1613">.</text:span></text:p>
      <text:h text:style-name="P1133" text:outline-level="5">Ohnivá hlína</text:h>
      <text:p text:style-name="P89"><text:span text:style-name="T1675">Zranění:</text:span><text:span text:style-name="T1644"> 4kz </text:span><text:span text:style-name="T1675">ohněm</text:span><text:span text:style-name="T1644"> po dobu 3 kol nebo do uhašení</text:span></text:p>
      <text:p text:style-name="P238"><text:span text:style-name="T1642">T</text:span><text:span text:style-name="T1607">ODO</text:span></text:p>
      <text:h text:style-name="P1134" text:outline-level="5">Dýmovnice</text:h>
      <text:p text:style-name="P85"><text:span text:style-name="T1666">Trvání:</text:span><text:span text:style-name="T1611"> </text:span><text:span text:style-name="T1608">Několik minut</text:span></text:p>
      <text:p text:style-name="P157"><text:span text:style-name="T1608">D</text:span><text:span text:style-name="T1607">ýmovnice je velká asi jako vlašský ořech. Po nárazu z ní budou několik minut vycházet oblaka řídkého dýmu – je v něm vidět zhruba na střední vzdálenost, </text:span><text:span text:style-name="T1673">infravidění</text:span><text:span text:style-name="T1642"> ani </text:span><text:span text:style-name="T1673">ultrasluch</text:span><text:span text:style-name="T1642"> ale nijak neomezuje</text:span><text:span text:style-name="T1607">. Malou místnost zaplní za jedno kolo, velký sál nebo jeskyni </text:span><text:span text:style-name="T1627">za několik minut</text:span><text:span text:style-name="T1607">. </text:span><text:span text:style-name="T1628">Pokud </text:span><text:span text:style-name="T1629">jej vítr</text:span><text:span text:style-name="T1628"> nerozfouká dříve, rozplyne se za několik hodin.</text:span><text:span text:style-name="T1607"><text:line-break/></text:span><text:soft-page-break/><text:span text:style-name="T1607"><text:tab/>Když dýmovnici před použití</text:span><text:span text:style-name="T1630">m</text:span><text:span text:style-name="T1607"> promneš v rukou nebo jinak zahřeješ (1 kolo), dým </text:span><text:span text:style-name="T1631">bude</text:span><text:span text:style-name="T1607"> tak hustý, že v něm bude vidět jen na kontaktní vzdálenost </text:span><text:span text:style-name="T1641">a bude bránit i v </text:span><text:span text:style-name="T1674">infravidění</text:span><text:span text:style-name="T1607"> </text:span><text:span text:style-name="T1642">(</text:span><text:span text:style-name="T1673">ultrasluch</text:span><text:span text:style-name="T1642"> stále funguje bez omezení).</text:span></text:p>
      <text:h text:style-name="P1135" text:outline-level="5">Kýchací prášek</text:h>
      <text:p text:style-name="P86"><text:span text:style-name="T1666">Trvání:</text:span><text:span text:style-name="T1611"> </text:span><text:span text:style-name="T1608">Několik minut<text:line-break/></text:span><text:span text:style-name="T1670">Účinek:</text:span><text:span text:style-name="T1633"> Nevýhoda a vyřazený čich několik minut po nadýchání</text:span></text:p>
      <text:p text:style-name="P158"><text:span text:style-name="T1665">Kýchací prášek</text:span><text:span text:style-name="T160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4">k</text:span><text:span text:style-name="T1607">ýchá je i velmi malé množství.<text:line-break/><text:tab/></text:span><text:span text:style-name="T1638">P</text:span><text:span text:style-name="T1633">oužívá </text:span><text:span text:style-name="T1638">se nejčastěji</text:span><text:span text:style-name="T1633"> k zakrytí pachové stopy. Je ho také možné rozprášit po okolí – kdokoliv pak do tohoto prostoru vstoupí, zaručeně </text:span><text:span text:style-name="T1637">se</text:span><text:span text:style-name="T1633"> prozradí.<text:line-break/><text:tab/></text:span><text:span text:style-name="T1671">Kýchací p</text:span><text:span text:style-name="T1672">rášek</text:span><text:span text:style-name="T1635"> přestane účinkovat po několika hodinách </text:span><text:span text:style-name="T1639">po rozprášení</text:span><text:span text:style-name="T1635">. </text:span><text:span text:style-name="T1636">Z posypané oblasti je jej také možné odstranit vodou.</text:span></text:p>
      <text:h text:style-name="Heading_20_3" text:outline-level="3"><text:span text:style-name="T1781">Pokročilé alchymistické schopnosti a r</text:span>ecepty</text:h>
      <text:h text:style-name="P1146" text:outline-level="5">Ostrostřelba</text:h>
      <text:p text:style-name="P623">Když míříš <text:span text:style-name="T2854">kuší</text:span> alespoň dvě kola, na následující výstřel si místo výhody (+1) počítáš bonus +2.</text:p>
      <text:h text:style-name="Heading_20_5" text:outline-level="5">Antigravitační cloumák</text:h>
      <text:p text:style-name="P85"><text:span text:style-name="T1184">Trvání:</text:span><text:span text:style-name="T1606"> několik minut</text:span></text:p>
      <text:p text:style-name="P264"><text:span text:style-name="T2118">P</text:span>o dobu působení <text:span text:style-name="T2118">lektvaru</text:span> <text:span text:style-name="T2118">budeš</text:span> pociťovat slabší gravitaci <text:span text:style-name="T2118">(</text:span>zhruba jako na M<text:span text:style-name="T2118">arsu</text:span>). <text:span text:style-name="T2118">Budeš při tom skákat dvakrát tak vysoko a daleko jako normálně.</text:span></text:p>
      <text:p text:style-name="P265"><text:soft-page-break/>/<text:span text:style-name="T2126">*</text:span></text:p>
      <text:p text:style-name="P266">K výšce skoků a proč to přirovnávám ke gravitaci na Marsu a ne třeba na Měsíci: dohledal jsem to a na Marsu se skutečně skáče zhruba do dvojnásobné výšky. Na Měsíci by to bylo zhruba 6x výš, to <text:span text:style-name="T2127">by bylo </text:span>asi moc <text:span text:style-name="T2127">silný</text:span>.</text:p>
      <text:p text:style-name="P266">*/</text:p>
      <text:h text:style-name="P1136" text:outline-level="5">Bomba</text:h>
      <text:p text:style-name="P90"><text:span text:style-name="T1677">Základ:</text:span><text:span text:style-name="T1646"> </text:span><text:span text:style-name="T1654">Dutá železná koule</text:span><text:span text:style-name="T1646"> (</text:span><text:span text:style-name="T1650">váží </text:span><text:span text:style-name="T1646">zhruba </text:span><text:span text:style-name="T1650">2</text:span><text:span text:style-name="T1646"> kg)</text:span></text:p>
      <text:p text:style-name="P261"><text:span text:style-name="T1676">Bomba </text:span><text:span text:style-name="T1681">je kovová koule o velikosti </text:span><text:span text:style-name="T1680">kokosového</text:span><text:span text:style-name="T1681"> ořechu. </text:span><text:span text:style-name="T1682">Železný základ</text:span><text:span text:style-name="T1607"> </text:span><text:span text:style-name="T1653">dokážeš</text:span><text:span text:style-name="T1607"> vyrobit sám, ale potřebuješ na to na několik hodin </text:span><text:span text:style-name="T1652">přístup do</text:span><text:span text:style-name="T1607"> plně vybaven</text:span><text:span text:style-name="T1652">é</text:span><text:span text:style-name="T1607"> kovárn</text:span><text:span text:style-name="T1652">y</text:span><text:span text:style-name="T1607">. Můžeš si ho také nechat vyrobit od kováře.<text:line-break/><text:tab/></text:span><text:span text:style-name="T1655">P</text:span><text:span text:style-name="T1654">lášť</text:span><text:span text:style-name="T1647"> je možné vyrobit dvěma možnými způsoby a tomu pak odpovídají dvě varianty bomby: tlaková nebo střepinová. </text:span><text:span text:style-name="T1645">Síla bomby je v obou případech rovna tvé Finese + 2, </text:span><text:span text:style-name="T1648">liší se velikost zasažené oblasti a zranění.<text:line-break/><text:tab/></text:span><text:span text:style-name="T1647">Tlaková bomba zraňuje tlakovou vlnou – má menší dosah, ale větší zranění </text:span><text:span text:style-name="T1651">a dá se také použít na vyrážení dveří, prorážení slabých stěn a podobně</text:span><text:span text:style-name="T1647">. Střepinová bomba zraňuje drobnými střepinami, na které se při výbuchu rozpadne kovový plášť. Střepiny létají na delší vzdálenost, ale mají menší zranění než přímá tlaková vlna.</text:span></text:p>
      <text:p text:style-name="P102">Tlaková bomba:</text:p>
      <text:list xml:id="list3002468220" text:style-name="L34">
        <text:list-item>
          <text:p text:style-name="P1393"><text:span text:style-name="T1659">Výbuch:</text:span><text:span text:style-name="T1656"> t</text:span><text:span text:style-name="T1649">voje Finesa + 2, </text:span><text:span text:style-name="T1659">zranění</text:span><text:span text:style-name="T1645"> 4kz </text:span><text:span text:style-name="T1659">(drtivé)</text:span><text:span text:style-name="T1645">.</text:span></text:p>
        </text:list-item>
        <text:list-item>
          <text:p text:style-name="P1395">Zasažení se brání Finesou.</text:p>
        </text:list-item>
        <text:list-item>
          <text:p text:style-name="P1394"><text:span text:style-name="T1649">Z</text:span><text:span text:style-name="T1645">asáhne všechno v </text:span><text:span text:style-name="T1676">kontaktní</text:span><text:span text:style-name="T1645"> vzdálenosti od místa výbuchu kromě cílů skrytých za masivní překážkou (kamenná stěna, kmen stromu a podobně)</text:span></text:p>
        </text:list-item>
      </text:list>
      <text:p text:style-name="P102"><text:soft-page-break/>Střepinová bomba:</text:p>
      <text:list xml:id="list2027522789" text:style-name="L35">
        <text:list-item>
          <text:p text:style-name="P1397"><text:span text:style-name="T1679">Výbuch:</text:span><text:span text:style-name="T1607"> </text:span><text:span text:style-name="T1656">t</text:span><text:span text:style-name="T1607">voje Finesa + 2, </text:span><text:span text:style-name="T1659">zranění 0 (sečné).</text:span></text:p>
        </text:list-item>
        <text:list-item>
          <text:p text:style-name="P1396">Zasažení se brání Finesou.</text:p>
        </text:list-item>
        <text:list-item>
          <text:p text:style-name="P1398"><text:span text:style-name="T1649">Z</text:span><text:span text:style-name="T1607">asáhne všechno v </text:span><text:span text:style-name="T1665">krátké</text:span><text:span text:style-name="T1607"> vzdálenosti od místa výbuchu kromě cílů skrytých za pevnou překážkou (střepiny zastaví i tenká dřevěná stěna).</text:span></text:p>
        </text:list-item>
      </text:list>
      <text:p text:style-name="P260"><text:span text:style-name="T1544">Bomba se odpaluje doutnákem. Ten můžeš snadno vyrobit ze svých surovin a kusu provazu, nepotřebuješ na to magenergii. </text:span><text:span text:style-name="T154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2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4"><text:tab/>Nyní Pán jeskyně hází za Zlobra na obranu. Zlobr má Finesu 3 </text:span><text:span text:style-name="T1693">&lt;TODO: Opravit podle </text:span><text:span text:style-name="T1061">statů zlobra v bestiáři, až budou</text:span><text:span text:style-name="T1693">&gt;</text:span><text:span text:style-name="T21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5">Pán jeskyně:</text:span> „<text:span text:style-name="T2125">Zlobr blízké setkání s explodující bombou kupodivu přežil, ale není z toho o nic moudřejší. Výrazně se potácí, zřejmě se mu z toho pořádně motá hlava – bude teď mít několik minut nevýhodu, než to přejde.</text:span>“</text:p>
      <text:p text:style-name="P262">Hotová bomba váží i s obalem zhruba 10 kg. <text:span text:style-name="T21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19">*</text:span></text:p>
      <text:p text:style-name="P101">Výpočet hmotnosti:</text:p>
      <text:p text:style-name="P101">Průměr 25 cm. Z toho vychází objem 0,008 m3, což je 8 litrů. Střelný prach má hustotu zhruba jako voda, takže prachová náplň váží 8 kg. <text:span text:style-name="T2120">K tomu 2kg obal (železo má hustotu zhruba 9x vyšší), dohromady 10 kg.</text:span></text:p>
      <text:p text:style-name="P101">*/</text:p>
      <text:p text:style-name="P101">/<text:span text:style-name="T2585">*</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30"> popel z baziliška </text:span><text:span text:style-name="T631">(10 zl)</text:span><text:span text:style-name="T554"><text:line-break/>Trvání:</text:span><text:span text:style-name="T802"> Do prvního úspěšného použití</text:span></text:p>
      <text:p text:style-name="P94"><text:span text:style-name="T781">Jestliže se někde v </text:span><text:span text:style-name="T800">krátké</text:span><text:span text:style-name="T781"> vzdálenosti vyskytuje zlato, </text:span>stříbro či drahé kamení, kulička<text:span text:style-name="T551"> </text:span><text:span text:style-name="T781">se </text:span><text:span text:style-name="T799">k němu</text:span><text:span text:style-name="T781"> začne kutálet. </text:span><text:span text:style-name="T801">Po úspěšném použití své schopnosti ztrácí.</text:span></text:p>
      <text:h text:style-name="P1123" text:outline-level="5">Lektvar chladných vod</text:h>
      <text:p text:style-name="P85"><text:span text:style-name="T554">Trvání:</text:span><text:span text:style-name="T802"> </text:span><text:span text:style-name="T803">Několik minut</text:span></text:p>
      <text:p text:style-name="P99">Postavě, která tento lektvar vypila, se po dobu jeho působení jakékoliv utrpěné zranění ohněm snižuje o 3.</text:p>
      <text:h text:style-name="P1147" text:outline-level="5"><text:span text:style-name="T801">Lektvar mlhovin</text:span><text:span text:style-name="T804">y</text:span></text:h>
      <text:p text:style-name="P85"><text:span text:style-name="T554">Trvání:</text:span><text:span text:style-name="T802"> </text:span><text:span text:style-name="T803">Několik minut</text:span></text:p>
      <text:p text:style-name="P81"><text:span text:style-name="T1609">Mlžná forma po dobu působení (bez výbavy a oblečení)</text:span><text:span text:style-name="T1608">.</text:span></text:p>
      <text:h text:style-name="P1137" text:outline-level="5">Lektvar zmenšování</text:h>
      <text:p text:style-name="P85"><text:span text:style-name="T1666">Trvání:</text:span><text:span text:style-name="T1611"> </text:span><text:span text:style-name="T1608">Několik minut</text:span></text:p>
      <text:p text:style-name="P156"><text:span text:style-name="T1608">P</text:span><text:span text:style-name="T1612">o dobu trvání se postava zmenší na polovinu spolu se vším, co nese. Na polovinu se jí tím sníží </text:span><text:span text:style-name="T1626">Síla a</text:span><text:span text:style-name="T1612"> Velikost (a tedy počet životů – aktuální i maximální). </text:span><text:span text:style-name="T1625">Finesa a Duše</text:span><text:span text:style-name="T1612"> se nezmění.</text:span></text:p>
      <text:h text:style-name="P1138" text:outline-level="5">Lektvar rychlosti</text:h>
      <text:p text:style-name="P85"><text:span text:style-name="T1666">Trvání:</text:span><text:span text:style-name="T1611"> </text:span><text:span text:style-name="T1608">Několik minut</text:span></text:p>
      <text:p text:style-name="P95"><text:span text:style-name="T1608">Z</text:span><text:span text:style-name="T1607">dvojnásobí rychlost běhu (postava bude běhat zhruba stejně rychle jako kůň).</text:span></text:p>
      <text:h text:style-name="P1139" text:outline-level="5"><text:soft-page-break/>Černá zhouba</text:h>
      <text:p text:style-name="P91"><text:span text:style-name="T1678">Vzácná surovina:</text:span><text:span text:style-name="T1657"> Výtažek z masožravé houby </text:span><text:span text:style-name="T1658">(5 zl)</text:span><text:span text:style-name="T1610"><text:line-break/></text:span><text:span text:style-name="T1668">S</text:span><text:span text:style-name="T1669">íla jedu:</text:span><text:span text:style-name="T1615"> 7<text:line-break/></text:span><text:span text:style-name="T1667">Latence:</text:span><text:span text:style-name="T1616"> 1 minuta</text:span></text:p>
      <text:p text:style-name="P97"><text:span text:style-name="T1615">P</text:span><text:span text:style-name="T1607">aralytický jed.</text:span></text:p>
      <text:h text:style-name="P1140" text:outline-level="5">Jablečná vůně</text:h>
      <text:p text:style-name="P82"><text:span text:style-name="T1668">S</text:span><text:span text:style-name="T1669">íla jedu:</text:span><text:span text:style-name="T1615"> </text:span><text:span text:style-name="T1617">6</text:span><text:span text:style-name="T1615"><text:line-break/></text:span><text:span text:style-name="T1667">Latence:</text:span><text:span text:style-name="T1616"> </text:span><text:span text:style-name="T1617">5 kol</text:span></text:p>
      <text:p text:style-name="P98"><text:span text:style-name="T1617">P</text:span><text:span text:style-name="T1607">lynný jed. </text:span><text:span text:style-name="T1620">Oblak zaplní několik metrů chodby nebo malou místnost.</text:span></text:p>
      <text:h text:style-name="P1141" text:outline-level="5">Melenova pomsta</text:h>
      <text:p text:style-name="P83"><text:span text:style-name="T1668">S</text:span><text:span text:style-name="T1669">íla jedu:</text:span><text:span text:style-name="T1615"> </text:span><text:span text:style-name="T1619">7</text:span><text:span text:style-name="T1615"><text:line-break/></text:span><text:span text:style-name="T1667">Latence:</text:span><text:span text:style-name="T1616"> </text:span><text:span text:style-name="T1619">1</text:span><text:span text:style-name="T1616"> </text:span><text:span text:style-name="T1619">hodina</text:span></text:p>
      <text:p text:style-name="P234"><text:span text:style-name="T1619">J</text:span><text:span text:style-name="T1607">ed do nápojů.</text:span></text:p>
      <text:h text:style-name="Heading_20_3" text:outline-level="3">Mistrovské alchymistické <text:span text:style-name="T2855">schopnosti a recepty</text:span></text:h>
      <text:h text:style-name="P1142" text:outline-level="5">Éterický olej</text:h>
      <text:p text:style-name="P87"><text:span text:style-name="T1666">Trvání:</text:span><text:span text:style-name="T1611"> </text:span><text:span text:style-name="T1608">Několik minut</text:span></text:p>
      <text:p text:style-name="P235"><text:span text:style-name="T1608">T</text:span><text:span text:style-name="T1607">ODO</text:span></text:p>
      <text:h text:style-name="P1143" text:outline-level="5">Metamorfóza</text:h>
      <text:p text:style-name="P88"><text:span text:style-name="T1666">Trvání:</text:span><text:span text:style-name="T1611"> </text:span><text:span text:style-name="T1608">Několik minut</text:span></text:p>
      <text:p text:style-name="P236"><text:span text:style-name="T1608">T</text:span><text:span text:style-name="T1607">ODO</text:span></text:p>
      <text:p text:style-name="P609"><text:span text:style-name="T1607">IDEA: Při výrobě lektvaru metamofrózy je potřeba použít vzorek z cílového tvora. Do něj pak </text:span><text:span text:style-name="T1664">vypití</text:span><text:span text:style-name="T1607"> lektvaru proměňuje.</text:span></text:p>
      <text:p text:style-name="P236"><text:soft-page-break/><text:span text:style-name="T1607">/</text:span><text:span text:style-name="T1643">* Možná to nechat jen kouzelníkovi */</text:span></text:p>
      <text:h text:style-name="Heading_20_2" text:outline-level="2"><text:bookmark-start text:name="__RefHeading___Toc7005_1015327784"/>Kouzelník<text:bookmark-end text:name="__RefHeading___Toc7005_1015327784"/></text:h>
      <text:p text:style-name="P600"><text:span text:style-name="T1244">/</text:span><text:span text:style-name="T1254">* </text:span><text:span text:style-name="T1244">T</text:span><text:span text:style-name="T1180">ODO:</text:span><text:span text:style-name="T1335"> </text:span><text:span text:style-name="T2603">Prostudováním</text:span><text:span text:style-name="T2602"> magických run poznáš, co dělají (třeba jak funguje magická past a podobně).<text:line-break/><text:tab/></text:span><text:span text:style-name="T2604">Problém: Možná to bude magické pasti příliš trivializovat. </text:span><text:span text:style-name="T2605">Ovšem runy mohou být něčím zakryté...<text:line-break/><text:tab/>P</text:span><text:span text:style-name="T2606">ozná i password? To asi ne</text:span></text:p>
      <text:p text:style-name="P601"><text:span text:style-name="T1419">Prostudováním</text:span><text:span text:style-name="T1418"> magických run poznáš</text:span><text:span text:style-name="T1335">, jaké kouzlo se při </text:span><text:span text:style-name="T1420">jejich aktivaci</text:span><text:span text:style-name="T1335"> vyvolá.<text:line-break/>- to zní dobře.</text:span></text:p>
      <text:p text:style-name="P203">*/</text:p>
      <text:p text:style-name="P560"><text:span text:style-name="T1244">Kouzelník</text:span><text:span text:style-name="T2594"> pozná kouzla, která se sám může naučit, a ví, k čemu jsou dobrá. Je také vzdělaný a sečtělý, takže se snadno domluví s různým i učenci a získá od nich informace, kterým by prostý člověk nerozuměl.</text:span></text:p>
      <text:p text:style-name="P121"><text:span text:style-name="T798">1. </text:span><text:span text:style-name="T783">úroveň</text:span></text:p>
      <text:list xml:id="list125018127851471" text:continue-list="list125018518748066" text:style-name="L31">
        <text:list-item>
          <text:p text:style-name="P1336"><text:span text:style-name="T841">Umíš </text:span><text:span text:style-name="T905">základy</text:span><text:span text:style-name="T841"> </text:span><text:span text:style-name="T895">následující</text:span><text:span text:style-name="T905">ch</text:span><text:span text:style-name="T841"> dovednost</text:span><text:span text:style-name="T905">í</text:span><text:span text:style-name="T839">:</text:span></text:p>
          <text:list>
            <text:list-item>
              <text:p text:style-name="P1344">Čtení a psaní</text:p>
            </text:list-item>
            <text:list-item>
              <text:p text:style-name="P1399"><text:span text:style-name="T582">S</text:span><text:span text:style-name="T552">taroelfštinu</text:span></text:p>
            </text:list-item>
            <text:list-item>
              <text:p text:style-name="P1345"><text:span text:style-name="T1336">J</text:span><text:span text:style-name="T1335">eden </text:span><text:span text:style-name="T1385">další</text:span><text:span text:style-name="T1335"> </text:span><text:span text:style-name="T2612">s</text:span>tarý jazyk</text:p>
            </text:list-item>
          </text:list>
        </text:list-item>
        <text:list-item>
          <text:p text:style-name="P1348">Nauč se základy jedné další dovednosti podle svého výběru.</text:p>
          <text:p text:style-name="P96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25018615995165" text:continue-list="list125018447698771" text:style-name="L28">
        <text:list-item>
          <text:p text:style-name="P1379"><text:span text:style-name="T807">Umíš sesílat </text:span><text:span text:style-name="T910">dvě ze základních kouzel</text:span><text:span text:style-name="T807"> podle svého výběru</text:span><text:span text:style-name="T783">.</text:span></text:p>
        </text:list-item>
        <text:list-item>
          <text:p text:style-name="P1400"><text:span text:style-name="T783">M</text:span><text:span text:style-name="T781">áš schopnost </text:span><text:span text:style-name="T552">spřádání kouzel</text:span><text:span text:style-name="T781">:</text:span></text:p>
          <text:list>
            <text:list-item>
              <text:p text:style-name="P1361"><text:span text:style-name="T783">Kdykoliv sešleš kouzlo, které jsi v předchozích několika minutách ještě </text:span><text:span text:style-name="T1748">nepoužil</text:span><text:span text:style-name="T783">, bude tě stát o 1 mag méně (nejméně ale 1 mag).</text:span></text:p>
            </text:list-item>
          </text:list>
        </text:list-item>
        <text:list-item>
          <text:p text:style-name="P1332">Můžeš si připoutat jeden magický předmět, který <text:span text:style-name="T1767">získáš</text:span> na výpravách za dobrodružstvím. <text:span text:style-name="T1768">Pokud si takto připoutáš svitek s kouzlem, můžeš toto kouzlo sesílat, jako bys ho uměl.</text:span></text:p>
        </text:list-item>
      </text:list>
      <text:p text:style-name="P121"><text:span text:style-name="T808">2</text:span><text:span text:style-name="T798">. </text:span><text:span text:style-name="T783">úroveň</text:span></text:p>
      <text:list xml:id="list4147856847" text:style-name="L36">
        <text:list-item>
          <text:p text:style-name="P1401"><text:span text:style-name="T783">V</text:span><text:span text:style-name="T781">yber si </text:span><text:span text:style-name="T916">další</text:span><text:span text:style-name="T781"> dvě </text:span><text:span text:style-name="T916">ze základních kouzel</text:span><text:span text:style-name="T781">.</text:span></text:p>
        </text:list-item>
        <text:list-item>
          <text:p text:style-name="P1284">Můžeš si připoutat celkem dva magické předměty.</text:p>
        </text:list-item>
        <text:list-item>
          <text:p text:style-name="P1284">Nauč se základy jedné dovednosti.</text:p>
        </text:list-item>
      </text:list>
      <text:p text:style-name="P121"><text:span text:style-name="T808">3</text:span><text:span text:style-name="T798">. </text:span><text:span text:style-name="T783">úroveň</text:span></text:p>
      <text:list xml:id="list125019155359351" text:continue-list="list125018358865873" text:style-name="L26">
        <text:list-item>
          <text:p text:style-name="P1274">Zvyš si jednu vlastnost (rozdíl mezi tvou nejvyšší a nejnižší může být nejvýše 3).</text:p>
        </text:list-item>
      </text:list>
      <text:list xml:id="list125019336783398" text:continue-list="list125018615995165" text:style-name="L28">
        <text:list-item>
          <text:p text:style-name="P1402"><text:span text:style-name="T783">V</text:span><text:span text:style-name="T781">yber si dvě </text:span><text:span text:style-name="T917">ze základních nebo pokročilých kouzel</text:span><text:span text:style-name="T781">.</text:span></text:p>
        </text:list-item>
        <text:list-item>
          <text:p text:style-name="P1360">Nauč se základy jedné dovednosti nebo si zvyš jednu dovednost na pokročilou.</text:p>
        </text:list-item>
      </text:list>
      <text:p text:style-name="P121"><text:span text:style-name="T808">4</text:span><text:span text:style-name="T798">. </text:span><text:span text:style-name="T783">úroveň</text:span></text:p>
      <text:list xml:id="list125018911921360" text:continue-list="list4147856847" text:style-name="L36">
        <text:list-item>
          <text:p text:style-name="P1285"><text:span text:style-name="T1758">V</text:span>yber si dvě <text:span text:style-name="T1780">ze základních nebo pokročilých kouzel</text:span>.</text:p>
        </text:list-item>
        <text:list-item>
          <text:p text:style-name="P1275"><text:soft-page-break/>Můžeš si připoutat celkem tři magické předměty.</text:p>
        </text:list-item>
        <text:list-item>
          <text:p text:style-name="P1275">Zvyš si jednu dovednost na pokročilou.</text:p>
        </text:list-item>
      </text:list>
      <text:p text:style-name="P121"><text:span text:style-name="T808">5</text:span><text:span text:style-name="T798">. </text:span><text:span text:style-name="T783">úroveň</text:span></text:p>
      <text:list xml:id="list125018197148055" text:continue-list="list125019155359351" text:style-name="L26">
        <text:list-item>
          <text:p text:style-name="P1274">Zvyš si jednu vlastnost (rozdíl mezi tvou nejvyšší a nejnižší může být nejvýše 3).</text:p>
        </text:list-item>
      </text:list>
      <text:list xml:id="list125018500557406" text:continue-list="list125019336783398" text:style-name="L28">
        <text:list-item>
          <text:p text:style-name="P1286"><text:span text:style-name="T1758">V</text:span>yber si dvě <text:span text:style-name="T1780">ze základních nebo pokročilých kouzel</text:span>.</text:p>
        </text:list-item>
        <text:list-item>
          <text:p text:style-name="P1355">Nauč se základy jedné dovednosti nebo si zvyš jednu dovednost na pokročilou.</text:p>
        </text:list-item>
      </text:list>
      <text:p text:style-name="P143"><text:span text:style-name="T614">6</text:span><text:span text:style-name="T613">. </text:span><text:span text:style-name="T600">úroveň</text:span></text:p>
      <text:list xml:id="list125018947628420" text:continue-list="list125018070866338" text:style-name="L30">
        <text:list-item>
          <text:p text:style-name="P1358"><text:span text:style-name="T1758">V</text:span>yber si dvě <text:span text:style-name="T1780">ze základních nebo pokročilých kouzel</text:span>.</text:p>
        </text:list-item>
        <text:list-item>
          <text:p text:style-name="P1357">Zvyš si jednu dovednost na pokročilou.</text:p>
        </text:list-item>
        <text:list-item>
          <text:p text:style-name="P1354">Můžeš si připoutat celkem čtyři magické předměty.</text:p>
        </text:list-item>
      </text:list>
      <text:h text:style-name="P1101" text:outline-level="4"><text:span text:style-name="T812">S</text:span><text:span text:style-name="T78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03059078" text:style-name="L37">
        <text:list-item>
          <text:p text:style-name="P1362">Připoutaný svitek při sesílání kouzla nemusíš držet v ruce, ale musíš ho mít u sebe (třeba v torně).</text:p>
        </text:list-item>
        <text:list-item>
          <text:p text:style-name="P140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3"><text:soft-page-break/>Když potřebnou magenergii nemáš nebo nechceš zaplatit, kouzlo stále můžeš seslat, ale svitek se při tom nenávratně zničí.</text:p>
        </text:list-item>
        <text:list-item>
          <text:p text:style-name="P1362">Při přestupu na další úroveň se místo kouzla z pravidel můžeš naučit kouzlo ze svitku. Od té chvíle ho budeš moci sesílat, i když svitek nebudeš mít připoutaný.</text:p>
        </text:list-item>
        <text:list-item>
          <text:p text:style-name="P1404"><text:span text:style-name="T7">Kouzelnická kouzla může ze svitk</text:span><text:span text:style-name="T13">ů</text:span><text:span text:style-name="T7"> sesílat jen kouzelník.</text:span></text:p>
        </text:list-item>
      </text:list>
      <text:h text:style-name="P1102"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77558761" text:style-name="L38">
        <text:list-item>
          <text:p text:style-name="P140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2">Základní k</text:span>ouzelnická kouzla</text:h>
      <text:h text:style-name="P1148" text:outline-level="5"><text:span text:style-name="T1741">Dým </text:span>*Fumideó*</text:h>
      <text:p text:style-name="P53"><text:span text:style-name="T1180">Dosah:</text:span> místo ve střední vzdálenosti<text:span text:style-name="T1750"><text:line-break/></text:span><text:span text:style-name="T1191">Trvání:</text:span><text:span text:style-name="T1725"> několik minut</text:span></text:p>
      <text:p text:style-name="P128">Kouzlo vytvoří všude v krátké vzdálenosti <text:span text:style-name="T1749">od cílového místa</text:span> hustý, neprůhledný dým. Kouř je těžší než vzduch, <text:span text:style-name="T1747">ale vítr jej snadno rozfouká</text:span>.</text:p>
      <text:h text:style-name="P1149" text:outline-level="5">Hyperprostor<text:span text:style-name="T781"> *Hye archom*</text:span></text:h>
      <text:p text:style-name="P69"><text:span text:style-name="T1192">Rozsah:</text:span><text:span text:style-name="T1751"> pouze ty a vše, co neseš</text:span></text:p>
      <text:p text:style-name="P249"><text:soft-page-break/><text:span text:style-name="T925">Pomocí tohoto kouzla </text:span><text:span text:style-name="T946">se</text:span><text:span text:style-name="T925"> můžeš přemístit na jiné místo v </text:span><text:span text:style-name="T581">krátké vzdálenosti</text:span><text:span text:style-name="T946">.</text:span><text:span text:style-name="T925"><text:line-break/><text:tab/></text:span><text:span text:style-name="T887">Pokud jsi na cílovém místě</text:span><text:span text:style-name="T925"> osobně byl od chvíle, kdy se</text:span><text:span text:style-name="T819">s</text:span><text:span text:style-name="T925"> naposledy probudil, </text:span><text:span text:style-name="T887">tak ho při sesílání nemusíš vidět</text:span><text:span text:style-name="T925">. </text:span><text:span text:style-name="T887">Když</text:span><text:span text:style-name="T925"> je </text:span><text:span text:style-name="T887">ale</text:span><text:span text:style-name="T925"> obsazeno, ať už předmětem nebo jiným tvorem, kouzlo nemá žádný efekt, ale magenergie je stejně spotřebována.<text:line-break/><text:tab/>Když </text:span><text:span text:style-name="T946">se</text:span><text:span text:style-name="T925"> chceš teleportovat někam, kde jsi v uvedené době osobně nebyl, musíš dobře vidět plochu, kam </text:span><text:span text:style-name="T946">se</text:span><text:span text:style-name="T925"> přemístíš. Nemůžeš </text:span><text:span text:style-name="T946">se </text:span><text:span text:style-name="T925">tedy například teleportovat na vrchol skály, když stojíš pod ní, protože tam nevidíš.<text:line-break/><text:tab/>Spolu s </text:span><text:span text:style-name="T946">tebou </text:span><text:span text:style-name="T925">se přemístí vše, co </text:span><text:span text:style-name="T947">neseš, včetně případných živých tvorů</text:span><text:span text:style-name="T925">. To například znamená, že j</text:span><text:span text:style-name="T946">si</text:span><text:span text:style-name="T925">-li svázán, přenese</text:span><text:span text:style-name="T946">š</text:span><text:span text:style-name="T925"> se i s pouty, </text:span><text:span text:style-name="T948">ale</text:span><text:span text:style-name="T925"> </text:span><text:span text:style-name="T948">když jsi</text:span><text:span text:style-name="T925"> někde přivázán nebo připoután, ne</text:span><text:span text:style-name="T946">můžeš se</text:span><text:span text:style-name="T925"> pře</text:span><text:span text:style-name="T946">místit</text:span><text:span text:style-name="T925">.<text:line-break/><text:tab/></text:span><text:span text:style-name="T949">Když se teleportuješ někomu do zad, budeš mít proti němu v příštím kole výhodu.</text:span></text:p>
      <text:p text:style-name="P249"><text:span text:style-name="T949">/</text:span><text:span text:style-name="T950">*</text:span></text:p>
      <text:p text:style-name="P250"><text:span text:style-name="T950">- možnost teleportovat se na míst</text:span><text:span text:style-name="T1003">o</text:span><text:span text:style-name="T95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1">teleportování „se souhlasem cíle“ určitě nechci, to je těžce disociovaná mechanika.</text:span></text:p>
      <text:p text:style-name="P250"><text:soft-page-break/><text:span text:style-name="T951">- </text:span><text:span text:style-name="T952">možná by šlo, že musíš cíl pevně chytit (mechanicky ho dostat do nevýhody) a on se nesmí ničeho pevně držet, být k tomu přivázaný a podobně. </text:span><text:span text:style-name="T953">Tím by ale asi šlo někoho drapsnout, teleportovat se na kraj propasti a zase ho pustit, což není ok.</text:span><text:span text:style-name="T951"><text:line-break/>- </text:span><text:span text:style-name="T952">omezení na „náklad, který dokážeš unést“, taky není úplně ideální, kouzelník by neměl muset bejt korba.</text:span></text:p>
      <text:p text:style-name="P252"><text:span text:style-name="T952">- „</text:span><text:span text:style-name="T954">souhlas“ by šlo vyjádřit nějakým hmotným tokenem – dotyčný si ode mne vezme destičku s mojí runou, nebo tak něco.</text:span></text:p>
      <text:p text:style-name="P251"><text:span text:style-name="T954">(</text:span><text:span text:style-name="T78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81"> self-only a na teleportaci někoho jiného používat </text:span><text:span text:style-name="T552">portál</text:span><text:span text:style-name="T781">.)</text:span></text:p>
      <text:p text:style-name="P16"/>
      <text:p text:style-name="P252"><text:span text:style-name="T781">IDEA </text:span><text:span text:style-name="T958">(inspirovaná Markyho systémem časoprostorové magie)</text:span><text:span text:style-name="T7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6">(tohle se mi fakt líbí – o tom, kam se portne, rozhoduje on. To eliminuje spoustu potenciálních exploitů)</text:span><text:span text:style-name="T781">.<text:line-break/>- automaticky to omezí dosah (za kolo se dá uběhnout jen krátká vzdálenost).<text:line-break/>- asi by to mělo jít kombit s rychlostí – portneš se na dvojnásobnou vzdálenost.<text:line-break/>- </text:span><text:span text:style-name="T962">Obecně se mi líbí interakce s dalšími schopnostmi. Dává třeba smysl vypít pavoučí lektvar a pak hodit teleport.</text:span><text:span text:style-name="T781"><text:line-break/>- spoustaný nebo plazící se kouzelník se moc daleko neportne.<text:line-break/>- když někoho poneseš, tak pak budeš náležitě vyflusanej (tohle je </text:span><text:soft-page-break/><text:span text:style-name="T781">otázka, může to tak bejt a nemusí).<text:line-break/>- </text:span><text:span text:style-name="T957">nemusel bych řešit viditelnost a „teleport na místo, kde jsi nedávno byl“.</text:span><text:span text:style-name="T781"><text:line-break/>Problém: Proč bys za to kolo nemohl někoho rovnou bodnout?<text:line-break/>- </text:span><text:span text:style-name="T955">kouzlo ovlivní pouze tebe. Můžeš sice v průběhu přesunu do někoho „bodnout“, ale nestane </text:span><text:span text:style-name="T961">se to, protože jeho tvoje kouzlo neovlivní</text:span><text:span text:style-name="T955">.<text:line-break/>Problém: Co když „po cestě“ něco upustíš, třeba bombu?<text:line-break/>- to by asi fakt jít nemělo. Věci můžeš pustit buď před nebo až po přesunu, ne v průběhu.</text:span><text:span text:style-name="T7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9"><text:span text:style-name="T959">Problém:</text:span><text:span text:style-name="T96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0"><text:span text:style-name="T960">Když se snažíš někomu utéct nebo ho naopak dohonit, tak sesláním hyperprostoru získáš kolo navíc </text:span><text:span text:style-name="T1691">(</text:span><text:span text:style-name="T981">lépe: </text:span><text:span text:style-name="T1691">zkr</text:span><text:span text:style-name="T981">átíš nebo prodloužíš náskok o jedno kolo</text:span><text:span text:style-name="T1691">)</text:span><text:span text:style-name="T960"> – když tedy běžíš obvyklou rychlostí, tak tím zkrátíš nebo prodloužíš náskok o krátkou vzdálenost.</text:span></text:p>
      <text:p text:style-name="P17">*/</text:p>
      <text:h text:style-name="P1150" text:outline-level="5">Magický štít *Magomágen*</text:h>
      <text:p text:style-name="P71"><text:span text:style-name="T556">Dosah:</text:span><text:span text:style-name="T819"> </text:span><text:span text:style-name="T820">krátký</text:span></text:p>
      <text:p text:style-name="P10"><text:soft-page-break/><text:span text:style-name="T1726">K</text:span>olem tvého cíle se na okamžik vytvoří neviditelný magický štít. <text:span text:style-name="T1783">Proti</text:span> vše<text:span text:style-name="T1783">m</text:span> útok<text:span text:style-name="T1783">ům</text:span> veden<text:span text:style-name="T1784">ým</text:span> proti němu v tomto kole si házíš na obranu Duší s <text:span text:style-name="T2588">výhodou (+1)</text:span> za plnou obranu. <text:span text:style-name="T1785">Když se brání také, počítá se lepší z výsledků.</text:span></text:p>
      <text:h text:style-name="P1151" text:outline-level="5">Modrý blesk *Artak bárak*</text:h>
      <text:p text:style-name="P72"><text:span text:style-name="T556">Dosah:</text:span><text:span text:style-name="T819"> </text:span><text:span text:style-name="T873">střední</text:span><text:span text:style-name="T820"><text:line-break/></text:span><text:span text:style-name="T559">Rozsah:</text:span><text:span text:style-name="T844"> 1 cíl<text:line-break/></text:span><text:span text:style-name="T560">Hod:</text:span><text:span text:style-name="T845"> Duše + k6 proti Síle</text:span><text:span text:style-name="T844"><text:line-break/></text:span><text:span text:style-name="T560">Zranění:</text:span><text:span text:style-name="T845"> </text:span><text:span text:style-name="T874">4</text:span><text:span text:style-name="T845">kz bleskem</text:span></text:p>
      <text:p text:style-name="P8">Od zranění se odečítá zbroj a štít.</text:p>
      <text:h text:style-name="P1152" text:outline-level="5">Návrat *Chazarah*</text:h>
      <text:p text:style-name="P77"><text:span text:style-name="T556">Dosah:</text:span><text:span text:style-name="T819"> </text:span><text:span text:style-name="T1004">dotek</text:span></text:p>
      <text:p text:style-name="P27"><text:span text:style-name="T781">Vrátí cíl na místo, kde dříve byl. Cílové místo může být nejvýše ve střední vzdálenosti od tebe, cíl jsi na něm musel vidět v době od svého posledního spánku </text:span><text:span text:style-name="T2868">a</text:span><text:span text:style-name="T781"> nic </text:span><text:span text:style-name="T2868">nesmí</text:span><text:span text:style-name="T781"> nebrání tomu, aby se tam cíl vrátil </text:span><text:span text:style-name="T2869">a bezpečně tam setrval</text:span><text:span text:style-name="T781">.</text:span></text:p>
      <text:p text:style-name="P26">Návrat tedy nejde seslat, například když:</text:p>
      <text:list xml:id="list1703472854" text:style-name="L39">
        <text:list-item>
          <text:p text:style-name="P1287">Cílové místo bylo na lodi a ta mezitím odplula</text:p>
        </text:list-item>
        <text:list-item>
          <text:p text:style-name="P1406"><text:span text:style-name="T781">Na cílovém místě teď někdo </text:span><text:span text:style-name="T1005">nebo </text:span><text:span text:style-name="T1006">něco</text:span><text:span text:style-name="T781"> stojí</text:span></text:p>
        </text:list-item>
        <text:list-item>
          <text:p text:style-name="P1406"><text:span text:style-name="T781">Někdo tam do země udělal díru </text:span><text:span text:style-name="T1005">nebo tam nalíčil propadlo</text:span></text:p>
        </text:list-item>
        <text:list-item>
          <text:p text:style-name="P1288">Cíl seděl na židli, ale někdo ji potom naříznul, takže by se teď pod ním zřítila</text:p>
        </text:list-item>
      </text:list>
      <text:p text:style-name="P628"><text:soft-page-break/>Přemísťovat můžeš živé tvory i předměty, ale pro předměty platí stejné podmínky. Pokud tedy cíl kouzla nese něco, co neměl v čase a místě, kam ho chceš přemístit, kouzlo není možné seslat. <text:span text:style-name="T2860">Když mu oproti původnímu stavu nějaké předměty chybí, seslání kouzla to nebrání.</text:span></text:p>
      <text:p text:style-name="P628"><text:span text:style-name="T1180">Příklad:</text:span> Když tě někdo svázal, nemůžeš se pomocí <text:span text:style-name="T1180">návratu</text:span> z pout odteleportovat do místa a času, kde jsi svázaný nebyl.</text:p>
      <text:p text:style-name="P629">Cíle se musíš dotknout. Pokud se tomu brání, <text:span text:style-name="T2861">potřebuješ</text:span> získat úspěch Finesou.</text:p>
      <text:p text:style-name="P629">/<text:span text:style-name="T2862">* Dotyk je asi nejlepší nedisociované řešení teleportace nesouhlasících cílů. */</text:span></text:p>
      <text:p text:style-name="P630">TODO: „Vyportování se z pout“ nepůjde <text:span text:style-name="T2863">už</text:span> díky tomu, že je kouzleník spoutaný <text:span text:style-name="T2863">a nemůže gestikulovat</text:span>. Takže cíl se <text:span text:style-name="T2863">klidně může</text:span> portn<text:span text:style-name="T2863">out</text:span> bez věcí, které původně neměl (popadají na zem) – <text:span text:style-name="T2863">čím míň podmínek na seslání, tím líp</text:span>.</text:p>
      <text:h text:style-name="P1153" text:outline-level="5">Protoplazma *Prorep tohabet*</text:h>
      <text:p text:style-name="P78"><text:span text:style-name="T556">Dosah:</text:span><text:span text:style-name="T819"> </text:span><text:span text:style-name="T820">k</text:span><text:span text:style-name="T847">o</text:span><text:span text:style-name="T877">n</text:span><text:span text:style-name="T847">taktní</text:span><text:span text:style-name="T820"><text:line-break/></text:span><text:span text:style-name="T559">Rozsah:</text:span><text:span text:style-name="T844"> 1 cíl<text:line-break/></text:span><text:span text:style-name="T573">Trvání:</text:span><text:span text:style-name="T876"> několik minut<text:line-break/></text:span><text:span text:style-name="T587">Hod:</text:span><text:span text:style-name="T920"> Duše + k6 proti Finese</text:span></text:p>
      <text:p text:style-name="P13">Po chvíli soustředění z <text:span text:style-name="T1744">tvých</text:span> rozpažených rukou vytrysknou proudy lepkavého protoplazmatického slizu, <text:span text:style-name="T2869">který cíli ztěžuje pohyb. Je jím také možné něco uhasit.<text:line-break/><text:tab/>Za první získaný úspěch bude mít cíl nevýhodu, každý další mu sníží rychlost pohybu na polovinu.</text:span></text:p>
      <text:h text:style-name="P1154" text:outline-level="5"><text:soft-page-break/>Sugesce *Inirinsico*</text:h>
      <text:p text:style-name="P73"><text:span text:style-name="T556">Dosah:</text:span><text:span text:style-name="T819"> </text:span><text:span text:style-name="T878">k</text:span><text:span text:style-name="T888">ontaktní</text:span><text:span text:style-name="T820"><text:line-break/></text:span><text:span text:style-name="T559">Rozsah:</text:span><text:span text:style-name="T844"> 1 </text:span><text:span text:style-name="T879">inteligentní tvor</text:span><text:span text:style-name="T844"><text:line-break/></text:span><text:span text:style-name="T573">Trvání:</text:span><text:span text:style-name="T876"> několik minut<text:line-break/></text:span><text:span text:style-name="T576">Hod:</text:span><text:span text:style-name="T88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2">si</text:span> pravý stav věcí a vzpomene si, že tě slyšel vyslovit kouzelné slovo. Co z toho vyvodí a jak zareaguje, je na úvaze Pána jeskyně.</text:p>
      <text:h text:style-name="P1154" text:outline-level="5">Světlo <text:span text:style-name="T781">*Luxmen*</text:span></text:h>
      <text:p text:style-name="P73"><text:span text:style-name="T567">Dosah:</text:span><text:span text:style-name="T858"> Dotyk<text:line-break/></text:span><text:span text:style-name="T577">Trvání:</text:span><text:span text:style-name="T883"> několik minut</text:span><text:span text:style-name="T858"><text:line-break/></text:span><text:span text:style-name="T568">Oslepení:</text:span><text:span text:style-name="T859"> Duše + k6 proti Finese</text:span></text:p>
      <text:p text:style-name="P11">Předmět, kterého se dotkneš, bude <text:span text:style-name="T1787">několik minut </text:span>svítit <text:span text:style-name="T1788">asi jako lucerna</text:span>. <text:span text:style-name="T1788">Kdykoliv v průběhu trvání můžeš pomocí </text:span><text:span text:style-name="T1193">s</text:span><text:span text:style-name="T1194">oustředění</text:span><text:span text:style-name="T1790"> libovolně měnit barvu světla a jeho intenzitu. Nejvyšší možná je zhruba jako maják. </text:span><text:span text:style-name="T1195">Světlo</text:span><text:span text:style-name="T1788"> pak ozáří i velký sál a je natolik jasné, že oslepí každého, kdo nemá předem zakryté oči a neuspěje v hodu na odolání. Když se přestaneš </text:span><text:span text:style-name="T1196">soustředit</text:span><text:span text:style-name="T1789">, barva a intenzita světla se vrátí na původní a případné oslepení odezní.</text:span></text:p>
      <text:h text:style-name="Heading_20_3" text:outline-level="3"><text:span text:style-name="T1786">Pokročilá k</text:span>ouzelnická kouzla</text:h>
      <text:h text:style-name="P1149" text:outline-level="5">Hypnóza *Sómnos*</text:h>
      <text:p text:style-name="P54"><text:span text:style-name="T1187">Vyvolání:</text:span><text:span text:style-name="T1726"> 1 minuta</text:span><text:line-break/><text:span text:style-name="T1180">Dosah:</text:span> <text:span text:style-name="T1728">kontaktní</text:span></text:p>
      <text:p text:style-name="P129"><text:soft-page-break/>Po dobu <text:span text:style-name="T1186">soustředění</text:span> bude cíl plnit všechny tvoje příkazy a nebude dělat nic jiného. <text:span text:style-name="T1727">Instrukce musí být jednoduché, jednoznačné věty. Může jít o nebezpečný příkaz, ale ne o sebevražedný. Dotyčný neprozradí nic, co považuje za tajemství.<text:line-break/><text:tab/>Můžeš také cíli</text:span><text:span text:style-name="T78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8">cíl</text:span><text:span text:style-name="T781"> všechno pamatuje, ledaže by dostal posthypnotický příkaz, aby na všechno zapomněl. V případě, že dojde ke konfliktu různých posthypnotických příkazů, platit bude ten, který byl zadaný nejpozději.</text:span></text:p>
      <text:h text:style-name="P1149" text:outline-level="5">Levitace *Planere*</text:h>
      <text:p text:style-name="P19"><text:span text:style-name="T1187">Dosah:</text:span><text:span text:style-name="T1726"> dotyk<text:line-break/></text:span><text:span text:style-name="T1187">Rozsah:</text:span><text:span text:style-name="T1726"> 1 osoba nebo předmět<text:line-break/></text:span><text:span text:style-name="T1187">Trvání:</text:span><text:span text:style-name="T1726"> po dobu dotyku a soustředění</text:span></text:p>
      <text:p text:style-name="P263"><text:span text:style-name="T781">T</text:span><text:span text:style-name="T972">ímto</text:span><text:span text:style-name="T781"> kouzl</text:span><text:span text:style-name="T972">e</text:span><text:span text:style-name="T973">m</text:span><text:span text:style-name="T781"> </text:span><text:span text:style-name="T968">můžeš </text:span><text:span text:style-name="T975">libovolně</text:span><text:span text:style-name="T968"> </text:span><text:span text:style-name="T972">zpomalit rychlost pádu</text:span><text:span text:style-name="T968"> osob</text:span><text:span text:style-name="T972">y</text:span><text:span text:style-name="T968"> nebo předmět</text:span><text:span text:style-name="T972">u</text:span><text:span text:style-name="T968">, kter</text:span><text:span text:style-name="T972">ý</text:span><text:span text:style-name="T968"> by dokázal zvednout někdo se stejnou </text:span><text:span text:style-name="T1014">Fyzičkou</text:span><text:span text:style-name="T968">, jakou máš Duši /</text:span><text:span text:style-name="T1014">* tohle nedává smysl, ale beztak to má novou verzi, takže to není třeba řešit */</text:span><text:span text:style-name="T973">.</text:span><text:span text:style-name="T781"> Znamená to, že sice nebude snazší </text:span><text:span text:style-name="T969">cíl</text:span><text:span text:style-name="T781"> zvednout </text:span><text:span text:style-name="T966">nebo někam hodit</text:span><text:span text:style-name="T781">, ale když se ti to podaří </text:span><text:span text:style-name="T975">a zpomalíš rychlost jeho pádu na nulu</text:span><text:span text:style-name="T781">, zůstane „viset ve vzduchu“. </text:span><text:span text:style-name="T974">Dokud </text:span><text:span text:style-name="T976">kouzlo trvá</text:span><text:span text:style-name="T974">, můžeš libovolně měnit, jak pomalu </text:span><text:span text:style-name="T976">cíl</text:span><text:span text:style-name="T974"> padá. J</text:span><text:span text:style-name="T971">akmile se </text:span><text:span text:style-name="T976">přestaneš</text:span><text:span text:style-name="T971"> soustředit nebo dotýkat </text:span><text:span text:style-name="T974">cíle</text:span><text:span text:style-name="T971">, kouzlo </text:span><text:span text:style-name="T977">pomine</text:span><text:span text:style-name="T971"> a cíl</text:span><text:span text:style-name="T781"> spadne </text:span><text:span text:style-name="T971">normální rychlostí</text:span><text:span text:style-name="T781">.</text:span></text:p>
      <text:p text:style-name="Example_20_Header"><text:soft-page-break/><text:span text:style-name="T965">P</text:span><text:span text:style-name="T781">říklady použití:</text:span></text:p>
      <text:p text:style-name="P828"><text:span text:style-name="T781">S pomocí </text:span><text:span text:style-name="T552">levitace</text:span><text:span text:style-name="T781"> se můžeš například odrazit a </text:span><text:span text:style-name="T967">setrvačností</text:span><text:span text:style-name="T781"> „přeplachtit“ propast nebo průrvu, nebo relativně bez námahy přepravovat těžký náklad – pokud ho nějak dokážeš zvednout, bude dál viset ve stejné výšce a budeš ho tedy moci relativně snadno někam odtlačit. </text:span><text:span text:style-name="T970">Postupnou změnou rychlosti pádu cíle m</text:span><text:span text:style-name="T965">ůžeš </text:span><text:span text:style-name="T970">také </text:span><text:span text:style-name="T978">cíl</text:span><text:span text:style-name="T965"> pomalu a bezpečně nechat „snést“ k zemi.</text:span></text:p>
      <text:h text:style-name="P1149" text:outline-level="5">Mágův velký mix<text:span text:style-name="T781"> *Magomegamix*</text:span></text:h>
      <text:p text:style-name="P55"><text:span text:style-name="T556">Dosah:</text:span><text:span text:style-name="T819"> </text:span><text:span text:style-name="T820">krátký<text:line-break/></text:span><text:span text:style-name="T821">Zranění: </text:span><text:span text:style-name="T822">6</text:span><text:span text:style-name="T821">kz </text:span><text:span text:style-name="T822">(cíl si nepočítá zbroj)</text:span></text:p>
      <text:p text:style-name="P123"><text:span text:style-name="T781">Toto kouzlo nejprve vytvoří kolem zvoleného protivníka žlutý mlhovinový opar a posléze se pokusí zcela náhodně prohodit umístění všech molekul jeho těla. </text:span><text:span text:style-name="T824">Kouzlo působí jen na </text:span><text:span text:style-name="T825">tvory z masa a kostí (včetně nemrtvých, </text:span><text:span text:style-name="T826">kteří mají nějaké tělo</text:span><text:span text:style-name="T825">)</text:span><text:span text:style-name="T824">.</text:span><text:span text:style-name="T781"><text:line-break/><text:tab/></text:span><text:span text:style-name="T822">Hází se, jako by šlo o zraňující útok, </text:span><text:span text:style-name="T82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1"><text:line-break/><text:tab/>Seslání dalšího </text:span><text:span text:style-name="T552">mágova velkého mixu</text:span><text:span text:style-name="T781"> na takto vzniklý rosol celý efekt zvrátí, takže se místo rosolu objeví zase původní cíl. </text:span><text:span text:style-name="T823">B</text:span><text:span text:style-name="T781">ude úplně nahý, ve stejné kondici jako před sesláním prvního magomegamixu a z doby, kdy z něj byl rosol, si nebude vůbec nic pamatovat.</text:span></text:p>
      <text:h text:style-name="P1149" text:outline-level="5">Melenina krása *Melenebeau*</text:h>
      <text:p text:style-name="P56"><text:span text:style-name="T556">Dosah:</text:span><text:span text:style-name="T819"> </text:span><text:span text:style-name="T827">dotyk</text:span></text:p>
      <text:p text:style-name="P130"><text:soft-page-break/><text:span text:style-name="T827">T</text:span><text:span text:style-name="T781">oto kouzlo změní vzezření cílové osoby tak, že bude pro ostatní jedince své rasy neobyčejně krásná, </text:span><text:span text:style-name="T829">a to</text:span><text:span text:style-name="T781"> až do chvíle, než </text:span><text:span text:style-name="T828">dotyčný</text:span><text:span text:style-name="T781"> usne.<text:line-break/><text:tab/>Poněkud nepříjemný vedlejší účinek kouzla je, že po celý další den bude cíl naopak vypadat mimořádně odpudivě.</text:span></text:p>
      <text:h text:style-name="P1155" text:outline-level="5">Metamorfóza *Aloiósis*</text:h>
      <text:p text:style-name="P66"><text:span text:style-name="T556">Dosah:</text:span><text:span text:style-name="T819"> </text:span><text:span text:style-name="T867">dotyk</text:span><text:span text:style-name="T820"><text:line-break/></text:span><text:span text:style-name="T559">Rozsah:</text:span><text:span text:style-name="T844"> 1 humanoidní osoba<text:line-break/></text:span><text:span text:style-name="T571">Sesílání:</text:span><text:span text:style-name="T867"> 1 minuta<text:line-break/></text:span><text:span text:style-name="T572">Trvání:</text:span><text:span text:style-name="T868"> několik minut</text:span></text:p>
      <text:p text:style-name="P610"><text:span text:style-name="T78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0">nezíská</text:span><text:span text:style-name="T869"> jiné </text:span><text:span text:style-name="T870">než rasové</text:span><text:span text:style-name="T869"> schopnosti ani dovednosti cílového tvora, </text:span><text:span text:style-name="T870">vlastnosti získané kouzlem nebo magickým původem, ani specifické zranitelnosti </text:span><text:span text:style-name="T844">(v podobě lykantropa mu tedy </text:span><text:span text:style-name="T870">například</text:span><text:span text:style-name="T844"> nebude vadit stříbro)</text:span><text:span text:style-name="T869">.<text:line-break/><text:tab/></text:span><text:span text:style-name="T871">Zpětná proměna </text:span><text:span text:style-name="T872">nastane samovolně a</text:span><text:span text:style-name="T871"> trvá stejně dlouho jako sesílání.</text:span></text:p>
      <text:p text:style-name="P611"><text:soft-page-break/><text:span text:style-name="T871">/</text:span><text:span text:style-name="T991">* TODO: Buď trochu uvolnit omezení na rozdíl velikosti, nebo předělat příklad, kde se Kara (člověk) metamorfózou změní v trpaslíka.</text:span></text:p>
      <text:p text:style-name="P611"><text:span text:style-name="T991">- </text:span><text:span text:style-name="T992">odkaz na to je v kapitole </text:span><text:span text:style-name="T1033">Herní postupy</text:span><text:span text:style-name="T992"> / </text:span><text:span text:style-name="T1033">Přetvářka</text:span><text:span text:style-name="T1174"> (původní příklad je ještě někde dřív)</text:span><text:span text:style-name="T1175"> </text:span><text:span text:style-name="T991">*/</text:span></text:p>
      <text:h text:style-name="P1156" text:outline-level="5">Mont<text:span text:style-name="T2859">y</text:span>ho čardáš *Montymero*</text:h>
      <text:p text:style-name="P62"><text:span text:style-name="T556">Dosah:</text:span><text:span text:style-name="T819"> </text:span><text:span text:style-name="T820">krátký<text:line-break/></text:span><text:span text:style-name="T559">Rozsah:</text:span><text:span text:style-name="T844"> 1-</text:span><text:span text:style-name="T850">3</text:span><text:span text:style-name="T844"> cíl</text:span><text:span text:style-name="T850">e</text:span><text:span text:style-name="T848"><text:line-break/></text:span><text:span text:style-name="T560">Hod:</text:span><text:span text:style-name="T845"> Duše + k6 proti </text:span><text:span text:style-name="T848">Duši </text:span><text:span text:style-name="T850">(ověření každé kolo)</text:span><text:span text:style-name="T848"><text:line-break/></text:span><text:span text:style-name="T562">Trvání:</text:span><text:span text:style-name="T849"> Soustředění</text:span></text:p>
      <text:p text:style-name="P76"><text:span text:style-name="T848">Toto kouzlo účinkuje pouze na inteligentní cíle (tedy s vyšší než zvířecí inteligencí). Protivníci, kteří neuspějí v hodu na obranu proti kouzlu, jsou postiženi těžkým psychickým šokem a po dobu </text:span><text:span text:style-name="T993">tv</text:span><text:span text:style-name="T1692">é</text:span><text:span text:style-name="T993">ho</text:span><text:span text:style-name="T848"> </text:span><text:span text:style-name="T561">soustředění</text:span><text:span text:style-name="T848"> </text:span><text:span text:style-name="T850">mají potřebu </text:span><text:span text:style-name="T848">zběsile tančit a křepčit. </text:span><text:span text:style-name="T850">Nemohou útočit, kouzlit a podobně a brání se s nevýhodou. </text:span><text:span text:style-name="T851">Každé kolo se hází znovu a cíle tedy mají možnost se probrat. Efekt kouzla také pomine, </text:span><text:span text:style-name="T994">když cíl při tancování někdo vyruší – ať už útokem, nebo třeba když ho chytí, aby ho mohl svázat</text:span><text:span text:style-name="T848">.</text:span></text:p>
      <text:p text:style-name="P76"><text:span text:style-name="T848">/</text:span><text:span text:style-name="T995">*</text:span></text:p>
      <text:p text:style-name="P20">IDEA: Zrušit trvání: soustředění. Místo toho zmínit, že se to dá kouzlit opakovaně – <text:span text:style-name="T2841">to nepůjde, viz dále</text:span>.</text:p>
      <text:p text:style-name="P614"><text:span text:style-name="T781">- </text:span><text:span text:style-name="T996">pak možná přeformulovat podmínku nějak ve smyslu, že cíl musí mít možnost volně křepčit, jinak to automaticky failne </text:span><text:span text:style-name="T997">(kvůli tomu, aby nešlo cíle v průběhu křepčení pevně svázat)</text:span><text:span text:style-name="T996">.</text:span></text:p>
      <text:p text:style-name="P615"><text:span text:style-name="T996">I </text:span><text:span text:style-name="T781">když, je to vůbec potřeba? </text:span><text:span text:style-name="T997">(Jo, je.)</text:span><text:span text:style-name="T781"> Když se to bude kouzlit každé kolo, tak je to jako zápas – jako kdyby cíl někdo fyzicky držel.</text:span></text:p>
      <text:p text:style-name="P20">*/</text:p>
      <text:p text:style-name="P20"><text:soft-page-break/>/<text:span text:style-name="T284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8"> </text:span><text:span text:style-name="Emphasis"><text:span text:style-name="T2785">Montyho čardáš</text:span></text:span><text:span text:style-name="T2548"> </text:span><text:span text:style-name="T254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5">(Varianta A): Když totiž cíle mají možnost v průběhu křepčení působení kouzla odolat, tak při tom zjevně kouzelníka neohrožují a hází si tedy </text:span><text:span text:style-name="Emphasis"><text:span text:style-name="T2785">na obranu</text:span></text:span><text:span text:style-name="T2545">. To znamená dvě věci:</text:span><text:line-break/><text:line-break/><text:span text:style-name="T2545">1) Hází si duší (protože je to kouzlo působíci na duši).</text:span><text:line-break/><text:span text:style-name="T2545">2) Když kouzelníka přehodí, tak se z působení kouzla dostanou a v dalším kole mohou něco dělat, ale nemohou ho hned v tom samém kole ohrozit (protože se jen bránily).</text:span><text:line-break/><text:line-break/><text:span text:style-name="T2545">(Varianta B): Naproti tomu při sesílání každé kolo znovu tak by si cíle házely </text:span><text:span text:style-name="Emphasis"><text:span text:style-name="T2546">na ú</text:span></text:span><text:span text:style-name="Emphasis"><text:span text:style-name="T2547">tok </text:span></text:span><text:span text:style-name="T2545">a by to bylo takto:</text:span><text:line-break/><text:line-break/><text:span text:style-name="T2545">1) Cíly by mohly chtít každé kolo kouzelníka ohrozit, takže by si nemusely házet Duší.</text:span><text:line-break/><text:span text:style-name="T2545">2) Když by třeba ve druhém kole křepčící ork kouzelníka ohrozil, tak by ho za získané úspěchy mohl rovnou praštit.</text:span><text:line-break/><text:line-break/><text:span text:style-name="T2545">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56" text:outline-level="5">Najdi nevid<text:span text:style-name="T1742">itel</text:span>né *Heurískon avidia*</text:h>
      <text:p text:style-name="P63"><text:span text:style-name="T556">Dosah:</text:span><text:span text:style-name="T819"> </text:span><text:span text:style-name="T820">k</text:span><text:span text:style-name="T852">ontaktní</text:span><text:span text:style-name="T820"><text:line-break/></text:span><text:span text:style-name="T559">Rozsah:</text:span><text:span text:style-name="T844"> 1 cíl</text:span><text:span text:style-name="T848"><text:line-break/></text:span><text:span text:style-name="T562">Trvání:</text:span><text:span text:style-name="T849"> </text:span><text:span text:style-name="T856">Několik minut</text:span></text:p>
      <text:p text:style-name="P139"><text:soft-page-break/><text:span text:style-name="T849">C</text:span><text:span text:style-name="T781">íl kouzla po dobu tvého soustředění uvidí neviditelné tvory a předměty. Sem patří postavy zneviditel</text:span><text:span text:style-name="T854">ně</text:span><text:span text:style-name="T781">né kouzlem, alchymistickým lektvarem či magickým předmětem, ale také bytosti, které jsou ze své podstaty neviditelné, například nevidění.<text:line-break/><text:tab/></text:span><text:span text:style-name="T853">Kouzlo ale neúčinkuje na bytosti, které nemají hmotnou podstatu (různí duchové a podobně).</text:span></text:p>
      <text:h text:style-name="P1156" text:outline-level="5">Neviditelnost<text:span text:style-name="T781"> *Avidius*</text:span></text:h>
      <text:p text:style-name="P64"><text:span text:style-name="T563">Trvání:</text:span><text:span text:style-name="T855"> Několik minut<text:line-break/></text:span><text:span text:style-name="T559">Rozsah:</text:span><text:span text:style-name="T844"> 1 cíl</text:span></text:p>
      <text:p text:style-name="P22">Cíl kouzla spolu se vším, co nes<text:span text:style-name="T1977">l ve chvíli seslání</text:span>, bude po dobu trvání <text:span text:style-name="T1978">kouzla</text:span> neviditelný. <text:span text:style-name="T1977">Odložené věci zůstávají neviditelné po celou dobu působení. Předměty sebrané po seslání kouzla zůstávají viditelné.</text:span><text:line-break/><text:tab/>Dotyčný by se měl mít na pozoru<text:span text:style-name="T1863">, protože ti, kdo jsou zvyklí proti magii bojovat, znají různé triky, jak neviditelného odhalit: Mohou například zaplnit prostor řídkou mlhou nebo dýmem, takže spatří jeho obrys, nebo třeba rozpráší </text:span><text:span text:style-name="T1197">kýchací prášek</text:span><text:span text:style-name="T1863">, takže se pak sám prozradí.</text:span></text:p>
      <text:p text:style-name="P22">/<text:span text:style-name="T2840">*</text:span></text:p>
      <text:p text:style-name="P23">TODO: Příklad s krollem kouzleníkem, kde mu zranění přeruší soustředění a přijde tím o svou neviditelnost.</text:p>
      <text:p text:style-name="P23">*/</text:p>
      <text:h text:style-name="P1156" text:outline-level="5">Oheň *Igneum*</text:h>
      <text:p text:style-name="P68"><text:span text:style-name="T563">Trvání:</text:span><text:span text:style-name="T855"> Několik minut<text:line-break/></text:span><text:span text:style-name="T556">Dosah:</text:span><text:span text:style-name="T819"> </text:span><text:span text:style-name="T857">krátký<text:line-break/></text:span><text:span text:style-name="T574">Rozsah:</text:span><text:span text:style-name="T880"> oblast v kontaktní vzdálenosti od cílového místa<text:line-break/></text:span><text:span text:style-name="T575">Zranění</text:span><text:span text:style-name="T881">: každé kolo 4kz ohněm - Zbroj</text:span></text:p>
      <text:p text:style-name="P140"><text:soft-page-break/>Tímto kouzlem stvoříš na cílovém místě magické plameny. Můžeš jimi například zahradit chodbu nebo zcela zaplnit malou místnost. <text:span text:style-name="T1745">Na cílovém místě nemusí být nic hořlavého, musí tam ale být schopen normální oheň – nelze tedy například vyvolat </text:span><text:span text:style-name="T1190">oheň</text:span><text:span text:style-name="T1745"> pod vodou. </text:span><text:span text:style-name="T118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46">Pokud na tebe při sesílání někdo útočí, musíš se bránit Finesou, i když sesíláš plameny pod něj.</text:span> Kouzlo také zapálí nebo spálí všechno, co by za stejnou dobu zapálil obyčejný oheň.</text:p>
      <text:h text:style-name="P1156" text:outline-level="5">Rychlost *Hyperio*</text:h>
      <text:p text:style-name="P61"><text:span text:style-name="T556">Dosah:</text:span><text:span text:style-name="T819"> </text:span><text:span text:style-name="T820">k</text:span><text:span text:style-name="T847">oktaktní</text:span><text:span text:style-name="T820"><text:line-break/></text:span><text:span text:style-name="T559">Rozsah:</text:span><text:span text:style-name="T844"> 1 cíl</text:span></text:p>
      <text:p text:style-name="P96"><text:span text:style-name="T1608">Z</text:span><text:span text:style-name="T1621">dvojnásobí rychlost běhu (</text:span><text:span text:style-name="T1622">postava</text:span><text:span text:style-name="T1621"> bude běhat zhruba stejně rychle jako kůň).</text:span></text:p>
      <text:h text:style-name="P1157" text:outline-level="5">Ticho *Silenció*</text:h>
      <text:p text:style-name="P138"><text:span text:style-name="T819">P</text:span><text:span text:style-name="T781">o dobu </text:span><text:span text:style-name="T552">soustředění</text:span><text:span text:style-name="T781"> bude všude kolem tebe až do vzdálenosti (Duše) metrů naprosté ticho. Znamená to mimo jiné, že v tomto prostoru nepůjde sesílat kouzla. </text:span><text:span text:style-name="T835">Slyšet není nic, tedy ani zvuky zvenku.</text:span><text:span text:style-name="T781"> Kroll uvnitř této oblasti nebude moci použít svůj utrasluch vůbec, z vnějšku pro něj bude pouze představovat „temnou“, neprůhlednou </text:span><text:span text:style-name="T836">kouli</text:span><text:span text:style-name="T781">. </text:span></text:p>
      <text:h text:style-name="P1157" text:outline-level="5"><text:soft-page-break/>Tma *Obscurum*</text:h>
      <text:p text:style-name="P137"><text:span text:style-name="T819">P</text:span><text:span text:style-name="T781">o dobu </text:span><text:span text:style-name="T552">soustředění</text:span><text:span text:style-name="T781"> bude všude kolem tebe až do vzdálenosti (Duše) metrů naprostá tma. Trpaslíkovo </text:span><text:span text:style-name="T552">infravidění</text:span><text:span text:style-name="T781"> je také vyřazeno. </text:span><text:span text:style-name="T833">Lucerny, svíčky a další zdroje světla tím nebudou uhašeny. Když je někdo vynese ven, budou opět svítit. Zvenku bude vidět nepřirozená koule temnoty zakrývající vše, co je za ní. Zevnitř není vidět </text:span><text:span text:style-name="T834">nic, tedy ani</text:span><text:span text:style-name="T833"> ven.</text:span></text:p>
      <text:h text:style-name="P1157" text:outline-level="5">Vodní dech *Aqua spiro*</text:h>
      <text:p text:style-name="P59"><text:span text:style-name="T556">Dosah:</text:span><text:span text:style-name="T819"> </text:span><text:span text:style-name="T1008">dotyk</text:span><text:span text:style-name="T832"><text:line-break/></text:span><text:span text:style-name="T919">Trvání: několik minut</text:span></text:p>
      <text:p text:style-name="P136"><text:span text:style-name="T832">C</text:span><text:span text:style-name="T781">íl </text:span><text:span text:style-name="T1007">může</text:span><text:span text:style-name="T781"> </text:span><text:span text:style-name="T1007">dýchat</text:span><text:span text:style-name="T781"> pod vodou.</text:span></text:p>
      <text:h text:style-name="P1157" text:outline-level="5">Zaklep *Taptap*</text:h>
      <text:p text:style-name="P58"><text:span text:style-name="T556">Dosah:</text:span><text:span text:style-name="T819"> </text:span><text:span text:style-name="T831">dotyk</text:span></text:p>
      <text:p text:style-name="P134"><text:span text:style-name="T1735">Kouzlo </text:span><text:span text:style-name="T1188">zaklep</text:span><text:span text:style-name="T1735"> po dobu </text:span><text:span text:style-name="T1188">soustředění</text:span><text:span text:style-name="T1735"> potlačí jakékoliv zamykací kouzlo, které působí na cílový zámek</text:span>. <text:span text:style-name="T1736">Zámek neodemkne, pouze umožní, aby šel</text:span> vypáčit nebo odemknout klíčem. Zamykací kouzlo <text:span text:style-name="T1737">tím navíc není zrušeno</text:span>, takže když <text:span text:style-name="T1738">jej někdo</text:span> <text:span text:style-name="T1735">znovu zamkne</text:span>, bud<text:span text:style-name="T1735">e</text:span> opět <text:span text:style-name="T1735">chráněný proti odemknutí a vypáčení</text:span>.</text:p>
      <text:h text:style-name="P1157" text:outline-level="5">Zamkni *Linol*</text:h>
      <text:p text:style-name="P57"><text:span text:style-name="T556">Dosah:</text:span><text:span text:style-name="T819"> </text:span><text:span text:style-name="T830">dotyk<text:line-break/></text:span><text:span text:style-name="T557">Trvání:</text:span><text:span text:style-name="T837"> </text:span><text:span text:style-name="T884">několik minut </text:span><text:span text:style-name="T885">(</text:span><text:span text:style-name="T884">při pomalém seslání je účinek trvalý</text:span><text:span text:style-name="T885">)</text:span></text:p>
      <text:p text:style-name="P135"><text:span text:style-name="T820">T</text:span><text:span text:style-name="T7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81"> odemkne.<text:line-break/><text:tab/></text:span><text:span text:style-name="T886">Toto kouzlo můžeš také seslat formou krátkého rituálu. Zabere to </text:span><text:span text:style-name="T887">zhruba minutu</text:span><text:span text:style-name="T886">, ale účinek je pak trvalý.</text:span></text:p>
      <text:h text:style-name="P1157" text:outline-level="5"><text:soft-page-break/>Zelen<text:span text:style-name="T1740">ý</text:span> blesk *Járak bárak*</text:h>
      <text:p text:style-name="P67"><text:span text:style-name="T556">Dosah:</text:span><text:span text:style-name="T819"> </text:span><text:span text:style-name="T873">střední</text:span><text:span text:style-name="T820"><text:line-break/></text:span><text:span text:style-name="T559">Rozsah:</text:span><text:span text:style-name="T844"> 1-</text:span><text:span text:style-name="T846">2</text:span><text:span text:style-name="T844"> cíl</text:span><text:span text:style-name="T846">e</text:span><text:span text:style-name="T844"><text:line-break/></text:span><text:span text:style-name="T560">Hod:</text:span><text:span text:style-name="T845"> Duše + k6 proti Síle</text:span><text:span text:style-name="T844"><text:line-break/></text:span><text:span text:style-name="T560">Zranění:</text:span><text:span text:style-name="T845"> </text:span><text:span text:style-name="T875">3</text:span><text:span text:style-name="T845">kz bleskem</text:span></text:p>
      <text:p text:style-name="P7">Ode zranění se odečítá zbroj a štít.</text:p>
      <text:h text:style-name="P1157" text:outline-level="5">Zenerova karta<text:span text:style-name="T781"> *Zenerchart*</text:span></text:h>
      <text:p text:style-name="P65"><text:span text:style-name="T569">Dosah:</text:span><text:span text:style-name="T860"> krátký<text:line-break/></text:span><text:span text:style-name="T569">Rozsah:</text:span><text:span text:style-name="T860"> 1 inteligentní tvor<text:line-break/></text:span><text:span text:style-name="T570">Hod:</text:span><text:span text:style-name="T861"> Duše + k6 proti Duši</text:span><text:span text:style-name="T860"><text:line-break/></text:span><text:span text:style-name="T570">Trvání:</text:span><text:span text:style-name="T861"> </text:span><text:span text:style-name="T865">Několik minut</text:span></text:p>
      <text:p text:style-name="P124"><text:span text:style-name="T862">Toto kouzlo</text:span><text:span text:style-name="T781"> vytvoří opalizující obláček, v němž se začnou zjevovat magické karty. </text:span><text:span text:style-name="T860">Když na něj pohlédne</text:span><text:span text:style-name="T781"> inteligentní tvor, </text:span><text:span text:style-name="T860">hází si </text:span><text:span text:style-name="T862">proti tobě </text:span><text:span text:style-name="T860">Duší</text:span><text:span text:style-name="T781"> a když neuspěje, tak po </text:span><text:span text:style-name="T862">dobu </text:span><text:span text:style-name="T865">trvání kouzla </text:span><text:span text:style-name="T781">ustrne a nebude vůbec vnímat svoje okolí. Pokud bude po tuto dobu cílem útoku, brání se </text:span><text:span text:style-name="T863">s nevýhodou</text:span><text:span text:style-name="T781"> a jakékoliv utrpěné zranění jej z efektu kouzla vysvobodí. Další možností, jak </text:span><text:span text:style-name="T866">cíl vysvobodit</text:span><text:span text:style-name="T781">, je odtáhnout </text:span><text:span text:style-name="T866">jej</text:span><text:span text:style-name="T781"> z výhledu na obláček. Obláček může </text:span><text:span text:style-name="T864">v jednu chvíli</text:span><text:span text:style-name="T781"> „lapit“ pouze jednoho tvora. </text:span><text:span text:style-name="T866">Pokud se ale cíl z jeho vlivu dostane, může se opět někdo chytit.</text:span><text:span text:style-name="T1684"><text:line-break/><text:tab/>Je také dobré poznamenat, že obláček nerozlišuje mezi přáteli a nepřáteli. </text:span><text:span text:style-name="T1686">N</text:span><text:span text:style-name="T1685">a t</text:span><text:span text:style-name="T1687">oho, kdo ho seslal,</text:span><text:span text:style-name="T1685"> </text:span><text:span text:style-name="T1686">ale</text:span><text:span text:style-name="T1685"> nepůsobí.</text:span></text:p>
      <text:h text:style-name="P1157" text:outline-level="5">Zlom kouzlo *Frangoetia*</text:h>
      <text:p text:style-name="P60"><text:span text:style-name="T556">Dosah:</text:span><text:span text:style-name="T819"> </text:span><text:span text:style-name="T838">krátký</text:span></text:p>
      <text:p text:style-name="P258"><text:span text:style-name="T78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81">, takto není možné zrušit.</text:span></text:p>
      <text:h text:style-name="P1060" text:outline-level="3"><text:soft-page-break/><text:span text:style-name="T964">Mistrovská</text:span><text:span text:style-name="T963"> k</text:span><text:span text:style-name="T781">ouzelnická kouzla</text:span></text:h>
      <text:p text:style-name="P30">/* TODO: Opravit podle toho, kdy budou mistrovské úrovně začínat. */</text:p>
      <text:p text:style-name="P621"><text:span text:style-name="T585">T</text:span><text:span text:style-name="T552">ato kouzla se můžeš začít učit od sedmé úrovně.</text:span></text:p>
      <text:h text:style-name="P1158" text:outline-level="5">Ohnivý déšť<text:span text:style-name="T781"> *Nefelé ignea*</text:span></text:h>
      <text:p text:style-name="P75"><text:span text:style-name="T556">Dosah:</text:span><text:span text:style-name="T819"> </text:span><text:span text:style-name="T857">krátký</text:span><text:span text:style-name="T820"><text:line-break/></text:span><text:span text:style-name="T564">Rozsah:</text:span><text:span text:style-name="T605"> </text:span><text:span text:style-name="T611">v</text:span><text:span text:style-name="T606">šechno v </text:span><text:span text:style-name="T607">krátké vzdálenosti </text:span><text:span text:style-name="T608">od cílového místa<text:line-break/></text:span><text:span text:style-name="T565">Trvání:</text:span><text:span text:style-name="T610"> </text:span><text:span text:style-name="T611">s</text:span><text:span text:style-name="T610">oustředění</text:span><text:span text:style-name="T608"><text:line-break/></text:span><text:span text:style-name="T566">Zranění:</text:span><text:span text:style-name="T609"> +0</text:span></text:p>
      <text:p text:style-name="P259">V oblasti před tebou začne sršet ohnivý déšť. <text:span text:style-name="T1743">V každém kole </text:span><text:span text:style-name="T1189">soustředění</text:span><text:span text:style-name="T1743"> si znovu házíš.</text:span></text:p>
      <text:h text:style-name="Heading_20_2" text:outline-level="2"><text:bookmark-start text:name="__RefHeading___Toc7007_1015327784"/>Zloděj<text:bookmark-end text:name="__RefHeading___Toc7007_1015327784"/></text:h>
      <text:p text:style-name="P558"><text:span text:style-name="T1180">Zloděj</text:span> <text:span text:style-name="T22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98">1. </text:span><text:span text:style-name="T783">úroveň</text:span></text:p>
      <text:list xml:id="list125018449281553" text:continue-list="list125018127851471" text:style-name="L31">
        <text:list-item>
          <text:p text:style-name="P1337"><text:span text:style-name="T841">Umíš </text:span><text:span text:style-name="T915">základy </text:span><text:span text:style-name="T895">následující</text:span><text:span text:style-name="T915">ch</text:span><text:span text:style-name="T841"> dovednost</text:span><text:span text:style-name="T915">í</text:span><text:span text:style-name="T839">:</text:span></text:p>
          <text:list>
            <text:list-item>
              <text:p text:style-name="P1340">Ostražitost a plížení</text:p>
            </text:list-item>
            <text:list-item>
              <text:p text:style-name="P1341">Otevírání zámků</text:p>
            </text:list-item>
            <text:list-item>
              <text:p text:style-name="P1340">Přetvářka a převleky</text:p>
            </text:list-item>
            <text:list-item>
              <text:p text:style-name="P1342">Šplhání</text:p>
            </text:list-item>
            <text:list-item>
              <text:p text:style-name="P1346"><text:soft-page-break/><text:span text:style-name="T1739">Výroba a o</text:span><text:span text:style-name="T1689">dstra</text:span><text:span text:style-name="T1739">ňování pastí</text:span></text:p>
            </text:list-item>
            <text:list-item>
              <text:p text:style-name="P1341">Znalost jedů</text:p>
            </text:list-item>
          </text:list>
        </text:list-item>
        <text:list-item>
          <text:p text:style-name="P1349">Nauč se základy jedné další dovednosti podle svého výběru.</text:p>
          <text:p text:style-name="P96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446584066" text:style-name="L40">
        <text:list-item>
          <text:p text:style-name="P1408"><text:span text:style-name="T783">V</text:span><text:span text:style-name="T781">yber si </text:span><text:span text:style-name="T816">jednu </text:span><text:span text:style-name="T921">ze základních</text:span><text:span text:style-name="T816"> schopnost</text:span><text:span text:style-name="T921">í</text:span><text:span text:style-name="T781">.</text:span></text:p>
        </text:list-item>
        <text:list-item>
          <text:p text:style-name="P1407">Můžeš si připoutat jeden magický předmět, který <text:span text:style-name="T1767">získáš</text:span> na výpravách za dobrodružstvím.</text:p>
        </text:list-item>
      </text:list>
      <text:p text:style-name="P121"><text:span text:style-name="T808">2</text:span><text:span text:style-name="T798">. </text:span><text:span text:style-name="T783">úroveň</text:span></text:p>
      <text:list xml:id="list1463421744" text:style-name="L41">
        <text:list-item>
          <text:p text:style-name="P1297">Nauč se základy jedné dovednosti.</text:p>
        </text:list-item>
        <text:list-item>
          <text:p text:style-name="P1299">Vyber si <text:span text:style-name="T1792">jednu</text:span> <text:span text:style-name="T1791">ze</text:span> <text:span text:style-name="T1791">základních</text:span> schopnost<text:span text:style-name="T1791">í</text:span>.</text:p>
        </text:list-item>
        <text:list-item>
          <text:p text:style-name="P1297">Můžeš si připoutat celkem dva magické předměty.</text:p>
        </text:list-item>
      </text:list>
      <text:p text:style-name="P121"><text:span text:style-name="T808">3</text:span><text:span text:style-name="T798">. </text:span><text:span text:style-name="T783">úroveň</text:span></text:p>
      <text:list xml:id="list125018280476710" text:continue-list="list125018197148055" text:style-name="L26">
        <text:list-item>
          <text:p text:style-name="P1274">Zvyš si jednu vlastnost (rozdíl mezi tvou nejvyšší a nejnižší může být nejvýše 3).</text:p>
        </text:list-item>
      </text:list>
      <text:list xml:id="list125018117056929" text:continue-list="list1446584066" text:style-name="L40">
        <text:list-item>
          <text:p text:style-name="P1276">Nauč se základy jedné dovednosti nebo si zvyš jednu dovednost na pokročilou.</text:p>
        </text:list-item>
      </text:list>
      <text:p text:style-name="P121"><text:span text:style-name="T808">4</text:span><text:span text:style-name="T798">. </text:span><text:span text:style-name="T783">úroveň</text:span></text:p>
      <text:list xml:id="list125019110830081" text:continue-numbering="true" text:style-name="L40">
        <text:list-item>
          <text:p text:style-name="P1298">Zvyš si jednu dovednost na pokročilou.</text:p>
        </text:list-item>
        <text:list-item>
          <text:p text:style-name="P1300">Vyber si jednu <text:span text:style-name="T1793">ze základních nebo pokročilých schopností</text:span>.</text:p>
        </text:list-item>
        <text:list-item>
          <text:p text:style-name="P1298">Můžeš si připoutat celkem tři magické předměty.</text:p>
        </text:list-item>
      </text:list>
      <text:p text:style-name="P121"><text:soft-page-break/><text:span text:style-name="T808">5</text:span><text:span text:style-name="T798">. </text:span><text:span text:style-name="T783">úroveň</text:span></text:p>
      <text:list xml:id="list125019678587279" text:continue-list="list125018280476710" text:style-name="L26">
        <text:list-item>
          <text:p text:style-name="P1274">Zvyš si jednu vlastnost (rozdíl mezi tvou nejvyšší a nejnižší může být nejvýše 3).</text:p>
        </text:list-item>
      </text:list>
      <text:list xml:id="list125018581445908" text:continue-list="list125019110830081" text:style-name="L40">
        <text:list-item>
          <text:p text:style-name="P1294">Nauč se základy jedné dovednosti nebo si zvyš jednu dovednost na pokročilou.</text:p>
        </text:list-item>
      </text:list>
      <text:p text:style-name="P143"><text:span text:style-name="T614">6</text:span><text:span text:style-name="T613">. </text:span><text:span text:style-name="T600">úroveň</text:span></text:p>
      <text:list xml:id="list125017897187973" text:continue-list="list125018947628420" text:style-name="L30">
        <text:list-item>
          <text:p text:style-name="P1296">Zvyš si jednu dovednost na pokročilou.</text:p>
        </text:list-item>
        <text:list-item>
          <text:p text:style-name="P1301">Vyber si jednu <text:span text:style-name="T1793">ze základních nebo pokročilých schopností</text:span>.</text:p>
        </text:list-item>
        <text:list-item>
          <text:p text:style-name="P1293">Můžeš si připoutat celkem čtyři magické předměty.</text:p>
        </text:list-item>
      </text:list>
      <text:h text:style-name="Heading_20_3" text:outline-level="3"><text:span text:style-name="T922">Základní z</text:span><text:span text:style-name="T813">lodějské s</text:span><text:span text:style-name="T781">chopnosti</text:span></text:h>
      <text:h text:style-name="P1159" text:outline-level="5">Bezpečný dopad</text:h>
      <text:p text:style-name="P150"><text:span text:style-name="T601">Dokážeš</text:span><text:span text:style-name="T599"> bezpečně dopadnout z </text:span><text:span text:style-name="T602">dvojnásobné výšky než ostatní</text:span><text:span text:style-name="T599">.</text:span></text:p>
      <text:h text:style-name="P1159" text:outline-level="5">Obří skoky</text:h>
      <text:p text:style-name="P29"><text:span text:style-name="T1721">Vyskočíš dvakrát výše a doskočíš dvakrát dále než ostatní</text:span><text:span text:style-name="T599">.</text:span></text:p>
      <text:h text:style-name="P1160" text:outline-level="5"><text:bookmark-start text:name="__RefHeading___Toc25637_4068460501"/>Zákeřný útok<text:bookmark-end text:name="__RefHeading___Toc25637_4068460501"/></text:h>
      <text:p text:style-name="P125"><text:span text:style-name="T1723">Pokud o tobě cíl nevěděl, počítáš si +2 ke zranění</text:span>.</text:p>
      <text:p text:style-name="P636">/<text:span text:style-name="T2884">* a výhodu za překvapení nebo útok na nehybného protivníka*/</text:span></text:p>
      <text:p text:style-name="P636">/<text:span text:style-name="T2884">* Chce to líp popsat, kdy se to dá použít */</text:span></text:p>
      <text:p text:style-name="P636">/<text:span text:style-name="T2884">* TODO: Možná by to mohlo fungovat i při flankingu (útok do zad) */</text:span></text:p>
      <text:h text:style-name="P1161" text:outline-level="5"><text:soft-page-break/>Získání důvěry</text:h>
      <text:p text:style-name="P151"><text:span text:style-name="T621">Když se se tebou bude někdo </text:span><text:span text:style-name="T622">několik minut</text:span><text:span text:style-name="T621"> bavit na nějaké téma, získá pocit, že ti v tomto ohledu může zcela věřit.</text:span></text:p>
      <text:h text:style-name="Heading_20_3" text:outline-level="3"><text:span text:style-name="T1794">Pokročilé zlodějské s</text:span>chopnosti</text:h>
      <text:h text:style-name="P1161" text:outline-level="5">Chůze beze stop</text:h>
      <text:p text:style-name="P125">S výjimkou naprosto nevhodného terénu (bahno, čerstvě napadaný sníh) se dokáže<text:span text:style-name="T1722">š</text:span> pohybovat tak, že nezanechá<text:span text:style-name="T1722">š </text:span>žádné stopy. <text:span text:style-name="T1722">A to včetně pachových, takže tě nevystopují ani psi</text:span> (na krátkou vzdálenost <text:span text:style-name="T1722">tě však</text:span> stále ucítí).</text:p>
      <text:h text:style-name="P1161" text:outline-level="5">Chytání střel</text:h>
      <text:p text:style-name="P126"><text:span text:style-name="T814">Když uspěješ v </text:span><text:span text:style-name="T555">plné obraně</text:span><text:span text:style-name="T814">, </text:span><text:span text:style-name="T815">bezpečně </text:span><text:span text:style-name="T814">chytíš střelu v letu. Pokud máš volné obě ruce, můžeš v jenom kole do každé z nich chytit jednu střelu.</text:span></text:p>
      <text:h text:style-name="P1162" text:outline-level="5">Ostrostřelba</text:h>
      <text:p text:style-name="P622">Když míříš <text:span text:style-name="T2854">kuší</text:span> alespoň dvě kola, na následující výstřel si místo výhody (+1) počítáš bonus +2.</text:p>
      <text:h text:style-name="P1127" text:outline-level="5">Rychlé vrhání</text:h>
      <text:p text:style-name="P28"><text:span text:style-name="T1475">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75">). To například znamená, že když vrháš zbraně na dva cíle, házíš si </text:span><text:span text:style-name="T1273">na ú</text:span><text:span text:style-name="T1287">tok</text:span><text:span text:style-name="T1475"> bez postihu, když na tři cíle, máš postih jen -1 atd.</text:span></text:p>
      <text:h text:style-name="P1055" text:outline-level="3"><text:soft-page-break/><text:span text:style-name="T1477">Mistrovské</text:span><text:span text:style-name="T1476"> zlodějské s</text:span><text:span text:style-name="T1475">chopnosti</text:span></text:h>
      <text:h text:style-name="P1161" text:outline-level="5">Splynutí s okolím</text:h>
      <text:p text:style-name="P658"><text:span text:style-name="T599">Dokud jsi nehybný a nevyčníváš, jsi </text:span><text:span text:style-name="T654">prakticky</text:span><text:span text:style-name="T599"> neviditelný.<text:line-break/><text:tab/></text:span><text:span text:style-name="T655">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5">, takže se sám prozradíš.</text:span></text:p>
      <text:h text:style-name="P977"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38">Kdybys chvíli sledoval rozehranou hru, mohl bys slyšet například něco takového:</text:p>
      <text:p text:style-name="P827"><text:span text:style-name="Emphasis"><text:span text:style-name="T693">Pán jeskyně:</text:span></text:span><text:span text:style-name="T1332"> </text:span><text:span text:style-name="T1557">"</text:span><text:span text:style-name="T1558">Vešel jsi do mal</text:span><text:span text:style-name="T1559">ý</text:span><text:span text:style-name="T1558"> místnosti osvětlen</text:span><text:span text:style-name="T1559">ý</text:span><text:span text:style-name="T1558"> olejovou lampičkou. </text:span><text:span text:style-name="T1557">Je tu stůl a židle, na stěně visí obraz. </text:span><text:span text:style-name="T1560">Místnost nemá žádn</text:span><text:span text:style-name="T1576">ý</text:span><text:span text:style-name="T1560"> jin</text:span><text:span text:style-name="T1576">ý</text:span><text:span text:style-name="T1560"> východ a</text:span><text:span text:style-name="T1557"> </text:span><text:span text:style-name="T1560">n</text:span><text:span text:style-name="T1558">ikdo tu není.</text:span><text:span text:style-name="T1557">"</text:span></text:p>
      <text:p text:style-name="P917"><text:span text:style-name="Emphasis"><text:span text:style-name="T1540">Pavel</text:span></text:span><text:span text:style-name="Emphasis"><text:span text:style-name="T1539">:</text:span></text:span><text:span text:style-name="T1557"> „</text:span><text:span text:style-name="T1561">Co je zač ten stůl, jen obyčejná dřevěná deska s nohama?“</text:span></text:p>
      <text:p text:style-name="P917"><text:span text:style-name="Emphasis"><text:span text:style-name="T694">Pán jeskyně:</text:span></text:span><text:span text:style-name="T1333"> </text:span><text:span text:style-name="T1561">„V podstatě jo. Je to ale kvalitní kus nábytku, hodil by se spíš do pracovny nějak</text:span><text:span text:style-name="T1576">é</text:span><text:span text:style-name="T1561">ho úředníka než do hospody.“</text:span></text:p>
      <text:p text:style-name="P827"><text:span text:style-name="Emphasis"><text:span text:style-name="T1540">Pavel</text:span></text:span><text:span text:style-name="Emphasis"><text:span text:style-name="T1539">:</text:span></text:span><text:span text:style-name="T1332"> </text:span><text:span text:style-name="T1557">„</text:span><text:span text:style-name="T1562">V tom případě si ho p</text:span><text:span text:style-name="T1561">ůjdu prohlídnout zblízka</text:span><text:span text:style-name="T1557">. Mrknu i pod něj, jestli zespodu není něco přilepen</text:span><text:span text:style-name="T1576">é</text:span><text:span text:style-name="T1557">ho.“</text:span></text:p>
      <text:p text:style-name="P827"><text:span text:style-name="Emphasis"><text:span text:style-name="T693">Pán jeskyně:</text:span></text:span><text:span text:style-name="T1332"> </text:span><text:span text:style-name="T1557">„</text:span><text:span text:style-name="T1564">Přilepen</text:span><text:span text:style-name="T1576">é</text:span><text:span text:style-name="T1564">ho tam nic není, ale všiml sis, že pod deskou je</text:span><text:span text:style-name="T1557"> </text:span><text:span text:style-name="T1561">tenk</text:span><text:span text:style-name="T1576">ý</text:span><text:span text:style-name="T1561"> </text:span><text:span text:style-name="T1557">šuplík.“</text:span></text:p>
      <text:p text:style-name="P830"><text:span text:style-name="Emphasis"><text:span text:style-name="T1540">Pavel</text:span></text:span><text:span text:style-name="Emphasis"><text:span text:style-name="T1539">:</text:span></text:span><text:span text:style-name="T1332"> </text:span><text:span text:style-name="T1557">„</text:span><text:span text:style-name="T1565">Jde otevřít?</text:span><text:span text:style-name="T1557">“</text:span></text:p>
      <text:p text:style-name="P814"><text:span text:style-name="T684">Pán jeskyně:</text:span><text:span text:style-name="T1986"> </text:span><text:span text:style-name="T1340">„Nejde, zřejmě j</text:span><text:span text:style-name="T1335">e zamčen</text:span><text:span text:style-name="T1445">ý</text:span><text:span text:style-name="T1335">.“</text:span></text:p>
      <text:p text:style-name="P830"><text:span text:style-name="Emphasis"><text:span text:style-name="T1540">Pavel</text:span></text:span><text:span text:style-name="Emphasis"><text:span text:style-name="T1539">:</text:span></text:span><text:span text:style-name="T1332"> „</text:span><text:span text:style-name="T1557">Pořádně si posvítím a zkontroluju, jestli tam není nějaká past.“</text:span></text:p>
      <text:p text:style-name="P827"><text:span text:style-name="Emphasis"><text:span text:style-name="T693">Pán jeskyně:</text:span></text:span><text:span text:style-name="T1332"> „</text:span><text:span text:style-name="T1557">Vedle zámku jsi našel malou dírku. Vešla by se do ní tak akorát jehla, nebo možná malá šipka.“</text:span></text:p>
      <text:p text:style-name="P830"><text:span text:style-name="Emphasis"><text:span text:style-name="T1540">Pavel</text:span></text:span><text:span text:style-name="Emphasis"><text:span text:style-name="T1539">:</text:span></text:span><text:span text:style-name="T1332"> „</text:span><text:span text:style-name="T1557">Půjde ten zámek vypáčit dýkou?“</text:span></text:p>
      <text:p text:style-name="P827"><text:span text:style-name="Emphasis"><text:span text:style-name="T693">Pán jeskyně:</text:span></text:span><text:span text:style-name="T1332"> „</text:span><text:span text:style-name="T1557">Chvíli to asi zabere, ale ten šuplík je dřevěn</text:span><text:span text:style-name="T1576">ý</text:span><text:span text:style-name="T1557">, takže </text:span><text:span text:style-name="T1566">to</text:span><text:span text:style-name="T1557"> určitě </text:span><text:span text:style-name="T1567">půjde</text:span><text:span text:style-name="T1557">. Chceš to udělat?“</text:span></text:p>
      <text:p text:style-name="P830"><text:span text:style-name="Emphasis"><text:span text:style-name="T1540">Pavel</text:span></text:span><text:span text:style-name="Emphasis"><text:span text:style-name="T1539">:</text:span></text:span><text:span text:style-name="T1332"> </text:span><text:span text:style-name="T1557">„Jo, pustím se do toho. Dám si při tom pozor, abych nestál před tou dírkou, ani před ni nestrkal ruce.“</text:span></text:p>
      <text:p text:style-name="P826"><text:soft-page-break/><text:span text:style-name="Emphasis"><text:span text:style-name="T693">Pán jeskyně:</text:span></text:span><text:span text:style-name="T1332"> </text:span><text:span text:style-name="T1557">„Po chvíli zápolení jsi zámek vylomil. Opravdu to byla jehlicová past, v pohodě ses jí ale vyhnul. </text:span><text:span text:style-name="T1568">V</text:span><text:span text:style-name="T1557"> šuplíku jsou nějak</text:span><text:span text:style-name="T1563">ý</text:span><text:span text:style-name="T1557"> papíry a mal</text:span><text:span text:style-name="T1576">ý</text:span><text:span text:style-name="T1557"> měšec.“</text:span></text:p>
      <text:p text:style-name="P439"><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235333192" text:style-name="L42">
        <text:list-item>
          <text:p text:style-name="P1214"><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5"><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5"><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2"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0"><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2"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106">prostředí a</text:span> situaci obvykle popisuje Pán jeskyně, <text:span text:style-name="T2106">můžeš mu s tím pomáhat</text:span>. Neboj se doplňovat a navrhovat věci, které nezmínil.</text:p>
      <text:p text:style-name="P767"><text:span text:style-name="T209">P</text:span><text:span text:style-name="T1">říklad:</text:span></text:p>
      <text:p text:style-name="P873"><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4"><text:span text:style-name="T229">Pán jeskyně:</text:span><text:span text:style-name="T219"> „</text:span><text:span text:style-name="T380">Hmm, jasně. Dva mají krátk</text:span><text:span text:style-name="T504">é</text:span><text:span text:style-name="T380"> luky.“</text:span></text:p>
      <text:p text:style-name="P441"><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0"><text:span text:style-name="T209">P</text:span><text:span text:style-name="T1">říklad:</text:span></text:p>
      <text:p text:style-name="P888"><text:span text:style-name="T232">Jana</text:span><text:span text:style-name="T230">:</text:span><text:span text:style-name="T288"> </text:span>„Říkáš, že se v místnosti svítí. Neměli jsme to světlo vidět už z dálky?“</text:p>
      <text:p text:style-name="P875"><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89"><text:span text:style-name="T232">Jana</text:span><text:span text:style-name="T230">:</text:span><text:span text:style-name="T288"> </text:span><text:span text:style-name="T489">„</text:span><text:span text:style-name="T490">Půjdeme, ale nejdřív zhasnu naši lucernu.“</text:span></text:p>
      <text:h text:style-name="P1041"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2"><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2" text:outline-level="2"><text:bookmark-start text:name="__RefHeading___Toc12810_4230435934"/><text:soft-page-break/><text:span text:style-name="T2707">+</text:span>Společná tvorba světa<text:bookmark-end text:name="__RefHeading___Toc12810_4230435934"/></text:h>
      <text:p text:style-name="P442">Jak jsme si ukázali už při tvorbě postav, váš herní svět můžete tvořit společně. <text:span text:style-name="T2621">Ve starších RPGčkách </text:span>to dělal<text:span text:style-name="T2621">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1" text:outline-level="3"><text:span text:style-name="T2707">+</text:span>Vymýšlej a popisuj to, co bys mohl znát</text:h>
      <text:p text:style-name="P443">Kdykoliv se někam vydáte, nebo <text:span text:style-name="T2629">když</text:span> někoho potká<text:span text:style-name="T2623">š</text:span>, Pán jeskyně se <text:span text:style-name="T2623">tě</text:span> může zeptat, co o <text:span text:style-name="T2623">to místě nebo o dotyčném víš.</text:span></text:p>
      <text:p text:style-name="P768"><text:span text:style-name="T209">P</text:span><text:span text:style-name="T1">říklad:</text:span></text:p>
      <text:p text:style-name="P890"><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1"><text:span text:style-name="T86">Jana:</text:span><text:span text:style-name="T115"> „</text:span><text:span text:style-name="T116">Nad tím jsem ještě nepřem</text:span><text:span text:style-name="T120">ý</text:span><text:span text:style-name="T116">šlela.</text:span><text:span text:style-name="T115">“</text:span></text:p>
      <text:p text:style-name="P891"><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0"><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0"><text:span text:style-name="T88">Pán jeskyně</text:span><text:span text:style-name="T87">:</text:span><text:span text:style-name="T96"> </text:span><text:span text:style-name="T97">„</text:span><text:span text:style-name="T100">To se mi líbí, jsem pro. Nastřelíš trochu, jak město vypadá?“</text:span></text:p>
      <text:p text:style-name="P876"><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4"><text:soft-page-break/><text:span text:style-name="T151">Můžeš s tím </text:span><text:span text:style-name="T162">ale</text:span><text:span text:style-name="T151"> také rovnou přijít sám.</text:span></text:p>
      <text:p text:style-name="P765"><text:span text:style-name="T97">P</text:span><text:span text:style-name="T151">říklad:</text:span></text:p>
      <text:p text:style-name="P877"><text:span text:style-name="T1805">Pán jeskyně:</text:span> „<text:span text:style-name="T2233">Kařin mistr vás přijme ve své pracovně.</text:span>“</text:p>
      <text:p text:style-name="P877"><text:span text:style-name="T1826">Jana</text:span><text:span text:style-name="T1805">:</text:span> „<text:span text:style-name="T2630">Tu určitě dobře znám, mám ji popsat?“</text:span></text:p>
      <text:p text:style-name="P877"><text:span text:style-name="T1805">Pán jeskyně:</text:span> „<text:span text:style-name="T2630">Jasně!“</text:span></text:p>
      <text:p text:style-name="P877"><text:span text:style-name="T1826">Jana</text:span><text:span text:style-name="T1805">:</text:span> „<text:span text:style-name="T223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77"><text:span text:style-name="T92">Pán jeskyně:</text:span><text:span text:style-name="T151"> „</text:span><text:span text:style-name="T159">To úplně stačí, díky.“</text:span></text:p>
      <text:p text:style-name="P445"><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45" text:outline-level="3"><text:span text:style-name="T169">+</text:span><text:span text:style-name="T6">Popisovat můžeš i to, co </text:span><text:span text:style-name="T160">neznáš</text:span></text:h>
      <text:p text:style-name="P446">Společně můžete tvořit <text:span text:style-name="T2622">i to, co vaše postavy neznají</text:span>. <text:span text:style-name="T214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1" text:outline-level="3"><text:span text:style-name="T2707">+Vymýšlení</text:span> <text:span text:style-name="T2150">nehráčských postav</text:span></text:h>
      <text:p text:style-name="P447"><text:span text:style-name="T2624">Kromě prostředí můžeš vymýšlet také</text:span> <text:span text:style-name="T2133">nehráčské</text:span> postavy. <text:span text:style-name="T2158">Pokud je tvoje postava zná, tak rovnou popiš, co si o nich pamatuje.</text:span></text:p>
      <text:p text:style-name="P769"><text:span text:style-name="T209">P</text:span><text:span text:style-name="T1">říklad:</text:span></text:p>
      <text:p text:style-name="P882"><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47">Nezneužívej toho – <text:span text:style-name="T2133">tuto možnost nemáš proto</text:span>, abys <text:span text:style-name="T2133">mohl</text:span> vyřeši<text:span text:style-name="T2133">t</text:span> každý problém tím, že si na to vymysl<text:span text:style-name="T2133">íš</text:span> vhodnou známost, <text:span text:style-name="T2151">ale abys mohl</text:span> postupně doplňovat minulost <text:span text:style-name="T2151">své postavy</text:span> a obohacovat váš <text:span text:style-name="T2159">příběh a </text:span>herní svět. <text:span text:style-name="T2160">Měl bys také vymýšlet i postavy</text:span>, které <text:span text:style-name="T2150">ti</text:span> spíš uškodí než pomohou – své dávné konkurenty, nepřátele a podobně.</text:p>
      <text:p text:style-name="P770"><text:soft-page-break/><text:span text:style-name="T209">P</text:span><text:span text:style-name="T1">říklad:</text:span></text:p>
      <text:p text:style-name="P883"><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48"><text:span text:style-name="T2161">P</text:span>řidávat nové nehráčské postavy <text:span text:style-name="T2161">sice mohou</text:span> všichni, <text:span text:style-name="T2161">ale</text:span> hraje a rozhoduje pak za ně Pán jeskyně. <text:span text:style-name="T2631">Ačkoliv tedy Pavel řekl, že by ve městě měl bydlet jeho mistr, ale nemusí to tak skutečně být – možná se už odstěhoval někam jinam, nebo se mu třeba něco stalo.</text:span></text:p>
      <text:h text:style-name="P1041" text:outline-level="3"><text:span text:style-name="T2707">+Zapojení přípravy</text:span> Pán<text:span text:style-name="T2627">a</text:span> jeskyně</text:h>
      <text:p text:style-name="P449"><text:span text:style-name="T2625">Když</text:span> <text:span text:style-name="T2231">P</text:span>án jeskyně <text:span text:style-name="T2625">vymyslí něco, co by tvoje postava měla vědět</text:span>, <text:span text:style-name="T2231">musí ti to nějak sdělit. Může si o tom s tebou například promluvit před hrou, dát ti to napsané na papíře, nebo ti to říct, až když na to při hře dojde.</text:span></text:p>
      <text:p text:style-name="P771">Příklad:</text:p>
      <text:p text:style-name="P892"><text:span text:style-name="T1805">Pán jeskyně:</text:span> „<text:span text:style-name="T2231">Druid Bělovous se zrovna baví s nějakým elfím kouzelníkem. Jano, ty ho znáš, je to mistr Arbados. Často navštěvoval tvého učitele magie.“</text:span></text:p>
      <text:p text:style-name="P450">Jana <text:span text:style-name="T2628">ovšem</text:span> mohla mít úplně jinou představu o tom, s kým se její učitel znal, a Pán jeskyně jí teď vnutil někoho jiného. <text:span text:style-name="T2626">Lepší tedy je, když se na tom dohodnete</text:span>.</text:p>
      <text:p text:style-name="P771">Příklad:</text:p>
      <text:p text:style-name="P878"><text:span text:style-name="T1805">Pán jeskyně:</text:span> „<text:span text:style-name="T2232">Jano, s kým se znal tvůj kouzelnický mistr? Stačí mi jedno jméno.“</text:span></text:p>
      <text:p text:style-name="P884"><text:span text:style-name="T1805">Jana:</text:span><text:span text:style-name="T1936"> „</text:span><text:span text:style-name="T1944">Nejspíš s někým</text:span><text:span text:style-name="T1938"> z univerzity. Jmenuje se </text:span><text:span text:style-name="T1944">třeba</text:span><text:span text:style-name="T1938"> Arbados.</text:span><text:span text:style-name="T1936">“</text:span></text:p>
      <text:p text:style-name="P878"><text:span text:style-name="T1805">Pán </text:span><text:span text:style-name="T1854">j</text:span><text:span text:style-name="T1845">eskyně</text:span><text:span text:style-name="T1805">:</text:span><text:span text:style-name="T1936"> „</text:span><text:span text:style-name="T1944">Tak ten se</text:span><text:span text:style-name="T1938"> zrovna baví s Bělovousem.</text:span><text:span text:style-name="T1936">“</text:span></text:p>
      <text:p text:style-name="P451"><text:soft-page-break/>Na to, že ti Pán jeskyně vždycky řekne všechno, co bys měl vědět, se ale nespoléhej a raději se ho vždycky zeptej.</text:p>
      <text:p text:style-name="P771">Příklad:</text:p>
      <text:p text:style-name="P885"><text:span text:style-name="T1805">Ja</text:span><text:span text:style-name="T1828">na:</text:span><text:span text:style-name="T1939"> „Zná někdo z nás toho elfa, který se baví s Bělovousem?“</text:span></text:p>
      <text:p text:style-name="P878"><text:span text:style-name="T1805">Pán jeskyně:</text:span> „<text:span text:style-name="T2619">Zrovna ty bys ho znát mohla. Je to totiž přítel tvého mistra, nejspíš jsi ho u něj několikrát potkala.“</text:span></text:p>
      <text:h text:style-name="P993"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2"><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2" text:outline-level="2"><text:bookmark-start text:name="__RefHeading___Toc12814_4230435934"/><text:span text:style-name="T2707">+</text:span>Snaž se nápady <text:span text:style-name="T2079">s</text:span>vých spoluhráčů využí<text:span text:style-name="T2080">vat</text:span><text:bookmark-end text:name="__RefHeading___Toc12814_4230435934"/></text:h>
      <text:p text:style-name="P453"><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0">Příklad:</text:p>
      <text:p text:style-name="P865"><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5"><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5"><text:span text:style-name="T233">Jana</text:span><text:span text:style-name="T228">:</text:span><text:span text:style-name="T1"> „Jo, to by šlo.“</text:span></text:p>
      <text:h text:style-name="P994" text:outline-level="2"><text:bookmark-start text:name="__RefHeading___Toc12824_4230435934"/><text:soft-page-break/><text:span text:style-name="T2707">+Chyby a n</text:span>edorozumění<text:bookmark-end text:name="__RefHeading___Toc12824_4230435934"/></text:h>
      <text:p text:style-name="P454">Když uděláš chybu, řekni to nahlas, omluv se a domluv se s Pánem jeskyně a ostatními hráči, jak to vyřešíte.</text:p>
      <text:p text:style-name="P772">Příklad:</text:p>
      <text:p text:style-name="P893"><text:span text:style-name="T1817">Pavel</text:span><text:span text:style-name="T1805">:</text:span> <text:span text:style-name="T1335">„Ehm, omlouvám se, špatně jsem se podíval. Sekeru ve skutečnosti nemám. Takže ten žebřík jsem asi vyrobit nemohl.“</text:span></text:p>
      <text:p text:style-name="P893"><text:span text:style-name="T1805">Pán jeskyně:</text:span> <text:span text:style-name="T1543">„V pohodě, stane se. Máte někdo jin</text:span><text:span text:style-name="T1551">ý</text:span><text:span text:style-name="T1543"> nějak</text:span><text:span text:style-name="T1551">ý</text:span><text:span text:style-name="T1543"> nástroj, kter</text:span><text:span text:style-name="T1551">ý</text:span><text:span text:style-name="T1543"> jste na to mohli použít?“</text:span></text:p>
      <text:p text:style-name="P893"><text:span text:style-name="T1518">Naria</text:span><text:span text:style-name="T1516">:</text:span><text:span text:style-name="T1312"> </text:span><text:span text:style-name="T1543">„Já mám meč, šl</text:span><text:span text:style-name="T1547">o</text:span><text:span text:style-name="T1543"> by </text:span><text:span text:style-name="T1547">to s ním</text:span><text:span text:style-name="T1543">?“</text:span></text:p>
      <text:p text:style-name="P893"><text:span text:style-name="T1516">Pán jeskyně:</text:span><text:span text:style-name="T1312"> </text:span><text:span text:style-name="T1543">„</text:span><text:span text:style-name="T1548">Určitě</text:span><text:span text:style-name="T1543">. Takže jste to udělali mečem.“</text:span></text:p>
      <text:p text:style-name="P463">Když <text:span text:style-name="T1996">něco přeslechne nebo zapomene</text:span> Pán jeskyně, <text:span text:style-name="T1997">nebo třeba když špatně použije nějaké pravidlo, upozorni jej na to.</text:span></text:p>
      <text:p text:style-name="P772">Příklad:</text:p>
      <text:p text:style-name="P886"><text:span text:style-name="T1818">P</text:span><text:span text:style-name="T1805">án jeskyně:</text:span><text:span text:style-name="T1936"> „</text:span><text:span text:style-name="T1937">Jak jdeš chodbou, zakopl jsi o nastražené lanko a spustil jsi past.</text:span><text:span text:style-name="T1936">“</text:span></text:p>
      <text:p text:style-name="P893"><text:span text:style-name="T1818">Pavel</text:span><text:span text:style-name="T1812">:</text:span><text:span text:style-name="T2091"> </text:span>„<text:span text:style-name="T1997">Hele, já jsem ale přece před chvílí říkal, že zapálím lucernu, kleknu si a podlahu v chodbě pomalu prohledám.</text:span>“</text:p>
      <text:p text:style-name="P455">P<text:span text:style-name="T1998">án jeskyně</text:span> by se nad tím měl zamyslet, chybu uznat a buď vrátit hru, nebo se s tebou domluvit na nějakém rozumném řešení.</text:p>
      <text:p text:style-name="P766">Příklad:</text:p>
      <text:p text:style-name="P887"><text:span text:style-name="T1818">P</text:span><text:span text:style-name="T1805">án jeskyně:</text:span><text:span text:style-name="T1936"> „</text:span><text:span text:style-name="T1942">Tak to promiň, to jsem musel přeslechnout. V tom případě sis toho lanka s</text:span><text:span text:style-name="T1943">a</text:span><text:span text:style-name="T1942">mozřejmě všimnul a past jsi nespustil.“</text:span></text:p>
      <text:p text:style-name="P456"><text:span text:style-name="T1942">K</text:span><text:span text:style-name="T1936">dyž bude ale trvat na svém, </text:span><text:span text:style-name="T1945">smiř se s tím a hraj dál tak, jako kdyby to byla pravda. </text:span><text:span text:style-name="T1946">Je lepší se k tomu vrátit po hře, než ji zkazit hádkou.</text:span></text:p>
      <text:h text:style-name="P995" text:outline-level="2"><text:bookmark-start text:name="__RefHeading___Toc20184_1502512718"/><text:soft-page-break/><text:span text:style-name="T2707">+</text:span>Když se ti cokoliv nezdá, řekni to nahlas<text:bookmark-end text:name="__RefHeading___Toc20184_1502512718"/></text:h>
      <text:p text:style-name="P457"><text:span text:style-name="T2533">Máš pocit, že by kníže neměl pobíhat po městě bez své stráže? Netušíš, proč vlastně pronásledujete uprchlého zločince? Nevíš, jestli tvoje </text:span><text:span text:style-name="T1241">ohnivá koule</text:span><text:span text:style-name="T251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4" text:outline-level="2"><text:bookmark-start text:name="__RefHeading___Toc12826_4230435934"/><text:span text:style-name="T2707">+</text:span>Rozhodování <text:span text:style-name="T2077">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61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1" text:outline-level="3"><text:bookmark-start text:name="__RefHeading___Toc12828_4230435934"/><text:soft-page-break/><text:span text:style-name="T2707">+</text:span>Přetrvávající spory<text:bookmark-end text:name="__RefHeading___Toc12828_4230435934"/></text:h>
      <text:p text:style-name="P459"><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996" text:outline-level="2"><text:bookmark-start text:name="__RefHeading___Toc12830_4230435934"/><text:span text:style-name="T2707">+</text:span>Co dělat, když tě hra nebaví<text:bookmark-end text:name="__RefHeading___Toc12830_4230435934"/></text:h>
      <text:p text:style-name="P460">Když tě hra nebaví,<text:span text:style-name="T2152"> </text:span>rozhodně si to nenechávej pro sebe. <text:span text:style-name="T2163">Promluvte si o tom a pokuste se s tím něco udělat. Když problém přetrvává dlouhodobě, zvaž následující možnosti:</text:span></text:p>
      <text:list xml:id="list373833987" text:style-name="L43">
        <text:list-item>
          <text:p text:style-name="P1216">Navrhnout, co by tě ve hře bavilo.</text:p>
        </text:list-item>
        <text:list-item>
          <text:p text:style-name="P1217">Vzít si jinou postavu.</text:p>
        </text:list-item>
        <text:list-item>
          <text:p text:style-name="P1217"><text:span text:style-name="T2088">Nabídnout, že p</text:span>řev<text:span text:style-name="T2088">e</text:span>z<text:span text:style-name="T2088">meš</text:span> vedení hry.</text:p>
        </text:list-item>
        <text:list-item>
          <text:p text:style-name="P1217">Dát si na chvíli pauzu.</text:p>
        </text:list-item>
        <text:list-item>
          <text:p text:style-name="P1218">Najít si jinou skupinu.</text:p>
        </text:list-item>
      </text:list>
      <text:p text:style-name="P461">Pokud má podobný pocit víc hráčů, je možná na místě nějaká větší změna:</text:p>
      <text:list xml:id="list203852756" text:style-name="L44">
        <text:list-item>
          <text:p text:style-name="P1219">Zvažte předčasné ukončení rozehrané kapitoly. Můžete zkusit posunout děj o nějaký čas dopředu, nebo se třeba ve vašem herní světě přesunout na jiné místo.</text:p>
        </text:list-item>
        <text:list-item>
          <text:p text:style-name="P1219"><text:soft-page-break/>Zvažte nový začátek s jinými postavami a v jiném prostředí. Pokud je stávající téma vyčerpané, může vám to zase vrátit nadšení ze hry.</text:p>
        </text:list-item>
        <text:list-item>
          <text:p text:style-name="P1219">Zvažte <text:span text:style-name="T2152">změnu</text:span> Pána jeskyně. Vedení hr<text:span text:style-name="T2087">y</text:span> je náročné a dělat to dlouhodobě může být vyčerpávající. I kdyby to mělo být třeba jen na jedno dobrodružství, může to pomoci.</text:p>
        </text:list-item>
      </text:list>
      <text:p text:style-name="P113"><text:span text:style-name="T2164">Může se stát, že nic z toho nezabere – n</text:span>ěkteří lidé si prostě vzájemně nesednou a některým skupinám není souzeno fungovat. V takovém případě z toho nedělej vědu: poděkuj za hru, rozluč se a zkus to s někým jiným.</text:p>
      <text:h text:style-name="P982" text:outline-level="2"><text:bookmark-start text:name="__RefHeading___Toc18399_2593964349"/><text:span text:style-name="T2707">+</text:span>Citlivá témata<text:bookmark-end text:name="__RefHeading___Toc18399_2593964349"/></text:h>
      <text:p text:style-name="P401"><text:span text:style-name="T2271">Pokud</text:span> je ti nepříjemné to, co se děje ve hře nebo při ní, ať už z jakýchkoliv důvodů, máš právo říct, že to ve hře nechceš. Nemusíš to obhajovat ani vysvětlovat.<text:line-break/><text:tab/><text:span text:style-name="T2270">Toto pravidlo je opravdu důležité dodržovat. Každý člověk má totiž jiné životní zkušenosti a určitá témata tedy pro něj mohou být mnohem závažnější a citlivější než pro ostatní.</text:span></text:p>
      <text:h text:style-name="P1046" text:outline-level="3">Nepřítomnost hráčů</text:h>
      <text:p text:style-name="P474">Když nějaký hráč <text:span text:style-name="T2690">na hru</text:span> nedorazí, musíte se domluvit, <text:span text:style-name="T2691">co to znamená pro jeho postavu</text:span>. <text:span text:style-name="T2690">Z následujících možností</text:span> můžete <text:span text:style-name="T2690">vždy</text:span> použít tu, která <text:span text:style-name="T2690">zrovna</text:span> dává největší smysl. <text:span text:style-name="T255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055440609" text:style-name="L45">
        <text:list-item>
          <text:p text:style-name="P1220"><text:soft-page-break/><text:span text:style-name="T118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0"><text:span text:style-name="T1180">Varianta 2:</text:span> Postav<text:span text:style-name="T2710">a</text:span> jd<text:span text:style-name="T2710">e</text:span> dál s vámi, ale neřeší se, co přesně děl<text:span text:style-name="T2710">á</text:span>. V boji se za n<text:span text:style-name="T2710">i</text:span> nehází apod. Pokud ale potřebujete nějaký předmět nebo schopnost, kterou m<text:span text:style-name="T2710">á</text:span> jen on<text:span text:style-name="T2710">a</text:span>, můžete ji využít.</text:p>
        </text:list-item>
        <text:list-item>
          <text:p text:style-name="P1222"><text:span text:style-name="T1180">Varianta 3:</text:span> Postavu zahraje Pán jeskyně nebo jiný hráč. Tohle funguje pouze v případě, že <text:span text:style-name="T2664">se moc nesoustředíte na hraní charakterů</text:span>. Když <text:span text:style-name="T2664">když totiž výraznou postavu</text:span> zkouší hrát někdo jiný, obvykle to působí divně. <text:span text:style-name="T2712">L</text:span>epší <text:span text:style-name="T2712">je pak</text:span> použít variantu 2.</text:p>
        </text:list-item>
        <text:list-item>
          <text:p text:style-name="P1221"><text:span text:style-name="T1180">Varianta 4:</text:span> <text:span text:style-name="T2712">P</text:span>ostava nikdy neexistovala. <text:span text:style-name="T2711">N</text:span>emůžete <text:span text:style-name="T2711">se jí tedy</text:span> na nic ptát ani používat jej<text:span text:style-name="T2711">í</text:span> předměty a schopnosti. Jakmile se její hráč vrátí, zase existovat bude. Tohle je docela obtížné si představit, ale vyžaduje to nejméně násilných zásahů do děje.</text:p>
        </text:list-item>
      </text:list>
      <text:p text:style-name="P475"><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78" text:outline-level="1"><text:bookmark-start text:name="__RefHeading___Toc23199_831167585"/><text:span text:style-name="T2692">+</text:span>Hraní za postavu<text:bookmark-end text:name="__RefHeading___Toc23199_831167585"/></text:h>
      <text:p text:style-name="P498">V této kapitole se <text:span text:style-name="T2633">nedozvíš</text:span>, jak co nejlíp pobíjet nestvůry nebo jak překonávat různé překážky. <text:span text:style-name="T2633">T</text:span>o by <text:span text:style-name="T2633">ostatně</text:span> ani nebylo vhodné, protože součástí zábavy ze hry je, přicházet <text:span text:style-name="T2634">na to </text:span>postupně <text:span text:style-name="T2176">spolu se svou postavou</text:span>. Místo toho se podíváme na to, jak hrát za postavu tak, abys tím bavil <text:span text:style-name="T2166">nejen sebe, ale i</text:span> své spoluhráče a Pána jeskyně.</text:p>
      <text:h text:style-name="P997" text:outline-level="2"><text:bookmark-start text:name="__RefHeading___Toc12888_4230435934"/>Nejsi <text:span text:style-name="T2632">tv</text:span>oje postava<text:bookmark-end text:name="__RefHeading___Toc12888_4230435934"/></text:h>
      <text:p text:style-name="P499">Tvoje postava nezná většinu z toho, co znáš ty. Neumí například pracovat s počítačem a ani netuší, že by něco takového mohlo existovat. Nezná fyzikální zákony a chemické <text:span text:style-name="T2097">reakce</text:span>. <text:span text:style-name="T2081">Snaž se vždycky hrát jen s tím, co by mohl vědět obyvatel fantastického světa.<text:line-break/><text:tab/>Platí to i obráceně. Nemusíš se naučit kouzlit, abys mohl hrát kouzelníka. Stačí, když řekneš: „Sesílám na skřeta </text:span><text:span text:style-name="T1210">modrý blesk</text:span><text:span text:style-name="T2081">!“</text:span></text:p>
      <text:h text:style-name="P1047" text:outline-level="3">Odděl<text:span text:style-name="T2524">uj</text:span> <text:span text:style-name="T2082">informace hráče a postavy</text:span></text:h>
      <text:p text:style-name="P500">Nejen že máš jiné znalosti než tvoje postava, máš také jiné <text:span text:style-name="T2242">herní</text:span> informace. Na rozdíl od <text:span text:style-name="T2635">ní</text:span> například víš, kolik Pánovi jeskyně padlo na kostce, nebo co <text:span text:style-name="T2525">viděla a</text:span> slyšela postava jiného hráče, když byla sama na <text:span text:style-name="T2519">výzvědách</text:span>. <text:span text:style-name="T2083">Při hře by ses ale měl rozhodovat jen podle toho, co opravdu ví tvoje postava.</text:span></text:p>
      <text:p text:style-name="P782">Příklad:</text:p>
      <text:p text:style-name="P909">Naria se oddělila od <text:span text:style-name="T2522">zbytku</text:span> družiny. <text:span text:style-name="T2520">V</text:span> jedné z chodeb našla past a bezpečně se jí vyhnula. V další místnosti ji přepadli skřeti. Gorondar s Karou zaslechli její výkřik a běží j<text:span text:style-name="T2521">í</text:span> na pomoc. Pavel s Janou sice vědí, že je v chodbě past, ale jejich postavy to ne<text:span text:style-name="T2636">tuší</text:span>.</text:p>
      <text:p text:style-name="P909"><text:soft-page-break/><text:span text:style-name="T1805">Pavel:</text:span> „<text:span text:style-name="T2523">Nariin výkřik zněl naléhavě</text:span>, takže tou chodbou prostě proběhnu.“</text:p>
      <text:p text:style-name="P483">Jsou ale případy, kdy to neplatí:</text:p>
      <text:list xml:id="list2087191094" text:style-name="L46">
        <text:list-item>
          <text:p text:style-name="P1223">Vždycky ber v potaz, co bude tvoje rozhodnutí znamenat pro vaše společné hraní. Pokud by ses kvůli tomu například měl rozhádat se svými spoluhráči, rozhodně to nedělej.</text:p>
        </text:list-item>
        <text:list-item>
          <text:p text:style-name="P1224">Měl bys také myslet na to, zda t<text:span text:style-name="T263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4">Když si nejsi jistý, jestli je něco dobrý nápad, řekni to nahlas a promluvte si o tom společně.</text:p>
      <text:h text:style-name="P1047" text:outline-level="3">Opakovaní informací, které už hráči znají</text:h>
      <text:p text:style-name="P501">Když se vaše postavy rozdělí, tak poté, co se znovu sejdou, by měly ostatním vlastními slovy shrnout, co zažily.</text:p>
      <text:p text:style-name="P782">Příklad:</text:p>
      <text:p text:style-name="P909">Naria na výzvědách narazí na tábor skřetů. Pán jeskyně popíše, jak to tam vypadá. <text:span text:style-name="T2167">Ostatní postavy ale neví, co tam</text:span> <text:span text:style-name="T2167">viděla</text:span>, takže až se vrátí do tábora, měla by <text:span text:style-name="T2168">to</text:span> Katka svými slovy zopakovat, <text:span text:style-name="T2169">přestože jste to už všichni slyšeli od Pána jeskyně</text:span>. <text:span text:style-name="T2177">Ostatní hráči totiž mohou pracovat jen s tím, co jim řekla Katka, nikoliv s tím, co jí předtím řekl Pán jeskyně.</text:span></text:p>
      <text:p text:style-name="P502"><text:span text:style-name="T252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6">si</text:span> ale pozor, <text:span text:style-name="T2526">aby</text:span> šlo vždy o nedorozumění mezi postavami, nikoliv mezi hráči. Pokud něco špatně pochopil hráč, co nejdřív si to vyjasněte.<text:line-break/><text:soft-page-break/><text:tab/><text:span text:style-name="T217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0">Příklad:</text:p>
      <text:p text:style-name="P909"><text:span text:style-name="T1819">Katka:</text:span><text:span text:style-name="T2170"> </text:span>„Řeknu ostatním, co jsem tam viděla“.</text:p>
      <text:h text:style-name="P1047" text:outline-level="3">Hraní se „společným vědomím“</text:h>
      <text:p text:style-name="P484">Striktní oddělování informací hráče a postavy je sice obvyklý a doporučený styl hry, ale není jediný možný. Někteří hráči r<text:span text:style-name="T2179">a</text:span>ději uvažují v taktické rovině a tolik se nevžívají do rolí postav. Pokud vás to tak baví, není na tom nic špatného – nezapomeňte na to ale upozornit případné zájemce o hru ve vaší skupině, <text:span text:style-name="T2180">protože na to nemusejí být zvyklí</text:span>.</text:p>
      <text:h text:style-name="P998" text:outline-level="2"><text:bookmark-start text:name="__RefHeading___Toc20190_1502512718"/>Nenechávej si své informace pro sebe!<text:bookmark-end text:name="__RefHeading___Toc20190_1502512718"/></text:h>
      <text:p text:style-name="P50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8">Představ si, že by na dotaz, co </text:span>zjistila<text:span text:style-name="T2528">, řekla: </text:span><text:span text:style-name="T1239">„Nic zajímavýho.“</text:span><text:span text:style-name="T2528"> Ostatní hráči by teď museli hrát s tím, že jejich postavy o skřetím táboru nevědí. To povede ke dvěma věcem:</text:span></text:p>
      <text:list xml:id="list734835899" text:style-name="L47">
        <text:list-item>
          <text:p text:style-name="P1225">Až na <text:span text:style-name="T2178">tábor</text:span> ostatní postavy narazí, uvědomí si, že jim o něm Naria neřekla, a budou na ni po právu naštvané, protože to je docela důležitá informace.</text:p>
        </text:list-item>
        <text:list-item>
          <text:p text:style-name="P122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4">Dračák je kooperativní, družinová hra, takže by si vaše postavy měly věřit a měly by spolupracovat. <text:span text:style-name="T2527">Hrát tajnůstkářskou postavu sice může znít lákavě, ale není to moc dobrý nápad. Ostatní hráči si toho všimnou a zkazí to důvěru mezi postavami.</text:span> <text:span text:style-name="T2527">Tajemství stále mají ve hře své místo, ale měla by být společná – tedy něco, co vědí vaše postavy a tají to před okolním světem, nikoliv co si neříkají mezi sebou.</text:span></text:p>
      <text:h text:style-name="P999" text:outline-level="2"><text:bookmark-start text:name="__RefHeading___Toc20192_1502512718"/><text:span text:style-name="T2183">Rozhodování</text:span> v roli a mimo ni<text:bookmark-end text:name="__RefHeading___Toc20192_1502512718"/></text:h>
      <text:p text:style-name="P505">Velká část tvých rozhodnutí <text:span text:style-name="T2181">bude</text:span> „v roli“ <text:span text:style-name="T2173">neboli „za postavu“</text:span>: Co <text:span text:style-name="T2182">tvoje postava udělá</text:span>, jak si poradí s nějakým problémem, jestli bude lhát nebo řekne pravdu atd. <text:span text:style-name="T217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90367573" text:style-name="L48">
        <text:list-item>
          <text:p text:style-name="P1227"><text:soft-page-break/>Kdykoliv děláš hráčské rozhodnutí „mimo roli“, mysli na to, že nehraješ jen proto, aby ses bavil sám, ale také abys bavil své spoluhráče.</text:p>
        </text:list-item>
      </text:list>
      <text:h text:style-name="P998" text:outline-level="2"><text:bookmark-start text:name="__RefHeading___Toc12890_4230435934"/>Říkej rovnou, čeho se snažíš dosáhnout<text:bookmark-end text:name="__RefHeading___Toc12890_4230435934"/></text:h>
      <text:p text:style-name="P506">Mnoha nedorozuměním můžeš předejít, když nebudeš pouze popisovat, co děláš, ale řekneš také, čeho se tím snažíš dosáhnout. Představ si následující situaci:</text:p>
      <text:p text:style-name="P780">Příklad:</text:p>
      <text:p text:style-name="P909"><text:span text:style-name="T1820">Katka</text:span><text:span text:style-name="T1810">:</text:span> <text:span text:style-name="T1335">„V jedn</text:span><text:span text:style-name="T1391">é</text:span><text:span text:style-name="T1335"> z předchozích místností byla hromada dřeva. Nanosím ho sem.“</text:span></text:p>
      <text:p text:style-name="P909"><text:span text:style-name="T1805">Pán jeskyně:</text:span> <text:span text:style-name="T1335">„Jasně, není problém. Zabere to pár minut.“</text:span></text:p>
      <text:p text:style-name="P909"><text:span text:style-name="T1820">Katka</text:span><text:span text:style-name="T1810">:</text:span><text:span text:style-name="T1999"> </text:span><text:span text:style-name="T1344">„Zapálím ho.“</text:span></text:p>
      <text:p text:style-name="P909"><text:span text:style-name="T1810">Pán jeskyně:</text:span><text:span text:style-name="T1999"> </text:span><text:span text:style-name="T1344">„Hele, to asi nepůjde. </text:span><text:span text:style-name="T1352">T</text:span><text:span text:style-name="T1344">o dřevo tam prakticky leželo ve vodě. Je totálně nasákl</text:span><text:span text:style-name="T1391">é</text:span><text:span text:style-name="T1344"> a napůl shnil</text:span><text:span text:style-name="T1391">é</text:span><text:span text:style-name="T1344">.“</text:span></text:p>
      <text:p text:style-name="P507"><text:span text:style-name="T1351">Naria</text:span><text:span text:style-name="T1344"> by si určitě všimla, že nosí dřevo, které rozhodně nepůjde zapálit. Pán jeskyně ale nevěděl, že </text:span><text:span text:style-name="T1350">zrovna</text:span><text:span text:style-name="T1344"> </text:span><text:span text:style-name="T1350">to chce udělat</text:span><text:span text:style-name="T1344">, takže neměl důvod to </text:span><text:span text:style-name="T1351">Katce</text:span><text:span text:style-name="T1344"> říct. </text:span><text:span text:style-name="T1386">Kdyby rovnou řekla, co zamýšlí, proběhlo by to nějak takhle:</text:span></text:p>
      <text:p text:style-name="P782">Příklad:</text:p>
      <text:p text:style-name="P909"><text:span text:style-name="T1820">Katka</text:span><text:span text:style-name="T1810">:</text:span> <text:span text:style-name="T1335">„</text:span><text:span text:style-name="T1386">Potřebujeme pořádn</text:span><text:span text:style-name="T1392">ý</text:span><text:span text:style-name="T1386"> oheň. </text:span><text:span text:style-name="T1335">Nanosím sem </text:span><text:span text:style-name="T1386">tu hromadu dřeva, kterou jsi popsal v jedn</text:span><text:span text:style-name="T1392">é</text:span><text:span text:style-name="T1386"> z předchozích místností</text:span><text:span text:style-name="T1335">.“</text:span></text:p>
      <text:p text:style-name="P908"><text:span text:style-name="T1532">Pán jeskyně:</text:span><text:span text:style-name="T1344"> „</text:span><text:span text:style-name="T1386">To asi nebude fungovat</text:span><text:span text:style-name="T1344">. </text:span><text:span text:style-name="T1352">T</text:span><text:span text:style-name="T1344">o dřevo tam prakticky leželo ve vodě. Je totálně nasáklý a napůl shnilý.“</text:span></text:p>
      <text:p text:style-name="P508"><text:soft-page-break/><text:span text:style-name="T1345">V</text:span><text:span text:style-name="T1335">ýsledek je sice stejný, ale není potřeba vracet poněkud trapné nošení shnilého dřeva na podpal. Pán jeskyně navíc může rovnou navrhnout alternativu, pokud nějaká existuje. A mohou se k tomu také vyjádřit ostatní hráč</text:span><text:span text:style-name="T1387">i</text:span><text:span text:style-name="T1335">.</text:span></text:p>
      <text:p text:style-name="P782">Příklad:</text:p>
      <text:p text:style-name="P908"><text:span text:style-name="T1532">Pán jeskyně:</text:span><text:span text:style-name="T1344"> „</text:span><text:span text:style-name="T1386">V </text:span><text:span text:style-name="T1388">další</text:span><text:span text:style-name="T1386"> místnosti ale byly dřevěn</text:span><text:span text:style-name="T1392">é</text:span><text:span text:style-name="T1386"> postele. Ty sice budeš muset rozštípat, ale hořet budou dobře.“</text:span></text:p>
      <text:p text:style-name="P908"><text:span text:style-name="T1534">Pavel</text:span><text:span text:style-name="T1532">:</text:span><text:span text:style-name="T1386"> „Rozštípat je nebude problém, mám sekeru.“</text:span></text:p>
      <text:p text:style-name="P908"><text:span text:style-name="T1533">Katka</text:span><text:span text:style-name="T1532">:</text:span><text:span text:style-name="T1386"> „Fajn, tak zajd</text:span><text:span text:style-name="T1392">em</text:span><text:span text:style-name="T1386"> </text:span><text:span text:style-name="T1393">tam</text:span><text:span text:style-name="T1386">.“</text:span></text:p>
      <text:h text:style-name="P1000" text:outline-level="2"><text:bookmark-start text:name="__RefHeading___Toc15351_3133622682"/>Nevyřazuj se z děje<text:bookmark-end text:name="__RefHeading___Toc15351_3133622682"/></text:h>
      <text:p text:style-name="P782">Příklad:</text:p>
      <text:p text:style-name="P909"><text:span text:style-name="T1805">Jana:</text:span> „Půjdu se zeptat svého mistra, přidáte se?“</text:p>
      <text:p text:style-name="P909"><text:span text:style-name="T1805">Katka:</text:span> „Jasně!“</text:p>
      <text:p text:style-name="P909"><text:span text:style-name="T1805">Pavel:</text:span> „Já ne, s kouzelníkama nechci mít nic společn<text:span text:style-name="T2729">é</text:span>ho.“</text:p>
      <text:p text:style-name="P509">Pavel sice věrně hraje trpaslického válečníka, který nemá rád kouzla a magii, ale v tomhle případě to nebylo dobré rozhodnutí, protože <text:span text:style-name="T2638">díky němu</text:span> jeho postava nebude u důležitého rozhovoru. Pavel se tím odsoudil do role tichého pozorovatele a i kdyby ho napadlo něco podstatného, Gorondar to ostatním bude moci říct až později, když se zase někde setkají.</text:p>
      <text:h text:style-name="P998" text:outline-level="2"><text:bookmark-start text:name="__RefHeading___Toc15353_3133622682"/><text:soft-page-break/>Nevyřazuj ostatní z děje<text:bookmark-end text:name="__RefHeading___Toc15353_3133622682"/></text:h>
      <text:p text:style-name="P510">To samé, co jsme si řekli v předchozím odstavci, platí i obráceně: Když by se Jana ostatních vůbec nezeptala, jestli chtějí jít s ní, a šla na schůzku sama, vyřadila by je tím z děje.<text:line-break/><text:tab/><text:span text:style-name="T2639">Kdykoliv tedy chceš něco udělat, řekni o tom ostatním a dej jim možnost se přidat</text:span><text:span text:style-name="T1080">.</text:span></text:p>
      <text:h text:style-name="P1001" text:outline-level="2"><text:bookmark-start text:name="__RefHeading___Toc12894_4230435934"/>Stav svou postavu do nepříjemných situací<text:bookmark-end text:name="__RefHeading___Toc12894_4230435934"/></text:h>
      <text:p text:style-name="P782">Příklad:</text:p>
      <text:p text:style-name="P909"><text:span text:style-name="T1805">Pán jeskyně:</text:span> „Po dvou t<text:span text:style-name="T2729">ý</text:span>dnech plavby jste dorazili do <text:span text:style-name="T2640">přístavu.</text:span> Znáte tady někoho?“</text:p>
      <text:p text:style-name="P909"><text:span text:style-name="T1805">Jana:</text:span> „Když jsem <text:span text:style-name="T264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4">Proč to tedy dělá?</text:span></text:p>
      <text:list xml:id="list48045676" text:style-name="L49">
        <text:list-item>
          <text:p text:style-name="P1228">Pomáhá tím Pánovi jeskyně s tvorbou děje. Zápletka se navíc bude osobně týkat jedné z postav, takže bude jasné, proč se tím družina zabývá.</text:p>
        </text:list-item>
        <text:list-item>
          <text:p text:style-name="P1228">Říká tím ostatním něco o své postavě: Kara se zřejmě občas sází a ne vždy se dokáže postavit svým problémům čelem.</text:p>
        </text:list-item>
        <text:list-item>
          <text:p text:style-name="P1228"><text:soft-page-break/>Umožní tím své postavě růst: Když se Kara do dluhu dostala, nedokázala si s ním poradit, teď už to třeba dokáže.</text:p>
        </text:list-item>
        <text:list-item>
          <text:p text:style-name="P1228">Stmelí tím družinu: <text:span text:style-name="T264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1">Povšimni si ale, že <text:span text:style-name="T2244">se jedná čistě o hráčské rozhodnutí, mimo roli. Když by se měla rozhodnout Kara (tedy postava), jestli chce dlužit spoustu peněz nějakému pochybnému kudůkovi, samozřejmě by s tím nesouhlasila.</text:span></text:p>
      <text:h text:style-name="P1002" text:outline-level="2"><text:bookmark-start text:name="__RefHeading___Toc15355_3133622682"/>Zapojuj do <text:span text:style-name="T2620">svých</text:span> problémů ostatní<text:bookmark-end text:name="__RefHeading___Toc15355_3133622682"/></text:h>
      <text:p text:style-name="P512">V předchozím příkladě je velice důležité, aby <text:span text:style-name="T2245">se</text:span> Kara ne<text:span text:style-name="T2245">snažila</text:span> sv<text:span text:style-name="T2245">ůj</text:span> <text:span text:style-name="T2245">dluh vyřešit sama</text:span>, ale <text:span text:style-name="T2642">aby</text:span> požádala o pomoc Nariu a Gorondara, <text:span text:style-name="T2246">nebo aby se alespoň nebránila, když jí sami pomoc nabídnou. Pokud by to neudělala, vyřadila by tím své spoluhráče z této zápletky a nijak by tím nepřispěla ke stmelení družiny a budování vzájemné důvěry a přátelství.</text:span></text:p>
      <text:h text:style-name="P1003" text:outline-level="2"><text:bookmark-start text:name="__RefHeading___Toc19880_998592596"/>Počítej s důsledky svých činů<text:bookmark-end text:name="__RefHeading___Toc19880_998592596"/></text:h>
      <text:p text:style-name="P513">To, že hraješ vymyšlenou postavu v imaginárním světě, ještě neznamená, že <text:span text:style-name="T2684">tvoje činy nebudou mít důsledky</text:span>. <text:span text:style-name="T2683">Když například zabiješ ctihodného měšťana, zřejmě to bude někdo vyšetřovat a pokud tě dopadnou, mohou tě odsoudit k smrti, nebo alespoň uvrhnout do </text:span><text:soft-page-break/><text:span text:style-name="T268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98" text:outline-level="2"><text:bookmark-start text:name="__RefHeading___Toc19882_998592596"/>Chovej se tak, abys chtěl <text:span text:style-name="T2669">se svou vlastní postavou</text:span> spolupracovat<text:bookmark-end text:name="__RefHeading___Toc19882_998592596"/></text:h>
      <text:p text:style-name="P514">Představ si, že se svými přáteli půjdeš do hospody, a jeden z nich vytáhne pistoli a všem na očích zastřelí číšníka. Chtěl bys s nějakým takovým dál kamarádit?<text:line-break/><text:tab/>Měj vždycky na paměti, že <text:span text:style-name="T2670">jsi</text:span> členem družiny. Aby to fungovalo, tak s tebou ostatní musí být ochotni spolupracovat. To, že je tvoje postava zloděj a vrah, není omluvou. Je sice v pořádku hrát <text:span text:style-name="T2671">někoho</text:span>, <text:span text:style-name="T2671">kdo</text:span> se chová jinak, než jak by ses choval sám, ale Dračák je kooperativní, družinová hra, takže vaše postavy musí být schopné a ochotné spolupracovat.</text:p>
      <text:h text:style-name="P998" text:outline-level="2"><text:bookmark-start text:name="__RefHeading___Toc20194_1502512718"/>Uvažuj nahlas<text:bookmark-end text:name="__RefHeading___Toc20194_1502512718"/></text:h>
      <text:p text:style-name="P497"><text:span text:style-name="T2530">Přemýšlej</text:span> nahlas <text:span text:style-name="T2529">o tom, co se ve hře děje</text:span>. <text:span text:style-name="T2531">Nejlépe v roli, za postavu.</text:span></text:p>
      <text:p text:style-name="P782">Příklad:</text:p>
      <text:p text:style-name="P909"><text:span text:style-name="T1805">Pavel:</text:span> <text:span text:style-name="T1180">„Čekal bych, že touhle dobou už pomalu dorazí městská stráž.“</text:span></text:p>
      <text:p text:style-name="P909"><text:span text:style-name="T1805">Katka:</text:span><text:span text:style-name="T1936"> </text:span><text:span text:style-name="T1312">„Kolik myslíš, že jich bude?“</text:span></text:p>
      <text:p text:style-name="P909"><text:span text:style-name="T1530">Pavel:</text:span><text:span text:style-name="T1316"> „Posledně mě jich honilo deset. To ale bylo v nejlepší čtvrti</text:span><text:span text:style-name="T1180">, tady by je to nemuselo až tak trápit.“</text:span></text:p>
      <text:p text:style-name="P909"><text:span text:style-name="T1841">Jana</text:span><text:span text:style-name="T1805">:</text:span> <text:span text:style-name="T1180">„No jo, jenže my jsme za sebou nechali mrtvolu, nebyl čas </text:span><text:span text:style-name="T1240">se jí zbavit</text:span><text:span text:style-name="T1180">. Jestli to už někdo nahlásil, tak to nejspíš budou považovat za vraždu.“</text:span></text:p>
      <text:p text:style-name="P909"><text:soft-page-break/><text:span text:style-name="T1805">Pavel</text:span><text:span text:style-name="T1841">:</text:span><text:span text:style-name="T1314"> </text:span><text:span text:style-name="T1315">„Hmm, máš pravdu. Měli bychom rad</text:span><text:span text:style-name="T1317">ši</text:span><text:span text:style-name="T1315"> na čas zmizet, než se to tu trochu uklidní.“</text:span></text:p>
      <text:p text:style-name="P208"><text:span text:style-name="T2243">P</text:span>řemýšlet o všem nahlas a společně je snazší, protože si tím vzájemně nakopáváte fantasii. Současně tím ale také pomáháte Pánovi jeskyně – ten <text:span text:style-name="T2643">teď</text:span> díky <text:span text:style-name="T2643">tomuto</text:span> rozhovoru ví, že hráči <text:span text:style-name="T2644">počítají s tím</text:span>, že se po nich budou shánět stráže, a kolik <text:span text:style-name="T2644">očekávají, že jich</text:span> bude. To ho jednak nemuselo vůbec napadnout a navíc <text:span text:style-name="T253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4" text:outline-level="2"><text:bookmark-start text:name="__RefHeading___Toc15357_3133622682"/>Buď aktivní<text:bookmark-end text:name="__RefHeading___Toc15357_3133622682"/></text:h>
      <text:p text:style-name="P497"><text:span text:style-name="T224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3">Mně se nechce“. Už v kapitole </text:span><text:span text:style-name="Odkaz_20_na_20_kapitolu"><text:bookmark-ref text:reference-format="text" text:ref-name="__RefHeading___Toc21875_1991418811">.Tvoje postava</text:bookmark-ref></text:span><text:span text:style-name="T1696"><text:s/></text:span><text:span text:style-name="T1081">jsme si</text:span><text:span text:style-name="T1696"> </text:span><text:span text:style-name="T1081">řekli, že by sis měl vytvořit aktivní postavu. </text:span><text:span text:style-name="T1082">Jen si ji vytvořit ale nestačí, je třeba ji tak také hrát.</text:span></text:p>
      <text:h text:style-name="P998" text:outline-level="2"><text:bookmark-start text:name="__RefHeading___Toc15359_3133622682"/><text:span text:style-name="T2248">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48">nebo jaké řešení by se ti líbilo víc</text:span>.</text:p>
      <text:p text:style-name="P782"><text:soft-page-break/>Přík<text:span text:style-name="T2648">l</text:span>ad:</text:p>
      <text:p text:style-name="P909"><text:span text:style-name="T1805">Pavel:</text:span> <text:span text:style-name="T1180">„</text:span><text:span text:style-name="T1219">Já bych se s tím kudůkem vůbec nemazlil. Prostě mu </text:span><text:span text:style-name="T1218">řekneme</text:span><text:span text:style-name="T1219">, že si s náma nemá zahrávat a když to nepochopí, tak mu to vysvětlíme ručně.</text:span><text:span text:style-name="T1180">“</text:span></text:p>
      <text:p text:style-name="P909"><text:span text:style-name="T1829">Jana</text:span><text:span text:style-name="T1805">:</text:span> <text:span text:style-name="T1180">„</text:span><text:span text:style-name="T1219">To se mi moc nelíbí. </text:span><text:span text:style-name="T1246">N</text:span><text:span text:style-name="T1220">a rozdíl od nás</text:span><text:span text:style-name="T1219"> se tady vyzná a kdo ví, jestli nemá podplacen</text:span><text:span text:style-name="T1251">é</text:span><text:span text:style-name="T1219"> místní stráže. Radši bych mu udělala to sam</text:span><text:span text:style-name="T1251">é</text:span><text:span text:style-name="T1219">, co udělal on mě – vsadila se s ním o něco, co nemůže vyhrát.“</text:span></text:p>
      <text:p text:style-name="P909"><text:span text:style-name="T1805">Pavel:</text:span> <text:span text:style-name="T1180">„</text:span><text:span text:style-name="T1218">To zní dobře. Je to starej podvodník, takže určitě přijme sázku, když si bude myslet, že je pro něj výhodná. Můžu se s ním navíc vsadit já nebo Naria, aby neměl podezření, že ho chceš oklamat kvůli star</text:span><text:span text:style-name="T1251">é</text:span><text:span text:style-name="T1218">mu dluhu.“</text:span></text:p>
      <text:p text:style-name="P909"><text:span text:style-name="T1524">Jana</text:span><text:span text:style-name="T1525">:</text:span><text:span text:style-name="T1218"> „</text:span><text:span text:style-name="T1223">Mohli bychom na to použít metamo</text:span><text:span text:style-name="T1247">r</text:span><text:span text:style-name="T1223">fózu. Když se například proměním v Gorondara, tak to bude vypadat, jako že je na dvou místech současně.“</text:span></text:p>
      <text:p text:style-name="P909"><text:span text:style-name="T1524">Pavel:</text:span><text:span text:style-name="T1223"> „A nebo že vypij</text:span><text:span text:style-name="T1224">u</text:span><text:span text:style-name="T1223"> mnohem víc, než by</text:span><text:span text:style-name="T1224">ch</text:span><text:span text:style-name="T1223"> měl vydržet...“</text:span></text:p>
      <text:h text:style-name="P998" text:outline-level="2"><text:bookmark-start text:name="__RefHeading___Toc18403_2593964349"/><text:span text:style-name="T2295">Vyvaruj se m</text:span>imoherní<text:span text:style-name="T2295">ch</text:span> hláš<text:span text:style-name="T2295">ek</text:span><text:bookmark-end text:name="__RefHeading___Toc18403_2593964349"/></text:h>
      <text:p text:style-name="P497"><text:span text:style-name="T229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6">opravdu</text:span> může být zábavné, ale povede k tomu, že to nebude dobrá hra <text:span text:style-name="T229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98" text:outline-level="2"><text:bookmark-start text:name="__RefHeading___Toc20196_1502512718"/><text:soft-page-break/>Nezapomínej hrát roli<text:bookmark-end text:name="__RefHeading___Toc20196_1502512718"/></text:h>
      <text:p text:style-name="P516">Dračák není možné hrát neustále v roli. Občas <text:span text:style-name="T2645">je potřeba probrat, jak funguje nějaké pravidlo či schopnost, vyjasnit si, jak přesně vypadá místnost, nebo říct třeba: </text:span>„Pode<text:span text:style-name="T2620">j</text:span> mi, kostky, prosím“. To je <text:span text:style-name="T2645">samozřejmě</text:span> v pořádku. <text:span text:style-name="T2646">D</text:span>ávej si <text:span text:style-name="T2646">ale</text:span> pozor, ať nevypadáváš z role víc, než je nezbytně nutné.<text:line-break/><text:tab/>Když se například bavíte o tom, co udělat dál, nebo co by mohl znamenat tajemný nápis na zdi, není žádný důvod, proč byste nemohli <text:span text:style-name="T2647">mluvit v přímé řeči</text:span> za postavy.</text:p>
      <text:h text:style-name="P998" text:outline-level="2"><text:bookmark-start text:name="__RefHeading___Toc19884_998592596"/>Vyprávěj příběh <text:span text:style-name="T2618">své postavy</text:span><text:bookmark-end text:name="__RefHeading___Toc19884_998592596"/></text:h>
      <text:p text:style-name="P517"><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715167842" text:style-name="L50">
        <text:list-item>
          <text:p text:style-name="P1229"><text:span text:style-name="T141">Když se to hodí, můžeš</text:span><text:span text:style-name="T135"> přímo v roli </text:span><text:span text:style-name="T141">vzpomínat</text:span><text:span text:style-name="T135">, co jsi kdysi zažil a viděl.</text:span></text:p>
        </text:list-item>
        <text:list-item>
          <text:p text:style-name="P1229"><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67">Vkládej do hry nehráčské postavy, které tvá postava zná, případně s nimi měla v minulosti co do činění.</text:p>
        </text:list-item>
      </text:list>
      <text:h text:style-name="P978" text:outline-level="1"><text:bookmark-start text:name="__RefHeading___Toc12896_4230435934"/><text:span text:style-name="T2692">+</text:span>Hraní družiny<text:bookmark-end text:name="__RefHeading___Toc12896_4230435934"/></text:h>
      <text:p text:style-name="P518">V této kapitole si <text:span text:style-name="T2649">projdeme, jak fungovat jako družina a ne jako skupina jednotlivců.</text:span></text:p>
      <text:h text:style-name="P998" text:outline-level="2"><text:bookmark-start text:name="__RefHeading___Toc12898_4230435934"/><text:span text:style-name="T2665">Určujte</text:span> si <text:span text:style-name="T2665">společné</text:span> cíle<text:bookmark-end text:name="__RefHeading___Toc12898_4230435934"/></text:h>
      <text:p text:style-name="P782">Příklad:</text:p>
      <text:p text:style-name="P909"><text:span text:style-name="T1805">Pavel:</text:span> <text:span text:style-name="T1180">„Rád bych si někdy </text:span><text:span text:style-name="T1221">pořídil</text:span><text:span text:style-name="T1180"> vlastní kovárnu. Když jde o zbraně, tak není nad trpaslickou práci.“</text:span></text:p>
      <text:p text:style-name="P909"><text:span text:style-name="T1805">Jana:</text:span> <text:span text:style-name="T1180">„Ty bys pořád jenom zbrojil. Měl bys taky někdy pěstit svého ducha.“</text:span></text:p>
      <text:p text:style-name="P909"><text:span text:style-name="T1805">Pavel:</text:span> <text:span text:style-name="T1180">„No jo, máš pravdu, proti duchům jsou potřeba kouzelný zbraně.“</text:span></text:p>
      <text:p text:style-name="P909"><text:span text:style-name="T1805">Jana:</text:span> <text:span text:style-name="T1180">„Mizero, takhle jsem to nemyslela.“</text:span></text:p>
      <text:p text:style-name="P909"><text:span text:style-name="T1805">Pavel:</text:span> <text:span text:style-name="T1180">„Já vím :</text:span><text:span text:style-name="T1697">)</text:span><text:span text:style-name="T1180">“</text:span></text:p>
      <text:p text:style-name="P909"><text:span text:style-name="T1805">Katka:</text:span> <text:span text:style-name="T1180">„</text:span><text:span text:style-name="T1697">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80">“.</text:span></text:p>
      <text:p text:style-name="P485">Kromě toho, že to za dobrý nápad považují postavy, je to také dobrý nápad <text:span text:style-name="T2650">pro hru</text:span>:</text:p>
      <text:list xml:id="list3713741555" text:style-name="L51">
        <text:list-item>
          <text:p text:style-name="P1230"><text:span text:style-name="T2650">Pomůže to</text:span> Pánovi jeskyně se směřováním příběhu <text:span text:style-name="T2650">a řekne mu to</text:span>, co <text:span text:style-name="T2661">si</text:span> má připravit.</text:p>
        </text:list-item>
        <text:list-item>
          <text:p text:style-name="P1230"><text:span text:style-name="T2650">Postavy tím z</text:span>ískají společný cíl, na jehož dosažení <text:span text:style-name="T2650">budou moci</text:span> pracovat.</text:p>
        </text:list-item>
        <text:list-item>
          <text:p text:style-name="P1230">Příběh se bude <text:span text:style-name="T2650">týkat něčeho, na čem postavám záleží</text:span>.</text:p>
        </text:list-item>
      </text:list>
      <text:h text:style-name="P1048" text:outline-level="3"><text:soft-page-break/>Pracujte na získání společné základny</text:h>
      <text:p text:style-name="P486"><text:span text:style-name="T2650">Určete</text:span> si za svůj cíl, pořídit si dům, tvrz, nebo třeba loď.</text:p>
      <text:list xml:id="list1375589447" text:style-name="L52">
        <text:list-item>
          <text:p text:style-name="P1233">Když budete něco vlastnit, bude vám na tom záležet a budete se také díky tomu zajímat o dění kolem.</text:p>
        </text:list-item>
        <text:list-item>
          <text:p text:style-name="P1231">Získáte tím důvod, proč potřebujete vydělat spoustu peněz. <text:span text:style-name="T2651">T</text:span>o může být dobrá motivace, proč se vydávat na nebezpečn<text:span text:style-name="T2651">é</text:span> výpravy za pokladem, nebo proč plnit náročné úkoly.</text:p>
        </text:list-item>
      </text:list>
      <text:p text:style-name="P485">Nemusí to ale být jen o penězích:</text:p>
      <text:list xml:id="list2199618490" text:style-name="L53">
        <text:list-item>
          <text:p text:style-name="P1232">Král nebo pán vašeho kraje vám může nabídnout kus země nebo malou tvrz výměnou za vaše služby.</text:p>
        </text:list-item>
        <text:list-item>
          <text:p text:style-name="P1232">Můžete třeba zajmout pirátskou loď a získat ji tak pro sebe.</text:p>
        </text:list-item>
      </text:list>
      <text:h text:style-name="P1047" text:outline-level="3">Staňte se součástí nějaké organizace</text:h>
      <text:p text:style-name="P487">Buďte součástí něčeho většího, než je vaše družina: žoldnéřské kumpanie, šlechtického panství, města a podobně.</text:p>
      <text:list xml:id="list1096361197" text:style-name="L54">
        <text:list-item>
          <text:p text:style-name="P1234">Problémy této organizace pak pro vás budou osobní a když ji někdo ohrozí, budete se tím chtít zabývat.</text:p>
        </text:list-item>
        <text:list-item>
          <text:p text:style-name="P1235"><text:span text:style-name="T2651">Budete moci postupovat v hierarchii této organizace</text:span> a získávat na důležitosti.</text:p>
        </text:list-item>
      </text:list>
      <text:p text:style-name="P488">Přestože se postavy v Dračáku obvykle přímo nezapojují do vysoké politiky, mohou se jí nepřímo účastnit v něčích službách.</text:p>
      <text:h text:style-name="P1005" text:outline-level="2"><text:bookmark-start text:name="__RefHeading___Toc15361_3133622682"/><text:soft-page-break/>Domluvte se <text:span text:style-name="T2253">na dělení pokladů</text:span><text:bookmark-end text:name="__RefHeading___Toc15361_3133622682"/></text:h>
      <text:p text:style-name="P519">Vaše postavy si dříve nebo později budou potřebovat rozdělit nalezené poklady. Něco budete moci prodat a utržený zisk <text:span text:style-name="T2254">rozdělit rovným dílem</text:span>, ale kouzelné předměty nejspíš budete chtít používat.<text:line-break/><text:tab/>Čím víc se vaše postavy budou znát a čím víc si budou důvěřovat, tím víc <text:span text:style-name="T2652">bude dávat</text:span> smysl, abyste získané předměty a poklady považoval<text:span text:style-name="T2255">y</text:span> za společné. Kouzelný meč by měl používat ten, komu se zrovna nejvíc hodí, raději než ten, kdo ho zrovna v podzemí našel, nebo kdo ho pro sebe urval.<text:line-break/><text:tab/><text:span text:style-name="T2254">Podobně není od věci mít aspoň část hotovosti společnou, abyste z ní mohli platit běžné výdaje a nemuseli se pokaždé dohadovat, kolik kdo přispěje.</text:span></text:p>
      <text:p text:style-name="P782">Příklad:</text:p>
      <text:p text:style-name="P909"><text:span text:style-name="T1830">Pavel:</text:span><text:span text:style-name="T1550"> </text:span><text:span text:style-name="T1313">„Z prodeje pokladů z poslední výpravy jsme vydělali 12 zlatých. Jak si je rozdělíme?“</text:span></text:p>
      <text:p text:style-name="P909"><text:span text:style-name="T1523">Katka:</text:span><text:span text:style-name="T1550"> </text:span><text:span text:style-name="T1313">„Já bych to klidně všechno nechala ve společn</text:span><text:span text:style-name="T1318">ý</text:span><text:span text:style-name="T1313"> pokladně.“</text:span></text:p>
      <text:p text:style-name="P909"><text:span text:style-name="T1523">Jana:</text:span><text:span text:style-name="T1550"> </text:span><text:span text:style-name="T1313">„Mně by se popravdě nějak</text:span><text:span text:style-name="T1318">ý</text:span><text:span text:style-name="T1313"> peníze hodily, aspoň zlaťák nebo dva.“</text:span></text:p>
      <text:p text:style-name="P909"><text:span text:style-name="T1523">Pavel:</text:span><text:span text:style-name="T1550"> </text:span><text:span text:style-name="T1313">„Takže každ</text:span><text:span text:style-name="T1319">ý</text:span><text:span text:style-name="T1313"> dostane dva zlat</text:span><text:span text:style-name="T1319">é</text:span><text:span text:style-name="T1313"> a zbyl</text:span><text:span text:style-name="T1319">ý</text:span><text:span text:style-name="T1313">ch šest nechám v banku. </text:span><text:span text:style-name="T1318">J</text:span><text:span text:style-name="T1313">ste pro?“</text:span></text:p>
      <text:h text:style-name="P1006" text:outline-level="2"><text:bookmark-start text:name="__RefHeading___Toc15363_3133622682"/>Rozhodování v družině<text:bookmark-end text:name="__RefHeading___Toc15363_3133622682"/></text:h>
      <text:p text:style-name="P489">Většina družin nemá problém se na něčem domluvit. Když se vám to <text:span text:style-name="T2662">ale</text:span> stávat bude, <text:span text:style-name="T2653">měli byste</text:span> se dohodnout, jakým způsobem budete společně rozhodovat, a pak se toho držet. Rozumné možnosti jsou:</text:p>
      <text:list xml:id="list705586608" text:style-name="L55">
        <text:list-item>
          <text:p text:style-name="P1236"><text:span text:style-name="T2655">Necháte rozhodovat </text:span>vůdce nebo velitele, <text:span text:style-name="T2654">kterého si zvolíte</text:span>.</text:p>
        </text:list-item>
        <text:list-item>
          <text:p text:style-name="P1236"><text:soft-page-break/><text:span text:style-name="T2655">O důležitých věcech budete hlasovat. V</text:span> případě rovnosti hlasů může rozhodovat <text:span text:style-name="T2655">los nebo</text:span> vůdce družiny<text:span text:style-name="T2654">.</text:span></text:p>
        </text:list-item>
        <text:list-item>
          <text:p text:style-name="P1237"><text:span text:style-name="T2655">Méně důležité věci, jako</text:span> třeba kdo bude mít hlídku, nebo kdo bude vařit, <text:span text:style-name="T2655">můžete rozhodovat losem.</text:span></text:p>
        </text:list-item>
      </text:list>
      <text:p text:style-name="P520">Týká se to <text:span text:style-name="T2656">jen</text:span> rozhodování postav v družině. O domluvě mezi hráči pojednává kapitola <text:span text:style-name="T1805"><text:bookmark-ref text:reference-format="text" text:ref-name="__RefHeading___Toc12826_4230435934">+Rozhodování a řešení sporů</text:bookmark-ref></text:span><text:span text:style-name="T1688">.</text:span></text:p>
      <text:h text:style-name="P998" text:outline-level="2"><text:bookmark-start text:name="__RefHeading___Toc19886_998592596"/>Budujte si pověst<text:bookmark-end text:name="__RefHeading___Toc19886_998592596"/></text:h>
      <text:p text:style-name="P497"><text:span text:style-name="T266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8"><text:line-break/><text:tab/>Jakou pověst si vybudujete, je na vás. Ačkoliv se ale v zásadě dá hrát i družina vyvrhelů, obvyklé je hrát kladné hrdiny, kteří lidem pomáhají a brání je před nebezpečím.</text:span></text:p>
      <text:h text:style-name="P978" text:outline-level="1"><text:bookmark-start text:name="__RefHeading___Toc19888_998592596"/><text:span text:style-name="T2692">+</text:span>Plánování<text:bookmark-end text:name="__RefHeading___Toc19888_998592596"/></text:h>
      <text:p text:style-name="P521">Občas se vám může stát, že dostanete úkol, nebo si zvolíte cíl, <text:span text:style-name="T2666">u kterého</text:span> bude potřeba vymyslet a naplánovat, jak to uděláte. <text:span text:style-name="T2666">V této kapitole se podíváme na to, jaká úskalí při plánování hrozí a jak se s nimi můžete vypořádat.</text:span></text:p>
      <text:h text:style-name="P1007" text:outline-level="2"><text:bookmark-start text:name="__RefHeading___Toc19890_998592596"/>Držte se toho, co si Pán jeskyně připravil<text:bookmark-end text:name="__RefHeading___Toc19890_998592596"/></text:h>
      <text:p text:style-name="P522">Jestli si Pán jeskyně bude dělat přípravu a jak bude podrobná, je na něm – každému vyhovuje trochu jiný přístup. Pokud ale nějakou udělá, měli byste to respektovat a nepouštět se někam, kde to připravené nemá.</text:p>
      <text:p text:style-name="P782">Příklad:</text:p>
      <text:p text:style-name="P909">Pán jeskyně nakreslil mapu království a vymyslel spoustu zápletek, které se v něm mohou dít. Hráči se následně rozhodnou, že nasednou na loď a odplují někam úplně jinam.</text:p>
      <text:p text:style-name="P522"><text:span text:style-name="T2285">N</text:span>emusí <text:span text:style-name="T2285">to vždycky</text:span> být úplně špatně – postavy se nejspíš časem vrátí, takže <text:span text:style-name="T2285">na to, co je připravené, může stejně dojít</text:span>. Ne každý Pán jeskyně se ale cítí dobře, když má celou hru improvizovat. Proto se v takovém případě nedivte, když vám řekne něco jako:</text:p>
      <text:p text:style-name="P781">Příklad:</text:p>
      <text:p text:style-name="P909"><text:span text:style-name="T1805">Pán jeskyně:</text:span> „Nezlobte se, ale tam nemám vůbec nic připraven<text:span text:style-name="T2729">é</text:span>ho. Jestli se tam opravdu chcete vydat, tak něco vymyslím, ale bude mi to chvíli trvat.“</text:p>
      <text:p text:style-name="P523"><text:soft-page-break/>Tohle je také jeden z důvodů, proč je dobré, abyste se průběžně bavili o svých plánech a cílích – Pán jeskyně pak bude dopředu vědět, co si má připrav<text:span text:style-name="T2652">i</text:span>t.<text:line-break/><text:tab/><text:span text:style-name="T2285">Pokud </text:span>hrajete převážně improvizovanou hru<text:span text:style-name="T2285">, tak samozřejmě tohle omezení neplatí a můžete opravdu dělat cokoliv, co dává smysl.</text:span></text:p>
      <text:h text:style-name="P998" text:outline-level="2"><text:bookmark-start text:name="__RefHeading___Toc15365_3133622682"/>Ne<text:span text:style-name="T2247">bojte se jednat, i když nemáte perfektní plán</text:span><text:bookmark-end text:name="__RefHeading___Toc15365_3133622682"/></text:h>
      <text:p text:style-name="P524">Vymyslet dokonalý plán je obtížné, zabere to spoustu času a zdaleka ne všechny hráče to baví. <text:span text:style-name="T224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98" text:outline-level="2"><text:bookmark-start text:name="__RefHeading___Toc15367_3133622682"/><text:soft-page-break/>Nepromýš<text:span text:style-name="T2663">lejte</text:span> všechny možnosti<text:bookmark-end text:name="__RefHeading___Toc15367_3133622682"/></text:h>
      <text:p text:style-name="P525">Plánování je tím obtížnější, čím více různých variant je třeba promyslet. Když se tedy pro jednu z nich rozhodnete a pustíte se do její realizace, přestože <text:span text:style-name="T2663">ještě</text:span> nemáte jasno, jak přesně ji provedete, výrazně si to tím usnadníte.<text:line-break/><text:tab/><text:span text:style-name="T2252">Ř</text:span>ešte problémy až ve chvíli, kdy nastanou. Je to mnohem jednodušší a <text:span text:style-name="T2251">ve výsledku</text:span> také zábavnější, <text:span text:style-name="T2250">jak jsme si ukázali v minulém odstavci na příkladu s dokonalým plánem.</text:span></text:p>
      <text:h text:style-name="P998" text:outline-level="2"><text:bookmark-start text:name="__RefHeading___Toc15369_3133622682"/>Postavy nemají mobily<text:bookmark-end text:name="__RefHeading___Toc15369_3133622682"/></text:h>
      <text:p text:style-name="P526">Občas se budete muset rozdělit. <text:span text:style-name="T2657">V</text:span> tom případě je důležité domluvit <text:span text:style-name="T265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8">určitě</text:span> nezapomněly. Také není od věci mít nějaké obvyklé místo, kde se nejčastěji scházíte, případně se připravit na nečekaný vývoj událostí.</text:p>
      <text:p text:style-name="P782">Příklad:</text:p>
      <text:p text:style-name="P909"><text:span text:style-name="T1805">Katka:</text:span> <text:span text:style-name="T1180">„Kdybychom se náhodou po cestě rozdělili, sejdeme se v hlavním městě, stejně se tam potřebujeme dostat.“</text:span></text:p>
      <text:p text:style-name="P909"><text:span text:style-name="T1805">Jana:</text:span> <text:span text:style-name="T1180">„</text:span><text:span text:style-name="T1222">Dobře. U hliněného džbánu, jako obvykle.</text:span><text:span text:style-name="T1180">“</text:span></text:p>
      <text:h text:style-name="P998" text:outline-level="2"><text:bookmark-start text:name="__RefHeading___Toc15371_3133622682"/>Nechte plánovat jen postavy<text:bookmark-end text:name="__RefHeading___Toc15371_3133622682"/></text:h>
      <text:p text:style-name="P527">Zde si představíme techniku, kterou můžete použít, pokud si chcete užít hru, kde postavy vytváří <text:span text:style-name="T2259">a následně realizují</text:span> promyšlené plány, aniž byste <text:span text:style-name="T2259">ale</text:span> sami museli strávit dlouhé hodiny <text:span text:style-name="T2659">jejich vymýšlením</text:span>.</text:p>
      <text:list xml:id="list2125101612" text:style-name="L56">
        <text:list-item>
          <text:p text:style-name="P1238"><text:soft-page-break/>Vymyslete, co chcete udělat, ale neřešte, jak přesně to uděláte.</text:p>
        </text:list-item>
        <text:list-item>
          <text:p text:style-name="P1238">Řekněte, jak dlouho vaše postavy plánují a připravují akci.</text:p>
        </text:list-item>
        <text:list-item>
          <text:p text:style-name="P1239">Začněte odehrávat, jak postavy plán realizují.</text:p>
        </text:list-item>
        <text:list-item>
          <text:p text:style-name="P1238"><text:span text:style-name="T2660">Za běhu z</text:span>pětně domýšlejte, co vlastně <text:span text:style-name="T2660">v tom plánu bylo</text:span>.</text:p>
        </text:list-item>
      </text:list>
      <text:p text:style-name="P782">Příklad:</text:p>
      <text:p text:style-name="P909">Postavy <text:span text:style-name="T2258">chtějí</text:span> s kudůkem Balrenem uzavř<text:span text:style-name="T2258">ít</text:span> sázku, kterou nebude moci vyhrát. <text:span text:style-name="T2256">Hráče napadlo, že k tomu využijí kouzlo </text:span><text:span text:style-name="T1224">metamorfóza</text:span><text:span text:style-name="T2256">, díky kterému se Kara promění v Gorondara.</text:span></text:p>
      <text:p text:style-name="P909"><text:span text:style-name="T1805">Pavel:</text:span> „Zbytek odpoledne strávíme plánováním, večer se na to vyrhneme.“</text:p>
      <text:p text:style-name="P909"><text:span text:style-name="T1805">Pán jeskyně:</text:span> „Dobře. Kde začnete?“</text:p>
      <text:p text:style-name="P909"><text:span text:style-name="T1805">Pavel:</text:span> „Zajdu za ním do hospody, kde obvykle vysedává.“</text:p>
      <text:p text:style-name="P909"><text:span text:style-name="T1805">Pán jeskyně:</text:span> „Je to obyčejná přístavní putyka. Balren sedí u velk<text:span text:style-name="T2729">é</text:span>ho stolu, spolu s ním tam jsou dva trpaslíci a jeden barbar.“</text:p>
      <text:p text:style-name="P909"><text:span text:style-name="T1805">Pavel:</text:span> „Jdu přímo k nim. Řeknu: ‚<text:span text:style-name="T1180">Prej tady je někdo, koho nejde přechlastat. Vsadím boty, že na mě nemá!‘</text:span>“</text:p>
      <text:p text:style-name="P909"><text:span text:style-name="T1805">Pán jeskyně:</text:span> „Balren se na tebe otočí a s lišáckým úsměvem říká: <text:span text:style-name="T1180">‚Možná je, možná taky není. O tvoje smradlavý boty tady ale nikdo nestojí. Nic lepšího nenabídneš?‘</text:span>“</text:p>
      <text:p text:style-name="P909"><text:span text:style-name="T1805">Pavel:</text:span> <text:span text:style-name="T1180">„Ha! Proti takovýmu skrčkovi vsadím klidně deset zlatejch!“</text:span></text:p>
      <text:p text:style-name="P909"><text:span text:style-name="T1805">Pán jeskyně:</text:span> „‚<text:span text:style-name="T1180">Platí!‘</text:span> říká Balren a nastavuje ruku, abyste si plácnuli.“</text:p>
      <text:p text:style-name="P909"><text:span text:style-name="T1805">Pavel:</text:span> „<text:span text:style-name="T2257">Jdu do toho.</text:span>“</text:p>
      <text:p text:style-name="P909"><text:span text:style-name="T1805">Pán jeskyně:</text:span> „<text:span text:style-name="T2257">Kudůkův úsměv se ještě víc rozšířil a říká: ‚</text:span><text:span text:style-name="T1225">Ten skrček sedí tady vedle,‘</text:span><text:span text:style-name="T2257"> a ukazuje na </text:span>mohutn<text:span text:style-name="T1166">é</text:span>ho<text:span text:style-name="T2257"> barbara. Celej stůj se rozchechtal.“</text:span></text:p>
      <text:p text:style-name="P909"><text:span text:style-name="T1831">Pavel:</text:span><text:span text:style-name="T2257"> </text:span><text:span text:style-name="T1225">„A sakra!“</text:span></text:p>
      <text:p text:style-name="P909"><text:soft-page-break/><text:span text:style-name="T1831">Pán jeskyně:</text:span><text:span text:style-name="T2257"> </text:span><text:span text:style-name="T1225">„Teď už z toho nevycouváš, hochu, sázka je sázka!“</text:span></text:p>
      <text:p text:style-name="P909"><text:span text:style-name="T1805">Katka:</text:span> „Fajn, máme je tam, kde jsme je chtěli mít. Napadlo mě ale, že oni určitě taky budou chtít podvádět.“</text:p>
      <text:p text:style-name="P909"><text:span text:style-name="T1805">Pavel:</text:span> „To je fakt, na to jsme se určitě připravili. A dokonce vím jak. Řeknu kudůkovi: ‚<text:span text:style-name="T1698">M</text:span><text:span text:style-name="T1180">áš pravdu, už jsme si plácli. Ale v tom případě nebudeme chlastat místní chcánky, ale pořádnej trpasličí špiritus!‘</text:span> a vytáhnu lahev, kterou jsem si kvůli tomu vzal.“</text:p>
      <text:p text:style-name="P909"><text:span text:style-name="T1831">Pán jeskyně:</text:span><text:span text:style-name="T2257"> „Jasně, tu jsi určitě zvládl někde koupit. Kudůkovi trochu poklesly koutky, ale nakonec kývnul. Jak chcete využít tu metamorfózu?“</text:span></text:p>
      <text:p text:style-name="P909"><text:span text:style-name="T1805">Jana:</text:span> „Potřebujeme se někde vyměnit. Asi na záchodě, to by nemuselo bejt nápadný.“</text:p>
      <text:p text:style-name="P909"><text:span text:style-name="T1831">Pán jeskyně:</text:span><text:span text:style-name="T2257"> „Dobře, to </text:span><text:span text:style-name="T1176">jste</text:span><text:span text:style-name="T2257"> si taky domluvili předem. Jano, Kara tam teda už vysedává?“</text:span></text:p>
      <text:p text:style-name="P909"><text:span text:style-name="T1805">Jana:</text:span> „Jojo, přesně tak.“</text:p>
      <text:p text:style-name="P909"><text:span text:style-name="T1831">Pán jeskyně:</text:span><text:span text:style-name="T2257"> „Dobrá, vrátíme se teda k soutěži. Barbar asi opravdu vydrží hodně, několik rund na něm není vůbec znát.“</text:span></text:p>
      <text:p text:style-name="P909"><text:span text:style-name="T1805">Pavel:</text:span> „Ještě jich pár dáme. Pak bouchnu do stolu a řeknu: ‚<text:span text:style-name="T1180">Ha, tohle začíná bejt zajímavý. Radši se na to skočím vyprázdnit, dokud ještě vidím na cestu!‘</text:span>“</text:p>
      <text:p text:style-name="P909"><text:span text:style-name="T1526">Pán jeskyně:</text:span><text:span text:style-name="T1362"> „‚</text:span><text:span text:style-name="T1225">Ne, že tam budeš dávit!‘</text:span><text:span text:style-name="T2257">, říká kudůk.“</text:span></text:p>
      <text:p text:style-name="P909"><text:span text:style-name="T1527">Pavel:</text:span><text:span text:style-name="T1363"> </text:span><text:span text:style-name="T1180">„Neměj strachu, hned jsem zpátky.“</text:span></text:p>
      <text:p text:style-name="P497"><text:span text:style-name="T1704">V </text:span><text:span text:style-name="T1164">plánu mohou být jen věci, které postavy mohly</text:span><text:span text:style-name="T2677"> stihnout za dobu, kterou strávily přípravou a plánováním. Gorondar například určitě mohl za odpoledne koupit láhev trpasličího špiritusu, ale nestihl by třeba sehnat něco, co se prodává jen v sousedním městě.</text:span></text:p>
      <text:h text:style-name="P979" text:outline-level="1"><text:bookmark-start text:name="__RefHeading___Toc19892_998592596"/>+Organizace hraní<text:bookmark-end text:name="__RefHeading___Toc19892_998592596"/></text:h>
      <text:p text:style-name="P657">Ať už si chceš Dračák jen vyzkoušet, nebo ho hrát dlouhodobě, <text:span text:style-name="T2741">budeš na to potřebovat čas, spoluhráče a k tomu buď místo, kde budete hrát, nebo <text:s/>připojení k internetu a aplikaci na hlasovou komunikaci, případně na sdílení materiálů ke hře.</text:span></text:p>
      <text:h text:style-name="P1017" text:outline-level="2">Dračák můžeš hrát s kýmkoliv</text:h>
      <text:p text:style-name="P655">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998" text:outline-level="2"><text:bookmark-start text:name="__RefHeading___Toc20007_1586965872"/><text:span text:style-name="T2740">+</text:span>Hledání spoluhráčů<text:bookmark-end text:name="__RefHeading___Toc20007_1586965872"/></text:h>
      <text:p text:style-name="P493">Prvním a nejdůležitějším úkolem na tvé cestě za dobrodružstvím je, najít si spoluhráče.</text:p>
      <text:list xml:id="list4019439242" text:style-name="L57">
        <text:list-item>
          <text:p text:style-name="P1240">Nejjednodušším způsob, jak si vyzkoušet Dračák nebo i jiná RPČka, jsou cony a jiné herní akce. Tam také potkáš spoustu aktivních hráčů a můžeš se s nimi rovnou domluvit na dlouhodobějším hraní.</text:p>
        </text:list-item>
      </text:list>
      <text:list xml:id="list1650855859" text:style-name="L58">
        <text:list-item>
          <text:p text:style-name="P1241"><text:soft-page-break/>Můžeš <text:span text:style-name="T2682">také</text:span> oslovit své známé, <text:span text:style-name="T2685">příbuzné,</text:span> kamarády, spolužáky a podobně. Možná tě překvapí tím, že RPGčka znají, <text:span text:style-name="T2678">nebo dokonce i hrají</text:span>. <text:span text:style-name="T2678">Pokud ne, máš skvělou příležitost je to naučit.</text:span></text:p>
        </text:list-item>
        <text:list-item>
          <text:p text:style-name="P1241">Dobré místo ke shánění hráčů jsou také <text:span text:style-name="T2678">internetové</text:span> diskusní servery. Některé přijímají nové uživatele jen na pozvání, ale na většinu se můžeš zaregistrovat a rovnou napsat inzerát. </text:p>
        </text:list-item>
      </text:list>
      <text:list xml:id="list2706745379" text:style-name="L59">
        <text:list-item>
          <text:p text:style-name="P1242">Když někam píšeš bez přihlášení, případně pokud nechceš lovit odpovědi po různých diskusních fórech, nezapomeň na sebe <text:span text:style-name="T2686">vždy</text:span> uvést kontakt.</text:p>
        </text:list-item>
      </text:list>
      <text:p text:style-name="P656"><text:span text:style-name="T2705">Buď trpělivý a občas se připomeň. </text:span><text:span text:style-name="T2706">N</text:span><text:span text:style-name="T2705">ež se v nějaké skupině uvolní místo, nebo než se poskládá dost hráčů na novou, </text:span><text:span text:style-name="T2706">m</text:span><text:span text:style-name="T2705">ůže trvat i několik týdnů nebo měsíců. Obsadí ho pak obvykle ten, kdo se o něj aktivně zajímá.</text:span><text:span text:style-name="T2924"><text:line-break/><text:tab/></text:span></text:p>
      <text:h text:style-name="P998" text:outline-level="2"><text:bookmark-start text:name="__RefHeading___Toc20200_1502512718"/><text:span text:style-name="T2740">+</text:span>Zakládání <text:span text:style-name="T2675">nové</text:span> skupiny<text:bookmark-end text:name="__RefHeading___Toc20200_1502512718"/></text:h>
      <text:p text:style-name="P490">Zakládání nové skupiny se rozhodně neboj, <text:span text:style-name="T2673">není to nic těžkého. V případném inzerátu je dobré zmínit:</text:span></text:p>
      <text:list xml:id="list125019215930171" text:continue-numbering="true" text:style-name="L59">
        <text:list-item>
          <text:p text:style-name="P1243"><text:span text:style-name="T2676">K</text:span>de bys chtěl hrát, jak často, jaké by ti vyhovovaly herní dny <text:span text:style-name="T2674">a jestli jsi ochoten hrát i po netu</text:span>.</text:p>
        </text:list-item>
        <text:list-item>
          <text:p text:style-name="P1244"><text:span text:style-name="T2676">J</text:span>estli hledá<text:span text:style-name="T2673">š</text:span> Pána jeskyně, nebo už ho má<text:span text:style-name="T2673">š, případně chceš hru vést sám</text:span>.</text:p>
        </text:list-item>
        <text:list-item>
          <text:p text:style-name="P1246">Pokud už máš připravený svět nebo <text:span text:style-name="T2679">dokonce i</text:span> zápletku, stručně <text:span text:style-name="T2679">t</text:span>o popiš. Nesepisuj <text:span text:style-name="T2676">ale</text:span> romány. <text:span text:style-name="T2676">P</text:span>okud to hráče bude zajímat, sami se tě zeptají na podrobnosti.</text:p>
        </text:list-item>
      </text:list>
      <text:p text:style-name="P491"><text:soft-page-break/>Úplně nejdůležitější a vlastně jediné podstatné je, shodnout se na místě (případně na hraní po netu) a čase. Všechno ostatní můžete domluvit na prvním setkání.</text:p>
      <text:h text:style-name="P998" text:outline-level="2"><text:bookmark-start text:name="__RefHeading___Toc19894_998592596"/><text:span text:style-name="T2740">+</text:span>Hledání skupiny<text:bookmark-end text:name="__RefHeading___Toc19894_998592596"/></text:h>
      <text:p text:style-name="P528">Při hledání skupiny nezapomeň zmínit, jakou hru chceš hrát. Stolních RPGček je hodně, takže se ti mohou ozvat <text:span text:style-name="T2687">i</text:span> hráči nebo skupiny, které nehrají Dračák, <text:span text:style-name="T2687">ale nějakou jinou hru</text:span>. V tom případně je samozřejmě na tobě, jestli <text:span text:style-name="T2687">ji</text:span> budeš chtít vyzkoušet. Každé RPGčko se hraje jinak a <text:span text:style-name="T2687">hodně také </text:span>záleží na zkušenostech hráčů, takže pokud by tě náhodou <text:span text:style-name="T2687">první</text:span> hra nebavila, nelámej hned hůl a zkus ještě nějakou jinou.</text:p>
      <text:h text:style-name="P998" text:outline-level="2"><text:bookmark-start text:name="__RefHeading___Toc20202_1502512718"/><text:span text:style-name="T2740">+</text:span>Shánění <text:span text:style-name="T2681">hráčů do rozjeté hry</text:span><text:bookmark-end text:name="__RefHeading___Toc20202_1502512718"/></text:h>
      <text:p text:style-name="P492"><text:span text:style-name="T2688">Při shánění nových hráčů do rozehrané hry je</text:span> dobré zmínit:</text:p>
      <text:list xml:id="list1710221505" text:style-name="L60">
        <text:list-item>
          <text:p text:style-name="P1247"><text:span text:style-name="T2680">K</text:span>de, <text:span text:style-name="T2672">kdy a jak často</text:span> se scházíte.</text:p>
        </text:list-item>
        <text:list-item>
          <text:p text:style-name="P1248">Jaké nástroje a programy používáte, pokud hrajete po netu.</text:p>
        </text:list-item>
      </text:list>
      <text:list xml:id="list4061230713" text:style-name="L61">
        <text:list-item>
          <text:p text:style-name="P1249">V jakém světě hrajete a v čem se případně vaše hra liší od Dračáku, jak je popsaný v pravidlech.</text:p>
        </text:list-item>
        <text:list-item>
          <text:p text:style-name="P1249">Jestli hrajete s příběhovou imunitou nebo bez ní.</text:p>
        </text:list-item>
        <text:list-item>
          <text:p text:style-name="P1245"><text:span text:style-name="T2680">Zda</text:span> hledáte spíš aktivní hráče, kteří si budou sami určovat cíle pro své postavy, nebo zda příběh spíš směřuje Pán jeskyně a hráči by se jej měli držet.</text:p>
        </text:list-item>
      </text:list>
      <text:h text:style-name="P998" text:outline-level="2"><text:bookmark-start text:name="__RefHeading___Toc20204_1502512718"/><text:soft-page-break/><text:span text:style-name="T2740">+</text:span>Zapojení nového hráče<text:bookmark-end text:name="__RefHeading___Toc20204_1502512718"/></text:h>
      <text:p text:style-name="P494">Když se do vaší rozehrané hry přidá nový hráč, je třeba začlenit jeho postavu do hry a do příběhu. Zde je <text:span text:style-name="T2189">pár tipů</text:span>, jak na to:</text:p>
      <text:list xml:id="list757862491" text:style-name="L62">
        <text:list-item>
          <text:p text:style-name="P1250">Můžete mu nabídnout, aby převzal nějakou nehráčskou postavu. Výhodou je, že <text:span text:style-name="T2687">pak</text:span> bude rovnou zapojen do děje. Budete mu ale muset říct, co <text:span text:style-name="T2687">je</text:span> <text:span text:style-name="T2687">zač a co všechno</text:span> ví.</text:p>
        </text:list-item>
        <text:list-item>
          <text:p text:style-name="P125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98" text:outline-level="2"><text:bookmark-start text:name="__RefHeading___Toc20206_1502512718"/><text:span text:style-name="T2740">+</text:span>Domlouvání hr<text:span text:style-name="T2739">y</text:span><text:bookmark-end text:name="__RefHeading___Toc20206_1502512718"/></text:h>
      <text:p text:style-name="P49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468539787" text:style-name="L63">
        <text:list-item>
          <text:p text:style-name="P1252"><text:soft-page-break/>Pokud nemůžeš nebo nechceš na hru dorazit, řekni to ostatním co nejdřív, ať si mohou udělat jiné plány.</text:p>
        </text:list-item>
        <text:list-item>
          <text:p text:style-name="P1252">Dejte vždycky všem hráčům vědět, že je hra zrušená, ať se na n<text:span text:style-name="T2689">i</text:span> někdo netrmácí zbytečně.</text:p>
        </text:list-item>
        <text:list-item>
          <text:p text:style-name="P1253">Když máš špatnou náladu, jsi naštvaný, nebo máš zrovna jiné starosti, je lepší se omluvit a hru vynechat.</text:p>
        </text:list-item>
      </text:list>
      <text:h text:style-name="Heading_20_1" text:outline-level="1"><text:bookmark-start text:name="__RefHeading___Toc23892_4068460501"/><text:span text:style-name="T2784">+</text:span>Herní postupy<text:bookmark-end text:name="__RefHeading___Toc23892_4068460501"/></text:h>
      <text:p text:style-name="P541">V této kapitole si projdeme nejčastější situace, na které při hře narazíte, a řekneme si, jak je odehrát, na co si při tom dát pozor a jak určit výsledek.</text:p>
      <text:h text:style-name="P982" text:outline-level="2"><text:bookmark-start text:name="__RefHeading___Toc12834_4230435934"/><text:span text:style-name="T2732">+</text:span>Náhodný hod<text:bookmark-end text:name="__RefHeading___Toc12834_4230435934"/></text:h>
      <text:p text:style-name="P476"><text:span text:style-name="T551">Náhodný hod </text:span><text:span text:style-name="T1018">může</text:span><text:span text:style-name="T1063">te</text:span><text:span text:style-name="T1019"> </text:span><text:span text:style-name="T1018">použít, když chce</text:span><text:span text:style-name="T1063">te</text:span><text:span text:style-name="T551"> </text:span><text:span text:style-name="T1020">nestranně</text:span><text:span text:style-name="T551"> rozhodnout něco, co nezávisí na schopnostech postav. </text:span><text:span text:style-name="T1023">Hází se k6 a</text:span><text:span text:style-name="T1021"> </text:span><text:span text:style-name="T1063">před hodem je vždycky třeba určit</text:span><text:span text:style-name="T1021">, co budou znamenat jednotlivé výsledky.</text:span></text:p>
      <text:p text:style-name="P777"><text:span text:style-name="T1021">P</text:span><text:span text:style-name="T551">říklad:</text:span></text:p>
      <text:p text:style-name="P906"><text:span text:style-name="T687">Jana</text:span><text:span text:style-name="T685">:</text:span><text:span text:style-name="T1017"> </text:span><text:span text:style-name="T551">„Jak</text:span><text:span text:style-name="T1165">é</text:span><text:span text:style-name="T551"> je zrovna počasí?“<text:line-break/></text:span><text:span text:style-name="T685">P</text:span><text:span text:style-name="T686">án jeskyně</text:span><text:span text:style-name="T685">:</text:span><text:span text:style-name="T1017"> </text:span><text:span text:style-name="T551">„</text:span><text:span text:style-name="T1022">Nevím, hodím</text:span><text:span text:style-name="T1064">e</text:span><text:span text:style-name="T1022"> si. </text:span><text:span text:style-name="T551">Jednička – je krásně, šestka – je bouřka.“</text:span></text:p>
      <text:p text:style-name="P899"><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3"><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2"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77"><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3359923554" text:style-name="L64">
        <text:list-item>
          <text:p text:style-name="P1370">Přepadení</text:p>
        </text:list-item>
        <text:list-item>
          <text:p text:style-name="P1370">Překonávání obtížných překážek</text:p>
        </text:list-item>
        <text:list-item>
          <text:p text:style-name="P1370">Průzkum zajímavých míst</text:p>
        </text:list-item>
      </text:list>
      <text:p text:style-name="P109">Můžete také občas někoho potkat a vyměnit si s ním novinky. Ve světě Dračáku je to běžný způsob, jak se šíří informace.</text:p>
      <text:h text:style-name="P1041"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99">vzít</text:span> <text:span text:style-name="T2198">vodu a</text:span> <text:span text:style-name="T2200">jídlo</text:span>. Můžete to tedy s klidným srdcem nechat na nich a prostě říct „Bereme si dostatek <text:span text:style-name="T2200">vody</text:span> <text:span text:style-name="T2201">a</text:span> zásob“.<text:span text:style-name="T2714"> Kvalita proviantu záleží na vašem živobytí (viz kapitola </text:span><text:span text:style-name="T1821">TODO</text:span><text:span text:style-name="T2202">).</text:span></text:p>
      <text:h text:style-name="P1041" text:outline-level="3"><text:bookmark-start text:name="__RefHeading___Toc12840_4230435934"/><text:span text:style-name="T2732">+</text:span>Hlídky<text:bookmark-end text:name="__RefHeading___Toc12840_4230435934"/></text:h>
      <text:p text:style-name="P478">Při cestování řekněte, jestli v noci držíte hlídky. V jakém pořadí hlídáte, stačí <text:span text:style-name="T2720">rozhodnout</text:span> až ve chvíli, kdy se něco zajímavého stane. <text:span text:style-name="T271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5">).</text:span></text:p>
      <text:p text:style-name="P760">Příklad:</text:p>
      <text:p text:style-name="P900"><text:span text:style-name="T1805">Pán jeskyně:</text:span> „<text:span text:style-name="T2224">Cesta k ruině pevnosti vám zabere zhruba dva týdny. Ze začátku jste mohli doplňovat zásoby ve vesnicích a případně přespávat u někoho na seníku, po pár dnech ale civilizace zmizela a dál je jen divočina. Budete držet hlídky?</text:span>“</text:p>
      <text:p text:style-name="P901"><text:soft-page-break/><text:span text:style-name="T1822">Pavel</text:span><text:span text:style-name="T1805">:</text:span> „<text:span text:style-name="T2224">Že se vůbec ptáš.“</text:span></text:p>
      <text:p text:style-name="P901"><text:span text:style-name="T1805">Pán jeskyně:</text:span> „<text:span text:style-name="T2716">Třetí noc se něco stalo. Máte domluvené pořadí, nebo si mám hodit, kdo zrovna hlídá?“</text:span></text:p>
      <text:p text:style-name="P902"><text:span text:style-name="T1846">Jana</text:span><text:span text:style-name="T1805">:</text:span> „<text:span text:style-name="T2225">Asi záleží na tom, kdo byl zrovna jak unavený.“</text:span></text:p>
      <text:p text:style-name="P902"><text:span text:style-name="T1805">Pán jeskyně:</text:span> „<text:span text:style-name="T2225">Dobře. Takže 1-2 je Gorondar, 3-4 Naria, 5-6 Kara.“</text:span></text:p>
      <text:h text:style-name="P982" text:outline-level="2"><text:bookmark-start text:name="__RefHeading___Toc12844_4230435934"/><text:span text:style-name="T2732">+</text:span>Překonávání překážek<text:bookmark-end text:name="__RefHeading___Toc12844_4230435934"/></text:h>
      <text:p text:style-name="P479">Při svých výpravách často narazíte na různé překážky: Pobořené zdi, zřícené stropy, zamčené dveře, rozbouřené řeky, smrtící pasti, průrvy, propasti a podobně. Vymýšlení, jak si <text:span text:style-name="T2725">nimi</text:span> <text:span text:style-name="T2718">poradíte</text:span>, je důležit<text:span text:style-name="T2718">ým</text:span> <text:span text:style-name="T2718">prvkem</text:span> hry.<text:line-break/><text:tab/><text:span text:style-name="T2725">Překonávání překážek v</text:span> Dračáku není o náhodě. <text:span text:style-name="T2717">Když umíš šplhat, tak na zeď</text:span> prostě vyšplháš. Když je moc strmá a vysoká, <text:span text:style-name="T2717">nebo když šplhat</text:span> neumíš, musíš si nějak pomoct: <text:span text:style-name="T2720">z</text:span>atlouct do ní skoby, vyrobit žebřík, postavit lešení, <text:span text:style-name="T2718">požádat někoho, aby ti pomohl</text:span> a podobně.</text:p>
      <text:list xml:id="list558335759" text:style-name="L65">
        <text:list-item>
          <text:p text:style-name="P1254">Každou překážku jde překonat, když vymyslíš, jak to udělat.</text:p>
        </text:list-item>
      </text:list>
      <text:h text:style-name="P1041" text:outline-level="3"><text:span text:style-name="T2732">+</text:span>Používej svo<text:span text:style-name="T2608">u</text:span> výbavu a to, co najdeš <text:span text:style-name="T2222">v okolí</text:span></text:h>
      <text:p text:style-name="P480"><text:span text:style-name="T2719">Pokud </text:span>máš šperháky a paklíče <text:span text:style-name="T2719">a umíš to s nimi</text:span>, můžeš<text:span text:style-name="T2719"> zámek otevřít</text:span>. S kladivem a perlíkem je můžeš rozbít, páčidlem vylomit. Se sekerou můžeš rozsekat dveře. Když v podzemí najdeš hromadu dřeva <text:span text:style-name="T2226">a máš příslušné nástroje</text:span>, můžeš z ní vyrobit most, schody nebo třeba žebřík.</text:p>
      <text:p text:style-name="P778"><text:soft-page-break/>Příklad:</text:p>
      <text:p text:style-name="P907"><text:span text:style-name="T1823">Pán jeskyně:</text:span><text:span text:style-name="T2223"> „Nario, jak před sebou proklepáváš podlahu holí, zjistila jsi, že je v ní propadlo. Na délku má asi metr a půl.“</text:span></text:p>
      <text:p text:style-name="P903"><text:span text:style-name="T1824">Katka</text:span><text:span text:style-name="T1805">:</text:span> „<text:span text:style-name="T2226">To asi všichni zvládneme přeskočit, ne? Po jistotu ale před ním udělám křídou čáru, ať víme, kam už nesmíme šlapat. Pak ho přeskočím a udělám ji i na druhé straně.</text:span>“</text:p>
      <text:p text:style-name="P904"><text:span text:style-name="T1805">Pán jeskyně:</text:span> „<text:span text:style-name="T2227">Přeskočit ho není problém, za ním je zase pevná podlaha.“</text:span></text:p>
      <text:p text:style-name="P905"><text:span text:style-name="T1822">Pavel</text:span><text:span text:style-name="T1805">:</text:span> „<text:span text:style-name="T1250">‚Hele, teď to sice přeskočíme, ale kdo ví, v jakém budeme stavu, když tudy budeme potřebovat utéct. Radši to něčím přemostíme.‘</text:span><text:span text:style-name="T2727"> V předchozí místnosti byly dveře, zajdu je vysadit a položím je přes propadlo.“</text:span></text:p>
      <text:p text:style-name="P907"><text:span text:style-name="T1823">Pán jeskyně:</text:span><text:span text:style-name="T2223"> „Dobře. Vysadit šly celkem snadno. Položil jsi je přes propadlo a vypadá to, že vás v pohodě udrží.“</text:span></text:p>
      <text:p text:style-name="P481">Podstatná je také kvalita tvých nástrojů. Jednoduchý zámek jde vypáčit i kusem drátu. Na <text:span text:style-name="T2721">dobrý</text:span> zámek potřebuješ pořádné paklíče. Na mistrovský zámek vyrobený dávnými trpaslíky může být potřeba speciální sada zámečnických nástrojů.</text:p>
      <text:h text:style-name="P1041" text:outline-level="3"><text:span text:style-name="T2732">+</text:span>Používej svoje schopnosti</text:h>
      <text:p text:style-name="P482"><text:span text:style-name="T2363">Při používání kouzel a schopností buď kreativní. Kouzla nejsou jen od toho, aby dávala zranění v boji – </text:span><text:span text:style-name="T1249">modrý</text:span><text:span text:style-name="T1248">m</text:span><text:span text:style-name="T1249"> blesk</text:span><text:span text:style-name="T1248">em</text:span><text:span text:style-name="T2363"> můžeš například přepálit lano, na kterém visí lustr, přestože to není napsané v pravidlech. Když to dává smysl, bude to fungovat.</text:span></text:p>
      <text:h text:style-name="P1041" text:outline-level="3"><text:soft-page-break/><text:span text:style-name="T2732">+N</text:span>áklad <text:span text:style-name="T2608">a</text:span> zranění</text:h>
      <text:p text:style-name="P111"><text:span text:style-name="T1707">B</text:span>er v úvahu, co všechno s sebou neseš a <text:span text:style-name="T2722">jak moc</text:span> jsi zraněn<text:span text:style-name="T2722">ý</text:span>. <text:span text:style-name="T1993">Pokud máš například </text:span><text:span text:style-name="T1705">zlomenou</text:span><text:span text:style-name="T1993"> nohu, tak asi nebudeš chtít skákat přes propast. Neznamená to, že se přes ni nemůžeš dostat – jak jsme si řekli, všechno jde vždycky nějak překonat. Můžete přes ni třeba položit prkno nebo </text:span><text:span text:style-name="T1706">postavit</text:span><text:span text:style-name="T1993"> most, můžeš se zhoupnout na laně a podobně.</text:span></text:p>
      <text:p text:style-name="P779">Příklad:</text:p>
      <text:p text:style-name="P817">Gorondar přes propadlo položil dveře pro případ, že <text:span text:style-name="T2723">by tudy družina</text:span> potřebovala utéct. Po dveřích totiž <text:span text:style-name="T2724">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726">nečekej</text:span>, <text:span text:style-name="T2726">zda ti</text:span> to Pán jeskyně připomene.</text:p>
      <text:h text:style-name="P1041" text:outline-level="3"><text:span text:style-name="T2732">+</text:span>Když to nejde silou…</text:h>
      <text:p text:style-name="P597"><text:span text:style-name="T2694">Na rozdíl od počítačových her </text:span><text:span text:style-name="T2697">v Dračáku</text:span><text:span text:style-name="T2694"> není </text:span><text:span text:style-name="T2697">předem </text:span><text:span text:style-name="T2694">pevn</text:span><text:span text:style-name="T2698">ě</text:span><text:span text:style-name="T2694"> </text:span><text:span text:style-name="T2697">určeno</text:span><text:span text:style-name="T2694">, jak jdou překážky překonat. </text:span><text:span text:style-name="T2699">Fungovat bude c</text:span><text:span text:style-name="T2694">okoliv, co dává smysl. Pokud vás tedy nenapadá lepší možnost, můžete se například někam prokopat nebo probourat, </text:span><text:span text:style-name="T2700">dveře</text:span><text:span text:style-name="T2694"> můžete prostě rozmlátit, skálu roz</text:span><text:span text:style-name="T2701">lámat</text:span><text:span text:style-name="T2694"> opakov</text:span><text:span text:style-name="T2702">aný</text:span><text:span text:style-name="T2694">m rozpalováním a chlazením a podobně. </text:span><text:span text:style-name="T2697">Počítejte ovšem s tím, že někam se prokopat, natož třeba rozbít skálu, zabere klidně několik dní nebo i týdnů, bývá </text:span><text:span text:style-name="T1172">to docela hlučné, výsledek pak dost dobře nejde zamaskovat a navíc</text:span><text:span text:style-name="T2697"> je to pořádná fuška.</text:span><text:span text:style-name="T2694"><text:line-break/><text:tab/></text:span><text:span text:style-name="T2703">Dejte si také pozor, aby se z hrubé síly nestal univerzální nástroj na řešení všech problémů – je to sice určitě možné a v mezích pravidel hry, ale nejspíš to brzo začne být docela nuda.</text:span></text:p>
      <text:h text:style-name="P1008" text:outline-level="2"><text:bookmark-start text:name="__RefHeading___Toc23894_4068460501"/><text:soft-page-break/><text:span text:style-name="T2817">+</text:span>Plížení<text:bookmark-end text:name="__RefHeading___Toc23894_4068460501"/></text:h>
      <text:p text:style-name="P542">Když se potřebuješ někam proplížit, není to ani zdaleka jen o tom, jestli máš dovednost <text:span text:style-name="T1180">ostražitost a plížení</text:span>. <text:span text:style-name="T2797">Záleží také na prostředí, okolnostech a jak budeš reagovat na to, co se bude dít.</text:span></text:p>
      <text:p text:style-name="P786">Příklad:</text:p>
      <text:p text:style-name="P916">Družina se potřebuje dostat do pohraniční pevnůstky. Prohlíží si ji zatím z protilehlého kopce. Naria <text:span text:style-name="T2793">díky</text:span> skvěl<text:span text:style-name="T2793">ému elfímu zraku</text:span> dobře vidí, co se tam děje.</text:p>
      <text:p text:style-name="P916"><text:span text:style-name="T1805">Pán jeskyně:</text:span> „<text:span text:style-name="T2792">Hradby jsou vysoké zhruba</text:span> <text:span text:style-name="T2792">čtyři</text:span> metry <text:span text:style-name="T2792">a mají celkem </text:span>celkem šest strážních věží. Jsou z velkých kamenů. <text:span text:style-name="T2794">Pro ty z vás, kdo umí šplhat, to nebude problém.</text:span> <text:span text:style-name="T2792">Chodí po nich dvě hlídky, v každé je šest vojáků v lehkých zbrojích: čtyři lučištníci a dva kopiníci. </text:span></text:p>
      <text:p text:style-name="P916"><text:span text:style-name="T1805">Katka:</text:span><text:span text:style-name="T1936"> „</text:span><text:span text:style-name="T1952">Já </text:span><text:span text:style-name="T1953">šplhat</text:span><text:span text:style-name="T1948"> </text:span><text:span text:style-name="T1953">umím</text:span><text:span text:style-name="T1948">. </text:span><text:span text:style-name="T1936">Když si počkám, až hlídka projde, </text:span><text:span text:style-name="T1952">vyšplhám nahoru a hodím ostatním lano,</text:span><text:span text:style-name="T1936"> stihn</text:span><text:span text:style-name="T1952">eme to dřív</text:span><text:span text:style-name="T1936"> než </text:span><text:span text:style-name="T1948">přijde druhá, která by </text:span><text:span text:style-name="T1952">nás</text:span><text:span text:style-name="T1948"> tam mohla vidět?</text:span><text:span text:style-name="T1936">“</text:span></text:p>
      <text:p text:style-name="P543"><text:span text:style-name="T1936">Tím, že Naria hodí ostatním lano, jim umožní vyšplhat nahoru, přestože nemají dovednost </text:span><text:span text:style-name="T1312">šplhání</text:span><text:span text:style-name="T1936">.</text:span></text:p>
      <text:p text:style-name="P916"><text:span text:style-name="T1805">Pán jeskyně:</text:span><text:span text:style-name="T1936"> „</text:span><text:span text:style-name="T1948">Ve dne tě uvidí hlídka z druhé strany hradeb, ale v noci úplně v pohodě.“</text:span></text:p>
      <text:p text:style-name="P544"><text:span text:style-name="T1948">Z</text:span><text:span text:style-name="T1936">de pán jeskyně připomíná, že i když má Naria dovednost </text:span><text:span text:style-name="T1321">ostražitost a plížení</text:span><text:span text:style-name="T1936">, tak se pořád musí mít za co schovat. Ve dne</text:span><text:span text:style-name="T1966"> se tedy do pevnosti proplížit nedokáže, protože by byla</text:span><text:span text:style-name="T1954"> všem na očích. </text:span><text:span text:style-name="T1966">V</text:span><text:span text:style-name="T1954"> noci ji </text:span><text:span text:style-name="T1961">ale</text:span><text:span text:style-name="T1954"> bude skrývat tma.</text:span></text:p>
      <text:p text:style-name="P913"><text:span text:style-name="T1852">Pavel</text:span><text:span text:style-name="T1849">:</text:span><text:span text:style-name="T1948"> </text:span><text:span text:style-name="T1322">„</text:span><text:span text:style-name="T1323">Jsou v těch hlídkách nějací elfové? </text:span><text:span text:style-name="T1325">Ti vidí v noci stejně dobře jako ve dne.</text:span><text:span text:style-name="T1323">“</text:span></text:p>
      <text:p text:style-name="P914"><text:span text:style-name="T1852">Jana</text:span><text:span text:style-name="T1849">:</text:span><text:span text:style-name="T1948"> </text:span><text:span text:style-name="T1322">„</text:span><text:span text:style-name="T1325">A co hobiti nebo psi? Ti by nás mohli ucítit.“</text:span></text:p>
      <text:p text:style-name="P913"><text:span text:style-name="T1850">Pán jeskyně:</text:span><text:span text:style-name="T1954"> „Ne, všechno jsou to lidé.“</text:span></text:p>
      <text:p text:style-name="P916"><text:soft-page-break/><text:span text:style-name="T1849">Katka:</text:span><text:span text:style-name="T1948"> </text:span><text:span text:style-name="T1322">„Fajn, počkáme na noc. Já tam pak vyšplhám a hodím </text:span><text:span text:style-name="T1326">vám</text:span><text:span text:style-name="T1322"> lano.“</text:span></text:p>
      <text:p text:style-name="P914"><text:span text:style-name="T1852">Pavel</text:span><text:span text:style-name="T1849">:</text:span><text:span text:style-name="T1948"> </text:span><text:span text:style-name="T1322">„</text:span><text:span text:style-name="T1325">Počkej, jak se pak dostaneme ven?“</text:span></text:p>
      <text:p text:style-name="P914"><text:span text:style-name="T1852">Jana</text:span><text:span text:style-name="T1849">:</text:span><text:span text:style-name="T1948"> </text:span><text:span text:style-name="T1322">„</text:span><text:span text:style-name="T1325">Teleportuju nás kouzlem </text:span><text:span text:style-name="T1554">návrat</text:span><text:span text:style-name="T1325">.“</text:span></text:p>
      <text:p text:style-name="P914"><text:span text:style-name="T1852">Pavel</text:span><text:span text:style-name="T1849">:</text:span><text:span text:style-name="T1948"> </text:span><text:span text:style-name="T1322">„</text:span><text:span text:style-name="T1325">Při kouzlení ale musíš nahlas vyslovit kouzelnou formuli, ne?“</text:span></text:p>
      <text:p text:style-name="P914"><text:span text:style-name="T1852">Jana</text:span><text:span text:style-name="T1849">:</text:span><text:span text:style-name="T1948"> </text:span><text:span text:style-name="T1322">„</text:span><text:span text:style-name="T1325">To ano, ale to už budeme utíkat pryč. Navíc se tím dostaneme rovnou za hradby, takže nás nebudou moct honit.“</text:span></text:p>
      <text:p text:style-name="P914"><text:span text:style-name="T1852">Pavel</text:span><text:span text:style-name="T1849">:</text:span><text:span text:style-name="T1948"> </text:span><text:span text:style-name="T1322">„</text:span><text:span text:style-name="T1327">Jo</text:span><text:span text:style-name="T1325">, to zní </text:span><text:span text:style-name="T1327">rozumně</text:span><text:span text:style-name="T1325">. Jdeme do toho.“</text:span></text:p>
      <text:p text:style-name="P916"><text:span text:style-name="T1849">Pán jeskyně:</text:span><text:span text:style-name="T1948"> „</text:span><text:span text:style-name="T1963">Dobře</text:span><text:span text:style-name="T1959">. </text:span><text:span text:style-name="T1954">Za soumraku</text:span><text:span text:style-name="T1948"> se hlídky střídají. Přišlo jich ale dvakrát tolik, takže teď tam chodí čtyři </text:span><text:span text:style-name="T1954">čety</text:span><text:span text:style-name="T1948">. </text:span><text:span text:style-name="T1954">Nevidíš mezi nimi žádného elfa </text:span><text:span text:style-name="T1959">ani hobita a nemají ani psy</text:span><text:span text:style-name="T1954">.</text:span><text:span text:style-name="T1948">“</text:span></text:p>
      <text:p text:style-name="P916"><text:span text:style-name="T1849">Pavel:</text:span><text:span text:style-name="T1948"> </text:span><text:span text:style-name="T1322">„</text:span><text:span text:style-name="T1325">D</text:span><text:span text:style-name="T1324">vě</text:span><text:span text:style-name="T1323"> hlídky </text:span><text:span text:style-name="T1324">navíc</text:span><text:span text:style-name="T1323"> </text:span><text:span text:style-name="T1322">nám dost komplikuj</text:span><text:span text:style-name="T1323">í</text:span><text:span text:style-name="T1322"> situaci.“</text:span></text:p>
      <text:p text:style-name="P916"><text:span text:style-name="T1849">Katka:</text:span><text:span text:style-name="T1948"> </text:span><text:span text:style-name="T1322">„To jo, ale pořád by to mělo jít. </text:span><text:span text:style-name="T1323">V</text:span><text:span text:style-name="T1322">ěží je šest, takže část hradeb bude vždycky nehlídaná.“</text:span></text:p>
      <text:p text:style-name="P916"><text:span text:style-name="T1849">Pán jeskyně:</text:span><text:span text:style-name="T1948"> „To je pravda. </text:span><text:span text:style-name="T1949">Stráže mají lucerny, ale nosí je zakryté. </text:span><text:span text:style-name="T1964">Svítí</text:span><text:span text:style-name="T1949"> měsíc, takže je docela dobře vidět, </text:span><text:span text:style-name="T1965">pořád je</text:span><text:span text:style-name="T1960"> ale dost velká tma na to, aby se dalo plížit</text:span><text:span text:style-name="T1949">. </text:span><text:span text:style-name="T1948">Chcete to teda risknout?“</text:span></text:p>
      <text:p text:style-name="P916"><text:span text:style-name="T1849">Katka:</text:span><text:span text:style-name="T1948"> „Jasně. Přesuneme se blíž, vyčíhám si vhodnou chvíli a vylezu nahoru.“</text:span></text:p>
      <text:p text:style-name="P916"><text:span text:style-name="T1849">Pán jeskyně:</text:span><text:span text:style-name="T1948"> „</text:span><text:span text:style-name="T1949">Hlídky nechodí úplně pravidelně, takže je šance, že to nevyjde. 1-2 znamená problém, ok?“</text:span></text:p>
      <text:p text:style-name="P545"><text:span text:style-name="T1949">Z</text:span><text:span text:style-name="T1936">de se Pán jeskyně rozhodl použít </text:span><text:span text:style-name="Odkaz_20_na_20_kapitolu"><text:span text:style-name="T2835"><text:bookmark-ref text:reference-format="text" text:ref-name="__RefHeading___Toc12834_4230435934">+Náhodný hod</text:bookmark-ref></text:span></text:span><text:span text:style-name="T1690">.</text:span></text:p>
      <text:p text:style-name="P916"><text:span text:style-name="T1849">Katka:</text:span><text:span text:style-name="T1948"> „</text:span><text:span text:style-name="T1949">Ok, to risknu. Ehm, padla mi dvojka.“</text:span></text:p>
      <text:p text:style-name="P916"><text:span text:style-name="T1849">Pán jeskyně:</text:span><text:span text:style-name="T1948"> „</text:span><text:span text:style-name="T1949">Už jsi nahoře a sundaváš ze zad lano, abys ho hodila ostatním, </text:span><text:span text:style-name="T1955">když zaslechneš</text:span><text:span text:style-name="T1950"> blíží </text:span><text:span text:style-name="T1955">se</text:span><text:span text:style-name="T1950"> kroky. Co děláš?“</text:span></text:p>
      <text:p text:style-name="P916"><text:span text:style-name="T1849">Katka:</text:span><text:span text:style-name="T1948"> „</text:span><text:span text:style-name="T1950">Tady se asi nemám kde schovat, co?“</text:span></text:p>
      <text:p text:style-name="P916"><text:soft-page-break/><text:span text:style-name="T1849">Pán jeskyně:</text:span><text:span text:style-name="T1948"> „</text:span><text:span text:style-name="T1950">To ne. Když zůstaneš na hradbách, tak ti plížení nepomůže a určitě tě najdou.“</text:span></text:p>
      <text:p text:style-name="P916"><text:span text:style-name="T1849">Katka:</text:span><text:span text:style-name="T1948"> „</text:span><text:span text:style-name="T1950">V tom případě se zavěsím za ruce </text:span><text:span text:style-name="T1957">ven</text:span><text:span text:style-name="T1950"> z hradeb a počkám, až hlídka přejde.“</text:span></text:p>
      <text:p text:style-name="P916"><text:span text:style-name="T1849">Pán jeskyně:</text:span><text:span text:style-name="T1948"> „</text:span><text:span text:style-name="T1958">To by mohlo fungovat. Jak</text:span><text:span text:style-name="T1962">o</text:span><text:span text:style-name="T1958"> hrani</text:span><text:span text:style-name="T1553">čářka </text:span><text:span text:style-name="T1555">se plížit určitě umíš</text:span><text:span text:style-name="T1552">, </text:span><text:span text:style-name="T1553">takže</text:span><text:span text:style-name="T1552"> to zvl</text:span><text:span text:style-name="T1956">ádneš potichu</text:span><text:span text:style-name="T1950">. Chvilku je to docela napínavé. </text:span><text:span text:style-name="T1951">K</text:span><text:span text:style-name="T1950">dyby tě našli v téhle poloze, tak jsi nahraná. Pokračují ale dál, nevšimli si tě.“</text:span></text:p>
      <text:p text:style-name="P55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09" text:outline-level="2"><text:bookmark-start text:name="__RefHeading___Toc23896_4068460501"/><text:span text:style-name="T2817">+S</text:span>ledování<text:bookmark-end text:name="__RefHeading___Toc23896_4068460501"/></text:h>
      <text:p text:style-name="P546">Sledovat někoho tak, aby si tě nevšiml, vyžaduje <text:span text:style-name="T2815">dovednost </text:span><text:span text:style-name="T1264">ostražitost a plížení</text:span><text:span text:style-name="T2815"> nebo nějakou vhodnou schopnost, třeba </text:span><text:span text:style-name="T1267">neviditelnost</text:span><text:span text:style-name="T2815"> nebo proměnu do kočky či jiného nenápadného tvora. </text:span>Neplatí to jen v případě, že je <text:span text:style-name="T281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0"><text:soft-page-break/>Příklad:</text:p>
      <text:p text:style-name="P865"><text:span text:style-name="T1805">Pán jeskyně:</text:span> „<text:span text:style-name="T2805">Kudůk Balren vám sice výhru v sázce zaplatil, ale očividně to tím pro něj neskončilo. Je celej rudej, mračí se a má zatnutý zuby. Teď dokonce bouchnul korbelem do stolu, zvedá se a odchází ven.</text:span>“</text:p>
      <text:p text:style-name="P865"><text:span text:style-name="T1805">Katka:</text:span> „<text:span text:style-name="T2805">Po chvilce se zvednu taky. </text:span>Budu ho sledovat.“</text:p>
      <text:p text:style-name="P865"><text:span text:style-name="T1805">Pán jeskyně:</text:span> „<text:span text:style-name="T280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5">Když by teď Naria chtěla Balrena následovat, musela by se nejdřív nějak dostat přes barbary, nebo najít jinou cestu dovnitř. Katka se ale rozhodne jinak:</text:p>
      <text:p text:style-name="P915"><text:span text:style-name="T1805">Katka:</text:span> „Schovám se tak, abych viděla na dveře, a počkám.“</text:p>
      <text:p text:style-name="P915"><text:span text:style-name="T1805">Pán jeskyně:</text:span> „Zanedlouho se dveře znovu otevřely. Jeden z barbarů jde dovnitř. Chvíli potom <text:span text:style-name="T2806">z nich</text:span> vychází Balren, za ním jde barbar a nese dva meče. Jeden podává druhému barbarovi a všichni tři vyráží směrem, odkud původně <text:span text:style-name="T2813">kudůk</text:span> přišel.</text:p>
      <text:p text:style-name="P915"><text:span text:style-name="T1805">Katka:</text:span> „A sakra. Na nic nečekám a běžím varovat ostatní“.</text:p>
      <text:h text:style-name="P1041" text:outline-level="3"><text:span text:style-name="T2817">+</text:span>Sleduje nás někdo?</text:h>
      <text:p text:style-name="P54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26884085" text:style-name="L66">
        <text:list-item>
          <text:p text:style-name="P1255">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56"><text:soft-page-break/><text:span text:style-name="T2814">Když oba využíváte některou z těchto možností, rozhoduje to, kdo má</text:span> vyšší Finesu.</text:p>
        </text:list-item>
      </text:list>
      <text:p text:style-name="P548">Při porovnávání Finesy si <text:span text:style-name="T2818">navíc</text:span> obě strany přičtou +1 za každou výhodu, <text:span text:style-name="T2811">která má na plížení a sledování vliv,</text:span> <text:span text:style-name="T2816">n</text:span>apříklad:</text:p>
      <text:list xml:id="list1006427264" text:style-name="L67">
        <text:list-item>
          <text:p text:style-name="P1257">Jsi neviditelný</text:p>
        </text:list-item>
        <text:list-item>
          <text:p text:style-name="P1257">Vidíš dobře po tmě</text:p>
        </text:list-item>
        <text:list-item>
          <text:p text:style-name="P1257">Máš výborný čich <text:span text:style-name="T2819">(</text:span>ať už proto, že jsi hobit, nebo třeba že máš s sebou psa<text:span text:style-name="T2819">)</text:span></text:p>
        </text:list-item>
        <text:list-item>
          <text:p text:style-name="P1257">Jsi v těchto místech doma a znáš to tu jak<text:span text:style-name="T2820">o</text:span> své boty</text:p>
        </text:list-item>
      </text:list>
      <text:p text:style-name="P549">Pokud máš v součtu stejně nebo víc než ten, kdo se tě snaží sledovat, něčeho si všimneš. Nemusí <text:span text:style-name="T2807">to ale nutně znamenat, že hned víš, kdo to je.</text:span></text:p>
      <text:p text:style-name="P760">Příklad:</text:p>
      <text:p text:style-name="P865">Naria doběhla zpět ke Gorondarovi s Karou a říká jim, co zjistila při sledování kudůka Balrena.</text:p>
      <text:p text:style-name="P865"><text:span text:style-name="T1805">Katka:</text:span> <text:span text:style-name="T1180">„Balren si na nás sehnal další dva barbary. Mají meče, takže nás určitě nechtějí jen přátelsky poplácat po zádech. Musíme vypadnout.“</text:span></text:p>
      <text:p text:style-name="P865"><text:span text:style-name="T1805">Pavel:</text:span> <text:span text:style-name="T1180">„A co jako, pár barbarů zvládnem.“</text:span></text:p>
      <text:p text:style-name="P865"><text:span text:style-name="T1805">Jana:</text:span> <text:span text:style-name="T1180">„To sice ano, ale někoho tady zabít opravdu nepotřebujeme. Mohli by nás pak obvinit z vraždy a pak budeme muset zmizet z města tak jako tak.“</text:span></text:p>
      <text:p text:style-name="P865"><text:span text:style-name="T1805">Pavel:</text:span> <text:span text:style-name="T1180">„No jo, pořád. Tak teda mizíme.“</text:span></text:p>
      <text:p text:style-name="P865"><text:span text:style-name="T1805">Katka:</text:span> <text:span text:style-name="T1180">„Já vyrazím první, někde se schovám a zkontroluju, jestli vás někdo nesleduje.“</text:span></text:p>
      <text:p text:style-name="P865"><text:soft-page-break/><text:span text:style-name="T1805">Jana:</text:span> <text:span text:style-name="T1180">„</text:span><text:span text:style-name="T1266">To zní jako dobrý nápad. </text:span><text:span text:style-name="T1180">Kdybychom se při tom rozdělili, sejdeme se v přístavu.“</text:span></text:p>
      <text:p text:style-name="P865"><text:span text:style-name="T1805">Pán jeskyně:</text:span> „<text:span text:style-name="T2812">Dobrá. </text:span>Naria tedy od<text:span text:style-name="T2812">c</text:span>hází první <text:span text:style-name="T2808">a někde se schová</text:span>, vy dva chvíli po ní. <text:span text:style-name="T2808">Katko, chvíli potom, co vyšli Gorondar s Karou, se dveře hospody otevřely a zase zavřely. Nikoho tam ale nevidíš.</text:span>“</text:p>
      <text:p text:style-name="P865"><text:span text:style-name="T1853">Katka</text:span><text:span text:style-name="T1805">:</text:span> „<text:span text:style-name="T2809">Hmm, nějaký neviditelný mizera</text:span>. <text:span text:style-name="T2809">Slyším zvuky kroků?</text:span>“</text:p>
      <text:p text:style-name="P865"><text:span text:style-name="T1805">Pán jeskyně:</text:span> „Kolem je dost rušno, takže by musel být hodně blízko, abys ho zaslechla. To se ale přesně stalo – slyšíš, jak někdo neviditelný prochází kolem místa, kde se schováváš.<text:span text:style-name="T2809">“</text:span></text:p>
      <text:p text:style-name="P865"><text:span text:style-name="T1805">Katka:</text:span> „Hodím <text:span text:style-name="T2812">před něj</text:span> <text:span text:style-name="T2810">lahvičku s</text:span> <text:span text:style-name="T1180">kýchací</text:span><text:span text:style-name="T1265">m</text:span><text:span text:style-name="T1180"> prášk</text:span><text:span text:style-name="T1265">em</text:span>. Nesnažím se trefit přímo jeho, mrsknu <text:span text:style-name="T2810">ji</text:span> na zem <text:span text:style-name="T2812">tak, aby se tam rozbila</text:span>.“</text:p>
      <text:p text:style-name="P865"><text:span text:style-name="T1805">Pán jeskyně:</text:span> „<text:span text:style-name="T2809">Jasný. Někdo neviditelný se tam příšerně rozkýchal a nadává jak námořník.“</text:span></text:p>
      <text:p text:style-name="P865"><text:span text:style-name="T1805">Katka:</text:span> „Fajn, ten už nás <text:span text:style-name="T2810">potichu</text:span> sledovat nebude. Doběhnu ostatní.“</text:p>
      <text:h text:style-name="P982" text:outline-level="2"><text:bookmark-start text:name="__RefHeading___Toc23898_4068460501"/><text:span text:style-name="T2817">+</text:span>Přetvářka<text:bookmark-end text:name="__RefHeading___Toc23898_4068460501"/></text:h>
      <text:p text:style-name="P550">Když se chce<text:span text:style-name="T2804">š</text:span> vydávat za někoho jiného, záleží mimo jiné na tom, koho se snaží<text:span text:style-name="T2804">š</text:span> oklamat, za jakých okolností a jaké k tomu použije<text:span text:style-name="T2804">š</text:span> schopnosti a rekvizity. <text:span text:style-name="T280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3">přetvářka a převleky</text:span><text:span text:style-name="T1436"> </text:span><text:span text:style-name="T1437">a nějaký čas ho sledovat</text:span><text:span text:style-name="T2803">, abys jej dokázal věrohodně napodobit.</text:span></text:p>
      <text:p text:style-name="P219">Příklad:</text:p>
      <text:p text:style-name="P865"><text:soft-page-break/>V jednom z předchozích příkladů se Kara pomocí kouzla <text:span text:style-name="T1180">metamorfóza</text:span> proměnila v Gorondara. Díky tomu sice <text:span text:style-name="T2799">vypadala jako on a</text:span> mluvi<text:span text:style-name="T2802">la</text:span> jeho hlasem, ale neznamen<text:span text:style-name="T2802">alo</text:span> to nutně, že se <text:span text:style-name="T2802">také</text:span> um<text:span text:style-name="T2802">ěla</text:span> chovat <text:span text:style-name="T2800">a mluvit</text:span> jako on. Kara <text:span text:style-name="T2801">ho ale dobře zná a</text:span> má dovednost <text:span text:style-name="T1180">přetvářka a převleky</text:span>, <text:span text:style-name="T2801">takže ho umí napodobit téměř dokonale</text:span>. Jana sice není herečka, takže <text:span text:style-name="T2801">to</text:span> nedokáže tak dobře jako její postava, ale přesto stojí za to, aby se o to při hře pokusila – může to být velice zábavné.<text:line-break/><text:tab/><text:span text:style-name="T2802">Kdyby Kara neuměla </text:span><text:span text:style-name="T1262">metamorfózu</text:span><text:span text:style-name="T2802">, tak by se za Gorondara vydávat nemohla. Díky dovednosti </text:span><text:span text:style-name="T1262">přetvářka a převleky</text:span><text:span text:style-name="T2802"> sice dokáže napodobit jeho hlas, nemá ale jak zamaskovat rozdíl ve velikosti mezi člověkem a trpaslíkem.</text:span></text:p>
      <text:h text:style-name="P982" text:outline-level="2"><text:bookmark-start text:name="__RefHeading___Toc12852_4230435934"/><text:span text:style-name="T2784">+</text:span>Zjišťování informací<text:bookmark-end text:name="__RefHeading___Toc12852_4230435934"/></text:h>
      <text:p text:style-name="P53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5">Příklad:</text:p>
      <text:p text:style-name="P865">Když postavy dorazily do domu druida Bělovouse, zrovna se s ním baví <text:span text:style-name="T2735">dva</text:span> <text:span text:style-name="T2734">neznámí muži</text:span>.</text:p>
      <text:p text:style-name="P879"><text:span text:style-name="T1827">Jana</text:span><text:span text:style-name="T1805">:</text:span> „<text:span text:style-name="T1214">Dobrý den ve spolek, já jsem Kara a tohle je Naria a Gorondar. Bělovousi, představíš nám ostatní hosty?“</text:span></text:p>
      <text:p text:style-name="P880"><text:span text:style-name="T1297">Pán jeskyně</text:span><text:span text:style-name="T1296">:</text:span><text:span text:style-name="T1214"> „</text:span><text:span text:style-name="T1215">A, vítejte, přátelé. Tohle jsou dřevorubci Badril a Mant. Narazili v lese na hodně podivné věci. Což je ostatně důvod, proč jsem vás pozval.“</text:span></text:p>
      <text:p text:style-name="P535">Obvykle ale nejdřív musíte najít někoho, kdo o tom něco ví.</text:p>
      <text:h text:style-name="P1103" text:outline-level="4"><text:soft-page-break/><text:span text:style-name="T2784">+Doptávání</text:span> se</text:h>
      <text:p text:style-name="P536">Při zjišťování informací obvykle nedává smysl, abyste všude chodili společně. <text:span text:style-name="T223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4"> </text:span>Další t<text:span text:style-name="T2234">ipy, </text:span>do jakých prostředí které povolání zapadne,<text:span text:style-name="T2234"> najdete v kapitole </text:span><text:span text:style-name="Odkaz_20_na_20_kapitolu"><text:bookmark-ref text:reference-format="text" text:ref-name="__RefHeading___Toc36200_611713307">Schopnosti povolání</text:bookmark-ref></text:span><text:span text:style-name="T1695">. </text:span><text:span text:style-name="T1075">Berte také v potaz dovednosti a minulost postav. </text:span><text:span text:style-name="T1078">Léčitel se určitě vyzná mezi léčiteli a bývalý námořník nejsnáze zjistí, odkud připlula nějaká loď.</text:span></text:p>
      <text:p text:style-name="P218">Příklad:</text:p>
      <text:p text:style-name="P881"><text:span text:style-name="T1827">Pán jeskyně</text:span><text:span text:style-name="T1805">:</text:span> „<text:span text:style-name="T2234">Mrtvý trpaslík má u sebe zvláštní, zahnutou dýku. Něco takového se v těhle končinách hned tak nevidí.“</text:span></text:p>
      <text:p text:style-name="P881"><text:span text:style-name="T1028">Gorondar</text:span><text:span text:style-name="T1029">:</text:span><text:span text:style-name="T1075"> </text:span><text:span text:style-name="T708">„</text:span><text:span text:style-name="T706">Po</text:span><text:span text:style-name="T707">ptám v armádě, tam urči</text:span><text:span text:style-name="T706">tě bude někdo vědět, kde se takové zbraně vyrábí.“</text:span></text:p>
      <text:p text:style-name="P536"><text:span text:style-name="T1076">Podobně jako při použití dovedností, ani při vyptávání se nehá</text:span><text:span text:style-name="T1077">zí</text:span><text:span text:style-name="T1076">. </text:span><text:span text:style-name="T1167">N</text:span><text:span text:style-name="T551">emusíte </text:span><text:span text:style-name="T1167">to</text:span><text:span text:style-name="T551"> detailně odehrávat, většinou to nebývá moc zajímavé. </text:span><text:span text:style-name="T1079">Jsou dvě možnosti, jak to může dopadnout:</text:span></text:p>
      <text:list xml:id="list812899507" text:style-name="L68">
        <text:list-item>
          <text:p text:style-name="P1266">Pán jeskyně ti rovnou řekne, co jsi zjistil.</text:p>
        </text:list-item>
        <text:list-item>
          <text:p text:style-name="P1266">Našel jsi někoho, kdo o tom něco ví. V tomto případě se následný rozhovor odehrává.</text:p>
        </text:list-item>
      </text:list>
      <text:h text:style-name="P1105" text:outline-level="4"><text:span text:style-name="T2784">+</text:span>Schůzka s tím, kdo něco ví</text:h>
      <text:p text:style-name="P537">Na schůz<text:span text:style-name="T2236">ku</text:span> s tím, kdo má patřičné informace, by<text:span text:style-name="T2736">ste</text:span> měl<text:span text:style-name="T2736">i jít</text:span> pokud možno vš<text:span text:style-name="T2736">ichni.</text:span> <text:span text:style-name="T2235">Jsou pro to dva dobré důvody:</text:span></text:p>
      <text:list xml:id="list1885523224" text:style-name="L69">
        <text:list-item>
          <text:p text:style-name="P1258">Hráči, jejichž postavy zrovna nejsou na scéně, se nemohou naplno zapojit do hry.</text:p>
        </text:list-item>
        <text:list-item>
          <text:p text:style-name="P1258"><text:soft-page-break/><text:span text:style-name="T2737">Snáze si poradíte</text:span> s případnou léčkou či jinou <text:span text:style-name="T1862">nečekanou</text:span> nepříjemností.</text:p>
        </text:list-item>
      </text:list>
      <text:p text:style-name="P538">Bývá ale zvykem nechat vést rozhovor <text:span text:style-name="T2738">toho</text:span>, <text:span text:style-name="T2738">kdo</text:span> schůzku <text:span text:style-name="T2738">zařídil</text:span> – dává to ostatně většinou smysl, protože se v daném prostředí nejlépe vyzná, a kromě toho tím pomůžete tomu, aby se všichni hráči čas od času dostali ke slovu.</text:p>
      <text:h text:style-name="P1103" text:outline-level="4"><text:span text:style-name="T2784">+</text:span>P<text:span text:style-name="T551">átrání v knihovnách</text:span></text:h>
      <text:p text:style-name="P539"><text:span text:style-name="T551">Pokud někdo z vás umí číst, může také hledat v knihách, nebo třeba v úředních záznamech. </text:span><text:span text:style-name="T1168">Když číst neumíte, nebo tím nechcete ztrácet čas, můžete si někoho najmout, aby hledal za vás.</text:span></text:p>
      <text:h text:style-name="P982" text:outline-level="2"><text:bookmark-start text:name="__RefHeading___Toc12854_4230435934"/><text:span text:style-name="T2784">+</text:span>Rozhovory<text:bookmark-end text:name="__RefHeading___Toc12854_4230435934"/></text:h>
      <text:p text:style-name="P760">Příklad:</text:p>
      <text:p text:style-name="Example">Hráči se dozvěděli, že velitel města, do kterého se potřebují dostat, vyhlásil zákaz vstupu. Napadlo je sehnat jeho pečeť a využít ji jako propustku.</text:p>
      <text:p text:style-name="P912"><text:span text:style-name="T1805">Pán jeskyně:</text:span> „Večer jste dorazili k městu. Brána je ale zavřená a stojí před ní dva vojáci na stráži. Jeden z nich říká: ‚<text:span text:style-name="T1180">Je nám líto, vstup do města je zakázán. Budete si muset najít nocleh jinde.‘</text:span>“</text:p>
      <text:p text:style-name="P865"><text:span text:style-name="T1825">Pavel</text:span><text:span text:style-name="T1805">:</text:span> <text:span text:style-name="T1180">„Kdo to nařídil?“</text:span></text:p>
      <text:p text:style-name="P865"><text:span text:style-name="T1805">Pán jeskyně:</text:span> <text:span text:style-name="T1180">„Náš velitel, kapitán Bregund.“</text:span></text:p>
      <text:p text:style-name="P865"><text:span text:style-name="T1825">Pavel</text:span><text:span text:style-name="T1805">:</text:span> <text:s/><text:span text:style-name="T1180">„Tomu ale neseme zprávu! </text:span><text:span text:style-name="T1212">P</text:span><text:span text:style-name="T1180">odívejte, tohle je jeho pečeť.“</text:span></text:p>
      <text:p text:style-name="P865"><text:span text:style-name="T1805">Pán jeskyně:</text:span> <text:span text:style-name="T1180">„Hmm, to </text:span><text:span text:style-name="T1213">je</text:span><text:span text:style-name="T1180"> skutečně </text:span><text:span text:style-name="T1216">kapitánova</text:span><text:span text:style-name="T1180"> pečeť. </text:span><text:span text:style-name="T1275">Zajímavý ale je, že na vzkazu pro kapitána je jeho pečeť a ne pečeť toho, kdo ho poslal. Chopte se jich, jsou to špehové!</text:span><text:span text:style-name="T1180">“</text:span></text:p>
      <text:p text:style-name="P836"><text:span text:style-name="T1825">Pavel</text:span><text:span text:style-name="T1805">:</text:span> „<text:span text:style-name="T2869">A sakra, to jsem nějak nedomyslel. Měl jsem říct, že nám ji dal kapitán, abychom se s ní prokázali u brány...</text:span>“</text:p>
      <text:p text:style-name="P837"><text:soft-page-break/>Pán jeskyně: "Stane se. To asi Gorondar neřekl nahlas, nebo jo?"</text:p>
      <text:p text:style-name="Example"><text:span text:style-name="T1516">Pavel:</text:span><text:span text:style-name="T1543"> „Ne, to určitě ne. Promiň, vypadl jsem z role."</text:span></text:p>
      <text:p text:style-name="Example"><text:span text:style-name="T1516">Pán jeskyně:</text:span><text:span text:style-name="T1543"> „To v téhle situaci naprosto chápu ;) Stráže každopádně tasí zbraně a snaží se vás obestoupit. Co děláte?“</text:span></text:p>
      <text:p text:style-name="Example"><text:span text:style-name="T1516">Jana:</text:span><text:span text:style-name="T1543"> </text:span><text:span text:style-name="T1312">„Počkejte, to je nedorozumění! Tímhle dopisem nás kapitán najal na jistou delikátní záležitost. A my mu teď jdeme říct, co jsme zjistili, a vyzvednout si odměnu.“</text:span></text:p>
      <text:p text:style-name="Example"><text:span text:style-name="T1516">Pán jeskyně:</text:span><text:span text:style-name="T1543"> </text:span><text:span text:style-name="T1312">„Aha, jasně, delikátní záležitost. Proč jste to neřekli hned? Otevřete bránu!"</text:span></text:p>
      <text:p text:style-name="P540"><text:span text:style-name="T1">V pravidlech není dovednost na vyjednávání, </text:span><text:span text:style-name="T388">j</text:span><text:span text:style-name="T2237">ak je ale vidět na tomto příkladu, výsledek málokdy záleží jen na vaší výřečnosti: vliv může mít situace, okolnosti, předměty, kouzla, schopnosti, různé dovednosti a podobně. Kdyby Kara uměla </text:span><text:span text:style-name="T1217">metamorfózu</text:span><text:span text:style-name="T223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18" text:outline-level="2">Boj</text:h>
      <text:p text:style-name="P647"><text:span text:style-name="T202">Když </text:span><text:span text:style-name="T507">jde do tuhého</text:span><text:span text:style-name="T202">, </text:span><text:span text:style-name="T238">přichází na řadu kostky a následující pravidla</text:span><text:span text:style-name="T202">.</text:span></text:p>
      <text:h text:style-name="P1061" text:outline-level="3"><text:bookmark-start text:name="__RefHeading___Toc28321_1587421224"/>Průběh boje<text:bookmark-end text:name="__RefHeading___Toc28321_1587421224"/></text:h>
      <text:p text:style-name="P698">Pán jeskyně popíše prostředí a situaci. Pak začínají bojová kola.</text:p>
      <text:list xml:id="list840860702" text:style-name="L70">
        <text:list-item>
          <text:p text:style-name="P1409">Kolo představuje několik vteřin boje.</text:p>
        </text:list-item>
        <text:list-item>
          <text:p text:style-name="P1409"><text:soft-page-break/>Začíná vždy Pán jeskyně popisem toho, co dělají protivníci. Poté hráči říkají, co budou dělat jejich postavy <text:span text:style-name="T3175">a jejich pomocníci</text:span>.</text:p>
        </text:list-item>
        <text:list-item>
          <text:p text:style-name="P1410">Úmysly lze libovolně měnit. Když už je nikdo měnit nechce, začne se házet.</text:p>
        </text:list-item>
        <text:list-item>
          <text:p text:style-name="P1411">Když <text:span text:style-name="T3176">někoho ohrožuješ</text:span>, hází<text:span text:style-name="T3176">š</text:span> proti <text:span text:style-name="T3176">němu</text:span> <text:span text:style-name="T659">na ú</text:span><text:span text:style-name="T660">tok</text:span>. Když <text:span text:style-name="T3176">někdo ohrožuje</text:span> tebe, <text:span text:style-name="T3176">ale ty jeho ne,</text:span> házíš si proti němu <text:span text:style-name="T1335">na obranu.</text:span></text:p>
        </text:list-item>
        <text:list-item>
          <text:p text:style-name="P1411"><text:span text:style-name="T1335">Hází se v pořadí, v jakém na sebe </text:span><text:span text:style-name="T1488">úmysly</text:span><text:span text:style-name="T1335"> logicky navazují.</text:span></text:p>
        </text:list-item>
        <text:list-item>
          <text:p text:style-name="P1412"><text:span text:style-name="T1335">Rozdíl mezi tvým </text:span><text:span text:style-name="T1486">hodem na útok</text:span><text:span text:style-name="T1335"> a soupeřovým hodem určuje, kolik máš proti němu úspěchů. Za každý úspěch mu můžeš něco udělat.</text:span></text:p>
        </text:list-item>
      </text:list>
      <text:p text:style-name="P205">V následujících kapitolách si jednotlivé kroky projdeme podrobněji.</text:p>
      <text:h text:style-name="P1061" text:outline-level="3"><text:bookmark-start text:name="__RefHeading___Toc28323_1587421224"/><text:span text:style-name="T1485">P</text:span><text:span text:style-name="T1335">opis prostředí a situace</text:span><text:bookmark-end text:name="__RefHeading___Toc28323_1587421224"/></text:h>
      <text:p text:style-name="P797"><text:span text:style-name="T202">P</text:span><text:span text:style-name="T1">říklad:</text:span></text:p>
      <text:p text:style-name="P946"><text:span text:style-name="T696">Pán jeskyně:</text:span><text:span text:style-name="T751"> </text:span><text:span text:style-name="T748">„</text:span><text:span text:style-name="T749">Vběhl</text:span><text:span text:style-name="T750">i</text:span><text:span text:style-name="T751"> js</text:span><text:span text:style-name="T750">te</text:span><text:span text:style-name="T751"> do </text:span><text:span text:style-name="T757">velké,</text:span><text:span text:style-name="T751"> obdélníkové místnosti. </text:span><text:span text:style-name="T752">Strop podpírají čtyři sloupy. </text:span><text:span text:style-name="T753">U stěn jsou dlouhé stoly, </text:span><text:span text:style-name="T754">další je uprostřed</text:span><text:span text:style-name="T753">. Na nich jsou kosti, spousta různých váčků </text:span><text:span text:style-name="T755">a</text:span><text:span text:style-name="T753"> svázané otýpky bylin</text:span><text:span text:style-name="T754">.</text:span><text:span text:style-name="T751"> </text:span><text:span text:style-name="T758">V</text:span><text:span text:style-name="T751">elký, svalnatý ork </text:span><text:span text:style-name="T758">u prostředního stolu </text:span><text:span text:style-name="T756">něco ukazuje</text:span><text:span text:style-name="T751"> mnohem menší</text:span><text:span text:style-name="T756">mu</text:span><text:span text:style-name="T751"> goblin</text:span><text:span text:style-name="T756">ovi</text:span><text:span text:style-name="T751">. Ork má zbroj ze silné kůže, </text:span><text:span text:style-name="T756">g</text:span><text:span text:style-name="T751">oblin plášť z ptačího peří.“</text:span></text:p>
      <text:p text:style-name="P699"><text:span text:style-name="T700">Pokud ti z popisu něco není jasné, po</text:span><text:span text:style-name="T702">žádej</text:span><text:span text:style-name="T700"> Pána jeskyně o upřesnění. </text:span><text:span text:style-name="T703">Můžeš mu také návrhy </text:span><text:span text:style-name="T731">nebo</text:span><text:span text:style-name="T703"> návodnými dotazy </text:span><text:span text:style-name="T731">s popisem pomáhat</text:span><text:span text:style-name="T703">.</text:span></text:p>
      <text:p text:style-name="P797"><text:span text:style-name="T202">P</text:span><text:span text:style-name="T1">říklad:</text:span></text:p>
      <text:p text:style-name="P799"><text:span text:style-name="T1535">Katka</text:span><text:span text:style-name="T1517">:</text:span><text:span text:style-name="T1337"> </text:span><text:span text:style-name="T1394">„</text:span><text:span text:style-name="T1438">Jsou tu po tmě, nebo si něčím svítí</text:span><text:span text:style-name="T1337">?</text:span><text:span text:style-name="T1395">“</text:span></text:p>
      <text:p text:style-name="P799"><text:soft-page-break/><text:span text:style-name="T1517">Pán jeskyně:</text:span><text:span text:style-name="T1337"> </text:span><text:span text:style-name="T1394">„</text:span><text:span text:style-name="T1337">Hmm, </text:span><text:span text:style-name="T1438">vidíš,</text:span><text:span text:style-name="T1337"> </text:span><text:span text:style-name="T1438">na to jsem zapomněl</text:span><text:span text:style-name="T1337">. Na stole uprostřed jsou dvě </text:span><text:span text:style-name="T1458">olejové</text:span><text:span text:style-name="T1337"> lampy. Jedna z nich je zapálená.</text:span><text:span text:style-name="T1394">“</text:span></text:p>
      <text:h text:style-name="P1061" text:outline-level="3"><text:bookmark-start text:name="__RefHeading___Toc28325_1587421224"/>Úmysly<text:bookmark-end text:name="__RefHeading___Toc28325_1587421224"/></text:h>
      <text:p text:style-name="P701">Kolo začíná vždy Pán jeskyně nastíněním úmyslů protivníků, aby na to mohli hráči reagovat.</text:p>
      <text:p text:style-name="P796"><text:span text:style-name="T202">P</text:span><text:span text:style-name="T1">říklad:</text:span></text:p>
      <text:p text:style-name="P946"><text:span text:style-name="T696">Pán jeskyně:</text:span><text:span text:style-name="T751"> </text:span><text:span text:style-name="T748">„</text:span><text:span text:style-name="T759">O</text:span><text:span text:style-name="T751">rk </text:span><text:span text:style-name="T760">zved</text:span><text:span text:style-name="T761">á</text:span><text:span text:style-name="T760"> kyj, </text:span><text:span text:style-name="T762">který měl opřený o stůl,</text:span><text:span text:style-name="T751"> </text:span><text:span text:style-name="T756">a staví se mezi vás a goblina</text:span><text:span text:style-name="T751">. </text:span><text:span text:style-name="T763">Goblin</text:span><text:span text:style-name="T751"> ukazuje na </text:span><text:span text:style-name="T764">Gorondara</text:span><text:span text:style-name="T751"> a </text:span><text:span text:style-name="T765">mumlá při tom nějaké zaklínadlo</text:span><text:span text:style-name="T751">. Co dělá</text:span><text:span text:style-name="T766">te</text:span><text:span text:style-name="T751">?“</text:span></text:p>
      <text:p text:style-name="P31">Poté hráči popíší úmysly svých postav a jejich pomocníků.</text:p>
      <text:h text:style-name="P1106" text:outline-level="4"><text:bookmark-start text:name="__RefHeading___Toc28327_1587421224"/>Proveditelnost úmyslů<text:bookmark-end text:name="__RefHeading___Toc28327_1587421224"/></text:h>
      <text:p text:style-name="P635">Když si nejsi jistý, jestli <text:span text:style-name="T2872">něco půjde udělat</text:span>, zeptej se.</text:p>
      <text:p text:style-name="P797">Příklad:</text:p>
      <text:p text:style-name="P950"><text:span text:style-name="T1026">Pavel</text:span><text:span text:style-name="T1025">:</text:span><text:span text:style-name="T551"> </text:span><text:span text:style-name="T699">„Půjde kolem orka proběhnout ke goblinovi?“</text:span></text:p>
      <text:p text:style-name="P699"><text:span text:style-name="T741">Povšimni si, že se Pavel neptá, jak je místnost široká. </text:span><text:span text:style-name="T742">Místo toho </text:span><text:span text:style-name="T3017">ř</text:span><text:span text:style-name="T3018">ekl</text:span><text:span text:style-name="T741">, čeho se snaží dosáhnout. Díky tomu mu Pán jeskyně může </text:span><text:span text:style-name="T745">rovnou</text:span><text:span text:style-name="T741"> </text:span><text:span text:style-name="T699">říct, jak na to budou reagovat protivníci.</text:span></text:p>
      <text:p text:style-name="P797">Příklad:</text:p>
      <text:p text:style-name="P801"><text:span text:style-name="T1027">Pán jeskyně:</text:span><text:span text:style-name="T1024"> </text:span><text:span text:style-name="T700">„</text:span><text:span text:style-name="T733">Určitě, místnost je dost široká.</text:span><text:span text:style-name="T734"> </text:span><text:span text:style-name="T733">Ork se ti v tom ale </text:span><text:span text:style-name="T735">bude</text:span><text:span text:style-name="T733"> snažit zabránit.</text:span><text:span text:style-name="T700">“</text:span></text:p>
      <text:p text:style-name="P204">Když chceš udělat něco, co není v silách tvé postavy, nebo je to zbytečně komplikované, může ti také Pán jeskyně <text:span text:style-name="T3179">rovnou navrhnout</text:span> alternativy.</text:p>
      <text:p text:style-name="P797"><text:soft-page-break/>Příklad:</text:p>
      <text:p text:style-name="P950"><text:span text:style-name="T1026">Pavel</text:span><text:span text:style-name="T1025">:</text:span><text:span text:style-name="T551"> </text:span><text:span text:style-name="T699">„</text:span><text:span text:style-name="T704">Zvládnu zvednout jeden z těch stolů, co jsou u stěn, a hodit ho orkovi na hlavu</text:span><text:span text:style-name="T699">?“</text:span></text:p>
      <text:p text:style-name="P801"><text:span text:style-name="T683">Pán jeskyně:</text:span><text:span text:style-name="T700"> „</text:span><text:span text:style-name="T704">To asi </text:span><text:span text:style-name="T736">nedáš</text:span><text:span text:style-name="T704">, jsou fakt masivní</text:span><text:span text:style-name="T733">. </text:span><text:span text:style-name="T704">Ten uprostřed je ale mnohem menší, s tím </text:span><text:span text:style-name="T737">by to šlo</text:span><text:span text:style-name="T704">.</text:span><text:span text:style-name="T700">“</text:span></text:p>
      <text:h text:style-name="P1106" text:outline-level="4"><text:bookmark-start text:name="__RefHeading___Toc28329_1587421224"/>Co jde stihnout v jednom kole<text:bookmark-end text:name="__RefHeading___Toc28329_1587421224"/></text:h>
      <text:p text:style-name="P699">V jednom kole stihneš například:</text:p>
      <text:list xml:id="list411988346" text:style-name="L71">
        <text:list-item>
          <text:p text:style-name="P1413">Srazit nepřítele na zem, tasit <text:span text:style-name="T2888">dýku</text:span> a bodnout ho</text:p>
        </text:list-item>
        <text:list-item>
          <text:p text:style-name="P1413">Tasit <text:span text:style-name="T2851">jednoruční zbraň</text:span>, uběhnout <text:span text:style-name="T1180">krátkou vzdálenost</text:span> a zaútočit</text:p>
        </text:list-item>
        <text:list-item>
          <text:p text:style-name="P1414">Sebrat ze země meč a rovnou jím někoho seknout</text:p>
        </text:list-item>
      </text:list>
      <text:list xml:id="list2920609788" text:style-name="L72">
        <text:list-item>
          <text:p text:style-name="P1415"><text:span text:style-name="T2850">Přimáčknout protivníka ke stěně štítem</text:span> a bodnout ho zbraní</text:p>
        </text:list-item>
        <text:list-item>
          <text:p text:style-name="P1416">Srazit <text:span text:style-name="T2876">jej</text:span> na zem a zalehnout ho, aby nemohl vstát</text:p>
        </text:list-item>
        <text:list-item>
          <text:p text:style-name="P1417"><text:span text:style-name="T1865">N</text:span>abít luk a vystřelit</text:p>
        </text:list-item>
        <text:list-item>
          <text:p text:style-name="P1418">Vystřelit z nabité zbraně a <text:span text:style-name="T2848">začít</text:span> <text:span text:style-name="T2847">utíkat</text:span></text:p>
        </text:list-item>
        <text:list-item>
          <text:p text:style-name="P1419">Nabít kuši</text:p>
        </text:list-item>
        <text:list-item>
          <text:p text:style-name="P1420">Sundat ze zad luk nebo jinou zbraň</text:p>
        </text:list-item>
        <text:list-item>
          <text:p text:style-name="P1421">Opatrně něco položit na zem</text:p>
        </text:list-item>
        <text:list-item>
          <text:p text:style-name="P1420">Sundat ze zad tornu</text:p>
        </text:list-item>
        <text:list-item>
          <text:p text:style-name="P1420">Vyndat něco z<text:span text:style-name="T1866">e sundané</text:span> torny</text:p>
        </text:list-item>
        <text:list-item>
          <text:p text:style-name="P1422">Vypít <text:span text:style-name="T1864">připravený</text:span> lektvar</text:p>
        </text:list-item>
        <text:list-item>
          <text:p text:style-name="P1422"><text:soft-page-break/><text:span text:style-name="T2844">Udělat pár kroků a s</text:span>eslat kouzlo</text:p>
        </text:list-item>
        <text:list-item>
          <text:p text:style-name="P1423"><text:span text:style-name="T2843">Pečlivě z</text:span>amířit</text:p>
        </text:list-item>
        <text:list-item>
          <text:p text:style-name="P1424">Dorazit vyřazeného protivníka</text:p>
        </text:list-item>
      </text:list>
      <text:h text:style-name="P1106" text:outline-level="4"><text:bookmark-start text:name="__RefHeading___Toc28331_1587421224"/>Vzdálenost<text:bookmark-end text:name="__RefHeading___Toc28331_1587421224"/></text:h>
      <text:p text:style-name="P700">Při boji <text:span text:style-name="T3181">na dálku</text:span> <text:span text:style-name="T3183">budeš</text:span> často potřeb<text:span text:style-name="T3183">ovat</text:span> vědět, <text:span text:style-name="T3183">zda dostřelíš na cíl a případně</text:span> kolikrát stihne<text:span text:style-name="T3183">š</text:span> vystřelit nebo kolik kouzel stihne<text:span text:style-name="T3183">š</text:span> seslat, než k <text:span text:style-name="T3183">tobě protivník</text:span> doběhne. Dostřel zbraní a dosah kouzel <text:span text:style-name="T3180">je proto vždy jedna z následujících možností:</text:span></text:p>
      <text:p text:style-name="P697"><text:span text:style-name="T1312">Kontaktní </text:span><text:span text:style-name="T1328">vzdálenost</text:span> – <text:span text:style-name="T2742">pár kroků od tebe</text:span></text:p>
      <text:list xml:id="list4264693517" text:style-name="L73">
        <text:list-item>
          <text:p text:style-name="P1425">Protivníky v kontaktní vzdálenosti můžeš ohrozit zblízka, i když se od tebe snaží utéct.</text:p>
        </text:list-item>
      </text:list>
      <text:p text:style-name="P697"><text:span text:style-name="T1312">Krátká </text:span><text:span text:style-name="T1328">vzdálenost</text:span> – v dostřelu malé vrhací zbraně</text:p>
      <text:list xml:id="list1052990763" text:style-name="L74">
        <text:list-item>
          <text:p text:style-name="P1426">Dá se uběhnout za <text:span text:style-name="T2881">1</text:span> kol<text:span text:style-name="T2914">o.</text:span></text:p>
        </text:list-item>
        <text:list-item>
          <text:p text:style-name="P1426"><text:span text:style-name="T2881">Pokud je tedy od tebe protivník v </text:span><text:span text:style-name="T1288">krátké vzdálenosti</text:span><text:span text:style-name="T2881"> a neustupuje ani neutíká, můžeš k němu v jednom kole doběhnout a rovnou na něj zaútočit zblízka. Když od tebe ustupuje, dostaneš se k němu až v příštím kole. Když utíká, musíš ho nejdřív dohonit (viz kapitola</text:span><text:span text:style-name="T1169"> </text:span><text:span text:style-name="Odkaz_20_na_20_kapitolu"><text:span text:style-name="T3190">Pronásledování</text:span></text:span><text:span text:style-name="Odkaz_20_na_20_kapitolu"><text:span text:style-name="T1972"> /* TODO: Odkaz */</text:span></text:span><text:span text:style-name="T1868">).</text:span></text:p>
        </text:list-item>
      </text:list>
      <text:p text:style-name="P697"><text:span text:style-name="T1312">Střední </text:span><text:span text:style-name="T1328">vzdálenost</text:span> – v dostřelu <text:span text:style-name="T1869">oštěpu, krátkého luku</text:span> nebo kuše</text:p>
      <text:list xml:id="list3212649534" text:style-name="L75">
        <text:list-item>
          <text:p text:style-name="P1427">Dá se uběhnout za 2-3 kola</text:p>
        </text:list-item>
      </text:list>
      <text:p text:style-name="P697"><text:span text:style-name="T1312">Dlouhá </text:span><text:span text:style-name="T1328">vzdálenost</text:span> – v dostřelu dlouhého luku</text:p>
      <text:list xml:id="list4104054051" text:style-name="L76">
        <text:list-item>
          <text:p text:style-name="P1428">Dá se uběhnout za 4-9 kol</text:p>
        </text:list-item>
      </text:list>
      <text:p text:style-name="P797"><text:soft-page-break/>Příklad:</text:p>
      <text:p text:style-name="P947"><text:span text:style-name="T1805">Pán jeskyně:</text:span> „Jak se blížíte ke srubu, vidíte, že ze dveří vyběhl skřet. Je <text:span text:style-name="T3183">v dlouhé vzdálenosti </text:span>od vás, <text:span text:style-name="T3184">zhruba pět kol běhu</text:span>. Krátký luk nebo kuše na něj tedy nedostřelí, dlouhý luk ano. Když se k němu rozběhnete, tak za dvě kola budete na dostřel krátkého luku, za <text:span text:style-name="T2877">čtyři</text:span> na dohoz <text:span text:style-name="T2845">malé</text:span> vrhací zbraně a za <text:span text:style-name="T2877">pět</text:span> kol doběhnete tam, co teď stojí.“</text:p>
      <text:h text:style-name="P1106" text:outline-level="4"><text:bookmark-start text:name="__RefHeading___Toc28333_1587421224"/>Rychlost<text:bookmark-end text:name="__RefHeading___Toc28333_1587421224"/></text:h>
      <text:p text:style-name="P159"><text:span text:style-name="T1867">Všichni sice samozřejmě neběhají stejně rychle, ale v boji se běhá na vzdálenosti, kde se malé rozdíly v rychlosti nestihnou projevit. Když tedy střílíš na </text:span><text:span text:style-name="T1289">krátkou vzdálenost</text:span><text:span text:style-name="T1867">, útočník k tobě doběhne za jedno kolo, ať už je to skřet, hobit nebo elf. </text:span></text:p>
      <text:list xml:id="list928154338" text:style-name="L77">
        <text:list-item>
          <text:p text:style-name="P1429"><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29"><text:span text:style-name="T3182">Když</text:span> jsi <text:span text:style-name="T1180">vyřazený</text:span><text:span text:style-name="T1335">, </text:span><text:span text:style-name="T3019">z</text:span><text:span text:style-name="T3018">vládneš</text:span><text:span text:style-name="T1433"> se </text:span><text:span text:style-name="T1440">nanejvýš </text:span><text:span text:style-name="T1433">plazit </text:span><text:span text:style-name="T1486">a urazit krátkou vzdálenost ti zabere 4 kola</text:span><text:span text:style-name="T1339">.</text:span></text:p>
        </text:list-item>
        <text:list-item>
          <text:p text:style-name="P1430"><text:span text:style-name="T1339">K</text:span><text:span text:style-name="T1335">dyž míříš, nabíjíš kuši a podobně, tak se nemůžeš přesouvat vůbec.</text:span></text:p>
        </text:list-item>
      </text:list>
      <text:p text:style-name="P701"><text:span text:style-name="T1335">Ve hře také existují kouzla, lektvary a jiné efekty, které tě výrazně zrychlí nebo zpomalí. </text:span><text:span text:style-name="T1279">Z</text:span><text:span text:style-name="T1198">pomalení</text:span><text:span text:style-name="T1471"> znamená snížení rychlosti na polovinu, </text:span><text:span text:style-name="T1290">z</text:span><text:span text:style-name="T1198">rychl</text:span><text:span text:style-name="T1279">ení</text:span><text:span text:style-name="T1471"> </text:span><text:span text:style-name="T1484">ji zdvojnásobí</text:span><text:span text:style-name="T1471">.</text:span></text:p>
      <text:p text:style-name="P797">Příklad:</text:p>
      <text:p text:style-name="P948"><text:span text:style-name="T1471">Když Nari</text:span><text:span text:style-name="T1335">a</text:span><text:span text:style-name="T1471"> </text:span><text:span text:style-name="T1335">vypije </text:span><text:span text:style-name="T1180">lektvar</text:span><text:span text:style-name="T1198"> rychlost</text:span><text:span text:style-name="T1180">i</text:span><text:span text:style-name="T1471">, </text:span><text:span text:style-name="T1487">poběží </text:span><text:span text:style-name="T1335">dvakrát rychleji a vzdálenost, která by jí normálně zabrala 5 kol, uběhne za 3 kola</text:span><text:span text:style-name="T1471">.</text:span></text:p>
      <text:p text:style-name="P206"><text:soft-page-break/>Někteří tvorové běhají výrazně rychleji nebo naopak pomaleji než člověk.</text:p>
      <text:p text:style-name="P797">Příklad:</text:p>
      <text:p text:style-name="P950"><text:span text:style-name="T1471">K</text:span><text:span text:style-name="T1486">ůň běhá zhruba dvakrát rychleji než člověk. </text:span><text:span text:style-name="T1502">Když tedy</text:span><text:span text:style-name="T1486"> Naria </text:span><text:span text:style-name="T3087">v</text:span><text:span text:style-name="T3088">ypije</text:span><text:span text:style-name="T1486"> </text:span><text:span text:style-name="T1291">lektvar rychlosti</text:span><text:span text:style-name="T1486">, udrží krok s koněm v trysku.</text:span></text:p>
      <text:h text:style-name="P1107" text:outline-level="4"><text:bookmark-start text:name="__RefHeading___Toc28335_1587421224"/>Změny úmyslů<text:bookmark-end text:name="__RefHeading___Toc28335_1587421224"/></text:h>
      <text:p text:style-name="P209"><text:span text:style-name="T732">Aby nezáleželo na tom, v jakém pořadí </text:span><text:span text:style-name="T744">říkáte, co má kdo v úmyslu</text:span><text:span text:style-name="T732">, můžete </text:span><text:span text:style-name="T744">to</text:span><text:span text:style-name="T732"> libovolně upravovat</text:span><text:span text:style-name="T701">. Stejně tak </text:span><text:span text:style-name="T743">může</text:span><text:span text:style-name="T701"> Pán jeskyně </text:span><text:span text:style-name="T705">měnit</text:span><text:span text:style-name="T701"> záměry protivníků.</text:span></text:p>
      <text:p text:style-name="P797">Příklad:</text:p>
      <text:p text:style-name="P802"><text:span text:style-name="T682">Katka:</text:span><text:span text:style-name="T701"> „</text:span><text:span text:style-name="T740">Otočím se</text:span><text:span text:style-name="T701"> a běžím zp</text:span><text:span text:style-name="T738">átky</text:span><text:span text:style-name="T701">.“</text:span></text:p>
      <text:p text:style-name="P950"><text:span text:style-name="T681">Pavel</text:span><text:span text:style-name="T682">:</text:span><text:span text:style-name="T701"> „</text:span><text:span text:style-name="T740">Já z</text:span><text:span text:style-name="T739">kusím oběhnout orka a dostat se ke goblinovi, abych mu zabránil v mumlání.</text:span><text:span text:style-name="T701">“</text:span></text:p>
      <text:p text:style-name="P950"><text:span text:style-name="T1807">Katka</text:span><text:span text:style-name="T1805">:</text:span> <text:span text:style-name="T1335">„</text:span><text:span text:style-name="T1396">Aha, </text:span><text:span text:style-name="T1397">tak</text:span><text:span text:style-name="T1396"> v</text:span><text:span text:style-name="T1335"> tom případě </text:span><text:span text:style-name="T1397">se zastavím a připravím si luk</text:span><text:span text:style-name="T1335">. </text:span><text:span text:style-name="T1439">N</text:span><text:span text:style-name="T1398">enechám </text:span><text:span text:style-name="T1439">v tom </text:span><text:span text:style-name="T1398">Gorondara </text:span><text:span text:style-name="T1439">samotného</text:span><text:span text:style-name="T1398">.</text:span><text:span text:style-name="T1335">“</text:span></text:p>
      <text:p text:style-name="P950"><text:span text:style-name="T1294">P</text:span><text:span text:style-name="T1295">án jeskyně</text:span><text:span text:style-name="T1294">:</text:span><text:span text:style-name="T1180"> </text:span><text:span text:style-name="T1335">„</text:span><text:span text:style-name="T1399">Dobře. </text:span><text:span text:style-name="T1400">Ork vyráží Gorondarovi naproti, aby mu zablokoval cestu ke goblinovi</text:span><text:span text:style-name="T1399">. Goblin dál mumlá.</text:span><text:span text:style-name="T1335">“</text:span></text:p>
      <text:p text:style-name="P618"><text:span text:style-name="T675">Své úmysly byste ale měli měnit co nejméně. Tuto možnost máte, abyste mohli reagovat na to, co dělají ostatní</text:span><text:span text:style-name="T673">, nikoliv</text:span><text:span text:style-name="T671"> aby</text:span><text:span text:style-name="T676">ste</text:span><text:span text:style-name="T673"> </text:span><text:span text:style-name="T674">se s Pánem jeskyně snažili</text:span><text:span text:style-name="T673"> vzájemně</text:span><text:span text:style-name="T671"> přechytračit</text:span><text:span text:style-name="T672">.</text:span></text:p>
      <text:h text:style-name="P1108" text:outline-level="4"><text:bookmark-start text:name="__RefHeading___Toc28337_1587421224"/>Jak popisovat úmysly<text:bookmark-end text:name="__RefHeading___Toc28337_1587421224"/></text:h>
      <text:p text:style-name="P616"><text:span text:style-name="T3185">Kolik získáš úspěchů,</text:span> <text:span text:style-name="T2874">závisí na hodu </text:span>kostkou, takže předem nevíš, co všechno <text:span text:style-name="T2875">se ti podaří soupeři udělat</text:span>.</text:p>
      <text:p text:style-name="P797"><text:soft-page-break/>Příklad:</text:p>
      <text:p text:style-name="P950">Gorondar by chtěl <text:span text:style-name="T2849">doběhnout ke goblinovi,</text:span> srazit <text:span text:style-name="T2849">ho</text:span> na zem a zacpat mu <text:span text:style-name="T3091">ú</text:span><text:span text:style-name="T3092">sta</text:span>. Pokud ale hodí jen jeden úspěch, <text:span text:style-name="T2873">podaří se mu ho</text:span> <text:span text:style-name="T3187">jen</text:span> srazit na zem.</text:p>
      <text:p text:style-name="P617">Abys zbytečně nevymýšlel a nepopisoval věci, které se pak nestanou, nemusíš nutně říkat, co všechno soupeři uděláš. Měl bys ale <text:span text:style-name="T3186">říct, kam se chceš přesunout, koho chceš ohrozit a čím to chceš udělat, aby na to ostatní mohli reagovat</text:span>.</text:p>
      <text:p text:style-name="P791">Příklad:</text:p>
      <text:p text:style-name="P950"><text:span text:style-name="T1805">Pavel:</text:span> „Se sekerou v ruce běžím ke goblinovi.“</text:p>
      <text:p text:style-name="P936"><text:span text:style-name="T691">Pán jeskyně:</text:span><text:span text:style-name="T672"> „Ork se </text:span><text:span text:style-name="T677">ti snaží zastoupit cestu</text:span><text:span text:style-name="T672">.“</text:span></text:p>
      <text:h text:style-name="P1061" text:outline-level="3"><text:bookmark-start text:name="__RefHeading___Toc28339_1587421224"/>Hod na ú<text:span text:style-name="T3173">tok</text:span> a na obranu<text:bookmark-end text:name="__RefHeading___Toc28339_1587421224"/></text:h>
      <text:p text:style-name="P207">Když je jasné, co kdo chce udělat, je třeba určit, jak to dopadne.</text:p>
      <text:list xml:id="list1888933208" text:style-name="L78">
        <text:list-item>
          <text:p text:style-name="P1431">Když se dva soupeři ohrožují vzájemně, hází si proti sobě na útok.</text:p>
        </text:list-item>
        <text:list-item>
          <text:p text:style-name="P1431">Když obránce útočníka neohrožuje, hází si proti němu na obranu.</text:p>
        </text:list-item>
      </text:list>
      <text:p text:style-name="P797">Příklad:</text:p>
      <text:p text:style-name="P949"><text:span text:style-name="T1335">Naria s Gorondarem bojují se skřetem. Gorondar útočí sekerou, Naria </text:span><text:span text:style-name="T1503">z </text:span><text:span text:style-name="T1500">dálky</text:span><text:span text:style-name="T1335"> střílí z luku. Skřet útočí na Gorondara. </text:span><text:span text:style-name="T1499">Go</text:span><text:span text:style-name="T1335">rondar se skřetem se ohrožují vzájemně a hodí si tedy proti sobě na útok. </text:span><text:span text:style-name="T1504">Když Gorondar hodí víc, zasáhne skřeta. Když hodí víc skřet, zasáhne Gorondara. Když padne oběma stejně, něco si udělají vzájemně.</text:span><text:span text:style-name="T1335"><text:line-break/><text:tab/>Naria střílí na skřeta, ale on ji neohrožuje, </text:span><text:span text:style-name="T1505">protože útočí na Gorondara</text:span><text:span text:style-name="T1335">. Hodí si tedy proti němu na útok a on si proti ní hodí na obranu.</text:span></text:p>
      <text:p text:style-name="P702"><text:span text:style-name="T3188">Na útok i na obranu se hází </text:span><text:span text:style-name="T1859">v</text:span><text:span text:style-name="T1857">lastnost + k6 + postihy a bonusy</text:span><text:span text:style-name="T2842">. Rozdíl je v tom, jakou vlastnost si počítáš.</text:span></text:p>
      <text:h text:style-name="P1106" text:outline-level="4"><text:bookmark-start text:name="__RefHeading___Toc28341_1587421224"/><text:soft-page-break/>Vlastnost při hodu na útok<text:bookmark-end text:name="__RefHeading___Toc28341_1587421224"/></text:h>
      <text:list xml:id="list2027450417" text:style-name="L79">
        <text:list-item>
          <text:p text:style-name="P1437">Když <text:span text:style-name="T2879">bojuješ beze zbraně,</text:span> s těžkou zbraní nebo v těžké zbroji, házíš<text:span text:style-name="T1450"> </text:span><text:span text:style-name="T1449">Fyzičkou</text:span><text:span text:style-name="T1447">. </text:span><text:span text:style-name="T1449">Platí to i p</text:span><text:span text:style-name="T1455">ro</text:span><text:span text:style-name="T1452"> </text:span><text:span text:style-name="T1455">těžké</text:span><text:span text:style-name="T1449"> vrhací zbran</text:span><text:span text:style-name="T1455">ě</text:span><text:span text:style-name="T1449"> </text:span><text:span text:style-name="T1452">nebo</text:span><text:span text:style-name="T1449"> když bojuješ se dvěma zbraněmi a </text:span><text:span text:style-name="T1452">jen</text:span><text:span text:style-name="T1449"> jedna z nich je těžká. </text:span><text:span text:style-name="T1461">Fyzičkou také házíš, k</text:span><text:span text:style-name="T1459">dyž se snažíš někam doběhnout rychleji než tvůj protivník </text:span><text:span text:style-name="T1461">a</text:span><text:span text:style-name="T1460"> když se s někým přetlačuješ nebo přetahuješ</text:span><text:span text:style-name="T1448">.</text:span></text:p>
        </text:list-item>
        <text:list-item>
          <text:p text:style-name="P1432">Když střílíš z libovolné zbraně, házíš Finesou <text:span text:style-name="T2890">(i když střílíš v těžké zbroji)</text:span>.</text:p>
        </text:list-item>
        <text:list-item>
          <text:p text:style-name="P1437"><text:span text:style-name="T1448">Když sesíláš </text:span><text:span text:style-name="T1451">kouzlo, ať už</text:span><text:span text:style-name="T1448"> sám nebo pomocí svitku či jiného magického předmětu, </text:span><text:span text:style-name="T1479">házíš Duší</text:span><text:span text:style-name="T1453">. </text:span><text:span text:style-name="T1506">Když kouzlíš v těžké zbroji, počítáš si nevýhodu (-1).</text:span></text:p>
        </text:list-item>
      </text:list>
      <text:p text:style-name="P703"><text:span text:style-name="T2880">V ostatních případech, například když nemáš těžkou zbroj a bojuješ lehkou zbraní, házíš lehkou vrhací zbraň, snažíš se někoho srazit na zem, chceš dostat z nevýhodné pozice a podobně, si můžeš </text:span><text:span text:style-name="T659">na ú</text:span><text:span text:style-name="T660">tok</text:span><text:span text:style-name="T2880"> hodit Fyzičkou nebo Finesou podle toho, co je pro tebe lepší.</text:span></text:p>
      <text:h text:style-name="P1106" text:outline-level="4"><text:bookmark-start text:name="__RefHeading___Toc28343_1587421224"/>Vlastnost při hodu na obranu<text:bookmark-end text:name="__RefHeading___Toc28343_1587421224"/></text:h>
      <text:list xml:id="list897496521" text:style-name="L80">
        <text:list-item>
          <text:p text:style-name="P1439">Když se bráníš proti kouzlu <text:span text:style-name="T2882">nebo odoláváš nějaké schopnosti</text:span>, házíš vlastností, která je uvedená v jeho <text:span text:style-name="T2882">nebo jejím</text:span> popisu.</text:p>
        </text:list-item>
        <text:list-item>
          <text:p text:style-name="P1440">Když se bráníš proti čemukoliv jinému <text:span text:style-name="T2878">a máš na sobě těžkou zbroj, házíš Fyzičkou. Když těžkou zbroj nemáš, házíš Finesou.</text:span></text:p>
        </text:list-item>
        <text:list-item>
          <text:p text:style-name="P1440">Když odoláváš jedu, házíš Fyzičkou.</text:p>
        </text:list-item>
        <text:list-item>
          <text:p text:style-name="P1438"><text:soft-page-break/><text:span text:style-name="T2894">Když se bráníš kouzlem, </text:span><text:span text:style-name="T1479">házíš Duší </text:span><text:span text:style-name="T1507">(s nevýhodou (-1), pokud kouzlíš v těžké zbroji)</text:span><text:span text:style-name="T1453">.</text:span><text:span text:style-name="T1454"> </text:span><text:span text:style-name="T1462">Platí to, i </text:span><text:span text:style-name="T1489">když se</text:span><text:span text:style-name="T1462"> bráníš před jiným kouzlem nebo před nějakou schopností. </text:span><text:span text:style-name="T1506">P</text:span><text:span text:style-name="T1480">ři obraně kouzlem tedy </text:span><text:span text:style-name="T1506">házíš Duší a nikoliv</text:span><text:span text:style-name="T1462"> vlastností uvedenou u toho, před čím se bráníš.</text:span></text:p>
        </text:list-item>
      </text:list>
      <text:p text:style-name="P708"><text:span text:style-name="T1462">P</text:span><text:span text:style-name="T1469">okud se vůbec nemůže</text:span><text:span text:style-name="T1470">š</text:span><text:span text:style-name="T1469"> hýbat, třeba protože j</text:span><text:span text:style-name="T1470">si</text:span><text:span text:style-name="T1469"> </text:span><text:span text:style-name="T1278">vyřazený</text:span><text:span text:style-name="T1469">, </text:span><text:span text:style-name="T1278">v bezvědomí</text:span><text:span text:style-name="T1469">, pevně svázaný, paralyzovaný kouzlem a podobně, tak si do hodu na obranu nepočítá</text:span><text:span text:style-name="T1470">š </text:span><text:span text:style-name="T1469">vlastnost </text:span><text:span text:style-name="T1512">ani žádné nevýhody</text:span><text:span text:style-name="T1470"> </text:span><text:span text:style-name="T1472">(viz</text:span><text:span text:style-name="T1469"> </text:span><text:span text:style-name="Odkaz_20_na_20_kapitolu"><text:span text:style-name="T1538">Útok na nehybného protivníka</text:span></text:span><text:span text:style-name="Odkaz_20_na_20_kapitolu"><text:span text:style-name="T1936"> /</text:span></text:span><text:span text:style-name="Odkaz_20_na_20_kapitolu"><text:span text:style-name="T1971">* TODO: odkaz */</text:span></text:span><text:span text:style-name="T1472">).</text:span><text:span text:style-name="T62"> </text:span><text:span text:style-name="T66">To samé platí, když se skoro nehýbeš a o útočníkovi nevíš (viz </text:span><text:span text:style-name="T52">Útok ze zálohy</text:span><text:span text:style-name="T66"> /* TODO: odkaz */).</text:span></text:p>
      <text:h text:style-name="P1106" text:outline-level="4"><text:bookmark-start text:name="__RefHeading___Toc28349_1587421224"/><text:span text:style-name="T1925">V</text:span>ýhod<text:span text:style-name="T1925">y</text:span> a nevýhod<text:span text:style-name="T1926">y</text:span><text:bookmark-end text:name="__RefHeading___Toc28349_1587421224"/></text:h>
      <text:p text:style-name="P168"><text:span text:style-name="T1927">Podmínky při boji nejsou vždy vyrovnané</text:span>. <text:span text:style-name="T1927">Když například ležíš a tvůj protivník stojí, budeš mít proti němu nevýhodu.</text:span></text:p>
      <text:list xml:id="list3334913410" text:style-name="L81">
        <text:list-item>
          <text:p text:style-name="P1313"><text:span text:style-name="T1936">Za každou výhodu </text:span><text:span text:style-name="T1969">máš</text:span><text:span text:style-name="T1936"> </text:span><text:span text:style-name="T1969">+</text:span><text:span text:style-name="T1936">1 </text:span><text:span text:style-name="T1969">k hodu,</text:span><text:span text:style-name="T1936"> za každou nevýhodu naopak -</text:span><text:span text:style-name="T1969">1.</text:span></text:p>
        </text:list-item>
      </text:list>
      <text:list xml:id="list2004674588" text:style-name="L82">
        <text:list-item>
          <text:p text:style-name="P1441"><text:span text:style-name="T1877">Výhody a nevýhody si počítáš, i když se do nich dostaneš v průběhu kola</text:span><text:span text:style-name="T1878">.</text:span></text:p>
        </text:list-item>
        <text:list-item>
          <text:p text:style-name="P1441"><text:span text:style-name="T1888">Když se na tebe něco vztahuje stejně jako na tvého protivníka, výhodu za to nebude mít žádný z vás</text:span><text:span text:style-name="T1889">.</text:span></text:p>
        </text:list-item>
        <text:list-item>
          <text:p text:style-name="P1314">Postihy a bonusy za výhody nebo nevýhody stejného druhu se nesčítají.</text:p>
        </text:list-item>
        <text:list-item>
          <text:p text:style-name="P1315"><text:span text:style-name="T2833">Počítáš si vždy jen výhody a nevýhody, které se vztahují k tomu, co se snažíš udělat</text:span>.</text:p>
        </text:list-item>
        <text:list-item>
          <text:p text:style-name="P1316">Na kouzlení se vztahují stejné výhody a nevýhody jako na střelbu.</text:p>
        </text:list-item>
      </text:list>
      <text:p text:style-name="P699"><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72">J</text:span><text:span text:style-name="T1873">ednorázové výhody a nevýhody, jako třeba překvapení, vyvedení z rovnováhy </text:span><text:span text:style-name="T1874">nebo útok do zad </text:span><text:span text:style-name="T1880">trvají</text:span><text:span text:style-name="T1873"> pouze</text:span><text:span text:style-name="T1875"> jed</text:span><text:span text:style-name="T1879">no</text:span><text:span text:style-name="T1875"> </text:span><text:span text:style-name="T1879">kolo</text:span><text:span text:style-name="T1873">.</text:span></text:p>
      <text:h text:style-name="P1106" text:outline-level="4">Druhy výhod a nevýhod</text:h>
      <text:p text:style-name="P640">Nejčastější druhy <text:span text:style-name="T1932">výhod a</text:span> nevýhod <text:span text:style-name="T1932">v boji</text:span> jsou:</text:p>
      <text:list xml:id="list2271623590" text:style-name="L83">
        <text:list-header>
          <text:p text:style-name="P1442"><text:span text:style-name="T1928">Ztížení</text:span> pohybu</text:p>
          <text:list>
            <text:list-header>
              <text:p text:style-name="P967">Jsi zalehnutý, jsi zatlačený do rohu nebo přimáčknutý ke stěně, jsi po pás ve vodě, brodíš se v bahně, <text:span text:style-name="T1933">balancuješ na hraně propasti,</text:span> <text:span text:style-name="T1929">máš vážně zraněnou nohu.</text:span></text:p>
            </text:list-header>
          </text:list>
          <text:p text:style-name="P1443"><text:span text:style-name="T1928">Ztížení</text:span> viditelnosti</text:p>
          <text:list text:continue-numbering="true">
            <text:list-header>
              <text:p text:style-name="P967">Bojuješ se zavázanýma očima, <text:span text:style-name="T2746">jsi poblíž pochodně a někdo na tebe střílí ze tmy</text:span>, <text:span text:style-name="T1930">máš písek v očích, protivník je neviditelný, cíl je schovaný v křoví.</text:span></text:p>
            </text:list-header>
          </text:list>
          <text:p text:style-name="P1444">Nevhodná zbraň</text:p>
          <text:list text:continue-numbering="true">
            <text:list-header>
              <text:p text:style-name="P967">Bojuješ <text:span text:style-name="T2747">dlouhou zbraní</text:span> v<text:span text:style-name="T2747">e stísněném</text:span> prostoru <text:span text:style-name="T2748">nebo</text:span> při zápasení na zemi.</text:p>
            </text:list-header>
          </text:list>
          <text:p text:style-name="P1445">Nadměrný náklad</text:p>
          <text:list text:continue-numbering="true">
            <text:list-header>
              <text:p text:style-name="P967"><text:span text:style-name="T2821">Vlečeš</text:span> těžkou truhlu, táhneš vyřazeného spolubojovníka, neseš několik velkých zbraní.</text:p>
            </text:list-header>
          </text:list>
          <text:p text:style-name="P1446">Kryt</text:p>
          <text:list text:continue-numbering="true">
            <text:list-header>
              <text:p text:style-name="P967"><text:span text:style-name="T2846">Střílíš zpoza rohu</text:span>, bráníš hradby před ztečí.</text:p>
            </text:list-header>
          </text:list>
          <text:p text:style-name="P1447">Dezorientace</text:p>
          <text:list text:continue-numbering="true">
            <text:list-header>
              <text:p text:style-name="P967"><text:span text:style-name="T1933">Máš vážné zranění hlavy, kouzlo ti způsobuje halucinace, zmatení nebo ztrátu paměti</text:span>.</text:p>
            </text:list-header>
          </text:list>
          <text:p text:style-name="P1448"><text:soft-page-break/>Strach</text:p>
          <text:list text:continue-numbering="true">
            <text:list-header>
              <text:p text:style-name="P968"><text:span text:style-name="T2916">K</text:span>ouzlo nebo schopnost <text:span text:style-name="T2916">v tobě vzbudilo</text:span> <text:span text:style-name="T1180">strach</text:span><text:span text:style-name="T1335"> </text:span><text:span text:style-name="T1405">a ty přesto útočíš na to, čeho se bojíš</text:span>.</text:p>
            </text:list-header>
          </text:list>
          <text:p text:style-name="P1449">Vyvedení z rovnováhy</text:p>
          <text:list text:continue-numbering="true">
            <text:list-header>
              <text:p text:style-name="P967">Dostal jsi těžký zásah, někdo do tebe narazil.</text:p>
            </text:list-header>
          </text:list>
          <text:p text:style-name="P1450">Překvapení</text:p>
          <text:list text:continue-numbering="true">
            <text:list-header>
              <text:p text:style-name="P967"><text:span text:style-name="T2916">Ú</text:span>tok jsi nečekal.</text:p>
            </text:list-header>
          </text:list>
          <text:p text:style-name="P1451">Střelba na běžící cíl</text:p>
          <text:list text:continue-numbering="true">
            <text:list-header>
              <text:p text:style-name="P969">Běžící cíl se hůře zasahuje, střelec má tedy nevýhodu. Platí to i pro útoky vrhací zbraní nebo kouzlem.</text:p>
            </text:list-header>
          </text:list>
          <text:p text:style-name="P1452">Útok <text:span text:style-name="T1931">do zad</text:span></text:p>
          <text:list text:continue-numbering="true">
            <text:list-header>
              <text:p text:style-name="P967">Protivník utíká z boje nebo probíhá kolem tebe. <text:span text:style-name="T2883">P</text:span>rotivník je obklíčený, v tomto kole tě neohrožuje a máš dost prostoru, aby ses mu dostal do zad.</text:p>
            </text:list-header>
          </text:list>
          <text:p text:style-name="P1453">Vyčerpání</text:p>
          <text:list text:continue-numbering="true">
            <text:list-header>
              <text:p text:style-name="P970">V noci jsi nespal, bez odpočinku ses pustil do boje po běhu nebo po celodenním pochodu, nepřátelům v průběhu boje dorazily čerstvé posily.</text:p>
            </text:list-header>
          </text:list>
        </text:list-header>
      </text:list>
      <text:p text:style-name="P198">Přestože se postihy za nevýhody stejného druhu nesčítají, každá z nich omezuje, co můžeš dělat.</text:p>
      <text:p text:style-name="P797"><text:soft-page-break/>Příklad:</text:p>
      <text:p text:style-name="P950"><text:span text:style-name="T1910">Gorondar sraz</text:span><text:span text:style-name="T1911">il</text:span><text:span text:style-name="T1910"> goblina k zemi a zalehn</text:span><text:span text:style-name="T1911">ul</text:span><text:span text:style-name="T1910"> ho. </text:span><text:span text:style-name="T3103">G</text:span><text:span text:style-name="T3104">oblin má teď nevýhodu (-1) a</text:span><text:span text:style-name="T1912"> nemůže se zvednout a utéct, dokud na něm Gorondar leží. P</text:span><text:span text:style-name="T1910">ořád </text:span><text:span text:style-name="T1913">má ale</text:span><text:span text:style-name="T1910"> volné obě ruce a může s nimi něco dělat.<text:line-break/><text:tab/></text:span><text:span text:style-name="T1914">Když přiběhne ještě Naria a přišlápne </text:span><text:span text:style-name="T3105">m</text:span><text:span text:style-name="T3106">u</text:span><text:span text:style-name="T1914"> ruku, bude </text:span><text:span text:style-name="T1915">si</text:span><text:span text:style-name="T1914"> stále počítat jen -1, protože jak zalehnutí, tak přišlápnutá ruka </text:span><text:span text:style-name="T3105">m</text:span><text:span text:style-name="T3107">u</text:span><text:span text:style-name="T1914"> ztěžují volnost pohybu. Kromě toho, že nemůže vstát, dokud na něm Gorondar leží, teď </text:span><text:span text:style-name="T1916">ale</text:span><text:span text:style-name="T1914"> také nemůže hýbat rukou, na které mu Naria stojí.</text:span></text:p>
      <text:h text:style-name="P1106" text:outline-level="4"><text:bookmark-start text:name="__RefHeading___Toc28351_1587421224"/>Plná obrana<text:bookmark-end text:name="__RefHeading___Toc28351_1587421224"/></text:h>
      <text:p text:style-name="P699"><text:span text:style-name="T1905">Když </text:span><text:span text:style-name="T1906">se</text:span><text:span text:style-name="T1905"> soustředíš se na obranu, neházíš</text:span><text:span text:style-name="T1876"> </text:span><text:span text:style-name="T776">na ú</text:span><text:span text:style-name="T774">tok, </text:span><text:span text:style-name="T775">ale </text:span><text:span text:style-name="T1890">máš výhodu (+1) </text:span><text:span text:style-name="T1578">na všechny hody na obranu</text:span><text:span text:style-name="T1871">.</text:span></text:p>
      <text:h text:style-name="P1106" text:outline-level="4"><text:bookmark-start text:name="__RefHeading___Toc25641_406846050111"/>Klamný útok nebo jiná finta<text:bookmark-end text:name="__RefHeading___Toc25641_406846050111"/></text:h>
      <text:p text:style-name="P699"><text:span text:style-name="T1580">K</text:span><text:span text:style-name="T1583">dyž se snažíš někoho rozhodit nějakou fintou nebo klamným útokem, </text:span><text:span text:style-name="T1580">n</text:span><text:span text:style-name="T1876">eházíš </text:span><text:span text:style-name="T776">na ú</text:span><text:span text:style-name="T774">tok</text:span><text:span text:style-name="T1886">, </text:span><text:span text:style-name="T1907">ale</text:span><text:span text:style-name="T1886"> </text:span><text:span text:style-name="T1890">v následujícím </text:span><text:span text:style-name="T1907">kole</text:span><text:span text:style-name="T1890"> </text:span><text:span text:style-name="T1909">budeš mít</text:span><text:span text:style-name="T1890"> výhodu (+1) na všechny hody, které budou z tvé přípravy těžit. </text:span><text:span text:style-name="T1908">Přípravu nemusíš využít hned, můžeš si například počíhat za rohem a bonus si započítat, až zpoza něj někdo vyjde.</text:span></text:p>
      <text:h text:style-name="P1106" text:outline-level="4">Boj na dálku</text:h>
      <text:p text:style-name="P641">Při boji na dálku, ať už střelnou zbraní, vrhací zbraní, kouzlem, nebo čímkoliv jiným si počítáš postih podle vzdálenosti cíle:</text:p>
      <text:list xml:id="list2659258173" text:style-name="L84">
        <text:list-item>
          <text:p text:style-name="P1455"><text:span text:style-name="T1180">Kontaktní</text:span> nebo <text:span text:style-name="T1180">krátká</text:span>: <text:span text:style-name="T1335">bez postihu</text:span></text:p>
        </text:list-item>
        <text:list-item>
          <text:p text:style-name="P1455"><text:span text:style-name="T1180">Střední</text:span>:<text:span text:style-name="T1335"> postih -1</text:span></text:p>
        </text:list-item>
        <text:list-item>
          <text:p text:style-name="P1454"><text:span text:style-name="T1279">Dlouhá:</text:span><text:span text:style-name="T1472"> postih -2</text:span></text:p>
        </text:list-item>
      </text:list>
      <text:h text:style-name="P1106" text:outline-level="4"><text:bookmark-start text:name="__RefHeading___Toc28353_1587421224"/><text:soft-page-break/>Míření<text:bookmark-end text:name="__RefHeading___Toc28353_1587421224"/></text:h>
      <text:p text:style-name="P699"><text:span text:style-name="T1584">Když míříš, </text:span><text:span text:style-name="T1582">n</text:span><text:span text:style-name="T1580">eházíš </text:span><text:span text:style-name="T776">na ú</text:span><text:span text:style-name="T774">tok</text:span><text:span text:style-name="T1581"> </text:span><text:span text:style-name="T1586">a</text:span><text:span text:style-name="T1585"> na následující výstřel</text:span><text:span text:style-name="T1584"> </text:span><text:span text:style-name="T1587">máš</text:span><text:span text:style-name="T1581"> výhodu (+1).</text:span></text:p>
      <text:h text:style-name="P1106" text:outline-level="4">Munice</text:h>
      <text:p text:style-name="P644"><text:span text:style-name="T2778">V</text:span>zácn<text:span text:style-name="T2778">ou nebo drahou</text:span> munic<text:span text:style-name="T2778">i</text:span>, která se při útoku spotřebuje, <text:span text:style-name="T2778">jako jsou</text:span> granáty, jedy, magické flakóny a podobně, si vždycky <text:span text:style-name="T2780">ode</text:span>čítej. <text:span text:style-name="T2922">Obyčejnou munici počítej, pokud od ní máš jen několik kusů.</text:span></text:p>
      <text:p text:style-name="P797">Příklad:</text:p>
      <text:p text:style-name="P950">Naria má <text:span text:style-name="T2778">tři vrhací nože. V jednom boji je tedy nemůže hodit víc jak třikrát a když o nějaký z nich přijde, její možnosti to dále sníží. Katka si tedy bude držet přehled o tom, kolik jich ještě má.</text:span></text:p>
      <text:p text:style-name="P644"><text:span text:style-name="T2778">Pokud ale používáš snadno dostupnou munici a máš jí tolik, že ji v jednom boji určitě nespotřebuješ, tak </text:span>prostě předpokládáme, že <text:span text:style-name="T2781">si ji vždy po boji</text:span> posbíráš <text:span text:style-name="T2781">a při nejbližší návštěvě města nebo jiné vhodné příležitosti doplníš</text:span>.</text:p>
      <text:p text:style-name="P797">Příklad:</text:p>
      <text:p text:style-name="P937">Dvacet šípů v toulci určitě vystačí nejméně na několik bojů, takže si je <text:span text:style-name="T2779">Katka</text:span> po každém výstřelu odečítat nemusí.</text:p>
      <text:p text:style-name="P643"><text:span text:style-name="T1581">Snaž se ale občas zmínit, že si po boji šípy sbíráš, </text:span><text:span text:style-name="T1588">nebo</text:span><text:span text:style-name="T1581"> že je ve městě zajdeš nakoupit, aby se to dostalo do hry.</text:span></text:p>
      <text:h text:style-name="P1106" text:outline-level="4"><text:span text:style-name="T2892">Útok na více</text:span> protivník<text:span text:style-name="T2892">ů</text:span></text:h>
      <text:p text:style-name="P699"><text:span text:style-name="T2889">Pokud útočíš něčím, co zasahuje víc cílů, </text:span><text:span text:style-name="T1442">házíš </text:span><text:span text:style-name="T659">na ú</text:span><text:span text:style-name="T660">tok</text:span><text:span text:style-name="T1442"> bez postihu, </text:span><text:span text:style-name="T1472">jinak s postihem</text:span><text:span text:style-name="T1442"> -</text:span><text:span text:style-name="T1446">1 za každ</text:span><text:span text:style-name="T1463">ý cíl </text:span><text:span text:style-name="T1464">nad první</text:span><text:span text:style-name="T1442">. </text:span><text:span text:style-name="T1472">N</text:span><text:span text:style-name="T1481">a </text:span><text:span text:style-name="T1508">útok</text:span><text:span text:style-name="T1481"> házíš jen jednou a výsledek </text:span><text:span text:style-name="T1482">postupně</text:span><text:span text:style-name="T1481"> použiješ proti </text:span><text:span text:style-name="T1482">všem</text:span><text:span text:style-name="T1481"> cíl</text:span><text:span text:style-name="T1482">ům</text:span><text:span text:style-name="T1481">.</text:span></text:p>
      <text:p text:style-name="P797"><text:soft-page-break/>Příklad:</text:p>
      <text:p text:style-name="P950"><text:span text:style-name="T1335">Kara sesílá </text:span><text:span text:style-name="T1501">na dva skřety</text:span><text:span text:style-name="T1335"> </text:span><text:span text:style-name="T1180">zelený blesk</text:span><text:span text:style-name="T1335">, </text:span><text:span text:style-name="T1501">který</text:span><text:span text:style-name="T1335"> zasahuje dva cíle najednou. </text:span><text:span text:style-name="T1501">Hází tedy bez postihu</text:span><text:span text:style-name="T1335">.</text:span></text:p>
      <text:p text:style-name="P838">Když by chtěl Gorondar v jednom kole zasáhnout dva skřety sekerou, bude si na útok počítat postih -1, protože se na každého musí znovu rozmáchnout.</text:p>
      <text:h text:style-name="P1109" text:outline-level="4">Útok na nehybného protivníka</text:h>
      <text:p text:style-name="P699"><text:span text:style-name="T3191">Když se protivník nemůže hýbat, </text:span><text:span text:style-name="T1469">třeba protože je </text:span><text:span text:style-name="T1278">v bezvědomí</text:span><text:span text:style-name="T1469">, pevně svázaný, paralyzovaný kouzlem a podobně</text:span><text:span text:style-name="T3191">, do hodu na obranu</text:span><text:span text:style-name="T3020"> </text:span><text:span text:style-name="T3021">si nepočítá vlastnost</text:span><text:span text:style-name="T3191"> a nepočítá si žádné výhody ani nevýhody. Útočník si své výhody a nevýhody počítá.</text:span></text:p>
      <text:p text:style-name="P797">Příklad:</text:p>
      <text:p text:style-name="P950"><text:span text:style-name="T3192">Když Naria před výstřelem zamíří na svázaného a oslepeného skřeta, bude za to mít výhodu. Skřet si do hodu na obranu nebude počítat vlastnost, ale </text:span><text:span text:style-name="T3093">a</text:span><text:span text:style-name="T3094">ni</text:span><text:span text:style-name="T3192"> nevýhodu za to, že je oslepený, protože i kdyby Nariu viděl, stejně by mu to nepomohlo, </text:span><text:span text:style-name="T3093">j</text:span><text:span text:style-name="T3095">elikož</text:span><text:span text:style-name="T3192"> se nemůže hýbat.</text:span></text:p>
      <text:p text:style-name="P699"><text:span text:style-name="T121">Když někoho držíš, ležíš na něm, tiskneš ho štítem ke zdi a podobně, tak to není nehybný protivník, protože sebou pořád může zmítat. </text:span><text:span text:style-name="T3125">D</text:span><text:span text:style-name="T3126">o hodu na obranu si tedy počítá vlastnost a nevýhodu za to, že mu ztěžuješ pohyb</text:span><text:span text:style-name="T121">.</text:span></text:p>
      <text:h text:style-name="P1106" text:outline-level="4">Útok ze zálohy</text:h>
      <text:p text:style-name="P704">O nehybného obránce se ale jedná, pokud o útočníkovi neví a zrovna se prakticky nehýbe, třeba protože stojí na hlídce, leží, nebo pomalu jde a s někým se baví.</text:p>
      <text:p text:style-name="P795">Příklad:</text:p>
      <text:p text:style-name="P941">Postavy chtějí zlikvidovat skřetí <text:span text:style-name="T2834">stráž</text:span>, aniž by zavolala na poplach.</text:p>
      <text:p text:style-name="P950"><text:soft-page-break/><text:span text:style-name="T1805">Katka:</text:span> <text:span text:style-name="T1180">„Můžu se k němu připlížit a zkusit ho zastřelit ze zálohy. Stojí na hlídce, takže je výborný cíl, ale i tak si nejsem jistá, že jedna rána bude stačit.“</text:span></text:p>
      <text:p text:style-name="P950"><text:span text:style-name="T1805">Pavel:</text:span><text:span text:style-name="T1180"> „Já </text:span><text:span text:style-name="T1271">sice</text:span><text:span text:style-name="T1180"> mám kuši, ale neumím se plížit.“</text:span></text:p>
      <text:p text:style-name="P950"><text:span text:style-name="T1805">Jana:</text:span> <text:span text:style-name="T1180">„</text:span><text:span text:style-name="T1270">Já </text:span><text:span text:style-name="T3108">s</text:span><text:span text:style-name="T3109">e také plížit neumím a</text:span><text:span text:style-name="T1270"> </text:span><text:span text:style-name="T1292">p</text:span><text:span text:style-name="T1180">ři kouzlení </text:span><text:span text:style-name="T1292">navíc</text:span><text:span text:style-name="T1180"> musím vyslovit zaklínací formuli, takže nikoho nepřekvapím. </text:span><text:span text:style-name="T1270">Mohla bych</text:span><text:span text:style-name="T1180"> ale </text:span><text:span text:style-name="T1276">předem</text:span><text:span text:style-name="T1180"> seslat neviditelnost na Gorondara.“</text:span></text:p>
      <text:p text:style-name="P950"><text:span text:style-name="T1805">Pavel:</text:span><text:span text:style-name="T1180"> „To by šlo. Ve dvou ho </text:span><text:span text:style-name="T1270">určitě složíme</text:span><text:span text:style-name="T1180">.“</text:span></text:p>
      <text:p text:style-name="P950"><text:span text:style-name="T1805">Katka:</text:span><text:span text:style-name="T1180"> </text:span><text:span text:style-name="T1335">„</text:span><text:span text:style-name="T25">‚</text:span><text:span text:style-name="T287">Jsem</text:span><text:span text:style-name="T1268"> pro</text:span><text:span text:style-name="T1180">.</text:span><text:span text:style-name="T1335">‘ </text:span><text:span text:style-name="T1509">Připlížíme se k němu a vystřelíme současně.</text:span><text:span text:style-name="T1335">“</text:span></text:p>
      <text:p text:style-name="P950"><text:span text:style-name="T1516">Pán jeskyně:</text:span><text:span text:style-name="T1335"> „</text:span><text:span text:style-name="T1443">Bez problémů jste se </text:span><text:span text:style-name="T1444">přiblížili skoro až k němu, aniž by si vás všimnul</text:span><text:span text:style-name="T1335">. Oba si zamíříte, předpokládám?“</text:span></text:p>
      <text:p text:style-name="P950"><text:span text:style-name="T1805">Pavel:</text:span> „<text:span text:style-name="T2828">Jasně</text:span>.“</text:p>
      <text:p text:style-name="P945"><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699"><text:span text:style-name="T3193">Když ale </text:span><text:span text:style-name="T3022">cíl</text:span><text:span text:style-name="T3193"> běží, bojuje, nebo jinak svým pohybem ztěžuje útočníkovi zásah, o nehybného obránce se nejedná a do hodu si tedy počítá jak vlastnost, </text:span><text:span text:style-name="T3023">t</text:span><text:span text:style-name="T3024">ak všechny výhody a nevýhody</text:span><text:span text:style-name="T3193">.</text:span></text:p>
      <text:p text:style-name="P795">Příklad:</text:p>
      <text:p text:style-name="P950"><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131">j</text:span><text:span text:style-name="T3132">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06" text:outline-level="4"><text:soft-page-break/><text:span text:style-name="T2826">B</text:span>onusy <text:span text:style-name="T2780">a</text:span> postihy si přičítá hráč postavy</text:h>
      <text:p text:style-name="P650">Když má <text:span text:style-name="T2917">někdo</text:span> v boji výhodu, tak se to dá vyjádřit dvěma způsoby: buď si <text:span text:style-name="T2917">on</text:span> přičte <text:span text:style-name="T2822">k hodu</text:span> +1, nebo jeho protivník -1. <text:span text:style-name="T2917">Rozdíl hodů bude v obou případech stejný. To samé platí i pro nevýhody.<text:line-break/><text:tab/></text:span><text:span text:style-name="T1884">Přestože je ale jedno, kdo si </text:span><text:span text:style-name="T1887">započítá</text:span><text:span text:style-name="T1884"> bonus (nebo </text:span><text:span text:style-name="T1887">odpovídající</text:span><text:span text:style-name="T1884"> postih), </text:span><text:span text:style-name="T1881">je lepší, když si všechn</text:span><text:span text:style-name="T1884">o</text:span><text:span text:style-name="T1882"> přičítá hráč </text:span><text:span text:style-name="T1883">postavy</text:span><text:span text:style-name="T1885">.</text:span></text:p>
      <text:list xml:id="list1060166148" text:style-name="L85">
        <text:list-item>
          <text:p text:style-name="P1317"><text:span text:style-name="T2893">Nestane se vám, že byste</text:span> stejnou okolnost <text:span text:style-name="T2744">omylem</text:span> započítali dvakrát.</text:p>
        </text:list-item>
        <text:list-item>
          <text:p text:style-name="P1318">Pán jeskyně pak za protivníky vždycky hází jen (Vlastnost + k6) a nemusí nic dalšího přičítat, což mu výrazně ulehčí práci.</text:p>
        </text:list-item>
      </text:list>
      <text:p text:style-name="P792">Příklad:</text:p>
      <text:p text:style-name="P807">Naria má zamířeno na těžce zraněného skřeta. Při výstřelu si Jana přičte k hodu +1 za míření a další +1 za skřetovo zranění. Pán jeskyně za skřeta hází jen Finesa + k6.</text:p>
      <text:h text:style-name="P1106" text:outline-level="4">Říkej nahlas, co do hodu počítáš</text:h>
      <text:p text:style-name="P699"><text:span text:style-name="T3000">N</text:span>ež hodíš <text:span text:style-name="T2918">kostkou</text:span>, vždycky nahlas <text:span text:style-name="T2823">řekni</text:span>, co si do hodu počítáš.</text:p>
      <text:p text:style-name="P797">Příklad:</text:p>
      <text:p text:style-name="P803"><text:span text:style-name="T1805">Pavel:</text:span> <text:span text:style-name="T1335">„</text:span><text:span text:style-name="T1402">Házím </text:span><text:span text:style-name="T1468">Fyzičkou</text:span><text:span text:style-name="T1402"> a počítám si +1, </text:span><text:span text:style-name="T1403">proto</text:span><text:span text:style-name="T1402">že jsem na břehu řeky a skřet se brodí vodou.</text:span><text:span text:style-name="T1335">“</text:span></text:p>
      <text:p text:style-name="P699"><text:span text:style-name="T68">Neostýchej se připomínat výhody a nevýhody, které si někdo zapomněl započítat. Pomůže to tomu, abyste hráli fér, a také se </text:span><text:span text:style-name="T3127">t</text:span><text:span text:style-name="T3128">ím</text:span><text:span text:style-name="T68"> ujistíte, že si všichni představujete situaci stejně.</text:span></text:p>
      <text:h text:style-name="P1061" text:outline-level="3"><text:bookmark-start text:name="__RefHeading___Toc28355_1587421224"/>Pořadí házení<text:bookmark-end text:name="__RefHeading___Toc28355_1587421224"/></text:h>
      <text:p text:style-name="P699"><text:span text:style-name="T1465">N</text:span><text:span text:style-name="T1404">a ú</text:span><text:span text:style-name="T1508">tok</text:span><text:span text:style-name="T1404"> </text:span><text:span text:style-name="T1465">se </text:span><text:span text:style-name="T1404">hází</text:span><text:span text:style-name="T1338"> v pořadí, v jakém </text:span><text:span text:style-name="T1428">jsou záměry zřetězené</text:span><text:span text:style-name="T1338">.</text:span></text:p>
      <text:p text:style-name="P797"><text:soft-page-break/>Příklad:</text:p>
      <text:p text:style-name="P950"><text:span text:style-name="T1492">Naria s Gorondarem bojují s orkem a goblinem. </text:span><text:span text:style-name="T1491">Goblin </text:span><text:span text:style-name="T1492">kouzlí</text:span><text:span text:style-name="T1491"> na Gorondara. Gorondar chce </text:span><text:span text:style-name="T1492">doběhnout</text:span><text:span text:style-name="T1491"> </text:span><text:span text:style-name="T1492">ke goblinovi</text:span><text:span text:style-name="T1491">. </text:span><text:span text:style-name="T1492">Ork se mu v tom snaží zabránit.</text:span><text:span text:style-name="T1491"> Naria střílí na orka.<text:line-break/><text:tab/></text:span><text:span text:style-name="T1492">To, zda Gorondar něco udělá goblinovi, závisí na tom, jestli k němu vůbec doběhne, tedy zda se orkovi podaří ho zastavit.</text:span><text:span text:style-name="T1491"> Na to má ovšem vliv ještě Naria, která na orka střílí. </text:span><text:span text:style-name="T1431">Když </text:span><text:span text:style-name="T1427">ho </text:span><text:span text:style-name="T1456">totiž</text:span><text:span text:style-name="T1427"> vyřadí, </text:span><text:span text:style-name="T1492">ork</text:span><text:span text:style-name="T1427"> </text:span><text:span text:style-name="T1456">Gorondarovi v cestě ke goblinovi ne</text:span><text:span text:style-name="T1492">zabrání</text:span><text:span text:style-name="T1427">.<text:line-break/><text:tab/></text:span><text:span text:style-name="T1338">Nejdřív si </text:span><text:span text:style-name="T1492">tedy</text:span><text:span text:style-name="T1338"> musí hodit Katka </text:span><text:span text:style-name="T1401">proti orkovi</text:span><text:span text:style-name="T1338">. Pokud </text:span><text:span text:style-name="T1493">jej</text:span><text:span text:style-name="T1338"> nevyřadí, bude </text:span><text:span text:style-name="T1426">se házet,</text:span><text:span text:style-name="T1338"> </text:span><text:span text:style-name="T1426">jestli</text:span><text:span text:style-name="T1406"> ork</text:span><text:span text:style-name="T1338"> zastav</text:span><text:span text:style-name="T1406">í</text:span><text:span text:style-name="T1338"> Gorondara. Když se </text:span><text:span text:style-name="T1406">mu</text:span><text:span text:style-name="T1338"> to nepodaří, bude si teprve Pavel moci hodit </text:span><text:span text:style-name="T1493">proti goblinovi</text:span><text:span text:style-name="T1338">.</text:span></text:p>
      <text:p text:style-name="P952"><text:span text:style-name="T1430">Když </text:span><text:span text:style-name="T1474">více spojenců</text:span><text:span text:style-name="T1430"> ohrožuje stejného protivníka, </text:span><text:span text:style-name="T1429">na pořadí </text:span><text:span text:style-name="T1510">házení</text:span><text:span text:style-name="T1429"> </text:span><text:span text:style-name="T1466">se</text:span><text:span text:style-name="T1429"> </text:span><text:span text:style-name="T1474">mohou</text:span><text:span text:style-name="T1429"> domluvit. </text:span><text:span text:style-name="T1441">O</text:span><text:span text:style-name="T1429">bvykle je výhodné, aby nejdřív házeli ti, </text:span><text:span text:style-name="T1431">kdo nejsou ohroženi, </text:span><text:span text:style-name="T1467">protože jejich výsledek může pomoci těm, kteří ohroženi jsou</text:span><text:span text:style-name="T1429">. Je to ale každopádně na vás, můžete se </text:span><text:span text:style-name="T1441">rozhodnout</text:span><text:span text:style-name="T1429"> i jinak.</text:span></text:p>
      <text:p text:style-name="P797">Příklad:</text:p>
      <text:p text:style-name="P950">Naria střílí na skřeta, se kterým bojuje Gorondar.</text:p>
      <text:p text:style-name="P950"><text:span text:style-name="T1516">Pavel:</text:span><text:span text:style-name="T1335"> „Katko, házej první. </text:span><text:span text:style-name="T1494">Když ho nějak znevýhodníš, dáš mi tím bonus</text:span><text:span text:style-name="T1457">.</text:span><text:span text:style-name="T1335">“</text:span></text:p>
      <text:p text:style-name="P699"><text:span text:style-name="T1494">Obdobně k</text:span><text:span text:style-name="T1441">dyž více </text:span><text:span text:style-name="T3025">n</text:span><text:span text:style-name="T3026">epřátel</text:span><text:span text:style-name="T1431"> oh</text:span><text:span text:style-name="T1432">r</text:span><text:span text:style-name="T1431">ožuje stejnou postavu, </text:span><text:span text:style-name="T1441">o pořadí, v jakém budou házet,</text:span><text:span text:style-name="T1431"> rozhoduje Pán jeskyně.</text:span></text:p>
      <text:h text:style-name="P1106" text:outline-level="4"><text:bookmark-start text:name="__RefHeading___Toc28357_1587421224"/>Zacyklení úmyslů<text:bookmark-end text:name="__RefHeading___Toc28357_1587421224"/></text:h>
      <text:p text:style-name="P699"><text:span text:style-name="T1474">Když </text:span><text:span text:style-name="T1490">jsou </text:span><text:span text:style-name="T1494">úmysly</text:span><text:span text:style-name="T1490"> zacyklené</text:span><text:span text:style-name="T1474">, </text:span><text:span text:style-name="T1494">nebo když se nedokážete dohodnout, </text:span><text:span text:style-name="T1495">postupujte takto:</text:span></text:p>
      <text:list xml:id="list2140237336" text:style-name="L86">
        <text:list-item>
          <text:p text:style-name="P1457">Nejdříve si všichni hodí <text:span text:style-name="T659">na ú</text:span><text:span text:style-name="T660">tok</text:span>. Výsledky si zapamatujte <text:span text:style-name="T3189">nebo zapište.</text:span> Zatím ale neurčujte, co se stalo.</text:p>
        </text:list-item>
        <text:list-item>
          <text:p text:style-name="P1456"><text:soft-page-break/><text:span text:style-name="T1496">Vyhodnoťte je v pořadí </text:span><text:span text:style-name="T1495">od nejvyššího po nejnižší. V případě rovnosti buď </text:span><text:span text:style-name="T1497">proběhnou</text:span><text:span text:style-name="T1495"> současně (pokud to dává smysl), nebo to rozhodněte </text:span><text:span text:style-name="T1498">zopakováním hodu</text:span><text:span text:style-name="T1495">.</text:span></text:p>
        </text:list-item>
      </text:list>
      <text:h text:style-name="P1062" text:outline-level="3"><text:bookmark-start text:name="__RefHeading___Toc28361_1587421224"/>Úspěchy<text:bookmark-end text:name="__RefHeading___Toc28361_1587421224"/></text:h>
      <text:p text:style-name="P702"><text:span text:style-name="T3177">R</text:span>ozdíl hodů určuje počet úspěchů.</text:p>
      <text:list xml:id="list3971928345" text:style-name="L87">
        <text:list-item>
          <text:p text:style-name="P1458">Pokud jsi hodil stejně, nebo jsi <text:span text:style-name="T3177">protivníka</text:span> přehodil o 1 či 2, máš <text:span text:style-name="T1934">proti němu</text:span> jeden úspěch.</text:p>
        </text:list-item>
        <text:list-item>
          <text:p text:style-name="P1458">Jestliže jsi ho přehodil o 3-5, máš <text:span text:style-name="T1934">proti němu</text:span> <text:span text:style-name="T1935">dva</text:span> úspěchy.</text:p>
        </text:list-item>
        <text:list-item>
          <text:p text:style-name="P1458">Pokud jsi ho přehodil o 6 nebo víc, máš <text:span text:style-name="T1934">proti němu dokonce</text:span> tři úspěchy. <text:span text:style-name="T2923">Více než tři úspěchy není možné získat.</text:span></text:p>
        </text:list-item>
      </text:list>
      <text:p text:style-name="P705">Úspěchy je možné získat pouze při hodu na útok, nikoliv při hodu na obranu.</text:p>
      <text:p text:style-name="P797">Příklad:</text:p>
      <text:p text:style-name="P950">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94">mu </text:span>může něco udělat.<text:span text:style-name="T1035"> </text:span><text:span text:style-name="T1036">Skřet se jen bránil, takže přestože </text:span><text:span text:style-name="T1037">také</text:span><text:span text:style-name="T1036"> hodil stejně, úspěch proti ní nezískal.</text:span></text:p>
      <text:p text:style-name="P699"><text:span text:style-name="T767">V následujících kapitolách najdeš příklady toho, co můžeš soupeři za své úspěchy udělat. </text:span><text:span text:style-name="T768">Výsledek </text:span><text:span text:style-name="T767">ale</text:span><text:span text:style-name="T768"> musí odpovídat úmyslům a musí dávat smysl – </text:span><text:span text:style-name="T769">nezvládneš například povalit draka nehledě na to, jak dobře si hodíš</text:span><text:span text:style-name="T768">.</text:span></text:p>
      <text:h text:style-name="P1110" text:outline-level="4"><text:soft-page-break/>Remíza</text:h>
      <text:p text:style-name="P699">Když tobě i tvému soupeři padne stejně, máte oba po jednom úspěchu. Pokud jeden z vás chtěl tomu druhému v něčem zabránit, soupeř to pochopitelně udělat nemůže, ale může za svůj úspěch udělat něco jiného <text:span text:style-name="T2919">z toho, co měl v úmyslu</text:span>. </text:p>
      <text:p text:style-name="P216">Příklad:</text:p>
      <text:p text:style-name="P950">Gorondar <text:span text:style-name="T2904">bojuje s orkem a podařilo se mu ho srazit na zem</text:span>.</text:p>
      <text:p text:style-name="P938"><text:span text:style-name="T1805">Pán jeskyně:</text:span> „Ork se <text:span text:style-name="T2921">zvedá a seká po tobě svým tesákem</text:span>.“</text:p>
      <text:p text:style-name="P938"><text:span text:style-name="T1805">Pavel:</text:span> „Já do něj chci kopnout, aby zůstal na zemi.“</text:p>
      <text:p text:style-name="P950"><text:span text:style-name="T2903">Oba si te</text:span><text:span text:style-name="T1177">ď</text:span><text:span text:style-name="T2903"> hodí </text:span><text:span text:style-name="T1511">na </text:span><text:span text:style-name="T3089">ú</text:span><text:span text:style-name="T3090">tok</text:span><text:span text:style-name="T3195"> a jako na potvoru oběma padne stejně. Oba tedy mají jeden úspěch.</text:span></text:p>
      <text:p text:style-name="P950"><text:span text:style-name="T1856">Pán jeskyně:</text:span><text:span text:style-name="T2903">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2">Když jsou úmysly soupeřů natolik protikladné, že nemohou nastat současně, při rovnosti hodů bude dál trvat stávající stav.</text:p>
      <text:p text:style-name="P797">Příklad:</text:p>
      <text:p text:style-name="P950"><text:span text:style-name="T768">Naria </text:span><text:span text:style-name="T770">se pere se skřetem těsně vedle bažiny a chce ho do ní strčit</text:span><text:span text:style-name="T768">. Skřet chce utéct, aby se tomu vyhnul. Oba si tedy chtějí vzájemně zabránit v tom, co se chystají udělat: Když Naria strčí skřeta do bažiny, </text:span><text:span text:style-name="T770">skřet neuteče. Pokud skřet uteče, Naria ho zase nestrčí do bažiny. Když tedy oba na úspěch hodí stejně, nic se nezmění a budou se dále prát těsně vedle bažiny. Rozhodne se to až v dalším kole.</text:span></text:p>
      <text:h text:style-name="P1106" text:outline-level="4"><text:soft-page-break/>Nerozhoduj, co udělá protivník</text:h>
      <text:p text:style-name="P699"><text:span text:style-name="T1980">Nemůžeš popisovat reakce nepřátel, to je práce </text:span><text:span text:style-name="T3027">P</text:span><text:span text:style-name="T3028">ána jeskyně</text:span><text:span text:style-name="T1980">. Popisuj jen to, jsi mu udělal. Stejně tak Pán jeskyně nemůže </text:span><text:span text:style-name="T3027">r</text:span><text:span text:style-name="T3029">ozhodnout</text:span><text:span text:style-name="T1980">, jak zareaguje tvoje postava, protože to </text:span><text:span text:style-name="T3027">u</text:span><text:span text:style-name="T3029">rčuješ</text:span><text:span text:style-name="T1980"> ty.</text:span></text:p>
      <text:p text:style-name="P797">Příklad:</text:p>
      <text:p text:style-name="P939"><text:span text:style-name="T771">Pavel nemůže říct, </text:span><text:span text:style-name="T772">že</text:span><text:span text:style-name="T771"> goblin uskočil směrem </text:span><text:span text:style-name="T773">k orkovi</text:span><text:span text:style-name="T771">. Může ale říct, že</text:span><text:span text:style-name="T772"> ho</text:span><text:span text:style-name="T771"> směrem k orkovi </text:span><text:span text:style-name="T772">strčil</text:span><text:span text:style-name="T771">.</text:span></text:p>
      <text:h text:style-name="P1106" text:outline-level="4"><text:span text:style-name="T1035">C</text:span><text:span text:style-name="T1034">o můžeš udělat za jeden úspěch</text:span></text:h>
      <text:p text:style-name="P703">Za jeden úspěch můžeš například:</text:p>
      <text:list xml:id="list3814254362" text:style-name="L88">
        <text:list-item>
          <text:p text:style-name="P1460"><text:span text:style-name="T3196">Protivníka z</text:span>ranit.</text:p>
          <text:list>
            <text:list-item>
              <text:p text:style-name="P1461"><text:span text:style-name="Odkaz_20_na_20_kapitolu"><text:span text:style-name="T695">V jednom kole můžeš protivníka zranit pouze jednou.</text:span></text:span><text:span text:style-name="Odkaz_20_na_20_kapitolu"><text:span text:style-name="T678"> I když tedy proti němu máš více úspěchů, jen jeden z nich může </text:span></text:span><text:span text:style-name="Odkaz_20_na_20_kapitolu"><text:span text:style-name="T679">představovat</text:span></text:span><text:span text:style-name="Odkaz_20_na_20_kapitolu"><text:span text:style-name="T678"> zranění.</text:span></text:span></text:p>
            </text:list-item>
            <text:list-item>
              <text:p text:style-name="P1462">Za další úspěch můžeš ze zranění udělat vážné <text:span text:style-name="T2905">(pokud jsi ho zranil alespoň za 3 životy),</text:span> zasáhnout část těla, která není krytá zbrojí <text:span text:style-name="T3197">(neodečítá si zbroj)</text:span>, <text:span text:style-name="T2907">nebo obejít jeho štít (neodečítá si štít).</text:span></text:p>
            </text:list-item>
          </text:list>
        </text:list-item>
        <text:list-item>
          <text:p text:style-name="P1463">Zasáhnout předmět, který drží, nebo ho má na sobě.</text:p>
        </text:list-item>
        <text:list-item>
          <text:p text:style-name="P1459"><text:span text:style-name="T3198">Chytit ho, srazit ho k zemi, přimáčknout ho ke zdi, hodit mu písek do očí </text:span><text:span text:style-name="T3030">n</text:span><text:span text:style-name="T3031">ebo ho jinak znevýhodnit</text:span><text:span text:style-name="T3198">.</text:span></text:p>
        </text:list-item>
        <text:list-item>
          <text:p text:style-name="P1464"><text:span text:style-name="T2838">N</text:span>ěkam ho zatlačit či odtáhnout.</text:p>
        </text:list-item>
        <text:list-item>
          <text:p text:style-name="P1465">Zastoupit mu cestu.</text:p>
        </text:list-item>
        <text:list-item>
          <text:p text:style-name="P1464">Dostat se z nevýhody, ve které tě drží.</text:p>
        </text:list-item>
        <text:list-item>
          <text:p text:style-name="P1466">V něčem mu zabránit.</text:p>
        </text:list-item>
      </text:list>
      <text:h text:style-name="P1106" text:outline-level="4"><text:soft-page-break/>Co můžeš udělat za dva úspěchy</text:h>
      <text:p text:style-name="P642"><text:span text:style-name="T2839">Za dva úspěchy můžeš</text:span>:</text:p>
      <text:list xml:id="list125018172203865" text:continue-numbering="true" text:style-name="L88">
        <text:list-item>
          <text:p text:style-name="P1464">Odzbrojit <text:span text:style-name="T1975">ho.</text:span></text:p>
        </text:list-item>
        <text:list-item>
          <text:p text:style-name="P1467">Srazit <text:span text:style-name="T1976">ho do propasti</text:span> <text:span text:style-name="T1976">nebo zatlačit</text:span> <text:span text:style-name="T1976">do</text:span> <text:span text:style-name="T1975">pasti.</text:span></text:p>
        </text:list-item>
        <text:list-item>
          <text:p text:style-name="P1468">Zabránit mu v mluvení.</text:p>
        </text:list-item>
      </text:list>
      <text:p text:style-name="P706"><text:span text:style-name="T1473">P</text:span><text:span text:style-name="T1335">otřebné dva úspěchy </text:span><text:span text:style-name="T1483">můžeš</text:span><text:span text:style-name="T1335"> získat i postupně ve více kolech, nebo ve spolupráci s někým dalším.</text:span></text:p>
      <text:p text:style-name="P730">Příklad:</text:p>
      <text:p text:style-name="P950">Po neúspěšném vyjednávání se skřetem ho Naria s Gorondarem chtějí zlikvidovat tak, aby nezavolal na poplach. <text:span text:style-name="T2901">Jsou od něj jen pár kroků, takže n</text:span>a to, aby ho <text:span text:style-name="T3199">za</text:span>střelili ze zálohy, je už pozdě. Zato se <text:span text:style-name="T2902">ale</text:span> na něj mohou oba vrhnout.<text:line-break/><text:tab/>Pavlovi padne jen jeden úspěch, <text:span text:style-name="T3200">t</text:span>o na zabránění v mluvení nestačí. Gorondar na to ale není sám, takže se Pavel rozhodne, že udělá <text:span text:style-name="T2901">alespoň</text:span> část práce:</text:p>
      <text:p text:style-name="P950"><text:span text:style-name="T235">Pavel:</text:span><text:span text:style-name="T539"> „Přimáčknu ho ke zdi.“</text:span></text:p>
      <text:p text:style-name="P950"><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0"><text:span text:style-name="T279">Pán jeskyně:</text:span><text:span text:style-name="T278"> „Gorondar drží skřeta přimáčknutého u stěny a Naria mu drží </text:span><text:span text:style-name="T3133">ú</text:span><text:span text:style-name="T3134">sta</text:span><text:span text:style-name="T278">, aby nemohl volat na poplach. Skřet se snaží ruky zbavit, aby mohl křičet. Co děláte?“</text:span></text:p>
      <text:h text:style-name="P1106" text:outline-level="4"><text:soft-page-break/>Zranění</text:h>
      <text:p text:style-name="P699"><text:span text:style-name="T3208">Základem zranění je rozdíl tvého hodu a hodu tvého protivníka. K tomu se přičte zranění tvé zbraně nebo kouzla a odečte se </text:span><text:span text:style-name="T3036">j</text:span><text:span text:style-name="T3037">eho</text:span><text:span text:style-name="T3208"> zbroj a štít. Pokud je výsledek menší než jedna, rána neprošla </text:span><text:span text:style-name="T3036">j</text:span><text:span text:style-name="T3037">eho</text:span><text:span text:style-name="T3208"> zbrojí nebo štítem a není tedy vůbec zraněn.</text:span></text:p>
      <text:list xml:id="list2069446562" text:style-name="L89">
        <text:list-item>
          <text:p text:style-name="P1469">Zranění je <text:span text:style-name="T1805">rozdíl hodů + zranění zbraně nebo kouzla – zbroj – štít</text:span></text:p>
        </text:list-item>
      </text:list>
      <text:p text:style-name="P726"><text:span text:style-name="T560">P</text:span><text:span text:style-name="T552">říklad:</text:span></text:p>
      <text:p text:style-name="P950"><text:span text:style-name="T628">Gorondar bojuje s</text:span><text:span text:style-name="T642"> orkem.</text:span><text:span text:style-name="T628"> </text:span><text:span text:style-name="T3096">N</text:span><text:span text:style-name="T628">a </text:span><text:span text:style-name="T3096">ú</text:span><text:span text:style-name="T3097">tok hodil</text:span><text:span text:style-name="T628"> </text:span><text:span text:style-name="T635">6</text:span><text:span text:style-name="T628"> (</text:span><text:span text:style-name="T641">Fyzičk</text:span><text:span text:style-name="T661">a</text:span><text:span text:style-name="T641"> </text:span><text:span text:style-name="T628">3</text:span><text:span text:style-name="T661">,</text:span><text:span text:style-name="T628"> na kostce </text:span><text:span text:style-name="T635">3</text:span><text:span text:style-name="T628">)</text:span><text:span text:style-name="T626">. </text:span><text:span text:style-name="T3096">O</text:span><text:span text:style-name="T3097">rk má na útok</text:span><text:span text:style-name="T628"> </text:span><text:span text:style-name="T635">10</text:span><text:span text:style-name="T628"> (</text:span><text:span text:style-name="T641">Fyzičk</text:span><text:span text:style-name="T661">a</text:span><text:span text:style-name="T628"> </text:span><text:span text:style-name="T642">4</text:span><text:span text:style-name="T628">, na kostce </text:span><text:span text:style-name="T642">6</text:span><text:span text:style-name="T628">). </text:span><text:span text:style-name="T642">Ork</text:span><text:span text:style-name="T629"> tedy Gorondara přehodil o 4. </text:span><text:span text:style-name="T662">Má proti němu dva úspěchy a za jeden z nich se ho rozhodne zranit.</text:span><text:span text:style-name="T629"> </text:span><text:span text:style-name="T3098">B</text:span><text:span text:style-name="T3099">ojuje</text:span><text:span text:style-name="T629"> </text:span><text:span text:style-name="T642">dvojruční sekerou</text:span><text:span text:style-name="T634">, </text:span><text:span text:style-name="T637">kter</text:span><text:span text:style-name="T643">á</text:span><text:span text:style-name="T637"> má</text:span><text:span text:style-name="T629"> zranění 3. Gorondar má naštěstí těžkou zbroj, </text:span><text:span text:style-name="T642">která snižuje zranění o 2</text:span><text:span text:style-name="T629"> a štít, </text:span><text:span text:style-name="T642">který ho snižuje o 1</text:span><text:span text:style-name="T629">. </text:span><text:span text:style-name="T639">Z</text:span><text:span text:style-name="T629">raněn </text:span><text:span text:style-name="T639">je</text:span><text:span text:style-name="T629"> za 4 (rozdíl hodů) + 3 (zranění </text:span><text:span text:style-name="T642">orkovy</text:span><text:span text:style-name="T629"> zbraně) – 2 (</text:span><text:span text:style-name="T636">těžká zbroj</text:span><text:span text:style-name="T629">) – 1 (štít), tedy za 4 </text:span><text:span text:style-name="T638">životy</text:span><text:span text:style-name="T629">.</text:span></text:p>
      <text:p text:style-name="P709"><text:span text:style-name="T1974">Zatímco z</text:span><text:span text:style-name="T1973">ranění zbraně je </text:span><text:span text:style-name="T3083">p</text:span><text:span text:style-name="T3084">římo nějaké</text:span><text:span text:style-name="T1973"> číslo, </text:span><text:span text:style-name="T1974">z</text:span>ranění kouzla <text:span text:style-name="T3032">b</text:span><text:span text:style-name="T3038">ývá</text:span><text:span text:style-name="T3033"> uvedeno</text:span><text:span text:style-name="T3201"> jako počet kostek zranění (kz).</text:span> <text:span text:style-name="T3201">U</text:span>rčíš <text:span text:style-name="T3201">ho</text:span> tak, že hodíš příslušný počet <text:span text:style-name="T3201">šestistěnných</text:span> kostek a spočítáš ty, na kterých padlo 4 nebo víc.</text:p>
      <text:p text:style-name="P797"><text:span text:style-name="T560">P</text:span><text:span text:style-name="T552">říklad:</text:span></text:p>
      <text:p text:style-name="P950"><text:span text:style-name="T625">Kouzlo </text:span><text:span text:style-name="T580">modrý blesk</text:span><text:span text:style-name="T625"> má zranění</text:span><text:span text:style-name="T845"> </text:span><text:span text:style-name="T874">4</text:span><text:span text:style-name="T845">kz </text:span><text:span text:style-name="T2018">bleskem</text:span><text:span text:style-name="T845"> </text:span><text:span text:style-name="T1015">a útok Duše + k6 proti Fyzičce.</text:span><text:span text:style-name="T845"> </text:span><text:span text:style-name="T1015">Kara ho sesílá na orka v lehké zbroji. Duši má 3 a na kostce jí padlo 4. Ork má Fyzičku 4 a na kostce mu padlo 2. </text:span><text:span text:style-name="T1016">Kara ho tedy přehodila o 1, má proti němu jeden úspěch a rozhodne se ho zranit.<text:line-break/><text:tab/></text:span><text:span text:style-name="T638">Základem zranění je rozdíl hodů, což je 1. K tomu se přičítá zranění kouzla.</text:span><text:span text:style-name="T626"> </text:span><text:span text:style-name="T625">Jana tedy hodí čtyřmi šestistěnnými kostkami (neb</text:span><text:span text:style-name="T627">o</text:span><text:span text:style-name="T625"> čtyřikrát jednou kostkou). Padne jí: 1, 3, 4 a 6.</text:span><text:span text:style-name="T638"><text:line-break/><text:tab/>Ork je </text:span><text:span text:style-name="T629">zraněn za </text:span><text:span text:style-name="T638">1</text:span><text:span text:style-name="T629"> (rozdíl hodů) + </text:span><text:span text:style-name="T638">2</text:span><text:span text:style-name="T629"> (</text:span><text:span text:style-name="T3100">p</text:span><text:span text:style-name="T3097">očet kostek zranění, na kterých padlo 4 nebo víc</text:span><text:span text:style-name="T629">) – </text:span><text:span text:style-name="T638">1</text:span><text:span text:style-name="T629"> (</text:span><text:span text:style-name="T638">lehká</text:span><text:span text:style-name="T636"> zbroj</text:span><text:span text:style-name="T629">), </text:span><text:span text:style-name="T638">tedy za 2 životy.</text:span></text:p>
      <text:p text:style-name="P699"><text:soft-page-break/><text:span text:style-name="T638">Z</text:span><text:span text:style-name="T663">broj ani štít nechrání před </text:span><text:span text:style-name="T3202">duševní</text:span><text:span text:style-name="T3203">mi</text:span><text:span text:style-name="T663"> a </text:span><text:span text:style-name="T3203">nehmotnými</text:span><text:span text:style-name="T663"> útoky, ani před zraněním </text:span><text:span text:style-name="T2915">jedem</text:span><text:span text:style-name="T663">. </text:span><text:span text:style-name="T664">Může ale chránit před tím, aby vůbec k otravě došlo – když sníží </text:span><text:span text:style-name="T665">zranění </text:span><text:span text:style-name="T663">otrávenou</text:span><text:span text:style-name="T665"> </text:span><text:span text:style-name="T663">zbraní</text:span><text:span text:style-name="T664"> </text:span><text:span text:style-name="T666">na nulu nebo méně, </text:span><text:span text:style-name="T3039">r</text:span><text:span text:style-name="T3040">ána</text:span><text:span text:style-name="T666"> neprošla skrz a zasažený tedy není otrávený.<text:line-break/><text:tab/></text:span><text:span text:style-name="T667">Případná o</text:span><text:span text:style-name="T3041">dolnost proti určitému druhu zranění se sčítá se zbrojí. Když máš tedy těžkou zbroj a vypiješ lektvar chladných vod, který snižuje zranění </text:span><text:span text:style-name="T3204">ohněm</text:span><text:span text:style-name="T3041"> o 2, veškerá </text:span><text:span text:style-name="T3042">ohnivá</text:span><text:span text:style-name="T3041"> zranění si snižuješ o 4. Stejně fungují i odolnosti některých nestvůr.</text:span></text:p>
      <text:h text:style-name="P1106" text:outline-level="4"><text:bookmark-start text:name="__RefHeading___Toc28365_1587421224"/><text:span text:style-name="T1055">P</text:span><text:span text:style-name="T551">řidané zranění</text:span><text:bookmark-end text:name="__RefHeading___Toc28365_1587421224"/></text:h>
      <text:p text:style-name="P699"><text:span text:style-name="T1178">Na přidané zranění si </text:span><text:span text:style-name="T3034">h</text:span><text:span text:style-name="T3035">ázíš</text:span><text:span text:style-name="T1178">, když máš nějaký efekt, který ho způsobuje, a za jeden z úspěchů se rozhodneš protivníka zranit</text:span><text:span text:style-name="T1179">.</text:span></text:p>
      <text:list xml:id="list3511387877" text:style-name="L90">
        <text:list-item>
          <text:p text:style-name="P1471">K přidanému zranění se nepřičítá rozdíl hodů.</text:p>
        </text:list-item>
        <text:list-item>
          <text:p text:style-name="P1470">Každé přidané zranění si zasažený znovu sníží za <text:span text:style-name="T3205">z</text:span>broj <text:span text:style-name="T3178">a </text:span>štít.</text:p>
        </text:list-item>
      </text:list>
      <text:p text:style-name="P797">Příklad:</text:p>
      <text:p text:style-name="P950"><text:span text:style-name="T632">Gorondar útočí očarovaným kladivem na oživlou sochu. Kladivo má </text:span><text:span text:style-name="T640">zranění 2</text:span><text:span text:style-name="T632"> a navíc při zásahu způsobí zranění </text:span><text:span text:style-name="T647">3kz</text:span><text:span text:style-name="T632"> </text:span><text:span text:style-name="T2016">bleskem</text:span><text:span text:style-name="T632">. Socha je z kamene a je tedy těžké ji poškodit – má </text:span><text:span text:style-name="T668">z</text:span><text:span text:style-name="T632">broj 3. Je ovšem náchylná na drtivá zranění, </text:span><text:span text:style-name="T640">proti těm má</text:span><text:span text:style-name="T632"> </text:span><text:span text:style-name="T668">z</text:span><text:span text:style-name="T632">broj pouze 1.<text:line-break/><text:tab/>Gorondar ji přehodil o 3, </text:span><text:span text:style-name="T669">j</text:span><text:span text:style-name="T640">eho k</text:span><text:span text:style-name="T632">ladivo má zranění 2. </text:span><text:span text:style-name="T633">S</text:span><text:span text:style-name="T632">ocha </text:span><text:span text:style-name="T633">si</text:span><text:span text:style-name="T632"> odečte </text:span><text:span text:style-name="T669">z</text:span><text:span text:style-name="T632">broj proti drtivému zranění (což je 1). </text:span><text:span text:style-name="T640">Nárazem kladiva je tedy zraněna</text:span><text:span text:style-name="T632"> za 4. </text:span><text:span text:style-name="T640">Potom Pavel hodí </text:span><text:span text:style-name="T668">3kz</text:span><text:span text:style-name="T640"> na přidané zranění.</text:span><text:span text:style-name="T632"> </text:span><text:span text:style-name="T3101">P</text:span><text:span text:style-name="T632">adne </text:span><text:span text:style-name="T668">mu</text:span><text:span text:style-name="T632"> 4, 6 a 1, což dává zranění </text:span><text:span text:style-name="T2016">bleskem</text:span><text:span text:style-name="T632"> 2. </text:span><text:span text:style-name="T3102">S</text:span><text:span text:style-name="T3101">ocha má ale proti</text:span><text:span text:style-name="T632"> </text:span><text:span text:style-name="T2016">blesk</text:span><text:span text:style-name="T2017">u</text:span><text:span text:style-name="T632"> </text:span><text:span text:style-name="T668">zbroj</text:span><text:span text:style-name="T632"> 3, </text:span><text:span text:style-name="T668">takže</text:span><text:span text:style-name="T632"> </text:span><text:span text:style-name="T668">p</text:span><text:span text:style-name="T640">řidané zranění jí nic neudělalo.</text:span></text:p>
      <text:h text:style-name="P1106" text:outline-level="4"><text:soft-page-break/>Vážné zranění</text:h>
      <text:p text:style-name="P651"><text:span text:style-name="T599">Když </text:span><text:span text:style-name="T648">protivníka zraníš alespoň za 3, můžeš za další úspěch říct, že </text:span><text:span text:style-name="T649">jsi</text:span><text:span text:style-name="T648"> mu </text:span><text:span text:style-name="T650">tím</text:span><text:span text:style-name="T648"> vyřadil nějakou část těla. </text:span><text:span text:style-name="T652">Musí to ale jít udělat tvou zbraní – nemůžeš useknout hydře hlavu </text:span><text:span text:style-name="T670">kyjem</text:span><text:span text:style-name="T652">.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797"><text:span text:style-name="T532">P</text:span><text:span text:style-name="T1">říklad:</text:span></text:p>
      <text:p text:style-name="P804"><text:span text:style-name="T228">Pán jeskyně:</text:span><text:span text:style-name="T533"> „Katko, máš proti skřetovi dva úspěchy. Co mu uděláš?“</text:span></text:p>
      <text:p text:style-name="P805"><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4"><text:span text:style-name="T228">Pán jeskyně:</text:span><text:span text:style-name="T533"> „Nemá zbroj, přehodila jsi ho o 4 a luk má zranění 2, takže to dostane za 6 životů. To určitě stačí.“</text:span></text:p>
      <text:p text:style-name="P805"><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45"><text:span text:style-name="T2895">Vyřazenou část těla není možné</text:span> používat.</text:p>
      <text:p text:style-name="P794"><text:span text:style-name="T532">P</text:span><text:span text:style-name="T1">říklad:</text:span></text:p>
      <text:p text:style-name="P950">Když <text:span text:style-name="T2895">vyřadíš</text:span> kyklopov<text:span text:style-name="T2895">i</text:span> oko, tak ho tím oslepíš. Když <text:span text:style-name="T2895">vyřadíš</text:span> ocas obřího štíra, nebude <text:span text:style-name="T2896">jím</text:span> moci útočit. <text:span text:style-name="T2897">Když někomu vážně zraníš ruku, nebude moci bojovat dvojruční zbraní (tedy ani střílet z luku nebo kuše) a</text:span> <text:span text:style-name="T2906">pokud to byla ruka se štítem, nebude se jím moci bránit a tedy si za něj snižovat zranění. </text:span>S vážně zraněnou nohou se nedá běhat <text:span text:style-name="T2895">ani skákat</text:span>.</text:p>
      <text:p text:style-name="P646">Zasažený bude mít také nevýhodu na všechno, při čem ho vážné zranění omezuje.</text:p>
      <text:p text:style-name="P794"><text:span text:style-name="T532">P</text:span><text:span text:style-name="T1">říklad:</text:span></text:p>
      <text:p text:style-name="P950">Skřet s prostřelenou nohou bude mít nevýhodu při boji zblízka, <text:span text:style-name="T2898">protože při tom se potřebuje pohybovat,</text:span> ale ne při střelbě z luku nebo při kouzlení.</text:p>
      <text:p text:style-name="P695"><text:span text:style-name="T651">Všechna vážná zranění</text:span><text:span text:style-name="T648"> zmizí ve chvíli, kdy si doléčí</text:span><text:span text:style-name="T650">š</text:span><text:span text:style-name="T648"> </text:span><text:span text:style-name="T653">veškeré</text:span><text:span text:style-name="T648"> ztracené životy.</text:span></text:p>
      <text:h text:style-name="P1106" text:outline-level="4"><text:bookmark-start text:name="__RefHeading___Toc28367_1587421224"/><text:soft-page-break/>Vyřazení z boje <text:span text:style-name="T2891">a bezvědomí</text:span><text:bookmark-end text:name="__RefHeading___Toc28367_1587421224"/></text:h>
      <text:p text:style-name="P699"><text:span text:style-name="T629">Když ti </text:span><text:span text:style-name="T645">po odečtení zranění</text:span><text:span text:style-name="T629"> klesnou životy na </text:span><text:span text:style-name="T644">nulu</text:span><text:span text:style-name="T629"> nebo méně, jsi </text:span><text:span text:style-name="T588">vyřazený</text:span><text:span text:style-name="T629">. </text:span><text:span text:style-name="T646">Nejsi schopen boje ani kouzlení, zvládneš jen šeptat a můžeš se nanejvýš pomalu plazit.</text:span><text:span text:style-name="T629"><text:line-break/><text:tab/></text:span><text:span text:style-name="T645">Životy mohou jít i do záporu. </text:span><text:span text:style-name="T656">K</text:span><text:span text:style-name="T646">dyž </text:span><text:span text:style-name="T656">ti</text:span><text:span text:style-name="T646"> klesnou na -6 nebo méně, upadneš do </text:span><text:span text:style-name="T589">bezvědomí</text:span><text:span text:style-name="T646">.<text:line-break/><text:tab/></text:span><text:span text:style-name="T657">Z </text:span><text:span text:style-name="T592">bezvědomí</text:span><text:span text:style-name="T657"> se probereš, když ti někdo vyléčí dostatek životů, aby ses dostal nad -</text:span><text:span text:style-name="T658">6 životů a </text:span><text:span text:style-name="T593">vyřazený</text:span><text:span text:style-name="T658"> přestaneš být, když se dostaneš alespoň na 1 život</text:span><text:span text:style-name="T657">.</text:span></text:p>
      <text:h text:style-name="P1106" text:outline-level="4">Přerušení soustředění</text:h>
      <text:p text:style-name="P699">/<text:span text:style-name="T3206">* Tohle by asi mělo bejt v kapitole o magii nebo kouzlení.</text:span></text:p>
      <text:p text:style-name="P707">Nebo možná založit kapitolu, kde budou shrnuté možné stavy? (vyřazení, soustředění, bezvědomí, paralýza).<text:span text:style-name="T3207"> */</text:span></text:p>
      <text:p text:style-name="P699"><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1" text:outline-level="4"><text:bookmark-start text:name="__RefHeading___Toc28369_1587421224"/><text:span text:style-name="T2900">D</text:span><text:span text:style-name="T2899">orážení protivníků</text:span><text:bookmark-end text:name="__RefHeading___Toc28369_1587421224"/></text:h>
      <text:p text:style-name="P699"><text:span text:style-name="T548">Dorážení zabere jedno kolo.</text:span><text:span text:style-name="T549"> Nemůžeš </text:span><text:span text:style-name="T550">dorážet</text:span><text:span text:style-name="T549">, když při tom na tebe někdo útočí, nebo tě jinak ohrožuje.</text:span></text:p>
      <text:h text:style-name="P1010" text:outline-level="2"><text:bookmark-start text:name="__RefHeading___Toc23900_4068460501"/><text:soft-page-break/><text:span text:style-name="T2827">+</text:span>Pr<text:span text:style-name="T2749">ůzkum</text:span> nebezpečných míst<text:bookmark-end text:name="__RefHeading___Toc23900_4068460501"/></text:h>
      <text:p text:style-name="P552"><text:span text:style-name="T275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49" text:outline-level="3"><text:bookmark-start text:name="__RefHeading___Toc13231_3822832400"/><text:span text:style-name="T2756">+</text:span>Čím si svítíte?<text:bookmark-end text:name="__RefHeading___Toc13231_3822832400"/></text:h>
      <text:p text:style-name="P531"><text:span text:style-name="T2203">Podobně jako u zásob potravin předpokládáme, že vaše postavy vědí, kolik si mají nakoupit či vyrobit svíček a loučí, aby jim nedošly uprostřed výpravy. Ze stejného důvodu také n</text:span>emusí<text:span text:style-name="T1994">š</text:span> přesně počítat, jak dlouho <text:span text:style-name="T2751">hoří</text:span> louč a kdy je potřeba zapálit novou.<text:line-break/><text:tab/><text:span text:style-name="T2203">Může ale být důležité, čím a jak si vlastně svítíte: lucernu vám může někdo rozkopnout a zhasnout, případně se od ní můžete v průběhu boje vzdálit, loučí můžeš odhánět vlky a jinou divou zvěř a podobně.</text:span></text:p>
      <text:list xml:id="list830378238" text:style-name="L91">
        <text:list-item>
          <text:p text:style-name="P1259">Když vstoupíte do temného podzemí, nebo třeba když v noci držíte hlídky, domluvte se, kdo bude svítit a čím.</text:p>
        </text:list-item>
      </text:list>
      <text:list xml:id="list1830987026" text:style-name="L92">
        <text:list-item>
          <text:p text:style-name="P1260">Lucerna nebo louč se obvykle drží v ruce, takže při tom nejde dost dobře bojovat se štítem nebo s dvojruční zbraní.</text:p>
        </text:list-item>
      </text:list>
      <text:p text:style-name="P784">Příklad:</text:p>
      <text:p text:style-name="P910"><text:span text:style-name="T1805">Katka:</text:span> „Postavím lucernu na zem, abych mohla střílet z luku.“</text:p>
      <text:h text:style-name="P1050" text:outline-level="3"><text:bookmark-start text:name="__RefHeading___Toc13233_3822832400"/><text:soft-page-break/><text:span text:style-name="T2764">+</text:span>Kreslení mapy<text:bookmark-end text:name="__RefHeading___Toc13233_3822832400"/></text:h>
      <text:p text:style-name="P532">Poklady bývají <text:span text:style-name="T2758">nejčastěji</text:span> ukryté ve spletitých, labyrintech <text:span text:style-name="T2757">nebo </text:span>v těžko dostupných oblastech. <text:span text:style-name="T275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49" text:outline-level="3"><text:span text:style-name="T2764">+</text:span>Mapa jako herní pomůcka</text:h>
      <text:p text:style-name="P533">Kromě toho, že si mapu kreslí vaše postavy, je také vhodné, abyste si ji kreslili i jako hráči. Není to úplně nutné – můžete <text:span text:style-name="T2761">prostě</text:span> říct, že postavy mapu mají, a tedy nezabloudí, <text:span text:style-name="T2761">a</text:span> hrát bez ní. Lepší ale je, <text:span text:style-name="T2761">když si ji budete </text:span>kreslit i reálně, protože si <text:span text:style-name="T276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6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3" text:outline-level="3"><text:soft-page-break/>Známky nebezpečí</text:h>
      <text:p text:style-name="P590"><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4" text:outline-level="3"><text:span text:style-name="T2763">Zvuky </text:span><text:span text:style-name="T1708">v</text:span><text:span text:style-name="T1170"> </text:span><text:span text:style-name="T1171">podzemí</text:span></text:h>
      <text:p text:style-name="P588"><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0">Příklad:</text:p>
      <text:p text:style-name="P925"><text:span text:style-name="T85">Pavel</text:span><text:span text:style-name="T6"> (hlasitě): </text:span><text:span text:style-name="T21">„Kašlu vám na vaše poklady, já chci hlavně dostat toho zmetka, co po mě vystřelil otrávený šíp!“</text:span></text:p>
      <text:p text:style-name="P925"><text:soft-page-break/><text:span text:style-name="T85">Jana</text:span><text:span text:style-name="T6"> (šeptem): </text:span><text:span text:style-name="T21">„Ne tak nahlas!“</text:span></text:p>
      <text:p text:style-name="P925"><text:span text:style-name="T85">Pavel</text:span><text:span text:style-name="T114"> </text:span><text:span text:style-name="T6">(šeptem): </text:span><text:span text:style-name="T21">„Jasně, promiň. Pojďme si radši promluvit kus stranou.“</text:span></text:p>
      <text:h text:style-name="P1063" text:outline-level="3"><text:span text:style-name="T511">N</text:span><text:span text:style-name="T1">aslouchání</text:span></text:h>
      <text:p text:style-name="P589"><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0">Příklad:</text:p>
      <text:p text:style-name="P922"><text:span text:style-name="T93">Pán jeskyně:</text:span><text:span text:style-name="T178"> „Zatímco Gorondar stlouká žebřík, zaslechli jste vzdálené zamručení“.</text:span></text:p>
      <text:p text:style-name="P925"><text:span text:style-name="T85">Pavel:</text:span><text:span text:style-name="T53"> „Hned toho nechám, budeme chvíli poslouchat.“</text:span></text:p>
      <text:p text:style-name="P923"><text:span text:style-name="T30">Pán jeskyně:</text:span><text:span text:style-name="T54"> „Slyšíte, jak se k vám pomalu blíží nějaký velký tvor. Drápy mu skřípou o kamennou podlahu.“</text:span></text:p>
      <text:h text:style-name="P1065" text:outline-level="3"><text:bookmark-start text:name="__RefHeading___Toc12846_4230435934"/>Hledání pastí, tajných dveří a úkrytů<text:bookmark-end text:name="__RefHeading___Toc12846_4230435934"/></text:h>
      <text:p text:style-name="P598"><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54">Snaž se pozorně poslouchat, co Pán jeskyně popisuje. Se vším, co zmíní, můžeš dál něco dělat. Když popíše: </text:span><text:span text:style-name="T1407">„V místnosti je stůl, židle a na stěně obraz,“ </text:span><text:span text:style-name="T1353">t</text:span><text:span text:style-name="T2204">ak můžeš například sundat obraz, aby ses podíval, co je pod ním, nebo si zblízka prohlédnout stůl, jestli v něm není tajná schránka.</text:span></text:p>
      <text:p text:style-name="P790"><text:soft-page-break/>Příklad:</text:p>
      <text:p text:style-name="P925"><text:span text:style-name="T1805">Pán jeskyně:</text:span> „Místnost je prázdná. Na jedné ze stěn je <text:span text:style-name="T2752">skvrna</text:span>, zřejmě tam odněkud prosakuje voda.“</text:p>
      <text:p text:style-name="P925"><text:span text:style-name="T1805">Katka:</text:span> „Přiložím ucho k té stěně s<text:span text:style-name="T2743">e</text:span> <text:span text:style-name="T2752">skvrnou</text:span>.“</text:p>
      <text:p text:style-name="P925"><text:span text:style-name="T1805">Pán jeskyně:</text:span> „Je za ní slyšet syčení vody.“</text:p>
      <text:p text:style-name="P925"><text:span text:style-name="T1805">Katka:</text:span> „Zkusím ji proklepat, <text:span text:style-name="T2752">jestli není někde dutá</text:span>.“</text:p>
      <text:p text:style-name="P925"><text:span text:style-name="T1805">Pán jeskyně:</text:span> „<text:span text:style-name="T2731">Na jednom místě to skutečně zní dutě, zřejmě tam jsou tajné dveře.“</text:span></text:p>
      <text:p text:style-name="P925"><text:span text:style-name="T1805">Katka:</text:span> „<text:span text:style-name="T2753">Prohlédnu stěnu kolem, jestli tam nejsou nějaké páčky, tlačítka a podobně.“</text:span></text:p>
      <text:p text:style-name="P925"><text:span text:style-name="T1805">Pán jeskyně:</text:span> „<text:span text:style-name="T2731">Jeden z kamenů jde zatlačit. Chceš to udělat?“</text:span></text:p>
      <text:p text:style-name="P925"><text:span text:style-name="T1805">Katka:</text:span> „<text:span text:style-name="T2731">Jo, ale stoupnu si bokem, ať nejsem přímo přede dveřma.“</text:span></text:p>
      <text:p text:style-name="P925"><text:span text:style-name="T1805">Pán jeskyně:</text:span> „<text:span text:style-name="T2731">Dobře. Zatlačila jsi kámen do zdi, dveře se pomalu otevírají dovnitř do místnosti. Hučení vody je teď mnohem silnější, jinak se nic zvláštního nestalo.“</text:span></text:p>
      <text:h text:style-name="P1104" text:outline-level="4"><text:span text:style-name="T2756">+</text:span>Při hledání p<text:span text:style-name="T2204">oužívej svou výbavu</text:span></text:h>
      <text:p text:style-name="P529">Když si potřebuješ někam posvítit, můžeš například <text:span text:style-name="T2207">zavěsit lucernu na konec hole, nebo ji přivázat na lano </text:span>a spustit ji tam,<text:span text:style-name="T2205"> nebo tam hodit zapálenou louč. </text:span>Holí můžeš proklepat strop, na který bys jinak nedosáhl, <text:span text:style-name="T2206">nebo z dálky zkoušet, jestli na podlaze není nášlapná dlaždice – když je past nastražená tak, aby zasáhla toho, kdo na dlaždici šlápne, tak tě díky tomu nezasáhne</text:span>.</text:p>
      <text:h text:style-name="P1104" text:outline-level="4"><text:soft-page-break/><text:span text:style-name="T2756">+</text:span>Zapomněli jsme na něco?</text:h>
      <text:p text:style-name="P53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3">Příklad:</text:p>
      <text:p text:style-name="P911"><text:span text:style-name="T1519">K</text:span><text:span text:style-name="T1521">atka: </text:span><text:span text:style-name="T1355">„</text:span><text:span text:style-name="T1356">Prohledal</text:span><text:span text:style-name="T1354">i</text:span><text:span text:style-name="T1356"> jsem to tu všechno?</text:span><text:span text:style-name="T1355">“</text:span></text:p>
      <text:p text:style-name="P919"><text:span text:style-name="T1541">Pán </text:span><text:span text:style-name="T1542">jeskyně:</text:span><text:span text:style-name="T1556"> „</text:span><text:span text:style-name="T1570">Pro</text:span><text:span text:style-name="T1571">klepali</text:span><text:span text:style-name="T1570"> js</text:span><text:span text:style-name="T1572">te</text:span><text:span text:style-name="T1570"> důkladně všechny stěny a nic </text:span><text:span text:style-name="T1573">zajímav</text:span><text:span text:style-name="T1574">é</text:span><text:span text:style-name="T1573">ho</text:span><text:span text:style-name="T1570"> js</text:span><text:span text:style-name="T1572">te</text:span><text:span text:style-name="T1570"> nenašl</text:span><text:span text:style-name="T1572">i</text:span><text:span text:style-name="T1570">. Je tu ale ještě stůl se šuplíkem, tomu </text:span><text:span text:style-name="T1572">jste se</text:span><text:span text:style-name="T1570"> zatím nevěnoval</text:span><text:span text:style-name="T1572">i</text:span><text:span text:style-name="T1570">.</text:span><text:span text:style-name="T1575">“</text:span></text:p>
      <text:h text:style-name="P1063" text:outline-level="3">Nezneužívej n<text:span text:style-name="T1995">epřím</text:span>é informace</text:h>
      <text:p text:style-name="P598">Hraj fér. Pán jeskyně může občas položit návodnou otázku, jako třeba: „V jakém jdete pořadí?“ V tom případě už samozřejmě nemůžete říct „My do té chodby radši ani nepůjdeme.“</text:p>
      <text:h text:style-name="P1063" text:outline-level="3">Pořád jde<text:span text:style-name="T2755">t</text:span>e opatrně</text:h>
      <text:p text:style-name="P58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0"><text:span text:style-name="Emphasis">Příklad:</text:span></text:p>
      <text:p text:style-name="P925"><text:span text:style-name="Strong_20_Emphasis">Pavel:</text:span> „Půjdu <text:span text:style-name="T2745">pravou chodbou</text:span>.“</text:p>
      <text:p text:style-name="P925"><text:span text:style-name="Strong_20_Emphasis">Pán jeskyně:</text:span> „Po několika krocích jsi stoupl na nášlapnou dlaždici. <text:span text:style-name="T2745">V pravé stěně něco cvaklo.</text:span> <text:span text:style-name="T2745">Jdeš asi pomalu a opatrně, co?</text:span>“</text:p>
      <text:p text:style-name="P925"><text:span text:style-name="Strong_20_Emphasis">Pavel:</text:span> „<text:span text:style-name="T2745">Jasně.“</text:span></text:p>
      <text:p text:style-name="P925"><text:soft-page-break/><text:span text:style-name="Strong_20_Emphasis"><text:span text:style-name="T2745">Pán jeskyně:</text:span></text:span><text:span text:style-name="T2745"> „V tom případě můžete reagovat. Co kdo děláte?“</text:span></text:p>
      <text:p text:style-name="P925"><text:span text:style-name="T1805">Pavel:</text:span> „Křičím: <text:span text:style-name="T1180">‚K zemi!‘</text:span> a rovnou to i dělám.“</text:p>
      <text:h text:style-name="P1019" text:outline-level="2"><text:bookmark-start text:name="__RefHeading___Toc23194_831167585"/>Pasti<text:bookmark-end text:name="__RefHeading___Toc23194_831167585"/></text:h>
      <text:p text:style-name="P591">Ve světě Dračáku jsou pasti běžným prostředkem ochrany majetku, asi jako dnes poplašná zařízení. <text:span text:style-name="T2824">V</text:span> roubené chalupě chudého rolníka <text:span text:style-name="T2824">tedy nejspíš nebudou</text:span>, ale každý slušný zlý čaroděj má ve své věži určitě nejméně jedno propadlo a několik šipek vystřelujících ze zdí a pokud <text:span text:style-name="T2825">je</text:span> pod věží podzemí, kde provádí tajné magické pokusy, tak tam jsou určitě také otrávené čepele vyjíždějící ze zdí, vík truhel či ze dveří při pokusu <text:span text:style-name="T2825">vypáčit</text:span> zámek, nakloněnými chodbami se kutálejí velké kamenné koule, do místností se vypouští jedovatý plyn, nebo se rovnou celé zaplavují vodou a podobně.</text:p>
      <text:h text:style-name="P1063" text:outline-level="3"><text:span text:style-name="T2766">H</text:span>ledání pastí</text:h>
      <text:p text:style-name="P593">Pasti mívají jednu nepříjemnou vlastnost: <text:span text:style-name="T277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7">Když tedy narazíš na něco, kde pasti často bývají, třeba na okovanou truhlu, tajnou schránku ve zdi, obzvláště bytelné dveře a podobně, je vhodné být opatrný a raději počítat s tím, že tam nějaká opravdu je.</text:span></text:p>
      <text:h text:style-name="P1063" text:outline-level="3">Zneškodnění pasti</text:h>
      <text:p text:style-name="P586"><text:span text:style-name="T1335">Když </text:span><text:span text:style-name="T1410">někde tušíš</text:span><text:span text:style-name="T1335"> past, </text:span><text:span text:style-name="T1342">můžeš ji </text:span><text:span text:style-name="T1358">obvykle</text:span><text:span text:style-name="T1342"> zkusit zneškodnit </text:span><text:span text:style-name="T1358">nebo</text:span><text:span text:style-name="T1342"> spustit tak, aby tě nezasáhla.</text:span></text:p>
      <text:p text:style-name="P789"><text:soft-page-break/>Příklad:</text:p>
      <text:p text:style-name="P920"><text:span text:style-name="T1519">P</text:span><text:span text:style-name="T1516">avel:</text:span><text:span text:style-name="T1543"> „Pomalu a opatrně vyrazím </text:span><text:span text:style-name="T1549">levou</text:span><text:span text:style-name="T1543"> chodbou.“</text:span></text:p>
      <text:p text:style-name="P921"><text:span text:style-name="T1519">Pán </text:span><text:span text:style-name="T1520">jes</text:span><text:span text:style-name="T1522">kyně: </text:span><text:span text:style-name="T1341">„Asi po dvou metrech sis všiml, že v pravé stěně chodby je ve svislé řadě několik </text:span><text:span text:style-name="T1360">malých kulatých</text:span><text:span text:style-name="T1341"> děr, </text:span><text:span text:style-name="T1360">asi tak na prst</text:span><text:span text:style-name="T1341">.“</text:span></text:p>
      <text:p text:style-name="P59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3" text:outline-level="3">Líčení a odstraňování pastí</text:h>
      <text:p text:style-name="P587"><text:span text:style-name="T2733">Pokud jsi z</text:span>loděj nebo se<text:span text:style-name="T2733">s</text:span> naučil <text:span text:style-name="T1180">líčení a odstraňování pastí</text:span>, může<text:span text:style-name="T2733">š</text:span> past <text:span text:style-name="T2776">deaktivovat</text:span>, aniž by<text:span text:style-name="T2733">s</text:span> ji <text:span text:style-name="T2733">rozbil</text:span> nebo spusti<text:span text:style-name="T2733">l</text:span> naprázdno. <text:span text:style-name="T273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3" text:outline-level="3"><text:soft-page-break/>Vypínání pastí</text:h>
      <text:p text:style-name="P598"><text:span text:style-name="T1357">Pasti </text:span><text:span text:style-name="T1358">v prostorách, které někdo používá,</text:span><text:span text:style-name="T1357"> obvykle jdou vypnout – ten, kdo</text:span><text:span text:style-name="T1361"> </text:span><text:span text:style-name="T1408">dal</text:span><text:span text:style-name="T1357"> do chodby </text:span><text:span text:style-name="T1408">propadlo</text:span><text:span text:style-name="T1357">, do něj nejspíš nechtěl spadnout pokaždé, když se v noci vracel domů. </text:span><text:span text:style-name="T1343">Vypínací mechanismus ale většinou </text:span><text:span text:style-name="T1411">bývá dobře schovaný: může to být třeba malá páčka ve spáře na stěně, čudlík skrytý v nějakém ornamentu a podobně</text:span><text:span text:style-name="T1343">. </text:span><text:span text:style-name="T1411">Nezřídka se také všechny pasti v </text:span><text:span text:style-name="T1413">nějaké</text:span><text:span text:style-name="T1411"> </text:span><text:span text:style-name="T1413">oblasti</text:span><text:span text:style-name="T1411"> společně vypínají velkou pákou, která je ovšem až </text:span><text:span text:style-name="T1413">obvykle až za nimi</text:span><text:span text:style-name="T1411">.</text:span></text:p>
      <text:h text:style-name="P1063" text:outline-level="3">Magické pasti</text:h>
      <text:p text:style-name="P592">Kromě různých mechanických pastí existují také pasti magické. Obvykle se jedná o kouzlo, <text:span text:style-name="T2765">třeba </text:span>o<text:span text:style-name="T2765"> </text:span><text:span text:style-name="T1252">modrý blesk</text:span><text:span text:style-name="T2765"> nebo </text:span><text:span text:style-name="T1252">ohnivou kouli</text:span><text:span text:style-name="T1409">,</text:span> které se spustí za předem daných podmínek, <text:span text:style-name="T2777">t</text:span>řeba když někdo vstoupí do chráněného prostoru bez náležitého magického amuletu, nebo nevysloví správnou otevírací formuli.</text:p>
      <text:h text:style-name="P1063" text:outline-level="3">Hledání magických pastí</text:h>
      <text:p text:style-name="P594">Při hledání pastí je nedocenitelná alchymistova schopnost<text:span text:style-name="T2766"> </text:span><text:span text:style-name="T1253">vidění magenergie</text:span><text:span text:style-name="T1412">, </text:span><text:span text:style-name="T1335">ale lze si jich obvykle všimnou</text:span><text:span text:style-name="T1415">t</text:span><text:span text:style-name="T1335"> i pouhýma očima: </text:span><text:span text:style-name="T1422">n</text:span><text:span text:style-name="T1414">ejčastěji to</text:span><text:span text:style-name="T1335"> bývají magické runy či symboly vyryté či vytepané do zdi, do víka truhly a podobně. </text:span><text:span text:style-name="T1421">Mohou být také patrné známky </text:span><text:span text:style-name="T1423">jejího</text:span><text:span text:style-name="T1421"> předchozího spuštění, například očazené stěny.</text:span><text:span text:style-name="T1335"><text:line-break/><text:tab/>Stejně jako všechny kouzelné předměty, také </text:span><text:span text:style-name="T1418">runy příslušející k </text:span><text:span text:style-name="T1335">magické pasti na dotek brní. Ne vždy je ale </text:span><text:span text:style-name="T1414">bezpečné to zkoušet</text:span><text:span text:style-name="T1335">.<text:line-break/><text:tab/></text:span><text:span text:style-name="T1416">Kouzelník </text:span><text:span text:style-name="T1421">prostudováním run</text:span><text:span text:style-name="T1417"> </text:span><text:span text:style-name="T1421">pozná</text:span><text:span text:style-name="T1417">, </text:span><text:span text:style-name="T1421">jaké kouzlo se při spuštění pasti vyvolá</text:span><text:span text:style-name="T1416">.</text:span></text:p>
      <text:h text:style-name="P1063" text:outline-level="3"><text:soft-page-break/>Zneškodňování magických pastí</text:h>
      <text:p text:style-name="P599"><text:span text:style-name="T1424">Magickou past můžeš obvykle zneškodnit tím, že poškodíš její runy či symboly. Past samotná je ale magický předmět, takže na ni </text:span><text:span text:style-name="T1425">nebude</text:span><text:span text:style-name="T1424"> účinkovat kouzlo </text:span><text:span text:style-name="T1255">rozptyl kouzla</text:span><text:span text:style-name="T1424"> (TODO: upřesnit, až bude). S kouzlem, které sešle při spuštění, se ale pak dá dělat to samé, jako kdyby ho seslal kouzelník.</text:span></text:p>
      <text:h text:style-name="P1063" text:outline-level="3">Spuštění pasti</text:h>
      <text:p text:style-name="P114">Když spustíš past, obvykle máš ještě možnost zareagovat a vyhnout se jí.</text:p>
      <text:p text:style-name="P790">Příklad:</text:p>
      <text:p text:style-name="P924">Naria utíká před tlupou skřetů do neprozkoumané chodby.</text:p>
      <text:p text:style-name="P924"><text:span text:style-name="T1805">Pán jeskyně:</text:span> „Zhruba uprostřed chodby pod tebou trochu povolila podlaha a ozvalo se tiché cvaknutí. Co děláš?“</text:p>
      <text:p text:style-name="P818"><text:span text:style-name="T1805">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5">však</text:span> lepší něco udělat, než prostě jen běžet dál.</text:p>
      <text:h text:style-name="P1063" text:outline-level="3"><text:bookmark-start text:name="__RefHeading___Toc23068_831167585"/>Útok pasti<text:bookmark-end text:name="__RefHeading___Toc23068_831167585"/></text:h>
      <text:p text:style-name="P118"><text:span text:style-name="T1981">Když spustíš past a nepodaří se ti před ní vyhnout, Pán jeskyně hodí za past </text:span><text:span text:style-name="T586">na ú</text:span><text:span text:style-name="T591">tok</text:span><text:span text:style-name="T1981"> a ty si</text:span> <text:span text:style-name="T1981">házíš </text:span><text:span text:style-name="T1199">na obranu</text:span>.</text:p>
      <text:list xml:id="list1494947762" text:style-name="L93">
        <text:list-item>
          <text:p text:style-name="P1371"><text:soft-page-break/>Proti pasti <text:span text:style-name="T2908">obvykle</text:span> <text:span text:style-name="T2768">brání stejně jako proti každému útoku, tedy Finesou, když nemáš těžkou zbroj, a Fyzičkou, pokud ji máš</text:span>.</text:p>
        </text:list-item>
      </text:list>
      <text:p text:style-name="P790">Příklad:</text:p>
      <text:p text:style-name="P924"><text:span text:style-name="T1805">Pán jeskyně:</text:span> „Šipka vylétla ze <text:span text:style-name="T2769">levé</text:span> stěny, takže tě může trefit. Máš ale výhodu za to, že běžíš. Past má 5/<text:span text:style-name="T2773">+</text:span>2 a padlo mi 3, celkem 8/+2. Hoď si na obranu.“</text:p>
      <text:p text:style-name="P924"><text:span text:style-name="T1805">Katka:</text:span> „Finesu mám 3, padlo mi 1 a počítám si +1 za běh, takže celkem 5.“</text:p>
      <text:h text:style-name="P1063" text:outline-level="3">Účinek pasti</text:h>
      <text:p text:style-name="P596">Past získává úspěchy stejně jako živý útočník. Co způsobí, si ale nemůže vybrat, <text:span text:style-name="T2771">to záleží na tom, jak je zkonstruovaná. Šipková past </text:span>například vždycky způsobí zranění a případný další úspěch z něj udělá vážné zranění<text:span text:style-name="T2771">. Jiné druhy pastí by mohou třeba zasaženého odhodit, srazit k zemi a podobně.</text:span></text:p>
      <text:p text:style-name="P790">Příklad:</text:p>
      <text:p text:style-name="P924"><text:span text:style-name="T1805">Pán jeskyně:</text:span> „<text:span text:style-name="T2770">Přehodil jsem tě o 4, past má tedy 2 úspěchy. </text:span>Máš na sobě lehkou zbroj, jestli se nepletu?“</text:p>
      <text:p text:style-name="P924"><text:span text:style-name="T1805">Katka:</text:span> „Přesně tak.“</text:p>
      <text:p text:style-name="P924"><text:span text:style-name="T1805">Pán jeskyně:</text:span> „Šipka se ti zabořila do levého ramene, <text:span text:style-name="T2772">m</text:span>áš to za 4 životy. Je to hluboká rána, bolest tě málem omráčila. Levou rukou teď vůbec nedokážeš hýbat.“</text:p>
      <text:p text:style-name="P924"><text:span text:style-name="T1805">Katka:</text:span> „Ouch. No, co se dá dělat. Zatnu zuby a běžím dál, skřeti by si mě teď určitě dali k večeři.“</text:p>
      <text:p text:style-name="P59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3" text:outline-level="3"><text:bookmark-start text:name="__RefHeading___Toc1635_19362238901"/>Líčení pastí<text:bookmark-end text:name="__RefHeading___Toc1635_19362238901"/></text:h>
      <text:p text:style-name="P595"><text:span text:style-name="T2012">Když chceš nalíčit past,</text:span> <text:span text:style-name="T2012">popiš</text:span>, jak bude vypadat, z čeho ji vyrábí<text:span text:style-name="T2013">š</text:span> a <text:span text:style-name="T2012">jak</text:span> se bude spouštět. <text:span text:style-name="T2773">Síla</text:span> pasti <text:span text:style-name="T2014">bude</text:span> stejn<text:span text:style-name="T2773">á</text:span>, jako <text:span text:style-name="T2092">kdy</text:span>by<text:span text:style-name="T2015">s</text:span> útočil Finesou s použitím zbraně srovnatelného účinku.</text:p>
      <text:p text:style-name="P790">Příklad:</text:p>
      <text:p text:style-name="P825"><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2001">y</text:span><text:bookmark-end text:name="__RefHeading___Toc12876_4230435934"/></text:h>
      <text:p text:style-name="P229"><text:span text:style-name="T2002">Jedy nepůsobí okamžitě. U každého trvá různě dlouho, než se otrava projeví</text:span>. <text:span text:style-name="T2003">Této době říkáme </text:span><text:span text:style-name="T1200">latence</text:span><text:span text:style-name="T2004">.<text:line-break/><text:tab/>V průběhu </text:span><text:span text:style-name="T1277">latence</text:span><text:span text:style-name="T2913"> nemá jed žádný účinek, ale otrávený začne pociťovat </text:span><text:span text:style-name="T1277">příznaky</text:span><text:span text:style-name="T2913"> otravy. Podle nich jde poznat, o jaký jed se jedná.<text:line-break/><text:tab/>Po skončení </text:span><text:span text:style-name="T1277">latence</text:span><text:span text:style-name="T2913"> jed způsobí zranění.</text:span></text:p>
      <text:list xml:id="list3496103796" text:style-name="L94">
        <text:list-item>
          <text:p text:style-name="P1433">Pán jeskyně hází Síla jedu + k6</text:p>
        </text:list-item>
        <text:list-item>
          <text:p text:style-name="P1434">Otrávený odolává hodem Fyzička + k6</text:p>
        </text:list-item>
        <text:list-item>
          <text:p text:style-name="P1472">Od zranění jedem se neodečítá zbroj</text:p>
        </text:list-item>
      </text:list>
      <text:p text:style-name="P696"><text:soft-page-break/>Rozdíl hodů určuje počet úspěchů, jako by šlo o hod <text:span text:style-name="T586">na ú</text:span><text:span text:style-name="T591">tok</text:span> a <text:span text:style-name="T1180">na obranu</text:span>. Co úspěchy znamenají, záleží na druhu jedu: Některé jedy zraňují (a za druhý úspěch je to obvykle vážné zranění), jiné mohou způsobovat slepotu, paralýzu a podobně.<text:line-break/><text:tab/><text:span text:style-name="T1201">Trvání</text:span><text:span text:style-name="T2005"> jedu říká, jak dlouho účinek působí. Pokud jed pouze zraňuje, </text:span><text:span text:style-name="T1201">trvání</text:span><text:span text:style-name="T2005"> uvedeno nemá. Způsobené vážné zranění se léčí jako jakékoliv jiné.<text:line-break/><text:tab/>Některé jedy můžeš neutralizovat, když máš správné sérum, kouzlo nebo protijed.</text:span></text:p>
      <text:list xml:id="list523904107" text:style-name="L95">
        <text:list-item>
          <text:p text:style-name="P1473"><text:span text:style-name="T2006">Když je jed neutralizován v době </text:span><text:span text:style-name="T1202">latence</text:span><text:span text:style-name="T2007">, tak vůbec nezačne působit a otrávenému se tedy nic nestane.</text:span></text:p>
        </text:list-item>
        <text:list-item>
          <text:p text:style-name="P1474">Neutralizace jedu v průběhu působení odstraní jeho účinky (paralýzu, slepotu a podobně).</text:p>
        </text:list-item>
      </text:list>
      <text:list xml:id="list1995262754" text:style-name="L96">
        <text:list-item>
          <text:p text:style-name="P1475"><text:span text:style-name="T2007">Neutralizovat čistě zraňující jed po skončení </text:span><text:span text:style-name="T1202">latence</text:span><text:span text:style-name="T2007"> je zbytečné, způsobené zranění je potřeba vyléčit jako každé jiné.</text:span></text:p>
        </text:list-item>
        <text:list-item>
          <text:p text:style-name="P1476">Paralytický jed způsobuje zranění (a za další úspěch případně nevýhodu) jen po dobu trvání jedu. Po jejím skončení, nebo když je jed neutralizován, paralýza odezní a vrátí se ztracené životy.</text:p>
        </text:list-item>
      </text:list>
      <text:p text:style-name="P732">Příklad</text:p>
      <text:p text:style-name="P943">Gorondara při boji s gobliny zasáhnul šíp. Bylo to jen škrábnutí za pár životů, šíp byl ale otrávený. Jed má sílu 6, latenci 5 minut a způsobuje zranění a částečnou paralýzu na 10 minut.</text:p>
      <text:p text:style-name="P943"><text:span text:style-name="T1805">Pán jeskyně:</text:span> „Gorondare, začínáš se silně potit. Je už chvíli po boji a měl bys tudíž být vydýchaný. Máš taky pocit, že se ti špatně dýchá.“</text:p>
      <text:p text:style-name="P943"><text:span text:style-name="T1805">Pavel:</text:span><text:span text:style-name="T1936"> „Zatracení goblini, nemám je rád! No co, budu to muset vydržet, jed neutralizovat neumím.“</text:span></text:p>
      <text:p text:style-name="P943"><text:span text:style-name="T1805">Pán jeskyně:</text:span><text:span text:style-name="T1936"> „Dobře. Zhruba po pěti minutách se účinek jedu projevil.“</text:span></text:p>
      <text:p text:style-name="P940"><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3"><text:span text:style-name="T1805">Pán jeskyně:</text:span><text:span text:style-name="T1936"> „Potíže s dýcháním jsi naštěstí překonal, ale ztuhly ti všechny svaly. Hýbeš se jen s obtížemi a rozhodně nezvládneš běhat.“</text:span></text:p>
      <text:p text:style-name="P943"><text:span text:style-name="T1936">Působení </text:span><text:span text:style-name="T1968">tohoto</text:span><text:span text:style-name="T1936"> jedu je 10 minut. Po době paralýza </text:span><text:span text:style-name="T1968">odezní</text:span><text:span text:style-name="T1936"> </text:span><text:span text:style-name="T1967">a </text:span><text:span text:style-name="T1968">Gorondarovi se</text:span><text:span text:style-name="T1967"> vrátí ztracené životy.</text:span></text:p>
      <text:h text:style-name="P1020" text:outline-level="2"><text:bookmark-start text:name="__RefHeading___Toc12878_4230435934"/>Pády<text:bookmark-end text:name="__RefHeading___Toc12878_4230435934"/></text:h>
      <text:p text:style-name="P648"><text:span text:style-name="T2008">Zranění pádem se hází jako ú</text:span>tok se silou 1 za každý metr pádu a zraněním podle toho, kam <text:span text:style-name="T2009">padáš: od</text:span> <text:span text:style-name="T2010">+</text:span>0 za měkkou lesní půdu <text:span text:style-name="T2011">po</text:span> <text:span text:style-name="T2010">+3</text:span> za nastražené bodce. <text:span text:style-name="T290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5">Pán jeskyně:</text:span> „Doběhla si k hraně útesu. Dolů je to zhruba pět metrů.“</text:p>
      <text:p text:style-name="Example"><text:span text:style-name="T1805">Katka:</text:span> „Na opatrné slézání nemám čas, takže to risku a s<text:span text:style-name="T2910">es</text:span>kočím. Snad si při tom nezlámu nohy.“</text:p>
      <text:p text:style-name="Example">Pán jeskyně <text:span text:style-name="T2909">hází</text:span> 5 + k6 (5 je počet metrů pádu), pad<text:span text:style-name="T2909">lo mu 4,</text:span> dohromady <text:span text:style-name="T2909">tedy</text:span> 9. Naria má Fines<text:span text:style-name="T2910">u 3</text:span>. <text:span text:style-name="T2910">Janě</text:span> <text:span text:style-name="T2910">padla</text:span> <text:span text:style-name="T2909">jednička,</text:span> dohromady <text:span text:style-name="T2909">má tedy</text:span> 4.</text:p>
      <text:p text:style-name="P942"><text:span text:style-name="T1805">Pán jeskyně:</text:span> „Přehodil jsem tě o 5. Dole je ostré kamení, <text:span text:style-name="T2911">to zvýší zranění o</text:span> 1. <text:span text:style-name="T2909">Tvoje lehká zbroj ho zase o 1 sníží, t</text:span>akže si odečti pět životů. Mám ale proti tobě dva úspěchy <text:span text:style-name="T2912">a jsi zraněná za víc než 2 životy</text:span>, takže <text:span text:style-name="T2909">je to vážné zranění.</text:span> Vymnula sis při tom kotník.“</text:p>
      <text:p text:style-name="P649"><text:soft-page-break/>Na zranění pádem se hází až od výšky, kdy to začne být nebezpečné. Kdyby Naria nejdřív kousek sešplhala a poslední metr seskočila, zranění by neriskovala. Zato by ji určitě dohnali orkové.</text:p>
      <text:h text:style-name="P1021" text:outline-level="2"><text:bookmark-start text:name="__RefHeading___Toc12880_4230435934"/>Léčení <text:span text:style-name="T2019">zranění</text:span><text:bookmark-end text:name="__RefHeading___Toc12880_4230435934"/></text:h>
      <text:p text:style-name="P243">/<text:span text:style-name="T3135">*</text:span></text:p>
      <text:p text:style-name="P671">TODO: Do úvodu zapojit tuhle formulaci:</text:p>
      <text:p text:style-name="P243">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1">*/</text:p>
      <text:p text:style-name="P243">/<text:span text:style-name="T2925">* TODO: Magické léčení vypadá jako zrychlené přirozené hojení – rány se ti pře očima zatáhnou a zahojí. Zůstávají po nich jizvy (TODO: regenerace ale jizev zbavuje) */</text:span></text:p>
      <text:p text:style-name="P664"><text:span text:style-name="T207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00">Z</text:span>abere <text:span text:style-name="T3156">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35">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0">,</text:span></text:span><text:span text:style-name="T1180"> </text:span>hraničářskou schopnost <text:span text:style-name="Emphasis">hojivý dotyk</text:span><text:span text:style-name="Emphasis"><text:span text:style-name="T1335">, </text:span></text:span><text:span text:style-name="Emphasis"><text:span text:style-name="T1478">léčivé kouzlo a podobně</text:span></text:span><text:span text:style-name="T1335">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3">Pokud máš nějaká vážná zranění, třeba zlomenou nohu, probodnuté břicho a podobně (viz kapitola <text:span text:style-name="Strong_20_Emphasis">Vážná zranění</text:span><text:span text:style-name="Strong_20_Emphasis"><text:span text:style-name="T1936"> /</text:span></text:span><text:span text:style-name="Strong_20_Emphasis"><text:span text:style-name="T1970">* TODO: odkaz */</text:span></text:span>), všechna se ti vyléčí ve chvíli, kdy se doléčíš do plných životů. </text:p>
      <text:h text:style-name="P1022" text:outline-level="2"><text:bookmark-start text:name="__RefHeading___Toc20186_1502512718"/>Umírání hráčských postav<text:bookmark-end text:name="__RefHeading___Toc20186_1502512718"/></text:h>
      <text:p text:style-name="P395">Možná sis všiml, že pravidla pro boj říkají, kdy je postava vyřazena, ale ne kdy zemře. Má to dva důvody:</text:p>
      <text:list xml:id="list1200580690" text:style-name="L97">
        <text:list-item>
          <text:p text:style-name="P1477">Když hrajete s příběhovou imunitou, tak postavy musí mít možnost boje přežít.</text:p>
        </text:list-item>
        <text:list-item>
          <text:p text:style-name="P1477">I když hrajete bez příběhové imunity, smrt postavy je natolik vážná věc, že není dobrý nápad nechat ji čistě na náhodě.</text:p>
        </text:list-item>
      </text:list>
      <text:p text:style-name="P393"><text:soft-page-break/><text:span text:style-name="T2563">Hráčská p</text:span>ostava <text:span text:style-name="T2563">tedy</text:span> zemře, pouze když to jednoznačně vyplývá ze situace.</text:p>
      <text:p text:style-name="P758">Příklady:</text:p>
      <text:list xml:id="list2093446410" text:style-name="L98">
        <text:list-item>
          <text:p text:style-name="P971">Rozdrtil <text:span text:style-name="T2101">tě</text:span> několikatunový kamenný blok.</text:p>
        </text:list-item>
        <text:list-item>
          <text:p text:style-name="P971">Spadl jsi do lávového jezírka.</text:p>
        </text:list-item>
        <text:list-item>
          <text:p text:style-name="P971">Zřítil ses do <text:span text:style-name="T2554">bezedné</text:span> propasti.</text:p>
        </text:list-item>
        <text:list-item>
          <text:p text:style-name="P972">Roztrhala tě smečka vlků.</text:p>
        </text:list-item>
      </text:list>
      <text:h text:style-name="P1067" text:outline-level="3"><text:span text:style-name="T2153">Když zemře</text:span> hráčská postava</text:h>
      <text:p text:style-name="P389">Když se rozhodnete hrát bez příběhové imunity, není od věci se rovnou domluvit, jak budete řešit, když něk<text:span text:style-name="T2563">do přijde o postavu</text:span>:</text:p>
      <text:list xml:id="list1230756214" text:style-name="L99">
        <text:list-item>
          <text:p text:style-name="P1478">Každý hráč si může například hned na začátku vytvořit víc postav a rovnou je zapojit do společné minulosti. Když mu pak postava <text:span text:style-name="T2552">zemře</text:span>, nová snáze zapadne do rozehraného příběhu.</text:p>
        </text:list-item>
        <text:list-item>
          <text:p text:style-name="P1478">Dobře také <text:span text:style-name="T2240">funguje</text:span>, když hráč převezme nějakou nehráčskou postavu. Opět to má výhodu v tom, že <text:span text:style-name="T2241">je</text:span> rovnou zapojený do děje.</text:p>
        </text:list-item>
      </text:list>
      <text:p text:style-name="P390">Pokud se nedohodnete jinak, <text:span text:style-name="T2162">nová postava</text:span> bude na stejné úrovni jako ta <text:span text:style-name="T2162">předchozí</text:span>.</text:p>
      <text:list xml:id="list3383328081" text:style-name="L100">
        <text:list-item>
          <text:p text:style-name="P1479"><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3" text:outline-level="2"><text:bookmark-start text:name="__RefHeading___Toc20188_1502512718"/><text:soft-page-break/><text:span text:style-name="T2238">Umírání</text:span> protivníků<text:bookmark-end text:name="__RefHeading___Toc20188_1502512718"/></text:h>
      <text:p text:style-name="P394">Protivníci a různé nestvůry, na rozdíl od <text:span text:style-name="T223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9">Příklad:</text:p>
      <text:p text:style-name="P864"><text:span text:style-name="T1808">Pavel:</text:span><text:span text:style-name="T1979"> </text:span><text:span text:style-name="T1335">„Obejdu vyřazen</text:span><text:span text:style-name="T1391">é</text:span><text:span text:style-name="T1335"> skřety a dám jim všem poslední pomoc.“</text:span></text:p>
      <text:p text:style-name="P563"><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4" text:outline-level="2"><text:bookmark-start text:name="__RefHeading___Toc23284_831167585"/><text:span text:style-name="T2837">P</text:span>ronásledování<text:bookmark-end text:name="__RefHeading___Toc23284_831167585"/></text:h>
      <text:p text:style-name="P607">Nejdříve si připomeneme, jak se můžeš pokusit někomu v útěku zabránit.</text:p>
      <text:p text:style-name="Example_20_Header">Příklad:</text:p>
      <text:p text:style-name="Example">Postavy zrovna na trhu nakupují lektvary na další výpravu. <text:span text:style-name="T2787">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4"><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26"><text:span text:style-name="T85">Pán jeskyně:</text:span><text:span text:style-name="T6"> „Kudůk před tebou hbitě uskočil a mrštně se proplétá davem. I s tvým svitkem, samozřejmě.“</text:span></text:p>
      <text:p text:style-name="P926"><text:span text:style-name="T85">Jana:</text:span><text:span text:style-name="T6"> „Křičím: </text:span><text:span text:style-name="T21">‚Zloděj, chyťte ho!‘</text:span><text:span text:style-name="T6">“</text:span></text:p>
      <text:p text:style-name="P926"><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0"><text:span text:style-name="T85">Pavel:</text:span><text:span text:style-name="T6"> „</text:span><text:span text:style-name="T197">Vyrazím za ním!</text:span><text:span text:style-name="T6">“</text:span></text:p>
      <text:p text:style-name="P926"><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26"><text:span text:style-name="T95">Pavel</text:span><text:span text:style-name="T85">:</text:span><text:span text:style-name="T6"> „A jo, máš pravdu.“</text:span></text:p>
      <text:p text:style-name="P926"><text:span text:style-name="T85">Katka:</text:span><text:span text:style-name="T6"> „Co já, zvládnu ho sledovat? </text:span><text:span text:style-name="T197">Jsem vysoká elfka</text:span><text:span text:style-name="T6">.“</text:span></text:p>
      <text:p text:style-name="P926"><text:span text:style-name="T85">Pán jeskyně:</text:span><text:span text:style-name="T6"> „Zvládneš. Tady se zrovna výška hodí.“</text:span></text:p>
      <text:p text:style-name="P926"><text:span text:style-name="T85">Katka:</text:span><text:span text:style-name="T6"> „Dobře, vyrazím za ním.“</text:span></text:p>
      <text:p text:style-name="P605"><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68" text:outline-level="3"><text:span text:style-name="T179">K</text:span><text:span text:style-name="T180">d</text:span><text:span text:style-name="T6">o je rychlejší</text:span></text:h>
      <text:p text:style-name="P604">Když budeš utíkat hustým lesem, v úzkých městských uličkách, nebo se třeba proplétat davem na náměstí, tak nejde ani tak o to, jak jsi rychlý, jako spíš jak jsi obratný a jak se tam vyznáš. <text:span text:style-name="T2786">Jezdec na koni</text:span> se například mezi stromy vůbec nemusí být schopen vytočit, takže <text:span text:style-name="T2786">mu</text:span> snadno <text:span text:style-name="T2786">utečeš</text:span>. Na volném prostoru je to naopak – kůň je <text:soft-page-break/>zhruba dvakrát rychlejší než člověk, takže i kdybys byl v nejlepší kondici, stejně <text:span text:style-name="T2788">ho</text:span> nedoženeš. Roli také hrají případná vážná zranění nebo nadměrný náklad: se zlomenou nebo prostřelenou nohou zdravému člověku neutečeš a když někoho neseš, tak asi také moc rychle nepoběžíš.<text:line-break/><text:tab/><text:span text:style-name="T2788">Když oba spadáte do stejné kategorie rychlosti (viz kapitola </text:span><text:span text:style-name="Odkaz_20_na_20_kapitolu"><text:bookmark-ref text:reference-format="text" text:ref-name="__RefHeading___Toc4067_1870267181">Chyba: zdroj odkazu nenalezen</text:bookmark-ref></text:span><text:span text:style-name="T1709"><text:s/></text:span><text:span text:style-name="T2788">v pravidlech pro boj), použijte následující pravidlo:</text:span></text:p>
      <text:list xml:id="list125020251125930" text:continue-list="list326884085" text:style-name="L66">
        <text:list-item>
          <text:p text:style-name="P1480">Při kličkování je rychlejší ten, kdo má vyšší Finesu.</text:p>
        </text:list-item>
        <text:list-item>
          <text:p text:style-name="P1480"><text:span text:style-name="T2782">Na volném prostoru</text:span> je rychlejší ten, kdo má vyšší <text:span text:style-name="T2782">Sílu</text:span>.</text:p>
        </text:list-item>
      </text:list>
      <text:p text:style-name="P603"><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27">Příklad:</text:p>
      <text:p text:style-name="P927"><text:span text:style-name="T85">Pán jeskyně:</text:span><text:span text:style-name="T6"> „</text:span><text:span text:style-name="T186">Pronásledování hustým davem je určitě od Finesy. Kudůk má 3. Kolik má Naria?“</text:span></text:p>
      <text:p text:style-name="P927"><text:span text:style-name="T94">Katka:</text:span><text:span text:style-name="T186"> „Taky 3. Mám ale na zádech tornu a tu tady fakt nechci zahazovat, abych o ni nepřišla taky“.</text:span></text:p>
      <text:p text:style-name="P927"><text:span text:style-name="T85">Pán jeskyně:</text:span><text:span text:style-name="T6"> „</text:span><text:span text:style-name="T186">V tom případě je Kudůk o něco rychlejší.“</text:span></text:p>
      <text:p text:style-name="P927"><text:span text:style-name="T94">Katka:</text:span><text:span text:style-name="T186"> „Stejně běžím za ním. </text:span><text:span text:style-name="T194">T</text:span><text:span text:style-name="T186">řeba ho chytím, až vyběhne z náměstí.“</text:span></text:p>
      <text:p text:style-name="P926"><text:span text:style-name="T85">Pán jeskyně:</text:span><text:span text:style-name="T6"> „</text:span><text:span text:style-name="T187">Dobře.“</text:span></text:p>
      <text:h text:style-name="P1069" text:outline-level="3">Průběh honičky</text:h>
      <text:p text:style-name="P602">Pokud se nezmění terén a nestane se nic, co by honičku ovlivnilo, vyhraje ten rychlejší. <text:span text:style-name="T2783">Ten pomalejší s tím ale může zkoušet něco udělat, například:</text:span></text:p>
      <text:list xml:id="list1336102880" text:style-name="L101">
        <text:list-item>
          <text:p text:style-name="P1481"><text:soft-page-break/>Pokud je vás víc a někoho honíte, můžete mu zkoušet nadb<text:span text:style-name="T2789">ěhnout</text:span>.</text:p>
        </text:list-item>
        <text:list-item>
          <text:p text:style-name="P1481">Můžeš zahnout někam, kde pro tebe bude terén výhodnější.</text:p>
        </text:list-item>
        <text:list-item>
          <text:p text:style-name="P1481">Když máš dost velký náskok, můžeš se zkusit schovat.</text:p>
        </text:list-item>
        <text:list-item>
          <text:p text:style-name="P1481">Můžeš protivníka zkusit nějak zpomalit.</text:p>
        </text:list-item>
        <text:list-item>
          <text:p text:style-name="P1481">Ve městě můžeš zkusit volat na lidi kolem, <text:span text:style-name="T2791">aby ti pomohli</text:span>.</text:p>
        </text:list-item>
      </text:list>
      <text:p text:style-name="P728">Příklad:</text:p>
      <text:p text:style-name="P928"><text:span text:style-name="T85">Pán jeskyně:</text:span><text:span text:style-name="T6"> „Pavle, Katko, co děláte vy?“</text:span></text:p>
      <text:p text:style-name="P819"><text:span text:style-name="T1805">Pavel:</text:span> „<text:span text:style-name="T2789">Víme, kterým směrem kudůk běžel. Rozběhnu se k nejbližšímu kraji náměstí a zkusím mu nadběhnout po vedlejší ulici. Na lidi moc neberu ohled, prostě proběhnu skrz.</text:span>“</text:p>
      <text:p text:style-name="P821"><text:span text:style-name="T1805">Jana:</text:span> „<text:span text:style-name="T2789">Já to udělám jinak. Vykřiknu </text:span><text:span text:style-name="T1258">‚Chazarah!‘</text:span><text:span text:style-name="T2789"> a přemístím se zpět ke koním. Vlastně ani nemusím nasedat. Teleportuju se přímo do sedla, vždyť jsem na něm seděla. Pak vyrazím za kudůkem z opačné strany než Gorondar.“</text:span></text:p>
      <text:p text:style-name="P606"><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29"><text:soft-page-break/>Příklad:</text:p>
      <text:p text:style-name="P929"><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0"><text:span text:style-name="T1847">Katka:</text:span><text:span text:style-name="T2788"> „Můžu po něm vystřelit?“</text:span></text:p>
      <text:p text:style-name="P820"><text:span text:style-name="T1805">Pán jeskyně:</text:span> „<text:span text:style-name="T2790">Máš připravený luk?“</text:span></text:p>
      <text:p text:style-name="P820"><text:span text:style-name="T1847">Katka:</text:span><text:span text:style-name="T2788"> „To nemám.“</text:span></text:p>
      <text:p text:style-name="P820"><text:span text:style-name="T1805">Pán jeskyně:</text:span> „<text:span text:style-name="T2790">V tom případě to nestihneš, zaběhne ti za roh.“</text:span></text:p>
      <text:p text:style-name="P820"><text:span text:style-name="T1847">Katka:</text:span><text:span text:style-name="T2788"> „Dobře, tak běžím dál.“</text:span></text:p>
      <text:p text:style-name="P820"><text:span text:style-name="T1805">Jana:</text:span> „<text:span text:style-name="T2789">Já ho prostě doženu. Na poníkovi jsem mnohem rychlejší.“</text:span></text:p>
      <text:p text:style-name="P820"><text:span text:style-name="T1805">Pán jeskyně:</text:span> „<text:span text:style-name="T2790">Máš pravdu. Chvilku před tím ale kudůk dorazí na další křižovatku – kam právě z druhé ulice přibíhá Gorondar.“</text:span></text:p>
      <text:p text:style-name="P820"><text:span text:style-name="T1848">Pavel:</text:span><text:span text:style-name="T188"> „</text:span><text:span text:style-name="T2790">Skočím na něj!“</text:span></text:p>
      <text:p text:style-name="P931"><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2"><text:span text:style-name="T85">Pavel:</text:span><text:span text:style-name="T6"> „Sílu mám 3, padlo mi 4 a počítám si +1 za za to, že do něj narazím v plné rychlosti. Takže celkem 8.“</text:span></text:p>
      <text:p text:style-name="P822"><text:span text:style-name="T1805">Pán jeskyně:</text:span> „Kudůk tě za rohem fakt nečekal, takže ještě +1.<text:span text:style-name="T2795">“</text:span></text:p>
      <text:p text:style-name="P823"><text:span text:style-name="T1805">Pavel:</text:span> „Aha, tím líp. Takže 9.“</text:p>
      <text:p text:style-name="P822"><text:span text:style-name="T1805">Pán jeskyně:</text:span> „<text:span text:style-name="T2795">Kudůk má jen 6. Za jeden úspěch ho srazíš na zem. Co mu uděláš za ten druhý?“</text:span></text:p>
      <text:p text:style-name="P823"><text:soft-page-break/><text:span text:style-name="T1805">Pavel:</text:span> „<text:span text:style-name="T2796">Z</text:span>kroutím <text:span text:style-name="T2796">mu</text:span> ruku za zádama“.</text:p>
      <text:p text:style-name="P822"><text:span text:style-name="T1805">Pán jeskyně:</text:span> „<text:span text:style-name="T2795">Dobře. Vzápětí přijíždí Kara na poníkovi, takže kudůkovi u hlavy dupou kopyta. Asi to není příjemný pocit. Za chvilku přiběhne i Naria.“</text:span></text:p>
      <text:p text:style-name="P823"><text:span text:style-name="T1805">Pavel:</text:span> „Zavrčím: <text:span text:style-name="T1180">‚Vrať to, hajzle, a možná tě nechám žít!‘</text:span>“</text:p>
      <text:p text:style-name="P822"><text:span text:style-name="T1805">Pán jeskyně:</text:span> „<text:span text:style-name="T2795">To je asi válečnické </text:span><text:span text:style-name="T1259">zastrašování</text:span><text:span text:style-name="T2795">, co?“</text:span></text:p>
      <text:p text:style-name="P823"><text:span text:style-name="T1805">Pavel:</text:span> „Že váháš!“</text:p>
      <text:p text:style-name="P823"><text:span text:style-name="T1851">Pán jeskyně:</text:span> „<text:span text:style-name="T1180">‚Jjjasně, ppane. Ttady to mmáte!‘</text:span><text:span text:style-name="T1335"> vykoktal ze sebe kudůk a podává ti zmačk</text:span><text:span text:style-name="T1435">a</text:span><text:span text:style-name="T1335">ný svitek.“</text:span></text:p>
      <text:p text:style-name="P823"><text:span text:style-name="T1516">Pavel:</text:span><text:span text:style-name="T1335"> „A co ten zbytek?“</text:span></text:p>
      <text:p text:style-name="P823"><text:span text:style-name="T1536">Pán jeskyně:</text:span><text:span text:style-name="T1335"> „</text:span><text:span text:style-name="T1180">Jjjakej zzbytek?“</text:span></text:p>
      <text:p text:style-name="P823"><text:span text:style-name="T1516">Pavel:</text:span><text:span text:style-name="T1335"> „To, co jsi nakradl před náma.“</text:span></text:p>
      <text:p text:style-name="P823"><text:span text:style-name="T1536">Pán jeskyně:</text:span><text:span text:style-name="T1335"> „</text:span><text:span text:style-name="T1180">‚Jjo, jasně. Tttady...‘</text:span><text:span text:style-name="T1335"> říká kudůk a neochotně volnou rukou z kapsy vyndavá tři stříbrňáky, hrst měďáků a stříbrnou brož.</text:span><text:span text:style-name="T1180">“</text:span></text:p>
      <text:p text:style-name="P824"><text:span text:style-name="T1516">Pavel:</text:span><text:span text:style-name="T1335"> </text:span><text:span text:style-name="T1180">„</text:span><text:span text:style-name="T1260">Fajn. Zmiz, nechci tě už ani vidět.“</text:span></text:p>
      <text:p text:style-name="P824"><text:span text:style-name="T1537">Katka:</text:span><text:span text:style-name="T1434"> </text:span><text:span text:style-name="T1260">„Hele, Gorondare, to ale nejsou naše peníze. Vůbec nevíme, komu je ukradl!“</text:span></text:p>
      <text:p text:style-name="P933"><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25" text:outline-level="2"><text:bookmark-start text:name="__RefHeading___Toc19876_998592596"/>Postup po úrovních<text:bookmark-end text:name="__RefHeading___Toc19876_998592596"/></text:h>
      <text:p text:style-name="P578">Postup po úrovních <text:span text:style-name="T2190">má významný podíl na tom</text:span>, <text:span text:style-name="T2190">že</text:span> je hraní Dračáku dlouhodobě zábavn<text:span text:style-name="T2192">é</text:span>. <text:span text:style-name="T219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0" text:outline-level="3">Doporučená rychlost <text:span text:style-name="T2194">postupů</text:span></text:h>
      <text:p text:style-name="P579">Pokud se nedomluvíte jinak, <text:span text:style-name="T2194">získáte novou úroveň vždy po tolika měsících hraní, kolik činí vaše stávající úroveň: </text:span></text:p>
      <text:list xml:id="list2157550868" text:style-name="L102">
        <text:list-item>
          <text:p text:style-name="P1482">Na druhou úroveň postoupíte po 1 měsíci hraní</text:p>
        </text:list-item>
        <text:list-item>
          <text:p text:style-name="P1482">Na třetí postoupíte po dalších 2 měsících.</text:p>
        </text:list-item>
        <text:list-item>
          <text:p text:style-name="P1482">Na čtvrtou po dalších 3 měsících atd.</text:p>
        </text:list-item>
      </text:list>
      <text:p text:style-name="P579"><text:soft-page-break/>Jde o čas v reálném světě, nikoliv v <text:span text:style-name="T2196">herním</text:span>. Znamená to tedy, že pokud se bude scházet například jednou týdně, tak na první úrovni strávíte zhruba 4 sezení.<text:line-break/><text:tab/><text:span text:style-name="T219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1" text:outline-level="3">Jiné metody získávání úrovní</text:h>
      <text:p text:style-name="P580">Rychlost získávání úrovní si můžete libovolně upravit. Když například<text:span text:style-name="T219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1">. </text:span>P<text:span text:style-name="T2191">okud jste </text:span>například<text:span text:style-name="T2191"> na nějaký zvyklí </text:span>z jiného rpgčka<text:span text:style-name="T2191"> a vyhovuje vám, můžete ho samozřejmě používat i v Dračáku. Myslete ale na to, že v Dračáku je celkem 12 úrovní.</text:span></text:p>
      <text:h text:style-name="P1072" text:outline-level="3">Co <text:span text:style-name="T2093">přestup znamená pravidlově</text:span></text:h>
      <text:p text:style-name="P677">Při přestupu na <text:span text:style-name="T1734">každou</text:span> lichou úroveň <text:span text:style-name="T1734">(třetí, pátou atd.)</text:span> <text:span text:style-name="T1733">se zvyšuje hodnota jedné z vlastností o 1.</text:span></text:p>
      <text:p text:style-name="P116">/<text:span text:style-name="T3140">*</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1665632726" text:style-name="L103">
        <text:list-item>
          <text:p text:style-name="P1484">Můžeš si zvýšit kterou chceš, ale rozdíl mezi tvou nejvyšší a nejnižší vlastností nemůže být větší než 3.</text:p>
        </text:list-item>
        <text:list-item>
          <text:p text:style-name="P1483"><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5">Když si zvýšíš Duši, zvedne se tím zároveň i tvá Magenergie (aktuální i maximální).</text:p>
        </text:list-item>
      </text:list>
      <text:h text:style-name="P1070" text:outline-level="3"><text:soft-page-break/>Co <text:span text:style-name="T2093">přestup znamená příběhově</text:span></text:h>
      <text:p text:style-name="P581"><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25" text:outline-level="2"><text:bookmark-start text:name="__RefHeading___Toc14788_2806536736"/>Získávání nových dovedností<text:bookmark-end text:name="__RefHeading___Toc14788_2806536736"/></text:h>
      <text:p text:style-name="P582">Dovednosti uvedené v seznamu v kapitole <text:span text:style-name="Odkaz_20_na_20_kapitolu"><text:bookmark-ref text:reference-format="text" text:ref-name="__RefHeading___Toc21875_1991418811">.Tvoje postava</text:bookmark-ref></text:span><text:span text:style-name="T1688"><text:s/></text:span><text:span text:style-name="T1066">se</text:span><text:span text:style-name="T1688"> </text:span><text:span text:style-name="T1066">vždy</text:span><text:span text:style-name="T1694"> </text:span><text:span text:style-name="T1066">pořizují</text:span><text:span text:style-name="T551"> při přestup</text:span><text:span text:style-name="T106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67">to můžeš dělat</text:span><text:span text:style-name="T551"> – </text:span><text:span text:style-name="T106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2"><text:span text:style-name="T1158">TODO: Možnost 2 zrušit.</text:span><text:span text:style-name="T551"><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3947394809" text:style-name="L104">
        <text:list-item>
          <text:p text:style-name="P1302">Domluvit se s Pánem jeskyně a ostatními hráči, aby studium nové dovednosti zapadlo do příběhu.</text:p>
        </text:list-item>
      </text:list>
      <text:list xml:id="list788596015" text:style-name="L105">
        <text:list-item>
          <text:list>
            <text:list-item>
              <text:p text:style-name="P1487"><text:soft-page-break/><text:span text:style-name="T1065">Když se například domluvíte, že uděláte v příběhu pauzu a budete pokračovat tím, co se stalo po dvou letech, tak v průběhu těchto dvou let mohou postavy dělat různé věci – mimo jiné se </text:span><text:span text:style-name="T1070">něco</text:span><text:span text:style-name="T1065"> </text:span><text:span text:style-name="T1071">na</text:span><text:span text:style-name="T1065">učit.</text:span></text:p>
            </text:list-item>
            <text:list-item>
              <text:p text:style-name="P1487"><text:span text:style-name="T1065">Tímto vlastně doplníte minulost svých postav a tudíž tím </text:span><text:span text:style-name="T1072">získáš</text:span><text:span text:style-name="T1065"> znalosti nebo dovednosti plynoucí z minulosti. Tyto dovednosti si nemusíš zvlášť </text:span><text:span text:style-name="T1073">za</text:span><text:span text:style-name="T1065">pisovat.</text:span></text:p>
            </text:list-item>
            <text:list-item>
              <text:p text:style-name="P1488"><text:span text:style-name="T551">Nové dovednosti také automaticky získáš pokaždé, když se něčemu budeš v rámci příběhu delší dobu věnovat – když například strávíte tři měsíce plavbou jako posádka na lodi, </text:span><text:span text:style-name="T1068">určitě</text:span><text:span text:style-name="T551"> se při tom </text:span><text:span text:style-name="T1069">přiučíte</text:span><text:span text:style-name="T551"> něco </text:span><text:span text:style-name="T1069">z</text:span><text:span text:style-name="T551"> námořnické</text:span><text:span text:style-name="T1069">ho</text:span><text:span text:style-name="T551"> řemesl</text:span><text:span text:style-name="T1069">a</text:span><text:span text:style-name="T551">.</text:span></text:p>
            </text:list-item>
          </text:list>
        </text:list-item>
      </text:list>
      <text:list xml:id="list125019300622338" text:continue-list="list3947394809" text:style-name="L104">
        <text:list-item>
          <text:p text:style-name="P1486"><text:span text:style-name="T2220">L</text:span>ibovolnou dovednost <text:span text:style-name="T2220">se můžeš</text:span> naučit při přestupu <text:span text:style-name="T2220">na novou úroveň</text:span> místo dovednosti uvedené v pravidlech.</text:p>
        </text:list-item>
      </text:list>
      <text:list xml:id="list1812171718" text:style-name="L106">
        <text:list-item>
          <text:list>
            <text:list-item>
              <text:p text:style-name="P1368"><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980" text:outline-level="1"><text:bookmark-start text:name="__RefHeading___Toc12882_4230435934"/>Výbava<text:bookmark-end text:name="__RefHeading___Toc12882_4230435934"/></text:h>
      <text:h text:style-name="P1112" text:outline-level="4">Zbraně, zbroje <text:span text:style-name="T1720">a štíty</text:span></text:h>
      <text:list xml:id="list4099822612" text:style-name="L107">
        <text:list-item>
          <text:p text:style-name="P1489">Zbraně mají zranění, které se přičítá pouze v případě zásahu (tedy když hodíš stejně nebo více než tvůj protivník a jako jednu z možností si vybereš ho zranit).</text:p>
        </text:list-item>
        <text:list-item>
          <text:p text:style-name="P1490">Boj beze zbraně má zranění 0 a hází se vždy <text:span text:style-name="T3174">Fyzičkou</text:span>.</text:p>
        </text:list-item>
        <text:list-item>
          <text:p text:style-name="P1490">Jednoruční lehké zbraně (například dýka) mají zranění +1, dvojruční lehké zbraně (třeba kopí) mají zranění +2. Můžeš si s nimi počítat <text:s/>Sílu nebo Finesu podle svého výběru.</text:p>
        </text:list-item>
        <text:list-item>
          <text:p text:style-name="P1490">Jednoruční těžké zbraně (například palcát nebo bojová sekera) mají zranění +2, dvojruční těžké zbraně (třeba dvojruční meč) mají zranění +3. Počítáš si s nimi vždy Sílu.</text:p>
        </text:list-item>
        <text:list-item>
          <text:p text:style-name="P1491">Improvizované nebo primitivní zbraně (obušek, hůl, kámen, kyj a podobně) mají zranění o 1 nižší (může být i 0 – v tom případě od pěstí liší jen v tom, co přesně můžeš protivníkovi udělat).</text:p>
        </text:list-item>
        <text:list-item>
          <text:p text:style-name="P1490">Pokud máš dvě jednoruční zbraně, ke zranění té, kterou zrovna útočíš, si přičti 1. Pokud je alespoň jedna z nich těžká, počítáš si Sílu. Když jsou obě lehké, můžeš si vybrat mezi <text:span text:style-name="T3174">Fyzičkou</text:span> a Finesou.</text:p>
        </text:list-item>
        <text:list-item>
          <text:p text:style-name="P1490">Štít snižuje zranění o 1. Můžeš si s ním počítat Sílu nebo Finesu podle svého výběru.</text:p>
        </text:list-item>
        <text:list-item>
          <text:p text:style-name="P1492"><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8">Seznam vybavení</text:p>
      <text:p text:style-name="P678">Léčitelské potřeby (na dovednost Ošetřování zranění)</text:p>
      <text:p text:style-name="P678">Padělatelské nástroje (na dovednost Padělatelství)</text:p>
      <text:p text:style-name="P678">Zlodějské náčiní (na Otevírání zámků)</text:p>
      <text:p text:style-name="P712">Šplhací pomůcky (mačky, lezací drápy)</text:p>
      <text:p text:style-name="P710">Lampový olej, možná zápalný olej (nebo to nerozlišovat? Možná není třeba)</text:p>
      <text:p text:style-name="P711">Dalekohled?<text:line-break/>- asi by v základním ceníku být neměl. Možná v PJském.</text:p>
      <text:h text:style-name="P981" text:outline-level="1"><text:bookmark-start text:name="__RefHeading___Toc12884_4230435934"/><text:span text:style-name="T5">M</text:span><text:span text:style-name="T1">agické předměty</text:span><text:bookmark-end text:name="__RefHeading___Toc12884_4230435934"/></text:h>
      <text:p text:style-name="P242"><text:span text:style-name="T11">V</text:span><text:span text:style-name="T7">lastnosti magických předmětů se projeví až po jejich připoutání.</text:span></text:p>
      <text:list xml:id="list3632035846" text:style-name="L108">
        <text:list-item>
          <text:p text:style-name="P1494"><text:span text:style-name="T11">P</text:span><text:span text:style-name="T7">řipoutání zabere 1 kolo </text:span><text:span text:style-name="T20">soustředění</text:span><text:span text:style-name="T7">.</text:span></text:p>
        </text:list-item>
        <text:list-item>
          <text:p text:style-name="P1364">Není možné připoutat předmět, který má připoutaný někdo jiný.</text:p>
        </text:list-item>
        <text:list-item>
          <text:p text:style-name="P149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4"><text:span text:style-name="T11">L</text:span><text:span text:style-name="T7">ektvary není třeba připoutávat, účinkují automaticky po vypití.</text:span></text:p>
      <text:p text:style-name="P105">Svitky (TODO)</text:p>
      <text:list xml:id="list2328017063" text:style-name="L109">
        <text:list-item>
          <text:p text:style-name="P1365">Kouzlo ze svitku může seslat jen povolání, pro které je určeno.</text:p>
        </text:list-item>
        <text:list-item>
          <text:p text:style-name="P1366">Můžeš sesílat jen kouzla, na které máš úroveň (na začátečnických úrovních jen začátečnická, na pokročilých úrovních začátečnická a pokročilá, atd.)</text:p>
        </text:list-item>
        <text:list-item>
          <text:p text:style-name="P149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6" text:outline-level="2"><text:bookmark-start text:name="__RefHeading___Toc19878_998592596"/>Použití <text:span text:style-name="T2368">kouzelných</text:span> předmětů<text:bookmark-end text:name="__RefHeading___Toc19878_998592596"/></text:h>
      <text:p text:style-name="P568">/<text:span text:style-name="T2617">* Tohle dát možná do kapitoly Výbava? */</text:span></text:p>
      <text:p text:style-name="P568"><text:soft-page-break/><text:span text:style-name="T2367">Kouzelné předměty, jako jsou magické meče či zbroje, svitky s kouzly nebo třeba čarovné hůlky a prsteny, snadno poznáš: když se jich dotkneš</text:span> holou rukou, ucítí<text:span text:style-name="T2368">š</text:span> jemné brnění.<text:line-break/><text:tab/><text:span text:style-name="T2029">Předmět se s tebou následně pokusí „sladit“. Můžeš to odmítnout, v tom případě se nic nestane. Když tomu necháš volný průběh, brnění se změní v příjemný, hřejivý pocit. Od té chvíle máš předmět </text:span><text:span text:style-name="T1204">připoutaný</text:span><text:span text:style-name="T2030">.</text:span></text:p>
      <text:list xml:id="list3054404628" text:style-name="L110">
        <text:list-item>
          <text:p text:style-name="P1496"><text:span text:style-name="T2029">Připoutání předmětu zabere jedno kolo </text:span><text:span text:style-name="T1205">soustředění</text:span><text:span text:style-name="T2031">.</text:span></text:p>
        </text:list-item>
        <text:list-item>
          <text:p text:style-name="P1497"><text:span text:style-name="T2032">Na odpoutání stačí pomyslet</text:span>.</text:p>
        </text:list-item>
      </text:list>
      <text:p text:style-name="P565">Některé předměty není možné připoutat. <text:span text:style-name="T2033">Při dotyku sice brní, ale nepokusí se s tebou sladit</text:span>.</text:p>
      <text:list xml:id="list1987508659" text:style-name="L111">
        <text:list-item>
          <text:p text:style-name="P1498"><text:span text:style-name="T2369">Nemůžeš si</text:span> připoutat předmět, který má připoutaný někdo jiný.</text:p>
        </text:list-item>
        <text:list-item>
          <text:p text:style-name="P1498">Připoutat také nejdou různé <text:span text:style-name="T2034">magické</text:span> pasti, <text:span text:style-name="T2034">očarované</text:span> truhly a podobně, které jsou „pořád aktivní“.</text:p>
        </text:list-item>
      </text:list>
      <text:p text:style-name="P569">Předměty přestanou být připoutané, když <text:span text:style-name="T2552">ze</text:span>mře<text:span text:style-name="T2370">š</text:span>. <text:span text:style-name="T2035">Spánek ani bezvědomí ale připoutání nezruší.</text:span></text:p>
      <text:h text:style-name="P1073" text:outline-level="3">Počet připoutaných předmětů</text:h>
      <text:p text:style-name="P566">V jednu chvíli můžeš mít připoutaný jen určitý počet kouzelných předmětů. <text:span text:style-name="T2374">Počítají se všechny, včetně svitků s kouzly.</text:span></text:p>
      <text:list xml:id="list2417117374" text:style-name="L112">
        <text:list-item>
          <text:p text:style-name="P1499">Na první úrovni můžeš mít připoutaný jen jeden předmět.</text:p>
        </text:list-item>
        <text:list-item>
          <text:p text:style-name="P1500">Od druhé <text:span text:style-name="T2373">úrovně můžeš mít připoutané 2 předměty.</text:span></text:p>
        </text:list-item>
        <text:list-item>
          <text:p text:style-name="P1500">Od čtvrté <text:span text:style-name="T2373">úrovně si můžeš připoutat 3 předměty.</text:span></text:p>
        </text:list-item>
        <text:list-item>
          <text:p text:style-name="P1500"><text:soft-page-break/>Od šesté <text:span text:style-name="T2373">úrovně si můžeš mít připoutané 4 předměty a tak dále</text:span></text:p>
        </text:list-item>
      </text:list>
      <text:p text:style-name="P570">Když tohoto počtu dosáhneš, nemůžeš si připoutat další předmět, dokud alespoň jeden neodpoutáš.</text:p>
      <text:h text:style-name="P1073" text:outline-level="3">Jak pozná<text:span text:style-name="T2372">š</text:span>, co předmět dělá</text:h>
      <text:p text:style-name="P571"><text:span text:style-name="T2371">Prvním připoutáním kouzelného předmětu</text:span> <text:span text:style-name="T2036">(včetně lektvarů a svitků s kouzly)</text:span> zjistí<text:span text:style-name="T2370">š</text:span>, jak se používá a co dělá. <text:span text:style-name="T2371">Od té budeš mít pocit, že jsi to vždycky věděl.</text:span></text:p>
      <text:list xml:id="list1344383669" text:style-name="L113">
        <text:list-item>
          <text:p text:style-name="P1501">Některé magické předměty <text:span text:style-name="T2037">skrývají, co umí</text:span>, případně <text:span text:style-name="T2038">o sobě</text:span> neprozradí úplně všechno. <text:span text:style-name="T2038">Co dělají a jak se používají, musíš zjistit jinak – například si to přečíst v nějaké staré knize.</text:span></text:p>
        </text:list-item>
      </text:list>
      <text:h text:style-name="P1073" text:outline-level="3">Předměty účinkují, jen když jsou připoutané</text:h>
      <text:p text:style-name="P202"><text:span text:style-name="T2376">Většina kouzelných předmětů účinkuje</text:span>, pouze když jsou připoutané. <text:span text:style-name="T237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6">Lektvary, </text:span>tinktury, masti, oleje a podobně <text:span text:style-name="T2376">působí, i když připoutané nejsou –</text:span> <text:span text:style-name="T2376">stačí je vypít, </text:span>potřít se jimi atd<text:span text:style-name="T2375">. </text:span>Můžeš si je ale připoutat, abys zjistil jejich účinky<text:span text:style-name="T2375">.</text:span></text:p>
      <text:h text:style-name="P1073" text:outline-level="3"><text:soft-page-break/>Sesílání kouzel <text:span text:style-name="T2041">ze svitků</text:span></text:h>
      <text:p text:style-name="P564"><text:span text:style-name="T2039">Abys mohl seslat kouzlo ze svitku, musíš si jej nejprve připoutat. Na to se jej musíš dotknout a strávit jedno kolo </text:span><text:span text:style-name="T1206">soustředěním</text:span><text:span text:style-name="T1347">, </text:span><text:span text:style-name="T1348">stejně jako když připoutává</text:span><text:span text:style-name="T1372">š</text:span><text:span text:style-name="T1348"> jakýkoliv jiný magický předmět</text:span><text:span text:style-name="T1347">.<text:line-break/><text:tab/></text:span><text:span text:style-name="T203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7">zaklínací formuli</text:span><text:span text:style-name="T2040">. To ovšem nemusíš udělat hned. Kouzlo tedy můžeš mít připravené a kdykoliv později jej seslat vyslovením zaklínací formule, což vyžaduje jen jedno kolo </text:span><text:span text:style-name="T1206">soustředění</text:span><text:span text:style-name="T2039">.</text:span></text:p>
      <text:list xml:id="list3745444017" text:style-name="L114">
        <text:list-item>
          <text:p text:style-name="P1502">Při vyslovení zaklínací formule nemusí<text:span text:style-name="T2378">š</text:span> svitek držet, dokonce jej ani nemusí<text:span text:style-name="T2378">š</text:span> mít u sebe (při připoutávání a čtení kouzla samozřejmě ano).</text:p>
        </text:list-item>
        <text:list-item>
          <text:p text:style-name="P1504">Když si <text:span text:style-name="T2378">svitek</text:span> odpoutá<text:span text:style-name="T2378">š</text:span> a znovu připoutá<text:span text:style-name="T2378">š</text:span>, kouzlo přestane být připravené. Před použitím ho musí<text:span text:style-name="T2378">š</text:span> znovu celé přečíst.</text:p>
        </text:list-item>
      </text:list>
      <text:p text:style-name="P567">Když chce<text:span text:style-name="T2378">š</text:span> kouzlo seslat znovu, musí<text:span text:style-name="T2378">š</text:span> opět přečíst celý text svitku.</text:p>
      <text:list xml:id="list369992948" text:style-name="L115">
        <text:list-item>
          <text:p text:style-name="P1503">Od druhé úrovně si <text:span text:style-name="T2379">můžeš</text:span> připoutat víc magických předmětů současně, takže <text:span text:style-name="T2379">můžeš</text:span> mít připravených víc kouzel a každé z nich seslat v jednom kole.</text:p>
        </text:list-item>
      </text:list>
      <text:p text:style-name="P572">Rituály sesílací formuli nemají, nejdou tedy připravit a dokončit později. Účinkují vždy hned po dokončení sesílání.</text:p>
      <text:p text:style-name="P5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3" text:outline-level="4"><text:soft-page-break/>Čtení svitků s kouzly</text:h>
      <text:p text:style-name="P574">Řekli jsme si, že před sesláním kouzla ze svitku si ho musíš připravit tím, že celý svitek <text:span text:style-name="T2381">nahlas</text:span> přečteš. Na to pochopitelně musíš umět číst a psát a také znát jazyk, ve kterém je kouzlo <text:span text:style-name="T2382">n</text:span>apsané.<text:line-break/><text:tab/>Většina kouzel je <text:span text:style-name="T2382">z</text:span>apsaná v<text:span text:style-name="T2389">e</text:span> <text:span text:style-name="T2389">staro</text:span>elfštině. Kouzelník <text:span text:style-name="T2384">tedy</text:span> <text:span text:style-name="T2385">tyto svitky</text:span> <text:span text:style-name="T2383">určitě</text:span> dokáže přečíst, protože automaticky umí jak <text:span text:style-name="T1230">staro</text:span><text:span text:style-name="T1180">elfštinu</text:span>, tak <text:span text:style-name="T1180">čtení a psaní</text:span>. <text:span text:style-name="T2380">Ostatní povolání se tyto dovednosti musí naučit, pokud chtějí sesílat kouzla ze svitků.</text:span></text:p>
      <text:h text:style-name="P1113" text:outline-level="4">„<text:span text:style-name="T2386">Čtení“ svitků z</text:span> paměti</text:h>
      <text:p text:style-name="P575">Při přípravě kouzla zapsaného na svitku je <text:span text:style-name="T2386">nezbytné</text:span>, mít ho připoutaný a vyslovit správná slova. Nemusíš tedy nutně umět číst příslušný jazyk – pokud ti text přečte někdo jiný a ty to po něm zopakuješ, fungovat to bude také.</text:p>
      <text:p text:style-name="P788">Příklad:</text:p>
      <text:p text:style-name="P918">Hraničářka Naria našla svitek s <text:span text:style-name="T2422">kouzelnickým</text:span> kouzlem <text:span text:style-name="T1180">modrý blesk</text:span>. Neumí <text:span text:style-name="T2423">ovšem</text:span> číst a nezná staroelfštinu, ve které je kouzlo zapsané, takže si kouzlo ze svitku nedokáže připravit sama. Když si ho ale připoutá a poprosí Karu, která staroelfštinu číst umí, aby jí s tím pomohla, může <text:span text:style-name="T2424">text ze svitku přeříkat,</text:span> kouzlo <text:span text:style-name="T2424">si tím</text:span> připravit a následně ho seslat. <text:span text:style-name="T2424">Před dalším použitím bude ale opět muset poprosit Karu, aby jí pomohla s přípravou kouzla.</text:span></text:p>
      <text:p text:style-name="P57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8"><text:soft-page-break/>Příklad:</text:p>
      <text:p text:style-name="P918"><text:span text:style-name="T1836">Jana:</text:span><text:span text:style-name="T2421"> </text:span>„<text:span text:style-name="T2424">Říkal jsi, že c</text:span>esta nám zabere několik dní. <text:span text:style-name="T2424">Využiju je k tomu, abych Nariu naučila připravovat si </text:span><text:span text:style-name="T1232">modrý blesk</text:span><text:span text:style-name="T2424"> ze svitku.</text:span>“</text:p>
      <text:p text:style-name="P918"><text:span text:style-name="T1837">Pán jeskyně:</text:span><text:span text:style-name="T2387"> </text:span>„<text:span text:style-name="T2387">Dobře. Odteď to tedy Naria zvládne sama.</text:span>“</text:p>
      <text:h text:style-name="P1073" text:outline-level="3">Učení se kouzel ze svitků</text:h>
      <text:p text:style-name="P577">Pokud je kouzlo na svitku určeno pro tvé povolání, tak se ho z něj také můžeš při přestupu na vyšší úroveň <text:span text:style-name="T2418">naučit</text:span> místo kouzla z pravidel. V tom případě jej budeš moci sesílat jako každé jiné naučené kouzlo, tedy za svoji magenergii. Nebudeš na to muset mít připoutaný svitek a nebudeš si kouzlo muset před sesláním připravovat. <text:span text:style-name="T2419">Svitku se při tom nic nestane, bude dál fungovat jako dřív.</text:span></text:p>
      <text:p text:style-name="P788">Příklad:</text:p>
      <text:p text:style-name="P918"><text:span text:style-name="T2419">Když si Naria připoutá svitek s kouzlem </text:span><text:span text:style-name="T1231">modrý blesk</text:span><text:span text:style-name="T2419"> a s Kařinou pomocí ho přečte, může z něj toto kouzlo seslat. Nemůže se z něj ale</text:span> <text:span text:style-name="T1231">modrý blesk</text:span> <text:span text:style-name="T2419">naučit </text:span>při přestupu <text:span text:style-name="T2420">na další úroveň</text:span>, protože to není hraničářské kouzlo.</text:p>
      <text:h text:style-name="P1073" text:outline-level="3">Sesílání kouzel z <text:span text:style-name="T2417">hůlek, prstenů a podobně</text:span></text:h>
      <text:p text:style-name="P584"><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4">TODO: Kapitola o přiměřeném počtu magických itemů a jak je rozdělovat.</text:p>
      <text:p text:style-name="P665">TODO (zapojit): Není tvým úkolem rozhodnout všechno sám. Většinou je dokonce lepší, když dáš na hráče a přizpůsobíš se jim. Tvým úkolem je rozhodnout, když se hráči na něčem nemůžete shodnout.</text:p>
      <text:p text:style-name="P713">TODO (zapojit):</text:p>
      <text:p text:style-name="P665"><text:span text:style-name="T2550">N</text:span><text:span text:style-name="T2549">a základních úrovních se předpokládá, že budou postavy žít jako učedníci, na pokročilých jako měšťani a na mistrovských jako zemani.</text:span></text:p>
      <text:p text:style-name="Text_20_body">TODO (zapojit):</text:p>
      <text:p text:style-name="P953">Možností, jak mohou hráči překonávat překážky, je strašně moc, takže není ani technicky možné všechny promyslet a připravit dopředu. Takže se o to PJ ani nesnaží a posuzuje to až ve chvíli, kdy to je potřeba.</text:p>
      <text:p text:style-name="P665"><text:span text:style-name="T2551">Plus pravidlo: </text:span><text:span text:style-name="T2549">"pokud není opravdu zásadní důvod, proč to nemůže fungovat, tak to bude fungovat".</text:span></text:p>
      <text:h text:style-name="Heading_20_4" text:outline-level="4">Nevyřazuj postavy ze hry</text:h>
      <text:p text:style-name="P666">TODO: Zapojit</text:p>
      <text:p text:style-name="P673">V <text:span text:style-name="T2931">pravidlech</text:span> jsou <text:span text:style-name="T2931">kouzla, schopnosti a jiné prostředky</text:span> prostředky, <text:span text:style-name="T2931">které mohou</text:span> někoho dlouhodobě vyřadit nebo výrazně znevýhodnit. Gobliní šaman může například na postavu seslat kouzlo <text:span text:style-name="T1180">slepota</text:span> a udržovat ho <text:span text:style-name="T1180">soustředěním</text:span>, až dokud nepadne vyčerpáním. <text:span text:style-name="T293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30">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0">slepota</text:span><text:span text:style-name="T2930">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9">* TODO: Někam začlenit */</text:span></text:p>
      <text:p text:style-name="P676"><text:span text:style-name="T3137">Některé postavy jsou hodně závislé na svém vybavení. Válečník beze zbraně toho nepřátelům </text:span><text:span text:style-name="T2972">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4">luboko do divočiny</text:span><text:span text:style-name="T2972">, kde žádný zbrojíř není.</text:span></text:p>
      <text:h text:style-name="Heading_20_4" text:outline-level="4">Ztráta zvířecího společníka</text:h>
      <text:p text:style-name="P674">/<text:span text:style-name="T3139">* TODO: Někam začlenit. Mělo by to následovat za </text:span><text:span text:style-name="T1858">Ztrátou vybavení</text:span><text:span text:style-name="T3139"> */</text:span></text:p>
      <text:p text:style-name="P675">Ještě ožehavější, než ztráta výbavy, je smrt hraničářova zvířecího společníka. <text:span text:style-name="T1034">Pro hráče hraničáře je to mimořádně otravné, zvlášť když se to děje často, nebo pokud si k němu vytvořil citový vztah. </text:span><text:span text:style-name="T2973"><text:line-break/><text:tab/>K zabíjení hraničářova zvířete tě to může</text:span><text:span text:style-name="T3138"> svádět, protože smrt hráčské postavy má vždycky nepříjemné dopady na průběh hry </text:span><text:soft-page-break/><text:span text:style-name="T3138">(hráč si musí vytvořit novou postavu a tu je pak třeba nějak začlenit do družiny a zapojit do příběhu), zatímco smrt zvířete tímhle netrpí, ale snaž se tomu odolat a brát na </text:span><text:span text:style-name="T2973">něj</text:span><text:span text:style-name="T3138">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8">Jedním z tvých nejdůležitějších úkolů je zajistit, aby si všichni hráči zahráli. <text:span text:style-name="T2290">V následujících kapitolách si probereme, jaké k tomu máš nástroje a na co by sis měl dávat pozor.</text:span></text:p>
      <text:h text:style-name="Heading_20_3" text:outline-level="3">Přidělování slova a rozdělování tvé pozornosti</text:h>
      <text:p text:style-name="P279"><text:span text:style-name="T2274">V</text:span>šem <text:span text:style-name="T2274">hráčům bys</text:span> měl <text:span text:style-name="T2297">věnovat stejnou míru pozornosti</text:span>. <text:span text:style-name="T229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3">a oslovení jménem – je pak jasné, s kým zrovna mluvíš a kdo tedy má slovo</text:span>. <text:span text:style-name="T2275">Pokud mu budou ostatní skákat do řeči, rázně je okřikni – je to tvoje pravomoc.</text:span> Může také pomoci změnit to, jak sedíte u stolu: <text:span text:style-name="T2276">h</text:span>ráčům, které máš naproti sobě, <text:span text:style-name="T2347">podvědomě věnuješ víc pozornosti než těm, kteří sedí stranou, protože </text:span><text:soft-page-break/><text:span text:style-name="T234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72"><text:span text:style-name="T3136">Moderátorsk</text:span><text:span text:style-name="T2970">y</text:span><text:span text:style-name="T3136"> bys měl obvykle </text:span><text:span text:style-name="T2970">z</text:span><text:span text:style-name="T2971">asahovat /* TODO: rozepsat to konkrétně: zrychlovat čas, ukončovat scény a podobně */</text:span><text:span text:style-name="T3136">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3">neberou v potaz situaci</text:span></text:h>
      <text:p text:style-name="P292">Hráči občas zapomenou, v jaké situaci jsou zrovna jejich postavy – například se uprostřed audience u krále začnou <text:span text:style-name="T2299">otevřeně</text:span> bavit o tom, co si o něm myslí. V tom případě jim do toho vstup a zeptej se jich, jestli si to uvědomují a opravdu to chtějí udělat. <text:span text:style-name="T2300">Když na tom budou trvat, prostředí na to adekvátně zareaguje – nejspíš se jich chopí stráže.</text:span></text:p>
      <text:h text:style-name="Heading_20_4" text:outline-level="4">Když není jasné, jestli <text:span text:style-name="T2324">hráč mluví za postavu</text:span></text:h>
      <text:p text:style-name="P293">Občas také hráč na něco reag<text:span text:style-name="T2292">uje</text:span>, aniž by si promyslel, jestli by to opravdu udělala je<text:span text:style-name="T2293">ho</text:span> postava, <text:span text:style-name="T2301">případně úplně vypadne z role</text:span>. V tom případě <text:span text:style-name="T2293">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5">Pán jeskyně:</text:span> <text:span text:style-name="T1180">„</text:span><text:span text:style-name="T1226">Žádn</text:span><text:span text:style-name="T1251">ý</text:span><text:span text:style-name="T1226"> poplach rozhodně vyhlašovat nebudu. Kdybych začal panikařit pokaždý, když začnou za mnou přijdou vyděšení civilové, nedělali bychom nic jinýho!</text:span><text:span text:style-name="T1180">“</text:span></text:p>
      <text:p text:style-name="Example"><text:span text:style-name="T1805">Katka:</text:span> „To je vůl...“</text:p>
      <text:p text:style-name="Example"><text:span text:style-name="T1805">Pán jeskyně:</text:span> „To Naria opravdu řekla?“</text:p>
      <text:p text:style-name="Example"><text:span text:style-name="T1805">Katka:</text:span> „<text:span text:style-name="T2348">Promiň, to mi ujelo</text:span>. <text:span text:style-name="T2348">Naria to určitě neříká, nechce velitele urazit.</text:span>“</text:p>
      <text:p text:style-name="P293">Dávej si ale pozor na to, jak to říkáš – můžeš hráče požádat o potvrzení, ale neříkej jim, co jejich postavy mohou <text:span text:style-name="T2349">nebo</text:span> nemohou <text:span text:style-name="T2349">chtít</text:span> udělat. Věta: „To by tvoje postava určitě neudělala!“ by od tebe nikdy neměla zaznít. <text:span text:style-name="T2294">M</text:span>ísto toho bys měl vždycky říct: „<text:span text:style-name="T2425">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2">bys je měl</text:span> hráče <text:span text:style-name="T2303">napomenout</text:span>, a to i když se tomu všichni zasmějí. Cílem hry totiž není j<text:span text:style-name="T2304">akákoliv</text:span> společná zábava, ale taková, která pramení z hraní Dračáku. <text:span text:style-name="T229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80">Když se nějaký hráč málo zapojuje do hry, přestože mu dáváš stejný prostor jako ostatním, může to mít různé důvody.<text:line-break/><text:tab/><text:span text:style-name="T2272">Některým hráčům vyhovuje hru většinu času jen sledovat a zasahovat do ní minimálně. V</text:span> <text:span text:style-name="T230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1">interagovali s jeho postavou</text:span>. Případně můžete zkusit změnit role v družině – <text:span text:style-name="T2277">například udělat z jeho postavy vůdce výpravy, takže se ocitne v centru dění.</text:span></text:p>
      <text:h text:style-name="Heading_20_3" text:outline-level="3">Napl<text:span text:style-name="T2366">ňová</text:span>ní hráčských preferencí</text:h>
      <text:p text:style-name="P28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9">nebo psychologicky vypjatých</text:span> situací.<text:line-break/><text:tab/><text:span text:style-name="T2278">Málokterý hráč samozřejmě spadá přesně do jedné z těchto škatulek, většina v různé míře preferuje několik z těchto směrů. Pro tebe to znamená dvě věci:</text:span></text:p>
      <text:list xml:id="list2424280929" text:style-name="L116">
        <text:list-item>
          <text:p text:style-name="P1505"><text:span text:style-name="T2350">M</text:span>ěl by ses snažit dávat do hry pro každého <text:span text:style-name="T2350">hráče</text:span> aspoň něco z témat, která ho nejvíc zajímají.</text:p>
        </text:list-item>
        <text:list-item>
          <text:p text:style-name="P1506">Tím, že se budeš aspoň trochu věnovat různým tématům, uděláš hru pestřejší a zajímavější pro všechny.</text:p>
        </text:list-item>
      </text:list>
      <text:p text:style-name="P282"><text:soft-page-break/><text:span text:style-name="T2306">N</text:span>eplatí <text:span text:style-name="T2306">to</text:span> jen pro <text:span text:style-name="T2280">tebe</text:span> – hráči <text:span text:style-name="T2280">postav také</text:span> mohou ovlivňovat směřování hry a navrhovat různá témata. <text:span text:style-name="T2351">Snaž se je v tom podporovat a jejich nápady využívat</text:span>. Měl <text:span text:style-name="T235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5">V kapitole <text:span text:style-name="Odkaz_20_na_20_kapitolu"><text:bookmark-ref text:reference-format="text" text:ref-name="__RefHeading___Toc12802_4230435934">+Hraní Dračáku</text:bookmark-ref></text:span><text:span text:style-name="T1688"><text:s/></text:span><text:span text:style-name="T551">jsme si řekli, že za to, aby se příběh </text:span><text:span text:style-name="T1114">postavy</text:span><text:span text:style-name="T551"> dostal do hry, </text:span><text:span text:style-name="T1114">je odpovědný její hráč</text:span><text:span text:style-name="T551">. To ale není celá pravda – pokud </text:span><text:span text:style-name="T1114">mu</text:span><text:span text:style-name="T551"> totiž nevyjdeš vstříc, tak se můž</text:span><text:span text:style-name="T1114">e</text:span><text:span text:style-name="T551"> klidně rozkrájet, a</text:span><text:span text:style-name="T1119">le</text:span><text:span text:style-name="T551"> nebude to mít znatelný efekt.<text:line-break/><text:tab/></text:span><text:span text:style-name="T1083">Když tedy například zmíní někoho, s kým se jeho postava zná, měl bys </text:span><text:span text:style-name="T1084">tuto </text:span><text:span text:style-name="T1086">osobu</text:span><text:span text:style-name="T1083"> zapojit do hry. </text:span><text:span text:style-name="T1084">Může </text:span><text:span text:style-name="T1087">po </text:span><text:span text:style-name="T1115">družině</text:span><text:span text:style-name="T1084"> něco chtít, může potřebovat pomoc, může být zapletena do toho, co se zrovna děje a podobně.<text:line-break/><text:tab/></text:span><text:span text:style-name="T1085">To samé se týká i míst, která hráči zmíní </text:span><text:span text:style-name="T1088">v minulosti svých postav</text:span><text:span text:style-name="T1085">. Když </text:span><text:span text:style-name="T1117">například zrovna uvažuješ, kde by se mohl nacházet kouzelný meč, a jedna z postav je barbar ze severních plání,</text:span><text:span text:style-name="T1085"> je to skvělá příležitost zapojit ledov</text:span><text:span text:style-name="T1116">é</text:span><text:span text:style-name="T1085"> pláně do hry.</text:span></text:p>
      <text:h text:style-name="P1074" text:outline-level="3"><text:span text:style-name="T2325">Pokládej</text:span> návodné otázky</text:h>
      <text:p text:style-name="P283"><text:span text:style-name="T2352">Předtím, než sám začneš něco vymýšlet nebo popisovat, se na to zeptej hráčů</text:span>. <text:span text:style-name="T235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6">Nabádej také hráče k tomu, aby své postavy spojovali s tím, co se zrovna ve hře děje nebo nachází.</text:p>
      <text:p text:style-name="P738"><text:soft-page-break/>Příklad:</text:p>
      <text:p text:style-name="Example">„Uvítal vás Par<text:span text:style-name="T2307">t</text:span>el, předák místních uhlířů. Kdo z vás ho znáte?“</text:p>
      <text:p text:style-name="P283">Povšimni si, jak <text:span text:style-name="T2353">je tato otázka formulovaná</text:span>. Není to „Znáte někdo předáka místních uhlířů?“ ale „Kdo z vás ho znáte?“ V obou případech <text:span text:style-name="T2354">by ses sice zeptal</text:span> na to samé, ale v <text:span text:style-name="T2309">tom</text:span> druhém <text:span text:style-name="T2308">naznačuješ, že by ho někdo znát měl, takže ti hráči spíš vyjdou vstříc</text:span>.<text:line-break/><text:tab/><text:span text:style-name="T2282">Můžeš být dokonce ještě návodnější a zeptat se třeba takhle:</text:span></text:p>
      <text:p text:style-name="P736">Příklad:</text:p>
      <text:p text:style-name="P832">„<text:span text:style-name="T228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26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99"><text:s/>– </text:span><text:span text:style-name="T1089">tedy že o tom,</text:span><text:span text:style-name="T226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4">Pokud jeho odpovědi k ničemu zajímavému nepovedou, řekni mu na rovinu, proč se na to ptáš, a pokus se mu dát nějaké návrhy, co by <text:s/>třeba <text:span text:style-name="T2355">mohlo být</text:span> zajímavé. <text:span text:style-name="T2310">Můžeš ho také odkázat na kapitolu </text:span><text:span text:style-name="Odkaz_20_na_20_kapitolu"><text:span text:style-name="T2835"><text:bookmark-ref text:reference-format="text" text:ref-name="__RefHeading___Toc14782_2806536736">+Minulost</text:bookmark-ref></text:span></text:span><text:span text:style-name="T231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0">Nikomu nenadržuj, nedělej hráčům <text:span text:style-name="T226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1">Kostky házej <text:span text:style-name="T2020">tak</text:span>, aby na ně hráči dobře viděli. <text:span text:style-name="T226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5">Když uděláš chybu ty, řekni to nahlas a omluv se za to. Když udělá chybu jiný hráč, <text:span text:style-name="T2021">tak ho na to upozorni, ale</text:span> nevyčítej mu to. V každém případě si o tom promluvte a domluvte se, jak náprava chyby změní situaci ve hře.</text:p>
      <text:p text:style-name="Example_20_Header"><text:soft-page-break/>Příklad:</text:p>
      <text:p text:style-name="Example"><text:span text:style-name="T1805">Pán jeskyně:</text:span> „Oops, ta mrtvola nemohla mít u sebe meč, ten je totiž zabodnut<text:span text:style-name="T2729">ý</text:span> nahoře ve skále. Zbodal jsem to, moc se omlouvám.“</text:p>
      <text:p text:style-name="Example"><text:span text:style-name="T1805">Katka:</text:span> „To je v pohodě. Já si ho teda zatím škrtnu.“</text:p>
      <text:p text:style-name="Example"><text:span text:style-name="T1805">Pán jeskyně:</text:span> „<text:span text:style-name="T2266">D</text:span>íky.“</text:p>
      <text:h text:style-name="Heading_20_2" text:outline-level="2"><text:bookmark-start text:name="__RefHeading___Toc18417_2593964349"/>Pomáhej hráčům, <text:span text:style-name="T2022">ale ne postavám</text:span><text:bookmark-end text:name="__RefHeading___Toc18417_2593964349"/></text:h>
      <text:p text:style-name="P284">Kdykoliv budeš mít pocit, že hráči něco špatně pochopili, nebo přeslechli nějakou důležitou informaci, řekni to nahlas a vyjasni to.<text:line-break/><text:tab/>Nedělej ale žádné „zásahy shůry“: když postava vleze do smrtící pasti, nebo <text:span text:style-name="T2311">když</text:span> <text:span text:style-name="T2356">ti padne šestka</text:span>, <text:span text:style-name="T2311">zrovna</text:span> když má <text:span text:style-name="T2311">postava</text:span> málo životů, <text:span text:style-name="T2262">odehraj to přesně podle pravidel</text:span>.<text:line-break/><text:tab/><text:span text:style-name="T2262">Výjimkou je, pokud jste domluveni na příběhové imunitě a postava by měla zemřít. V tom případě se domluv s hráči, jak to vyřešíte.</text:span></text:p>
      <text:p text:style-name="Example_20_Header">Příklad:</text:p>
      <text:p text:style-name="P831"><text:span text:style-name="T1805">Pán jeskyně:</text:span> „Zatraceně, další šestka. Promiň, fakt jsem nečekal, že tě sejme obyčejn<text:span text:style-name="T2729">ý</text:span> vlk. Budeme každopádně muset vymyslet, jak to uděláme, aby tě <text:span text:style-name="T2264">teď nedorazil</text:span>.“</text:p>
      <text:p text:style-name="P831"><text:span text:style-name="T1805">Katka:</text:span> „Slyšely jsme <text:span text:style-name="T2265">něco</text:span>?“</text:p>
      <text:p text:style-name="P831"><text:span text:style-name="T1805">Pavel:</text:span> „Gorondar by asi o pomoc proti jednomu vlkovi nevolal. Ale mohl by vás chtít varovat pro případ, že by jich tu bylo víc.“</text:p>
      <text:p text:style-name="P831"><text:span text:style-name="T1805">Pán jeskyně:</text:span> „Dobře. Zaslechly jste teda Gorondarův varovn<text:span text:style-name="T2729">ý</text:span> <text:span text:style-name="T2263">vý</text:span>křik.“</text:p>
      <text:p text:style-name="P831"><text:span text:style-name="T1805">Jana:</text:span> „<text:span text:style-name="T2263">Běžíme</text:span> mu na pomoc!“</text:p>
      <text:h text:style-name="Heading_20_2" text:outline-level="2"><text:bookmark-start text:name="__RefHeading___Toc18419_2593964349"/><text:soft-page-break/>Ne<text:span text:style-name="T3110">říkej</text:span> hráčům, co mají <text:span text:style-name="T2023">dělat</text:span><text:bookmark-end text:name="__RefHeading___Toc18419_2593964349"/></text:h>
      <text:p text:style-name="P317">Když se hráči zaseknou, <text:span text:style-name="T2357">neříkej jim, co mají dělat. </text:span><text:span text:style-name="T1369">Kdy</text:span><text:span text:style-name="T1371">bys</text:span><text:span text:style-name="T1369"> </text:span><text:span text:style-name="T1371">totiž </text:span><text:span text:style-name="T1369">řek</text:span><text:span text:style-name="T1371">l</text:span><text:span text:style-name="T1369"> třeba: </text:span><text:span text:style-name="T1229">„</text:span><text:span text:style-name="T1203">P</text:span><text:span text:style-name="T1229">ostav žebřík, jsi přece tesař“</text:span><text:span text:style-name="T1369">, </text:span><text:span text:style-name="T1370">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0">Můžeš opakovat věci, které postavy vidí nebo vědí.</text:p>
      <text:p text:style-name="Example_20_Header">Příklad:</text:p>
      <text:p text:style-name="Example"><text:span text:style-name="T1834">Pavel:</text:span><text:span text:style-name="T2312"> „Chtělo by to něčím podepřít. Ale čím?“</text:span></text:p>
      <text:p text:style-name="Example"><text:span text:style-name="T1834">Pán jeskyně:</text:span><text:span text:style-name="T2312"> </text:span>„Nahoře byly dřevěn<text:span text:style-name="T2312">ý</text:span> trámy.“</text:p>
      <text:p text:style-name="P834"><text:span text:style-name="T1834">Pavel:</text:span><text:span text:style-name="T2312"> „A jo, na to jsem úplně zapomněl. Díky.“</text:span></text:p>
      <text:p text:style-name="P273"><text:span text:style-name="T2358">Dále můžeš</text:span> připom<text:span text:style-name="T2357">ínat</text:span>, co postavy <text:span text:style-name="T2356">umí</text:span>.</text:p>
      <text:p text:style-name="P734">Příklad:</text:p>
      <text:p text:style-name="Example">„Jsi <text:span text:style-name="T2267">bývalý</text:span> tesař, určitě dokážeš vyrobit žebřík.“</text:p>
      <text:p text:style-name="P200"><text:span text:style-name="T2357">A m</text:span>ůžeš také nápady hráčů rozvádět a <text:span text:style-name="T2359">nabízet jim možnosti, jak by to šlo provést</text:span>.</text:p>
      <text:p text:style-name="Example_20_Header">Příklad:</text:p>
      <text:p text:style-name="Example">„<text:span text:style-name="T2024">Z toho shnilého dřeva asi žebřík nepostavíš, ale o místnost předem byl velký stůl, z toho by to určitě šlo.</text:span>“</text:p>
      <text:p text:style-name="P201"><text:soft-page-break/><text:span text:style-name="T235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5"><text:span text:style-name="T1805">Pavel:</text:span><text:span text:style-name="T1936"> „Co teď uděláme?“</text:span></text:p>
      <text:p text:style-name="P835"><text:span text:style-name="T1805">Pán jeskyně:</text:span> „Minule jste se domluvili, že se chcete vydat do hlavního města.“</text:p>
      <text:p text:style-name="P835"><text:span text:style-name="T1805">Pavel:</text:span><text:span text:style-name="T1936"> „A jo, </text:span><text:span text:style-name="T1940">vlastně</text:span><text:span text:style-name="T1936">.“</text:span></text:p>
      <text:h text:style-name="Heading_20_2" text:outline-level="2"><text:bookmark-start text:name="__RefHeading___Toc20208_1502512718"/>Nikdy nepředpokládej, co <text:span text:style-name="T2516">hráči</text:span> udělají<text:bookmark-end text:name="__RefHeading___Toc20208_1502512718"/></text:h>
      <text:p text:style-name="P38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6">TODO</text:p>
      <text:p text:style-name="P375"><text:span text:style-name="T118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5"><text:span text:style-name="T2515">Hráč tě může kdykoliv požádat, abys mu dal víc prostoru a informací. Na oznámení z předchozího příkladu může například říct: </text:span><text:span text:style-name="T1238">„Počkej a kde se tam tak najednou vzali?“</text:span><text:span text:style-name="T2515"><text:line-break/><text:tab/>Není ve tvé pravomoci vnutit hráčům scénu či situaci, která jim nepřijde uvěřitelná, leda by to mělo nějaké nadpřirozené důvody. Odpověď: </text:span><text:span text:style-name="T1238">„Opravdu se tam z ničeho nic zjevili, je to fakt podezřelé,“</text:span><text:span text:style-name="T2515"> je v pořádku, pokud za tím skutečně nějaký takový důvod stojí. Ve všech ostatních případech se raději vrať v čase, lépe to vysvětli a dej hráči možnost zareagovat.</text:span></text:p>
      <text:h text:style-name="P1027" text:outline-level="2"><text:bookmark-start text:name="__RefHeading___Toc18421_2593964349"/>Situační rozhodnutí<text:bookmark-end text:name="__RefHeading___Toc18421_2593964349"/></text:h>
      <text:p text:style-name="P319">Pravidla jsou jako zákony: <text:span text:style-name="T2326">je třeba se jimi řídit, aby hra byla férová a zábavná,</text:span> <text:span text:style-name="T232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8"><text:span text:style-name="T236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3">pro ně</text:span><text:span text:style-name="T2269"> dává smysl a co </text:span><text:span text:style-name="T1833">jim</text:span><text:span text:style-name="T2269"> přijde fér, vědí určitě oni mnohem líp než ty.</text:span></text:p>
      <text:p text:style-name="P735">Příklad:</text:p>
      <text:p text:style-name="P852"><text:span text:style-name="T1516">Pán jeskyně:</text:span> „Mokr<text:span text:style-name="T2729">é</text:span> dřevo určitě hořet nebude“.</text:p>
      <text:p text:style-name="P852"><text:span text:style-name="T1805">Pavel:</text:span> „Ale jo, sice bude chvíli čadit, ale nakonec chytne.“</text:p>
      <text:p text:style-name="P852"><text:span text:style-name="T1805">Katka:</text:span> „Je to tak, takhle to na chatě děláme běžně.“</text:p>
      <text:p text:style-name="P852"><text:span text:style-name="T1516">Pán jeskyně:</text:span> „Tak jo, v tom případě máte dost paliva na celou noc.“</text:p>
      <text:h text:style-name="Heading_20_3" text:outline-level="3">Nauč se neříkat ne</text:h>
      <text:p text:style-name="P32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5">Pán jeskyně:</text:span> „V místnosti jsou čtyři sloupy. Kolem stěn jsou rozestavené malé sudy.“</text:p>
      <text:p text:style-name="Example"><text:span text:style-name="T1805">Katka:</text:span> „Skočím mezi ty sudy.“</text:p>
      <text:p text:style-name="Example"><text:span text:style-name="T1805">Pán jeskyně:</text:span> „To asi nepůjde, jsou naskládané jeden vedle druhého. <text:span text:style-name="T2361">Č</text:span>eho tím chceš dosáhnout?“</text:p>
      <text:p text:style-name="Example"><text:span text:style-name="T1805">Katka:</text:span> „Chci se za nima krýt.“</text:p>
      <text:p text:style-name="P312">Když víš, o co se hráč snaží, zamysli se, jak by toho šlo docílit<text:span text:style-name="T2342">.</text:span> Představ si, že sám vbíháš do místnosti <text:span text:style-name="T2345">se sloupy a sudy</text:span> a chceš se schovat. Co bys mohl udělat?</text:p>
      <text:p text:style-name="P749">Příklad:</text:p>
      <text:p text:style-name="P851"><text:span text:style-name="T1805">Pán jeskyně:</text:span> „<text:span text:style-name="T2343">Ty sloupy, co jsem popisoval, jsou docela široké. Za těma by se šlo krýt mnohem líp.“</text:span></text:p>
      <text:p text:style-name="P851"><text:span text:style-name="T1805">Katka:</text:span> „<text:span text:style-name="T2343">Ok, v tom případě zaběhnu za sloup.“</text:span></text:p>
      <text:h text:style-name="Heading_20_3" text:outline-level="3">Nauč se říkat ano</text:h>
      <text:p text:style-name="P313">Nauč se přijímat hráčské nápady a řešení, přestože se ti nebudou pozdávat. <text:span text:style-name="T234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57686411" text:style-name="L117">
        <text:list-item>
          <text:p text:style-name="P1507">Když budeš hráčům důvěřovat, budou cítit větší odpovědnost za to, co navrhují a budou se tedy sami hlídat, aby nevymýšleli moc velké šílenosti.</text:p>
        </text:list-item>
        <text:list-item>
          <text:p text:style-name="P1508"><text:soft-page-break/>Když jim budeš nápady často zamítat nebo upravovat, získají pocit, že je <text:span text:style-name="T2362">v tvojí hře</text:span> těžké něco vymyslet.</text:p>
        </text:list-item>
        <text:list-item>
          <text:p text:style-name="P1509">Podpoříš tím dojem, že jsou postavy schopné a kompetentní.</text:p>
        </text:list-item>
        <text:list-item>
          <text:p text:style-name="P1509">Předejdeš tím dlouhým a často úmorným debatám o tom, co může a nemůže fungovat.</text:p>
        </text:list-item>
      </text:list>
      <text:p text:style-name="P314">Tento způsob uvažování a vedení hry také souvisí se žánrem vašich příběhů. Mysli na to, že v Dračáku hrajete dobrodružné příběhy ve fantastickém světě, <text:span text:style-name="T234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9">TODO: Možná k tomu přibude pronásledování a plížení.</text:p>
      <text:p text:style-name="P276">V <text:span text:style-name="T2228">Dračáku</text:span> se hází jen ve dvou případech:</text:p>
      <text:list xml:id="list4291742604" text:style-name="L118">
        <text:list-item>
          <text:p text:style-name="P1510">Když postavě hrozí nějaká újma (někdo na ni útočí, spustila past, otrávila se jedem, někdo na ni seslal <text:span text:style-name="Emphasis">modrý blesk</text:span>...).</text:p>
        </text:list-item>
        <text:list-item>
          <text:p text:style-name="P1510">Když chcete náhodně rozhodnout něco, co nezávisí na schopnostech postav (jestli zrovna prší, kolik členů má hlídka skřetů apod).</text:p>
        </text:list-item>
      </text:list>
      <text:p text:style-name="P276"><text:span text:style-name="T2230">N</text:span>ejistota <text:span text:style-name="T2230">tedy mimo boj</text:span> pramení téměř výhradně z<text:span text:style-name="T2228">e situace ve hře</text:span>. <text:span text:style-name="T222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8" text:outline-level="2"><text:bookmark-start text:name="__RefHeading___Toc12906_4230435934"/><text:soft-page-break/>Putování<text:bookmark-end text:name="__RefHeading___Toc12906_4230435934"/></text:h>
      <text:p text:style-name="P245"><text:span text:style-name="T222">K</text:span><text:span text:style-name="T1">dyž postavy někam putují, jsou v zásadě tři možnosti, jak k tomu můžeš přistoupit:</text:span></text:p>
      <text:list xml:id="list3793407999" text:style-name="L119">
        <text:list-item>
          <text:p text:style-name="P1372">Shrnout to jednou větou: „Po týdnu jste dorazili do hlavního města. Po cestě se nic zajímav<text:span text:style-name="T2427">ý</text:span>ho nestalo“.</text:p>
        </text:list-item>
        <text:list-item>
          <text:p text:style-name="P1372">Určit úvahou, k čemu po cestě dojde.</text:p>
        </text:list-item>
        <text:list-item>
          <text:p text:style-name="P1372">Hodit si na to kostkou.</text:p>
        </text:list-item>
      </text:list>
      <text:p text:style-name="P106">První možnost se hodí, když <text:span text:style-name="T2428">se cesta</text:span> odehrává se v bezpečných končinách <text:span text:style-name="T2428">a není ničím zajímavá</text:span>. <text:span text:style-name="T2428">Zbylé dvě si probereme v následujících odstavcích.</text:span></text:p>
      <text:h text:style-name="P1075" text:outline-level="3">Připravená událost</text:h>
      <text:p text:style-name="P246"><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48"><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55"><text:soft-page-break/>(1)<text:tab/>přepadení postav<text:line-break/>(2)<text:tab/>přepadení jiné výpravy<text:line-break/>(3)<text:tab/>útok nebezpečné nestvůry<text:line-break/>(4 – 6)<text:tab/>nic se nestalo</text:p>
      <text:p text:style-name="P247"><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29" text:outline-level="2">Průzkum podzemí</text:h>
      <text:p text:style-name="P667">Jedním z tvých úkolů je zajistit, aby se tma v podzemí dostala do hry – hráči to totiž sami neudělají. <text:span text:style-name="T2932">Pokaždé</text:span>, když se osvětlení změní, <text:span text:style-name="T2932">se hráčů zeptej, kdo a čím svítí</text:span>:</text:p>
      <text:p text:style-name="P944"><text:span text:style-name="Strong_20_Emphasis">Pán jeskyně:</text:span> „Schody vedou dolů do podzemí. Je tam tma. Budete si něčím svítit?“<text:line-break/><text:span text:style-name="T1805">Katka</text:span><text:span text:style-name="Strong_20_Emphasis"><text:span text:style-name="T1805">:</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32">postavy</text:span> někdo zaútočil zezadu, nebo se třeba <text:span text:style-name="T2932">chtěly</text:span> rozdělit, je na místě dotaz opět položit.</text:p>
      <text:p text:style-name="P944"><text:span text:style-name="T1805">Katka:</text:span> „Vrátím se do předchozí místnosti pro lano.“</text:p>
      <text:p text:style-name="Example"><text:span text:style-name="T1805">Pán jeskyně:</text:span> „Naria odchází s lucernou. <text:span text:style-name="T2932">Budete na n</text:span>i <text:span text:style-name="T2932">čekat</text:span> po tmě, nebo s tím něco uděláte?“</text:p>
      <text:p text:style-name="Example"><text:span text:style-name="T1805">Jana:</text:span> „<text:span text:style-name="T2932">Vykouzlím</text:span> světlo <text:span text:style-name="T2932">na svou hůl</text:span>.“</text:p>
      <text:p text:style-name="P668">Světlo je také důležitým prvkem v boji. Když na postavy zaútočí nestvůry, které vidí po tmě, mohou se třeba snažit vyrazit Narii lucernu z ruky.</text:p>
      <text:p text:style-name="P668">TODO: Výhoda, když někdo vidí líp (elf má ve světle lucerny výhodu).</text:p>
      <text:p text:style-name="P669">TODO: Zmínit, že pro PJe je to důležitý nástroj pro budování atmosféry a pocitu nebezpečného podzemí.</text:p>
      <text:p text:style-name="P669">TODO: Zmínit, že si svítí obyvatelé podzemí. Telegrafovat hráčům, že se blíží světlo (obdobně ale i protivníci dopředu vědí, že se k nim blíží postavy se světlem).</text:p>
      <text:p text:style-name="P670"><text:span text:style-name="T2934">Příklad:</text:span><text:span text:style-name="T2933"> „Vidíte, jak na pravou stěnu na konci chodby dopadlo světlo. Zřejmě se z levé odbočky blíží někdo s lucernou.“</text:span></text:p>
      <text:h text:style-name="P1030" text:outline-level="2"><text:bookmark-start text:name="__RefHeading___Toc12908_4230435934"/>Překonávání překážek<text:bookmark-end text:name="__RefHeading___Toc12908_4230435934"/></text:h>
      <text:p text:style-name="P296"><text:span text:style-name="T2313">Podstatnou částí hry je překonávání různých překážek. Cílem při tom není jen určit výsledek, ale hlavně zapojit představivost a kreativitu hráčů. Neměli by si tedy u toho klást otázku: </text:span><text:span text:style-name="T1227">"Povede se mi to překonat?"</text:span><text:span text:style-name="T2313"> ale </text:span><text:span text:style-name="T1227">"Jak si s tím poradíme?"</text:span><text:span text:style-name="T2313"><text:line-break/></text:span><text:soft-page-break/><text:span text:style-name="T2313"><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7">Příklad:</text:p>
      <text:p text:style-name="P846"><text:span text:style-name="T1025">Pavel:</text:span><text:span text:style-name="T551"> „</text:span><text:span text:style-name="T1101">Přes celou místnost je v podlaze široká puklina. Je v ní tma a táhne z ní lezavý, nepříjemný chlad.“</text:span></text:p>
      <text:p text:style-name="P303">Vždycky ale dodej, co hráči potřebují vědět, aby mohli přemýšlet o tom, jak překážku překonají.</text:p>
      <text:h text:style-name="P1076" text:outline-level="3">Začni zjevným řešením</text:h>
      <text:p text:style-name="P297"><text:span text:style-name="T1101">Obvykle se hodí</text:span><text:span text:style-name="T551"> </text:span><text:span text:style-name="T1098">říct</text:span><text:span text:style-name="T551">, jak obtížné bude překážku překonat </text:span><text:span text:style-name="T1093">nejjednodušším způsobem, který se nabízí. P</text:span><text:span text:style-name="T1094">ostavy </text:span><text:span text:style-name="T1093">totiž</text:span><text:span text:style-name="T1094"> asi nezačnou stavět most, když vidí, že </text:span><text:span text:style-name="T1118">jámu</text:span><text:span text:style-name="T1094"> dokáží snadno překročit. </text:span><text:span text:style-name="T1092">P</text:span><text:span text:style-name="T1094">okud je </text:span><text:span text:style-name="T1092">tedy</text:span><text:span text:style-name="T1094"> překonání překážky triviální, rovnou to hráčům řekni.</text:span></text:p>
      <text:p text:style-name="P746">Příklad:</text:p>
      <text:p text:style-name="P845"><text:span text:style-name="T1025">Pavel:</text:span><text:span text:style-name="T551"> „Jak je ta díra široká?“</text:span></text:p>
      <text:p text:style-name="P841"><text:span text:style-name="T1025">Pán jeskyně:</text:span><text:span text:style-name="T551"> „Moc ne, zvládneš ji v pohodě přeskočit.“</text:span></text:p>
      <text:p text:style-name="P304"><text:span text:style-name="T551">Jak si překážka stojí proti zjevnému řešení, má smysl zmínit, i když je nepoužitelné – hráči tak získají představu o </text:span><text:span text:style-name="T1103">její</text:span><text:span text:style-name="T551"> obtížnosti.</text:span></text:p>
      <text:p text:style-name="P748"><text:soft-page-break/>Příklad:</text:p>
      <text:p text:style-name="P847"><text:span text:style-name="T1025">Pavel:</text:span><text:span text:style-name="T551"> „Jak je ta díra široká?“</text:span></text:p>
      <text:p text:style-name="P842"><text:span text:style-name="T1025">Pán jeskyně:</text:span><text:span text:style-name="T551"> „</text:span><text:span text:style-name="T1102">Hodně. S rozběhem bys doskočil sotva do půlky.“</text:span></text:p>
      <text:h text:style-name="Heading_20_3" text:outline-level="3"><text:span text:style-name="T1091">Z</text:span><text:span text:style-name="T551">miň zjevné komplikace</text:span></text:h>
      <text:p text:style-name="P302"><text:span text:style-name="T1102">Následně zmiň</text:span><text:span text:style-name="T551"> všechny zjevné okolnosti, které postavám </text:span><text:span text:style-name="T1095">v překonání</text:span><text:span text:style-name="T551"> nějak brání.</text:span></text:p>
      <text:p text:style-name="P739">Příklad:</text:p>
      <text:p text:style-name="P841"><text:span text:style-name="T1030">Pán jeskyně:</text:span><text:span text:style-name="T1091"> „Díra je dost široká. Šla by přeskočit s rozběhem, </text:span><text:span text:style-name="T1096">ale</text:span><text:span text:style-name="T1091"> na ten tu není dost místa.“</text:span></text:p>
      <text:p text:style-name="P298"><text:span text:style-name="T1091">R</text:span><text:span text:style-name="T551">oli také může hrát, jak je postava naložená, případně zraněná.</text:span></text:p>
      <text:p text:style-name="P739">Příklad:</text:p>
      <text:p text:style-name="P841"><text:span text:style-name="T1030">Pán jeskyně:</text:span><text:span text:style-name="T1091"> „</text:span><text:span text:style-name="T1092">Tu díru bys dokázal s rozběhem přeskočit, ale ne s nacpanou tornou, kterou máš na zádech. </text:span><text:span text:style-name="T1097">Naria má navíc bodnou ránu v břiše, ta to nepřeskočí ani </text:span><text:span text:style-name="T1099">bez torny</text:span><text:span text:style-name="T1091">.“</text:span></text:p>
      <text:h text:style-name="P1077" text:outline-level="3">Dialog s hráči</text:h>
      <text:p text:style-name="P300">V jednom z předchozích příkladů se Pavel zeptal, jak je díra široká. Všimni si, že odpověd<text:span text:style-name="T2316">í</text:span> není přesné číslo. Pavla totiž ve skutečnosti nezajímá, jestli je to 203 centimetrů nebo 215, ale jestli <text:span text:style-name="T2317">jámu</text:span> dokáže přeskočit, případně jestli bude fungovat nějaké jiné řešení, které ho napadlo.<text:line-break/><text:tab/>Připomeň si podkapitolu <text:span text:style-name="T1835">Říkej rovnou, čeho se snažíš dosáhnout</text:span><text:span text:style-name="T2314"> v kapitole </text:span><text:span text:style-name="T1835">Hraní za postavu</text:span><text:span text:style-name="T2314"> </text:span><text:span text:style-name="T1700">&lt;</text:span><text:span text:style-name="T1090">TODO</text:span><text:span text:style-name="T1700">&gt;. </text:span><text:span text:style-name="T1090">Pokud z toho, co hráč popisuje, nebo na co se ptá, není jasné, čeho se snaží dosáhnout, zeptej se ho na to. </text:span><text:span text:style-name="T1096">Potom mu řekni, jestli to, co zamýšlí, půjde udělat.</text:span></text:p>
      <text:p text:style-name="Example_20_Header"><text:soft-page-break/>Příklad:</text:p>
      <text:p text:style-name="Example"><text:span text:style-name="T1025">Pavel:</text:span><text:span text:style-name="T551"> „Jak je ta díra široká?“</text:span></text:p>
      <text:p text:style-name="Example"><text:span text:style-name="T1025">Pán jeskyně:</text:span><text:span text:style-name="T551"> „Proč to chceš vědět, chceš ji přeskočit?“</text:span></text:p>
      <text:p text:style-name="P839"><text:span text:style-name="T1025">Pavel:</text:span><text:span text:style-name="T551"> „</text:span><text:span text:style-name="T1096">Jo.“</text:span></text:p>
      <text:p text:style-name="P839"><text:span text:style-name="T1031">Pán jeskyně:</text:span><text:span text:style-name="T1096"> „To nebude problém.“</text:span></text:p>
      <text:h text:style-name="Heading_20_3" text:outline-level="3"><text:span text:style-name="T1349">K</text:span><text:span text:style-name="T1335">dyž hráči chtějí udělat něco </text:span><text:span text:style-name="T1366">divného</text:span></text:h>
      <text:p text:style-name="P210"><text:span text:style-name="T1349">/</text:span><text:span text:style-name="T1389">* TODO: Obráceně: Když chce hráč udělat něco divného, pravděpodobně to znamená, že si špatně vyložil, co jsi svým popisem myslel. */</text:span></text:p>
      <text:p text:style-name="P210"><text:span text:style-name="T1349">Je možné, že si hráči nesprávně vyloží, co jsi </text:span><text:span text:style-name="T1365">svým</text:span><text:span text:style-name="T1349"> popisem myslel, </text:span><text:span text:style-name="T1365">a pokusí se udělat něco nesmyslného nebo sebevražedného</text:span><text:span text:style-name="T1349">. </text:span><text:span text:style-name="T1335">Nikdy nepředpokládej, že chce postava dobrovolně skočit do propasti, vždycky </text:span><text:span text:style-name="T1365">to ber jako znamení, že někde došlo k nedorozumění, a s hráči si to vyjasni.</text:span></text:p>
      <text:p text:style-name="Example_20_Header">Příklad:</text:p>
      <text:p text:style-name="P808"><text:span text:style-name="T688">Pán jeskyně:</text:span><text:span text:style-name="T709"> „</text:span><text:span text:style-name="T710">Vbíháš do místnosti a vidíš, že kus před tebou je přes ni široká trhlina.“</text:span></text:p>
      <text:p text:style-name="P808"><text:span text:style-name="T689">Pavel</text:span><text:span text:style-name="T688">:</text:span><text:span text:style-name="T709"> „</text:span><text:span text:style-name="T710">Už jsem rozběhnut</text:span><text:span text:style-name="T730">ý</text:span><text:span text:style-name="T710">, tak ji rovnou přeskočím.“</text:span></text:p>
      <text:p text:style-name="P808"><text:span text:style-name="T688">Pán jeskyně:</text:span><text:span text:style-name="T709"> „</text:span><text:span text:style-name="T710">Počkej, asi jsem </text:span><text:span text:style-name="T713">to špatně popsal</text:span><text:span text:style-name="T710">. Je fakt hodně široká, tak daleko určitě nedoskočíš. A s tornou na zádech už vůbec ne.“</text:span></text:p>
      <text:p text:style-name="P808"><text:span text:style-name="T689">Pavel</text:span><text:span text:style-name="T688">:</text:span><text:span text:style-name="T709"> „</text:span><text:span text:style-name="T710">Aha, jasně, v tom případě samozřejmě zastavím.“</text:span></text:p>
      <text:h text:style-name="P1078" text:outline-level="3"><text:soft-page-break/>Nabízej hráčům <text:span text:style-name="T2319">komplikace</text:span></text:h>
      <text:p text:style-name="P305">Pokud to dává smysl, můžeš hráčům nabízet, že se při překonáním překážky dostanou do nepříjemné situace. <text:span text:style-name="T2318">Vždycky ale řekni, co konkrétně to bude znamenat.</text:span></text:p>
      <text:p text:style-name="P745">Příklad:</text:p>
      <text:p text:style-name="P843"><text:span text:style-name="T1025">Pavel:</text:span><text:span text:style-name="T551"> „</text:span><text:span text:style-name="T1100">Zvládnu to přeskočit</text:span><text:span text:style-name="T551">?“</text:span></text:p>
      <text:p text:style-name="P840"><text:span text:style-name="T1025">Pán jeskyně:</text:span><text:span text:style-name="T551"> „</text:span><text:span text:style-name="T1100">S tornou na zádech to bude docela problém. Zvládneš to, ale na druhé straně se zachytíš jen rukama, nohy ti budou viset dolů do propasti. Budeš se pak muset nějak vydrápat nahoru“.</text:span></text:p>
      <text:p text:style-name="P840"><text:span text:style-name="T1032">Pavel:</text:span><text:span text:style-name="T1100"> „To zvládnu, jdu do toho.“</text:span></text:p>
      <text:p text:style-name="P33">Komplikace také může nabídnout sám hráč – v tom případě je samozřejmě přijmi, pokud to dává aspoň trochu smysl.</text:p>
      <text:p text:style-name="P740">Příklad:</text:p>
      <text:p text:style-name="P844"><text:span text:style-name="T1025">Pavel:</text:span><text:span text:style-name="T551"> „Zvládnu to přeskočit?“</text:span></text:p>
      <text:p text:style-name="P809"><text:span text:style-name="T688">Pán jeskyně:</text:span><text:span text:style-name="T709"> „</text:span><text:span text:style-name="T711">Musel bys sundat tornu.“</text:span></text:p>
      <text:p text:style-name="P813"><text:span text:style-name="T680">Pavel:</text:span><text:span text:style-name="T699"> „Ani když se zachytím jen rukama?“</text:span></text:p>
      <text:p text:style-name="P809"><text:span text:style-name="T688">Pán jeskyně:</text:span><text:span text:style-name="T709"> „</text:span><text:span text:style-name="T711">Jako že bys pak visel nohama do propasti?“</text:span></text:p>
      <text:p text:style-name="P813"><text:span text:style-name="T680">Pavel:</text:span><text:span text:style-name="T699"> „Přesně tak.“</text:span></text:p>
      <text:p text:style-name="P809"><text:span text:style-name="T688">Pán jeskyně:</text:span><text:span text:style-name="T709"> „</text:span><text:span text:style-name="T711">Jo, to půjde.“</text:span></text:p>
      <text:h text:style-name="Heading_20_3" text:outline-level="3"><text:soft-page-break/><text:span text:style-name="T2429">Říkej hráčům předem</text:span>, do čeho jdou</text:h>
      <text:p text:style-name="P211"><text:span text:style-name="T726">C</text:span><text:span text:style-name="T721">o </text:span><text:span text:style-name="T722">se stane, když </text:span><text:span text:style-name="T726">hráč</text:span><text:span text:style-name="T722"> zvolí nějaké řešení, </text:span><text:span text:style-name="T726">mu musíš vždycky říct předem</text:span><text:span text:style-name="T699">. Pokud tě tedy komplikace napadnou až poté, co </text:span><text:span text:style-name="T727">mu</text:span><text:span text:style-name="T699"> odsouhlasíš, že něco půjde udělat, nemůžeš říct třeba: </text:span><text:span text:style-name="T551">„Přeskočil jsi to, ale na druhé straně ses zachytil jen rukama“</text:span><text:span text:style-name="T699">. </text:span><text:span text:style-name="T712">Ber to jako smlouvu – v popisu </text:span><text:span text:style-name="T723">výsledku</text:span><text:span text:style-name="T712"> může být jen to, co jste si dohodli.</text:span></text:p>
      <text:p text:style-name="P741">Příklad:</text:p>
      <text:p text:style-name="P812"><text:span text:style-name="T688">Pán jeskyně:</text:span><text:span text:style-name="T709"> „</text:span><text:span text:style-name="T716">Je to dost hluboko, ale ty jsi docela mrštná, takže se zvládneš dole překulit tak, aby se ti nic nestalo. Tvoje torna ale dostane zabrat – jestli v ní máš něco křehkého, tak se to rozbije.“</text:span></text:p>
      <text:p text:style-name="P812"><text:span text:style-name="T690">Katka</text:span><text:span text:style-name="T688">:</text:span><text:span text:style-name="T709"> „</text:span><text:span text:style-name="T716">Na to v tuhle chvíli nemyslím, mám v zádech tlupu skřetů. Skáču dolů“.</text:span></text:p>
      <text:p text:style-name="P214"><text:span text:style-name="T716">V </text:span><text:span text:style-name="T712">tomto příkladě </text:span><text:span text:style-name="T724">je to v pořádku, protože</text:span><text:span text:style-name="T712"> Katka věděla, co se jí stane, a sama se rozhodla, že vzhledem k okolnostem to je pro Nariu přijatelná cena.</text:span></text:p>
      <text:h text:style-name="P1079" text:outline-level="3"><text:span text:style-name="T2045">R</text:span>ozbilo se ti něco?</text:h>
      <text:p text:style-name="P213"><text:span text:style-name="T725">Přestože nemůžeš hráči zpětně vnutit komplikace, se o kterých nevěděl a </text:span><text:span text:style-name="T728">nemohl je tedy odsouhlasit</text:span><text:span text:style-name="T725">, m</text:span><text:span text:style-name="T699">ůžeš </text:span><text:span text:style-name="T725">mu je</text:span><text:span text:style-name="T718"> navrhnout a</text:span><text:span text:style-name="T699"> nechat </text:span><text:span text:style-name="T718">ho</text:span><text:span text:style-name="T699">, ať sám rozhodne, j</text:span><text:span text:style-name="T718">estli</text:span><text:span text:style-name="T699"> </text:span><text:span text:style-name="T728">podle něj dávají smysl</text:span><text:span text:style-name="T699">.</text:span></text:p>
      <text:p text:style-name="P742">Příklad:</text:p>
      <text:p text:style-name="P810"><text:span text:style-name="T688">Pán jeskyně:</text:span><text:span text:style-name="T709"> „</text:span><text:span text:style-name="T716">Je to dost hluboko, ale ty jsi docela mrštná, takže se zvládneš dole překulit tak, aby se ti nic nestalo.“</text:span></text:p>
      <text:p text:style-name="P810"><text:span text:style-name="T690">Katka</text:span><text:span text:style-name="T688">:</text:span><text:span text:style-name="T709"> „</text:span><text:span text:style-name="T717">V tom případě skáču dolů.“</text:span></text:p>
      <text:p text:style-name="P848"><text:span text:style-name="T688">Pán jeskyně:</text:span><text:span text:style-name="T709"> „</text:span><text:span text:style-name="T717">Hmm, tvoje torna při tom asi dostane zabrat. Rozbije se ti při tom něco?“</text:span></text:p>
      <text:p text:style-name="P810"><text:soft-page-break/><text:span text:style-name="T690">Katka</text:span><text:span text:style-name="T688">:</text:span><text:span text:style-name="T709"> „</text:span><text:span text:style-name="T717">Ouch. Máš pravdu, flakónky to asi nevydržely, měla jsem je tam jen tak volně hozené“.</text:span></text:p>
      <text:p text:style-name="P212"><text:span text:style-name="T714">Když dáš hráči najevo, že spoléháš na jeho úsudek, </text:span><text:span text:style-name="T715">velmi pravděpodobně si rozbité věci popíše sám. Pokud to ale odmítne, nenuť ho do toho.</text:span></text:p>
      <text:h text:style-name="Heading_20_3" text:outline-level="3"><text:span text:style-name="T715">V</text:span><text:span text:style-name="T699">rácení rozhodnutí</text:span></text:h>
      <text:p text:style-name="P215"><text:span text:style-name="T719">P</text:span><text:span text:style-name="T699">okud si dodatečně uvědomí</text:span><text:span text:style-name="T729">š</text:span><text:span text:style-name="T699"> nějaké důsledky, se kterými jste při domluvě o překonání překážky nepočítali, </text:span><text:span text:style-name="T729">hráč může vzít své rozhodnutí zpět</text:span><text:span text:style-name="T699">.</text:span></text:p>
      <text:p text:style-name="P743">Příklad:</text:p>
      <text:p text:style-name="P849"><text:span text:style-name="T688">Pán jeskyně:</text:span><text:span text:style-name="T709"> „</text:span><text:span text:style-name="T720">T</text:span><text:span text:style-name="T717">voje torna při </text:span><text:span text:style-name="T719">pádu</text:span><text:span text:style-name="T717"> asi dostane zabrat. Rozbije se ti při tom něco?“</text:span></text:p>
      <text:p text:style-name="P811"><text:span text:style-name="T690">Katka</text:span><text:span text:style-name="T688">:</text:span><text:span text:style-name="T709"> „</text:span><text:span text:style-name="T719">A sakra, úplně jsem zapomněla, že mám v torně volně hozené flakónky. S těma by asi Naria dolů neskákala, můžu udělat něco jin</text:span><text:span text:style-name="T730">é</text:span><text:span text:style-name="T719">ho?“</text:span></text:p>
      <text:p text:style-name="P811"><text:span text:style-name="T688">Pán jeskyně:</text:span><text:span text:style-name="T709"> „</text:span><text:span text:style-name="T719">Jasně.“</text:span></text:p>
      <text:h text:style-name="P1080" text:outline-level="3">Připravuj překážky, ne jejich řešení</text:h>
      <text:p text:style-name="P299">Častou chybou Pánů jeskyně je, <text:span text:style-name="T2315">že zároveň s překážkou vymyslí i</text:span> řešení, třeba: <text:span text:style-name="T118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0">Ve vymýšlení jednoduchých a funkčních řešení bys měl hráče co nejvíc podporovat.</text:span></text:p>
      <text:h text:style-name="P1081" text:outline-level="3"><text:soft-page-break/>Může vůbec postava <text:span text:style-name="T2042">spadnout</text:span>?</text:h>
      <text:p text:style-name="P306">Řekli jsme si, že hráč <text:span text:style-name="T2321">musí vždy předem vědět, do čeho jde. Nemůžeš tedy říct </text:span><text:span text:style-name="T1228">„Na druhé straně ses zachytl kořenů. Ty tě ale neudržely, takže padáš do propasti“</text:span><text:span text:style-name="T2321">. Postava může někam spadnout jen v jednom z těchto případů:</text:span></text:p>
      <text:list xml:id="list4072087252" text:style-name="L120">
        <text:list-item>
          <text:p text:style-name="P1511"><text:span text:style-name="T2322">Postava spustila past</text:span> <text:span text:style-name="T2043">a neuspěje v hodu na obranu</text:span>.</text:p>
        </text:list-item>
        <text:list-item>
          <text:p text:style-name="P1511">Někdo ji shodí <text:span text:style-name="T2044">(viz</text:span><text:span text:style-name="T1367"> </text:span><text:span text:style-name="T1368">kapitola </text:span><text:span text:style-name="Odkaz_20_na_20_kapitolu"><text:bookmark-ref text:reference-format="text" text:ref-name="__RefHeading___Toc1652_4210766435">Chyba: zdroj odkazu nenalezen</text:bookmark-ref></text:span><text:span text:style-name="T2044">)</text:span>.</text:p>
        </text:list-item>
        <text:list-item>
          <text:p text:style-name="P1511">Rozhodne se tak její hráč.</text:p>
        </text:list-item>
      </text:list>
      <text:h text:style-name="P1031" text:outline-level="2"><text:bookmark-start text:name="__RefHeading___Toc15373_3133622682"/>Zjišťování informací<text:bookmark-end text:name="__RefHeading___Toc15373_3133622682"/></text:h>
      <text:p text:style-name="P340">Když se postavy pokouší něco zjistit, mysli na to, v čem jsou kompetentní. Nechtěj například po hráči zloděje přesný popis toho, jak se vyptává v městském podsvětí – ne každý tohle dokáže <text:span text:style-name="T243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0">Vyjdi z toho, čeho chce dosáhnout, a zamysli se, jak by to asi zkušený zloděj udělal.<text:line-break/><text:tab/>Jak jsme si řekli v kapitole </text:span><text:span text:style-name="T1838">Hraní Dračáku</text:span><text:span text:style-name="T2430"> </text:span><text:span text:style-name="T1701">&lt;</text:span><text:span text:style-name="T1122">TODO</text:span><text:span text:style-name="T1701">&gt;, </text:span><text:span text:style-name="T1122">netrap hráče odehráváním </text:span><text:span text:style-name="T1121">toho</text:span><text:span text:style-name="T112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5">Pán jeskyně:</text:span> „<text:span text:style-name="T2430">Žebrák, kterého ses vyptával,</text:span> se z tebe nejdřív snažil vymámit prachy, ale poté, co jsi ho zmáčknul, ti rychle prozradil, kde najdeš šéfa téhle čtvrti: <text:span text:style-name="T1180">„Ptej se po Jednozubovi v taverně U rezavý kotvy.“</text:span>“</text:p>
      <text:h text:style-name="Heading_20_3" text:outline-level="3">Pokud nemáš informace připravené, vymýšlej je za běhu</text:h>
      <text:p text:style-name="P34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2">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5">Pavel:</text:span> „Kde byla ta dýka vyrobena? Měl bych to poznat podle tvaru a výzdoby.“</text:p>
      <text:p text:style-name="Example"><text:span text:style-name="T1805">Pán jeskyně:</text:span> „Tak to fakt netuším. Poznat bys to ale měl, <text:span text:style-name="T2433">to je pravda</text:span>. Je to kvalitní práce, máš nějakej tip, kde jsou vyhlášení zbrojíři?“</text:p>
      <text:p text:style-name="Example"><text:span text:style-name="T1805">Pavel:</text:span> „Tak určitě v hlavním městě, pak v trpaslick<text:span text:style-name="T2729">ý</text:span>ch městech a nejspíš taky někde daleko na výhodě.“</text:p>
      <text:p text:style-name="Example"><text:span text:style-name="T1805">Pán jeskyně:</text:span> „Tohle určitě není místní ani trpaslická práce, takže je od jednoho z východních mistrů.“</text:p>
      <text:h text:style-name="Heading_20_3" text:outline-level="3"><text:soft-page-break/><text:span text:style-name="T2434">To</text:span>, co <text:span text:style-name="T2434">hráčům</text:span> řekneš, se snaž použít</text:h>
      <text:p text:style-name="P342">Z toho, co se postavy dozví, se stává herní skutečnost. Aby to tak ale opravdu působilo, je důležité, abys tyto informace propojoval s dalším děním.</text:p>
      <text:p text:style-name="P750">Příklad:</text:p>
      <text:p text:style-name="Example">Pán jeskyně sice zatím nepromýšlel, odkud přesně je ten, kdo ztratil dýku, kterou postavy našl<text:span text:style-name="T2434">y</text:span>, ale teď je jasné, že musí mít nějaké spojení s dalekým východem. Buď odtamtud dotyčný přímo pochází, nebo ji třeba mohl od někoho takového dostat darem. <text:span text:style-name="T2438">D</text:span>ruhou možnost může být ale komplikované dostat do hry, takže je lepší určit, že dotyčný je z východu. To postavy poznají, jakmile se s ním potkají, a <text:span text:style-name="T2435">Pán jeskyně</text:span> jim ho popíše. Hráči si <text:span text:style-name="T2437">to</text:span> pak určitě spojí s tím, co vědí o nalezené dýce, a budou <text:span text:style-name="T2436">mít</text:span> díky tomu pocit, <text:span text:style-name="T2437">že to do sebe zapadá a příběh dává smysl</text:span>.</text:p>
      <text:h text:style-name="P1032" text:outline-level="2"><text:bookmark-start text:name="__RefHeading___Toc15375_3133622682"/>Rozhovory<text:bookmark-end text:name="__RefHeading___Toc15375_3133622682"/></text:h>
      <text:p text:style-name="P107">Rozhovory <text:span text:style-name="T2440">v přímé řeči</text:span> jsou kořením hry, dávají spoustu prostoru pro hraní postav. <text:span text:style-name="T2440">Snaž se </text:span><text:span text:style-name="T1173">tedy</text:span><text:span text:style-name="T2440"> </text:span><text:span text:style-name="T1173">alespoň</text:span><text:span text:style-name="T2440">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1">Příklad:</text:p>
      <text:p text:style-name="P815"><text:span text:style-name="T1805">Pán jeskyně:</text:span> „<text:span text:style-name="T2439">Před domem hlídají dva strážní, tváří se nevrle. Jeden z nich říká: ‚</text:span><text:span text:style-name="T1233">Co tu chcete?‘</text:span><text:span text:style-name="T2439">“</text:span></text:p>
      <text:p text:style-name="P853"><text:soft-page-break/><text:span text:style-name="T1839">Pavel</text:span><text:span text:style-name="T1805">:</text:span> „<text:span text:style-name="T2439">Vytáhnu stříbrňák a říkám: </text:span><text:span text:style-name="T1256">‚</text:span><text:span text:style-name="T1233">Potřebujeme si promluvit s pánem domu</text:span><text:span text:style-name="T1180">. </text:span><text:span text:style-name="T1233">Samozřejmě chápu, že otravovat ho teď po obědě není jen tak, takže tohle vám nabízím za ochotu.‘</text:span>“</text:p>
      <text:p text:style-name="P816"><text:span text:style-name="T1805">Pán jeskyně:</text:span> „<text:span text:style-name="T1256">‚</text:span><text:span text:style-name="T1233">No dobře. Že </text:span><text:span text:style-name="T1257">jste</text:span><text:span text:style-name="T1233"> to </text:span><text:span text:style-name="T1257">v</text:span><text:span text:style-name="T1233">y, já vás teda ohlásím,“</text:span><text:span text:style-name="T2439"> říká strážný a bere si nabízenou minci.“</text:span></text:p>
      <text:h text:style-name="Heading_20_3" text:outline-level="3">Nehráčské postavy by měly být sdílné</text:h>
      <text:p text:style-name="P272"><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3" text:outline-level="2"><text:bookmark-start text:name="__RefHeading___Toc12910_4230435934"/>Vedení soubojů<text:bookmark-end text:name="__RefHeading___Toc12910_4230435934"/></text:h>
      <text:h text:style-name="P1082" text:outline-level="3">Moderování souboje</text:h>
      <text:p text:style-name="P365"><text:span text:style-name="T1048">N</text:span><text:span text:style-name="T1051">ěkterým hráčům může být nepříjemné skákat ostatním do řeči, nebo se neustále hlásit o slovo, což vede k tomu, že většinu hry mlčí a nebaví se. J</text:span><text:span text:style-name="T1052">edním z tvých hlavních úkolů </text:span><text:span text:style-name="T1051">je zajistit, aby k tomu nedošlo</text:span><text:span text:style-name="T1052">. Boj je rozdělen na kola právě proto, abys </text:span><text:span text:style-name="T1053">to měl jednodušší</text:span><text:span text:style-name="T1052">. </text:span><text:span text:style-name="T1047">Na začá</text:span><text:span text:style-name="T1048">t</text:span><text:span text:style-name="T1047">ku každého kola </text:span><text:span text:style-name="T1149">tedy</text:span><text:span text:style-name="T1047"> vždycky </text:span><text:span text:style-name="T1049">jednoho po druhém projdi všechny hráče, na každého se</text:span><text:span text:style-name="T1047"> </text:span><text:span text:style-name="T1049">podívej </text:span><text:span text:style-name="T1047">zeptej </text:span><text:span text:style-name="T1049">se</text:span><text:span text:style-name="T1047">, co </text:span><text:span text:style-name="T1050">bude jeho postava dělat</text:span><text:span text:style-name="T1047">.</text:span></text:p>
      <text:list xml:id="list1210487267" text:style-name="L121">
        <text:list-item>
          <text:p text:style-name="P1512"><text:span text:style-name="T1052">O</text:span><text:span text:style-name="T551">ční kontakt je velmi důležitý – </text:span><text:span text:style-name="T1054">díky němu dáš pasivnějším hráčům jasně najevo, že jsi tam i pro ně. Velice jim tím pomůžeš zapojit se do hry.</text:span></text:p>
        </text:list-item>
      </text:list>
      <text:h text:style-name="P1083" text:outline-level="3"><text:soft-page-break/>Po<text:span text:style-name="T2025">čítání</text:span> vlastností</text:h>
      <text:p text:style-name="P285"><text:span text:style-name="T202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4">útěk</text:span><text:span text:style-name="T2268"> z boje hodit Finesou, přestože na běh se normálně hází Fyzičkou.<text:line-break/><text:tab/></text:span><text:span text:style-name="T1811">Určitě ale neměň, čím se hází </text:span><text:span text:style-name="T1832">při boji se zbraněmi a při sesílání kouzel</text:span><text:span text:style-name="T1346">,</text:span><text:span text:style-name="T202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3" text:outline-level="3">Přidělování výhod a nevýhod</text:h>
      <text:p text:style-name="P277">Co se kdy počítá za výhody a nevýhody, <text:span text:style-name="T202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7">Příklad:</text:p>
      <text:p text:style-name="P833"><text:span text:style-name="T1054">„V místnosti jsou sloupy, za kter</text:span><text:span text:style-name="T1166">é</text:span><text:span text:style-name="T1054"> by se šlo schovat.“</text:span></text:p>
      <text:h text:style-name="P1084" text:outline-level="3"><text:span text:style-name="T105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0">Naria střílí z dlouhého luku na skřeta, <text:span text:style-name="T2341">který se k ní řítí se šavlí v ruce</text:span>. Přehodila ho o 1.</text:p>
      <text:p text:style-name="Example"><text:span text:style-name="T1025">Pán jeskyně:</text:span><text:span text:style-name="T551"> „Máš proti sk</text:span><text:span text:style-name="T1104">ř</text:span><text:span text:style-name="T551">etovi jeden úspěch, co mu uděláš?“</text:span></text:p>
      <text:p text:style-name="Example"><text:span text:style-name="T1025">Katka:</text:span><text:span text:style-name="T551"> „Dám mu nevýhodu“.</text:span></text:p>
      <text:p text:style-name="Example"><text:span text:style-name="T102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25">Katka:</text:span><text:span text:style-name="T551"> „Aha, jasně. Mohla bych ho k něčemu přistřelit?“</text:span></text:p>
      <text:p text:style-name="Example"><text:span text:style-name="T1025">Pán jeskyně:</text:span><text:span text:style-name="T551"> „To si moc nedokážu představit – běží k </text:span><text:span text:style-name="T1109">tobě</text:span><text:span text:style-name="T551">, takže za ním určitě není žádná stěna nebo tak něco.“</text:span></text:p>
      <text:p text:style-name="Example"><text:span text:style-name="T1025">Katka:</text:span><text:span text:style-name="T551"> „Hmm, tak v tom případě ho zraním, no.“</text:span></text:p>
      <text:p text:style-name="Example"><text:span text:style-name="T1025">Pán jeskyně:</text:span><text:span text:style-name="T551"> „Ok.“</text:span></text:p>
      <text:p text:style-name="Example"><text:span text:style-name="T1025">Katka:</text:span><text:span text:style-name="T551"> „I když počkej. Můžu střelit šíp do země tak, aby o něj zakopnul?“</text:span></text:p>
      <text:p text:style-name="Example"><text:span text:style-name="T1025">Pán jeskyně:</text:span><text:span text:style-name="T551"> „Jasně. To ho určitě rozhodí a trochu zpomalí, ale asi se z toho hned v dalším kole vzpamatuje.“</text:span></text:p>
      <text:p text:style-name="Example"><text:span text:style-name="T1025">Katka:</text:span><text:span text:style-name="T551"> „To mi stačí.“</text:span></text:p>
      <text:p text:style-name="P311"><text:span text:style-name="T551">Příklad </text:span><text:span text:style-name="T1112">se</text:span><text:span text:style-name="T551"> záměrně týká se střelby, protože při boji zblízka se snáze vymýšlí, co protivníkovi udělat. </text:span><text:span text:style-name="T1113">O</text:span><text:span text:style-name="T551">bvykle </text:span><text:span text:style-name="T111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105">Hráč nemusí nutně </text:span><text:span text:style-name="T1110">uplatnit</text:span><text:span text:style-name="T1105"> všechny úspěchy – když nic rozumného nevymyslí, zůstanou nevyužity. Obvykle ale dává smysl nějaká forma krátkodobé dezorientace nebo ztráty rovnováhy – třeba to za</text:span><text:span text:style-name="T1111">kopn</text:span><text:span text:style-name="T1105">utí v minulém příkladě, nebo rána do hlavy, kterou zastaví helma, ale dotyčného trochu otřese. Takové nevýhody trvají jen </text:span><text:soft-page-break/><text:span text:style-name="T1105">jedno kolo.<text:line-break/><text:tab/></text:span><text:span text:style-name="T1107">S každým dalším odehraným soubojem tohle </text:span><text:span text:style-name="T1108">pro vás</text:span><text:span text:style-name="T1107"> bude menší a men</text:span><text:span text:style-name="T1108">š</text:span><text:span text:style-name="T1107">í problém, protože hráči si postupně vytvoří zásobu</text:span><text:span text:style-name="T1106"> různých smysluplných </text:span><text:span text:style-name="T1108">věcí</text:span><text:span text:style-name="T1106">, </text:span><text:span text:style-name="T1108">které</text:span><text:span text:style-name="T1106"> mohou protivníkům v boji dělat.</text:span></text:p>
      <text:h text:style-name="Heading_20_3" text:outline-level="3"><text:span text:style-name="T1054">H</text:span><text:span text:style-name="T551">ody</text:span></text:h>
      <text:p text:style-name="P32"><text:span text:style-name="T2491">Postihy a bonusy, ať už za výhody nebo za cokoliv jiného, si k hodu přičítají vždy hráči</text:span>. <text:span text:style-name="T249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1">Příklad:</text:p>
      <text:p text:style-name="P855"><text:span text:style-name="T1805">Pavel:</text:span> „Jdu po zraněném skřetovi. Mám čtyřkovou sílu plus jedna za to, že ho Naria tiskne k zemi.“</text:p>
      <text:p text:style-name="Example"><text:span text:style-name="T1805">Pán jeskyně:</text:span> „<text:span text:style-name="T2493">Ještě máš výhodu za to, že má rozpárané břicho.</text:span>“</text:p>
      <text:p text:style-name="P855"><text:span text:style-name="T1805">Pavel:</text:span> „Aha, jasně. Takže <text:span text:style-name="T2494">šest plus</text:span> hod?“</text:p>
      <text:p text:style-name="P856"><text:span text:style-name="T1840">Pán jeskyně:</text:span><text:span text:style-name="T2493"> „Jop.“</text:span></text:p>
      <text:p text:style-name="P366">Říkat nahlas, jaké si kdo počítá postihy a bonusy a za co jsou, je důležité. Odhalíte tím případné chyby a navíc si díky tomu ujasníte, jaké okolnosti hrají roli<text:span text:style-name="T2495">.</text:span></text:p>
      <text:h text:style-name="P1085" text:outline-level="3"><text:soft-page-break/>Popisy</text:h>
      <text:p text:style-name="P253">Dávej si záležet na popisech <text:span text:style-name="T2111">účinků kouzel, schopností a kouzelných předmětů. Když je totiž zredukuješ na jejich pravidlový efekt, tak nejsou nijak zvlášť zajímavá – </text:span><text:span text:style-name="T1209">modrý blesk</text:span><text:span text:style-name="T2110"> prostě zraňuje, </text:span><text:span text:style-name="T1209">hromový palcát</text:span><text:span text:style-name="T2110"> odhazuje a podobně. Až díky tvým barvitým popisům si hráč řekne: „Tohle vážně umím? To je super!“</text:span></text:p>
      <text:p text:style-name="Example_20_Header">Příklad:</text:p>
      <text:p text:style-name="Example"><text:span text:style-name="T2115">Zásah </text:span><text:span text:style-name="T1208">hromovým palcátem</text:span><text:span text:style-name="T2109">, což je kouzelná zbraň, která protivníka se zahřměním odhodí zpět, bys mohl popsat takhle: „</text:span>Zranil jsi ho za tři a odhodil jsi ho kus zpět“, <text:span text:style-name="T2496">ale takhle je to mnohem lepší: „</text:span>Ozvalo se ohlušující zahřmění, skřet odlítnul přes celou místnost <text:span text:style-name="T2112">a</text:span> se zaduněním <text:span text:style-name="T2112">se rozplácnul o</text:span> protější stěn<text:span text:style-name="T2112">u</text:span>. <text:span text:style-name="T2113">Tváří se poněkud překvapeně.</text:span>“<text:line-break/><text:tab/><text:span text:style-name="T2116">P</text:span>ři zásahu <text:span text:style-name="T1180">modrým bleskem</text:span> můžeš <text:span text:style-name="T2116">zase</text:span> popsat zápach spáleného masa, naježené vlasy a podobně.</text:p>
      <text:h text:style-name="Heading_20_3" text:outline-level="3">Nech hráče popisovat výsledek</text:h>
      <text:p text:style-name="P254">Nemusíš všechno popisovat sám. Je dokonce lepší <text:span text:style-name="T2114">hráče vyzvat, ať si </text:span>výsledek <text:span text:style-name="T2114">popíše sám,</text:span> a pak <text:span text:style-name="T2117">to</text:span> případně doplnit, protože <text:span text:style-name="T2114">tím jej víc zapojíš do hry a navíc ho může napadnou něco zajímavého, co by tebe třeba nenapadlo.</text:span></text:p>
      <text:p text:style-name="P733">Příklad:</text:p>
      <text:p text:style-name="P857"><text:span text:style-name="T1813">Pán jeskyně:</text:span><text:span text:style-name="T2109"> „Máš proti němu dva úspěchy. Co jsi mu udělal a jak to vypadalo?“</text:span></text:p>
      <text:p text:style-name="P858"><text:span text:style-name="T1805">Pavel:</text:span> „Srazím ho k zemi, přišlápnu ho levou nohou a sekerou mu vyrazím zbraň z ruky. <text:span text:style-name="T2497">A dodám: </text:span><text:span text:style-name="T1235">‚Vzdej se, hajzle!‘</text:span>“</text:p>
      <text:p text:style-name="P858"><text:span text:style-name="T1813">Pán jeskyně:</text:span><text:span text:style-name="T2109"> „Bojujete těsně vedle</text:span> propast<text:span text:style-name="T2497">i. Chceš, aby jeho šavle spadla dolů?</text:span>“</text:p>
      <text:p text:style-name="P858"><text:span text:style-name="T1805">Pavel:</text:span> „<text:span text:style-name="T2497">Přesně tak.“</text:span></text:p>
      <text:h text:style-name="Heading_20_2" text:outline-level="2"><text:bookmark-start text:name="__RefHeading___Toc20210_1502512718"/><text:soft-page-break/>Boj s nestvůrami<text:bookmark-end text:name="__RefHeading___Toc20210_1502512718"/></text:h>
      <text:p text:style-name="P232">Některé <text:span text:style-name="T2046">obzvláště nebezpečné</text:span> nestvůry používají speciální pravidla.</text:p>
      <text:h text:style-name="Heading_20_3" text:outline-level="3"><text:bookmark-start text:name="__RefHeading___Toc2537_690236890"/><text:span text:style-name="T2047">V</text:span>ícenásob<text:span text:style-name="T2047">né</text:span> útoky<text:bookmark-end text:name="__RefHeading___Toc2537_690236890"/></text:h>
      <text:p text:style-name="P233">Některé nestvůry, jako třeba obří štír nebo hydra, mají tělo stavěné tak, že mohou současně útočit z několika směrů.</text:p>
      <text:list xml:id="list614217754" text:style-name="L122">
        <text:list-item>
          <text:p text:style-name="P1513">Tyto nestvůry <text:span text:style-name="T2501">si v jednom kole hází víckrát. Mohou tedy dokonce zaútočit víckrát na stejný cíl.</text:span></text:p>
        </text:list-item>
      </text:list>
      <text:h text:style-name="P1086"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1">Oživlá socha má zbroj 3, proti drtivým útokům ale jen 1. <text:span text:style-name="T2502">Kostlivec má proti bodu zbroj 2. </text:span>/<text:span text:style-name="T2505">* TODO: Až bude bestiář, tak zkontrolovat, že tahle čísla seděj. */</text:span></text:p>
      <text:p text:style-name="P37">Nestvůra také může být určitými druhy útoku kompletně nezranitelná.</text:p>
      <text:p text:style-name="P756">Příklad:</text:p>
      <text:p text:style-name="P800">Ohnivému elementálovi oheň nic nedělá. Duch je nehmotný, takže nemagické zbraně neškodně projdou skrz něj.</text:p>
      <text:p text:style-name="P35"><text:span text:style-name="T2048">Nezapomeň </text:span>dát hráčům vědět, že jejich <text:span text:style-name="T2048">útok</text:span> má jiný než očekávaný účinek.</text:p>
      <text:p text:style-name="Example_20_Header"><text:soft-page-break/>Příklad:</text:p>
      <text:p text:style-name="Example"><text:span text:style-name="T1813">Pán jeskyně:</text:span><text:span text:style-name="T2109"> </text:span>„Po zásahu palicí se na soše udělaly pukliny a odpadl z ní velký kus kamene. Vypadá to, že je proti ní <text:span text:style-name="T2498">překvapivě</text:span> účinná.“</text:p>
      <text:p text:style-name="P754"><text:span text:style-name="T2499">Jiný příklad</text:span>:</text:p>
      <text:p text:style-name="P859"><text:span text:style-name="T1813">Pán jeskyně:</text:span><text:span text:style-name="T2109"> </text:span>„<text:span text:style-name="T2499">Trefila jsi kostlivce přesně do srdce – teda spíš tam, kde by bylo, kdyby nějaké měl. Šíp mu proletěl skrz hrudní koš a nic moc mu neudělal.“</text:span></text:p>
      <text:p text:style-name="P755"><text:span text:style-name="T2500">A do třetice</text:span>:</text:p>
      <text:p text:style-name="P860"><text:span text:style-name="T1813">Pán jeskyně:</text:span><text:span text:style-name="T2109"> </text:span>„<text:span text:style-name="T2500">Rána sekerou prošla skrz ducha, jako kdyby tam vůbec nebyl. Zásah na něm není nijak znát.“</text:span></text:p>
      <text:h text:style-name="P1086" text:outline-level="3">Boj s nehmotným protivníkem</text:h>
      <text:p text:style-name="P634">/<text:span text:style-name="T2871">* TODO: Tohle spíš dát rovnou do kapitoly Boj (je tam i </text:span><text:span text:style-name="T1855">Boj s neviditelným protivníkem</text:span><text:span text:style-name="T2871">) */</text:span></text:p>
      <text:list xml:id="list3662414104" text:style-name="L123">
        <text:list-item>
          <text:p text:style-name="P1514">Může procházet zdmi nebo se třeba někde vynořit ze země.</text:p>
        </text:list-item>
        <text:list-item>
          <text:p text:style-name="P1515">Nemagické zbraně a jiná než duševní kouzla skrz něj projdou a nic mu neudělají.</text:p>
        </text:list-item>
        <text:list-item>
          <text:p text:style-name="P151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7">Duševní kouzla působí pouze na tvory, kteří mají duši. Zvířata duši nemají, v bestiáři mají tuto hodnotu proškrtnutou. Duševní kouzla tedy na n<text:span text:style-name="T2503">e</text:span> vůbec nepůsobí – nemohou je zranit ani jinak ovlivnit.</text:p>
      <text:p text:style-name="P367"><text:soft-page-break/>/<text:span text:style-name="T2504">* TODO: Co třeba kouzlo </text:span><text:span text:style-name="T1236">strach</text:span><text:span text:style-name="T2504"> seslané na koně? Není důvod, proč by ho to nemělo vyděsit. Tzn. buď musí mít duši, nebo to nemůže být duševní kouzlo (což je divný). Pokud bude mít duši (malou, nejspíš), tak ho půjde vyřadit </text:span><text:span text:style-name="T1237">mentálním útokem</text:span><text:span text:style-name="T1373"> (což je taky divný – </text:span><text:span text:style-name="T1374">i když, asi proč ne</text:span><text:span text:style-name="T1373">)</text:span><text:span text:style-name="T2504">. */</text:span></text:p>
      <text:h text:style-name="Heading_20_2" text:outline-level="2"><text:bookmark-start text:name="__RefHeading___Toc12912_4230435934"/><text:span text:style-name="T2441">Umírání</text:span> hráčských postav<text:bookmark-end text:name="__RefHeading___Toc12912_4230435934"/></text:h>
      <text:p text:style-name="P153">Pokud jste se dohodli, že ve hře chcete mít možnost smrti hráčských postav, <text:span text:style-name="T1796">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7">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98">Zeptej se hráče, proč to chce udělat:</text:span></text:p>
      <text:p text:style-name="Example"><text:span text:style-name="T1528">P</text:span><text:span text:style-name="T1529">án jeskyně</text:span><text:span text:style-name="T1528">:</text:span><text:span text:style-name="T1798"> </text:span>„<text:span text:style-name="T1798">Uvědomuješ si, doufám, že tohle nemůžeš v žádném případě přežít?“</text:span></text:p>
      <text:p text:style-name="Example"><text:span text:style-name="T1516">Hráč:</text:span> „<text:span text:style-name="T2283">Aha, v tom případě tam samozřejmě nepolezu. </text:span>Myslel jsem, že si normálně hodím na obranu.“</text:p>
      <text:p text:style-name="P155">Kdybys postavu nechal prostě <text:span text:style-name="T2552">ze</text:span>mřít, hráč by nejspíš měl pocit, že to nebylo fér. On totiž předpokládal, že o výsledku rozhodnou kostky, a že to <text:span text:style-name="T2730">tedy jeho</text:span> postavu nanejvýš vyřadí. Tys mu ale šanci házet vůbec nedal, a navíc jsi ani nevěděl, že to od tebe očekává.</text:p>
      <text:list xml:id="list1563602735" text:style-name="L124">
        <text:list-item>
          <text:p text:style-name="P1517"><text:soft-page-break/>Aby k takovým situacím nedocházelo, <text:span text:style-name="T1804">tak </text:span><text:span text:style-name="T1806">kdykoliv chce hráč udělat něco zjevně sebevražedného,</text:span><text:span text:style-name="T1805"> vždycky </text:span><text:span text:style-name="T1806">se ho</text:span><text:span text:style-name="T1805"> zeptej, </text:span><text:span text:style-name="T1806">proč to dělá a čeho se tím snaží dosáhnout</text:span>, a ujisti se, že si plně uvědomuje riziko smrti své postavy.</text:p>
        </text:list-item>
      </text:list>
      <text:p text:style-name="P155">Hráč se potom může rozhodnout, že to <text:span text:style-name="T1802">i</text:span> přesto riskne. Může <text:span text:style-name="T1800">to také chtít udělat třeba proto, že</text:span> se <text:span text:style-name="T1800">tím jeho</text:span> postava obětuje za ostatní - <text:span text:style-name="T1803">na takovou smrt </text:span>budete <text:span text:style-name="T1800">jistě</text:span> ještě dlouho vzpomínat. V takov<text:span text:style-name="T1801">ých</text:span> případě postava opravdu <text:span text:style-name="T2552">ze</text:span>mře. <text:span text:style-name="T1799">Vždycky se ale ujisti, že to dělá s plným vědomím rizika a nikoliv proto, že si představuje situaci a její důsledky jinak než ty.</text:span></text:p>
      <text:h text:style-name="P1034" text:outline-level="2"><text:bookmark-start text:name="__RefHeading___Toc20212_1502512718"/>Vedení hry s příběhovou imunitou<text:bookmark-end text:name="__RefHeading___Toc20212_1502512718"/></text:h>
      <text:p text:style-name="P391">Pokud hrajete s příběhovou imunitou, pasti<text:span text:style-name="T2560"> mohou postavy vyřadit, ochromit, připravit je o vybavení, uvěznit a podobně, </text:span>ale nemohou je na místě zabít. To ve skutečnosti není až tak velké omezení, jak by se mohlo stát. Nemůžeš sice použít například <text:span text:style-name="T2559">padající několikatunový kamenný kvád</text:span>r<text:span text:style-name="T255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7"><text:soft-page-break/>Příklad:</text:p>
      <text:p text:style-name="P863"><text:span text:style-name="T2561">Když je </text:span>Gorondar vyřazen při boji se smečkou vlků, může<text:span text:style-name="T2561">š například říct, že se mezi sebou začali rvát o právo na kořist, nebo popsat jiné, větší nebezpečí, které </text:span>je<text:span text:style-name="T2553"> zažene a dá </text:span>Kaře s Nariou<text:span text:style-name="T2553"> možnost ho zachránit – třeba medvěda.</text:span></text:p>
      <text:p text:style-name="P392">Když postavu přemůžou zombie nebo jiní nemyslící tvorové, mohou jí třeba jen ukousnout nohu a nechat ji být.</text:p>
      <text:h text:style-name="P1035" text:outline-level="2"><text:bookmark-start text:name="__RefHeading___Toc20214_1502512718"/>Vedení hry <text:span text:style-name="T2562">bez</text:span> příběhov<text:span text:style-name="T2562">é</text:span> imunit<text:span text:style-name="T2562">y</text:span><text:bookmark-end text:name="__RefHeading___Toc20214_1502512718"/></text:h>
      <text:p text:style-name="P400">TODO: Tohle určitě napsat znova. Jde <text:s/>v zásadě o to, aby byl PJ férovej a nikomu nenadržoval.</text:p>
      <text:p text:style-name="P397">Při hře bez příběhové imunity buď tvrdý: Jakmile protivníci dostanou šanci postavy zabít, tak to také udělají, leda by měli předem v plánu je zajmout. Když totiž <text:span text:style-name="T2564">někdy</text:span> necháš postavy přežít a někdy ne, bude to působit, jako že <text:span text:style-name="T256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87" text:outline-level="3">Zapojení postav do děje</text:h>
      <text:p text:style-name="P35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4" text:outline-level="4">Ohrož <text:span text:style-name="T2134">někoho nebo</text:span> něco, na čem postav<text:span text:style-name="T2445">ám</text:span> záleží</text:h>
      <text:p text:style-name="P360">Když ohrozíš někoho nebo něco, na čem postavám záleží, budou <text:span text:style-name="T248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5"><text:bookmark-ref text:reference-format="text" text:ref-name="__RefHeading___Toc12810_4230435934">+Společná tvorba světa</text:bookmark-ref></text:span></text:span><text:span text:style-name="T1702">. </text:span><text:span text:style-name="T1123">Je to jednak jednodušší, než všechno vymýšlet sám, a navíc tím budeš mít zaručeno, že to hráče opravdu bude zajímat.<text:line-break/></text:span><text:soft-page-break/><text:span text:style-name="T1123"><text:tab/>Není také od věci</text:span><text:span text:style-name="T2444"> dát postavám možnost něco hodnotného získat, třeba dům ve městě nebo hrad. <text:s/>Když budou něco vlastnit, budou na tom zainteresované a budou tedy chtít zasáhnout, když to nějak ohrozíš.</text:span></text:p>
      <text:h text:style-name="P1114" text:outline-level="4">Nech někoho, ať postavám zadá úkol</text:h>
      <text:p text:style-name="P361"><text:span text:style-name="T1126">Úkolem může být například nalezení cenného předmětu, artefaktu </text:span><text:span text:style-name="T1124">nebo</text:span><text:span text:style-name="T1126"> vzácné magické suroviny, </text:span><text:span text:style-name="T1125">vyzvídání informací, záchrana uneseného dítěte, doručení důležité zprávy a podobně.<text:line-break/><text:tab/>Postavy obvykle potřebují dobrý důvod, proč se do toho pouštět. Tím je </text:span><text:span text:style-name="T1134">nejčastěji</text:span><text:span text:style-name="T1125"> odměna, ale pokud jsou třeba ve službách velmože, mohou to klidně dostat rozkazem.<text:line-break/><text:tab/>Buď připraven na to, že mohou úkol odmítnout. Může to být z morálních důvodů, například že </text:span><text:span text:style-name="T1135">nechtějí</text:span><text:span text:style-name="T1125"> vraždit či ubližovat nevinným, nebo třeba mohou dojít k závěru, že je to zatím nad jejich síly. </text:span><text:span text:style-name="T1136">Než</text:span><text:span text:style-name="T1125"> tedy </text:span><text:span text:style-name="T1136">začneš vymýšlet detaily, je</text:span><text:span text:style-name="T1125"> vhodné se hráčů zeptat, jestli budou úkol chtít přijmout. Můžeš například zadání odehrát </text:span><text:span text:style-name="T1138">ještě</text:span><text:span text:style-name="T1125"> na konci sezení. </text:span><text:span text:style-name="T1137">T</text:span><text:span text:style-name="T1125">ím si jednak potvrdíš zájem a současně se hráči budou mít na co těšit.</text:span></text:p>
      <text:h text:style-name="P1114" text:outline-level="4">Předlož před postavy něco zajímavého, co by mohly chtít prozkoumat</text:h>
      <text:p text:style-name="P354">Další možnou zápletkou jsou různé záhady, třeba<text:span text:style-name="T2447"> vražda nebo krádež, tajemný poutník, nebo třeba zmínka o tom, že nedaleko je zřícenina věže slavného mága. </text:span>U tohoto druhu zápletek si <text:span text:style-name="T2484">ale</text:span> nikdy nemůžeš být jistý, že to hráče <text:span text:style-name="T2484">opravdu</text:span> zaujme – popis zříceniny věže mohou snadno pochopit jen jako <text:span text:style-name="T2486">součást</text:span> scenéri<text:span text:style-name="T2486">e</text:span>.</text:p>
      <text:h text:style-name="Heading_20_4" text:outline-level="4"><text:soft-page-break/>Domluv se s hráčem, aby zápletku pře<text:span text:style-name="T2487">d</text:span>nesla jeho postava</text:h>
      <text:p text:style-name="P354">Nejjistější způsob, <text:span text:style-name="T2488">jak</text:span> <text:span text:style-name="T2485">zajistit, aby postavy chtěly záhadu prozkoumat</text:span>, je domluvit se přímo s ně<text:span text:style-name="T2485">kterým z hráčů</text:span>, aby s tím přišla jeho postava.</text:p>
      <text:p text:style-name="P752">Příklad:</text:p>
      <text:p text:style-name="P854"><text:span text:style-name="T1805">Jana:</text:span> <text:span text:style-name="T118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7"><text:span text:style-name="T2448">Další možností, jak udělat záhadu zajímavější, je zmínka o pokladu. Čím konkrétnější, tím lepší: „Je tam uložen </text:span><text:span text:style-name="T1234">meč posledního soudu</text:span><text:span text:style-name="T244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2"><text:soft-page-break/>Příklad:</text:p>
      <text:p text:style-name="P854"><text:span text:style-name="T1805">Pán jeskyně:</text:span><text:span text:style-name="T1936"> „Několik dní jste putovali lesem. </text:span><text:span text:style-name="T1941">Na</text:span><text:span text:style-name="T1936"> cestě nebylo nic zajímavého, jen na jednom místě jste mezi vrcholky stromů zahlédli zříceninu nějaké věže.“</text:span></text:p>
      <text:p text:style-name="P854"><text:span text:style-name="T1805">Jana:</text:span><text:span text:style-name="T1936"> „Ha, to mě zajímá. </text:span><text:span text:style-name="T1312">‚Chtěla bych si tu věž prohl</text:span><text:span text:style-name="T1320">é</text:span><text:span text:style-name="T1312">dnout, půjdete se mnou?‘</text:span><text:span text:style-name="T1936">“</text:span></text:p>
      <text:p text:style-name="P854"><text:span text:style-name="T1805">Pavel:</text:span><text:span text:style-name="T1936"> </text:span><text:span text:style-name="T1312">„Jasně, nikam nepospícháme.“</text:span></text:p>
      <text:p text:style-name="P854"><text:span text:style-name="T1805">Pán jeskyně:</text:span><text:span text:style-name="T1936"> „Teď jste mě dostali, s tím jsem nepočítal. Nemám vůbec rozmyšleno, co by tam mohlo b</text:span><text:span text:style-name="T1947">ý</text:span><text:span text:style-name="T1936">t.“</text:span></text:p>
      <text:p text:style-name="P854"><text:span text:style-name="T1805">Katka:</text:span><text:span text:style-name="T1936"> „Beztak potřebujeme doplnit zásoby a určitě by taky bylo fajn, si o ní nejdřív něco zjistit.“</text:span></text:p>
      <text:p text:style-name="P854"><text:span text:style-name="T1805">Pán jeskyně:</text:span><text:span text:style-name="T1936"> „Tak já si to připravím a pak se tam vrátíte, ok?“</text:span></text:p>
      <text:h text:style-name="P1115" text:outline-level="4">Postav družinu do nebezpečné nebo dramatické situace</text:h>
      <text:p text:style-name="P356"><text:span text:style-name="T2461">Máloco dokáže stmelit postavy tak dobře, jako když musí čelit společnému problému nebo nebezpečí</text:span>: <text:span text:style-name="T2461">Mohou být</text:span> na potápějící lodi, <text:span text:style-name="T2489">mohou </text:span>doprováz<text:span text:style-name="T2489">et</text:span> karavanu, která je zrovna pod útokem, <text:span text:style-name="T2490">může je někdo okrást nebo podvést</text:span> a podobně. <text:span text:style-name="T2461">Moc to ale nepřeháněj – když bude každé dobrodružství začínat tím, že se pod postavami něco potápí, nebo na ně někdo útočí, bude to asi působit divně.</text:span></text:p>
      <text:h text:style-name="P1116" text:outline-level="4">Věci mohou být jinak, než se zdálo</text:h>
      <text:p text:style-name="P358">Jakoukoliv zápletku můžeš převést na nějakou jinou. Když například postavám někdo zadá úkol, a následně nedorazí na splněné místo, postavy ho nejspíš budou chtít najít, aby dostaly slíbenou odměnu. <text:span text:style-name="T1140">Někdo je může poslat p</text:span><text:span text:style-name="T1127">ro</text:span><text:span text:style-name="T1703"> </text:span><text:span text:style-name="T1132">vzácný</text:span><text:span text:style-name="T1127"> obraz, </text:span><text:span text:style-name="T1128">aby tím odlákal pozornost od toho, co se </text:span><text:span text:style-name="T1141">sám</text:span><text:span text:style-name="T1128"> chystá provést, </text:span><text:span text:style-name="T1141">a případná vina spadla </text:span><text:soft-page-break/><text:span text:style-name="T1141">na </text:span><text:span text:style-name="T1142">ně</text:span><text:span text:style-name="T1127">. </text:span><text:span text:style-name="T1128">Unesený syn může </text:span><text:span text:style-name="T1133">být</text:span><text:span text:style-name="T1128"> ve skutečnosti dědic trůnu, kterého se </text:span><text:span text:style-name="T1131">krutý král</text:span><text:span text:style-name="T1128"> chce zbavit.</text:span><text:span text:style-name="T1703"><text:line-break/><text:tab/></text:span><text:span text:style-name="T1128">Se zvraty </text:span><text:span text:style-name="T1129">v</text:span><text:span text:style-name="T1128"> příběhu </text:span><text:span text:style-name="T1143">ale</text:span><text:span text:style-name="T1128"> </text:span><text:span text:style-name="T1139">také raději</text:span><text:span text:style-name="T1128"> </text:span><text:span text:style-name="T1130">šetři.</text:span><text:span text:style-name="T1128"> Mohou to být okamžiky, na které budete ještě dlouho vzpomínat, ale když to </text:span><text:span text:style-name="T1129">s nimi</text:span><text:span text:style-name="T1128"> budeš </text:span><text:span text:style-name="T1129">přehánět, rychle se omrzí a hráči budou čekat zradu úplně všude.</text:span></text:p>
      <text:h text:style-name="P1088" text:outline-level="3">Dej si pozor, aby se zápletka skutečně týkala postav</text:h>
      <text:p text:style-name="P359"><text:span text:style-name="T244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2">, měl bys jim ale vždy aspoň trochu vyjít vstříc. Stejně jako by tebe měly zajímat jejich postavy, hráče by měla zajímat zápletka a měla by se skutečně týkat jejich postav.</text:span></text:p>
      <text:p text:style-name="P752">Příklad špatně postavené zápletky:</text:p>
      <text:p text:style-name="P854">Hra začala tím, jak se obyčejní, chudí lidé vydávají na výpravu do podzemí. Když <text:span text:style-name="T244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6" text:outline-level="2"><text:bookmark-start text:name="__RefHeading___Toc20218_1502512718"/><text:soft-page-break/>Jednorázová hra<text:bookmark-end text:name="__RefHeading___Toc20218_1502512718"/></text:h>
      <text:p text:style-name="P348">Jednorázové hry se obvykle hrají na conech <text:span text:style-name="T2473">nebo</text:span> jiných herních akcích. <text:span text:style-name="T2474">J</text:span>de <text:span text:style-name="T2474">vždy</text:span> o jeden ucelený příběh <text:span text:style-name="T2464">a</text:span> <text:span text:style-name="T246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6" text:outline-level="2"><text:bookmark-start text:name="__RefHeading___Toc20220_1502512718"/>Epizodní hraní<text:bookmark-end text:name="__RefHeading___Toc20220_1502512718"/></text:h>
      <text:p text:style-name="P349">Epizodní hraní sestává z jednotlivých uzavřených příběhů, které <text:span text:style-name="T2467">spolu dějově nesouvisí</text:span> a spojuje je pouze to, že ve všech vystupují <text:span text:style-name="T2472">hráčské </text:span>postavy <text:span text:style-name="T2475">a přenáší si mezi nimi získané předměty</text:span>. <text:span text:style-name="T246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6" text:outline-level="2"><text:bookmark-start text:name="__RefHeading___Toc12914_4230435934"/>Kampaň<text:bookmark-end text:name="__RefHeading___Toc12914_4230435934"/></text:h>
      <text:p text:style-name="P345">Kampaň je dlouhodobá hra na pokračování, kde na sebe jednotlivá sezení dějově navazují. Pravidla podporují hraní kampaně růstem síly postav při postup<text:span text:style-name="T2468">ech</text:span> na vyšší úrovně. To <text:span text:style-name="T2466">jednak</text:span> hráče drží u hry, ale plyne z toho také růst vlivu, věhlasu a postavení postav v herním světě.<text:line-break/><text:soft-page-break/><text:tab/>Postup po úrovních nicméně sám o sobě kampaň nedělá, <text:span text:style-name="T2469">postupovat můžete i při epizodním hraní</text:span>. Zajistit, aby <text:span text:style-name="T2469">děj z předchozích sezení pokračoval v tom dalším</text:span>, je na tobě. <text:span text:style-name="T2470">V následujících odstavcích si probereme pár možností, jak toho dosáhnout.</text:span></text:p>
      <text:h text:style-name="P1089" text:outline-level="3">Stav na minulosti postav</text:h>
      <text:p text:style-name="P362">Připomeň si <text:span text:style-name="T2836">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47">i</text:span><text:span text:style-name="T551"> obráceně a vyjít rovnou z toho, co si hráči vymysleli.<text:line-break/><text:tab/></text:span><text:span text:style-name="T1144">Zajímavé a dobře vytvořené postavy ti jednak ušetří spoustu práce – hráči v nich zmiňují různé osoby, organizace a místa, které můžeš použít. Zároveň je to pro tebe dobrý zdroj informací, co by </text:span><text:span text:style-name="T1145">mělo být ve vašem herním světě a co by </text:span><text:span text:style-name="T114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6">Měl bys mu také dát možnost se do arény vrátit, </text:span><text:span text:style-name="T1147">klidně s celou družinou. </text:span><text:span text:style-name="T114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1">Používej stávající</text:span> nehráčské postavy</text:h>
      <text:p text:style-name="P36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6">Vracej se na</text:span> známá místa</text:h>
      <text:p text:style-name="P343">Máloco dá hráčům pocit, že se jejich činy skutečně zapsaly do vašeho herního světa, jako návrat do <text:span text:style-name="T2458">známých</text:span> míst. <text:span text:style-name="T245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0" text:outline-level="3"><text:span text:style-name="T2459">Odkazuj se na</text:span> předchozí děj</text:h>
      <text:p text:style-name="P344">Když budou postavy příště něco nakupovat, obchodník jim může dát slevu s <text:span text:style-name="T2460">vysvětlením</text:span>, že pomohli jeho příbuznému dopadnout zloděje. <text:span text:style-name="T247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1" text:outline-level="3"><text:soft-page-break/>Nepřeháněj to se simulací</text:h>
      <text:p text:style-name="P346"><text:span text:style-name="T2478">H</text:span>raní kampaně svádí k <text:span text:style-name="T2479">o</text:span>dehrá<text:span text:style-name="T2479">vání</text:span> život<text:span text:style-name="T2479">a</text:span> postav den po dni, hodinu po hodině. To ovšem není nutné a <text:span text:style-name="T2478">obvykle</text:span> ani žádoucí. <text:span text:style-name="T2481">N</text:span>apínavé situace tvoří jen malou část <text:span text:style-name="T2481">jejich života</text:span>, většinu zabírá každodenní rutina: <text:span text:style-name="T2481">m</text:span>usí někdy jíst, prát si oblečení, trénovat, učit se nová kouzla a podobně. P<text:span text:style-name="T2480">ro</text:span> <text:span text:style-name="T2480">hru</text:span> to ale není příliš zajímavé, <text:span text:style-name="T2480">takže je vhodné to přeskočit</text:span>.</text:p>
      <text:p text:style-name="Example_20_Header">Příklad:</text:p>
      <text:p text:style-name="Example">„V průběhu plavby se nic zajímavého nestalo.“</text:p>
      <text:p text:style-name="Example">„<text:span text:style-name="T2482">Z</text:span>imu jste strávili studiem u svých mistrů.“</text:p>
      <text:h text:style-name="Heading_20_3" text:outline-level="3">Růst <text:span text:style-name="T2450">moci</text:span> <text:span text:style-name="T2449">a věhlasu</text:span> postav</text:h>
      <text:p text:style-name="P377">Postavy v Dračáku začínají jako čerstvě <text:span text:style-name="T2452">vycvičení novicové</text:span> a jak zažívají dobrodružství, získávají nové, silnější schopnosti a dokáží porazit silnější protivníky. <text:span text:style-name="T245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2" text:outline-level="3">Pestrost a variabilita hry</text:h>
      <text:p text:style-name="P380">TODO</text:p>
      <text:p text:style-name="P379">Při debatě o tom, co by se mělo dít v další kapitole hry, máte takřka nepřeberné možnosti. Využívejte jich! Sebezábavnější téma se dříve nebo později ohraje.</text:p>
      <text:p text:style-name="P379"><text:soft-page-break/>Můžete například střídat herní prostředí:</text:p>
      <text:list xml:id="list301336821" text:style-name="L125">
        <text:list-item>
          <text:p text:style-name="P1518">cestu na lodi, průzkum podzemní hrobky, horolezeckou výpravu, přechod přes poušť, potápění v zatopených jeskyních, spleť městských ulic</text:p>
        </text:list-item>
      </text:list>
      <text:p text:style-name="P956">A klidně i žánry, například:</text:p>
      <text:list xml:id="list125020166485898" text:continue-numbering="true" text:style-name="L125">
        <text:list-item>
          <text:p text:style-name="P1518">detektivní pátrání, akční honičku, velkou bitvu, ochranu důležité osoby, zápletku s politickým podtextem, <text:span text:style-name="T2518">vyšetřování zločinu</text:span></text:p>
        </text:list-item>
      </text:list>
      <text:p text:style-name="P37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37" text:outline-level="2"><text:bookmark-start text:name="__RefHeading___Toc20222_1502512718"/>Příprava<text:bookmark-end text:name="__RefHeading___Toc20222_1502512718"/></text:h>
      <text:p text:style-name="P286"><text:span text:style-name="T2286">V kapitole </text:span><text:span text:style-name="Odkaz_20_na_20_kapitolu"><text:bookmark-ref text:reference-format="text" text:ref-name="__RefHeading___Toc19890_998592596">Držte se toho, co si Pán jeskyně připravil</text:bookmark-ref></text:span><text:span text:style-name="T2286"><text:s/>jsme mluvili o tom, že by hráči měli pokud možno respektovat tvou přípravu, a že by se měli průběžně bavit o tom, co budou chtít podnikat dál, abys s tím mohl počítat.</text:span></text:p>
      <text:h text:style-name="P1093" text:outline-level="3"><text:soft-page-break/>Připravuj zápletku, prostředí a postavy, nikoliv děj</text:h>
      <text:p text:style-name="P34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1">Zápletka je to, o co v kampani půjde. </text:p>
      <text:h text:style-name="P1094" text:outline-level="3">Důležití protivníci</text:h>
      <text:p text:style-name="P383">TODO</text:p>
      <text:p text:style-name="P382">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3" text:outline-level="3">Tvorba podzemí</text:h>
      <text:list xml:id="list748655759" text:style-name="L126">
        <text:list-item>
          <text:p text:style-name="P1519">Mapa</text:p>
          <text:list>
            <text:list-item>
              <text:p text:style-name="P1520"><text:soft-page-break/>Více cest</text:p>
            </text:list-item>
            <text:list-item>
              <text:p text:style-name="P1520">Pasti</text:p>
            </text:list-item>
            <text:list-item>
              <text:p text:style-name="P1520">Překážky</text:p>
              <text:list>
                <text:list-item>
                  <text:p text:style-name="P1520">šplhání, plavání</text:p>
                </text:list-item>
              </text:list>
            </text:list-item>
          </text:list>
        </text:list-item>
        <text:list-item>
          <text:p text:style-name="P1520">Obyvatelé</text:p>
          <text:list>
            <text:list-item>
              <text:p text:style-name="P1520">Měl by existovat důvod, proč tam jsou.</text:p>
            </text:list-item>
            <text:list-item>
              <text:p text:style-name="P1521">Co vědí?</text:p>
            </text:list-item>
          </text:list>
        </text:list-item>
        <text:list-item>
          <text:p text:style-name="P1522">Protivníci</text:p>
        </text:list-item>
        <text:list-item>
          <text:p text:style-name="P1519">Příběh</text:p>
          <text:list>
            <text:list-item>
              <text:p text:style-name="P1523">Texty</text:p>
            </text:list-item>
            <text:list-item>
              <text:p text:style-name="P1523">Vyprávění obyvatel</text:p>
            </text:list-item>
            <text:list-item>
              <text:p text:style-name="P1523">Dlouho opuštěné podzemí zachycuje nějakou situaci</text:p>
            </text:list-item>
          </text:list>
        </text:list-item>
        <text:list-item>
          <text:p text:style-name="P1524">Poklady</text:p>
        </text:list-item>
        <text:list-item>
          <text:p text:style-name="P1524">Magické předměty</text:p>
        </text:list-item>
      </text:list>
      <text:h text:style-name="P1117" text:outline-level="4">Pasti</text:h>
      <text:p text:style-name="P289">Pasti <text:span text:style-name="T2208">v podzemí, kde někdo žije,</text:span> často mívají deaktivační mechanismus – ten, kdo je nalíčil, tudy nejspíš potřeboval chodit bez toho, aby se do <text:span text:style-name="T2506">nich</text:span> pokaždé sám lapil. <text:span text:style-name="T2208">V zapečetěných hrobkách, tohle většinou neplatí – pohřbený past nespustí a nikdo jiný v hrobce nemá co pohledávat.</text:span></text:p>
      <text:h text:style-name="P1037" text:outline-level="2"><text:bookmark-start text:name="__RefHeading___Toc18433_2593964349"/><text:soft-page-break/>Improvizace<text:bookmark-end text:name="__RefHeading___Toc18433_2593964349"/></text:h>
      <text:p text:style-name="P288">TODO</text:p>
      <text:p text:style-name="P29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0">TODO</text:p>
      <text:h text:style-name="P1093" text:outline-level="3"><text:span text:style-name="T2456">Přemýšlej</text:span> za antagonisty <text:span text:style-name="T2455">a snaž se využít každé příležitosti, abys o tom dal vědět hráčským postavám</text:span></text:h>
      <text:p text:style-name="P351">/<text:span text:style-name="T2463">* Tohle patří spíš do improvizace. Problém ale je, že to navazuje na příklad s hobitím obchodníkem. (ten je zmíněný v kapitole Kampaň – Zapojuj staré nehráčské postavy) */</text:span></text:p>
      <text:p text:style-name="P351">Šikovná metoda, jak vymýšlet další děj, je vžít se do osoby, které družina maří plány, a přemýšlet, co udělá, jako <text:span text:style-name="T2462">kdyby to byla tvoje postava</text:span>. <text:span text:style-name="T2454">V průběhu hry se pak o tom snaž</text:span> dát vědět hráčským postavám.</text:p>
      <text:p text:style-name="P753">Příklad:</text:p>
      <text:p text:style-name="P862"><text:span text:style-name="T2454">Zápletkou na další hru by mělo být pátrání po zloději, který okradl kupce na náměstí. Pán jeskyně se zamyslí, c</text:span>o <text:span text:style-name="T2454">takový zloděj asi</text:span> udělá: <text:span text:style-name="T245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4">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95" text:outline-level="3">Stav na nápadech hráčů</text:h>
      <text:p text:style-name="P373">TODO</text:p>
      <text:h text:style-name="Heading_20_4" text:outline-level="4">Snaž se hráčské návrhy a teorie vysvětlit způsobem, který hráče nenapadl</text:h>
      <text:p text:style-name="P37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8" text:outline-level="4"><text:soft-page-break/><text:span text:style-name="T2514">V</text:span>yužij <text:span text:style-name="T2514">každou</text:span> příležitost, aby se souvislosti projevily a postavy se o nich dozvěděly</text:h>
      <text:p text:style-name="P37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3">souvislosti</text:span> nechávat pro sebe, hráči budou mít pocit odtažení od děje, a to i přes to, že je budeš mít vymyšlené.</text:p>
      <text:h text:style-name="Heading_20_3" text:outline-level="3">Nech hráče pop<text:span text:style-name="T2534">sat</text:span> scénu</text:h>
      <text:p text:style-name="P384">Nech<text:span text:style-name="T2537">ávej</text:span> hráče popsat <text:span text:style-name="T2535">prostředí</text:span>, zejména když se bude bojovat. Dobré je také nechat je nakreslit situační plánek. Můžeš jim do toho samozřejmě mluvit – například připomínat věci, které <text:span text:style-name="T253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8">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0">TODO</text:p>
      <text:p text:style-name="P722">Začněte tím, kde se zrovna nacházíte. Návrhy <text:span text:style-name="T2509">podávejte všichni, není to výhradní úkol</text:span> Vypravěč<text:span text:style-name="T2509">e</text:span>. Může to být například:</text:p>
      <text:list xml:id="list2058758566" text:style-name="L127">
        <text:list-item>
          <text:p text:style-name="P1525">V úzké a křivolaké uličce</text:p>
        </text:list-item>
        <text:list-item>
          <text:p text:style-name="P1525">Na náměstí plném stánků se zeleninou</text:p>
        </text:list-item>
        <text:list-item>
          <text:p text:style-name="P1525">Na městských hradbách</text:p>
        </text:list-item>
        <text:list-item>
          <text:p text:style-name="P1525">V hlubokém lese</text:p>
        </text:list-item>
      </text:list>
      <text:p text:style-name="P370">O tom, která z navržených variant platí, rozhodne Vypravěč. Měl by při tom přihlédnout k tomu, o co mají hráči největší zájem.</text:p>
      <text:h text:style-name="Heading_20_4" text:outline-level="4">Přidejte detaily</text:h>
      <text:p text:style-name="P371">Vybranou variantu rozpracujte. Představte si, že <text:span text:style-name="T2510">tam</text:span> skutečně <text:span text:style-name="T2510">jste</text:span>. Co vidíte kolem sebe? Co slyšíte a cítíte? Co máte pod nohama?</text:p>
      <text:list xml:id="list2280006614" text:style-name="L128">
        <text:list-item>
          <text:p text:style-name="P1526">Vaše boty klapou o tvrdou kamennou dlažbu</text:p>
        </text:list-item>
        <text:list-item>
          <text:p text:style-name="P1526">Všude se ozývá hlasité volání stánkařů a vzrušené smlouvání</text:p>
        </text:list-item>
        <text:list-item>
          <text:p text:style-name="P1526">V silném vichru se na hradbách jen stěží udržíte</text:p>
        </text:list-item>
        <text:list-item>
          <text:p text:style-name="P1527">Les voní mechem a jehličím, kazí to ale štiplavý zápach kouře</text:p>
        </text:list-item>
      </text:list>
      <text:h text:style-name="Heading_20_4" text:outline-level="4"><text:soft-page-break/>Spusťte akci</text:h>
      <text:p text:style-name="P371">Něco se děje a týká se to vašich postav. Nemusíte zatím vědět proč. Například:</text:p>
      <text:list xml:id="list3121988369" text:style-name="L129">
        <text:list-item>
          <text:p text:style-name="P1529">Někdo vás honí</text:p>
        </text:list-item>
        <text:list-item>
          <text:p text:style-name="P1529">Vy někoho honíte</text:p>
        </text:list-item>
        <text:list-item>
          <text:p text:style-name="P1530">Něco vyšetřujete</text:p>
        </text:list-item>
        <text:list-item>
          <text:p text:style-name="P1529">Před vámi hoří a vy běžíte pomoci</text:p>
        </text:list-item>
        <text:list-item>
          <text:p text:style-name="P1528">Utíkáte z hořící budovy</text:p>
        </text:list-item>
      </text:list>
      <text:h text:style-name="P1037" text:outline-level="2"><text:bookmark-start text:name="__RefHeading___Toc18435_2593964349"/>Hraní podle scénáře<text:bookmark-end text:name="__RefHeading___Toc18435_2593964349"/></text:h>
      <text:p text:style-name="P290">Specifickým stylem vedení hry je hraní striktně podle scénáře. To znamená, že si <text:span text:style-name="T2289">předem určíš</text:span>, co se bude dít. Hráči pak pochopitelně nemohou dělat rozhodnutí zcela svobodně – pořád je na nich, co řeknou a udělají jejich postavy, ale nemohou tím změnit, <text:span text:style-name="T2288">co se kdy stane</text:span>, ani <text:span text:style-name="T2288">jak příběh nakonec dopadne</text:span>.<text:line-break/><text:tab/><text:span text:style-name="T2288">Pokud to budeš chtít vyzkoušet, měl bys dodržet následující:</text:span></text:p>
      <text:list xml:id="list1550487427" text:style-name="L130">
        <text:list-item>
          <text:p text:style-name="P1531">Předem se na tom domluv se svými spoluhráči.</text:p>
        </text:list-item>
        <text:list-item>
          <text:p text:style-name="P1531">Když se v průběhu hry od tvé přípravy odchýlí, otevřeně jim to řekni a domluvte se, jak se ke scénáři vrátíte.</text:p>
        </text:list-item>
      </text:list>
      <text:h text:style-name="P1093" text:outline-level="3">Rai<text:span text:style-name="T2364">l</text:span>roading</text:h>
      <text:p text:style-name="P369"><text:span text:style-name="T228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8">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8"> aktivně spolupracovat, aby se scénáře drželi, takže to budeš mít mnohem jednodušší.</text:span></text:p>
      <text:h text:style-name="P1038" text:outline-level="2"><text:bookmark-start text:name="__RefHeading___Toc20224_1502512718"/>Struktura pří<text:span text:style-name="T2517">b</text:span>ěhu<text:bookmark-end text:name="__RefHeading___Toc20224_1502512718"/></text:h>
      <text:p text:style-name="P3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5">Každ<text:span text:style-name="T2541">á zápletka</text:span> někd<text:span text:style-name="T2541">y</text:span> končí. <text:span text:style-name="T2540">Když postavy prozkoumají podzemí, vrátí se do města, prodají nalezené poklady a začnou plánovat další výpravu.</text:span> <text:span text:style-name="T254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9">když se dlouho nic neuzavře, hráči získají pocit, že se ve hře nic neděje.</text:span></text:p>
      <text:h text:style-name="Heading_20_3" text:outline-level="3"><text:soft-page-break/>Nech postavy občas oddychnout</text:h>
      <text:p text:style-name="P38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2">- <text:span text:style-name="T251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2">*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6">Dobrým vodítkem, kolik předmětů by postavy měly mít možnost získat, je omezení, kolik si jich mohou současně připoutat:</text:p>
      <text:list xml:id="list2604852571" text:style-name="L131">
        <text:list-item>
          <text:p text:style-name="P1532">Na první úrovni si každá postava může připoutat jeden kouzelný předmět, na druhé dva a dále se tento počet zvyšuje o 1 předmět každé dvě úrovně.</text:p>
        </text:list-item>
      </text:list>
      <text:p text:style-name="P326"><text:span text:style-name="T2410">V průběhu</text:span> první úrovn<text:span text:style-name="T2398">ě</text:span> by <text:span text:style-name="T2410">tedy například</text:span> postavy měly <text:span text:style-name="T2397">mít možnost</text:span> dohromady najít nebo koupit <text:span text:style-name="T2398">alespoň</text:span> tolik kouzelných předmětů, aby každá měla <text:span text:style-name="T2411">alespoň</text:span> jeden. <text:span text:style-name="T2398">Nevadí, když jich získají o něco víc, protože různé předměty se hodí v různých situacích a naopak to dá hráčům možnost taktizovat, které si kdy připoutají.</text:span></text:p>
      <text:list xml:id="list1337395013" text:style-name="L132">
        <text:list-item>
          <text:p text:style-name="P1533">Družina by měla <text:span text:style-name="T2399">mít zhruba</text:span> <text:span text:style-name="T2399">od jednonásobku do dvojnásobku</text:span> kouzelných předmětů, které si postavy mohou <text:span text:style-name="T2400">v součtu</text:span> připoutat.</text:p>
        </text:list-item>
      </text:list>
      <text:p text:style-name="P326">Do tohoto <text:span text:style-name="T2400">počtu</text:span> se nepočítají „spotřební“ předměty, jako jsou lektvary, kouzelné masti a podobně.</text:p>
      <text:h text:style-name="P1096" text:outline-level="3"><text:soft-page-break/>Dočasné a trvalé spotřební předměty</text:h>
      <text:p text:style-name="P33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7">Lektvary, masti, tinktury a obecně všechny kouzelné předměty, které se nemusí připoutávat, ale zato se použitím spotřebují, se pochopitelně neřídí omezením na počet připoutaných předmětů. <text:span text:style-name="T240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679015803" text:style-name="L133">
        <text:list-item>
          <text:p text:style-name="P1534">Pokud družina nemá alchymistu, <text:span text:style-name="T2392">spotřební předměty dávej do hry tak, aby jich každá postava měla vždycky několik na výběr.</text:span></text:p>
          <text:list>
            <text:list-item>
              <text:p text:style-name="P1535"><text:soft-page-break/>Když jich totiž budeš <text:span text:style-name="T2402">hráčům</text:span> dávat málo, budou <text:span text:style-name="T2402">si je</text:span> šetřit pro případ, že je někd<text:span text:style-name="T2394">y budou</text:span> opravdu nutně potřebova<text:span text:style-name="T2394">t – což není dobře, protože ve hře jsou proto, aby je hráči používali</text:span>.</text:p>
            </text:list-item>
          </text:list>
        </text:list-item>
        <text:list-item>
          <text:p text:style-name="P1534">Pokud <text:span text:style-name="T2416">je ve vaší družině alchymista</text:span>, spotřební předměty dávej do hry výjimečně a snaž <text:span text:style-name="T2393">se</text:span> vyb<text:span text:style-name="T2393">í</text:span>rat nebo vym<text:span text:style-name="T2393">ýš</text:span>let takové, které postavy neumí vyrábět.</text:p>
          <text:list>
            <text:list-item>
              <text:p text:style-name="P1536">Stále ale můžeš do hry dávat vzácné magické suroviny, ze kterých postavy alchymistů mohou „trvalé“ lektvary samy vyrobit.</text:p>
            </text:list-item>
          </text:list>
        </text:list-item>
      </text:list>
      <text:h text:style-name="Heading_20_3" text:outline-level="3"><text:span text:style-name="T2409">Nak</text:span>upování kouzelných předmětů</text:h>
      <text:p text:style-name="P328">Hráčské postavy pravděpodobně nejsou <text:span text:style-name="T2403">jediné</text:span>, kdo prohledáv<text:span text:style-name="T2403">á</text:span> ztracené ruiny. A přestože si dobrodruzi kouzelné předměty obecně spíš nechávají, protože jsou <text:span text:style-name="T2412">jim</text:span> na nebezpečných výpravách velice užitečné, čas od času nějak<text:span text:style-name="T2404">é</text:span> prod<text:span text:style-name="T2413">a</text:span>jí – <text:span text:style-name="T2395">a </text:span>hráčské postavy si <text:span text:style-name="T2404">je</text:span> pak mohou koupit.<text:line-break/><text:tab/><text:span text:style-name="T239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97" text:outline-level="3"><text:soft-page-break/>Dávej hráčům vědět, že si mohou kouzelné předměty koupit</text:h>
      <text:p text:style-name="P330">Když už nějakého toho obchodníka s kouzelnými předměty vytvoříš a <text:span text:style-name="T2414">určíš</text:span>, co <text:span text:style-name="T2415">prodává</text:span>, nezapomeň dát postavám vědět, že tuto možnost mají. Obchodník je může sám oslovit a ukázat jim, co nabízí. <text:span text:style-name="T2406">Můžeš to ale také využít jako záminku k výpravě do exotických krajů – postavy se mohou třeba doslechnout, že v dalekém městě sídlí známý obchodník s magickými předměty.</text:span><text:line-break/><text:tab/><text:span text:style-name="T2406">Hráči se také samozřejmě mohou rozhodnout obchodníka přepadnout a okrást – v tom případě ušetří, ale pravděpodobně se to rozkřikne a příště už je nikdo neosloví, nebo si s sebou vezme početnou ochranku.</text:span></text:p>
      <text:h text:style-name="P1098" text:outline-level="3">Zdroje kouzelných předmětů</text:h>
      <text:p text:style-name="P329">Postavy mohou kouzelné předměty získávat různými způsoby, například:</text:p>
      <text:list xml:id="list678210561" text:style-name="L134">
        <text:list-item>
          <text:p text:style-name="P1435">Na<text:span text:style-name="T2405">cházet je</text:span> při průzkumu podzemí či divočiny.</text:p>
        </text:list-item>
        <text:list-item>
          <text:p text:style-name="P1435"><text:span text:style-name="T2405">Porazit</text:span> někoho, kdo <text:span text:style-name="T2405">je vlastní</text:span> – třeba ji<text:span text:style-name="T2405">nou</text:span> skupin<text:span text:style-name="T2405">u</text:span> dobrodruhů.</text:p>
        </text:list-item>
        <text:list-item>
          <text:p text:style-name="P1436">Koupit si je od nějakého obchodníka, nebo třeba od jiné družiny.</text:p>
        </text:list-item>
        <text:list-item>
          <text:p text:style-name="P1435">Za odměnu – například za splnění nějakého úkolu.</text:p>
        </text:list-item>
      </text:list>
      <text:p text:style-name="P328"><text:span text:style-name="T239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6">.</text:span></text:p>
      <text:h text:style-name="Heading_20_3" text:outline-level="3"><text:soft-page-break/>Předměty na objednávku</text:h>
      <text:p text:style-name="P368">Když budou hráči toužit po určitých kouzelných předmětech, snaž se jim vyjít vstříc. Můžeš to využít jako příležitost k dalšímu dobrodružství – <text:span text:style-name="T2508">například určit,</text:span> že slavný meč naposledy vlastnil pán dávné elfí tvrze a kde se nacházela.<text:line-break/><text:tab/><text:span text:style-name="T2507">Hráči by se každopádně měli sami aktivně snažit o vysněných předmětech něco zjistit. Klidně jim na rovinu řekni, že po nich musí pátrat.</text:span></text:p>
      <text:h text:style-name="P1039" text:outline-level="2"><text:bookmark-start text:name="__RefHeading___Toc18427_2593964349"/>Svět Dračáku<text:bookmark-end text:name="__RefHeading___Toc18427_2593964349"/></text:h>
      <text:p text:style-name="P322">Jak už jsme si řekli v podkapitole <text:span text:style-name="T1805">Váš herní</text:span> svět kapitoly <text:span text:style-name="T1805">Úvod</text:span> <text:span text:style-name="T1688">&lt;</text:span><text:span text:style-name="T551">TODO</text:span><text:span text:style-name="T1688">&gt;</text:span>, v této příručce není popsaný konkrétní herní svět. <text:span text:style-name="T2407">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099" text:outline-level="3"><text:span text:style-name="T453">Zaniklé</text:span><text:span text:style-name="T1"> civilizace</text:span></text:h>
      <text:p text:style-name="P332"><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099" text:outline-level="3"><text:span text:style-name="T395">S</text:span><text:span text:style-name="T1">taré rasy</text:span></text:h>
      <text:p text:style-name="P334"><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3426503422" text:style-name="L135">
        <text:list-item>
          <text:p text:style-name="P1537"><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38"><text:span text:style-name="T1">Mladší rasy jsou </text:span><text:span text:style-name="T400">lidé </text:span><text:span text:style-name="T1">a</text:span><text:span text:style-name="T400"> hobiti.</text:span></text:p>
        </text:list-item>
      </text:list>
      <text:list xml:id="list2982286552" text:style-name="L136">
        <text:list-item>
          <text:p text:style-name="P1373">Divoké rasy jsou barbaři, kudůci, krollové a skřeti.</text:p>
        </text:list-item>
      </text:list>
      <text:p text:style-name="P325"><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099" text:outline-level="3"><text:soft-page-break/><text:span text:style-name="T395">S</text:span><text:span text:style-name="T1">taré jazyky</text:span></text:h>
      <text:p text:style-name="P325"><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2475819486" text:style-name="L137">
        <text:list-item>
          <text:p text:style-name="P1374"><text:span text:style-name="T2388">S</text:span>taré jazyky jsou <text:span text:style-name="T2390">staro</text:span>elfština, <text:span text:style-name="T2390">staro</text:span>trpasličtina, <text:span text:style-name="T2390">staro</text:span>orkština a <text:span text:style-name="T2390">staro</text:span>goblinština.</text:p>
        </text:list-item>
      </text:list>
      <text:p text:style-name="P324"><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099" text:outline-level="3"><text:span text:style-name="T413">Současná</text:span><text:span text:style-name="T397"> civilizace</text:span></text:h>
      <text:p text:style-name="P333"><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099" text:outline-level="3">Kouzla</text:h>
      <text:p text:style-name="P335"><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099" text:outline-level="3"><text:span text:style-name="T2365">Z</text:span>braně</text:h>
      <text:p text:style-name="P331"><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91">Kouzelné</text:span> předměty</text:h>
      <text:p text:style-name="P323"><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3486483995" text:style-name="L138">
        <text:list-item>
          <text:p text:style-name="P1375">Kdo <text:span text:style-name="T2408">a proč</text:span> je vyrobil a <text:span text:style-name="T2408">j</text:span>ak se dostaly do ruin a podzemních komplexů, kde je teď postavy <text:span text:style-name="T1120">budou nacházet</text:span>?</text:p>
          <text:list>
            <text:list-item>
              <text:p text:style-name="P1539"><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6">Dají se někde koupit?</text:p>
          <text:list>
            <text:list-item>
              <text:p text:style-name="P1540"><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77">Jak jsou běžné?</text:p>
          <text:list>
            <text:list-item>
              <text:p text:style-name="P1540"><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66" text:outline-level="3">Nestvůry a jiní protivníci</text:h>
      <text:p text:style-name="P338"><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0" text:outline-level="2"><text:bookmark-start text:name="__RefHeading___Toc18429_2593964349"/><text:soft-page-break/>Příprava <text:span text:style-name="T2284">a</text:span> improvizace<text:bookmark-end text:name="__RefHeading___Toc18429_2593964349"/></text:h>
      <text:p text:style-name="P287">Většina Pánů jeskyně používá jak přípravu, tak různé improvizační techniky. <text:span text:style-name="T228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9">/<text:span text:style-name="T2926">*</text:span></text:p>
      <text:p text:style-name="P660">Takhle tabulka úplně nesedí, protože postavy si do životů počítají Fyzičku. Kudůk nemá 5 životů, ale 4 + Fyzička. Takže průměrně spíš 6.</text:p>
      <text:p text:style-name="P660">Zajímavej je ale logaritmickej trend – zvojnásobení hmotnosti odpovídá +1 životu (Ne všude, ale zhruba to tak bude). Toho bych se asi měl držet.</text:p>
      <text:p text:style-name="P660">- <text:span text:style-name="T2927">znamená to, že lektvar zmenšování by měl snižovat životy o 3. Zmenšení na poloviční výšku znamená osminovou hmotnost, tedy -3 žt.</text:span></text:p>
      <text:p text:style-name="P660">*/</text:p>
      <text:p text:style-name="P662">Velikost</text:p>
      <text:p text:style-name="P308"><text:span text:style-name="T2929">0</text:span> – <text:span text:style-name="T2340">(pod 1.5 kg) </text:span>myš, <text:span text:style-name="T2339">krysa, havran</text:span></text:p>
      <text:p text:style-name="P310"><text:span text:style-name="T2929">1</text:span> – <text:span text:style-name="T2329">(3 kg)</text:span> kočka, <text:span text:style-name="T2338">orel,</text:span> <text:span text:style-name="T2337">sup</text:span></text:p>
      <text:p text:style-name="P310"><text:span text:style-name="T2929">2</text:span> – <text:span text:style-name="T2329">(7 kg) šakal, liška</text:span></text:p>
      <text:p text:style-name="P308"><text:span text:style-name="T2929">3</text:span> – <text:span text:style-name="T2329">(15 kg) rys</text:span></text:p>
      <text:p text:style-name="P307"><text:span text:style-name="T2929">4</text:span> – <text:span text:style-name="T2329">(30 kg)</text:span> kudůk, hobit, <text:span text:style-name="T2336">šimpanz, hyena, vlk</text:span></text:p>
      <text:p text:style-name="P307"><text:soft-page-break/><text:span text:style-name="T2929">5</text:span> – <text:span text:style-name="T2329">(60 kg) </text:span>člověk, elf, barbar, trpaslík, <text:span text:style-name="T2329">velký pes, puma, levhart, orangutan</text:span></text:p>
      <text:p text:style-name="P307"><text:span text:style-name="T2929">6</text:span> – <text:span text:style-name="T2330">(125 kg)</text:span> kroll, <text:span text:style-name="T2332">medvěd, jelen, tygr, lev, gorila</text:span></text:p>
      <text:p text:style-name="P307"><text:span text:style-name="T2929">7</text:span> – <text:span text:style-name="T2331">(250 kg)</text:span> <text:span text:style-name="T2328">poník, grizzly, aligátor</text:span></text:p>
      <text:p text:style-name="P308"><text:span text:style-name="T2929">8</text:span> – <text:span text:style-name="T2333">(500 kg)</text:span> kůň, <text:span text:style-name="T2335">los</text:span></text:p>
      <text:p text:style-name="P310"><text:span text:style-name="T2929">9</text:span> – <text:span text:style-name="T2334">(1 tuna) buvol, bizon, krokodýl</text:span></text:p>
      <text:p text:style-name="P308">1<text:span text:style-name="T2929">0</text:span> – <text:span text:style-name="T2334">(2 tuny) nosorožec</text:span></text:p>
      <text:p text:style-name="P308">1<text:span text:style-name="T2929">1</text:span> – <text:span text:style-name="T2334">(4 tuny) hroch</text:span></text:p>
      <text:p text:style-name="P661">1<text:span text:style-name="T2929">2</text:span> – (<text:span text:style-name="T2928">8</text:span> tun) slon</text:p>
      <text:p text:style-name="P662">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8T12:50:15.961000000</dc:date>
    <meta:print-date>2113-01-01T00:00:00</meta:print-date>
    <meta:editing-cycles>21302</meta:editing-cycles>
    <meta:editing-duration>P63DT7H46M23S</meta:editing-duration>
    <meta:generator>LibreOffice/6.3.2.2$Windows_X86_64 LibreOffice_project/98b30e735bda24bc04ab42594c85f7fd8be07b9c</meta:generator>
    <dc:creator>York </dc:creator>
    <meta:document-statistic meta:table-count="1" meta:image-count="1" meta:object-count="0" meta:page-count="293" meta:paragraph-count="2848" meta:word-count="57357" meta:character-count="344569" meta:non-whitespace-character-count="289949"/>
  </office:meta>
</office:document-meta>
</file>